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automatic-styles>
    <style:style style:name="ce1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2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1" style:family="table-cell" style:parent-style-name="Default" style:data-style-name="N6">
      <style:table-cell-properties fo:border-top="none" fo:border-bottom="none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3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5" style:family="table-cell" style:parent-style-name="Default" style:data-style-name="N30">
      <style:table-cell-properties fo:border-top="none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6" style:family="table-cell" style:parent-style-name="Default" style:data-style-name="N3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17" style:family="table-cell" style:parent-style-name="Default" style:data-style-name="N6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8" style:family="table-cell" style:parent-style-name="Default" style:data-style-name="N30">
      <style:table-cell-properties fo:border-top="thin solid #000000" fo:border-bottom="thin solid #D9D9D9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19" style:family="table-cell" style:parent-style-name="Default" style:data-style-name="N30">
      <style:table-cell-properties fo:border-top="thin solid #000000" fo:border-bottom="thin solid #D9D9D9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0" style:family="table-cell" style:parent-style-name="Default" style:data-style-name="N6">
      <style:table-cell-properties fo:border-top="thin solid #000000" fo:border-bottom="thin solid #D9D9D9" fo:border-left="thin solid #000000" fo:border-right="thin solid #000000" style:vertical-align="top" fo:background-color="transparent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1" style:family="table-cell" style:parent-style-name="Default" style:data-style-name="N6">
      <style:table-cell-properties fo:border-top="thin solid #000000" fo:border-bottom="thin solid #D9D9D9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2" style:family="table-cell" style:parent-style-name="Default" style:data-style-name="N30">
      <style:table-cell-properties fo:border-top="thin solid #D9D9D9" fo:border-bottom="thin solid #D9D9D9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3" style:family="table-cell" style:parent-style-name="Default" style:data-style-name="N30">
      <style:table-cell-properties fo:border-top="thin solid #D9D9D9" fo:border-bottom="thin solid #D9D9D9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4" style:family="table-cell" style:parent-style-name="Default" style:data-style-name="N6">
      <style:table-cell-properties fo:border-top="thin solid #D9D9D9" fo:border-bottom="thin solid #D9D9D9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5" style:family="table-cell" style:parent-style-name="Default" style:data-style-name="N30">
      <style:table-cell-properties fo:border-top="thin solid #D9D9D9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6" style:family="table-cell" style:parent-style-name="Default" style:data-style-name="N30">
      <style:table-cell-properties fo:border-top="thin solid #D9D9D9" fo:border-bottom="thin solid #000000" fo:border-left="thin solid #000000" fo:border-right="thin solid #000000"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7" style:family="table-cell" style:parent-style-name="Default" style:data-style-name="N6">
      <style:table-cell-properties fo:border-top="thin solid #D9D9D9" fo:border-bottom="thin solid #000000" fo:border-left="thin solid #000000" fo:border-right="thin solid #000000" style:vertical-align="top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28" style:family="table-cell" style:parent-style-name="Default" style:data-style-name="N0">
      <style:table-cell-properties style:vertical-align="top"/>
      <style:text-properties style:font-name="微軟正黑體" style:font-name-asian="微軟正黑體" style:font-name-complex="微軟正黑體" style:font-family-generic="swiss"/>
    </style:style>
    <style:style style:name="ce29" style:family="table-cell" style:parent-style-name="Default" style:data-style-name="N0">
      <style:table-cell-properties style:vertical-align="top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top"/>
    </style:style>
    <style:style style:name="ce31" style:family="table-cell" style:parent-style-name="Default" style:data-style-name="N0">
      <style:table-cell-properties style:vertical-align="top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2" style:family="table-cell" style:parent-style-name="Default" style:data-style-name="N0">
      <style:table-cell-properties style:vertical-align="top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5" style:family="table-cell" style:parent-style-name="Default" style:data-style-name="N3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6" style:family="table-cell" style:parent-style-name="Default" style:data-style-name="N30">
      <style:table-cell-properties fo:border-top="thin solid #000000" fo:border-bottom="none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style:font-family-generic="swiss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style:vertical-align="automatic"/>
      <style:text-properties style:font-name="微軟正黑體" style:font-name-asian="微軟正黑體" style:font-name-complex="微軟正黑體" style:font-family-generic="swiss"/>
    </style:style>
    <style:style style:name="ce4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1" style:family="table-cell" style:parent-style-name="Default" style:data-style-name="N0">
      <style:table-cell-properties style:vertical-align="top"/>
      <style:text-properties style:font-name="微軟正黑體" style:font-name-asian="微軟正黑體" style:font-name-complex="微軟正黑體" style:font-family-generic="swiss"/>
    </style:style>
    <style:style style:name="ce42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3" style:family="table-cell" style:parent-style-name="Default" style:data-style-name="N3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4" style:family="table-cell" style:parent-style-name="Default" style:data-style-name="N3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6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fo:color="#000000" style:font-name="微軟正黑體" style:font-name-asian="微軟正黑體" style:font-name-complex="微軟正黑體" fo:font-size="7pt" style:font-size-asian="7pt" style:font-size-complex="7pt" style:font-family-generic="swiss"/>
    </style:style>
    <style:style style:name="ce4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微軟正黑體" style:font-name-asian="微軟正黑體" style:font-name-complex="微軟正黑體" fo:font-size="7pt" style:font-size-asian="7pt" style:font-size-complex="7pt" style:font-family-generic="swiss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9.75pt" style:use-optimal-row-height="false" fo:break-before="auto"/>
    </style:style>
    <style:style style:name="ro3" style:family="table-row">
      <style:table-row-properties style:row-height="9.4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 draw:fill="none" draw:stroke="solid" svg:stroke-width="0.01042in" svg:stroke-color="#000000" svg:stroke-opacity="100%" draw:stroke-linejoin="round"/>
    </style:style>
    <style:style style:family="graphic" style:name="a21">
      <style:graphic-properties draw:fill="none" draw:stroke="solid" svg:stroke-width="0.01042in" svg:stroke-color="#000000" svg:stroke-opacity="100%" draw:stroke-linejoin="round"/>
    </style:style>
    <style:style style:family="graphic" style:name="a22">
      <style:graphic-properties draw:fill="none" draw:stroke="solid" svg:stroke-width="0.01042in" svg:stroke-color="#000000" svg:stroke-opacity="100%" draw:stroke-linejoin="round"/>
    </style:style>
    <style:style style:family="graphic" style:name="a23">
      <style:graphic-properties draw:fill="none" draw:stroke="solid" svg:stroke-width="0.01042in" svg:stroke-color="#000000" svg:stroke-opacity="100%" draw:stroke-linejoin="round"/>
    </style:style>
    <style:style style:family="graphic" style:name="a24">
      <style:graphic-properties draw:fill="none" draw:stroke="solid" svg:stroke-width="0.01042in" svg:stroke-color="#000000" svg:stroke-opacity="100%" draw:stroke-linejoin="round"/>
    </style:style>
    <style:style style:family="graphic" style:name="a25">
      <style:graphic-properties draw:fill="none" draw:stroke="solid" svg:stroke-width="0.01042in" svg:stroke-color="#000000" svg:stroke-opacity="100%" draw:stroke-linejoin="round"/>
    </style:style>
    <style:style style:family="graphic" style:name="a26">
      <style:graphic-properties draw:fill="none" draw:stroke="solid" svg:stroke-width="0.01042in" svg:stroke-color="#000000" svg:stroke-opacity="100%" draw:stroke-linejoin="round"/>
    </style:style>
    <style:style style:family="graphic" style:name="a27">
      <style:graphic-properties draw:fill="none" draw:stroke="solid" svg:stroke-width="0.01042in" svg:stroke-color="#000000" svg:stroke-opacity="100%" draw:stroke-linejoin="round"/>
    </style:style>
    <style:style style:family="graphic" style:name="a28">
      <style:graphic-properties draw:fill="none" draw:stroke="solid" svg:stroke-width="0.01042in" svg:stroke-color="#000000" svg:stroke-opacity="100%" draw:stroke-linejoin="round"/>
    </style:style>
    <style:style style:family="graphic" style:name="a29">
      <style:graphic-properties draw:fill="none" draw:stroke="solid" svg:stroke-width="0.01042in" svg:stroke-color="#000000" svg:stroke-opacity="100%" draw:stroke-linejoin="round"/>
    </style:style>
    <style:style style:family="graphic" style:name="a10">
      <style:graphic-properties draw:fill="none" draw:stroke="solid" svg:stroke-width="0.01042in" svg:stroke-color="#000000" svg:stroke-opacity="100%" draw:stroke-linejoin="round"/>
    </style:style>
    <style:style style:family="graphic" style:name="a11">
      <style:graphic-properties draw:fill="none" draw:stroke="solid" svg:stroke-width="0.01042in" svg:stroke-color="#000000" svg:stroke-opacity="100%" draw:stroke-linejoin="round"/>
    </style:style>
    <style:style style:family="graphic" style:name="a12">
      <style:graphic-properties draw:fill="none" draw:stroke="solid" svg:stroke-width="0.01042in" svg:stroke-color="#000000" svg:stroke-opacity="100%" draw:stroke-linejoin="round"/>
    </style:style>
    <style:style style:family="graphic" style:name="a13">
      <style:graphic-properties draw:fill="none" draw:stroke="solid" svg:stroke-width="0.01042in" svg:stroke-color="#000000" svg:stroke-opacity="100%" draw:stroke-linejoin="round"/>
    </style:style>
    <style:style style:family="graphic" style:name="a14">
      <style:graphic-properties draw:fill="none" draw:stroke="solid" svg:stroke-width="0.01042in" svg:stroke-color="#000000" svg:stroke-opacity="100%" draw:stroke-linejoin="round"/>
    </style:style>
    <style:style style:family="graphic" style:name="a15">
      <style:graphic-properties draw:fill="none" draw:stroke="solid" svg:stroke-width="0.01042in" svg:stroke-color="#000000" svg:stroke-opacity="100%" draw:stroke-linejoin="round"/>
    </style:style>
    <style:style style:family="graphic" style:name="a16">
      <style:graphic-properties draw:fill="none" draw:stroke="solid" svg:stroke-width="0.01042in" svg:stroke-color="#000000" svg:stroke-opacity="100%" draw:stroke-linejoin="round"/>
    </style:style>
    <style:style style:family="graphic" style:name="a17">
      <style:graphic-properties draw:fill="none" draw:stroke="solid" svg:stroke-width="0.01042in" svg:stroke-color="#000000" svg:stroke-opacity="100%" draw:stroke-linejoin="round"/>
    </style:style>
    <style:style style:family="graphic" style:name="a18">
      <style:graphic-properties draw:fill="none" draw:stroke="solid" svg:stroke-width="0.01042in" svg:stroke-color="#000000" svg:stroke-opacity="100%" draw:stroke-linejoin="round"/>
    </style:style>
    <style:style style:family="graphic" style:name="a19">
      <style:graphic-properties draw:fill="none" draw:stroke="solid" svg:stroke-width="0.01042in" svg:stroke-color="#000000" svg:stroke-opacity="100%" draw:stroke-linejoin="round"/>
    </style:style>
    <style:style style:family="graphic" style:name="a0">
      <style:graphic-properties draw:fill="none" draw:stroke="solid" svg:stroke-width="0.01042in" svg:stroke-color="#000000" svg:stroke-opacity="100%" draw:stroke-linejoin="round"/>
    </style:style>
    <style:style style:family="graphic" style:name="a1">
      <style:graphic-properties draw:fill="none" draw:stroke="solid" svg:stroke-width="0.01042in" svg:stroke-color="#000000" svg:stroke-opacity="100%" draw:stroke-linejoin="round"/>
    </style:style>
    <style:style style:family="graphic" style:name="a2">
      <style:graphic-properties draw:fill="none" draw:stroke="solid" svg:stroke-width="0.01042in" svg:stroke-color="#000000" svg:stroke-opacity="100%" draw:stroke-linejoin="round"/>
    </style:style>
    <style:style style:family="graphic" style:name="a3">
      <style:graphic-properties draw:fill="none" draw:stroke="solid" svg:stroke-width="0.01042in" svg:stroke-color="#000000" svg:stroke-opacity="100%" draw:stroke-linejoin="round"/>
    </style:style>
    <style:style style:family="graphic" style:name="a4">
      <style:graphic-properties draw:fill="none" draw:stroke="solid" svg:stroke-width="0.01042in" svg:stroke-color="#000000" svg:stroke-opacity="100%" draw:stroke-linejoin="round"/>
    </style:style>
    <style:style style:family="graphic" style:name="a5">
      <style:graphic-properties draw:fill="none" draw:stroke="solid" svg:stroke-width="0.01042in" svg:stroke-color="#000000" svg:stroke-opacity="100%" draw:stroke-linejoin="round"/>
    </style:style>
    <style:style style:family="graphic" style:name="a6">
      <style:graphic-properties draw:fill="none" draw:stroke="solid" svg:stroke-width="0.01042in" svg:stroke-color="#000000" svg:stroke-opacity="100%" draw:stroke-linejoin="round"/>
    </style:style>
    <style:style style:family="graphic" style:name="a7">
      <style:graphic-properties draw:fill="none" draw:stroke="solid" svg:stroke-width="0.01042in" svg:stroke-color="#000000" svg:stroke-opacity="100%" draw:stroke-linejoin="round"/>
    </style:style>
    <style:style style:family="graphic" style:name="a8">
      <style:graphic-properties draw:fill="none" draw:stroke="solid" svg:stroke-width="0.01042in" svg:stroke-color="#000000" svg:stroke-opacity="100%" draw:stroke-linejoin="round"/>
    </style:style>
    <style:style style:family="graphic" style:name="a9">
      <style:graphic-properties draw:fill="none" draw:stroke="solid" svg:stroke-width="0.01042in" svg:stroke-color="#000000" svg:stroke-opacity="100%" draw:stroke-linejoin="round"/>
    </style:style>
    <style:style style:family="graphic" style:name="a30">
      <style:graphic-properties draw:fill="none" draw:stroke="solid" svg:stroke-width="0.01042in" svg:stroke-color="#000000" svg:stroke-opacity="100%" draw:stroke-linejoin="round"/>
    </style:style>
    <style:style style:family="graphic" style:name="a31">
      <style:graphic-properties draw:fill="none" draw:stroke="solid" svg:stroke-width="0.01042in" svg:stroke-color="#000000" svg:stroke-opacity="100%" draw:stroke-linejoin="round"/>
    </style:style>
    <style:style style:family="graphic" style:name="a32">
      <style:graphic-properties draw:fill="none" draw:stroke="solid" svg:stroke-width="0.01042in" svg:stroke-color="#000000" svg:stroke-opacity="100%" draw:stroke-linejoin="round"/>
    </style:style>
    <style:style style:family="graphic" style:name="a33">
      <style:graphic-properties draw:fill="none" draw:stroke="solid" svg:stroke-width="0.01042in" svg:stroke-color="#000000" svg:stroke-opacity="100%" draw:stroke-linejoin="round"/>
    </style:style>
    <style:style style:family="graphic" style:name="a34">
      <style:graphic-properties draw:fill="none" draw:stroke="solid" svg:stroke-width="0.01042in" svg:stroke-color="#000000" svg:stroke-opacity="100%" draw:stroke-linejoin="round"/>
    </style:style>
    <style:style style:family="graphic" style:name="a35">
      <style:graphic-properties draw:fill="none" draw:stroke="solid" svg:stroke-width="0.01042in" svg:stroke-color="#000000" svg:stroke-opacity="100%" draw:stroke-linejoin="round"/>
    </style:style>
    <style:style style:family="graphic" style:name="a36">
      <style:graphic-properties draw:fill="none" draw:stroke="solid" svg:stroke-width="0.01042in" svg:stroke-color="#000000" svg:stroke-opacity="100%" draw:stroke-linejoin="round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歷年漁業生產量0" table:style-name="ta1">
        <table:table-column table:style-name="co1" table:default-cell-style-name="ce16"/>
        <table:table-column table:style-name="co2" table:default-cell-style-name="ce13"/>
        <table:table-column table:style-name="co3" table:number-columns-repeated="15" table:default-cell-style-name="ce13"/>
        <table:table-column table:style-name="co4" table:number-columns-repeated="16367" table:default-cell-style-name="ce13"/>
        <table:table-row table:style-name="ro1">
          <table:table-cell office:value-type="string" table:number-columns-spanned="8" table:number-rows-spanned="1" table:style-name="ce38">
            <text:p>6·歷年漁業生產量</text:p>
          </table:table-cell>
          <table:covered-table-cell table:number-columns-repeated="7"/>
          <table:table-cell office:value-type="string" table:number-columns-spanned="6" table:number-rows-spanned="1" table:style-name="ce38">
            <text:p>6‧FISHERIES PRODUCTION BY YEARS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28"/>
          <table:table-cell office:value-type="string" table:style-name="ce3">
            <text:p>單位：</text:p>
          </table:table-cell>
          <table:table-cell office:value-type="string" table:number-columns-spanned="2" table:number-rows-spanned="1" table:style-name="ce40">
            <text:p>產量：公噸, 千尾(觀賞魚)</text:p>
          </table:table-cell>
          <table:covered-table-cell/>
          <table:table-cell table:number-columns-repeated="4" table:style-name="ce28"/>
          <table:table-cell office:value-type="string" table:style-name="ce3">
            <text:p>Unit：</text:p>
          </table:table-cell>
          <table:table-cell office:value-type="string" table:style-name="ce31">
            <text:p><text:s/>Quantity：M.T.; 1000Pcs. by ornamental fish</text:p>
          </table:table-cell>
          <table:table-cell table:style-name="ce28"/>
          <table:table-cell table:number-columns-repeated="2" table:style-name="ce29"/>
          <table:table-cell table:number-columns-repeated="16370" table:style-name="ce28"/>
        </table:table-row>
        <table:table-row table:style-name="ro2">
          <table:table-cell table:number-columns-repeated="3" table:style-name="ce28"/>
          <table:table-cell office:value-type="string" table:number-columns-spanned="2" table:number-rows-spanned="1" table:style-name="ce40">
            <text:p>價值：新臺幣千元</text:p>
          </table:table-cell>
          <table:covered-table-cell/>
          <table:table-cell table:number-columns-repeated="5" table:style-name="ce28"/>
          <table:table-cell office:value-type="string" table:style-name="ce32">
            <text:p><text:s/>Value <text:s text:c="4"/>：Thousand NT $</text:p>
          </table:table-cell>
          <table:table-cell table:style-name="ce33"/>
          <table:table-cell table:number-columns-repeated="2" table:style-name="ce30"/>
          <table:table-cell table:number-columns-repeated="16370" table:style-name="ce28"/>
        </table:table-row>
        <table:table-row table:style-name="ro2">
          <table:table-cell table:style-name="ce10"/>
          <table:table-cell office:value-type="string" table:style-name="ce6">
            <text:p>年別</text:p>
            <draw:custom-shape svg:x="0in" svg:y="0in" svg:width="1.05208in" svg:height="0.53365in" draw:z-index="1" draw:id="id0" draw:style-name="a0" draw:name="Line 1025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2" draw:id="id1" draw:style-name="a1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3" draw:id="id2" draw:style-name="a2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34">
            <text:p>民國四十八年</text:p>
          </table:table-cell>
          <table:covered-table-cell/>
          <table:table-cell office:value-type="string" table:number-columns-spanned="2" table:number-rows-spanned="1" table:style-name="ce34">
            <text:p>民國四十九年</text:p>
          </table:table-cell>
          <table:covered-table-cell/>
          <table:table-cell office:value-type="string" table:number-columns-spanned="2" table:number-rows-spanned="1" table:style-name="ce34">
            <text:p>民國五十年</text:p>
          </table:table-cell>
          <table:covered-table-cell/>
          <table:table-cell office:value-type="string" table:number-columns-spanned="2" table:number-rows-spanned="1" table:style-name="ce34">
            <text:p>民國五十一年</text:p>
          </table:table-cell>
          <table:covered-table-cell/>
          <table:table-cell office:value-type="string" table:number-columns-spanned="2" table:number-rows-spanned="1" table:style-name="ce34">
            <text:p>民國五十二年</text:p>
          </table:table-cell>
          <table:covered-table-cell/>
          <table:table-cell office:value-type="string" table:number-columns-spanned="2" table:number-rows-spanned="1" table:style-name="ce34">
            <text:p>民國五十三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代碼</text:p>
          </table:table-cell>
          <table:table-cell office:value-type="string" table:style-name="ce7">
            <text:p>Year</text:p>
          </table:table-cell>
          <table:table-cell office:value-type="float" office:value="1959" table:number-columns-spanned="2" table:number-rows-spanned="1" table:style-name="ce46">
            <text:p>1959</text:p>
          </table:table-cell>
          <table:covered-table-cell/>
          <table:table-cell office:value-type="float" office:value="1960" table:number-columns-spanned="2" table:number-rows-spanned="1" table:style-name="ce46">
            <text:p>1960</text:p>
          </table:table-cell>
          <table:covered-table-cell/>
          <table:table-cell office:value-type="float" office:value="1961" table:number-columns-spanned="2" table:number-rows-spanned="1" table:style-name="ce46">
            <text:p>1961</text:p>
          </table:table-cell>
          <table:covered-table-cell/>
          <table:table-cell office:value-type="float" office:value="1962" table:number-columns-spanned="2" table:number-rows-spanned="1" table:style-name="ce46">
            <text:p>1962</text:p>
          </table:table-cell>
          <table:covered-table-cell/>
          <table:table-cell office:value-type="float" office:value="1963" table:number-columns-spanned="2" table:number-rows-spanned="1" table:style-name="ce46">
            <text:p>1963</text:p>
          </table:table-cell>
          <table:covered-table-cell/>
          <table:table-cell office:value-type="float" office:value="1964" table:number-columns-spanned="2" table:number-rows-spanned="1" table:style-name="ce47">
            <text:p>1964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Code</text:p>
          </table:table-cell>
          <table:table-cell office:value-type="string" table:style-name="ce8">
            <text:p>漁業種類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table:number-columns-repeated="16370"/>
        </table:table-row>
        <table:table-row table:style-name="ro2">
          <table:table-cell table:style-name="ce12"/>
          <table:table-cell office:value-type="string" table:style-name="ce9">
            <text:p>Type of Fishery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0000</text:p>
          </table:table-cell>
          <table:table-cell office:value-type="string" table:style-name="ce10">
            <text:p>總計</text:p>
          </table:table-cell>
          <table:table-cell office:value-type="float" office:value="246327" table:formula="of:=  IF(SUM([.C9];[.C17];[.C34];[.C52];[.C56];[.C60])=0;&quot;-&quot;;SUM([.C9];[.C17];[.C34];[.C52];[.C56];[.C60]))" table:style-name="ce17">
            <text:p>246,327</text:p>
          </table:table-cell>
          <table:table-cell office:value-type="float" office:value="2122042" table:formula="of:=  IF(SUM([.D9];[.D17];[.D34];[.D52];[.D56];[.D60])=0;&quot;-&quot;;SUM([.D9];[.D17];[.D34];[.D52];[.D56];[.D60]))" table:style-name="ce17">
            <text:p>2,122,042</text:p>
          </table:table-cell>
          <table:table-cell office:value-type="float" office:value="259137" table:formula="of:=  IF(SUM([.E9];[.E17];[.E34];[.E52];[.E56];[.E60])=0;&quot;-&quot;;SUM([.E9];[.E17];[.E34];[.E52];[.E56];[.E60]))" table:style-name="ce11">
            <text:p>259,137</text:p>
          </table:table-cell>
          <table:table-cell office:value-type="float" office:value="2468966" table:formula="of:=  IF(SUM([.F9];[.F17];[.F34];[.F52];[.F56];[.F60])=0;&quot;-&quot;;SUM([.F9];[.F17];[.F34];[.F52];[.F56];[.F60]))" table:style-name="ce11">
            <text:p>2,468,966</text:p>
          </table:table-cell>
          <table:table-cell office:value-type="float" office:value="312432" table:formula="of:=  IF(SUM([.G9];[.G17];[.G34];[.G52];[.G56];[.G60])=0;&quot;-&quot;;SUM([.G9];[.G17];[.G34];[.G52];[.G56];[.G60]))" table:style-name="ce11">
            <text:p>312,432</text:p>
          </table:table-cell>
          <table:table-cell office:value-type="float" office:value="2524270" table:formula="of:=  IF(SUM([.H9];[.H17];[.H34];[.H52];[.H56];[.H60])=0;&quot;-&quot;;SUM([.H9];[.H17];[.H34];[.H52];[.H56];[.H60]))" table:style-name="ce11">
            <text:p>2,524,270</text:p>
          </table:table-cell>
          <table:table-cell office:value-type="float" office:value="327048" table:formula="of:=  IF(SUM([.I9];[.I17];[.I34];[.I52];[.I56];[.I60])=0;&quot;-&quot;;SUM([.I9];[.I17];[.I34];[.I52];[.I56];[.I60]))" table:style-name="ce11">
            <text:p>327,048</text:p>
          </table:table-cell>
          <table:table-cell office:value-type="float" office:value="2325444" table:formula="of:=  IF(SUM([.J9];[.J17];[.J34];[.J52];[.J56];[.J60])=0;&quot;-&quot;;SUM([.J9];[.J17];[.J34];[.J52];[.J56];[.J60]))" table:style-name="ce11">
            <text:p>2,325,444</text:p>
          </table:table-cell>
          <table:table-cell office:value-type="float" office:value="350730" table:formula="of:=  IF(SUM([.K9];[.K17];[.K34];[.K52];[.K56];[.K60])=0;&quot;-&quot;;SUM([.K9];[.K17];[.K34];[.K52];[.K56];[.K60]))" table:style-name="ce11">
            <text:p>350,730</text:p>
          </table:table-cell>
          <table:table-cell office:value-type="float" office:value="2608935" table:formula="of:=  IF(SUM([.L9];[.L17];[.L34];[.L52];[.L56];[.L60])=0;&quot;-&quot;;SUM([.L9];[.L17];[.L34];[.L52];[.L56];[.L60]))" table:style-name="ce11">
            <text:p>2,608,935</text:p>
          </table:table-cell>
          <table:table-cell office:value-type="float" office:value="376399" table:formula="of:=  IF(SUM([.M9];[.M17];[.M34];[.M52];[.M56];[.M60])=0;&quot;-&quot;;SUM([.M9];[.M17];[.M34];[.M52];[.M56];[.M60]))" table:style-name="ce11">
            <text:p>376,399</text:p>
          </table:table-cell>
          <table:table-cell office:value-type="float" office:value="2968981" table:formula="of:=  IF(SUM([.N9];[.N17];[.N34];[.N52];[.N56];[.N60])=0;&quot;-&quot;;SUM([.N9];[.N17];[.N34];[.N52];[.N56];[.N60]))" table:style-name="ce11">
            <text:p>2,968,981</text:p>
          </table:table-cell>
          <table:table-cell table:number-columns-repeated="16370"/>
        </table:table-row>
        <table:table-row table:style-name="ro3">
          <table:table-cell office:value-type="float" office:value="1000" table:style-name="ce18">
            <text:p>1000</text:p>
          </table:table-cell>
          <table:table-cell office:value-type="string" table:style-name="ce19">
            <text:p>遠洋漁業合計</text:p>
          </table:table-cell>
          <table:table-cell office:value-type="float" office:value="76410" table:formula="of:=  IF(SUM([.C10:.C16])=0;&quot;-&quot;;SUM([.C10:.C16]))" table:style-name="ce20">
            <text:p>76,410</text:p>
          </table:table-cell>
          <table:table-cell office:value-type="float" office:value="563852" table:formula="of:=  IF(SUM([.D10:.D16])=0;&quot;-&quot;;SUM([.D10:.D16]))" table:style-name="ce20">
            <text:p>563,852</text:p>
          </table:table-cell>
          <table:table-cell office:value-type="float" office:value="85210" table:formula="of:=  IF(SUM([.E10:.E16])=0;&quot;-&quot;;SUM([.E10:.E16]))" table:style-name="ce21">
            <text:p>85,210</text:p>
          </table:table-cell>
          <table:table-cell office:value-type="float" office:value="703685" table:formula="of:=  IF(SUM([.F10:.F16])=0;&quot;-&quot;;SUM([.F10:.F16]))" table:style-name="ce21">
            <text:p>703,685</text:p>
          </table:table-cell>
          <table:table-cell office:value-type="float" office:value="106147" table:formula="of:=  IF(SUM([.G10:.G16])=0;&quot;-&quot;;SUM([.G10:.G16]))" table:style-name="ce21">
            <text:p>106,147</text:p>
          </table:table-cell>
          <table:table-cell office:value-type="float" office:value="745783" table:formula="of:=  IF(SUM([.H10:.H16])=0;&quot;-&quot;;SUM([.H10:.H16]))" table:style-name="ce21">
            <text:p>745,783</text:p>
          </table:table-cell>
          <table:table-cell office:value-type="float" office:value="113595" table:formula="of:=  IF(SUM([.I10:.I16])=0;&quot;-&quot;;SUM([.I10:.I16]))" table:style-name="ce21">
            <text:p>113,595</text:p>
          </table:table-cell>
          <table:table-cell office:value-type="float" office:value="699536" table:formula="of:=  IF(SUM([.J10:.J16])=0;&quot;-&quot;;SUM([.J10:.J16]))" table:style-name="ce21">
            <text:p>699,536</text:p>
          </table:table-cell>
          <table:table-cell office:value-type="float" office:value="119880" table:formula="of:=  IF(SUM([.K10:.K16])=0;&quot;-&quot;;SUM([.K10:.K16]))" table:style-name="ce21">
            <text:p>119,880</text:p>
          </table:table-cell>
          <table:table-cell office:value-type="float" office:value="775410" table:formula="of:=  IF(SUM([.L10:.L16])=0;&quot;-&quot;;SUM([.L10:.L16]))" table:style-name="ce21">
            <text:p>775,410</text:p>
          </table:table-cell>
          <table:table-cell office:value-type="float" office:value="126764" table:formula="of:=  IF(SUM([.M10:.M16])=0;&quot;-&quot;;SUM([.M10:.M16]))" table:style-name="ce21">
            <text:p>126,764</text:p>
          </table:table-cell>
          <table:table-cell office:value-type="float" office:value="891109" table:formula="of:=  IF(SUM([.N10:.N16])=0;&quot;-&quot;;SUM([.N10:.N16]))" table:style-name="ce21">
            <text:p>891,109</text:p>
          </table:table-cell>
          <table:table-cell table:number-columns-repeated="16370"/>
        </table:table-row>
        <table:table-row table:style-name="ro3">
          <table:table-cell office:value-type="float" office:value="1001" table:style-name="ce22">
            <text:p>1001</text:p>
          </table:table-cell>
          <table:table-cell office:value-type="string" table:style-name="ce23">
            <text:p><text:s text:c="4"/>單船拖網</text:p>
          </table:table-cell>
          <table:table-cell office:value-type="float" office:value="18152" table:style-name="ce24">
            <text:p>18,152</text:p>
          </table:table-cell>
          <table:table-cell office:value-type="float" office:value="123353" table:style-name="ce24">
            <text:p>123,353</text:p>
          </table:table-cell>
          <table:table-cell office:value-type="float" office:value="23927" table:style-name="ce24">
            <text:p>23,927</text:p>
          </table:table-cell>
          <table:table-cell office:value-type="float" office:value="183642" table:style-name="ce24">
            <text:p>183,642</text:p>
          </table:table-cell>
          <table:table-cell office:value-type="float" office:value="27019" table:style-name="ce24">
            <text:p>27,019</text:p>
          </table:table-cell>
          <table:table-cell office:value-type="float" office:value="186585" table:style-name="ce24">
            <text:p>186,585</text:p>
          </table:table-cell>
          <table:table-cell office:value-type="float" office:value="22531" table:style-name="ce24">
            <text:p>22,531</text:p>
          </table:table-cell>
          <table:table-cell office:value-type="float" office:value="131198" table:style-name="ce24">
            <text:p>131,198</text:p>
          </table:table-cell>
          <table:table-cell office:value-type="float" office:value="19692" table:style-name="ce24">
            <text:p>19,692</text:p>
          </table:table-cell>
          <table:table-cell office:value-type="float" office:value="120957" table:style-name="ce24">
            <text:p>120,957</text:p>
          </table:table-cell>
          <table:table-cell office:value-type="float" office:value="19743" table:style-name="ce24">
            <text:p>19,743</text:p>
          </table:table-cell>
          <table:table-cell office:value-type="float" office:value="139983" table:style-name="ce24">
            <text:p>139,983</text:p>
          </table:table-cell>
          <table:table-cell table:number-columns-repeated="16370"/>
        </table:table-row>
        <table:table-row table:style-name="ro3">
          <table:table-cell office:value-type="float" office:value="1002" table:style-name="ce22">
            <text:p>1002</text:p>
          </table:table-cell>
          <table:table-cell office:value-type="string" table:style-name="ce23">
            <text:p><text:s text:c="4"/>雙船拖網</text:p>
          </table:table-cell>
          <table:table-cell office:value-type="float" office:value="49237" table:style-name="ce24">
            <text:p>49,237</text:p>
          </table:table-cell>
          <table:table-cell office:value-type="float" office:value="367119" table:style-name="ce24">
            <text:p>367,119</text:p>
          </table:table-cell>
          <table:table-cell office:value-type="float" office:value="53776" table:style-name="ce24">
            <text:p>53,776</text:p>
          </table:table-cell>
          <table:table-cell office:value-type="float" office:value="446246" table:style-name="ce24">
            <text:p>446,246</text:p>
          </table:table-cell>
          <table:table-cell office:value-type="float" office:value="71240" table:style-name="ce24">
            <text:p>71,240</text:p>
          </table:table-cell>
          <table:table-cell office:value-type="float" office:value="485075" table:style-name="ce24">
            <text:p>485,075</text:p>
          </table:table-cell>
          <table:table-cell office:value-type="float" office:value="82363" table:style-name="ce24">
            <text:p>82,363</text:p>
          </table:table-cell>
          <table:table-cell office:value-type="float" office:value="492167" table:style-name="ce24">
            <text:p>492,167</text:p>
          </table:table-cell>
          <table:table-cell office:value-type="float" office:value="90581" table:style-name="ce24">
            <text:p>90,581</text:p>
          </table:table-cell>
          <table:table-cell office:value-type="float" office:value="562888" table:style-name="ce24">
            <text:p>562,888</text:p>
          </table:table-cell>
          <table:table-cell office:value-type="float" office:value="97495" table:style-name="ce24">
            <text:p>97,495</text:p>
          </table:table-cell>
          <table:table-cell office:value-type="float" office:value="648344" table:style-name="ce24">
            <text:p>648,344</text:p>
          </table:table-cell>
          <table:table-cell table:number-columns-repeated="16370"/>
        </table:table-row>
        <table:table-row table:style-name="ro3">
          <table:table-cell office:value-type="float" office:value="1003" table:style-name="ce22">
            <text:p>1003</text:p>
          </table:table-cell>
          <table:table-cell office:value-type="string" table:style-name="ce23">
            <text:p><text:s text:c="4"/>鰹鮪圍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04" table:style-name="ce22">
            <text:p>1004</text:p>
          </table:table-cell>
          <table:table-cell office:value-type="string" table:style-name="ce23">
            <text:p><text:s text:c="4"/>秋刀魚棒受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2">
            <text:p>1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8815" table:style-name="ce24">
            <text:p>8,815</text:p>
          </table:table-cell>
          <table:table-cell office:value-type="float" office:value="72545" table:style-name="ce24">
            <text:p>72,545</text:p>
          </table:table-cell>
          <table:table-cell office:value-type="float" office:value="7507" table:style-name="ce24">
            <text:p>7,507</text:p>
          </table:table-cell>
          <table:table-cell office:value-type="float" office:value="73797" table:style-name="ce24">
            <text:p>73,797</text:p>
          </table:table-cell>
          <table:table-cell office:value-type="float" office:value="7862" table:style-name="ce24">
            <text:p>7,862</text:p>
          </table:table-cell>
          <table:table-cell office:value-type="float" office:value="73994" table:style-name="ce24">
            <text:p>73,994</text:p>
          </table:table-cell>
          <table:table-cell office:value-type="float" office:value="8701" table:style-name="ce24">
            <text:p>8,701</text:p>
          </table:table-cell>
          <table:table-cell office:value-type="float" office:value="76171" table:style-name="ce24">
            <text:p>76,171</text:p>
          </table:table-cell>
          <table:table-cell office:value-type="float" office:value="9607" table:style-name="ce24">
            <text:p>9,607</text:p>
          </table:table-cell>
          <table:table-cell office:value-type="float" office:value="91565" table:style-name="ce24">
            <text:p>91,565</text:p>
          </table:table-cell>
          <table:table-cell office:value-type="float" office:value="9476" table:style-name="ce24">
            <text:p>9,476</text:p>
          </table:table-cell>
          <table:table-cell office:value-type="float" office:value="102395" table:style-name="ce24">
            <text:p>102,395</text:p>
          </table:table-cell>
          <table:table-cell table:number-columns-repeated="16370"/>
        </table:table-row>
        <table:table-row table:style-name="ro3">
          <table:table-cell office:value-type="float" office:value="1051" table:style-name="ce22">
            <text:p>1051</text:p>
          </table:table-cell>
          <table:table-cell office:value-type="string" table:style-name="ce23">
            <text:p><text:s text:c="4"/>魷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1099</text:p>
          </table:table-cell>
          <table:table-cell office:value-type="string" table:style-name="ce26">
            <text:p><text:s text:c="4"/>其他遠洋漁業</text:p>
          </table:table-cell>
          <table:table-cell office:value-type="float" office:value="206" table:style-name="ce27">
            <text:p>206</text:p>
          </table:table-cell>
          <table:table-cell office:value-type="float" office:value="835" table:style-name="ce27">
            <text:p>835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26" table:style-name="ce27">
            <text:p>26</text:p>
          </table:table-cell>
          <table:table-cell office:value-type="float" office:value="129" table:style-name="ce27">
            <text:p>129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50" table:style-name="ce27">
            <text:p>50</text:p>
          </table:table-cell>
          <table:table-cell office:value-type="float" office:value="387" table:style-name="ce27">
            <text:p>38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2000</text:p>
          </table:table-cell>
          <table:table-cell office:value-type="string" table:style-name="ce19">
            <text:p>近海漁業合計</text:p>
          </table:table-cell>
          <table:table-cell office:value-type="float" office:value="88168" table:formula="of:=  IF(SUM([.C18:.C33])=0;&quot;-&quot;;SUM([.C18:.C33]))" table:style-name="ce20">
            <text:p>88,168</text:p>
          </table:table-cell>
          <table:table-cell office:value-type="float" office:value="695763" table:formula="of:=  IF(SUM([.D18:.D33])=0;&quot;-&quot;;SUM([.D18:.D33]))" table:style-name="ce20">
            <text:p>695,763</text:p>
          </table:table-cell>
          <table:table-cell office:value-type="float" office:value="91169" table:formula="of:=  IF(SUM([.E18:.E33])=0;&quot;-&quot;;SUM([.E18:.E33]))" table:style-name="ce21">
            <text:p>91,169</text:p>
          </table:table-cell>
          <table:table-cell office:value-type="float" office:value="845897" table:formula="of:=  IF(SUM([.F18:.F33])=0;&quot;-&quot;;SUM([.F18:.F33]))" table:style-name="ce21">
            <text:p>845,897</text:p>
          </table:table-cell>
          <table:table-cell office:value-type="float" office:value="109598" table:formula="of:=  IF(SUM([.G18:.G33])=0;&quot;-&quot;;SUM([.G18:.G33]))" table:style-name="ce21">
            <text:p>109,598</text:p>
          </table:table-cell>
          <table:table-cell office:value-type="float" office:value="775458" table:formula="of:=  IF(SUM([.H18:.H33])=0;&quot;-&quot;;SUM([.H18:.H33]))" table:style-name="ce21">
            <text:p>775,458</text:p>
          </table:table-cell>
          <table:table-cell office:value-type="float" office:value="125279" table:formula="of:=  IF(SUM([.I18:.I33])=0;&quot;-&quot;;SUM([.I18:.I33]))" table:style-name="ce21">
            <text:p>125,279</text:p>
          </table:table-cell>
          <table:table-cell office:value-type="float" office:value="818653" table:formula="of:=  IF(SUM([.J18:.J33])=0;&quot;-&quot;;SUM([.J18:.J33]))" table:style-name="ce21">
            <text:p>818,653</text:p>
          </table:table-cell>
          <table:table-cell office:value-type="float" office:value="136559" table:formula="of:=  IF(SUM([.K18:.K33])=0;&quot;-&quot;;SUM([.K18:.K33]))" table:style-name="ce21">
            <text:p>136,559</text:p>
          </table:table-cell>
          <table:table-cell office:value-type="float" office:value="957815" table:formula="of:=  IF(SUM([.L18:.L33])=0;&quot;-&quot;;SUM([.L18:.L33]))" table:style-name="ce21">
            <text:p>957,815</text:p>
          </table:table-cell>
          <table:table-cell office:value-type="float" office:value="153744" table:formula="of:=  IF(SUM([.M18:.M33])=0;&quot;-&quot;;SUM([.M18:.M33]))" table:style-name="ce21">
            <text:p>153,744</text:p>
          </table:table-cell>
          <table:table-cell office:value-type="float" office:value="1093050" table:formula="of:=  IF(SUM([.N18:.N33])=0;&quot;-&quot;;SUM([.N18:.N33]))" table:style-name="ce21">
            <text:p>1,093,05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1</text:p>
          </table:table-cell>
          <table:table-cell office:value-type="string" table:style-name="ce23">
            <text:p><text:s text:c="4"/>巾著網</text:p>
          </table:table-cell>
          <table:table-cell office:value-type="float" office:value="12967" table:style-name="ce24">
            <text:p>12,967</text:p>
          </table:table-cell>
          <table:table-cell office:value-type="float" office:value="78860" table:style-name="ce24">
            <text:p>78,860</text:p>
          </table:table-cell>
          <table:table-cell office:value-type="float" office:value="9587" table:style-name="ce24">
            <text:p>9,587</text:p>
          </table:table-cell>
          <table:table-cell office:value-type="float" office:value="79339" table:style-name="ce24">
            <text:p>79,339</text:p>
          </table:table-cell>
          <table:table-cell office:value-type="float" office:value="18436" table:style-name="ce24">
            <text:p>18,436</text:p>
          </table:table-cell>
          <table:table-cell office:value-type="float" office:value="104057" table:style-name="ce24">
            <text:p>104,057</text:p>
          </table:table-cell>
          <table:table-cell office:value-type="float" office:value="22735" table:style-name="ce24">
            <text:p>22,735</text:p>
          </table:table-cell>
          <table:table-cell office:value-type="float" office:value="105343" table:style-name="ce24">
            <text:p>105,343</text:p>
          </table:table-cell>
          <table:table-cell office:value-type="float" office:value="20105" table:style-name="ce24">
            <text:p>20,105</text:p>
          </table:table-cell>
          <table:table-cell office:value-type="float" office:value="104006" table:style-name="ce24">
            <text:p>104,006</text:p>
          </table:table-cell>
          <table:table-cell office:value-type="float" office:value="23753" table:style-name="ce24">
            <text:p>23,753</text:p>
          </table:table-cell>
          <table:table-cell office:value-type="float" office:value="139000" table:style-name="ce24">
            <text:p>139,00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2</text:p>
          </table:table-cell>
          <table:table-cell office:value-type="string" table:style-name="ce23">
            <text:p><text:s text:c="4"/>鯖鰺圍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3</text:p>
          </table:table-cell>
          <table:table-cell office:value-type="string" table:style-name="ce23">
            <text:p><text:s text:c="4"/>棒受網</text:p>
          </table:table-cell>
          <table:table-cell office:value-type="float" office:value="18228" table:style-name="ce24">
            <text:p>18,228</text:p>
          </table:table-cell>
          <table:table-cell office:value-type="float" office:value="142095" table:style-name="ce24">
            <text:p>142,095</text:p>
          </table:table-cell>
          <table:table-cell office:value-type="float" office:value="19563" table:style-name="ce24">
            <text:p>19,563</text:p>
          </table:table-cell>
          <table:table-cell office:value-type="float" office:value="150388" table:style-name="ce24">
            <text:p>150,388</text:p>
          </table:table-cell>
          <table:table-cell office:value-type="float" office:value="28172" table:style-name="ce24">
            <text:p>28,172</text:p>
          </table:table-cell>
          <table:table-cell office:value-type="float" office:value="139532" table:style-name="ce24">
            <text:p>139,532</text:p>
          </table:table-cell>
          <table:table-cell office:value-type="float" office:value="32869" table:style-name="ce24">
            <text:p>32,869</text:p>
          </table:table-cell>
          <table:table-cell office:value-type="float" office:value="159099" table:style-name="ce24">
            <text:p>159,099</text:p>
          </table:table-cell>
          <table:table-cell office:value-type="float" office:value="41470" table:style-name="ce24">
            <text:p>41,470</text:p>
          </table:table-cell>
          <table:table-cell office:value-type="float" office:value="194601" table:style-name="ce24">
            <text:p>194,601</text:p>
          </table:table-cell>
          <table:table-cell office:value-type="float" office:value="37874" table:style-name="ce24">
            <text:p>37,874</text:p>
          </table:table-cell>
          <table:table-cell office:value-type="float" office:value="163585" table:style-name="ce24">
            <text:p>163,58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4</text:p>
          </table:table-cell>
          <table:table-cell office:value-type="string" table:style-name="ce23">
            <text:p><text:s text:c="4"/>中小拖網</text:p>
          </table:table-cell>
          <table:table-cell office:value-type="float" office:value="8092" table:style-name="ce24">
            <text:p>8,092</text:p>
          </table:table-cell>
          <table:table-cell office:value-type="float" office:value="75963" table:style-name="ce24">
            <text:p>75,963</text:p>
          </table:table-cell>
          <table:table-cell office:value-type="float" office:value="8784" table:style-name="ce24">
            <text:p>8,784</text:p>
          </table:table-cell>
          <table:table-cell office:value-type="float" office:value="113407" table:style-name="ce24">
            <text:p>113,407</text:p>
          </table:table-cell>
          <table:table-cell office:value-type="float" office:value="9497" table:style-name="ce24">
            <text:p>9,497</text:p>
          </table:table-cell>
          <table:table-cell office:value-type="float" office:value="90863" table:style-name="ce24">
            <text:p>90,863</text:p>
          </table:table-cell>
          <table:table-cell office:value-type="float" office:value="12211" table:style-name="ce24">
            <text:p>12,211</text:p>
          </table:table-cell>
          <table:table-cell office:value-type="float" office:value="114971" table:style-name="ce24">
            <text:p>114,971</text:p>
          </table:table-cell>
          <table:table-cell office:value-type="float" office:value="17007" table:style-name="ce24">
            <text:p>17,007</text:p>
          </table:table-cell>
          <table:table-cell office:value-type="float" office:value="180338" table:style-name="ce24">
            <text:p>180,338</text:p>
          </table:table-cell>
          <table:table-cell office:value-type="float" office:value="21516" table:style-name="ce24">
            <text:p>21,516</text:p>
          </table:table-cell>
          <table:table-cell office:value-type="float" office:value="202496" table:style-name="ce24">
            <text:p>202,49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5</text:p>
          </table:table-cell>
          <table:table-cell office:value-type="string" table:style-name="ce23">
            <text:p><text:s text:c="4"/>刺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4463" table:style-name="ce24">
            <text:p>4,463</text:p>
          </table:table-cell>
          <table:table-cell office:value-type="float" office:value="35570" table:style-name="ce24">
            <text:p>35,570</text:p>
          </table:table-cell>
          <table:table-cell office:value-type="float" office:value="8669" table:style-name="ce24">
            <text:p>8,669</text:p>
          </table:table-cell>
          <table:table-cell office:value-type="float" office:value="73000" table:style-name="ce24">
            <text:p>73,000</text:p>
          </table:table-cell>
          <table:table-cell office:value-type="float" office:value="10599" table:style-name="ce24">
            <text:p>10,599</text:p>
          </table:table-cell>
          <table:table-cell office:value-type="float" office:value="113089" table:style-name="ce24">
            <text:p>113,089</text:p>
          </table:table-cell>
          <table:table-cell office:value-type="float" office:value="14517" table:style-name="ce24">
            <text:p>14,517</text:p>
          </table:table-cell>
          <table:table-cell office:value-type="float" office:value="165279" table:style-name="ce24">
            <text:p>165,27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6</text:p>
          </table:table-cell>
          <table:table-cell office:value-type="string" table:style-name="ce23">
            <text:p><text:s text:c="4"/>扒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49</text:p>
          </table:table-cell>
          <table:table-cell office:value-type="string" table:style-name="ce23">
            <text:p><text:s text:c="4"/>其他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12719" table:style-name="ce24">
            <text:p>12,719</text:p>
          </table:table-cell>
          <table:table-cell office:value-type="float" office:value="98479" table:style-name="ce24">
            <text:p>98,479</text:p>
          </table:table-cell>
          <table:table-cell office:value-type="float" office:value="14061" table:style-name="ce24">
            <text:p>14,061</text:p>
          </table:table-cell>
          <table:table-cell office:value-type="float" office:value="130482" table:style-name="ce24">
            <text:p>130,482</text:p>
          </table:table-cell>
          <table:table-cell office:value-type="float" office:value="15589" table:style-name="ce24">
            <text:p>15,589</text:p>
          </table:table-cell>
          <table:table-cell office:value-type="float" office:value="128023" table:style-name="ce24">
            <text:p>128,023</text:p>
          </table:table-cell>
          <table:table-cell office:value-type="float" office:value="16510" table:style-name="ce24">
            <text:p>16,510</text:p>
          </table:table-cell>
          <table:table-cell office:value-type="float" office:value="110078" table:style-name="ce24">
            <text:p>110,078</text:p>
          </table:table-cell>
          <table:table-cell office:value-type="float" office:value="15760" table:style-name="ce24">
            <text:p>15,760</text:p>
          </table:table-cell>
          <table:table-cell office:value-type="float" office:value="118199" table:style-name="ce24">
            <text:p>118,199</text:p>
          </table:table-cell>
          <table:table-cell office:value-type="float" office:value="15944" table:style-name="ce24">
            <text:p>15,944</text:p>
          </table:table-cell>
          <table:table-cell office:value-type="float" office:value="139305" table:style-name="ce24">
            <text:p>139,30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13745" table:style-name="ce24">
            <text:p>13,745</text:p>
          </table:table-cell>
          <table:table-cell office:value-type="float" office:value="126712" table:style-name="ce24">
            <text:p>126,712</text:p>
          </table:table-cell>
          <table:table-cell office:value-type="float" office:value="14284" table:style-name="ce24">
            <text:p>14,284</text:p>
          </table:table-cell>
          <table:table-cell office:value-type="float" office:value="137780" table:style-name="ce24">
            <text:p>137,780</text:p>
          </table:table-cell>
          <table:table-cell office:value-type="float" office:value="14472" table:style-name="ce24">
            <text:p>14,472</text:p>
          </table:table-cell>
          <table:table-cell office:value-type="float" office:value="128454" table:style-name="ce24">
            <text:p>128,454</text:p>
          </table:table-cell>
          <table:table-cell office:value-type="float" office:value="13382" table:style-name="ce24">
            <text:p>13,382</text:p>
          </table:table-cell>
          <table:table-cell office:value-type="float" office:value="116153" table:style-name="ce24">
            <text:p>116,153</text:p>
          </table:table-cell>
          <table:table-cell office:value-type="float" office:value="12704" table:style-name="ce24">
            <text:p>12,704</text:p>
          </table:table-cell>
          <table:table-cell office:value-type="float" office:value="109618" table:style-name="ce24">
            <text:p>109,618</text:p>
          </table:table-cell>
          <table:table-cell office:value-type="float" office:value="12808" table:style-name="ce24">
            <text:p>12,808</text:p>
          </table:table-cell>
          <table:table-cell office:value-type="float" office:value="108936" table:style-name="ce24">
            <text:p>108,93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2</text:p>
          </table:table-cell>
          <table:table-cell office:value-type="string" table:style-name="ce23">
            <text:p><text:s text:c="4"/>曳繩釣</text:p>
          </table:table-cell>
          <table:table-cell office:value-type="float" office:value="3178" table:style-name="ce24">
            <text:p>3,178</text:p>
          </table:table-cell>
          <table:table-cell office:value-type="float" office:value="27532" table:style-name="ce24">
            <text:p>27,532</text:p>
          </table:table-cell>
          <table:table-cell office:value-type="float" office:value="3606" table:style-name="ce24">
            <text:p>3,606</text:p>
          </table:table-cell>
          <table:table-cell office:value-type="float" office:value="38046" table:style-name="ce24">
            <text:p>38,046</text:p>
          </table:table-cell>
          <table:table-cell office:value-type="float" office:value="4382" table:style-name="ce24">
            <text:p>4,382</text:p>
          </table:table-cell>
          <table:table-cell office:value-type="float" office:value="41296" table:style-name="ce24">
            <text:p>41,296</text:p>
          </table:table-cell>
          <table:table-cell office:value-type="float" office:value="5489" table:style-name="ce24">
            <text:p>5,489</text:p>
          </table:table-cell>
          <table:table-cell office:value-type="float" office:value="42404" table:style-name="ce24">
            <text:p>42,404</text:p>
          </table:table-cell>
          <table:table-cell office:value-type="float" office:value="4372" table:style-name="ce24">
            <text:p>4,372</text:p>
          </table:table-cell>
          <table:table-cell office:value-type="float" office:value="38182" table:style-name="ce24">
            <text:p>38,182</text:p>
          </table:table-cell>
          <table:table-cell office:value-type="float" office:value="5472" table:style-name="ce24">
            <text:p>5,472</text:p>
          </table:table-cell>
          <table:table-cell office:value-type="float" office:value="40180" table:style-name="ce24">
            <text:p>40,18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3</text:p>
          </table:table-cell>
          <table:table-cell office:value-type="string" table:style-name="ce23">
            <text:p><text:s text:c="4"/>一支釣</text:p>
          </table:table-cell>
          <table:table-cell office:value-type="float" office:value="9877" table:style-name="ce24">
            <text:p>9,877</text:p>
          </table:table-cell>
          <table:table-cell office:value-type="float" office:value="74012" table:style-name="ce24">
            <text:p>74,012</text:p>
          </table:table-cell>
          <table:table-cell office:value-type="float" office:value="10632" table:style-name="ce24">
            <text:p>10,632</text:p>
          </table:table-cell>
          <table:table-cell office:value-type="float" office:value="96366" table:style-name="ce24">
            <text:p>96,366</text:p>
          </table:table-cell>
          <table:table-cell office:value-type="float" office:value="9955" table:style-name="ce24">
            <text:p>9,955</text:p>
          </table:table-cell>
          <table:table-cell office:value-type="float" office:value="72887" table:style-name="ce24">
            <text:p>72,887</text:p>
          </table:table-cell>
          <table:table-cell office:value-type="float" office:value="8901" table:style-name="ce24">
            <text:p>8,901</text:p>
          </table:table-cell>
          <table:table-cell office:value-type="float" office:value="65857" table:style-name="ce24">
            <text:p>65,857</text:p>
          </table:table-cell>
          <table:table-cell office:value-type="float" office:value="9922" table:style-name="ce24">
            <text:p>9,922</text:p>
          </table:table-cell>
          <table:table-cell office:value-type="float" office:value="69336" table:style-name="ce24">
            <text:p>69,336</text:p>
          </table:table-cell>
          <table:table-cell office:value-type="float" office:value="14848" table:style-name="ce24">
            <text:p>14,848</text:p>
          </table:table-cell>
          <table:table-cell office:value-type="float" office:value="88031" table:style-name="ce24">
            <text:p>88,03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79</text:p>
          </table:table-cell>
          <table:table-cell office:value-type="string" table:style-name="ce23">
            <text:p><text:s text:c="4"/>其他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04" table:style-name="ce24">
            <text:p>104</text:p>
          </table:table-cell>
          <table:table-cell office:value-type="float" office:value="801" table:style-name="ce24">
            <text:p>801</text:p>
          </table:table-cell>
          <table:table-cell office:value-type="float" office:value="188" table:style-name="ce24">
            <text:p>188</text:p>
          </table:table-cell>
          <table:table-cell office:value-type="float" office:value="1162" table:style-name="ce24">
            <text:p>1,162</text:p>
          </table:table-cell>
          <table:table-cell office:value-type="float" office:value="170" table:style-name="ce24">
            <text:p>170</text:p>
          </table:table-cell>
          <table:table-cell office:value-type="float" office:value="1072" table:style-name="ce24">
            <text:p>1,072</text:p>
          </table:table-cell>
          <table:table-cell office:value-type="float" office:value="167" table:style-name="ce24">
            <text:p>167</text:p>
          </table:table-cell>
          <table:table-cell office:value-type="float" office:value="1068" table:style-name="ce24">
            <text:p>1,06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6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7</text:p>
          </table:table-cell>
          <table:table-cell office:value-type="string" table:style-name="ce23">
            <text:p><text:s text:c="4"/>珊瑚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8</text:p>
          </table:table-cell>
          <table:table-cell office:value-type="string" table:style-name="ce23">
            <text:p><text:s text:c="4"/>飛魚卵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9</text:p>
          </table:table-cell>
          <table:table-cell office:value-type="string" table:style-name="ce26">
            <text:p><text:s text:c="4"/>其他近海漁業</text:p>
          </table:table-cell>
          <table:table-cell office:value-type="float" office:value="9362" table:style-name="ce27">
            <text:p>9,362</text:p>
          </table:table-cell>
          <table:table-cell office:value-type="float" office:value="72110" table:style-name="ce27">
            <text:p>72,110</text:p>
          </table:table-cell>
          <table:table-cell office:value-type="float" office:value="10652" table:style-name="ce27">
            <text:p>10,652</text:p>
          </table:table-cell>
          <table:table-cell office:value-type="float" office:value="100089" table:style-name="ce27">
            <text:p>100,089</text:p>
          </table:table-cell>
          <table:table-cell office:value-type="float" office:value="4528" table:style-name="ce27">
            <text:p>4,528</text:p>
          </table:table-cell>
          <table:table-cell office:value-type="float" office:value="33975" table:style-name="ce27">
            <text:p>33,975</text:p>
          </table:table-cell>
          <table:table-cell office:value-type="float" office:value="4325" table:style-name="ce27">
            <text:p>4,325</text:p>
          </table:table-cell>
          <table:table-cell office:value-type="float" office:value="30586" table:style-name="ce27">
            <text:p>30,586</text:p>
          </table:table-cell>
          <table:table-cell office:value-type="float" office:value="4450" table:style-name="ce27">
            <text:p>4,450</text:p>
          </table:table-cell>
          <table:table-cell office:value-type="float" office:value="29374" table:style-name="ce27">
            <text:p>29,374</text:p>
          </table:table-cell>
          <table:table-cell office:value-type="float" office:value="6845" table:style-name="ce27">
            <text:p>6,845</text:p>
          </table:table-cell>
          <table:table-cell office:value-type="float" office:value="45170" table:style-name="ce27">
            <text:p>45,17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3000</text:p>
          </table:table-cell>
          <table:table-cell office:value-type="string" table:style-name="ce19">
            <text:p>沿岸漁業合計</text:p>
          </table:table-cell>
          <table:table-cell office:value-type="float" office:value="33573" table:formula="of:=  IF(SUM([.C35:.C51])=0;&quot;-&quot;;SUM([.C35:.C51]))" table:style-name="ce20">
            <text:p>33,573</text:p>
          </table:table-cell>
          <table:table-cell office:value-type="float" office:value="277163" table:formula="of:=  IF(SUM([.D35:.D51])=0;&quot;-&quot;;SUM([.D35:.D51]))" table:style-name="ce20">
            <text:p>277,163</text:p>
          </table:table-cell>
          <table:table-cell office:value-type="float" office:value="31760" table:formula="of:=  IF(SUM([.E35:.E51])=0;&quot;-&quot;;SUM([.E35:.E51]))" table:style-name="ce21">
            <text:p>31,760</text:p>
          </table:table-cell>
          <table:table-cell office:value-type="float" office:value="285700" table:formula="of:=  IF(SUM([.F35:.F51])=0;&quot;-&quot;;SUM([.F35:.F51]))" table:style-name="ce21">
            <text:p>285,700</text:p>
          </table:table-cell>
          <table:table-cell office:value-type="float" office:value="37850" table:formula="of:=  IF(SUM([.G35:.G51])=0;&quot;-&quot;;SUM([.G35:.G51]))" table:style-name="ce21">
            <text:p>37,850</text:p>
          </table:table-cell>
          <table:table-cell office:value-type="float" office:value="290970" table:formula="of:=  IF(SUM([.H35:.H51])=0;&quot;-&quot;;SUM([.H35:.H51]))" table:style-name="ce21">
            <text:p>290,970</text:p>
          </table:table-cell>
          <table:table-cell office:value-type="float" office:value="38113" table:formula="of:=  IF(SUM([.I35:.I51])=0;&quot;-&quot;;SUM([.I35:.I51]))" table:style-name="ce21">
            <text:p>38,113</text:p>
          </table:table-cell>
          <table:table-cell office:value-type="float" office:value="266272" table:formula="of:=  IF(SUM([.J35:.J51])=0;&quot;-&quot;;SUM([.J35:.J51]))" table:style-name="ce21">
            <text:p>266,272</text:p>
          </table:table-cell>
          <table:table-cell office:value-type="float" office:value="43013" table:formula="of:=  IF(SUM([.K35:.K51])=0;&quot;-&quot;;SUM([.K35:.K51]))" table:style-name="ce21">
            <text:p>43,013</text:p>
          </table:table-cell>
          <table:table-cell office:value-type="float" office:value="288633" table:formula="of:=  IF(SUM([.L35:.L51])=0;&quot;-&quot;;SUM([.L35:.L51]))" table:style-name="ce21">
            <text:p>288,633</text:p>
          </table:table-cell>
          <table:table-cell office:value-type="float" office:value="38273" table:formula="of:=  IF(SUM([.M35:.M51])=0;&quot;-&quot;;SUM([.M35:.M51]))" table:style-name="ce21">
            <text:p>38,273</text:p>
          </table:table-cell>
          <table:table-cell office:value-type="float" office:value="268701" table:formula="of:=  IF(SUM([.N35:.N51])=0;&quot;-&quot;;SUM([.N35:.N51]))" table:style-name="ce21">
            <text:p>268,70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1</text:p>
          </table:table-cell>
          <table:table-cell office:value-type="string" table:style-name="ce23">
            <text:p><text:s text:c="4"/>定置漁具</text:p>
          </table:table-cell>
          <table:table-cell office:value-type="float" office:value="3499" table:style-name="ce24">
            <text:p>3,499</text:p>
          </table:table-cell>
          <table:table-cell office:value-type="float" office:value="26023" table:style-name="ce24">
            <text:p>26,023</text:p>
          </table:table-cell>
          <table:table-cell office:value-type="float" office:value="2391" table:style-name="ce24">
            <text:p>2,391</text:p>
          </table:table-cell>
          <table:table-cell office:value-type="float" office:value="21905" table:style-name="ce24">
            <text:p>21,905</text:p>
          </table:table-cell>
          <table:table-cell office:value-type="float" office:value="2283" table:style-name="ce24">
            <text:p>2,283</text:p>
          </table:table-cell>
          <table:table-cell office:value-type="float" office:value="19221" table:style-name="ce24">
            <text:p>19,221</text:p>
          </table:table-cell>
          <table:table-cell office:value-type="float" office:value="3001" table:style-name="ce24">
            <text:p>3,001</text:p>
          </table:table-cell>
          <table:table-cell office:value-type="float" office:value="23282" table:style-name="ce24">
            <text:p>23,282</text:p>
          </table:table-cell>
          <table:table-cell office:value-type="float" office:value="2467" table:style-name="ce24">
            <text:p>2,467</text:p>
          </table:table-cell>
          <table:table-cell office:value-type="float" office:value="19698" table:style-name="ce24">
            <text:p>19,698</text:p>
          </table:table-cell>
          <table:table-cell office:value-type="float" office:value="2747" table:style-name="ce24">
            <text:p>2,747</text:p>
          </table:table-cell>
          <table:table-cell office:value-type="float" office:value="20841" table:style-name="ce24">
            <text:p>20,84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2</text:p>
          </table:table-cell>
          <table:table-cell office:value-type="string" table:style-name="ce23">
            <text:p><text:s text:c="4"/>地曳網</text:p>
          </table:table-cell>
          <table:table-cell office:value-type="float" office:value="7079" table:style-name="ce24">
            <text:p>7,079</text:p>
          </table:table-cell>
          <table:table-cell office:value-type="float" office:value="51581" table:style-name="ce24">
            <text:p>51,581</text:p>
          </table:table-cell>
          <table:table-cell office:value-type="float" office:value="5898" table:style-name="ce24">
            <text:p>5,898</text:p>
          </table:table-cell>
          <table:table-cell office:value-type="float" office:value="52046" table:style-name="ce24">
            <text:p>52,046</text:p>
          </table:table-cell>
          <table:table-cell office:value-type="float" office:value="6675" table:style-name="ce24">
            <text:p>6,675</text:p>
          </table:table-cell>
          <table:table-cell office:value-type="float" office:value="49547" table:style-name="ce24">
            <text:p>49,547</text:p>
          </table:table-cell>
          <table:table-cell office:value-type="float" office:value="7852" table:style-name="ce24">
            <text:p>7,852</text:p>
          </table:table-cell>
          <table:table-cell office:value-type="float" office:value="47032" table:style-name="ce24">
            <text:p>47,032</text:p>
          </table:table-cell>
          <table:table-cell office:value-type="float" office:value="12953" table:style-name="ce24">
            <text:p>12,953</text:p>
          </table:table-cell>
          <table:table-cell office:value-type="float" office:value="71221" table:style-name="ce24">
            <text:p>71,221</text:p>
          </table:table-cell>
          <table:table-cell office:value-type="float" office:value="8824" table:style-name="ce24">
            <text:p>8,824</text:p>
          </table:table-cell>
          <table:table-cell office:value-type="float" office:value="50211" table:style-name="ce24">
            <text:p>50,21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3</text:p>
          </table:table-cell>
          <table:table-cell office:value-type="string" table:style-name="ce23">
            <text:p><text:s text:c="4"/>焚寄網</text:p>
          </table:table-cell>
          <table:table-cell office:value-type="float" office:value="5706" table:style-name="ce24">
            <text:p>5,706</text:p>
          </table:table-cell>
          <table:table-cell office:value-type="float" office:value="45630" table:style-name="ce24">
            <text:p>45,630</text:p>
          </table:table-cell>
          <table:table-cell office:value-type="float" office:value="4493" table:style-name="ce24">
            <text:p>4,493</text:p>
          </table:table-cell>
          <table:table-cell office:value-type="float" office:value="41408" table:style-name="ce24">
            <text:p>41,408</text:p>
          </table:table-cell>
          <table:table-cell office:value-type="float" office:value="3857" table:style-name="ce24">
            <text:p>3,857</text:p>
          </table:table-cell>
          <table:table-cell office:value-type="float" office:value="26594" table:style-name="ce24">
            <text:p>26,594</text:p>
          </table:table-cell>
          <table:table-cell office:value-type="float" office:value="3649" table:style-name="ce24">
            <text:p>3,649</text:p>
          </table:table-cell>
          <table:table-cell office:value-type="float" office:value="22752" table:style-name="ce24">
            <text:p>22,752</text:p>
          </table:table-cell>
          <table:table-cell office:value-type="float" office:value="3778" table:style-name="ce24">
            <text:p>3,778</text:p>
          </table:table-cell>
          <table:table-cell office:value-type="float" office:value="18108" table:style-name="ce24">
            <text:p>18,108</text:p>
          </table:table-cell>
          <table:table-cell office:value-type="float" office:value="3198" table:style-name="ce24">
            <text:p>3,198</text:p>
          </table:table-cell>
          <table:table-cell office:value-type="float" office:value="15666" table:style-name="ce24">
            <text:p>15,66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4</text:p>
          </table:table-cell>
          <table:table-cell office:value-type="string" table:style-name="ce23">
            <text:p><text:s text:c="4"/>刺網</text:p>
          </table:table-cell>
          <table:table-cell office:value-type="float" office:value="2588" table:style-name="ce24">
            <text:p>2,588</text:p>
          </table:table-cell>
          <table:table-cell office:value-type="float" office:value="23436" table:style-name="ce24">
            <text:p>23,436</text:p>
          </table:table-cell>
          <table:table-cell office:value-type="float" office:value="3216" table:style-name="ce24">
            <text:p>3,216</text:p>
          </table:table-cell>
          <table:table-cell office:value-type="float" office:value="31594" table:style-name="ce24">
            <text:p>31,594</text:p>
          </table:table-cell>
          <table:table-cell office:value-type="float" office:value="3610" table:style-name="ce24">
            <text:p>3,610</text:p>
          </table:table-cell>
          <table:table-cell office:value-type="float" office:value="30412" table:style-name="ce24">
            <text:p>30,412</text:p>
          </table:table-cell>
          <table:table-cell office:value-type="float" office:value="3571" table:style-name="ce24">
            <text:p>3,571</text:p>
          </table:table-cell>
          <table:table-cell office:value-type="float" office:value="28591" table:style-name="ce24">
            <text:p>28,591</text:p>
          </table:table-cell>
          <table:table-cell office:value-type="float" office:value="4046" table:style-name="ce24">
            <text:p>4,046</text:p>
          </table:table-cell>
          <table:table-cell office:value-type="float" office:value="32805" table:style-name="ce24">
            <text:p>32,805</text:p>
          </table:table-cell>
          <table:table-cell office:value-type="float" office:value="4333" table:style-name="ce24">
            <text:p>4,333</text:p>
          </table:table-cell>
          <table:table-cell office:value-type="float" office:value="35478" table:style-name="ce24">
            <text:p>35,47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5</text:p>
          </table:table-cell>
          <table:table-cell office:value-type="string" table:style-name="ce23">
            <text:p><text:s text:c="4"/>追逐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3328" table:style-name="ce24">
            <text:p>3,328</text:p>
          </table:table-cell>
          <table:table-cell office:value-type="float" office:value="19850" table:style-name="ce24">
            <text:p>19,850</text:p>
          </table:table-cell>
          <table:table-cell office:value-type="float" office:value="2898" table:style-name="ce24">
            <text:p>2,898</text:p>
          </table:table-cell>
          <table:table-cell office:value-type="float" office:value="13805" table:style-name="ce24">
            <text:p>13,805</text:p>
          </table:table-cell>
          <table:table-cell office:value-type="float" office:value="2523" table:style-name="ce24">
            <text:p>2,523</text:p>
          </table:table-cell>
          <table:table-cell office:value-type="float" office:value="14770" table:style-name="ce24">
            <text:p>14,770</text:p>
          </table:table-cell>
          <table:table-cell office:value-type="float" office:value="2676" table:style-name="ce24">
            <text:p>2,676</text:p>
          </table:table-cell>
          <table:table-cell office:value-type="float" office:value="11882" table:style-name="ce24">
            <text:p>11,88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6</text:p>
          </table:table-cell>
          <table:table-cell office:value-type="string" table:style-name="ce23">
            <text:p><text:s text:c="4"/>流袋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7</text:p>
          </table:table-cell>
          <table:table-cell office:value-type="string" table:style-name="ce23">
            <text:p><text:s text:c="4"/>魩鱙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8</text:p>
          </table:table-cell>
          <table:table-cell office:value-type="string" table:style-name="ce23">
            <text:p><text:s text:c="4"/>櫻花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9</text:p>
          </table:table-cell>
          <table:table-cell office:value-type="string" table:style-name="ce23">
            <text:p><text:s text:c="4"/>赤尾青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4097" table:style-name="ce24">
            <text:p>4,097</text:p>
          </table:table-cell>
          <table:table-cell office:value-type="float" office:value="30723" table:style-name="ce24">
            <text:p>30,723</text:p>
          </table:table-cell>
          <table:table-cell office:value-type="float" office:value="3607" table:style-name="ce24">
            <text:p>3,607</text:p>
          </table:table-cell>
          <table:table-cell office:value-type="float" office:value="29869" table:style-name="ce24">
            <text:p>29,869</text:p>
          </table:table-cell>
          <table:table-cell office:value-type="float" office:value="4823" table:style-name="ce24">
            <text:p>4,823</text:p>
          </table:table-cell>
          <table:table-cell office:value-type="float" office:value="36236" table:style-name="ce24">
            <text:p>36,236</text:p>
          </table:table-cell>
          <table:table-cell office:value-type="float" office:value="4665" table:style-name="ce24">
            <text:p>4,665</text:p>
          </table:table-cell>
          <table:table-cell office:value-type="float" office:value="30422" table:style-name="ce24">
            <text:p>30,422</text:p>
          </table:table-cell>
          <table:table-cell office:value-type="float" office:value="4680" table:style-name="ce24">
            <text:p>4,680</text:p>
          </table:table-cell>
          <table:table-cell office:value-type="float" office:value="28474" table:style-name="ce24">
            <text:p>28,474</text:p>
          </table:table-cell>
          <table:table-cell office:value-type="float" office:value="4043" table:style-name="ce24">
            <text:p>4,043</text:p>
          </table:table-cell>
          <table:table-cell office:value-type="float" office:value="26198" table:style-name="ce24">
            <text:p>26,19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0</text:p>
          </table:table-cell>
          <table:table-cell office:value-type="string" table:style-name="ce23">
            <text:p><text:s text:c="4"/>一支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1</text:p>
          </table:table-cell>
          <table:table-cell office:value-type="string" table:style-name="ce23">
            <text:p><text:s text:c="4"/>雜魚延繩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3803" table:style-name="ce24">
            <text:p>3,803</text:p>
          </table:table-cell>
          <table:table-cell office:value-type="float" office:value="30185" table:style-name="ce24">
            <text:p>30,185</text:p>
          </table:table-cell>
          <table:table-cell office:value-type="float" office:value="3726" table:style-name="ce24">
            <text:p>3,726</text:p>
          </table:table-cell>
          <table:table-cell office:value-type="float" office:value="32684" table:style-name="ce24">
            <text:p>32,684</text:p>
          </table:table-cell>
          <table:table-cell office:value-type="float" office:value="3480" table:style-name="ce24">
            <text:p>3,480</text:p>
          </table:table-cell>
          <table:table-cell office:value-type="float" office:value="26489" table:style-name="ce24">
            <text:p>26,489</text:p>
          </table:table-cell>
          <table:table-cell office:value-type="float" office:value="2847" table:style-name="ce24">
            <text:p>2,847</text:p>
          </table:table-cell>
          <table:table-cell office:value-type="float" office:value="20401" table:style-name="ce24">
            <text:p>20,401</text:p>
          </table:table-cell>
          <table:table-cell office:value-type="float" office:value="2865" table:style-name="ce24">
            <text:p>2,865</text:p>
          </table:table-cell>
          <table:table-cell office:value-type="float" office:value="21006" table:style-name="ce24">
            <text:p>21,006</text:p>
          </table:table-cell>
          <table:table-cell office:value-type="float" office:value="2763" table:style-name="ce24">
            <text:p>2,763</text:p>
          </table:table-cell>
          <table:table-cell office:value-type="float" office:value="20539" table:style-name="ce24">
            <text:p>20,53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6</text:p>
          </table:table-cell>
          <table:table-cell office:value-type="string" table:style-name="ce23">
            <text:p><text:s text:c="4"/>鏢旗魚</text:p>
          </table:table-cell>
          <table:table-cell office:value-type="float" office:value="3074" table:style-name="ce24">
            <text:p>3,074</text:p>
          </table:table-cell>
          <table:table-cell office:value-type="float" office:value="30593" table:style-name="ce24">
            <text:p>30,593</text:p>
          </table:table-cell>
          <table:table-cell office:value-type="float" office:value="3686" table:style-name="ce24">
            <text:p>3,686</text:p>
          </table:table-cell>
          <table:table-cell office:value-type="float" office:value="34794" table:style-name="ce24">
            <text:p>34,794</text:p>
          </table:table-cell>
          <table:table-cell office:value-type="float" office:value="4478" table:style-name="ce24">
            <text:p>4,478</text:p>
          </table:table-cell>
          <table:table-cell office:value-type="float" office:value="36427" table:style-name="ce24">
            <text:p>36,427</text:p>
          </table:table-cell>
          <table:table-cell office:value-type="float" office:value="4348" table:style-name="ce24">
            <text:p>4,348</text:p>
          </table:table-cell>
          <table:table-cell office:value-type="float" office:value="35819" table:style-name="ce24">
            <text:p>35,819</text:p>
          </table:table-cell>
          <table:table-cell office:value-type="float" office:value="4941" table:style-name="ce24">
            <text:p>4,941</text:p>
          </table:table-cell>
          <table:table-cell office:value-type="float" office:value="40124" table:style-name="ce24">
            <text:p>40,124</text:p>
          </table:table-cell>
          <table:table-cell office:value-type="float" office:value="4731" table:style-name="ce24">
            <text:p>4,731</text:p>
          </table:table-cell>
          <table:table-cell office:value-type="float" office:value="44689" table:style-name="ce24">
            <text:p>44,68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7</text:p>
          </table:table-cell>
          <table:table-cell office:value-type="string" table:style-name="ce23">
            <text:p><text:s text:c="4"/>遊漁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8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9</text:p>
          </table:table-cell>
          <table:table-cell office:value-type="string" table:style-name="ce26">
            <text:p><text:s text:c="4"/>其他沿岸漁業</text:p>
          </table:table-cell>
          <table:table-cell office:value-type="float" office:value="3727" table:style-name="ce27">
            <text:p>3,727</text:p>
          </table:table-cell>
          <table:table-cell office:value-type="float" office:value="38992" table:style-name="ce27">
            <text:p>38,992</text:p>
          </table:table-cell>
          <table:table-cell office:value-type="float" office:value="4743" table:style-name="ce27">
            <text:p>4,743</text:p>
          </table:table-cell>
          <table:table-cell office:value-type="float" office:value="41400" table:style-name="ce27">
            <text:p>41,400</text:p>
          </table:table-cell>
          <table:table-cell office:value-type="float" office:value="5316" table:style-name="ce27">
            <text:p>5,316</text:p>
          </table:table-cell>
          <table:table-cell office:value-type="float" office:value="46194" table:style-name="ce27">
            <text:p>46,194</text:p>
          </table:table-cell>
          <table:table-cell office:value-type="float" office:value="5282" table:style-name="ce27">
            <text:p>5,282</text:p>
          </table:table-cell>
          <table:table-cell office:value-type="float" office:value="44168" table:style-name="ce27">
            <text:p>44,168</text:p>
          </table:table-cell>
          <table:table-cell office:value-type="float" office:value="4760" table:style-name="ce27">
            <text:p>4,760</text:p>
          </table:table-cell>
          <table:table-cell office:value-type="float" office:value="42427" table:style-name="ce27">
            <text:p>42,427</text:p>
          </table:table-cell>
          <table:table-cell office:value-type="float" office:value="4958" table:style-name="ce27">
            <text:p>4,958</text:p>
          </table:table-cell>
          <table:table-cell office:value-type="float" office:value="43197" table:style-name="ce27">
            <text:p>43,197</text:p>
          </table:table-cell>
          <table:table-cell table:number-columns-repeated="16370"/>
        </table:table-row>
        <table:table-row table:style-name="ro3">
          <table:table-cell office:value-type="float" office:value="4000" table:style-name="ce18">
            <text:p>4000</text:p>
          </table:table-cell>
          <table:table-cell office:value-type="string" table:style-name="ce19">
            <text:p>內陸漁撈合計</text:p>
          </table:table-cell>
          <table:table-cell office:value-type="float" office:value="1684" table:formula="of:=  IF(SUM([.C53:.C55])=0;&quot;-&quot;;SUM([.C53:.C55]))" table:style-name="ce20">
            <text:p>1,684</text:p>
          </table:table-cell>
          <table:table-cell office:value-type="float" office:value="14742" table:formula="of:=  IF(SUM([.D53:.D55])=0;&quot;-&quot;;SUM([.D53:.D55]))" table:style-name="ce20">
            <text:p>14,742</text:p>
          </table:table-cell>
          <table:table-cell office:value-type="float" office:value="1969" table:formula="of:=  IF(SUM([.E53:.E55])=0;&quot;-&quot;;SUM([.E53:.E55]))" table:style-name="ce21">
            <text:p>1,969</text:p>
          </table:table-cell>
          <table:table-cell office:value-type="float" office:value="18840" table:formula="of:=  IF(SUM([.F53:.F55])=0;&quot;-&quot;;SUM([.F53:.F55]))" table:style-name="ce21">
            <text:p>18,840</text:p>
          </table:table-cell>
          <table:table-cell office:value-type="float" office:value="1483" table:formula="of:=  IF(SUM([.G53:.G55])=0;&quot;-&quot;;SUM([.G53:.G55]))" table:style-name="ce21">
            <text:p>1,483</text:p>
          </table:table-cell>
          <table:table-cell office:value-type="float" office:value="13292" table:formula="of:=  IF(SUM([.H53:.H55])=0;&quot;-&quot;;SUM([.H53:.H55]))" table:style-name="ce21">
            <text:p>13,292</text:p>
          </table:table-cell>
          <table:table-cell office:value-type="float" office:value="1421" table:formula="of:=  IF(SUM([.I53:.I55])=0;&quot;-&quot;;SUM([.I53:.I55]))" table:style-name="ce21">
            <text:p>1,421</text:p>
          </table:table-cell>
          <table:table-cell office:value-type="float" office:value="11716" table:formula="of:=  IF(SUM([.J53:.J55])=0;&quot;-&quot;;SUM([.J53:.J55]))" table:style-name="ce21">
            <text:p>11,716</text:p>
          </table:table-cell>
          <table:table-cell office:value-type="float" office:value="1306" table:formula="of:=  IF(SUM([.K53:.K55])=0;&quot;-&quot;;SUM([.K53:.K55]))" table:style-name="ce21">
            <text:p>1,306</text:p>
          </table:table-cell>
          <table:table-cell office:value-type="float" office:value="10782" table:formula="of:=  IF(SUM([.L53:.L55])=0;&quot;-&quot;;SUM([.L53:.L55]))" table:style-name="ce21">
            <text:p>10,782</text:p>
          </table:table-cell>
          <table:table-cell office:value-type="float" office:value="1325" table:formula="of:=  IF(SUM([.M53:.M55])=0;&quot;-&quot;;SUM([.M53:.M55]))" table:style-name="ce21">
            <text:p>1,325</text:p>
          </table:table-cell>
          <table:table-cell office:value-type="float" office:value="12810" table:formula="of:=  IF(SUM([.N53:.N55])=0;&quot;-&quot;;SUM([.N53:.N55]))" table:style-name="ce21">
            <text:p>12,810</text:p>
          </table:table-cell>
          <table:table-cell table:number-columns-repeated="16370"/>
        </table:table-row>
        <table:table-row table:style-name="ro3">
          <table:table-cell office:value-type="float" office:value="4001" table:style-name="ce22">
            <text:p>4001</text:p>
          </table:table-cell>
          <table:table-cell office:value-type="string" table:style-name="ce23">
            <text:p><text:s text:c="4"/>河川漁撈</text:p>
          </table:table-cell>
          <table:table-cell office:value-type="float" office:value="1684" table:style-name="ce24">
            <text:p>1,684</text:p>
          </table:table-cell>
          <table:table-cell office:value-type="float" office:value="14742" table:style-name="ce24">
            <text:p>14,742</text:p>
          </table:table-cell>
          <table:table-cell office:value-type="float" office:value="1969" table:style-name="ce24">
            <text:p>1,969</text:p>
          </table:table-cell>
          <table:table-cell office:value-type="float" office:value="18840" table:style-name="ce24">
            <text:p>18,840</text:p>
          </table:table-cell>
          <table:table-cell office:value-type="float" office:value="1483" table:style-name="ce24">
            <text:p>1,483</text:p>
          </table:table-cell>
          <table:table-cell office:value-type="float" office:value="13292" table:style-name="ce24">
            <text:p>13,292</text:p>
          </table:table-cell>
          <table:table-cell office:value-type="float" office:value="1421" table:style-name="ce24">
            <text:p>1,421</text:p>
          </table:table-cell>
          <table:table-cell office:value-type="float" office:value="11716" table:style-name="ce24">
            <text:p>11,716</text:p>
          </table:table-cell>
          <table:table-cell office:value-type="float" office:value="1306" table:style-name="ce24">
            <text:p>1,306</text:p>
          </table:table-cell>
          <table:table-cell office:value-type="float" office:value="10782" table:style-name="ce24">
            <text:p>10,782</text:p>
          </table:table-cell>
          <table:table-cell office:value-type="float" office:value="1325" table:style-name="ce24">
            <text:p>1,325</text:p>
          </table:table-cell>
          <table:table-cell office:value-type="float" office:value="12810" table:style-name="ce24">
            <text:p>12,810</text:p>
          </table:table-cell>
          <table:table-cell table:number-columns-repeated="16370"/>
        </table:table-row>
        <table:table-row table:style-name="ro3">
          <table:table-cell office:value-type="float" office:value="4002" table:style-name="ce22">
            <text:p>4002</text:p>
          </table:table-cell>
          <table:table-cell office:value-type="string" table:style-name="ce23">
            <text:p><text:s text:c="4"/>水庫漁撈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5">
            <text:p>4099</text:p>
          </table:table-cell>
          <table:table-cell office:value-type="string" table:style-name="ce26">
            <text:p><text:s text:c="4"/>其他內陸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18">
            <text:p>5000</text:p>
          </table:table-cell>
          <table:table-cell office:value-type="string" table:style-name="ce19">
            <text:p>海面養殖合計</text:p>
          </table:table-cell>
          <table:table-cell office:value-type="float" office:value="6446" table:formula="of:=  IF(SUM([.C57:.C59])=0;&quot;-&quot;;SUM([.C57:.C59]))" table:style-name="ce20">
            <text:p>6,446</text:p>
          </table:table-cell>
          <table:table-cell office:value-type="float" office:value="41429" table:formula="of:=  IF(SUM([.D57:.D59])=0;&quot;-&quot;;SUM([.D57:.D59]))" table:style-name="ce20">
            <text:p>41,429</text:p>
          </table:table-cell>
          <table:table-cell office:value-type="float" office:value="7839" table:formula="of:=  IF(SUM([.E57:.E59])=0;&quot;-&quot;;SUM([.E57:.E59]))" table:style-name="ce21">
            <text:p>7,839</text:p>
          </table:table-cell>
          <table:table-cell office:value-type="float" office:value="54571" table:formula="of:=  IF(SUM([.F57:.F59])=0;&quot;-&quot;;SUM([.F57:.F59]))" table:style-name="ce21">
            <text:p>54,571</text:p>
          </table:table-cell>
          <table:table-cell office:value-type="float" office:value="9924" table:formula="of:=  IF(SUM([.G57:.G59])=0;&quot;-&quot;;SUM([.G57:.G59]))" table:style-name="ce21">
            <text:p>9,924</text:p>
          </table:table-cell>
          <table:table-cell office:value-type="float" office:value="68588" table:formula="of:=  IF(SUM([.H57:.H59])=0;&quot;-&quot;;SUM([.H57:.H59]))" table:style-name="ce21">
            <text:p>68,588</text:p>
          </table:table-cell>
          <table:table-cell office:value-type="float" office:value="9129" table:formula="of:=  IF(SUM([.I57:.I59])=0;&quot;-&quot;;SUM([.I57:.I59]))" table:style-name="ce21">
            <text:p>9,129</text:p>
          </table:table-cell>
          <table:table-cell office:value-type="float" office:value="57366" table:formula="of:=  IF(SUM([.J57:.J59])=0;&quot;-&quot;;SUM([.J57:.J59]))" table:style-name="ce21">
            <text:p>57,366</text:p>
          </table:table-cell>
          <table:table-cell office:value-type="float" office:value="9818" table:formula="of:=  IF(SUM([.K57:.K59])=0;&quot;-&quot;;SUM([.K57:.K59]))" table:style-name="ce21">
            <text:p>9,818</text:p>
          </table:table-cell>
          <table:table-cell office:value-type="float" office:value="57789" table:formula="of:=  IF(SUM([.L57:.L59])=0;&quot;-&quot;;SUM([.L57:.L59]))" table:style-name="ce21">
            <text:p>57,789</text:p>
          </table:table-cell>
          <table:table-cell office:value-type="float" office:value="10388" table:formula="of:=  IF(SUM([.M57:.M59])=0;&quot;-&quot;;SUM([.M57:.M59]))" table:style-name="ce21">
            <text:p>10,388</text:p>
          </table:table-cell>
          <table:table-cell office:value-type="float" office:value="60734" table:formula="of:=  IF(SUM([.N57:.N59])=0;&quot;-&quot;;SUM([.N57:.N59]))" table:style-name="ce21">
            <text:p>60,734</text:p>
          </table:table-cell>
          <table:table-cell table:number-columns-repeated="16370"/>
        </table:table-row>
        <table:table-row table:style-name="ro3">
          <table:table-cell office:value-type="float" office:value="5001" table:style-name="ce22">
            <text:p>5001</text:p>
          </table:table-cell>
          <table:table-cell office:value-type="string" table:style-name="ce23">
            <text:p><text:s text:c="4"/>淺海養殖</text:p>
          </table:table-cell>
          <table:table-cell office:value-type="float" office:value="6446" table:style-name="ce24">
            <text:p>6,446</text:p>
          </table:table-cell>
          <table:table-cell office:value-type="float" office:value="41429" table:style-name="ce24">
            <text:p>41,429</text:p>
          </table:table-cell>
          <table:table-cell office:value-type="float" office:value="7839" table:style-name="ce24">
            <text:p>7,839</text:p>
          </table:table-cell>
          <table:table-cell office:value-type="float" office:value="54571" table:style-name="ce24">
            <text:p>54,571</text:p>
          </table:table-cell>
          <table:table-cell office:value-type="float" office:value="9924" table:style-name="ce24">
            <text:p>9,924</text:p>
          </table:table-cell>
          <table:table-cell office:value-type="float" office:value="68588" table:style-name="ce24">
            <text:p>68,588</text:p>
          </table:table-cell>
          <table:table-cell office:value-type="float" office:value="9129" table:style-name="ce24">
            <text:p>9,129</text:p>
          </table:table-cell>
          <table:table-cell office:value-type="float" office:value="57366" table:style-name="ce24">
            <text:p>57,366</text:p>
          </table:table-cell>
          <table:table-cell office:value-type="float" office:value="9818" table:style-name="ce24">
            <text:p>9,818</text:p>
          </table:table-cell>
          <table:table-cell office:value-type="float" office:value="57789" table:style-name="ce24">
            <text:p>57,789</text:p>
          </table:table-cell>
          <table:table-cell office:value-type="float" office:value="10388" table:style-name="ce24">
            <text:p>10,388</text:p>
          </table:table-cell>
          <table:table-cell office:value-type="float" office:value="60734" table:style-name="ce24">
            <text:p>60,734</text:p>
          </table:table-cell>
          <table:table-cell table:number-columns-repeated="16370"/>
        </table:table-row>
        <table:table-row table:style-name="ro3">
          <table:table-cell office:value-type="float" office:value="5002" table:style-name="ce22">
            <text:p>5002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5">
            <text:p>5099</text:p>
          </table:table-cell>
          <table:table-cell office:value-type="string" table:style-name="ce26">
            <text:p><text:s text:c="4"/>其他海面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18">
            <text:p>6000</text:p>
          </table:table-cell>
          <table:table-cell office:value-type="string" table:style-name="ce19">
            <text:p>內陸養殖合計</text:p>
          </table:table-cell>
          <table:table-cell office:value-type="float" office:value="40046" table:formula="of:=  IF(IF(VALUE([.C5])&gt;=2010;SUM([.C61];[.C62];[.C63];[.C65]);SUM([.C61:.C65]))=0;&quot;-&quot;;IF(VALUE([.C5])&gt;=2010;SUM([.C61];[.C62];[.C63];[.C65]);SUM([.C61:.C65])))" table:style-name="ce20">
            <text:p>40,046</text:p>
          </table:table-cell>
          <table:table-cell office:value-type="float" office:value="529093" table:formula="of:=  IF(SUM([.D61:.D65])=0;&quot;-&quot;;SUM([.D61:.D65]))" table:style-name="ce20">
            <text:p>529,093</text:p>
          </table:table-cell>
          <table:table-cell office:value-type="float" office:value="41190" table:formula="of:=  IF(IF(VALUE([.E5])&gt;=2010;SUM([.E61];[.E62];[.E63];[.E65]);SUM([.E61:.E65]))=0;&quot;-&quot;;IF(VALUE([.E5])&gt;=2010;SUM([.E61];[.E62];[.E63];[.E65]);SUM([.E61:.E65])))" table:style-name="ce21">
            <text:p>41,190</text:p>
          </table:table-cell>
          <table:table-cell office:value-type="float" office:value="560273" table:formula="of:=  IF(SUM([.F61:.F65])=0;&quot;-&quot;;SUM([.F61:.F65]))" table:style-name="ce21">
            <text:p>560,273</text:p>
          </table:table-cell>
          <table:table-cell office:value-type="float" office:value="47430" table:formula="of:=  IF(IF(VALUE([.G5])&gt;=2010;SUM([.G61];[.G62];[.G63];[.G65]);SUM([.G61:.G65]))=0;&quot;-&quot;;IF(VALUE([.G5])&gt;=2010;SUM([.G61];[.G62];[.G63];[.G65]);SUM([.G61:.G65])))" table:style-name="ce21">
            <text:p>47,430</text:p>
          </table:table-cell>
          <table:table-cell office:value-type="float" office:value="630179" table:formula="of:=  IF(SUM([.H61:.H65])=0;&quot;-&quot;;SUM([.H61:.H65]))" table:style-name="ce21">
            <text:p>630,179</text:p>
          </table:table-cell>
          <table:table-cell office:value-type="float" office:value="39511" table:formula="of:=  IF(IF(VALUE([.I5])&gt;=2010;SUM([.I61];[.I62];[.I63];[.I65]);SUM([.I61:.I65]))=0;&quot;-&quot;;IF(VALUE([.I5])&gt;=2010;SUM([.I61];[.I62];[.I63];[.I65]);SUM([.I61:.I65])))" table:style-name="ce21">
            <text:p>39,511</text:p>
          </table:table-cell>
          <table:table-cell office:value-type="float" office:value="471901" table:formula="of:=  IF(SUM([.J61:.J65])=0;&quot;-&quot;;SUM([.J61:.J65]))" table:style-name="ce21">
            <text:p>471,901</text:p>
          </table:table-cell>
          <table:table-cell office:value-type="float" office:value="40154" table:formula="of:=  IF(IF(VALUE([.K5])&gt;=2010;SUM([.K61];[.K62];[.K63];[.K65]);SUM([.K61:.K65]))=0;&quot;-&quot;;IF(VALUE([.K5])&gt;=2010;SUM([.K61];[.K62];[.K63];[.K65]);SUM([.K61:.K65])))" table:style-name="ce21">
            <text:p>40,154</text:p>
          </table:table-cell>
          <table:table-cell office:value-type="float" office:value="518506" table:formula="of:=  IF(SUM([.L61:.L65])=0;&quot;-&quot;;SUM([.L61:.L65]))" table:style-name="ce21">
            <text:p>518,506</text:p>
          </table:table-cell>
          <table:table-cell office:value-type="float" office:value="45905" table:formula="of:=  IF(IF(VALUE([.M5])&gt;=2010;SUM([.M61];[.M62];[.M63];[.M65]);SUM([.M61:.M65]))=0;&quot;-&quot;;IF(VALUE([.M5])&gt;=2010;SUM([.M61];[.M62];[.M63];[.M65]);SUM([.M61:.M65])))" table:style-name="ce21">
            <text:p>45,905</text:p>
          </table:table-cell>
          <table:table-cell office:value-type="float" office:value="642577" table:formula="of:=  IF(SUM([.N61:.N65])=0;&quot;-&quot;;SUM([.N61:.N65]))" table:style-name="ce21">
            <text:p>642,577</text:p>
          </table:table-cell>
          <table:table-cell table:number-columns-repeated="16370"/>
        </table:table-row>
        <table:table-row table:style-name="ro3">
          <table:table-cell office:value-type="float" office:value="6001" table:style-name="ce22">
            <text:p>6001</text:p>
          </table:table-cell>
          <table:table-cell office:value-type="string" table:style-name="ce23">
            <text:p><text:s text:c="4"/>鹹水魚塭</text:p>
          </table:table-cell>
          <table:table-cell office:value-type="float" office:value="29374" table:style-name="ce24">
            <text:p>29,374</text:p>
          </table:table-cell>
          <table:table-cell office:value-type="float" office:value="425413" table:style-name="ce24">
            <text:p>425,413</text:p>
          </table:table-cell>
          <table:table-cell office:value-type="float" office:value="29878" table:style-name="ce24">
            <text:p>29,878</text:p>
          </table:table-cell>
          <table:table-cell office:value-type="float" office:value="424249" table:style-name="ce24">
            <text:p>424,249</text:p>
          </table:table-cell>
          <table:table-cell office:value-type="float" office:value="34941" table:style-name="ce24">
            <text:p>34,941</text:p>
          </table:table-cell>
          <table:table-cell office:value-type="float" office:value="505158" table:style-name="ce24">
            <text:p>505,158</text:p>
          </table:table-cell>
          <table:table-cell office:value-type="float" office:value="28548" table:style-name="ce24">
            <text:p>28,548</text:p>
          </table:table-cell>
          <table:table-cell office:value-type="float" office:value="362447" table:style-name="ce24">
            <text:p>362,447</text:p>
          </table:table-cell>
          <table:table-cell office:value-type="float" office:value="29065" table:style-name="ce24">
            <text:p>29,065</text:p>
          </table:table-cell>
          <table:table-cell office:value-type="float" office:value="393091" table:style-name="ce24">
            <text:p>393,091</text:p>
          </table:table-cell>
          <table:table-cell office:value-type="float" office:value="33955" table:style-name="ce24">
            <text:p>33,955</text:p>
          </table:table-cell>
          <table:table-cell office:value-type="float" office:value="505412" table:style-name="ce24">
            <text:p>505,412</text:p>
          </table:table-cell>
          <table:table-cell table:number-columns-repeated="16370"/>
        </table:table-row>
        <table:table-row table:style-name="ro3">
          <table:table-cell office:value-type="float" office:value="6002" table:style-name="ce22">
            <text:p>6002</text:p>
          </table:table-cell>
          <table:table-cell office:value-type="string" table:style-name="ce23">
            <text:p><text:s text:c="4"/>淡水魚塭</text:p>
          </table:table-cell>
          <table:table-cell office:value-type="float" office:value="8066" table:style-name="ce24">
            <text:p>8,066</text:p>
          </table:table-cell>
          <table:table-cell office:value-type="float" office:value="73699" table:style-name="ce24">
            <text:p>73,699</text:p>
          </table:table-cell>
          <table:table-cell office:value-type="float" office:value="7952" table:style-name="ce24">
            <text:p>7,952</text:p>
          </table:table-cell>
          <table:table-cell office:value-type="float" office:value="91098" table:style-name="ce24">
            <text:p>91,098</text:p>
          </table:table-cell>
          <table:table-cell office:value-type="float" office:value="8950" table:style-name="ce24">
            <text:p>8,950</text:p>
          </table:table-cell>
          <table:table-cell office:value-type="float" office:value="85841" table:style-name="ce24">
            <text:p>85,841</text:p>
          </table:table-cell>
          <table:table-cell office:value-type="float" office:value="7448" table:style-name="ce24">
            <text:p>7,448</text:p>
          </table:table-cell>
          <table:table-cell office:value-type="float" office:value="70854" table:style-name="ce24">
            <text:p>70,854</text:p>
          </table:table-cell>
          <table:table-cell office:value-type="float" office:value="7665" table:style-name="ce24">
            <text:p>7,665</text:p>
          </table:table-cell>
          <table:table-cell office:value-type="float" office:value="83130" table:style-name="ce24">
            <text:p>83,130</text:p>
          </table:table-cell>
          <table:table-cell office:value-type="float" office:value="8214" table:style-name="ce24">
            <text:p>8,214</text:p>
          </table:table-cell>
          <table:table-cell office:value-type="float" office:value="89245" table:style-name="ce24">
            <text:p>89,245</text:p>
          </table:table-cell>
          <table:table-cell table:number-columns-repeated="16370"/>
        </table:table-row>
        <table:table-row table:style-name="ro3">
          <table:table-cell office:value-type="float" office:value="6003" table:style-name="ce22">
            <text:p>6003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2">
            <text:p>6004</text:p>
          </table:table-cell>
          <table:table-cell office:value-type="string" table:style-name="ce23">
            <text:p><text:s text:c="4"/>觀賞魚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5">
            <text:p>6099</text:p>
          </table:table-cell>
          <table:table-cell office:value-type="string" table:style-name="ce26">
            <text:p><text:s text:c="4"/>其他內陸養殖</text:p>
          </table:table-cell>
          <table:table-cell office:value-type="float" office:value="2606" table:style-name="ce27">
            <text:p>2,606</text:p>
          </table:table-cell>
          <table:table-cell office:value-type="float" office:value="29981" table:style-name="ce27">
            <text:p>29,981</text:p>
          </table:table-cell>
          <table:table-cell office:value-type="float" office:value="3360" table:style-name="ce27">
            <text:p>3,360</text:p>
          </table:table-cell>
          <table:table-cell office:value-type="float" office:value="44926" table:style-name="ce27">
            <text:p>44,926</text:p>
          </table:table-cell>
          <table:table-cell office:value-type="float" office:value="3539" table:style-name="ce27">
            <text:p>3,539</text:p>
          </table:table-cell>
          <table:table-cell office:value-type="float" office:value="39180" table:style-name="ce27">
            <text:p>39,180</text:p>
          </table:table-cell>
          <table:table-cell office:value-type="float" office:value="3515" table:style-name="ce27">
            <text:p>3,515</text:p>
          </table:table-cell>
          <table:table-cell office:value-type="float" office:value="38600" table:style-name="ce27">
            <text:p>38,600</text:p>
          </table:table-cell>
          <table:table-cell office:value-type="float" office:value="3424" table:style-name="ce27">
            <text:p>3,424</text:p>
          </table:table-cell>
          <table:table-cell office:value-type="float" office:value="42285" table:style-name="ce27">
            <text:p>42,285</text:p>
          </table:table-cell>
          <table:table-cell office:value-type="float" office:value="3736" table:style-name="ce27">
            <text:p>3,736</text:p>
          </table:table-cell>
          <table:table-cell office:value-type="float" office:value="47920" table:style-name="ce27">
            <text:p>47,920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1(續)" table:style-name="ta1">
        <table:table-column table:style-name="co1" table:default-cell-style-name="ce16"/>
        <table:table-column table:style-name="co2" table:default-cell-style-name="ce13"/>
        <table:table-column table:style-name="co3" table:number-columns-repeated="15" table:default-cell-style-name="ce13"/>
        <table:table-column table:style-name="co4" table:number-columns-repeated="16367" table:default-cell-style-name="ce13"/>
        <table:table-row table:style-name="ro1">
          <table:table-cell office:value-type="string" table:number-columns-spanned="8" table:number-rows-spanned="1" table:style-name="ce38">
            <text:p>6·歷年漁業生產量(續)</text:p>
          </table:table-cell>
          <table:covered-table-cell table:number-columns-repeated="7"/>
          <table:table-cell office:value-type="string" table:number-columns-spanned="6" table:number-rows-spanned="1" table:style-name="ce38">
            <text:p>6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28"/>
          <table:table-cell office:value-type="string" table:style-name="ce3">
            <text:p>單位：</text:p>
          </table:table-cell>
          <table:table-cell office:value-type="string" table:number-columns-spanned="2" table:number-rows-spanned="1" table:style-name="ce40">
            <text:p>產量：公噸, 千尾(觀賞魚)</text:p>
          </table:table-cell>
          <table:covered-table-cell/>
          <table:table-cell table:number-columns-repeated="4" table:style-name="ce28"/>
          <table:table-cell office:value-type="string" table:style-name="ce3">
            <text:p>Unit：</text:p>
          </table:table-cell>
          <table:table-cell office:value-type="string" table:style-name="ce31">
            <text:p><text:s/>Quantity：M.T.; 1000Pcs. by ornamental fish</text:p>
          </table:table-cell>
          <table:table-cell table:style-name="ce28"/>
          <table:table-cell table:number-columns-repeated="2" table:style-name="ce29"/>
          <table:table-cell table:number-columns-repeated="16370" table:style-name="ce28"/>
        </table:table-row>
        <table:table-row table:style-name="ro2">
          <table:table-cell table:number-columns-repeated="3" table:style-name="ce28"/>
          <table:table-cell office:value-type="string" table:number-columns-spanned="2" table:number-rows-spanned="1" table:style-name="ce40">
            <text:p>價值：新臺幣千元</text:p>
          </table:table-cell>
          <table:covered-table-cell/>
          <table:table-cell table:number-columns-repeated="5" table:style-name="ce28"/>
          <table:table-cell office:value-type="string" table:style-name="ce32">
            <text:p><text:s/>Value <text:s text:c="4"/>：Thousand NT $</text:p>
          </table:table-cell>
          <table:table-cell table:style-name="ce33"/>
          <table:table-cell table:number-columns-repeated="2" table:style-name="ce30"/>
          <table:table-cell table:number-columns-repeated="16370" table:style-name="ce28"/>
        </table:table-row>
        <table:table-row table:style-name="ro2">
          <table:table-cell table:style-name="ce10"/>
          <table:table-cell office:value-type="string" table:style-name="ce6">
            <text:p>年別</text:p>
            <draw:custom-shape svg:x="0in" svg:y="0in" svg:width="1.05208in" svg:height="0.53365in" draw:z-index="1" draw:id="id3" draw:style-name="a3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2" draw:id="id4" draw:style-name="a4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3" draw:id="id5" draw:style-name="a5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4" draw:id="id6" draw:style-name="a6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34">
            <text:p>民國五十四年</text:p>
          </table:table-cell>
          <table:covered-table-cell/>
          <table:table-cell office:value-type="string" table:number-columns-spanned="2" table:number-rows-spanned="1" table:style-name="ce34">
            <text:p>民國五十五年</text:p>
          </table:table-cell>
          <table:covered-table-cell/>
          <table:table-cell office:value-type="string" table:number-columns-spanned="2" table:number-rows-spanned="1" table:style-name="ce34">
            <text:p>民國五十六年</text:p>
          </table:table-cell>
          <table:covered-table-cell/>
          <table:table-cell office:value-type="string" table:number-columns-spanned="2" table:number-rows-spanned="1" table:style-name="ce34">
            <text:p>民國五十七年</text:p>
          </table:table-cell>
          <table:covered-table-cell/>
          <table:table-cell office:value-type="string" table:number-columns-spanned="2" table:number-rows-spanned="1" table:style-name="ce34">
            <text:p>民國五十八年</text:p>
          </table:table-cell>
          <table:covered-table-cell/>
          <table:table-cell office:value-type="string" table:number-columns-spanned="2" table:number-rows-spanned="1" table:style-name="ce34">
            <text:p>民國五十九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代碼</text:p>
          </table:table-cell>
          <table:table-cell office:value-type="string" table:style-name="ce7">
            <text:p>Year</text:p>
          </table:table-cell>
          <table:table-cell office:value-type="float" office:value="1965" table:number-columns-spanned="2" table:number-rows-spanned="1" table:style-name="ce46">
            <text:p>1965</text:p>
          </table:table-cell>
          <table:covered-table-cell/>
          <table:table-cell office:value-type="float" office:value="1966" table:number-columns-spanned="2" table:number-rows-spanned="1" table:style-name="ce46">
            <text:p>1966</text:p>
          </table:table-cell>
          <table:covered-table-cell/>
          <table:table-cell office:value-type="float" office:value="1967" table:number-columns-spanned="2" table:number-rows-spanned="1" table:style-name="ce46">
            <text:p>1967</text:p>
          </table:table-cell>
          <table:covered-table-cell/>
          <table:table-cell office:value-type="float" office:value="1968" table:number-columns-spanned="2" table:number-rows-spanned="1" table:style-name="ce46">
            <text:p>1968</text:p>
          </table:table-cell>
          <table:covered-table-cell/>
          <table:table-cell office:value-type="float" office:value="1969" table:number-columns-spanned="2" table:number-rows-spanned="1" table:style-name="ce46">
            <text:p>1969</text:p>
          </table:table-cell>
          <table:covered-table-cell/>
          <table:table-cell office:value-type="float" office:value="1970" table:number-columns-spanned="2" table:number-rows-spanned="1" table:style-name="ce47">
            <text:p>1970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Code</text:p>
          </table:table-cell>
          <table:table-cell office:value-type="string" table:style-name="ce8">
            <text:p>漁業種類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table:number-columns-repeated="16370"/>
        </table:table-row>
        <table:table-row table:style-name="ro2">
          <table:table-cell table:style-name="ce12"/>
          <table:table-cell office:value-type="string" table:style-name="ce9">
            <text:p>Type of Fishery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0000</text:p>
          </table:table-cell>
          <table:table-cell office:value-type="string" table:style-name="ce10">
            <text:p>總計</text:p>
          </table:table-cell>
          <table:table-cell office:value-type="float" office:value="381638" table:formula="of:=  IF(SUM([.C9];[.C17];[.C34];[.C52];[.C56];[.C60])=0;&quot;-&quot;;SUM([.C9];[.C17];[.C34];[.C52];[.C56];[.C60]))" table:style-name="ce17">
            <text:p>381,638</text:p>
          </table:table-cell>
          <table:table-cell office:value-type="float" office:value="3276550" table:formula="of:=  IF(SUM([.D9];[.D17];[.D34];[.D52];[.D56];[.D60])=0;&quot;-&quot;;SUM([.D9];[.D17];[.D34];[.D52];[.D56];[.D60]))" table:style-name="ce17">
            <text:p>3,276,550</text:p>
          </table:table-cell>
          <table:table-cell office:value-type="float" office:value="425277" table:formula="of:=  IF(SUM([.E9];[.E17];[.E34];[.E52];[.E56];[.E60])=0;&quot;-&quot;;SUM([.E9];[.E17];[.E34];[.E52];[.E56];[.E60]))" table:style-name="ce11">
            <text:p>425,277</text:p>
          </table:table-cell>
          <table:table-cell office:value-type="float" office:value="3865405" table:formula="of:=  IF(SUM([.F9];[.F17];[.F34];[.F52];[.F56];[.F60])=0;&quot;-&quot;;SUM([.F9];[.F17];[.F34];[.F52];[.F56];[.F60]))" table:style-name="ce11">
            <text:p>3,865,405</text:p>
          </table:table-cell>
          <table:table-cell office:value-type="float" office:value="458222" table:formula="of:=  IF(SUM([.G9];[.G17];[.G34];[.G52];[.G56];[.G60])=0;&quot;-&quot;;SUM([.G9];[.G17];[.G34];[.G52];[.G56];[.G60]))" table:style-name="ce11">
            <text:p>458,222</text:p>
          </table:table-cell>
          <table:table-cell office:value-type="float" office:value="4145694" table:formula="of:=  IF(SUM([.H9];[.H17];[.H34];[.H52];[.H56];[.H60])=0;&quot;-&quot;;SUM([.H9];[.H17];[.H34];[.H52];[.H56];[.H60]))" table:style-name="ce11">
            <text:p>4,145,694</text:p>
          </table:table-cell>
          <table:table-cell office:value-type="float" office:value="531170" table:formula="of:=  IF(SUM([.I9];[.I17];[.I34];[.I52];[.I56];[.I60])=0;&quot;-&quot;;SUM([.I9];[.I17];[.I34];[.I52];[.I56];[.I60]))" table:style-name="ce11">
            <text:p>531,170</text:p>
          </table:table-cell>
          <table:table-cell office:value-type="float" office:value="5193418" table:formula="of:=  IF(SUM([.J9];[.J17];[.J34];[.J52];[.J56];[.J60])=0;&quot;-&quot;;SUM([.J9];[.J17];[.J34];[.J52];[.J56];[.J60]))" table:style-name="ce11">
            <text:p>5,193,418</text:p>
          </table:table-cell>
          <table:table-cell office:value-type="float" office:value="560917" table:formula="of:=  IF(SUM([.K9];[.K17];[.K34];[.K52];[.K56];[.K60])=0;&quot;-&quot;;SUM([.K9];[.K17];[.K34];[.K52];[.K56];[.K60]))" table:style-name="ce11">
            <text:p>560,917</text:p>
          </table:table-cell>
          <table:table-cell office:value-type="float" office:value="5836888" table:formula="of:=  IF(SUM([.L9];[.L17];[.L34];[.L52];[.L56];[.L60])=0;&quot;-&quot;;SUM([.L9];[.L17];[.L34];[.L52];[.L56];[.L60]))" table:style-name="ce11">
            <text:p>5,836,888</text:p>
          </table:table-cell>
          <table:table-cell office:value-type="float" office:value="613152" table:formula="of:=  IF(SUM([.M9];[.M17];[.M34];[.M52];[.M56];[.M60])=0;&quot;-&quot;;SUM([.M9];[.M17];[.M34];[.M52];[.M56];[.M60]))" table:style-name="ce11">
            <text:p>613,152</text:p>
          </table:table-cell>
          <table:table-cell office:value-type="float" office:value="7210553" table:formula="of:=  IF(SUM([.N9];[.N17];[.N34];[.N52];[.N56];[.N60])=0;&quot;-&quot;;SUM([.N9];[.N17];[.N34];[.N52];[.N56];[.N60]))" table:style-name="ce11">
            <text:p>7,210,553</text:p>
          </table:table-cell>
          <table:table-cell table:number-columns-repeated="16370"/>
        </table:table-row>
        <table:table-row table:style-name="ro3">
          <table:table-cell office:value-type="float" office:value="1000" table:style-name="ce18">
            <text:p>1000</text:p>
          </table:table-cell>
          <table:table-cell office:value-type="string" table:style-name="ce19">
            <text:p>遠洋漁業合計</text:p>
          </table:table-cell>
          <table:table-cell office:value-type="float" office:value="135899" table:formula="of:=  IF(SUM([.C10:.C16])=0;&quot;-&quot;;SUM([.C10:.C16]))" table:style-name="ce20">
            <text:p>135,899</text:p>
          </table:table-cell>
          <table:table-cell office:value-type="float" office:value="1014509" table:formula="of:=  IF(SUM([.D10:.D16])=0;&quot;-&quot;;SUM([.D10:.D16]))" table:style-name="ce20">
            <text:p>1,014,509</text:p>
          </table:table-cell>
          <table:table-cell office:value-type="float" office:value="169260" table:formula="of:=  IF(SUM([.E10:.E16])=0;&quot;-&quot;;SUM([.E10:.E16]))" table:style-name="ce21">
            <text:p>169,260</text:p>
          </table:table-cell>
          <table:table-cell office:value-type="float" office:value="1341718" table:formula="of:=  IF(SUM([.F10:.F16])=0;&quot;-&quot;;SUM([.F10:.F16]))" table:style-name="ce21">
            <text:p>1,341,718</text:p>
          </table:table-cell>
          <table:table-cell office:value-type="float" office:value="189068" table:formula="of:=  IF(SUM([.G10:.G16])=0;&quot;-&quot;;SUM([.G10:.G16]))" table:style-name="ce21">
            <text:p>189,068</text:p>
          </table:table-cell>
          <table:table-cell office:value-type="float" office:value="1559406" table:formula="of:=  IF(SUM([.H10:.H16])=0;&quot;-&quot;;SUM([.H10:.H16]))" table:style-name="ce21">
            <text:p>1,559,406</text:p>
          </table:table-cell>
          <table:table-cell office:value-type="float" office:value="241043" table:formula="of:=  IF(SUM([.I10:.I16])=0;&quot;-&quot;;SUM([.I10:.I16]))" table:style-name="ce21">
            <text:p>241,043</text:p>
          </table:table-cell>
          <table:table-cell office:value-type="float" office:value="2196000" table:formula="of:=  IF(SUM([.J10:.J16])=0;&quot;-&quot;;SUM([.J10:.J16]))" table:style-name="ce21">
            <text:p>2,196,000</text:p>
          </table:table-cell>
          <table:table-cell office:value-type="float" office:value="254770" table:formula="of:=  IF(SUM([.K10:.K16])=0;&quot;-&quot;;SUM([.K10:.K16]))" table:style-name="ce21">
            <text:p>254,770</text:p>
          </table:table-cell>
          <table:table-cell office:value-type="float" office:value="2436105" table:formula="of:=  IF(SUM([.L10:.L16])=0;&quot;-&quot;;SUM([.L10:.L16]))" table:style-name="ce21">
            <text:p>2,436,105</text:p>
          </table:table-cell>
          <table:table-cell office:value-type="float" office:value="275971" table:formula="of:=  IF(SUM([.M10:.M16])=0;&quot;-&quot;;SUM([.M10:.M16]))" table:style-name="ce21">
            <text:p>275,971</text:p>
          </table:table-cell>
          <table:table-cell office:value-type="float" office:value="3185456" table:formula="of:=  IF(SUM([.N10:.N16])=0;&quot;-&quot;;SUM([.N10:.N16]))" table:style-name="ce21">
            <text:p>3,185,456</text:p>
          </table:table-cell>
          <table:table-cell table:number-columns-repeated="16370"/>
        </table:table-row>
        <table:table-row table:style-name="ro3">
          <table:table-cell office:value-type="float" office:value="1001" table:style-name="ce22">
            <text:p>1001</text:p>
          </table:table-cell>
          <table:table-cell office:value-type="string" table:style-name="ce23">
            <text:p><text:s text:c="4"/>單船拖網</text:p>
          </table:table-cell>
          <table:table-cell office:value-type="float" office:value="18780" table:style-name="ce24">
            <text:p>18,780</text:p>
          </table:table-cell>
          <table:table-cell office:value-type="float" office:value="119600" table:style-name="ce24">
            <text:p>119,600</text:p>
          </table:table-cell>
          <table:table-cell office:value-type="float" office:value="18542" table:style-name="ce24">
            <text:p>18,542</text:p>
          </table:table-cell>
          <table:table-cell office:value-type="float" office:value="124654" table:style-name="ce24">
            <text:p>124,654</text:p>
          </table:table-cell>
          <table:table-cell office:value-type="float" office:value="16918" table:style-name="ce24">
            <text:p>16,918</text:p>
          </table:table-cell>
          <table:table-cell office:value-type="float" office:value="111736" table:style-name="ce24">
            <text:p>111,736</text:p>
          </table:table-cell>
          <table:table-cell office:value-type="float" office:value="21272" table:style-name="ce24">
            <text:p>21,272</text:p>
          </table:table-cell>
          <table:table-cell office:value-type="float" office:value="140951" table:style-name="ce24">
            <text:p>140,951</text:p>
          </table:table-cell>
          <table:table-cell office:value-type="float" office:value="25190" table:style-name="ce24">
            <text:p>25,190</text:p>
          </table:table-cell>
          <table:table-cell office:value-type="float" office:value="153957" table:style-name="ce24">
            <text:p>153,957</text:p>
          </table:table-cell>
          <table:table-cell office:value-type="float" office:value="44363" table:style-name="ce24">
            <text:p>44,363</text:p>
          </table:table-cell>
          <table:table-cell office:value-type="float" office:value="295842" table:style-name="ce24">
            <text:p>295,842</text:p>
          </table:table-cell>
          <table:table-cell table:number-columns-repeated="16370"/>
        </table:table-row>
        <table:table-row table:style-name="ro3">
          <table:table-cell office:value-type="float" office:value="1002" table:style-name="ce22">
            <text:p>1002</text:p>
          </table:table-cell>
          <table:table-cell office:value-type="string" table:style-name="ce23">
            <text:p><text:s text:c="4"/>雙船拖網</text:p>
          </table:table-cell>
          <table:table-cell office:value-type="float" office:value="106782" table:style-name="ce24">
            <text:p>106,782</text:p>
          </table:table-cell>
          <table:table-cell office:value-type="float" office:value="778910" table:style-name="ce24">
            <text:p>778,910</text:p>
          </table:table-cell>
          <table:table-cell office:value-type="float" office:value="126302" table:style-name="ce24">
            <text:p>126,302</text:p>
          </table:table-cell>
          <table:table-cell office:value-type="float" office:value="847777" table:style-name="ce24">
            <text:p>847,777</text:p>
          </table:table-cell>
          <table:table-cell office:value-type="float" office:value="133289" table:style-name="ce24">
            <text:p>133,289</text:p>
          </table:table-cell>
          <table:table-cell office:value-type="float" office:value="875521" table:style-name="ce24">
            <text:p>875,521</text:p>
          </table:table-cell>
          <table:table-cell office:value-type="float" office:value="140198" table:style-name="ce24">
            <text:p>140,198</text:p>
          </table:table-cell>
          <table:table-cell office:value-type="float" office:value="975544" table:style-name="ce24">
            <text:p>975,544</text:p>
          </table:table-cell>
          <table:table-cell office:value-type="float" office:value="135110" table:style-name="ce24">
            <text:p>135,110</text:p>
          </table:table-cell>
          <table:table-cell office:value-type="float" office:value="991805" table:style-name="ce24">
            <text:p>991,805</text:p>
          </table:table-cell>
          <table:table-cell office:value-type="float" office:value="137676" table:style-name="ce24">
            <text:p>137,676</text:p>
          </table:table-cell>
          <table:table-cell office:value-type="float" office:value="1031749" table:style-name="ce24">
            <text:p>1,031,749</text:p>
          </table:table-cell>
          <table:table-cell table:number-columns-repeated="16370"/>
        </table:table-row>
        <table:table-row table:style-name="ro3">
          <table:table-cell office:value-type="float" office:value="1003" table:style-name="ce22">
            <text:p>1003</text:p>
          </table:table-cell>
          <table:table-cell office:value-type="string" table:style-name="ce23">
            <text:p><text:s text:c="4"/>鰹鮪圍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04" table:style-name="ce22">
            <text:p>1004</text:p>
          </table:table-cell>
          <table:table-cell office:value-type="string" table:style-name="ce23">
            <text:p><text:s text:c="4"/>秋刀魚棒受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2">
            <text:p>1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10227" table:style-name="ce24">
            <text:p>10,227</text:p>
          </table:table-cell>
          <table:table-cell office:value-type="float" office:value="115278" table:style-name="ce24">
            <text:p>115,278</text:p>
          </table:table-cell>
          <table:table-cell office:value-type="float" office:value="24353" table:style-name="ce24">
            <text:p>24,353</text:p>
          </table:table-cell>
          <table:table-cell office:value-type="float" office:value="368943" table:style-name="ce24">
            <text:p>368,943</text:p>
          </table:table-cell>
          <table:table-cell office:value-type="float" office:value="38861" table:style-name="ce24">
            <text:p>38,861</text:p>
          </table:table-cell>
          <table:table-cell office:value-type="float" office:value="572149" table:style-name="ce24">
            <text:p>572,149</text:p>
          </table:table-cell>
          <table:table-cell office:value-type="float" office:value="79573" table:style-name="ce24">
            <text:p>79,573</text:p>
          </table:table-cell>
          <table:table-cell office:value-type="float" office:value="1079505" table:style-name="ce24">
            <text:p>1,079,505</text:p>
          </table:table-cell>
          <table:table-cell office:value-type="float" office:value="94470" table:style-name="ce24">
            <text:p>94,470</text:p>
          </table:table-cell>
          <table:table-cell office:value-type="float" office:value="1290343" table:style-name="ce24">
            <text:p>1,290,343</text:p>
          </table:table-cell>
          <table:table-cell office:value-type="float" office:value="93932" table:style-name="ce24">
            <text:p>93,932</text:p>
          </table:table-cell>
          <table:table-cell office:value-type="float" office:value="1857865" table:style-name="ce24">
            <text:p>1,857,865</text:p>
          </table:table-cell>
          <table:table-cell table:number-columns-repeated="16370"/>
        </table:table-row>
        <table:table-row table:style-name="ro3">
          <table:table-cell office:value-type="float" office:value="1051" table:style-name="ce22">
            <text:p>1051</text:p>
          </table:table-cell>
          <table:table-cell office:value-type="string" table:style-name="ce23">
            <text:p><text:s text:c="4"/>魷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1099</text:p>
          </table:table-cell>
          <table:table-cell office:value-type="string" table:style-name="ce26">
            <text:p><text:s text:c="4"/>其他遠洋漁業</text:p>
          </table:table-cell>
          <table:table-cell office:value-type="float" office:value="110" table:style-name="ce27">
            <text:p>110</text:p>
          </table:table-cell>
          <table:table-cell office:value-type="float" office:value="721" table:style-name="ce27">
            <text:p>721</text:p>
          </table:table-cell>
          <table:table-cell office:value-type="float" office:value="63" table:style-name="ce27">
            <text:p>63</text:p>
          </table:table-cell>
          <table:table-cell office:value-type="float" office:value="344" table:style-name="ce27">
            <text:p>344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2000</text:p>
          </table:table-cell>
          <table:table-cell office:value-type="string" table:style-name="ce19">
            <text:p>近海漁業合計</text:p>
          </table:table-cell>
          <table:table-cell office:value-type="float" office:value="153944" table:formula="of:=  IF(SUM([.C18:.C33])=0;&quot;-&quot;;SUM([.C18:.C33]))" table:style-name="ce20">
            <text:p>153,944</text:p>
          </table:table-cell>
          <table:table-cell office:value-type="float" office:value="1251773" table:formula="of:=  IF(SUM([.D18:.D33])=0;&quot;-&quot;;SUM([.D18:.D33]))" table:style-name="ce20">
            <text:p>1,251,773</text:p>
          </table:table-cell>
          <table:table-cell office:value-type="float" office:value="165560" table:formula="of:=  IF(SUM([.E18:.E33])=0;&quot;-&quot;;SUM([.E18:.E33]))" table:style-name="ce21">
            <text:p>165,560</text:p>
          </table:table-cell>
          <table:table-cell office:value-type="float" office:value="1456437" table:formula="of:=  IF(SUM([.F18:.F33])=0;&quot;-&quot;;SUM([.F18:.F33]))" table:style-name="ce21">
            <text:p>1,456,437</text:p>
          </table:table-cell>
          <table:table-cell office:value-type="float" office:value="179522" table:formula="of:=  IF(SUM([.G18:.G33])=0;&quot;-&quot;;SUM([.G18:.G33]))" table:style-name="ce21">
            <text:p>179,522</text:p>
          </table:table-cell>
          <table:table-cell office:value-type="float" office:value="1573738" table:formula="of:=  IF(SUM([.H18:.H33])=0;&quot;-&quot;;SUM([.H18:.H33]))" table:style-name="ce21">
            <text:p>1,573,738</text:p>
          </table:table-cell>
          <table:table-cell office:value-type="float" office:value="201275" table:formula="of:=  IF(SUM([.I18:.I33])=0;&quot;-&quot;;SUM([.I18:.I33]))" table:style-name="ce21">
            <text:p>201,275</text:p>
          </table:table-cell>
          <table:table-cell office:value-type="float" office:value="1876255" table:formula="of:=  IF(SUM([.J18:.J33])=0;&quot;-&quot;;SUM([.J18:.J33]))" table:style-name="ce21">
            <text:p>1,876,255</text:p>
          </table:table-cell>
          <table:table-cell office:value-type="float" office:value="215140" table:formula="of:=  IF(SUM([.K18:.K33])=0;&quot;-&quot;;SUM([.K18:.K33]))" table:style-name="ce21">
            <text:p>215,140</text:p>
          </table:table-cell>
          <table:table-cell office:value-type="float" office:value="2127437" table:formula="of:=  IF(SUM([.L18:.L33])=0;&quot;-&quot;;SUM([.L18:.L33]))" table:style-name="ce21">
            <text:p>2,127,437</text:p>
          </table:table-cell>
          <table:table-cell office:value-type="float" office:value="230306" table:formula="of:=  IF(SUM([.M18:.M33])=0;&quot;-&quot;;SUM([.M18:.M33]))" table:style-name="ce21">
            <text:p>230,306</text:p>
          </table:table-cell>
          <table:table-cell office:value-type="float" office:value="2222830" table:formula="of:=  IF(SUM([.N18:.N33])=0;&quot;-&quot;;SUM([.N18:.N33]))" table:style-name="ce21">
            <text:p>2,222,83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1</text:p>
          </table:table-cell>
          <table:table-cell office:value-type="string" table:style-name="ce23">
            <text:p><text:s text:c="4"/>巾著網</text:p>
          </table:table-cell>
          <table:table-cell office:value-type="float" office:value="17630" table:style-name="ce24">
            <text:p>17,630</text:p>
          </table:table-cell>
          <table:table-cell office:value-type="float" office:value="101393" table:style-name="ce24">
            <text:p>101,393</text:p>
          </table:table-cell>
          <table:table-cell office:value-type="float" office:value="21856" table:style-name="ce24">
            <text:p>21,856</text:p>
          </table:table-cell>
          <table:table-cell office:value-type="float" office:value="170907" table:style-name="ce24">
            <text:p>170,907</text:p>
          </table:table-cell>
          <table:table-cell office:value-type="float" office:value="26558" table:style-name="ce24">
            <text:p>26,558</text:p>
          </table:table-cell>
          <table:table-cell office:value-type="float" office:value="166203" table:style-name="ce24">
            <text:p>166,203</text:p>
          </table:table-cell>
          <table:table-cell office:value-type="float" office:value="26619" table:style-name="ce24">
            <text:p>26,619</text:p>
          </table:table-cell>
          <table:table-cell office:value-type="float" office:value="152027" table:style-name="ce24">
            <text:p>152,027</text:p>
          </table:table-cell>
          <table:table-cell office:value-type="float" office:value="33571" table:style-name="ce24">
            <text:p>33,571</text:p>
          </table:table-cell>
          <table:table-cell office:value-type="float" office:value="203238" table:style-name="ce24">
            <text:p>203,238</text:p>
          </table:table-cell>
          <table:table-cell office:value-type="float" office:value="19071" table:style-name="ce24">
            <text:p>19,071</text:p>
          </table:table-cell>
          <table:table-cell office:value-type="float" office:value="183719" table:style-name="ce24">
            <text:p>183,71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2</text:p>
          </table:table-cell>
          <table:table-cell office:value-type="string" table:style-name="ce23">
            <text:p><text:s text:c="4"/>鯖鰺圍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29" table:style-name="ce24">
            <text:p>29</text:p>
          </table:table-cell>
          <table:table-cell office:value-type="float" office:value="197" table:style-name="ce24">
            <text:p>197</text:p>
          </table:table-cell>
          <table:table-cell office:value-type="float" office:value="415" table:style-name="ce24">
            <text:p>415</text:p>
          </table:table-cell>
          <table:table-cell office:value-type="float" office:value="2519" table:style-name="ce24">
            <text:p>2,519</text:p>
          </table:table-cell>
          <table:table-cell office:value-type="float" office:value="287" table:style-name="ce24">
            <text:p>287</text:p>
          </table:table-cell>
          <table:table-cell office:value-type="float" office:value="1974" table:style-name="ce24">
            <text:p>1,974</text:p>
          </table:table-cell>
          <table:table-cell office:value-type="float" office:value="1984" table:style-name="ce24">
            <text:p>1,984</text:p>
          </table:table-cell>
          <table:table-cell office:value-type="float" office:value="11172" table:style-name="ce24">
            <text:p>11,17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3</text:p>
          </table:table-cell>
          <table:table-cell office:value-type="string" table:style-name="ce23">
            <text:p><text:s text:c="4"/>棒受網</text:p>
          </table:table-cell>
          <table:table-cell office:value-type="float" office:value="29447" table:style-name="ce24">
            <text:p>29,447</text:p>
          </table:table-cell>
          <table:table-cell office:value-type="float" office:value="167493" table:style-name="ce24">
            <text:p>167,493</text:p>
          </table:table-cell>
          <table:table-cell office:value-type="float" office:value="23891" table:style-name="ce24">
            <text:p>23,891</text:p>
          </table:table-cell>
          <table:table-cell office:value-type="float" office:value="163696" table:style-name="ce24">
            <text:p>163,696</text:p>
          </table:table-cell>
          <table:table-cell office:value-type="float" office:value="19370" table:style-name="ce24">
            <text:p>19,370</text:p>
          </table:table-cell>
          <table:table-cell office:value-type="float" office:value="121760" table:style-name="ce24">
            <text:p>121,760</text:p>
          </table:table-cell>
          <table:table-cell office:value-type="float" office:value="24939" table:style-name="ce24">
            <text:p>24,939</text:p>
          </table:table-cell>
          <table:table-cell office:value-type="float" office:value="134070" table:style-name="ce24">
            <text:p>134,070</text:p>
          </table:table-cell>
          <table:table-cell office:value-type="float" office:value="22868" table:style-name="ce24">
            <text:p>22,868</text:p>
          </table:table-cell>
          <table:table-cell office:value-type="float" office:value="141823" table:style-name="ce24">
            <text:p>141,823</text:p>
          </table:table-cell>
          <table:table-cell office:value-type="float" office:value="33617" table:style-name="ce24">
            <text:p>33,617</text:p>
          </table:table-cell>
          <table:table-cell office:value-type="float" office:value="198973" table:style-name="ce24">
            <text:p>198,97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4</text:p>
          </table:table-cell>
          <table:table-cell office:value-type="string" table:style-name="ce23">
            <text:p><text:s text:c="4"/>中小拖網</text:p>
          </table:table-cell>
          <table:table-cell office:value-type="float" office:value="31308" table:style-name="ce24">
            <text:p>31,308</text:p>
          </table:table-cell>
          <table:table-cell office:value-type="float" office:value="286341" table:style-name="ce24">
            <text:p>286,341</text:p>
          </table:table-cell>
          <table:table-cell office:value-type="float" office:value="49550" table:style-name="ce24">
            <text:p>49,550</text:p>
          </table:table-cell>
          <table:table-cell office:value-type="float" office:value="455300" table:style-name="ce24">
            <text:p>455,300</text:p>
          </table:table-cell>
          <table:table-cell office:value-type="float" office:value="63281" table:style-name="ce24">
            <text:p>63,281</text:p>
          </table:table-cell>
          <table:table-cell office:value-type="float" office:value="628417" table:style-name="ce24">
            <text:p>628,417</text:p>
          </table:table-cell>
          <table:table-cell office:value-type="float" office:value="69016" table:style-name="ce24">
            <text:p>69,016</text:p>
          </table:table-cell>
          <table:table-cell office:value-type="float" office:value="731197" table:style-name="ce24">
            <text:p>731,197</text:p>
          </table:table-cell>
          <table:table-cell office:value-type="float" office:value="77255" table:style-name="ce24">
            <text:p>77,255</text:p>
          </table:table-cell>
          <table:table-cell office:value-type="float" office:value="842699" table:style-name="ce24">
            <text:p>842,699</text:p>
          </table:table-cell>
          <table:table-cell office:value-type="float" office:value="86951" table:style-name="ce24">
            <text:p>86,951</text:p>
          </table:table-cell>
          <table:table-cell office:value-type="float" office:value="962773" table:style-name="ce24">
            <text:p>962,77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5</text:p>
          </table:table-cell>
          <table:table-cell office:value-type="string" table:style-name="ce23">
            <text:p><text:s text:c="4"/>刺網</text:p>
          </table:table-cell>
          <table:table-cell office:value-type="float" office:value="14473" table:style-name="ce24">
            <text:p>14,473</text:p>
          </table:table-cell>
          <table:table-cell office:value-type="float" office:value="172280" table:style-name="ce24">
            <text:p>172,280</text:p>
          </table:table-cell>
          <table:table-cell office:value-type="float" office:value="10753" table:style-name="ce24">
            <text:p>10,753</text:p>
          </table:table-cell>
          <table:table-cell office:value-type="float" office:value="131286" table:style-name="ce24">
            <text:p>131,286</text:p>
          </table:table-cell>
          <table:table-cell office:value-type="float" office:value="14713" table:style-name="ce24">
            <text:p>14,713</text:p>
          </table:table-cell>
          <table:table-cell office:value-type="float" office:value="178790" table:style-name="ce24">
            <text:p>178,790</text:p>
          </table:table-cell>
          <table:table-cell office:value-type="float" office:value="10163" table:style-name="ce24">
            <text:p>10,163</text:p>
          </table:table-cell>
          <table:table-cell office:value-type="float" office:value="130574" table:style-name="ce24">
            <text:p>130,574</text:p>
          </table:table-cell>
          <table:table-cell office:value-type="float" office:value="9924" table:style-name="ce24">
            <text:p>9,924</text:p>
          </table:table-cell>
          <table:table-cell office:value-type="float" office:value="124075" table:style-name="ce24">
            <text:p>124,075</text:p>
          </table:table-cell>
          <table:table-cell office:value-type="float" office:value="8475" table:style-name="ce24">
            <text:p>8,475</text:p>
          </table:table-cell>
          <table:table-cell office:value-type="float" office:value="105854" table:style-name="ce24">
            <text:p>105,85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6</text:p>
          </table:table-cell>
          <table:table-cell office:value-type="string" table:style-name="ce23">
            <text:p><text:s text:c="4"/>扒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49</text:p>
          </table:table-cell>
          <table:table-cell office:value-type="string" table:style-name="ce23">
            <text:p><text:s text:c="4"/>其他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16276" table:style-name="ce24">
            <text:p>16,276</text:p>
          </table:table-cell>
          <table:table-cell office:value-type="float" office:value="157639" table:style-name="ce24">
            <text:p>157,639</text:p>
          </table:table-cell>
          <table:table-cell office:value-type="float" office:value="18977" table:style-name="ce24">
            <text:p>18,977</text:p>
          </table:table-cell>
          <table:table-cell office:value-type="float" office:value="194569" table:style-name="ce24">
            <text:p>194,569</text:p>
          </table:table-cell>
          <table:table-cell office:value-type="float" office:value="19451" table:style-name="ce24">
            <text:p>19,451</text:p>
          </table:table-cell>
          <table:table-cell office:value-type="float" office:value="186325" table:style-name="ce24">
            <text:p>186,325</text:p>
          </table:table-cell>
          <table:table-cell office:value-type="float" office:value="24471" table:style-name="ce24">
            <text:p>24,471</text:p>
          </table:table-cell>
          <table:table-cell office:value-type="float" office:value="272287" table:style-name="ce24">
            <text:p>272,287</text:p>
          </table:table-cell>
          <table:table-cell office:value-type="float" office:value="25850" table:style-name="ce24">
            <text:p>25,850</text:p>
          </table:table-cell>
          <table:table-cell office:value-type="float" office:value="297951" table:style-name="ce24">
            <text:p>297,951</text:p>
          </table:table-cell>
          <table:table-cell office:value-type="float" office:value="27552" table:style-name="ce24">
            <text:p>27,552</text:p>
          </table:table-cell>
          <table:table-cell office:value-type="float" office:value="304303" table:style-name="ce24">
            <text:p>304,30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14341" table:style-name="ce24">
            <text:p>14,341</text:p>
          </table:table-cell>
          <table:table-cell office:value-type="float" office:value="135939" table:style-name="ce24">
            <text:p>135,939</text:p>
          </table:table-cell>
          <table:table-cell office:value-type="float" office:value="18551" table:style-name="ce24">
            <text:p>18,551</text:p>
          </table:table-cell>
          <table:table-cell office:value-type="float" office:value="170198" table:style-name="ce24">
            <text:p>170,198</text:p>
          </table:table-cell>
          <table:table-cell office:value-type="float" office:value="21100" table:style-name="ce24">
            <text:p>21,100</text:p>
          </table:table-cell>
          <table:table-cell office:value-type="float" office:value="178703" table:style-name="ce24">
            <text:p>178,703</text:p>
          </table:table-cell>
          <table:table-cell office:value-type="float" office:value="22436" table:style-name="ce24">
            <text:p>22,436</text:p>
          </table:table-cell>
          <table:table-cell office:value-type="float" office:value="200896" table:style-name="ce24">
            <text:p>200,896</text:p>
          </table:table-cell>
          <table:table-cell office:value-type="float" office:value="21375" table:style-name="ce24">
            <text:p>21,375</text:p>
          </table:table-cell>
          <table:table-cell office:value-type="float" office:value="203447" table:style-name="ce24">
            <text:p>203,447</text:p>
          </table:table-cell>
          <table:table-cell office:value-type="float" office:value="21349" table:style-name="ce24">
            <text:p>21,349</text:p>
          </table:table-cell>
          <table:table-cell office:value-type="float" office:value="208069" table:style-name="ce24">
            <text:p>208,06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2</text:p>
          </table:table-cell>
          <table:table-cell office:value-type="string" table:style-name="ce23">
            <text:p><text:s text:c="4"/>曳繩釣</text:p>
          </table:table-cell>
          <table:table-cell office:value-type="float" office:value="4164" table:style-name="ce24">
            <text:p>4,164</text:p>
          </table:table-cell>
          <table:table-cell office:value-type="float" office:value="36029" table:style-name="ce24">
            <text:p>36,029</text:p>
          </table:table-cell>
          <table:table-cell office:value-type="float" office:value="5047" table:style-name="ce24">
            <text:p>5,047</text:p>
          </table:table-cell>
          <table:table-cell office:value-type="float" office:value="45312" table:style-name="ce24">
            <text:p>45,312</text:p>
          </table:table-cell>
          <table:table-cell office:value-type="float" office:value="4394" table:style-name="ce24">
            <text:p>4,394</text:p>
          </table:table-cell>
          <table:table-cell office:value-type="float" office:value="31485" table:style-name="ce24">
            <text:p>31,485</text:p>
          </table:table-cell>
          <table:table-cell office:value-type="float" office:value="4960" table:style-name="ce24">
            <text:p>4,960</text:p>
          </table:table-cell>
          <table:table-cell office:value-type="float" office:value="35411" table:style-name="ce24">
            <text:p>35,411</text:p>
          </table:table-cell>
          <table:table-cell office:value-type="float" office:value="3369" table:style-name="ce24">
            <text:p>3,369</text:p>
          </table:table-cell>
          <table:table-cell office:value-type="float" office:value="23281" table:style-name="ce24">
            <text:p>23,281</text:p>
          </table:table-cell>
          <table:table-cell office:value-type="float" office:value="3004" table:style-name="ce24">
            <text:p>3,004</text:p>
          </table:table-cell>
          <table:table-cell office:value-type="float" office:value="22142" table:style-name="ce24">
            <text:p>22,14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3</text:p>
          </table:table-cell>
          <table:table-cell office:value-type="string" table:style-name="ce23">
            <text:p><text:s text:c="4"/>一支釣</text:p>
          </table:table-cell>
          <table:table-cell office:value-type="float" office:value="17321" table:style-name="ce24">
            <text:p>17,321</text:p>
          </table:table-cell>
          <table:table-cell office:value-type="float" office:value="124345" table:style-name="ce24">
            <text:p>124,345</text:p>
          </table:table-cell>
          <table:table-cell office:value-type="float" office:value="15572" table:style-name="ce24">
            <text:p>15,572</text:p>
          </table:table-cell>
          <table:table-cell office:value-type="float" office:value="111762" table:style-name="ce24">
            <text:p>111,762</text:p>
          </table:table-cell>
          <table:table-cell office:value-type="float" office:value="9008" table:style-name="ce24">
            <text:p>9,008</text:p>
          </table:table-cell>
          <table:table-cell office:value-type="float" office:value="66318" table:style-name="ce24">
            <text:p>66,318</text:p>
          </table:table-cell>
          <table:table-cell office:value-type="float" office:value="16314" table:style-name="ce24">
            <text:p>16,314</text:p>
          </table:table-cell>
          <table:table-cell office:value-type="float" office:value="110615" table:style-name="ce24">
            <text:p>110,615</text:p>
          </table:table-cell>
          <table:table-cell office:value-type="float" office:value="19203" table:style-name="ce24">
            <text:p>19,203</text:p>
          </table:table-cell>
          <table:table-cell office:value-type="float" office:value="103351" table:style-name="ce24">
            <text:p>103,351</text:p>
          </table:table-cell>
          <table:table-cell office:value-type="float" office:value="27130" table:style-name="ce24">
            <text:p>27,130</text:p>
          </table:table-cell>
          <table:table-cell office:value-type="float" office:value="143175" table:style-name="ce24">
            <text:p>143,17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142" table:style-name="ce24">
            <text:p>142</text:p>
          </table:table-cell>
          <table:table-cell office:value-type="float" office:value="1174" table:style-name="ce24">
            <text:p>1,174</text:p>
          </table:table-cell>
          <table:table-cell office:value-type="float" office:value="208" table:style-name="ce24">
            <text:p>208</text:p>
          </table:table-cell>
          <table:table-cell office:value-type="float" office:value="1692" table:style-name="ce24">
            <text:p>1,692</text:p>
          </table:table-cell>
          <table:table-cell office:value-type="float" office:value="79" table:style-name="ce24">
            <text:p>79</text:p>
          </table:table-cell>
          <table:table-cell office:value-type="float" office:value="559" table:style-name="ce24">
            <text:p>559</text:p>
          </table:table-cell>
          <table:table-cell office:value-type="float" office:value="86" table:style-name="ce24">
            <text:p>86</text:p>
          </table:table-cell>
          <table:table-cell office:value-type="float" office:value="671" table:style-name="ce24">
            <text:p>671</text:p>
          </table:table-cell>
          <table:table-cell office:value-type="float" office:value="133" table:style-name="ce24">
            <text:p>133</text:p>
          </table:table-cell>
          <table:table-cell office:value-type="float" office:value="947" table:style-name="ce24">
            <text:p>947</text:p>
          </table:table-cell>
          <table:table-cell office:value-type="float" office:value="232" table:style-name="ce24">
            <text:p>232</text:p>
          </table:table-cell>
          <table:table-cell office:value-type="float" office:value="1886" table:style-name="ce24">
            <text:p>1,88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6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7</text:p>
          </table:table-cell>
          <table:table-cell office:value-type="string" table:style-name="ce23">
            <text:p><text:s text:c="4"/>珊瑚</text:p>
          </table:table-cell>
          <table:table-cell office:value-type="float" office:value="1" table:style-name="ce24">
            <text:p>1</text:p>
          </table:table-cell>
          <table:table-cell office:value-type="float" office:value="1914" table:style-name="ce24">
            <text:p>1,914</text:p>
          </table:table-cell>
          <table:table-cell office:value-type="string" table:style-name="ce24">
            <text:p>-</text:p>
          </table:table-cell>
          <table:table-cell office:value-type="float" office:value="1204" table:style-name="ce24">
            <text:p>1,204</text:p>
          </table:table-cell>
          <table:table-cell office:value-type="float" office:value="2" table:style-name="ce24">
            <text:p>2</text:p>
          </table:table-cell>
          <table:table-cell office:value-type="float" office:value="4000" table:style-name="ce24">
            <text:p>4,000</text:p>
          </table:table-cell>
          <table:table-cell office:value-type="float" office:value="53" table:style-name="ce24">
            <text:p>53</text:p>
          </table:table-cell>
          <table:table-cell office:value-type="float" office:value="93400" table:style-name="ce24">
            <text:p>93,400</text:p>
          </table:table-cell>
          <table:table-cell office:value-type="float" office:value="112" table:style-name="ce24">
            <text:p>112</text:p>
          </table:table-cell>
          <table:table-cell office:value-type="float" office:value="176394" table:style-name="ce24">
            <text:p>176,394</text:p>
          </table:table-cell>
          <table:table-cell office:value-type="float" office:value="37" table:style-name="ce24">
            <text:p>37</text:p>
          </table:table-cell>
          <table:table-cell office:value-type="float" office:value="73500" table:style-name="ce24">
            <text:p>73,50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8</text:p>
          </table:table-cell>
          <table:table-cell office:value-type="string" table:style-name="ce23">
            <text:p><text:s text:c="4"/>飛魚卵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9</text:p>
          </table:table-cell>
          <table:table-cell office:value-type="string" table:style-name="ce26">
            <text:p><text:s text:c="4"/>其他近海漁業</text:p>
          </table:table-cell>
          <table:table-cell office:value-type="float" office:value="8841" table:style-name="ce27">
            <text:p>8,841</text:p>
          </table:table-cell>
          <table:table-cell office:value-type="float" office:value="67226" table:style-name="ce27">
            <text:p>67,226</text:p>
          </table:table-cell>
          <table:table-cell office:value-type="float" office:value="1155" table:style-name="ce27">
            <text:p>1,155</text:p>
          </table:table-cell>
          <table:table-cell office:value-type="float" office:value="10511" table:style-name="ce27">
            <text:p>10,511</text:p>
          </table:table-cell>
          <table:table-cell office:value-type="float" office:value="1537" table:style-name="ce27">
            <text:p>1,537</text:p>
          </table:table-cell>
          <table:table-cell office:value-type="float" office:value="10981" table:style-name="ce27">
            <text:p>10,981</text:p>
          </table:table-cell>
          <table:table-cell office:value-type="float" office:value="1803" table:style-name="ce27">
            <text:p>1,803</text:p>
          </table:table-cell>
          <table:table-cell office:value-type="float" office:value="12588" table:style-name="ce27">
            <text:p>12,588</text:p>
          </table:table-cell>
          <table:table-cell office:value-type="float" office:value="1193" table:style-name="ce27">
            <text:p>1,193</text:p>
          </table:table-cell>
          <table:table-cell office:value-type="float" office:value="8257" table:style-name="ce27">
            <text:p>8,257</text:p>
          </table:table-cell>
          <table:table-cell office:value-type="float" office:value="904" table:style-name="ce27">
            <text:p>904</text:p>
          </table:table-cell>
          <table:table-cell office:value-type="float" office:value="7264" table:style-name="ce27">
            <text:p>7,26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3000</text:p>
          </table:table-cell>
          <table:table-cell office:value-type="string" table:style-name="ce19">
            <text:p>沿岸漁業合計</text:p>
          </table:table-cell>
          <table:table-cell office:value-type="float" office:value="36309" table:formula="of:=  IF(SUM([.C35:.C51])=0;&quot;-&quot;;SUM([.C35:.C51]))" table:style-name="ce20">
            <text:p>36,309</text:p>
          </table:table-cell>
          <table:table-cell office:value-type="float" office:value="288004" table:formula="of:=  IF(SUM([.D35:.D51])=0;&quot;-&quot;;SUM([.D35:.D51]))" table:style-name="ce20">
            <text:p>288,004</text:p>
          </table:table-cell>
          <table:table-cell office:value-type="float" office:value="30773" table:formula="of:=  IF(SUM([.E35:.E51])=0;&quot;-&quot;;SUM([.E35:.E51]))" table:style-name="ce21">
            <text:p>30,773</text:p>
          </table:table-cell>
          <table:table-cell office:value-type="float" office:value="267540" table:formula="of:=  IF(SUM([.F35:.F51])=0;&quot;-&quot;;SUM([.F35:.F51]))" table:style-name="ce21">
            <text:p>267,540</text:p>
          </table:table-cell>
          <table:table-cell office:value-type="float" office:value="32264" table:formula="of:=  IF(SUM([.G35:.G51])=0;&quot;-&quot;;SUM([.G35:.G51]))" table:style-name="ce21">
            <text:p>32,264</text:p>
          </table:table-cell>
          <table:table-cell office:value-type="float" office:value="266584" table:formula="of:=  IF(SUM([.H35:.H51])=0;&quot;-&quot;;SUM([.H35:.H51]))" table:style-name="ce21">
            <text:p>266,584</text:p>
          </table:table-cell>
          <table:table-cell office:value-type="float" office:value="30774" table:formula="of:=  IF(SUM([.I35:.I51])=0;&quot;-&quot;;SUM([.I35:.I51]))" table:style-name="ce21">
            <text:p>30,774</text:p>
          </table:table-cell>
          <table:table-cell office:value-type="float" office:value="291029" table:formula="of:=  IF(SUM([.J35:.J51])=0;&quot;-&quot;;SUM([.J35:.J51]))" table:style-name="ce21">
            <text:p>291,029</text:p>
          </table:table-cell>
          <table:table-cell office:value-type="float" office:value="32323" table:formula="of:=  IF(SUM([.K35:.K51])=0;&quot;-&quot;;SUM([.K35:.K51]))" table:style-name="ce21">
            <text:p>32,323</text:p>
          </table:table-cell>
          <table:table-cell office:value-type="float" office:value="321107" table:formula="of:=  IF(SUM([.L35:.L51])=0;&quot;-&quot;;SUM([.L35:.L51]))" table:style-name="ce21">
            <text:p>321,107</text:p>
          </table:table-cell>
          <table:table-cell office:value-type="float" office:value="32572" table:formula="of:=  IF(SUM([.M35:.M51])=0;&quot;-&quot;;SUM([.M35:.M51]))" table:style-name="ce21">
            <text:p>32,572</text:p>
          </table:table-cell>
          <table:table-cell office:value-type="float" office:value="358362" table:formula="of:=  IF(SUM([.N35:.N51])=0;&quot;-&quot;;SUM([.N35:.N51]))" table:style-name="ce21">
            <text:p>358,36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1</text:p>
          </table:table-cell>
          <table:table-cell office:value-type="string" table:style-name="ce23">
            <text:p><text:s text:c="4"/>定置漁具</text:p>
          </table:table-cell>
          <table:table-cell office:value-type="float" office:value="2096" table:style-name="ce24">
            <text:p>2,096</text:p>
          </table:table-cell>
          <table:table-cell office:value-type="float" office:value="17847" table:style-name="ce24">
            <text:p>17,847</text:p>
          </table:table-cell>
          <table:table-cell office:value-type="float" office:value="2177" table:style-name="ce24">
            <text:p>2,177</text:p>
          </table:table-cell>
          <table:table-cell office:value-type="float" office:value="19422" table:style-name="ce24">
            <text:p>19,422</text:p>
          </table:table-cell>
          <table:table-cell office:value-type="float" office:value="2239" table:style-name="ce24">
            <text:p>2,239</text:p>
          </table:table-cell>
          <table:table-cell office:value-type="float" office:value="19633" table:style-name="ce24">
            <text:p>19,633</text:p>
          </table:table-cell>
          <table:table-cell office:value-type="float" office:value="2937" table:style-name="ce24">
            <text:p>2,937</text:p>
          </table:table-cell>
          <table:table-cell office:value-type="float" office:value="27094" table:style-name="ce24">
            <text:p>27,094</text:p>
          </table:table-cell>
          <table:table-cell office:value-type="float" office:value="2781" table:style-name="ce24">
            <text:p>2,781</text:p>
          </table:table-cell>
          <table:table-cell office:value-type="float" office:value="26851" table:style-name="ce24">
            <text:p>26,851</text:p>
          </table:table-cell>
          <table:table-cell office:value-type="float" office:value="2820" table:style-name="ce24">
            <text:p>2,820</text:p>
          </table:table-cell>
          <table:table-cell office:value-type="float" office:value="28652" table:style-name="ce24">
            <text:p>28,65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2</text:p>
          </table:table-cell>
          <table:table-cell office:value-type="string" table:style-name="ce23">
            <text:p><text:s text:c="4"/>地曳網</text:p>
          </table:table-cell>
          <table:table-cell office:value-type="float" office:value="8742" table:style-name="ce24">
            <text:p>8,742</text:p>
          </table:table-cell>
          <table:table-cell office:value-type="float" office:value="57602" table:style-name="ce24">
            <text:p>57,602</text:p>
          </table:table-cell>
          <table:table-cell office:value-type="float" office:value="7262" table:style-name="ce24">
            <text:p>7,262</text:p>
          </table:table-cell>
          <table:table-cell office:value-type="float" office:value="56462" table:style-name="ce24">
            <text:p>56,462</text:p>
          </table:table-cell>
          <table:table-cell office:value-type="float" office:value="7817" table:style-name="ce24">
            <text:p>7,817</text:p>
          </table:table-cell>
          <table:table-cell office:value-type="float" office:value="56726" table:style-name="ce24">
            <text:p>56,726</text:p>
          </table:table-cell>
          <table:table-cell office:value-type="float" office:value="6290" table:style-name="ce24">
            <text:p>6,290</text:p>
          </table:table-cell>
          <table:table-cell office:value-type="float" office:value="50171" table:style-name="ce24">
            <text:p>50,171</text:p>
          </table:table-cell>
          <table:table-cell office:value-type="float" office:value="6645" table:style-name="ce24">
            <text:p>6,645</text:p>
          </table:table-cell>
          <table:table-cell office:value-type="float" office:value="53913" table:style-name="ce24">
            <text:p>53,913</text:p>
          </table:table-cell>
          <table:table-cell office:value-type="float" office:value="6118" table:style-name="ce24">
            <text:p>6,118</text:p>
          </table:table-cell>
          <table:table-cell office:value-type="float" office:value="59223" table:style-name="ce24">
            <text:p>59,22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3</text:p>
          </table:table-cell>
          <table:table-cell office:value-type="string" table:style-name="ce23">
            <text:p><text:s text:c="4"/>焚寄網</text:p>
          </table:table-cell>
          <table:table-cell office:value-type="float" office:value="2301" table:style-name="ce24">
            <text:p>2,301</text:p>
          </table:table-cell>
          <table:table-cell office:value-type="float" office:value="14489" table:style-name="ce24">
            <text:p>14,489</text:p>
          </table:table-cell>
          <table:table-cell office:value-type="float" office:value="1644" table:style-name="ce24">
            <text:p>1,644</text:p>
          </table:table-cell>
          <table:table-cell office:value-type="float" office:value="11830" table:style-name="ce24">
            <text:p>11,830</text:p>
          </table:table-cell>
          <table:table-cell office:value-type="float" office:value="1421" table:style-name="ce24">
            <text:p>1,421</text:p>
          </table:table-cell>
          <table:table-cell office:value-type="float" office:value="8329" table:style-name="ce24">
            <text:p>8,329</text:p>
          </table:table-cell>
          <table:table-cell office:value-type="float" office:value="1571" table:style-name="ce24">
            <text:p>1,571</text:p>
          </table:table-cell>
          <table:table-cell office:value-type="float" office:value="10823" table:style-name="ce24">
            <text:p>10,823</text:p>
          </table:table-cell>
          <table:table-cell office:value-type="float" office:value="1744" table:style-name="ce24">
            <text:p>1,744</text:p>
          </table:table-cell>
          <table:table-cell office:value-type="float" office:value="13336" table:style-name="ce24">
            <text:p>13,336</text:p>
          </table:table-cell>
          <table:table-cell office:value-type="float" office:value="2305" table:style-name="ce24">
            <text:p>2,305</text:p>
          </table:table-cell>
          <table:table-cell office:value-type="float" office:value="23254" table:style-name="ce24">
            <text:p>23,25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4</text:p>
          </table:table-cell>
          <table:table-cell office:value-type="string" table:style-name="ce23">
            <text:p><text:s text:c="4"/>刺網</text:p>
          </table:table-cell>
          <table:table-cell office:value-type="float" office:value="4306" table:style-name="ce24">
            <text:p>4,306</text:p>
          </table:table-cell>
          <table:table-cell office:value-type="float" office:value="37392" table:style-name="ce24">
            <text:p>37,392</text:p>
          </table:table-cell>
          <table:table-cell office:value-type="float" office:value="4088" table:style-name="ce24">
            <text:p>4,088</text:p>
          </table:table-cell>
          <table:table-cell office:value-type="float" office:value="36304" table:style-name="ce24">
            <text:p>36,304</text:p>
          </table:table-cell>
          <table:table-cell office:value-type="float" office:value="4528" table:style-name="ce24">
            <text:p>4,528</text:p>
          </table:table-cell>
          <table:table-cell office:value-type="float" office:value="43900" table:style-name="ce24">
            <text:p>43,900</text:p>
          </table:table-cell>
          <table:table-cell office:value-type="float" office:value="4307" table:style-name="ce24">
            <text:p>4,307</text:p>
          </table:table-cell>
          <table:table-cell office:value-type="float" office:value="40212" table:style-name="ce24">
            <text:p>40,212</text:p>
          </table:table-cell>
          <table:table-cell office:value-type="float" office:value="5295" table:style-name="ce24">
            <text:p>5,295</text:p>
          </table:table-cell>
          <table:table-cell office:value-type="float" office:value="57078" table:style-name="ce24">
            <text:p>57,078</text:p>
          </table:table-cell>
          <table:table-cell office:value-type="float" office:value="5521" table:style-name="ce24">
            <text:p>5,521</text:p>
          </table:table-cell>
          <table:table-cell office:value-type="float" office:value="58766" table:style-name="ce24">
            <text:p>58,76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5</text:p>
          </table:table-cell>
          <table:table-cell office:value-type="string" table:style-name="ce23">
            <text:p><text:s text:c="4"/>追逐網</text:p>
          </table:table-cell>
          <table:table-cell office:value-type="float" office:value="2622" table:style-name="ce24">
            <text:p>2,622</text:p>
          </table:table-cell>
          <table:table-cell office:value-type="float" office:value="13577" table:style-name="ce24">
            <text:p>13,577</text:p>
          </table:table-cell>
          <table:table-cell office:value-type="float" office:value="2158" table:style-name="ce24">
            <text:p>2,158</text:p>
          </table:table-cell>
          <table:table-cell office:value-type="float" office:value="12929" table:style-name="ce24">
            <text:p>12,929</text:p>
          </table:table-cell>
          <table:table-cell office:value-type="float" office:value="3106" table:style-name="ce24">
            <text:p>3,106</text:p>
          </table:table-cell>
          <table:table-cell office:value-type="float" office:value="11661" table:style-name="ce24">
            <text:p>11,661</text:p>
          </table:table-cell>
          <table:table-cell office:value-type="float" office:value="2789" table:style-name="ce24">
            <text:p>2,789</text:p>
          </table:table-cell>
          <table:table-cell office:value-type="float" office:value="15554" table:style-name="ce24">
            <text:p>15,554</text:p>
          </table:table-cell>
          <table:table-cell office:value-type="float" office:value="3070" table:style-name="ce24">
            <text:p>3,070</text:p>
          </table:table-cell>
          <table:table-cell office:value-type="float" office:value="15806" table:style-name="ce24">
            <text:p>15,806</text:p>
          </table:table-cell>
          <table:table-cell office:value-type="float" office:value="2235" table:style-name="ce24">
            <text:p>2,235</text:p>
          </table:table-cell>
          <table:table-cell office:value-type="float" office:value="12745" table:style-name="ce24">
            <text:p>12,74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6</text:p>
          </table:table-cell>
          <table:table-cell office:value-type="string" table:style-name="ce23">
            <text:p><text:s text:c="4"/>流袋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7</text:p>
          </table:table-cell>
          <table:table-cell office:value-type="string" table:style-name="ce23">
            <text:p><text:s text:c="4"/>魩鱙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8</text:p>
          </table:table-cell>
          <table:table-cell office:value-type="string" table:style-name="ce23">
            <text:p><text:s text:c="4"/>櫻花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9</text:p>
          </table:table-cell>
          <table:table-cell office:value-type="string" table:style-name="ce23">
            <text:p><text:s text:c="4"/>赤尾青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3730" table:style-name="ce24">
            <text:p>3,730</text:p>
          </table:table-cell>
          <table:table-cell office:value-type="float" office:value="26593" table:style-name="ce24">
            <text:p>26,593</text:p>
          </table:table-cell>
          <table:table-cell office:value-type="float" office:value="2788" table:style-name="ce24">
            <text:p>2,788</text:p>
          </table:table-cell>
          <table:table-cell office:value-type="float" office:value="21806" table:style-name="ce24">
            <text:p>21,806</text:p>
          </table:table-cell>
          <table:table-cell office:value-type="float" office:value="2993" table:style-name="ce24">
            <text:p>2,993</text:p>
          </table:table-cell>
          <table:table-cell office:value-type="float" office:value="22331" table:style-name="ce24">
            <text:p>22,331</text:p>
          </table:table-cell>
          <table:table-cell office:value-type="float" office:value="2385" table:style-name="ce24">
            <text:p>2,385</text:p>
          </table:table-cell>
          <table:table-cell office:value-type="float" office:value="22481" table:style-name="ce24">
            <text:p>22,481</text:p>
          </table:table-cell>
          <table:table-cell office:value-type="float" office:value="2648" table:style-name="ce24">
            <text:p>2,648</text:p>
          </table:table-cell>
          <table:table-cell office:value-type="float" office:value="25315" table:style-name="ce24">
            <text:p>25,315</text:p>
          </table:table-cell>
          <table:table-cell office:value-type="float" office:value="2392" table:style-name="ce24">
            <text:p>2,392</text:p>
          </table:table-cell>
          <table:table-cell office:value-type="float" office:value="22676" table:style-name="ce24">
            <text:p>22,67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0</text:p>
          </table:table-cell>
          <table:table-cell office:value-type="string" table:style-name="ce23">
            <text:p><text:s text:c="4"/>一支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1</text:p>
          </table:table-cell>
          <table:table-cell office:value-type="string" table:style-name="ce23">
            <text:p><text:s text:c="4"/>雜魚延繩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2836" table:style-name="ce24">
            <text:p>2,836</text:p>
          </table:table-cell>
          <table:table-cell office:value-type="float" office:value="25463" table:style-name="ce24">
            <text:p>25,463</text:p>
          </table:table-cell>
          <table:table-cell office:value-type="float" office:value="1973" table:style-name="ce24">
            <text:p>1,973</text:p>
          </table:table-cell>
          <table:table-cell office:value-type="float" office:value="14686" table:style-name="ce24">
            <text:p>14,686</text:p>
          </table:table-cell>
          <table:table-cell office:value-type="float" office:value="1946" table:style-name="ce24">
            <text:p>1,946</text:p>
          </table:table-cell>
          <table:table-cell office:value-type="float" office:value="14606" table:style-name="ce24">
            <text:p>14,606</text:p>
          </table:table-cell>
          <table:table-cell office:value-type="float" office:value="2008" table:style-name="ce24">
            <text:p>2,008</text:p>
          </table:table-cell>
          <table:table-cell office:value-type="float" office:value="16834" table:style-name="ce24">
            <text:p>16,834</text:p>
          </table:table-cell>
          <table:table-cell office:value-type="float" office:value="2240" table:style-name="ce24">
            <text:p>2,240</text:p>
          </table:table-cell>
          <table:table-cell office:value-type="float" office:value="19572" table:style-name="ce24">
            <text:p>19,572</text:p>
          </table:table-cell>
          <table:table-cell office:value-type="float" office:value="2338" table:style-name="ce24">
            <text:p>2,338</text:p>
          </table:table-cell>
          <table:table-cell office:value-type="float" office:value="21645" table:style-name="ce24">
            <text:p>21,64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6</text:p>
          </table:table-cell>
          <table:table-cell office:value-type="string" table:style-name="ce23">
            <text:p><text:s text:c="4"/>鏢旗魚</text:p>
          </table:table-cell>
          <table:table-cell office:value-type="float" office:value="4358" table:style-name="ce24">
            <text:p>4,358</text:p>
          </table:table-cell>
          <table:table-cell office:value-type="float" office:value="47510" table:style-name="ce24">
            <text:p>47,510</text:p>
          </table:table-cell>
          <table:table-cell office:value-type="float" office:value="4549" table:style-name="ce24">
            <text:p>4,549</text:p>
          </table:table-cell>
          <table:table-cell office:value-type="float" office:value="53763" table:style-name="ce24">
            <text:p>53,763</text:p>
          </table:table-cell>
          <table:table-cell office:value-type="float" office:value="3944" table:style-name="ce24">
            <text:p>3,944</text:p>
          </table:table-cell>
          <table:table-cell office:value-type="float" office:value="46397" table:style-name="ce24">
            <text:p>46,397</text:p>
          </table:table-cell>
          <table:table-cell office:value-type="float" office:value="4490" table:style-name="ce24">
            <text:p>4,490</text:p>
          </table:table-cell>
          <table:table-cell office:value-type="float" office:value="55655" table:style-name="ce24">
            <text:p>55,655</text:p>
          </table:table-cell>
          <table:table-cell office:value-type="float" office:value="3722" table:style-name="ce24">
            <text:p>3,722</text:p>
          </table:table-cell>
          <table:table-cell office:value-type="float" office:value="53857" table:style-name="ce24">
            <text:p>53,857</text:p>
          </table:table-cell>
          <table:table-cell office:value-type="float" office:value="4147" table:style-name="ce24">
            <text:p>4,147</text:p>
          </table:table-cell>
          <table:table-cell office:value-type="float" office:value="61592" table:style-name="ce24">
            <text:p>61,59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7</text:p>
          </table:table-cell>
          <table:table-cell office:value-type="string" table:style-name="ce23">
            <text:p><text:s text:c="4"/>遊漁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8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9</text:p>
          </table:table-cell>
          <table:table-cell office:value-type="string" table:style-name="ce26">
            <text:p><text:s text:c="4"/>其他沿岸漁業</text:p>
          </table:table-cell>
          <table:table-cell office:value-type="float" office:value="5318" table:style-name="ce27">
            <text:p>5,318</text:p>
          </table:table-cell>
          <table:table-cell office:value-type="float" office:value="47531" table:style-name="ce27">
            <text:p>47,531</text:p>
          </table:table-cell>
          <table:table-cell office:value-type="float" office:value="4134" table:style-name="ce27">
            <text:p>4,134</text:p>
          </table:table-cell>
          <table:table-cell office:value-type="float" office:value="40338" table:style-name="ce27">
            <text:p>40,338</text:p>
          </table:table-cell>
          <table:table-cell office:value-type="float" office:value="4270" table:style-name="ce27">
            <text:p>4,270</text:p>
          </table:table-cell>
          <table:table-cell office:value-type="float" office:value="43001" table:style-name="ce27">
            <text:p>43,001</text:p>
          </table:table-cell>
          <table:table-cell office:value-type="float" office:value="3997" table:style-name="ce27">
            <text:p>3,997</text:p>
          </table:table-cell>
          <table:table-cell office:value-type="float" office:value="52205" table:style-name="ce27">
            <text:p>52,205</text:p>
          </table:table-cell>
          <table:table-cell office:value-type="float" office:value="4178" table:style-name="ce27">
            <text:p>4,178</text:p>
          </table:table-cell>
          <table:table-cell office:value-type="float" office:value="55379" table:style-name="ce27">
            <text:p>55,379</text:p>
          </table:table-cell>
          <table:table-cell office:value-type="float" office:value="4696" table:style-name="ce27">
            <text:p>4,696</text:p>
          </table:table-cell>
          <table:table-cell office:value-type="float" office:value="69809" table:style-name="ce27">
            <text:p>69,809</text:p>
          </table:table-cell>
          <table:table-cell table:number-columns-repeated="16370"/>
        </table:table-row>
        <table:table-row table:style-name="ro3">
          <table:table-cell office:value-type="float" office:value="4000" table:style-name="ce18">
            <text:p>4000</text:p>
          </table:table-cell>
          <table:table-cell office:value-type="string" table:style-name="ce19">
            <text:p>內陸漁撈合計</text:p>
          </table:table-cell>
          <table:table-cell office:value-type="float" office:value="1326" table:formula="of:=  IF(SUM([.C53:.C55])=0;&quot;-&quot;;SUM([.C53:.C55]))" table:style-name="ce20">
            <text:p>1,326</text:p>
          </table:table-cell>
          <table:table-cell office:value-type="float" office:value="13530" table:formula="of:=  IF(SUM([.D53:.D55])=0;&quot;-&quot;;SUM([.D53:.D55]))" table:style-name="ce20">
            <text:p>13,530</text:p>
          </table:table-cell>
          <table:table-cell office:value-type="float" office:value="1173" table:formula="of:=  IF(SUM([.E53:.E55])=0;&quot;-&quot;;SUM([.E53:.E55]))" table:style-name="ce21">
            <text:p>1,173</text:p>
          </table:table-cell>
          <table:table-cell office:value-type="float" office:value="13541" table:formula="of:=  IF(SUM([.F53:.F55])=0;&quot;-&quot;;SUM([.F53:.F55]))" table:style-name="ce21">
            <text:p>13,541</text:p>
          </table:table-cell>
          <table:table-cell office:value-type="float" office:value="1183" table:formula="of:=  IF(SUM([.G53:.G55])=0;&quot;-&quot;;SUM([.G53:.G55]))" table:style-name="ce21">
            <text:p>1,183</text:p>
          </table:table-cell>
          <table:table-cell office:value-type="float" office:value="14222" table:formula="of:=  IF(SUM([.H53:.H55])=0;&quot;-&quot;;SUM([.H53:.H55]))" table:style-name="ce21">
            <text:p>14,222</text:p>
          </table:table-cell>
          <table:table-cell office:value-type="float" office:value="1483" table:formula="of:=  IF(SUM([.I53:.I55])=0;&quot;-&quot;;SUM([.I53:.I55]))" table:style-name="ce21">
            <text:p>1,483</text:p>
          </table:table-cell>
          <table:table-cell office:value-type="float" office:value="19389" table:formula="of:=  IF(SUM([.J53:.J55])=0;&quot;-&quot;;SUM([.J53:.J55]))" table:style-name="ce21">
            <text:p>19,389</text:p>
          </table:table-cell>
          <table:table-cell office:value-type="float" office:value="1592" table:formula="of:=  IF(SUM([.K53:.K55])=0;&quot;-&quot;;SUM([.K53:.K55]))" table:style-name="ce21">
            <text:p>1,592</text:p>
          </table:table-cell>
          <table:table-cell office:value-type="float" office:value="21266" table:formula="of:=  IF(SUM([.L53:.L55])=0;&quot;-&quot;;SUM([.L53:.L55]))" table:style-name="ce21">
            <text:p>21,266</text:p>
          </table:table-cell>
          <table:table-cell office:value-type="float" office:value="1578" table:formula="of:=  IF(SUM([.M53:.M55])=0;&quot;-&quot;;SUM([.M53:.M55]))" table:style-name="ce21">
            <text:p>1,578</text:p>
          </table:table-cell>
          <table:table-cell office:value-type="float" office:value="21911" table:formula="of:=  IF(SUM([.N53:.N55])=0;&quot;-&quot;;SUM([.N53:.N55]))" table:style-name="ce21">
            <text:p>21,911</text:p>
          </table:table-cell>
          <table:table-cell table:number-columns-repeated="16370"/>
        </table:table-row>
        <table:table-row table:style-name="ro3">
          <table:table-cell office:value-type="float" office:value="4001" table:style-name="ce22">
            <text:p>4001</text:p>
          </table:table-cell>
          <table:table-cell office:value-type="string" table:style-name="ce23">
            <text:p><text:s text:c="4"/>河川漁撈</text:p>
          </table:table-cell>
          <table:table-cell office:value-type="float" office:value="1326" table:style-name="ce24">
            <text:p>1,326</text:p>
          </table:table-cell>
          <table:table-cell office:value-type="float" office:value="13530" table:style-name="ce24">
            <text:p>13,530</text:p>
          </table:table-cell>
          <table:table-cell office:value-type="float" office:value="1173" table:style-name="ce24">
            <text:p>1,173</text:p>
          </table:table-cell>
          <table:table-cell office:value-type="float" office:value="13541" table:style-name="ce24">
            <text:p>13,541</text:p>
          </table:table-cell>
          <table:table-cell office:value-type="float" office:value="1183" table:style-name="ce24">
            <text:p>1,183</text:p>
          </table:table-cell>
          <table:table-cell office:value-type="float" office:value="14222" table:style-name="ce24">
            <text:p>14,222</text:p>
          </table:table-cell>
          <table:table-cell office:value-type="float" office:value="1483" table:style-name="ce24">
            <text:p>1,483</text:p>
          </table:table-cell>
          <table:table-cell office:value-type="float" office:value="19389" table:style-name="ce24">
            <text:p>19,389</text:p>
          </table:table-cell>
          <table:table-cell office:value-type="float" office:value="1592" table:style-name="ce24">
            <text:p>1,592</text:p>
          </table:table-cell>
          <table:table-cell office:value-type="float" office:value="21266" table:style-name="ce24">
            <text:p>21,266</text:p>
          </table:table-cell>
          <table:table-cell office:value-type="float" office:value="1578" table:style-name="ce24">
            <text:p>1,578</text:p>
          </table:table-cell>
          <table:table-cell office:value-type="float" office:value="21911" table:style-name="ce24">
            <text:p>21,911</text:p>
          </table:table-cell>
          <table:table-cell table:number-columns-repeated="16370"/>
        </table:table-row>
        <table:table-row table:style-name="ro3">
          <table:table-cell office:value-type="float" office:value="4002" table:style-name="ce22">
            <text:p>4002</text:p>
          </table:table-cell>
          <table:table-cell office:value-type="string" table:style-name="ce23">
            <text:p><text:s text:c="4"/>水庫漁撈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5">
            <text:p>4099</text:p>
          </table:table-cell>
          <table:table-cell office:value-type="string" table:style-name="ce26">
            <text:p><text:s text:c="4"/>其他內陸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18">
            <text:p>5000</text:p>
          </table:table-cell>
          <table:table-cell office:value-type="string" table:style-name="ce19">
            <text:p>海面養殖合計</text:p>
          </table:table-cell>
          <table:table-cell office:value-type="float" office:value="10683" table:formula="of:=  IF(SUM([.C57:.C59])=0;&quot;-&quot;;SUM([.C57:.C59]))" table:style-name="ce20">
            <text:p>10,683</text:p>
          </table:table-cell>
          <table:table-cell office:value-type="float" office:value="61439" table:formula="of:=  IF(SUM([.D57:.D59])=0;&quot;-&quot;;SUM([.D57:.D59]))" table:style-name="ce20">
            <text:p>61,439</text:p>
          </table:table-cell>
          <table:table-cell office:value-type="float" office:value="12313" table:formula="of:=  IF(SUM([.E57:.E59])=0;&quot;-&quot;;SUM([.E57:.E59]))" table:style-name="ce21">
            <text:p>12,313</text:p>
          </table:table-cell>
          <table:table-cell office:value-type="float" office:value="77675" table:formula="of:=  IF(SUM([.F57:.F59])=0;&quot;-&quot;;SUM([.F57:.F59]))" table:style-name="ce21">
            <text:p>77,675</text:p>
          </table:table-cell>
          <table:table-cell office:value-type="float" office:value="13752" table:formula="of:=  IF(SUM([.G57:.G59])=0;&quot;-&quot;;SUM([.G57:.G59]))" table:style-name="ce21">
            <text:p>13,752</text:p>
          </table:table-cell>
          <table:table-cell office:value-type="float" office:value="92091" table:formula="of:=  IF(SUM([.H57:.H59])=0;&quot;-&quot;;SUM([.H57:.H59]))" table:style-name="ce21">
            <text:p>92,091</text:p>
          </table:table-cell>
          <table:table-cell office:value-type="float" office:value="15553" table:formula="of:=  IF(SUM([.I57:.I59])=0;&quot;-&quot;;SUM([.I57:.I59]))" table:style-name="ce21">
            <text:p>15,553</text:p>
          </table:table-cell>
          <table:table-cell office:value-type="float" office:value="130965" table:formula="of:=  IF(SUM([.J57:.J59])=0;&quot;-&quot;;SUM([.J57:.J59]))" table:style-name="ce21">
            <text:p>130,965</text:p>
          </table:table-cell>
          <table:table-cell office:value-type="float" office:value="15345" table:formula="of:=  IF(SUM([.K57:.K59])=0;&quot;-&quot;;SUM([.K57:.K59]))" table:style-name="ce21">
            <text:p>15,345</text:p>
          </table:table-cell>
          <table:table-cell office:value-type="float" office:value="150512" table:formula="of:=  IF(SUM([.L57:.L59])=0;&quot;-&quot;;SUM([.L57:.L59]))" table:style-name="ce21">
            <text:p>150,512</text:p>
          </table:table-cell>
          <table:table-cell office:value-type="float" office:value="17891" table:formula="of:=  IF(SUM([.M57:.M59])=0;&quot;-&quot;;SUM([.M57:.M59]))" table:style-name="ce21">
            <text:p>17,891</text:p>
          </table:table-cell>
          <table:table-cell office:value-type="float" office:value="310426" table:formula="of:=  IF(SUM([.N57:.N59])=0;&quot;-&quot;;SUM([.N57:.N59]))" table:style-name="ce21">
            <text:p>310,426</text:p>
          </table:table-cell>
          <table:table-cell table:number-columns-repeated="16370"/>
        </table:table-row>
        <table:table-row table:style-name="ro3">
          <table:table-cell office:value-type="float" office:value="5001" table:style-name="ce22">
            <text:p>5001</text:p>
          </table:table-cell>
          <table:table-cell office:value-type="string" table:style-name="ce23">
            <text:p><text:s text:c="4"/>淺海養殖</text:p>
          </table:table-cell>
          <table:table-cell office:value-type="float" office:value="10683" table:style-name="ce24">
            <text:p>10,683</text:p>
          </table:table-cell>
          <table:table-cell office:value-type="float" office:value="61439" table:style-name="ce24">
            <text:p>61,439</text:p>
          </table:table-cell>
          <table:table-cell office:value-type="float" office:value="12313" table:style-name="ce24">
            <text:p>12,313</text:p>
          </table:table-cell>
          <table:table-cell office:value-type="float" office:value="77675" table:style-name="ce24">
            <text:p>77,675</text:p>
          </table:table-cell>
          <table:table-cell office:value-type="float" office:value="13752" table:style-name="ce24">
            <text:p>13,752</text:p>
          </table:table-cell>
          <table:table-cell office:value-type="float" office:value="92091" table:style-name="ce24">
            <text:p>92,091</text:p>
          </table:table-cell>
          <table:table-cell office:value-type="float" office:value="15553" table:style-name="ce24">
            <text:p>15,553</text:p>
          </table:table-cell>
          <table:table-cell office:value-type="float" office:value="130965" table:style-name="ce24">
            <text:p>130,965</text:p>
          </table:table-cell>
          <table:table-cell office:value-type="float" office:value="15345" table:style-name="ce24">
            <text:p>15,345</text:p>
          </table:table-cell>
          <table:table-cell office:value-type="float" office:value="150512" table:style-name="ce24">
            <text:p>150,512</text:p>
          </table:table-cell>
          <table:table-cell office:value-type="float" office:value="17891" table:style-name="ce24">
            <text:p>17,891</text:p>
          </table:table-cell>
          <table:table-cell office:value-type="float" office:value="310426" table:style-name="ce24">
            <text:p>310,426</text:p>
          </table:table-cell>
          <table:table-cell table:number-columns-repeated="16370"/>
        </table:table-row>
        <table:table-row table:style-name="ro3">
          <table:table-cell office:value-type="float" office:value="5002" table:style-name="ce22">
            <text:p>5002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5">
            <text:p>5099</text:p>
          </table:table-cell>
          <table:table-cell office:value-type="string" table:style-name="ce26">
            <text:p><text:s text:c="4"/>其他海面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18">
            <text:p>6000</text:p>
          </table:table-cell>
          <table:table-cell office:value-type="string" table:style-name="ce19">
            <text:p>內陸養殖合計</text:p>
          </table:table-cell>
          <table:table-cell office:value-type="float" office:value="43477" table:formula="of:=  IF(IF(VALUE([.C5])&gt;=2010;SUM([.C61];[.C62];[.C63];[.C65]);SUM([.C61:.C65]))=0;&quot;-&quot;;IF(VALUE([.C5])&gt;=2010;SUM([.C61];[.C62];[.C63];[.C65]);SUM([.C61:.C65])))" table:style-name="ce20">
            <text:p>43,477</text:p>
          </table:table-cell>
          <table:table-cell office:value-type="float" office:value="647295" table:formula="of:=  IF(SUM([.D61:.D65])=0;&quot;-&quot;;SUM([.D61:.D65]))" table:style-name="ce20">
            <text:p>647,295</text:p>
          </table:table-cell>
          <table:table-cell office:value-type="float" office:value="46198" table:formula="of:=  IF(IF(VALUE([.E5])&gt;=2010;SUM([.E61];[.E62];[.E63];[.E65]);SUM([.E61:.E65]))=0;&quot;-&quot;;IF(VALUE([.E5])&gt;=2010;SUM([.E61];[.E62];[.E63];[.E65]);SUM([.E61:.E65])))" table:style-name="ce21">
            <text:p>46,198</text:p>
          </table:table-cell>
          <table:table-cell office:value-type="float" office:value="708494" table:formula="of:=  IF(SUM([.F61:.F65])=0;&quot;-&quot;;SUM([.F61:.F65]))" table:style-name="ce21">
            <text:p>708,494</text:p>
          </table:table-cell>
          <table:table-cell office:value-type="float" office:value="42433" table:formula="of:=  IF(IF(VALUE([.G5])&gt;=2010;SUM([.G61];[.G62];[.G63];[.G65]);SUM([.G61:.G65]))=0;&quot;-&quot;;IF(VALUE([.G5])&gt;=2010;SUM([.G61];[.G62];[.G63];[.G65]);SUM([.G61:.G65])))" table:style-name="ce21">
            <text:p>42,433</text:p>
          </table:table-cell>
          <table:table-cell office:value-type="float" office:value="639653" table:formula="of:=  IF(SUM([.H61:.H65])=0;&quot;-&quot;;SUM([.H61:.H65]))" table:style-name="ce21">
            <text:p>639,653</text:p>
          </table:table-cell>
          <table:table-cell office:value-type="float" office:value="41042" table:formula="of:=  IF(IF(VALUE([.I5])&gt;=2010;SUM([.I61];[.I62];[.I63];[.I65]);SUM([.I61:.I65]))=0;&quot;-&quot;;IF(VALUE([.I5])&gt;=2010;SUM([.I61];[.I62];[.I63];[.I65]);SUM([.I61:.I65])))" table:style-name="ce21">
            <text:p>41,042</text:p>
          </table:table-cell>
          <table:table-cell office:value-type="float" office:value="679780" table:formula="of:=  IF(SUM([.J61:.J65])=0;&quot;-&quot;;SUM([.J61:.J65]))" table:style-name="ce21">
            <text:p>679,780</text:p>
          </table:table-cell>
          <table:table-cell office:value-type="float" office:value="41747" table:formula="of:=  IF(IF(VALUE([.K5])&gt;=2010;SUM([.K61];[.K62];[.K63];[.K65]);SUM([.K61:.K65]))=0;&quot;-&quot;;IF(VALUE([.K5])&gt;=2010;SUM([.K61];[.K62];[.K63];[.K65]);SUM([.K61:.K65])))" table:style-name="ce21">
            <text:p>41,747</text:p>
          </table:table-cell>
          <table:table-cell office:value-type="float" office:value="780461" table:formula="of:=  IF(SUM([.L61:.L65])=0;&quot;-&quot;;SUM([.L61:.L65]))" table:style-name="ce21">
            <text:p>780,461</text:p>
          </table:table-cell>
          <table:table-cell office:value-type="float" office:value="54834" table:formula="of:=  IF(IF(VALUE([.M5])&gt;=2010;SUM([.M61];[.M62];[.M63];[.M65]);SUM([.M61:.M65]))=0;&quot;-&quot;;IF(VALUE([.M5])&gt;=2010;SUM([.M61];[.M62];[.M63];[.M65]);SUM([.M61:.M65])))" table:style-name="ce21">
            <text:p>54,834</text:p>
          </table:table-cell>
          <table:table-cell office:value-type="float" office:value="1111568" table:formula="of:=  IF(SUM([.N61:.N65])=0;&quot;-&quot;;SUM([.N61:.N65]))" table:style-name="ce21">
            <text:p>1,111,568</text:p>
          </table:table-cell>
          <table:table-cell table:number-columns-repeated="16370"/>
        </table:table-row>
        <table:table-row table:style-name="ro3">
          <table:table-cell office:value-type="float" office:value="6001" table:style-name="ce22">
            <text:p>6001</text:p>
          </table:table-cell>
          <table:table-cell office:value-type="string" table:style-name="ce23">
            <text:p><text:s text:c="4"/>鹹水魚塭</text:p>
          </table:table-cell>
          <table:table-cell office:value-type="float" office:value="29812" table:style-name="ce24">
            <text:p>29,812</text:p>
          </table:table-cell>
          <table:table-cell office:value-type="float" office:value="483739" table:style-name="ce24">
            <text:p>483,739</text:p>
          </table:table-cell>
          <table:table-cell office:value-type="float" office:value="31415" table:style-name="ce24">
            <text:p>31,415</text:p>
          </table:table-cell>
          <table:table-cell office:value-type="float" office:value="525384" table:style-name="ce24">
            <text:p>525,384</text:p>
          </table:table-cell>
          <table:table-cell office:value-type="float" office:value="26358" table:style-name="ce24">
            <text:p>26,358</text:p>
          </table:table-cell>
          <table:table-cell office:value-type="float" office:value="451910" table:style-name="ce24">
            <text:p>451,910</text:p>
          </table:table-cell>
          <table:table-cell office:value-type="float" office:value="24058" table:style-name="ce24">
            <text:p>24,058</text:p>
          </table:table-cell>
          <table:table-cell office:value-type="float" office:value="441330" table:style-name="ce24">
            <text:p>441,330</text:p>
          </table:table-cell>
          <table:table-cell office:value-type="float" office:value="21949" table:style-name="ce24">
            <text:p>21,949</text:p>
          </table:table-cell>
          <table:table-cell office:value-type="float" office:value="432328" table:style-name="ce24">
            <text:p>432,328</text:p>
          </table:table-cell>
          <table:table-cell office:value-type="float" office:value="31606" table:style-name="ce24">
            <text:p>31,606</text:p>
          </table:table-cell>
          <table:table-cell office:value-type="float" office:value="693075" table:style-name="ce24">
            <text:p>693,075</text:p>
          </table:table-cell>
          <table:table-cell table:number-columns-repeated="16370"/>
        </table:table-row>
        <table:table-row table:style-name="ro3">
          <table:table-cell office:value-type="float" office:value="6002" table:style-name="ce22">
            <text:p>6002</text:p>
          </table:table-cell>
          <table:table-cell office:value-type="string" table:style-name="ce23">
            <text:p><text:s text:c="4"/>淡水魚塭</text:p>
          </table:table-cell>
          <table:table-cell office:value-type="float" office:value="9765" table:style-name="ce24">
            <text:p>9,765</text:p>
          </table:table-cell>
          <table:table-cell office:value-type="float" office:value="111723" table:style-name="ce24">
            <text:p>111,723</text:p>
          </table:table-cell>
          <table:table-cell office:value-type="float" office:value="10837" table:style-name="ce24">
            <text:p>10,837</text:p>
          </table:table-cell>
          <table:table-cell office:value-type="float" office:value="129545" table:style-name="ce24">
            <text:p>129,545</text:p>
          </table:table-cell>
          <table:table-cell office:value-type="float" office:value="11608" table:style-name="ce24">
            <text:p>11,608</text:p>
          </table:table-cell>
          <table:table-cell office:value-type="float" office:value="132496" table:style-name="ce24">
            <text:p>132,496</text:p>
          </table:table-cell>
          <table:table-cell office:value-type="float" office:value="12186" table:style-name="ce24">
            <text:p>12,186</text:p>
          </table:table-cell>
          <table:table-cell office:value-type="float" office:value="179380" table:style-name="ce24">
            <text:p>179,380</text:p>
          </table:table-cell>
          <table:table-cell office:value-type="float" office:value="14458" table:style-name="ce24">
            <text:p>14,458</text:p>
          </table:table-cell>
          <table:table-cell office:value-type="float" office:value="273248" table:style-name="ce24">
            <text:p>273,248</text:p>
          </table:table-cell>
          <table:table-cell office:value-type="float" office:value="17094" table:style-name="ce24">
            <text:p>17,094</text:p>
          </table:table-cell>
          <table:table-cell office:value-type="float" office:value="336025" table:style-name="ce24">
            <text:p>336,025</text:p>
          </table:table-cell>
          <table:table-cell table:number-columns-repeated="16370"/>
        </table:table-row>
        <table:table-row table:style-name="ro3">
          <table:table-cell office:value-type="float" office:value="6003" table:style-name="ce22">
            <text:p>6003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2">
            <text:p>6004</text:p>
          </table:table-cell>
          <table:table-cell office:value-type="string" table:style-name="ce23">
            <text:p><text:s text:c="4"/>觀賞魚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5">
            <text:p>6099</text:p>
          </table:table-cell>
          <table:table-cell office:value-type="string" table:style-name="ce26">
            <text:p><text:s text:c="4"/>其他內陸養殖</text:p>
          </table:table-cell>
          <table:table-cell office:value-type="float" office:value="3900" table:style-name="ce27">
            <text:p>3,900</text:p>
          </table:table-cell>
          <table:table-cell office:value-type="float" office:value="51833" table:style-name="ce27">
            <text:p>51,833</text:p>
          </table:table-cell>
          <table:table-cell office:value-type="float" office:value="3946" table:style-name="ce27">
            <text:p>3,946</text:p>
          </table:table-cell>
          <table:table-cell office:value-type="float" office:value="53565" table:style-name="ce27">
            <text:p>53,565</text:p>
          </table:table-cell>
          <table:table-cell office:value-type="float" office:value="4467" table:style-name="ce27">
            <text:p>4,467</text:p>
          </table:table-cell>
          <table:table-cell office:value-type="float" office:value="55247" table:style-name="ce27">
            <text:p>55,247</text:p>
          </table:table-cell>
          <table:table-cell office:value-type="float" office:value="4798" table:style-name="ce27">
            <text:p>4,798</text:p>
          </table:table-cell>
          <table:table-cell office:value-type="float" office:value="59070" table:style-name="ce27">
            <text:p>59,070</text:p>
          </table:table-cell>
          <table:table-cell office:value-type="float" office:value="5340" table:style-name="ce27">
            <text:p>5,340</text:p>
          </table:table-cell>
          <table:table-cell office:value-type="float" office:value="74885" table:style-name="ce27">
            <text:p>74,885</text:p>
          </table:table-cell>
          <table:table-cell office:value-type="float" office:value="6134" table:style-name="ce27">
            <text:p>6,134</text:p>
          </table:table-cell>
          <table:table-cell office:value-type="float" office:value="82468" table:style-name="ce27">
            <text:p>82,468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2(續)" table:style-name="ta1">
        <table:table-column table:style-name="co1" table:default-cell-style-name="ce16"/>
        <table:table-column table:style-name="co2" table:default-cell-style-name="ce13"/>
        <table:table-column table:style-name="co3" table:number-columns-repeated="15" table:default-cell-style-name="ce13"/>
        <table:table-column table:style-name="co4" table:number-columns-repeated="16367" table:default-cell-style-name="ce13"/>
        <table:table-row table:style-name="ro1">
          <table:table-cell office:value-type="string" table:number-columns-spanned="8" table:number-rows-spanned="1" table:style-name="ce38">
            <text:p>6·歷年漁業生產量(續)</text:p>
          </table:table-cell>
          <table:covered-table-cell table:number-columns-repeated="7"/>
          <table:table-cell office:value-type="string" table:number-columns-spanned="6" table:number-rows-spanned="1" table:style-name="ce38">
            <text:p>6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28"/>
          <table:table-cell office:value-type="string" table:style-name="ce3">
            <text:p>單位：</text:p>
          </table:table-cell>
          <table:table-cell office:value-type="string" table:number-columns-spanned="2" table:number-rows-spanned="1" table:style-name="ce40">
            <text:p>產量：公噸, 千尾(觀賞魚)</text:p>
          </table:table-cell>
          <table:covered-table-cell/>
          <table:table-cell table:number-columns-repeated="4" table:style-name="ce28"/>
          <table:table-cell office:value-type="string" table:style-name="ce3">
            <text:p>Unit：</text:p>
          </table:table-cell>
          <table:table-cell office:value-type="string" table:style-name="ce31">
            <text:p><text:s/>Quantity：M.T.; 1000Pcs. by ornamental fish</text:p>
          </table:table-cell>
          <table:table-cell table:style-name="ce28"/>
          <table:table-cell table:number-columns-repeated="2" table:style-name="ce29"/>
          <table:table-cell table:number-columns-repeated="16370" table:style-name="ce28"/>
        </table:table-row>
        <table:table-row table:style-name="ro2">
          <table:table-cell table:number-columns-repeated="3" table:style-name="ce28"/>
          <table:table-cell office:value-type="string" table:number-columns-spanned="2" table:number-rows-spanned="1" table:style-name="ce40">
            <text:p>價值：新臺幣千元</text:p>
          </table:table-cell>
          <table:covered-table-cell/>
          <table:table-cell table:number-columns-repeated="5" table:style-name="ce28"/>
          <table:table-cell office:value-type="string" table:style-name="ce32">
            <text:p><text:s/>Value <text:s text:c="4"/>：Thousand NT $</text:p>
          </table:table-cell>
          <table:table-cell table:style-name="ce33"/>
          <table:table-cell table:number-columns-repeated="2" table:style-name="ce30"/>
          <table:table-cell table:number-columns-repeated="16370" table:style-name="ce28"/>
        </table:table-row>
        <table:table-row table:style-name="ro2">
          <table:table-cell table:style-name="ce10"/>
          <table:table-cell office:value-type="string" table:style-name="ce6">
            <text:p>年別</text:p>
            <draw:custom-shape svg:x="0in" svg:y="0in" svg:width="1.05208in" svg:height="0.53365in" draw:z-index="1" draw:id="id7" draw:style-name="a7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2" draw:id="id8" draw:style-name="a8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3" draw:id="id9" draw:style-name="a9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4" draw:id="id10" draw:style-name="a10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34">
            <text:p>民國六十年</text:p>
          </table:table-cell>
          <table:covered-table-cell/>
          <table:table-cell office:value-type="string" table:number-columns-spanned="2" table:number-rows-spanned="1" table:style-name="ce34">
            <text:p>民國六十一年</text:p>
          </table:table-cell>
          <table:covered-table-cell/>
          <table:table-cell office:value-type="string" table:number-columns-spanned="2" table:number-rows-spanned="1" table:style-name="ce34">
            <text:p>民國六十二年</text:p>
          </table:table-cell>
          <table:covered-table-cell/>
          <table:table-cell office:value-type="string" table:number-columns-spanned="2" table:number-rows-spanned="1" table:style-name="ce34">
            <text:p>民國六十三年</text:p>
          </table:table-cell>
          <table:covered-table-cell/>
          <table:table-cell office:value-type="string" table:number-columns-spanned="2" table:number-rows-spanned="1" table:style-name="ce34">
            <text:p>民國六十四年</text:p>
          </table:table-cell>
          <table:covered-table-cell/>
          <table:table-cell office:value-type="string" table:number-columns-spanned="2" table:number-rows-spanned="1" table:style-name="ce34">
            <text:p>民國六十五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代碼</text:p>
          </table:table-cell>
          <table:table-cell office:value-type="string" table:style-name="ce7">
            <text:p>Year</text:p>
          </table:table-cell>
          <table:table-cell office:value-type="float" office:value="1971" table:number-columns-spanned="2" table:number-rows-spanned="1" table:style-name="ce46">
            <text:p>1971</text:p>
          </table:table-cell>
          <table:covered-table-cell/>
          <table:table-cell office:value-type="float" office:value="1972" table:number-columns-spanned="2" table:number-rows-spanned="1" table:style-name="ce46">
            <text:p>1972</text:p>
          </table:table-cell>
          <table:covered-table-cell/>
          <table:table-cell office:value-type="float" office:value="1973" table:number-columns-spanned="2" table:number-rows-spanned="1" table:style-name="ce46">
            <text:p>1973</text:p>
          </table:table-cell>
          <table:covered-table-cell/>
          <table:table-cell office:value-type="float" office:value="1974" table:number-columns-spanned="2" table:number-rows-spanned="1" table:style-name="ce46">
            <text:p>1974</text:p>
          </table:table-cell>
          <table:covered-table-cell/>
          <table:table-cell office:value-type="float" office:value="1975" table:number-columns-spanned="2" table:number-rows-spanned="1" table:style-name="ce46">
            <text:p>1975</text:p>
          </table:table-cell>
          <table:covered-table-cell/>
          <table:table-cell office:value-type="float" office:value="1976" table:number-columns-spanned="2" table:number-rows-spanned="1" table:style-name="ce47">
            <text:p>1976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Code</text:p>
          </table:table-cell>
          <table:table-cell office:value-type="string" table:style-name="ce8">
            <text:p>漁業種類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table:number-columns-repeated="16370"/>
        </table:table-row>
        <table:table-row table:style-name="ro2">
          <table:table-cell table:style-name="ce12"/>
          <table:table-cell office:value-type="string" table:style-name="ce9">
            <text:p>Type of Fishery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0000</text:p>
          </table:table-cell>
          <table:table-cell office:value-type="string" table:style-name="ce10">
            <text:p>總計</text:p>
          </table:table-cell>
          <table:table-cell office:value-type="float" office:value="650167" table:formula="of:=  IF(SUM([.C9];[.C17];[.C34];[.C52];[.C56];[.C60])=0;&quot;-&quot;;SUM([.C9];[.C17];[.C34];[.C52];[.C56];[.C60]))" table:style-name="ce17">
            <text:p>650,167</text:p>
          </table:table-cell>
          <table:table-cell office:value-type="float" office:value="8350348" table:formula="of:=  IF(SUM([.D9];[.D17];[.D34];[.D52];[.D56];[.D60])=0;&quot;-&quot;;SUM([.D9];[.D17];[.D34];[.D52];[.D56];[.D60]))" table:style-name="ce17">
            <text:p>8,350,348</text:p>
          </table:table-cell>
          <table:table-cell office:value-type="float" office:value="694331" table:formula="of:=  IF(SUM([.E9];[.E17];[.E34];[.E52];[.E56];[.E60])=0;&quot;-&quot;;SUM([.E9];[.E17];[.E34];[.E52];[.E56];[.E60]))" table:style-name="ce11">
            <text:p>694,331</text:p>
          </table:table-cell>
          <table:table-cell office:value-type="float" office:value="10645692" table:formula="of:=  IF(SUM([.F9];[.F17];[.F34];[.F52];[.F56];[.F60])=0;&quot;-&quot;;SUM([.F9];[.F17];[.F34];[.F52];[.F56];[.F60]))" table:style-name="ce11">
            <text:p>10,645,692</text:p>
          </table:table-cell>
          <table:table-cell office:value-type="float" office:value="758486" table:formula="of:=  IF(SUM([.G9];[.G17];[.G34];[.G52];[.G56];[.G60])=0;&quot;-&quot;;SUM([.G9];[.G17];[.G34];[.G52];[.G56];[.G60]))" table:style-name="ce11">
            <text:p>758,486</text:p>
          </table:table-cell>
          <table:table-cell office:value-type="float" office:value="14503795" table:formula="of:=  IF(SUM([.H9];[.H17];[.H34];[.H52];[.H56];[.H60])=0;&quot;-&quot;;SUM([.H9];[.H17];[.H34];[.H52];[.H56];[.H60]))" table:style-name="ce11">
            <text:p>14,503,795</text:p>
          </table:table-cell>
          <table:table-cell office:value-type="float" office:value="693570" table:formula="of:=  IF(SUM([.I9];[.I17];[.I34];[.I52];[.I56];[.I60])=0;&quot;-&quot;;SUM([.I9];[.I17];[.I34];[.I52];[.I56];[.I60]))" table:style-name="ce11">
            <text:p>693,570</text:p>
          </table:table-cell>
          <table:table-cell office:value-type="float" office:value="15297601" table:formula="of:=  IF(SUM([.J9];[.J17];[.J34];[.J52];[.J56];[.J60])=0;&quot;-&quot;;SUM([.J9];[.J17];[.J34];[.J52];[.J56];[.J60]))" table:style-name="ce11">
            <text:p>15,297,601</text:p>
          </table:table-cell>
          <table:table-cell office:value-type="float" office:value="779952" table:formula="of:=  IF(SUM([.K9];[.K17];[.K34];[.K52];[.K56];[.K60])=0;&quot;-&quot;;SUM([.K9];[.K17];[.K34];[.K52];[.K56];[.K60]))" table:style-name="ce11">
            <text:p>779,952</text:p>
          </table:table-cell>
          <table:table-cell office:value-type="float" office:value="17378424" table:formula="of:=  IF(SUM([.L9];[.L17];[.L34];[.L52];[.L56];[.L60])=0;&quot;-&quot;;SUM([.L9];[.L17];[.L34];[.L52];[.L56];[.L60]))" table:style-name="ce11">
            <text:p>17,378,424</text:p>
          </table:table-cell>
          <table:table-cell office:value-type="float" office:value="810602" table:formula="of:=  IF(SUM([.M9];[.M17];[.M34];[.M52];[.M56];[.M60])=0;&quot;-&quot;;SUM([.M9];[.M17];[.M34];[.M52];[.M56];[.M60]))" table:style-name="ce11">
            <text:p>810,602</text:p>
          </table:table-cell>
          <table:table-cell office:value-type="float" office:value="21563438" table:formula="of:=  IF(SUM([.N9];[.N17];[.N34];[.N52];[.N56];[.N60])=0;&quot;-&quot;;SUM([.N9];[.N17];[.N34];[.N52];[.N56];[.N60]))" table:style-name="ce11">
            <text:p>21,563,438</text:p>
          </table:table-cell>
          <table:table-cell table:number-columns-repeated="16370"/>
        </table:table-row>
        <table:table-row table:style-name="ro3">
          <table:table-cell office:value-type="float" office:value="1000" table:style-name="ce18">
            <text:p>1000</text:p>
          </table:table-cell>
          <table:table-cell office:value-type="string" table:style-name="ce19">
            <text:p>遠洋漁業合計</text:p>
          </table:table-cell>
          <table:table-cell office:value-type="float" office:value="293014" table:formula="of:=  IF(SUM([.C10:.C16])=0;&quot;-&quot;;SUM([.C10:.C16]))" table:style-name="ce20">
            <text:p>293,014</text:p>
          </table:table-cell>
          <table:table-cell office:value-type="float" office:value="3570401" table:formula="of:=  IF(SUM([.D10:.D16])=0;&quot;-&quot;;SUM([.D10:.D16]))" table:style-name="ce20">
            <text:p>3,570,401</text:p>
          </table:table-cell>
          <table:table-cell office:value-type="float" office:value="344866" table:formula="of:=  IF(SUM([.E10:.E16])=0;&quot;-&quot;;SUM([.E10:.E16]))" table:style-name="ce21">
            <text:p>344,866</text:p>
          </table:table-cell>
          <table:table-cell office:value-type="float" office:value="4849658" table:formula="of:=  IF(SUM([.F10:.F16])=0;&quot;-&quot;;SUM([.F10:.F16]))" table:style-name="ce21">
            <text:p>4,849,658</text:p>
          </table:table-cell>
          <table:table-cell office:value-type="float" office:value="362385" table:formula="of:=  IF(SUM([.G10:.G16])=0;&quot;-&quot;;SUM([.G10:.G16]))" table:style-name="ce21">
            <text:p>362,385</text:p>
          </table:table-cell>
          <table:table-cell office:value-type="float" office:value="5752245" table:formula="of:=  IF(SUM([.H10:.H16])=0;&quot;-&quot;;SUM([.H10:.H16]))" table:style-name="ce21">
            <text:p>5,752,245</text:p>
          </table:table-cell>
          <table:table-cell office:value-type="float" office:value="316748" table:formula="of:=  IF(SUM([.I10:.I16])=0;&quot;-&quot;;SUM([.I10:.I16]))" table:style-name="ce21">
            <text:p>316,748</text:p>
          </table:table-cell>
          <table:table-cell office:value-type="float" office:value="5589672" table:formula="of:=  IF(SUM([.J10:.J16])=0;&quot;-&quot;;SUM([.J10:.J16]))" table:style-name="ce21">
            <text:p>5,589,672</text:p>
          </table:table-cell>
          <table:table-cell office:value-type="float" office:value="326706" table:formula="of:=  IF(SUM([.K10:.K16])=0;&quot;-&quot;;SUM([.K10:.K16]))" table:style-name="ce21">
            <text:p>326,706</text:p>
          </table:table-cell>
          <table:table-cell office:value-type="float" office:value="4963719" table:formula="of:=  IF(SUM([.L10:.L16])=0;&quot;-&quot;;SUM([.L10:.L16]))" table:style-name="ce21">
            <text:p>4,963,719</text:p>
          </table:table-cell>
          <table:table-cell office:value-type="float" office:value="325327" table:formula="of:=  IF(SUM([.M10:.M16])=0;&quot;-&quot;;SUM([.M10:.M16]))" table:style-name="ce21">
            <text:p>325,327</text:p>
          </table:table-cell>
          <table:table-cell office:value-type="float" office:value="7145113" table:formula="of:=  IF(SUM([.N10:.N16])=0;&quot;-&quot;;SUM([.N10:.N16]))" table:style-name="ce21">
            <text:p>7,145,113</text:p>
          </table:table-cell>
          <table:table-cell table:number-columns-repeated="16370"/>
        </table:table-row>
        <table:table-row table:style-name="ro3">
          <table:table-cell office:value-type="float" office:value="1001" table:style-name="ce22">
            <text:p>1001</text:p>
          </table:table-cell>
          <table:table-cell office:value-type="string" table:style-name="ce23">
            <text:p><text:s text:c="4"/>單船拖網</text:p>
          </table:table-cell>
          <table:table-cell office:value-type="float" office:value="56580" table:style-name="ce24">
            <text:p>56,580</text:p>
          </table:table-cell>
          <table:table-cell office:value-type="float" office:value="406936" table:style-name="ce24">
            <text:p>406,936</text:p>
          </table:table-cell>
          <table:table-cell office:value-type="float" office:value="73147" table:style-name="ce24">
            <text:p>73,147</text:p>
          </table:table-cell>
          <table:table-cell office:value-type="float" office:value="618655" table:style-name="ce24">
            <text:p>618,655</text:p>
          </table:table-cell>
          <table:table-cell office:value-type="float" office:value="75047" table:style-name="ce24">
            <text:p>75,047</text:p>
          </table:table-cell>
          <table:table-cell office:value-type="float" office:value="733415" table:style-name="ce24">
            <text:p>733,415</text:p>
          </table:table-cell>
          <table:table-cell office:value-type="float" office:value="62057" table:style-name="ce24">
            <text:p>62,057</text:p>
          </table:table-cell>
          <table:table-cell office:value-type="float" office:value="787416" table:style-name="ce24">
            <text:p>787,416</text:p>
          </table:table-cell>
          <table:table-cell office:value-type="float" office:value="74941" table:style-name="ce24">
            <text:p>74,941</text:p>
          </table:table-cell>
          <table:table-cell office:value-type="float" office:value="955584" table:style-name="ce24">
            <text:p>955,584</text:p>
          </table:table-cell>
          <table:table-cell office:value-type="float" office:value="60267" table:style-name="ce24">
            <text:p>60,267</text:p>
          </table:table-cell>
          <table:table-cell office:value-type="float" office:value="879552" table:style-name="ce24">
            <text:p>879,552</text:p>
          </table:table-cell>
          <table:table-cell table:number-columns-repeated="16370"/>
        </table:table-row>
        <table:table-row table:style-name="ro3">
          <table:table-cell office:value-type="float" office:value="1002" table:style-name="ce22">
            <text:p>1002</text:p>
          </table:table-cell>
          <table:table-cell office:value-type="string" table:style-name="ce23">
            <text:p><text:s text:c="4"/>雙船拖網</text:p>
          </table:table-cell>
          <table:table-cell office:value-type="float" office:value="140814" table:style-name="ce24">
            <text:p>140,814</text:p>
          </table:table-cell>
          <table:table-cell office:value-type="float" office:value="1149144" table:style-name="ce24">
            <text:p>1,149,144</text:p>
          </table:table-cell>
          <table:table-cell office:value-type="float" office:value="167829" table:style-name="ce24">
            <text:p>167,829</text:p>
          </table:table-cell>
          <table:table-cell office:value-type="float" office:value="1618581" table:style-name="ce24">
            <text:p>1,618,581</text:p>
          </table:table-cell>
          <table:table-cell office:value-type="float" office:value="184435" table:style-name="ce24">
            <text:p>184,435</text:p>
          </table:table-cell>
          <table:table-cell office:value-type="float" office:value="1794759" table:style-name="ce24">
            <text:p>1,794,759</text:p>
          </table:table-cell>
          <table:table-cell office:value-type="float" office:value="155182" table:style-name="ce24">
            <text:p>155,182</text:p>
          </table:table-cell>
          <table:table-cell office:value-type="float" office:value="1825721" table:style-name="ce24">
            <text:p>1,825,721</text:p>
          </table:table-cell>
          <table:table-cell office:value-type="float" office:value="149756" table:style-name="ce24">
            <text:p>149,756</text:p>
          </table:table-cell>
          <table:table-cell office:value-type="float" office:value="1718683" table:style-name="ce24">
            <text:p>1,718,683</text:p>
          </table:table-cell>
          <table:table-cell office:value-type="float" office:value="157998" table:style-name="ce24">
            <text:p>157,998</text:p>
          </table:table-cell>
          <table:table-cell office:value-type="float" office:value="2262110" table:style-name="ce24">
            <text:p>2,262,110</text:p>
          </table:table-cell>
          <table:table-cell table:number-columns-repeated="16370"/>
        </table:table-row>
        <table:table-row table:style-name="ro3">
          <table:table-cell office:value-type="float" office:value="1003" table:style-name="ce22">
            <text:p>1003</text:p>
          </table:table-cell>
          <table:table-cell office:value-type="string" table:style-name="ce23">
            <text:p><text:s text:c="4"/>鰹鮪圍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04" table:style-name="ce22">
            <text:p>1004</text:p>
          </table:table-cell>
          <table:table-cell office:value-type="string" table:style-name="ce23">
            <text:p><text:s text:c="4"/>秋刀魚棒受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2">
            <text:p>1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95620" table:style-name="ce24">
            <text:p>95,620</text:p>
          </table:table-cell>
          <table:table-cell office:value-type="float" office:value="2014321" table:style-name="ce24">
            <text:p>2,014,321</text:p>
          </table:table-cell>
          <table:table-cell office:value-type="float" office:value="103823" table:style-name="ce24">
            <text:p>103,823</text:p>
          </table:table-cell>
          <table:table-cell office:value-type="float" office:value="2611483" table:style-name="ce24">
            <text:p>2,611,483</text:p>
          </table:table-cell>
          <table:table-cell office:value-type="float" office:value="102757" table:style-name="ce24">
            <text:p>102,757</text:p>
          </table:table-cell>
          <table:table-cell office:value-type="float" office:value="3221574" table:style-name="ce24">
            <text:p>3,221,574</text:p>
          </table:table-cell>
          <table:table-cell office:value-type="float" office:value="98890" table:style-name="ce24">
            <text:p>98,890</text:p>
          </table:table-cell>
          <table:table-cell office:value-type="float" office:value="2971915" table:style-name="ce24">
            <text:p>2,971,915</text:p>
          </table:table-cell>
          <table:table-cell office:value-type="float" office:value="84706" table:style-name="ce24">
            <text:p>84,706</text:p>
          </table:table-cell>
          <table:table-cell office:value-type="float" office:value="2084239" table:style-name="ce24">
            <text:p>2,084,239</text:p>
          </table:table-cell>
          <table:table-cell office:value-type="float" office:value="92543" table:style-name="ce24">
            <text:p>92,543</text:p>
          </table:table-cell>
          <table:table-cell office:value-type="float" office:value="3500418" table:style-name="ce24">
            <text:p>3,500,418</text:p>
          </table:table-cell>
          <table:table-cell table:number-columns-repeated="16370"/>
        </table:table-row>
        <table:table-row table:style-name="ro3">
          <table:table-cell office:value-type="float" office:value="1051" table:style-name="ce22">
            <text:p>1051</text:p>
          </table:table-cell>
          <table:table-cell office:value-type="string" table:style-name="ce23">
            <text:p><text:s text:c="4"/>魷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1099</text:p>
          </table:table-cell>
          <table:table-cell office:value-type="string" table:style-name="ce26">
            <text:p><text:s text:c="4"/>其他遠洋漁業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float" office:value="67" table:style-name="ce27">
            <text:p>67</text:p>
          </table:table-cell>
          <table:table-cell office:value-type="float" office:value="939" table:style-name="ce27">
            <text:p>939</text:p>
          </table:table-cell>
          <table:table-cell office:value-type="float" office:value="146" table:style-name="ce27">
            <text:p>146</text:p>
          </table:table-cell>
          <table:table-cell office:value-type="float" office:value="2497" table:style-name="ce27">
            <text:p>2,497</text:p>
          </table:table-cell>
          <table:table-cell office:value-type="float" office:value="619" table:style-name="ce27">
            <text:p>619</text:p>
          </table:table-cell>
          <table:table-cell office:value-type="float" office:value="4620" table:style-name="ce27">
            <text:p>4,620</text:p>
          </table:table-cell>
          <table:table-cell office:value-type="float" office:value="17303" table:style-name="ce27">
            <text:p>17,303</text:p>
          </table:table-cell>
          <table:table-cell office:value-type="float" office:value="205213" table:style-name="ce27">
            <text:p>205,213</text:p>
          </table:table-cell>
          <table:table-cell office:value-type="float" office:value="14519" table:style-name="ce27">
            <text:p>14,519</text:p>
          </table:table-cell>
          <table:table-cell office:value-type="float" office:value="503033" table:style-name="ce27">
            <text:p>503,033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2000</text:p>
          </table:table-cell>
          <table:table-cell office:value-type="string" table:style-name="ce19">
            <text:p>近海漁業合計</text:p>
          </table:table-cell>
          <table:table-cell office:value-type="float" office:value="245507" table:formula="of:=  IF(SUM([.C18:.C33])=0;&quot;-&quot;;SUM([.C18:.C33]))" table:style-name="ce20">
            <text:p>245,507</text:p>
          </table:table-cell>
          <table:table-cell office:value-type="float" office:value="2615204" table:formula="of:=  IF(SUM([.D18:.D33])=0;&quot;-&quot;;SUM([.D18:.D33]))" table:style-name="ce20">
            <text:p>2,615,204</text:p>
          </table:table-cell>
          <table:table-cell office:value-type="float" office:value="237905" table:formula="of:=  IF(SUM([.E18:.E33])=0;&quot;-&quot;;SUM([.E18:.E33]))" table:style-name="ce21">
            <text:p>237,905</text:p>
          </table:table-cell>
          <table:table-cell office:value-type="float" office:value="2748083" table:formula="of:=  IF(SUM([.F18:.F33])=0;&quot;-&quot;;SUM([.F18:.F33]))" table:style-name="ce21">
            <text:p>2,748,083</text:p>
          </table:table-cell>
          <table:table-cell office:value-type="float" office:value="259450" table:formula="of:=  IF(SUM([.G18:.G33])=0;&quot;-&quot;;SUM([.G18:.G33]))" table:style-name="ce21">
            <text:p>259,450</text:p>
          </table:table-cell>
          <table:table-cell office:value-type="float" office:value="3889897" table:formula="of:=  IF(SUM([.H18:.H33])=0;&quot;-&quot;;SUM([.H18:.H33]))" table:style-name="ce21">
            <text:p>3,889,897</text:p>
          </table:table-cell>
          <table:table-cell office:value-type="float" office:value="238015" table:formula="of:=  IF(SUM([.I18:.I33])=0;&quot;-&quot;;SUM([.I18:.I33]))" table:style-name="ce21">
            <text:p>238,015</text:p>
          </table:table-cell>
          <table:table-cell office:value-type="float" office:value="4250328" table:formula="of:=  IF(SUM([.J18:.J33])=0;&quot;-&quot;;SUM([.J18:.J33]))" table:style-name="ce21">
            <text:p>4,250,328</text:p>
          </table:table-cell>
          <table:table-cell office:value-type="float" office:value="292739" table:formula="of:=  IF(SUM([.K18:.K33])=0;&quot;-&quot;;SUM([.K18:.K33]))" table:style-name="ce21">
            <text:p>292,739</text:p>
          </table:table-cell>
          <table:table-cell office:value-type="float" office:value="5097867" table:formula="of:=  IF(SUM([.L18:.L33])=0;&quot;-&quot;;SUM([.L18:.L33]))" table:style-name="ce21">
            <text:p>5,097,867</text:p>
          </table:table-cell>
          <table:table-cell office:value-type="float" office:value="313864" table:formula="of:=  IF(SUM([.M18:.M33])=0;&quot;-&quot;;SUM([.M18:.M33]))" table:style-name="ce21">
            <text:p>313,864</text:p>
          </table:table-cell>
          <table:table-cell office:value-type="float" office:value="6477668" table:formula="of:=  IF(SUM([.N18:.N33])=0;&quot;-&quot;;SUM([.N18:.N33]))" table:style-name="ce21">
            <text:p>6,477,66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1</text:p>
          </table:table-cell>
          <table:table-cell office:value-type="string" table:style-name="ce23">
            <text:p><text:s text:c="4"/>巾著網</text:p>
          </table:table-cell>
          <table:table-cell office:value-type="float" office:value="27194" table:style-name="ce24">
            <text:p>27,194</text:p>
          </table:table-cell>
          <table:table-cell office:value-type="float" office:value="231508" table:style-name="ce24">
            <text:p>231,508</text:p>
          </table:table-cell>
          <table:table-cell office:value-type="float" office:value="24352" table:style-name="ce24">
            <text:p>24,352</text:p>
          </table:table-cell>
          <table:table-cell office:value-type="float" office:value="186370" table:style-name="ce24">
            <text:p>186,370</text:p>
          </table:table-cell>
          <table:table-cell office:value-type="float" office:value="30652" table:style-name="ce24">
            <text:p>30,652</text:p>
          </table:table-cell>
          <table:table-cell office:value-type="float" office:value="338619" table:style-name="ce24">
            <text:p>338,619</text:p>
          </table:table-cell>
          <table:table-cell office:value-type="float" office:value="17957" table:style-name="ce24">
            <text:p>17,957</text:p>
          </table:table-cell>
          <table:table-cell office:value-type="float" office:value="330968" table:style-name="ce24">
            <text:p>330,968</text:p>
          </table:table-cell>
          <table:table-cell office:value-type="float" office:value="17991" table:style-name="ce24">
            <text:p>17,991</text:p>
          </table:table-cell>
          <table:table-cell office:value-type="float" office:value="477941" table:style-name="ce24">
            <text:p>477,941</text:p>
          </table:table-cell>
          <table:table-cell office:value-type="float" office:value="20167" table:style-name="ce24">
            <text:p>20,167</text:p>
          </table:table-cell>
          <table:table-cell office:value-type="float" office:value="473893" table:style-name="ce24">
            <text:p>473,89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2</text:p>
          </table:table-cell>
          <table:table-cell office:value-type="string" table:style-name="ce23">
            <text:p><text:s text:c="4"/>鯖鰺圍網</text:p>
          </table:table-cell>
          <table:table-cell office:value-type="float" office:value="765" table:style-name="ce24">
            <text:p>765</text:p>
          </table:table-cell>
          <table:table-cell office:value-type="float" office:value="4433" table:style-name="ce24">
            <text:p>4,433</text:p>
          </table:table-cell>
          <table:table-cell office:value-type="float" office:value="220" table:style-name="ce24">
            <text:p>220</text:p>
          </table:table-cell>
          <table:table-cell office:value-type="float" office:value="1471" table:style-name="ce24">
            <text:p>1,47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3</text:p>
          </table:table-cell>
          <table:table-cell office:value-type="string" table:style-name="ce23">
            <text:p><text:s text:c="4"/>棒受網</text:p>
          </table:table-cell>
          <table:table-cell office:value-type="float" office:value="32473" table:style-name="ce24">
            <text:p>32,473</text:p>
          </table:table-cell>
          <table:table-cell office:value-type="float" office:value="210552" table:style-name="ce24">
            <text:p>210,552</text:p>
          </table:table-cell>
          <table:table-cell office:value-type="float" office:value="31750" table:style-name="ce24">
            <text:p>31,750</text:p>
          </table:table-cell>
          <table:table-cell office:value-type="float" office:value="230520" table:style-name="ce24">
            <text:p>230,520</text:p>
          </table:table-cell>
          <table:table-cell office:value-type="float" office:value="29750" table:style-name="ce24">
            <text:p>29,750</text:p>
          </table:table-cell>
          <table:table-cell office:value-type="float" office:value="429003" table:style-name="ce24">
            <text:p>429,003</text:p>
          </table:table-cell>
          <table:table-cell office:value-type="float" office:value="28090" table:style-name="ce24">
            <text:p>28,090</text:p>
          </table:table-cell>
          <table:table-cell office:value-type="float" office:value="473997" table:style-name="ce24">
            <text:p>473,997</text:p>
          </table:table-cell>
          <table:table-cell office:value-type="float" office:value="32002" table:style-name="ce24">
            <text:p>32,002</text:p>
          </table:table-cell>
          <table:table-cell office:value-type="float" office:value="561579" table:style-name="ce24">
            <text:p>561,579</text:p>
          </table:table-cell>
          <table:table-cell office:value-type="float" office:value="26722" table:style-name="ce24">
            <text:p>26,722</text:p>
          </table:table-cell>
          <table:table-cell office:value-type="float" office:value="521466" table:style-name="ce24">
            <text:p>521,46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4</text:p>
          </table:table-cell>
          <table:table-cell office:value-type="string" table:style-name="ce23">
            <text:p><text:s text:c="4"/>中小拖網</text:p>
          </table:table-cell>
          <table:table-cell office:value-type="float" office:value="98685" table:style-name="ce24">
            <text:p>98,685</text:p>
          </table:table-cell>
          <table:table-cell office:value-type="float" office:value="1217768" table:style-name="ce24">
            <text:p>1,217,768</text:p>
          </table:table-cell>
          <table:table-cell office:value-type="float" office:value="102915" table:style-name="ce24">
            <text:p>102,915</text:p>
          </table:table-cell>
          <table:table-cell office:value-type="float" office:value="1291848" table:style-name="ce24">
            <text:p>1,291,848</text:p>
          </table:table-cell>
          <table:table-cell office:value-type="float" office:value="122419" table:style-name="ce24">
            <text:p>122,419</text:p>
          </table:table-cell>
          <table:table-cell office:value-type="float" office:value="1871127" table:style-name="ce24">
            <text:p>1,871,127</text:p>
          </table:table-cell>
          <table:table-cell office:value-type="float" office:value="118082" table:style-name="ce24">
            <text:p>118,082</text:p>
          </table:table-cell>
          <table:table-cell office:value-type="float" office:value="2082494" table:style-name="ce24">
            <text:p>2,082,494</text:p>
          </table:table-cell>
          <table:table-cell office:value-type="float" office:value="148960" table:style-name="ce24">
            <text:p>148,960</text:p>
          </table:table-cell>
          <table:table-cell office:value-type="float" office:value="2149865" table:style-name="ce24">
            <text:p>2,149,865</text:p>
          </table:table-cell>
          <table:table-cell office:value-type="float" office:value="167783" table:style-name="ce24">
            <text:p>167,783</text:p>
          </table:table-cell>
          <table:table-cell office:value-type="float" office:value="2999792" table:style-name="ce24">
            <text:p>2,999,79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5</text:p>
          </table:table-cell>
          <table:table-cell office:value-type="string" table:style-name="ce23">
            <text:p><text:s text:c="4"/>刺網</text:p>
          </table:table-cell>
          <table:table-cell office:value-type="float" office:value="8921" table:style-name="ce24">
            <text:p>8,921</text:p>
          </table:table-cell>
          <table:table-cell office:value-type="float" office:value="141606" table:style-name="ce24">
            <text:p>141,606</text:p>
          </table:table-cell>
          <table:table-cell office:value-type="float" office:value="8187" table:style-name="ce24">
            <text:p>8,187</text:p>
          </table:table-cell>
          <table:table-cell office:value-type="float" office:value="148514" table:style-name="ce24">
            <text:p>148,514</text:p>
          </table:table-cell>
          <table:table-cell office:value-type="float" office:value="8957" table:style-name="ce24">
            <text:p>8,957</text:p>
          </table:table-cell>
          <table:table-cell office:value-type="float" office:value="159100" table:style-name="ce24">
            <text:p>159,100</text:p>
          </table:table-cell>
          <table:table-cell office:value-type="float" office:value="10934" table:style-name="ce24">
            <text:p>10,934</text:p>
          </table:table-cell>
          <table:table-cell office:value-type="float" office:value="273012" table:style-name="ce24">
            <text:p>273,012</text:p>
          </table:table-cell>
          <table:table-cell office:value-type="float" office:value="10864" table:style-name="ce24">
            <text:p>10,864</text:p>
          </table:table-cell>
          <table:table-cell office:value-type="float" office:value="255117" table:style-name="ce24">
            <text:p>255,117</text:p>
          </table:table-cell>
          <table:table-cell office:value-type="float" office:value="17142" table:style-name="ce24">
            <text:p>17,142</text:p>
          </table:table-cell>
          <table:table-cell office:value-type="float" office:value="487884" table:style-name="ce24">
            <text:p>487,88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6</text:p>
          </table:table-cell>
          <table:table-cell office:value-type="string" table:style-name="ce23">
            <text:p><text:s text:c="4"/>扒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49</text:p>
          </table:table-cell>
          <table:table-cell office:value-type="string" table:style-name="ce23">
            <text:p><text:s text:c="4"/>其他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29577" table:style-name="ce24">
            <text:p>29,577</text:p>
          </table:table-cell>
          <table:table-cell office:value-type="float" office:value="399291" table:style-name="ce24">
            <text:p>399,291</text:p>
          </table:table-cell>
          <table:table-cell office:value-type="float" office:value="32067" table:style-name="ce24">
            <text:p>32,067</text:p>
          </table:table-cell>
          <table:table-cell office:value-type="float" office:value="477344" table:style-name="ce24">
            <text:p>477,344</text:p>
          </table:table-cell>
          <table:table-cell office:value-type="float" office:value="41256" table:style-name="ce24">
            <text:p>41,256</text:p>
          </table:table-cell>
          <table:table-cell office:value-type="float" office:value="700235" table:style-name="ce24">
            <text:p>700,235</text:p>
          </table:table-cell>
          <table:table-cell office:value-type="float" office:value="44189" table:style-name="ce24">
            <text:p>44,189</text:p>
          </table:table-cell>
          <table:table-cell office:value-type="float" office:value="761693" table:style-name="ce24">
            <text:p>761,693</text:p>
          </table:table-cell>
          <table:table-cell office:value-type="float" office:value="60720" table:style-name="ce24">
            <text:p>60,720</text:p>
          </table:table-cell>
          <table:table-cell office:value-type="float" office:value="1224970" table:style-name="ce24">
            <text:p>1,224,970</text:p>
          </table:table-cell>
          <table:table-cell office:value-type="float" office:value="57183" table:style-name="ce24">
            <text:p>57,183</text:p>
          </table:table-cell>
          <table:table-cell office:value-type="float" office:value="1468509" table:style-name="ce24">
            <text:p>1,468,50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21813" table:style-name="ce24">
            <text:p>21,813</text:p>
          </table:table-cell>
          <table:table-cell office:value-type="float" office:value="211113" table:style-name="ce24">
            <text:p>211,113</text:p>
          </table:table-cell>
          <table:table-cell office:value-type="float" office:value="19504" table:style-name="ce24">
            <text:p>19,504</text:p>
          </table:table-cell>
          <table:table-cell office:value-type="float" office:value="219716" table:style-name="ce24">
            <text:p>219,716</text:p>
          </table:table-cell>
          <table:table-cell office:value-type="float" office:value="19328" table:style-name="ce24">
            <text:p>19,328</text:p>
          </table:table-cell>
          <table:table-cell office:value-type="float" office:value="261066" table:style-name="ce24">
            <text:p>261,066</text:p>
          </table:table-cell>
          <table:table-cell office:value-type="float" office:value="13679" table:style-name="ce24">
            <text:p>13,679</text:p>
          </table:table-cell>
          <table:table-cell office:value-type="float" office:value="235337" table:style-name="ce24">
            <text:p>235,337</text:p>
          </table:table-cell>
          <table:table-cell office:value-type="float" office:value="15755" table:style-name="ce24">
            <text:p>15,755</text:p>
          </table:table-cell>
          <table:table-cell office:value-type="float" office:value="289852" table:style-name="ce24">
            <text:p>289,852</text:p>
          </table:table-cell>
          <table:table-cell office:value-type="float" office:value="17842" table:style-name="ce24">
            <text:p>17,842</text:p>
          </table:table-cell>
          <table:table-cell office:value-type="float" office:value="372870" table:style-name="ce24">
            <text:p>372,87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2</text:p>
          </table:table-cell>
          <table:table-cell office:value-type="string" table:style-name="ce23">
            <text:p><text:s text:c="4"/>曳繩釣</text:p>
          </table:table-cell>
          <table:table-cell office:value-type="float" office:value="3715" table:style-name="ce24">
            <text:p>3,715</text:p>
          </table:table-cell>
          <table:table-cell office:value-type="float" office:value="30413" table:style-name="ce24">
            <text:p>30,413</text:p>
          </table:table-cell>
          <table:table-cell office:value-type="float" office:value="2353" table:style-name="ce24">
            <text:p>2,353</text:p>
          </table:table-cell>
          <table:table-cell office:value-type="float" office:value="24564" table:style-name="ce24">
            <text:p>24,564</text:p>
          </table:table-cell>
          <table:table-cell office:value-type="float" office:value="1937" table:style-name="ce24">
            <text:p>1,937</text:p>
          </table:table-cell>
          <table:table-cell office:value-type="float" office:value="20988" table:style-name="ce24">
            <text:p>20,988</text:p>
          </table:table-cell>
          <table:table-cell office:value-type="float" office:value="1368" table:style-name="ce24">
            <text:p>1,368</text:p>
          </table:table-cell>
          <table:table-cell office:value-type="float" office:value="20426" table:style-name="ce24">
            <text:p>20,426</text:p>
          </table:table-cell>
          <table:table-cell office:value-type="float" office:value="1000" table:style-name="ce24">
            <text:p>1,000</text:p>
          </table:table-cell>
          <table:table-cell office:value-type="float" office:value="16371" table:style-name="ce24">
            <text:p>16,371</text:p>
          </table:table-cell>
          <table:table-cell office:value-type="float" office:value="1397" table:style-name="ce24">
            <text:p>1,397</text:p>
          </table:table-cell>
          <table:table-cell office:value-type="float" office:value="25453" table:style-name="ce24">
            <text:p>25,45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3</text:p>
          </table:table-cell>
          <table:table-cell office:value-type="string" table:style-name="ce23">
            <text:p><text:s text:c="4"/>一支釣</text:p>
          </table:table-cell>
          <table:table-cell office:value-type="float" office:value="21496" table:style-name="ce24">
            <text:p>21,496</text:p>
          </table:table-cell>
          <table:table-cell office:value-type="float" office:value="132173" table:style-name="ce24">
            <text:p>132,173</text:p>
          </table:table-cell>
          <table:table-cell office:value-type="float" office:value="15905" table:style-name="ce24">
            <text:p>15,905</text:p>
          </table:table-cell>
          <table:table-cell office:value-type="float" office:value="115466" table:style-name="ce24">
            <text:p>115,466</text:p>
          </table:table-cell>
          <table:table-cell office:value-type="float" office:value="4555" table:style-name="ce24">
            <text:p>4,555</text:p>
          </table:table-cell>
          <table:table-cell office:value-type="float" office:value="42093" table:style-name="ce24">
            <text:p>42,093</text:p>
          </table:table-cell>
          <table:table-cell office:value-type="float" office:value="3552" table:style-name="ce24">
            <text:p>3,552</text:p>
          </table:table-cell>
          <table:table-cell office:value-type="float" office:value="52725" table:style-name="ce24">
            <text:p>52,725</text:p>
          </table:table-cell>
          <table:table-cell office:value-type="float" office:value="5025" table:style-name="ce24">
            <text:p>5,025</text:p>
          </table:table-cell>
          <table:table-cell office:value-type="float" office:value="73747" table:style-name="ce24">
            <text:p>73,747</text:p>
          </table:table-cell>
          <table:table-cell office:value-type="float" office:value="5248" table:style-name="ce24">
            <text:p>5,248</text:p>
          </table:table-cell>
          <table:table-cell office:value-type="float" office:value="86080" table:style-name="ce24">
            <text:p>86,08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197" table:style-name="ce24">
            <text:p>197</text:p>
          </table:table-cell>
          <table:table-cell office:value-type="float" office:value="1602" table:style-name="ce24">
            <text:p>1,602</text:p>
          </table:table-cell>
          <table:table-cell office:value-type="float" office:value="106" table:style-name="ce24">
            <text:p>106</text:p>
          </table:table-cell>
          <table:table-cell office:value-type="float" office:value="1150" table:style-name="ce24">
            <text:p>1,150</text:p>
          </table:table-cell>
          <table:table-cell office:value-type="float" office:value="169" table:style-name="ce24">
            <text:p>169</text:p>
          </table:table-cell>
          <table:table-cell office:value-type="float" office:value="2028" table:style-name="ce24">
            <text:p>2,028</text:p>
          </table:table-cell>
          <table:table-cell office:value-type="float" office:value="84" table:style-name="ce24">
            <text:p>84</text:p>
          </table:table-cell>
          <table:table-cell office:value-type="float" office:value="1587" table:style-name="ce24">
            <text:p>1,587</text:p>
          </table:table-cell>
          <table:table-cell office:value-type="float" office:value="326" table:style-name="ce24">
            <text:p>326</text:p>
          </table:table-cell>
          <table:table-cell office:value-type="float" office:value="5490" table:style-name="ce24">
            <text:p>5,490</text:p>
          </table:table-cell>
          <table:table-cell office:value-type="float" office:value="184" table:style-name="ce24">
            <text:p>184</text:p>
          </table:table-cell>
          <table:table-cell office:value-type="float" office:value="3220" table:style-name="ce24">
            <text:p>3,22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6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7</text:p>
          </table:table-cell>
          <table:table-cell office:value-type="string" table:style-name="ce23">
            <text:p><text:s text:c="4"/>珊瑚</text:p>
          </table:table-cell>
          <table:table-cell office:value-type="float" office:value="10" table:style-name="ce24">
            <text:p>10</text:p>
          </table:table-cell>
          <table:table-cell office:value-type="float" office:value="19600" table:style-name="ce24">
            <text:p>19,600</text:p>
          </table:table-cell>
          <table:table-cell office:value-type="float" office:value="18" table:style-name="ce24">
            <text:p>18</text:p>
          </table:table-cell>
          <table:table-cell office:value-type="float" office:value="43750" table:style-name="ce24">
            <text:p>43,750</text:p>
          </table:table-cell>
          <table:table-cell office:value-type="float" office:value="22" table:style-name="ce24">
            <text:p>22</text:p>
          </table:table-cell>
          <table:table-cell office:value-type="float" office:value="56420" table:style-name="ce24">
            <text:p>56,420</text:p>
          </table:table-cell>
          <table:table-cell office:value-type="float" office:value="5" table:style-name="ce24">
            <text:p>5</text:p>
          </table:table-cell>
          <table:table-cell office:value-type="float" office:value="16320" table:style-name="ce24">
            <text:p>16,320</text:p>
          </table:table-cell>
          <table:table-cell office:value-type="float" office:value="19" table:style-name="ce24">
            <text:p>19</text:p>
          </table:table-cell>
          <table:table-cell office:value-type="float" office:value="38200" table:style-name="ce24">
            <text:p>38,200</text:p>
          </table:table-cell>
          <table:table-cell office:value-type="float" office:value="41" table:style-name="ce24">
            <text:p>41</text:p>
          </table:table-cell>
          <table:table-cell office:value-type="float" office:value="28963" table:style-name="ce24">
            <text:p>28,96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8</text:p>
          </table:table-cell>
          <table:table-cell office:value-type="string" table:style-name="ce23">
            <text:p><text:s text:c="4"/>飛魚卵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9</text:p>
          </table:table-cell>
          <table:table-cell office:value-type="string" table:style-name="ce26">
            <text:p><text:s text:c="4"/>其他近海漁業</text:p>
          </table:table-cell>
          <table:table-cell office:value-type="float" office:value="661" table:style-name="ce27">
            <text:p>661</text:p>
          </table:table-cell>
          <table:table-cell office:value-type="float" office:value="15145" table:style-name="ce27">
            <text:p>15,145</text:p>
          </table:table-cell>
          <table:table-cell office:value-type="float" office:value="528" table:style-name="ce27">
            <text:p>528</text:p>
          </table:table-cell>
          <table:table-cell office:value-type="float" office:value="7370" table:style-name="ce27">
            <text:p>7,370</text:p>
          </table:table-cell>
          <table:table-cell office:value-type="float" office:value="405" table:style-name="ce27">
            <text:p>405</text:p>
          </table:table-cell>
          <table:table-cell office:value-type="float" office:value="9218" table:style-name="ce27">
            <text:p>9,218</text:p>
          </table:table-cell>
          <table:table-cell office:value-type="float" office:value="75" table:style-name="ce27">
            <text:p>75</text:p>
          </table:table-cell>
          <table:table-cell office:value-type="float" office:value="1769" table:style-name="ce27">
            <text:p>1,769</text:p>
          </table:table-cell>
          <table:table-cell office:value-type="float" office:value="77" table:style-name="ce27">
            <text:p>77</text:p>
          </table:table-cell>
          <table:table-cell office:value-type="float" office:value="4735" table:style-name="ce27">
            <text:p>4,735</text:p>
          </table:table-cell>
          <table:table-cell office:value-type="float" office:value="155" table:style-name="ce27">
            <text:p>155</text:p>
          </table:table-cell>
          <table:table-cell office:value-type="float" office:value="9538" table:style-name="ce27">
            <text:p>9,53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3000</text:p>
          </table:table-cell>
          <table:table-cell office:value-type="string" table:style-name="ce19">
            <text:p>沿岸漁業合計</text:p>
          </table:table-cell>
          <table:table-cell office:value-type="float" office:value="32417" table:formula="of:=  IF(SUM([.C35:.C51])=0;&quot;-&quot;;SUM([.C35:.C51]))" table:style-name="ce20">
            <text:p>32,417</text:p>
          </table:table-cell>
          <table:table-cell office:value-type="float" office:value="393566" table:formula="of:=  IF(SUM([.D35:.D51])=0;&quot;-&quot;;SUM([.D35:.D51]))" table:style-name="ce20">
            <text:p>393,566</text:p>
          </table:table-cell>
          <table:table-cell office:value-type="float" office:value="28311" table:formula="of:=  IF(SUM([.E35:.E51])=0;&quot;-&quot;;SUM([.E35:.E51]))" table:style-name="ce21">
            <text:p>28,311</text:p>
          </table:table-cell>
          <table:table-cell office:value-type="float" office:value="396191" table:formula="of:=  IF(SUM([.F35:.F51])=0;&quot;-&quot;;SUM([.F35:.F51]))" table:style-name="ce21">
            <text:p>396,191</text:p>
          </table:table-cell>
          <table:table-cell office:value-type="float" office:value="26979" table:formula="of:=  IF(SUM([.G35:.G51])=0;&quot;-&quot;;SUM([.G35:.G51]))" table:style-name="ce21">
            <text:p>26,979</text:p>
          </table:table-cell>
          <table:table-cell office:value-type="float" office:value="462762" table:formula="of:=  IF(SUM([.H35:.H51])=0;&quot;-&quot;;SUM([.H35:.H51]))" table:style-name="ce21">
            <text:p>462,762</text:p>
          </table:table-cell>
          <table:table-cell office:value-type="float" office:value="21748" table:formula="of:=  IF(SUM([.I35:.I51])=0;&quot;-&quot;;SUM([.I35:.I51]))" table:style-name="ce21">
            <text:p>21,748</text:p>
          </table:table-cell>
          <table:table-cell office:value-type="float" office:value="573975" table:formula="of:=  IF(SUM([.J35:.J51])=0;&quot;-&quot;;SUM([.J35:.J51]))" table:style-name="ce21">
            <text:p>573,975</text:p>
          </table:table-cell>
          <table:table-cell office:value-type="float" office:value="30062" table:formula="of:=  IF(SUM([.K35:.K51])=0;&quot;-&quot;;SUM([.K35:.K51]))" table:style-name="ce21">
            <text:p>30,062</text:p>
          </table:table-cell>
          <table:table-cell office:value-type="float" office:value="639784" table:formula="of:=  IF(SUM([.L35:.L51])=0;&quot;-&quot;;SUM([.L35:.L51]))" table:style-name="ce21">
            <text:p>639,784</text:p>
          </table:table-cell>
          <table:table-cell office:value-type="float" office:value="33322" table:formula="of:=  IF(SUM([.M35:.M51])=0;&quot;-&quot;;SUM([.M35:.M51]))" table:style-name="ce21">
            <text:p>33,322</text:p>
          </table:table-cell>
          <table:table-cell office:value-type="float" office:value="892401" table:formula="of:=  IF(SUM([.N35:.N51])=0;&quot;-&quot;;SUM([.N35:.N51]))" table:style-name="ce21">
            <text:p>892,40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1</text:p>
          </table:table-cell>
          <table:table-cell office:value-type="string" table:style-name="ce23">
            <text:p><text:s text:c="4"/>定置漁具</text:p>
          </table:table-cell>
          <table:table-cell office:value-type="float" office:value="3469" table:style-name="ce24">
            <text:p>3,469</text:p>
          </table:table-cell>
          <table:table-cell office:value-type="float" office:value="42697" table:style-name="ce24">
            <text:p>42,697</text:p>
          </table:table-cell>
          <table:table-cell office:value-type="float" office:value="3718" table:style-name="ce24">
            <text:p>3,718</text:p>
          </table:table-cell>
          <table:table-cell office:value-type="float" office:value="53944" table:style-name="ce24">
            <text:p>53,944</text:p>
          </table:table-cell>
          <table:table-cell office:value-type="float" office:value="3269" table:style-name="ce24">
            <text:p>3,269</text:p>
          </table:table-cell>
          <table:table-cell office:value-type="float" office:value="51634" table:style-name="ce24">
            <text:p>51,634</text:p>
          </table:table-cell>
          <table:table-cell office:value-type="float" office:value="2881" table:style-name="ce24">
            <text:p>2,881</text:p>
          </table:table-cell>
          <table:table-cell office:value-type="float" office:value="58914" table:style-name="ce24">
            <text:p>58,914</text:p>
          </table:table-cell>
          <table:table-cell office:value-type="float" office:value="2648" table:style-name="ce24">
            <text:p>2,648</text:p>
          </table:table-cell>
          <table:table-cell office:value-type="float" office:value="57920" table:style-name="ce24">
            <text:p>57,920</text:p>
          </table:table-cell>
          <table:table-cell office:value-type="float" office:value="3939" table:style-name="ce24">
            <text:p>3,939</text:p>
          </table:table-cell>
          <table:table-cell office:value-type="float" office:value="89599" table:style-name="ce24">
            <text:p>89,59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2</text:p>
          </table:table-cell>
          <table:table-cell office:value-type="string" table:style-name="ce23">
            <text:p><text:s text:c="4"/>地曳網</text:p>
          </table:table-cell>
          <table:table-cell office:value-type="float" office:value="5826" table:style-name="ce24">
            <text:p>5,826</text:p>
          </table:table-cell>
          <table:table-cell office:value-type="float" office:value="52668" table:style-name="ce24">
            <text:p>52,668</text:p>
          </table:table-cell>
          <table:table-cell office:value-type="float" office:value="4785" table:style-name="ce24">
            <text:p>4,785</text:p>
          </table:table-cell>
          <table:table-cell office:value-type="float" office:value="45149" table:style-name="ce24">
            <text:p>45,149</text:p>
          </table:table-cell>
          <table:table-cell office:value-type="float" office:value="4112" table:style-name="ce24">
            <text:p>4,112</text:p>
          </table:table-cell>
          <table:table-cell office:value-type="float" office:value="48327" table:style-name="ce24">
            <text:p>48,327</text:p>
          </table:table-cell>
          <table:table-cell office:value-type="float" office:value="4136" table:style-name="ce24">
            <text:p>4,136</text:p>
          </table:table-cell>
          <table:table-cell office:value-type="float" office:value="70620" table:style-name="ce24">
            <text:p>70,620</text:p>
          </table:table-cell>
          <table:table-cell office:value-type="float" office:value="3784" table:style-name="ce24">
            <text:p>3,784</text:p>
          </table:table-cell>
          <table:table-cell office:value-type="float" office:value="68153" table:style-name="ce24">
            <text:p>68,153</text:p>
          </table:table-cell>
          <table:table-cell office:value-type="float" office:value="4232" table:style-name="ce24">
            <text:p>4,232</text:p>
          </table:table-cell>
          <table:table-cell office:value-type="float" office:value="87708" table:style-name="ce24">
            <text:p>87,70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3</text:p>
          </table:table-cell>
          <table:table-cell office:value-type="string" table:style-name="ce23">
            <text:p><text:s text:c="4"/>焚寄網</text:p>
          </table:table-cell>
          <table:table-cell office:value-type="float" office:value="1732" table:style-name="ce24">
            <text:p>1,732</text:p>
          </table:table-cell>
          <table:table-cell office:value-type="float" office:value="17243" table:style-name="ce24">
            <text:p>17,243</text:p>
          </table:table-cell>
          <table:table-cell office:value-type="float" office:value="1716" table:style-name="ce24">
            <text:p>1,716</text:p>
          </table:table-cell>
          <table:table-cell office:value-type="float" office:value="16077" table:style-name="ce24">
            <text:p>16,077</text:p>
          </table:table-cell>
          <table:table-cell office:value-type="float" office:value="2341" table:style-name="ce24">
            <text:p>2,341</text:p>
          </table:table-cell>
          <table:table-cell office:value-type="float" office:value="38956" table:style-name="ce24">
            <text:p>38,956</text:p>
          </table:table-cell>
          <table:table-cell office:value-type="float" office:value="2148" table:style-name="ce24">
            <text:p>2,148</text:p>
          </table:table-cell>
          <table:table-cell office:value-type="float" office:value="46212" table:style-name="ce24">
            <text:p>46,212</text:p>
          </table:table-cell>
          <table:table-cell office:value-type="float" office:value="2451" table:style-name="ce24">
            <text:p>2,451</text:p>
          </table:table-cell>
          <table:table-cell office:value-type="float" office:value="49443" table:style-name="ce24">
            <text:p>49,443</text:p>
          </table:table-cell>
          <table:table-cell office:value-type="float" office:value="2928" table:style-name="ce24">
            <text:p>2,928</text:p>
          </table:table-cell>
          <table:table-cell office:value-type="float" office:value="66768" table:style-name="ce24">
            <text:p>66,76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4</text:p>
          </table:table-cell>
          <table:table-cell office:value-type="string" table:style-name="ce23">
            <text:p><text:s text:c="4"/>刺網</text:p>
          </table:table-cell>
          <table:table-cell office:value-type="float" office:value="5284" table:style-name="ce24">
            <text:p>5,284</text:p>
          </table:table-cell>
          <table:table-cell office:value-type="float" office:value="72854" table:style-name="ce24">
            <text:p>72,854</text:p>
          </table:table-cell>
          <table:table-cell office:value-type="float" office:value="5364" table:style-name="ce24">
            <text:p>5,364</text:p>
          </table:table-cell>
          <table:table-cell office:value-type="float" office:value="86033" table:style-name="ce24">
            <text:p>86,033</text:p>
          </table:table-cell>
          <table:table-cell office:value-type="float" office:value="5351" table:style-name="ce24">
            <text:p>5,351</text:p>
          </table:table-cell>
          <table:table-cell office:value-type="float" office:value="106325" table:style-name="ce24">
            <text:p>106,325</text:p>
          </table:table-cell>
          <table:table-cell office:value-type="float" office:value="5602" table:style-name="ce24">
            <text:p>5,602</text:p>
          </table:table-cell>
          <table:table-cell office:value-type="float" office:value="121515" table:style-name="ce24">
            <text:p>121,515</text:p>
          </table:table-cell>
          <table:table-cell office:value-type="float" office:value="6950" table:style-name="ce24">
            <text:p>6,950</text:p>
          </table:table-cell>
          <table:table-cell office:value-type="float" office:value="138250" table:style-name="ce24">
            <text:p>138,250</text:p>
          </table:table-cell>
          <table:table-cell office:value-type="float" office:value="7220" table:style-name="ce24">
            <text:p>7,220</text:p>
          </table:table-cell>
          <table:table-cell office:value-type="float" office:value="184363" table:style-name="ce24">
            <text:p>184,36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5</text:p>
          </table:table-cell>
          <table:table-cell office:value-type="string" table:style-name="ce23">
            <text:p><text:s text:c="4"/>追逐網</text:p>
          </table:table-cell>
          <table:table-cell office:value-type="float" office:value="1922" table:style-name="ce24">
            <text:p>1,922</text:p>
          </table:table-cell>
          <table:table-cell office:value-type="float" office:value="12388" table:style-name="ce24">
            <text:p>12,388</text:p>
          </table:table-cell>
          <table:table-cell office:value-type="float" office:value="929" table:style-name="ce24">
            <text:p>929</text:p>
          </table:table-cell>
          <table:table-cell office:value-type="float" office:value="7075" table:style-name="ce24">
            <text:p>7,075</text:p>
          </table:table-cell>
          <table:table-cell office:value-type="float" office:value="849" table:style-name="ce24">
            <text:p>849</text:p>
          </table:table-cell>
          <table:table-cell office:value-type="float" office:value="6257" table:style-name="ce24">
            <text:p>6,257</text:p>
          </table:table-cell>
          <table:table-cell office:value-type="float" office:value="483" table:style-name="ce24">
            <text:p>483</text:p>
          </table:table-cell>
          <table:table-cell office:value-type="float" office:value="7135" table:style-name="ce24">
            <text:p>7,135</text:p>
          </table:table-cell>
          <table:table-cell office:value-type="float" office:value="522" table:style-name="ce24">
            <text:p>522</text:p>
          </table:table-cell>
          <table:table-cell office:value-type="float" office:value="6345" table:style-name="ce24">
            <text:p>6,345</text:p>
          </table:table-cell>
          <table:table-cell office:value-type="float" office:value="589" table:style-name="ce24">
            <text:p>589</text:p>
          </table:table-cell>
          <table:table-cell office:value-type="float" office:value="8072" table:style-name="ce24">
            <text:p>8,07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6</text:p>
          </table:table-cell>
          <table:table-cell office:value-type="string" table:style-name="ce23">
            <text:p><text:s text:c="4"/>流袋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7</text:p>
          </table:table-cell>
          <table:table-cell office:value-type="string" table:style-name="ce23">
            <text:p><text:s text:c="4"/>魩鱙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8</text:p>
          </table:table-cell>
          <table:table-cell office:value-type="string" table:style-name="ce23">
            <text:p><text:s text:c="4"/>櫻花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9</text:p>
          </table:table-cell>
          <table:table-cell office:value-type="string" table:style-name="ce23">
            <text:p><text:s text:c="4"/>赤尾青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2658" table:style-name="ce24">
            <text:p>2,658</text:p>
          </table:table-cell>
          <table:table-cell office:value-type="float" office:value="25165" table:style-name="ce24">
            <text:p>25,165</text:p>
          </table:table-cell>
          <table:table-cell office:value-type="float" office:value="1427" table:style-name="ce24">
            <text:p>1,427</text:p>
          </table:table-cell>
          <table:table-cell office:value-type="float" office:value="16135" table:style-name="ce24">
            <text:p>16,135</text:p>
          </table:table-cell>
          <table:table-cell office:value-type="float" office:value="1369" table:style-name="ce24">
            <text:p>1,369</text:p>
          </table:table-cell>
          <table:table-cell office:value-type="float" office:value="18711" table:style-name="ce24">
            <text:p>18,711</text:p>
          </table:table-cell>
          <table:table-cell office:value-type="float" office:value="1387" table:style-name="ce24">
            <text:p>1,387</text:p>
          </table:table-cell>
          <table:table-cell office:value-type="float" office:value="27384" table:style-name="ce24">
            <text:p>27,384</text:p>
          </table:table-cell>
          <table:table-cell office:value-type="float" office:value="1392" table:style-name="ce24">
            <text:p>1,392</text:p>
          </table:table-cell>
          <table:table-cell office:value-type="float" office:value="22097" table:style-name="ce24">
            <text:p>22,097</text:p>
          </table:table-cell>
          <table:table-cell office:value-type="float" office:value="2199" table:style-name="ce24">
            <text:p>2,199</text:p>
          </table:table-cell>
          <table:table-cell office:value-type="float" office:value="50503" table:style-name="ce24">
            <text:p>50,50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0</text:p>
          </table:table-cell>
          <table:table-cell office:value-type="string" table:style-name="ce23">
            <text:p><text:s text:c="4"/>一支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665" table:style-name="ce24">
            <text:p>665</text:p>
          </table:table-cell>
          <table:table-cell office:value-type="float" office:value="8872" table:style-name="ce24">
            <text:p>8,872</text:p>
          </table:table-cell>
          <table:table-cell office:value-type="float" office:value="575" table:style-name="ce24">
            <text:p>575</text:p>
          </table:table-cell>
          <table:table-cell office:value-type="float" office:value="8948" table:style-name="ce24">
            <text:p>8,948</text:p>
          </table:table-cell>
          <table:table-cell office:value-type="float" office:value="612" table:style-name="ce24">
            <text:p>612</text:p>
          </table:table-cell>
          <table:table-cell office:value-type="float" office:value="12159" table:style-name="ce24">
            <text:p>12,159</text:p>
          </table:table-cell>
          <table:table-cell office:value-type="float" office:value="1139" table:style-name="ce24">
            <text:p>1,139</text:p>
          </table:table-cell>
          <table:table-cell office:value-type="float" office:value="15965" table:style-name="ce24">
            <text:p>15,965</text:p>
          </table:table-cell>
          <table:table-cell office:value-type="float" office:value="1241" table:style-name="ce24">
            <text:p>1,241</text:p>
          </table:table-cell>
          <table:table-cell office:value-type="float" office:value="19458" table:style-name="ce24">
            <text:p>19,45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1</text:p>
          </table:table-cell>
          <table:table-cell office:value-type="string" table:style-name="ce23">
            <text:p><text:s text:c="4"/>雜魚延繩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2557" table:style-name="ce24">
            <text:p>2,557</text:p>
          </table:table-cell>
          <table:table-cell office:value-type="float" office:value="23997" table:style-name="ce24">
            <text:p>23,997</text:p>
          </table:table-cell>
          <table:table-cell office:value-type="float" office:value="1222" table:style-name="ce24">
            <text:p>1,222</text:p>
          </table:table-cell>
          <table:table-cell office:value-type="float" office:value="15567" table:style-name="ce24">
            <text:p>15,567</text:p>
          </table:table-cell>
          <table:table-cell office:value-type="float" office:value="1681" table:style-name="ce24">
            <text:p>1,681</text:p>
          </table:table-cell>
          <table:table-cell office:value-type="float" office:value="24039" table:style-name="ce24">
            <text:p>24,039</text:p>
          </table:table-cell>
          <table:table-cell office:value-type="float" office:value="1905" table:style-name="ce24">
            <text:p>1,905</text:p>
          </table:table-cell>
          <table:table-cell office:value-type="float" office:value="33647" table:style-name="ce24">
            <text:p>33,647</text:p>
          </table:table-cell>
          <table:table-cell office:value-type="float" office:value="1862" table:style-name="ce24">
            <text:p>1,862</text:p>
          </table:table-cell>
          <table:table-cell office:value-type="float" office:value="30192" table:style-name="ce24">
            <text:p>30,192</text:p>
          </table:table-cell>
          <table:table-cell office:value-type="float" office:value="2076" table:style-name="ce24">
            <text:p>2,076</text:p>
          </table:table-cell>
          <table:table-cell office:value-type="float" office:value="37965" table:style-name="ce24">
            <text:p>37,96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6</text:p>
          </table:table-cell>
          <table:table-cell office:value-type="string" table:style-name="ce23">
            <text:p><text:s text:c="4"/>鏢旗魚</text:p>
          </table:table-cell>
          <table:table-cell office:value-type="float" office:value="4015" table:style-name="ce24">
            <text:p>4,015</text:p>
          </table:table-cell>
          <table:table-cell office:value-type="float" office:value="63806" table:style-name="ce24">
            <text:p>63,806</text:p>
          </table:table-cell>
          <table:table-cell office:value-type="float" office:value="3916" table:style-name="ce24">
            <text:p>3,916</text:p>
          </table:table-cell>
          <table:table-cell office:value-type="float" office:value="59623" table:style-name="ce24">
            <text:p>59,623</text:p>
          </table:table-cell>
          <table:table-cell office:value-type="float" office:value="2696" table:style-name="ce24">
            <text:p>2,696</text:p>
          </table:table-cell>
          <table:table-cell office:value-type="float" office:value="56293" table:style-name="ce24">
            <text:p>56,293</text:p>
          </table:table-cell>
          <table:table-cell office:value-type="float" office:value="2117" table:style-name="ce24">
            <text:p>2,117</text:p>
          </table:table-cell>
          <table:table-cell office:value-type="float" office:value="69249" table:style-name="ce24">
            <text:p>69,249</text:p>
          </table:table-cell>
          <table:table-cell office:value-type="float" office:value="2662" table:style-name="ce24">
            <text:p>2,662</text:p>
          </table:table-cell>
          <table:table-cell office:value-type="float" office:value="96452" table:style-name="ce24">
            <text:p>96,452</text:p>
          </table:table-cell>
          <table:table-cell office:value-type="float" office:value="3285" table:style-name="ce24">
            <text:p>3,285</text:p>
          </table:table-cell>
          <table:table-cell office:value-type="float" office:value="166851" table:style-name="ce24">
            <text:p>166,85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7</text:p>
          </table:table-cell>
          <table:table-cell office:value-type="string" table:style-name="ce23">
            <text:p><text:s text:c="4"/>遊漁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8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9</text:p>
          </table:table-cell>
          <table:table-cell office:value-type="string" table:style-name="ce26">
            <text:p><text:s text:c="4"/>其他沿岸漁業</text:p>
          </table:table-cell>
          <table:table-cell office:value-type="float" office:value="4954" table:style-name="ce27">
            <text:p>4,954</text:p>
          </table:table-cell>
          <table:table-cell office:value-type="float" office:value="82748" table:style-name="ce27">
            <text:p>82,748</text:p>
          </table:table-cell>
          <table:table-cell office:value-type="float" office:value="4569" table:style-name="ce27">
            <text:p>4,569</text:p>
          </table:table-cell>
          <table:table-cell office:value-type="float" office:value="87716" table:style-name="ce27">
            <text:p>87,716</text:p>
          </table:table-cell>
          <table:table-cell office:value-type="float" office:value="4736" table:style-name="ce27">
            <text:p>4,736</text:p>
          </table:table-cell>
          <table:table-cell office:value-type="float" office:value="103272" table:style-name="ce27">
            <text:p>103,272</text:p>
          </table:table-cell>
          <table:table-cell office:value-type="float" office:value="477" table:style-name="ce27">
            <text:p>477</text:p>
          </table:table-cell>
          <table:table-cell office:value-type="float" office:value="127140" table:style-name="ce27">
            <text:p>127,140</text:p>
          </table:table-cell>
          <table:table-cell office:value-type="float" office:value="6652" table:style-name="ce27">
            <text:p>6,652</text:p>
          </table:table-cell>
          <table:table-cell office:value-type="float" office:value="154967" table:style-name="ce27">
            <text:p>154,967</text:p>
          </table:table-cell>
          <table:table-cell office:value-type="float" office:value="5613" table:style-name="ce27">
            <text:p>5,613</text:p>
          </table:table-cell>
          <table:table-cell office:value-type="float" office:value="181114" table:style-name="ce27">
            <text:p>181,114</text:p>
          </table:table-cell>
          <table:table-cell table:number-columns-repeated="16370"/>
        </table:table-row>
        <table:table-row table:style-name="ro3">
          <table:table-cell office:value-type="float" office:value="4000" table:style-name="ce18">
            <text:p>4000</text:p>
          </table:table-cell>
          <table:table-cell office:value-type="string" table:style-name="ce19">
            <text:p>內陸漁撈合計</text:p>
          </table:table-cell>
          <table:table-cell office:value-type="float" office:value="1440" table:formula="of:=  IF(SUM([.C53:.C55])=0;&quot;-&quot;;SUM([.C53:.C55]))" table:style-name="ce20">
            <text:p>1,440</text:p>
          </table:table-cell>
          <table:table-cell office:value-type="float" office:value="20098" table:formula="of:=  IF(SUM([.D53:.D55])=0;&quot;-&quot;;SUM([.D53:.D55]))" table:style-name="ce20">
            <text:p>20,098</text:p>
          </table:table-cell>
          <table:table-cell office:value-type="float" office:value="1912" table:formula="of:=  IF(SUM([.E53:.E55])=0;&quot;-&quot;;SUM([.E53:.E55]))" table:style-name="ce21">
            <text:p>1,912</text:p>
          </table:table-cell>
          <table:table-cell office:value-type="float" office:value="26195" table:formula="of:=  IF(SUM([.F53:.F55])=0;&quot;-&quot;;SUM([.F53:.F55]))" table:style-name="ce21">
            <text:p>26,195</text:p>
          </table:table-cell>
          <table:table-cell office:value-type="float" office:value="2182" table:formula="of:=  IF(SUM([.G53:.G55])=0;&quot;-&quot;;SUM([.G53:.G55]))" table:style-name="ce21">
            <text:p>2,182</text:p>
          </table:table-cell>
          <table:table-cell office:value-type="float" office:value="33570" table:formula="of:=  IF(SUM([.H53:.H55])=0;&quot;-&quot;;SUM([.H53:.H55]))" table:style-name="ce21">
            <text:p>33,570</text:p>
          </table:table-cell>
          <table:table-cell office:value-type="float" office:value="2587" table:formula="of:=  IF(SUM([.I53:.I55])=0;&quot;-&quot;;SUM([.I53:.I55]))" table:style-name="ce21">
            <text:p>2,587</text:p>
          </table:table-cell>
          <table:table-cell office:value-type="float" office:value="47075" table:formula="of:=  IF(SUM([.J53:.J55])=0;&quot;-&quot;;SUM([.J53:.J55]))" table:style-name="ce21">
            <text:p>47,075</text:p>
          </table:table-cell>
          <table:table-cell office:value-type="float" office:value="2868" table:formula="of:=  IF(SUM([.K53:.K55])=0;&quot;-&quot;;SUM([.K53:.K55]))" table:style-name="ce21">
            <text:p>2,868</text:p>
          </table:table-cell>
          <table:table-cell office:value-type="float" office:value="64545" table:formula="of:=  IF(SUM([.L53:.L55])=0;&quot;-&quot;;SUM([.L53:.L55]))" table:style-name="ce21">
            <text:p>64,545</text:p>
          </table:table-cell>
          <table:table-cell office:value-type="float" office:value="2629" table:formula="of:=  IF(SUM([.M53:.M55])=0;&quot;-&quot;;SUM([.M53:.M55]))" table:style-name="ce21">
            <text:p>2,629</text:p>
          </table:table-cell>
          <table:table-cell office:value-type="float" office:value="66525" table:formula="of:=  IF(SUM([.N53:.N55])=0;&quot;-&quot;;SUM([.N53:.N55]))" table:style-name="ce21">
            <text:p>66,525</text:p>
          </table:table-cell>
          <table:table-cell table:number-columns-repeated="16370"/>
        </table:table-row>
        <table:table-row table:style-name="ro3">
          <table:table-cell office:value-type="float" office:value="4001" table:style-name="ce22">
            <text:p>4001</text:p>
          </table:table-cell>
          <table:table-cell office:value-type="string" table:style-name="ce23">
            <text:p><text:s text:c="4"/>河川漁撈</text:p>
          </table:table-cell>
          <table:table-cell office:value-type="float" office:value="1440" table:style-name="ce24">
            <text:p>1,440</text:p>
          </table:table-cell>
          <table:table-cell office:value-type="float" office:value="20098" table:style-name="ce24">
            <text:p>20,098</text:p>
          </table:table-cell>
          <table:table-cell office:value-type="float" office:value="1912" table:style-name="ce24">
            <text:p>1,912</text:p>
          </table:table-cell>
          <table:table-cell office:value-type="float" office:value="26195" table:style-name="ce24">
            <text:p>26,195</text:p>
          </table:table-cell>
          <table:table-cell office:value-type="float" office:value="2182" table:style-name="ce24">
            <text:p>2,182</text:p>
          </table:table-cell>
          <table:table-cell office:value-type="float" office:value="33570" table:style-name="ce24">
            <text:p>33,570</text:p>
          </table:table-cell>
          <table:table-cell office:value-type="float" office:value="2587" table:style-name="ce24">
            <text:p>2,587</text:p>
          </table:table-cell>
          <table:table-cell office:value-type="float" office:value="47075" table:style-name="ce24">
            <text:p>47,075</text:p>
          </table:table-cell>
          <table:table-cell office:value-type="float" office:value="2868" table:style-name="ce24">
            <text:p>2,868</text:p>
          </table:table-cell>
          <table:table-cell office:value-type="float" office:value="64545" table:style-name="ce24">
            <text:p>64,545</text:p>
          </table:table-cell>
          <table:table-cell office:value-type="float" office:value="2629" table:style-name="ce24">
            <text:p>2,629</text:p>
          </table:table-cell>
          <table:table-cell office:value-type="float" office:value="66525" table:style-name="ce24">
            <text:p>66,525</text:p>
          </table:table-cell>
          <table:table-cell table:number-columns-repeated="16370"/>
        </table:table-row>
        <table:table-row table:style-name="ro3">
          <table:table-cell office:value-type="float" office:value="4002" table:style-name="ce22">
            <text:p>4002</text:p>
          </table:table-cell>
          <table:table-cell office:value-type="string" table:style-name="ce23">
            <text:p><text:s text:c="4"/>水庫漁撈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5">
            <text:p>4099</text:p>
          </table:table-cell>
          <table:table-cell office:value-type="string" table:style-name="ce26">
            <text:p><text:s text:c="4"/>其他內陸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18">
            <text:p>5000</text:p>
          </table:table-cell>
          <table:table-cell office:value-type="string" table:style-name="ce19">
            <text:p>海面養殖合計</text:p>
          </table:table-cell>
          <table:table-cell office:value-type="float" office:value="17466" table:formula="of:=  IF(SUM([.C57:.C59])=0;&quot;-&quot;;SUM([.C57:.C59]))" table:style-name="ce20">
            <text:p>17,466</text:p>
          </table:table-cell>
          <table:table-cell office:value-type="float" office:value="306876" table:formula="of:=  IF(SUM([.D57:.D59])=0;&quot;-&quot;;SUM([.D57:.D59]))" table:style-name="ce20">
            <text:p>306,876</text:p>
          </table:table-cell>
          <table:table-cell office:value-type="float" office:value="19433" table:formula="of:=  IF(SUM([.E57:.E59])=0;&quot;-&quot;;SUM([.E57:.E59]))" table:style-name="ce21">
            <text:p>19,433</text:p>
          </table:table-cell>
          <table:table-cell office:value-type="float" office:value="386498" table:formula="of:=  IF(SUM([.F57:.F59])=0;&quot;-&quot;;SUM([.F57:.F59]))" table:style-name="ce21">
            <text:p>386,498</text:p>
          </table:table-cell>
          <table:table-cell office:value-type="float" office:value="24912" table:formula="of:=  IF(SUM([.G57:.G59])=0;&quot;-&quot;;SUM([.G57:.G59]))" table:style-name="ce21">
            <text:p>24,912</text:p>
          </table:table-cell>
          <table:table-cell office:value-type="float" office:value="694429" table:formula="of:=  IF(SUM([.H57:.H59])=0;&quot;-&quot;;SUM([.H57:.H59]))" table:style-name="ce21">
            <text:p>694,429</text:p>
          </table:table-cell>
          <table:table-cell office:value-type="float" office:value="29378" table:formula="of:=  IF(SUM([.I57:.I59])=0;&quot;-&quot;;SUM([.I57:.I59]))" table:style-name="ce21">
            <text:p>29,378</text:p>
          </table:table-cell>
          <table:table-cell office:value-type="float" office:value="852516" table:formula="of:=  IF(SUM([.J57:.J59])=0;&quot;-&quot;;SUM([.J57:.J59]))" table:style-name="ce21">
            <text:p>852,516</text:p>
          </table:table-cell>
          <table:table-cell office:value-type="float" office:value="31314" table:formula="of:=  IF(SUM([.K57:.K59])=0;&quot;-&quot;;SUM([.K57:.K59]))" table:style-name="ce21">
            <text:p>31,314</text:p>
          </table:table-cell>
          <table:table-cell office:value-type="float" office:value="1148306" table:formula="of:=  IF(SUM([.L57:.L59])=0;&quot;-&quot;;SUM([.L57:.L59]))" table:style-name="ce21">
            <text:p>1,148,306</text:p>
          </table:table-cell>
          <table:table-cell office:value-type="float" office:value="30936" table:formula="of:=  IF(SUM([.M57:.M59])=0;&quot;-&quot;;SUM([.M57:.M59]))" table:style-name="ce21">
            <text:p>30,936</text:p>
          </table:table-cell>
          <table:table-cell office:value-type="float" office:value="1189689" table:formula="of:=  IF(SUM([.N57:.N59])=0;&quot;-&quot;;SUM([.N57:.N59]))" table:style-name="ce21">
            <text:p>1,189,689</text:p>
          </table:table-cell>
          <table:table-cell table:number-columns-repeated="16370"/>
        </table:table-row>
        <table:table-row table:style-name="ro3">
          <table:table-cell office:value-type="float" office:value="5001" table:style-name="ce22">
            <text:p>5001</text:p>
          </table:table-cell>
          <table:table-cell office:value-type="string" table:style-name="ce23">
            <text:p><text:s text:c="4"/>淺海養殖</text:p>
          </table:table-cell>
          <table:table-cell office:value-type="float" office:value="17466" table:style-name="ce24">
            <text:p>17,466</text:p>
          </table:table-cell>
          <table:table-cell office:value-type="float" office:value="306876" table:style-name="ce24">
            <text:p>306,876</text:p>
          </table:table-cell>
          <table:table-cell office:value-type="float" office:value="19433" table:style-name="ce24">
            <text:p>19,433</text:p>
          </table:table-cell>
          <table:table-cell office:value-type="float" office:value="386498" table:style-name="ce24">
            <text:p>386,498</text:p>
          </table:table-cell>
          <table:table-cell office:value-type="float" office:value="24912" table:style-name="ce24">
            <text:p>24,912</text:p>
          </table:table-cell>
          <table:table-cell office:value-type="float" office:value="694429" table:style-name="ce24">
            <text:p>694,429</text:p>
          </table:table-cell>
          <table:table-cell office:value-type="float" office:value="29378" table:style-name="ce24">
            <text:p>29,378</text:p>
          </table:table-cell>
          <table:table-cell office:value-type="float" office:value="852516" table:style-name="ce24">
            <text:p>852,516</text:p>
          </table:table-cell>
          <table:table-cell office:value-type="float" office:value="31314" table:style-name="ce24">
            <text:p>31,314</text:p>
          </table:table-cell>
          <table:table-cell office:value-type="float" office:value="1148306" table:style-name="ce24">
            <text:p>1,148,306</text:p>
          </table:table-cell>
          <table:table-cell office:value-type="float" office:value="30936" table:style-name="ce24">
            <text:p>30,936</text:p>
          </table:table-cell>
          <table:table-cell office:value-type="float" office:value="1189689" table:style-name="ce24">
            <text:p>1,189,689</text:p>
          </table:table-cell>
          <table:table-cell table:number-columns-repeated="16370"/>
        </table:table-row>
        <table:table-row table:style-name="ro3">
          <table:table-cell office:value-type="float" office:value="5002" table:style-name="ce22">
            <text:p>5002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5">
            <text:p>5099</text:p>
          </table:table-cell>
          <table:table-cell office:value-type="string" table:style-name="ce26">
            <text:p><text:s text:c="4"/>其他海面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18">
            <text:p>6000</text:p>
          </table:table-cell>
          <table:table-cell office:value-type="string" table:style-name="ce19">
            <text:p>內陸養殖合計</text:p>
          </table:table-cell>
          <table:table-cell office:value-type="float" office:value="60323" table:formula="of:=  IF(IF(VALUE([.C5])&gt;=2010;SUM([.C61];[.C62];[.C63];[.C65]);SUM([.C61:.C65]))=0;&quot;-&quot;;IF(VALUE([.C5])&gt;=2010;SUM([.C61];[.C62];[.C63];[.C65]);SUM([.C61:.C65])))" table:style-name="ce20">
            <text:p>60,323</text:p>
          </table:table-cell>
          <table:table-cell office:value-type="float" office:value="1444203" table:formula="of:=  IF(SUM([.D61:.D65])=0;&quot;-&quot;;SUM([.D61:.D65]))" table:style-name="ce20">
            <text:p>1,444,203</text:p>
          </table:table-cell>
          <table:table-cell office:value-type="float" office:value="61904" table:formula="of:=  IF(IF(VALUE([.E5])&gt;=2010;SUM([.E61];[.E62];[.E63];[.E65]);SUM([.E61:.E65]))=0;&quot;-&quot;;IF(VALUE([.E5])&gt;=2010;SUM([.E61];[.E62];[.E63];[.E65]);SUM([.E61:.E65])))" table:style-name="ce21">
            <text:p>61,904</text:p>
          </table:table-cell>
          <table:table-cell office:value-type="float" office:value="2239067" table:formula="of:=  IF(SUM([.F61:.F65])=0;&quot;-&quot;;SUM([.F61:.F65]))" table:style-name="ce21">
            <text:p>2,239,067</text:p>
          </table:table-cell>
          <table:table-cell office:value-type="float" office:value="82578" table:formula="of:=  IF(IF(VALUE([.G5])&gt;=2010;SUM([.G61];[.G62];[.G63];[.G65]);SUM([.G61:.G65]))=0;&quot;-&quot;;IF(VALUE([.G5])&gt;=2010;SUM([.G61];[.G62];[.G63];[.G65]);SUM([.G61:.G65])))" table:style-name="ce21">
            <text:p>82,578</text:p>
          </table:table-cell>
          <table:table-cell office:value-type="float" office:value="3670892" table:formula="of:=  IF(SUM([.H61:.H65])=0;&quot;-&quot;;SUM([.H61:.H65]))" table:style-name="ce21">
            <text:p>3,670,892</text:p>
          </table:table-cell>
          <table:table-cell office:value-type="float" office:value="85094" table:formula="of:=  IF(IF(VALUE([.I5])&gt;=2010;SUM([.I61];[.I62];[.I63];[.I65]);SUM([.I61:.I65]))=0;&quot;-&quot;;IF(VALUE([.I5])&gt;=2010;SUM([.I61];[.I62];[.I63];[.I65]);SUM([.I61:.I65])))" table:style-name="ce21">
            <text:p>85,094</text:p>
          </table:table-cell>
          <table:table-cell office:value-type="float" office:value="3984035" table:formula="of:=  IF(SUM([.J61:.J65])=0;&quot;-&quot;;SUM([.J61:.J65]))" table:style-name="ce21">
            <text:p>3,984,035</text:p>
          </table:table-cell>
          <table:table-cell office:value-type="float" office:value="96263" table:formula="of:=  IF(IF(VALUE([.K5])&gt;=2010;SUM([.K61];[.K62];[.K63];[.K65]);SUM([.K61:.K65]))=0;&quot;-&quot;;IF(VALUE([.K5])&gt;=2010;SUM([.K61];[.K62];[.K63];[.K65]);SUM([.K61:.K65])))" table:style-name="ce21">
            <text:p>96,263</text:p>
          </table:table-cell>
          <table:table-cell office:value-type="float" office:value="5464203" table:formula="of:=  IF(SUM([.L61:.L65])=0;&quot;-&quot;;SUM([.L61:.L65]))" table:style-name="ce21">
            <text:p>5,464,203</text:p>
          </table:table-cell>
          <table:table-cell office:value-type="float" office:value="104524" table:formula="of:=  IF(IF(VALUE([.M5])&gt;=2010;SUM([.M61];[.M62];[.M63];[.M65]);SUM([.M61:.M65]))=0;&quot;-&quot;;IF(VALUE([.M5])&gt;=2010;SUM([.M61];[.M62];[.M63];[.M65]);SUM([.M61:.M65])))" table:style-name="ce21">
            <text:p>104,524</text:p>
          </table:table-cell>
          <table:table-cell office:value-type="float" office:value="5792042" table:formula="of:=  IF(SUM([.N61:.N65])=0;&quot;-&quot;;SUM([.N61:.N65]))" table:style-name="ce21">
            <text:p>5,792,042</text:p>
          </table:table-cell>
          <table:table-cell table:number-columns-repeated="16370"/>
        </table:table-row>
        <table:table-row table:style-name="ro3">
          <table:table-cell office:value-type="float" office:value="6001" table:style-name="ce22">
            <text:p>6001</text:p>
          </table:table-cell>
          <table:table-cell office:value-type="string" table:style-name="ce23">
            <text:p><text:s text:c="4"/>鹹水魚塭</text:p>
          </table:table-cell>
          <table:table-cell office:value-type="float" office:value="34584" table:style-name="ce24">
            <text:p>34,584</text:p>
          </table:table-cell>
          <table:table-cell office:value-type="float" office:value="680838" table:style-name="ce24">
            <text:p>680,838</text:p>
          </table:table-cell>
          <table:table-cell office:value-type="float" office:value="30716" table:style-name="ce24">
            <text:p>30,716</text:p>
          </table:table-cell>
          <table:table-cell office:value-type="float" office:value="672683" table:style-name="ce24">
            <text:p>672,683</text:p>
          </table:table-cell>
          <table:table-cell office:value-type="float" office:value="40288" table:style-name="ce24">
            <text:p>40,288</text:p>
          </table:table-cell>
          <table:table-cell office:value-type="float" office:value="1303851" table:style-name="ce24">
            <text:p>1,303,851</text:p>
          </table:table-cell>
          <table:table-cell office:value-type="float" office:value="39948" table:style-name="ce24">
            <text:p>39,948</text:p>
          </table:table-cell>
          <table:table-cell office:value-type="float" office:value="1255632" table:style-name="ce24">
            <text:p>1,255,632</text:p>
          </table:table-cell>
          <table:table-cell office:value-type="float" office:value="44652" table:style-name="ce24">
            <text:p>44,652</text:p>
          </table:table-cell>
          <table:table-cell office:value-type="float" office:value="1493488" table:style-name="ce24">
            <text:p>1,493,488</text:p>
          </table:table-cell>
          <table:table-cell office:value-type="float" office:value="39818" table:style-name="ce24">
            <text:p>39,818</text:p>
          </table:table-cell>
          <table:table-cell office:value-type="float" office:value="1439456" table:style-name="ce24">
            <text:p>1,439,456</text:p>
          </table:table-cell>
          <table:table-cell table:number-columns-repeated="16370"/>
        </table:table-row>
        <table:table-row table:style-name="ro3">
          <table:table-cell office:value-type="float" office:value="6002" table:style-name="ce22">
            <text:p>6002</text:p>
          </table:table-cell>
          <table:table-cell office:value-type="string" table:style-name="ce23">
            <text:p><text:s text:c="4"/>淡水魚塭</text:p>
          </table:table-cell>
          <table:table-cell office:value-type="float" office:value="19112" table:style-name="ce24">
            <text:p>19,112</text:p>
          </table:table-cell>
          <table:table-cell office:value-type="float" office:value="661751" table:style-name="ce24">
            <text:p>661,751</text:p>
          </table:table-cell>
          <table:table-cell office:value-type="float" office:value="24962" table:style-name="ce24">
            <text:p>24,962</text:p>
          </table:table-cell>
          <table:table-cell office:value-type="float" office:value="1470130" table:style-name="ce24">
            <text:p>1,470,130</text:p>
          </table:table-cell>
          <table:table-cell office:value-type="float" office:value="36032" table:style-name="ce24">
            <text:p>36,032</text:p>
          </table:table-cell>
          <table:table-cell office:value-type="float" office:value="2263649" table:style-name="ce24">
            <text:p>2,263,649</text:p>
          </table:table-cell>
          <table:table-cell office:value-type="float" office:value="38605" table:style-name="ce24">
            <text:p>38,605</text:p>
          </table:table-cell>
          <table:table-cell office:value-type="float" office:value="2610981" table:style-name="ce24">
            <text:p>2,610,981</text:p>
          </table:table-cell>
          <table:table-cell office:value-type="float" office:value="44386" table:style-name="ce24">
            <text:p>44,386</text:p>
          </table:table-cell>
          <table:table-cell office:value-type="float" office:value="3821032" table:style-name="ce24">
            <text:p>3,821,032</text:p>
          </table:table-cell>
          <table:table-cell office:value-type="float" office:value="56196" table:style-name="ce24">
            <text:p>56,196</text:p>
          </table:table-cell>
          <table:table-cell office:value-type="float" office:value="4175305" table:style-name="ce24">
            <text:p>4,175,305</text:p>
          </table:table-cell>
          <table:table-cell table:number-columns-repeated="16370"/>
        </table:table-row>
        <table:table-row table:style-name="ro3">
          <table:table-cell office:value-type="float" office:value="6003" table:style-name="ce22">
            <text:p>6003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2">
            <text:p>6004</text:p>
          </table:table-cell>
          <table:table-cell office:value-type="string" table:style-name="ce23">
            <text:p><text:s text:c="4"/>觀賞魚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5">
            <text:p>6099</text:p>
          </table:table-cell>
          <table:table-cell office:value-type="string" table:style-name="ce26">
            <text:p><text:s text:c="4"/>其他內陸養殖</text:p>
          </table:table-cell>
          <table:table-cell office:value-type="float" office:value="6627" table:style-name="ce27">
            <text:p>6,627</text:p>
          </table:table-cell>
          <table:table-cell office:value-type="float" office:value="101614" table:style-name="ce27">
            <text:p>101,614</text:p>
          </table:table-cell>
          <table:table-cell office:value-type="float" office:value="6226" table:style-name="ce27">
            <text:p>6,226</text:p>
          </table:table-cell>
          <table:table-cell office:value-type="float" office:value="96254" table:style-name="ce27">
            <text:p>96,254</text:p>
          </table:table-cell>
          <table:table-cell office:value-type="float" office:value="6258" table:style-name="ce27">
            <text:p>6,258</text:p>
          </table:table-cell>
          <table:table-cell office:value-type="float" office:value="103392" table:style-name="ce27">
            <text:p>103,392</text:p>
          </table:table-cell>
          <table:table-cell office:value-type="float" office:value="6541" table:style-name="ce27">
            <text:p>6,541</text:p>
          </table:table-cell>
          <table:table-cell office:value-type="float" office:value="117422" table:style-name="ce27">
            <text:p>117,422</text:p>
          </table:table-cell>
          <table:table-cell office:value-type="float" office:value="7225" table:style-name="ce27">
            <text:p>7,225</text:p>
          </table:table-cell>
          <table:table-cell office:value-type="float" office:value="149683" table:style-name="ce27">
            <text:p>149,683</text:p>
          </table:table-cell>
          <table:table-cell office:value-type="float" office:value="8510" table:style-name="ce27">
            <text:p>8,510</text:p>
          </table:table-cell>
          <table:table-cell office:value-type="float" office:value="177281" table:style-name="ce27">
            <text:p>177,281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3(續)" table:style-name="ta1">
        <table:table-column table:style-name="co1" table:default-cell-style-name="ce16"/>
        <table:table-column table:style-name="co2" table:default-cell-style-name="ce13"/>
        <table:table-column table:style-name="co3" table:number-columns-repeated="15" table:default-cell-style-name="ce13"/>
        <table:table-column table:style-name="co4" table:number-columns-repeated="16367" table:default-cell-style-name="ce13"/>
        <table:table-row table:style-name="ro1">
          <table:table-cell office:value-type="string" table:number-columns-spanned="8" table:number-rows-spanned="1" table:style-name="ce38">
            <text:p>6·歷年漁業生產量(續)</text:p>
          </table:table-cell>
          <table:covered-table-cell table:number-columns-repeated="7"/>
          <table:table-cell office:value-type="string" table:number-columns-spanned="6" table:number-rows-spanned="1" table:style-name="ce38">
            <text:p>6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28"/>
          <table:table-cell office:value-type="string" table:style-name="ce3">
            <text:p>單位：</text:p>
          </table:table-cell>
          <table:table-cell office:value-type="string" table:number-columns-spanned="2" table:number-rows-spanned="1" table:style-name="ce40">
            <text:p>產量：公噸, 千尾(觀賞魚)</text:p>
          </table:table-cell>
          <table:covered-table-cell/>
          <table:table-cell table:number-columns-repeated="4" table:style-name="ce28"/>
          <table:table-cell office:value-type="string" table:style-name="ce3">
            <text:p>Unit：</text:p>
          </table:table-cell>
          <table:table-cell office:value-type="string" table:style-name="ce31">
            <text:p><text:s/>Quantity：M.T.; 1000Pcs. by ornamental fish</text:p>
          </table:table-cell>
          <table:table-cell table:style-name="ce28"/>
          <table:table-cell table:number-columns-repeated="2" table:style-name="ce29"/>
          <table:table-cell table:number-columns-repeated="16370" table:style-name="ce28"/>
        </table:table-row>
        <table:table-row table:style-name="ro2">
          <table:table-cell table:number-columns-repeated="3" table:style-name="ce28"/>
          <table:table-cell office:value-type="string" table:number-columns-spanned="2" table:number-rows-spanned="1" table:style-name="ce40">
            <text:p>價值：新臺幣千元</text:p>
          </table:table-cell>
          <table:covered-table-cell/>
          <table:table-cell table:number-columns-repeated="5" table:style-name="ce28"/>
          <table:table-cell office:value-type="string" table:style-name="ce32">
            <text:p><text:s/>Value <text:s text:c="4"/>：Thousand NT $</text:p>
          </table:table-cell>
          <table:table-cell table:style-name="ce33"/>
          <table:table-cell table:number-columns-repeated="2" table:style-name="ce30"/>
          <table:table-cell table:number-columns-repeated="16370" table:style-name="ce28"/>
        </table:table-row>
        <table:table-row table:style-name="ro2">
          <table:table-cell table:style-name="ce10"/>
          <table:table-cell office:value-type="string" table:style-name="ce6">
            <text:p>年別</text:p>
            <draw:custom-shape svg:x="0in" svg:y="0in" svg:width="1.05208in" svg:height="0.53365in" draw:z-index="1" draw:id="id11" draw:style-name="a11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2" draw:id="id12" draw:style-name="a12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3" draw:id="id13" draw:style-name="a13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4" draw:id="id14" draw:style-name="a14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34">
            <text:p>民國六十六年</text:p>
          </table:table-cell>
          <table:covered-table-cell/>
          <table:table-cell office:value-type="string" table:number-columns-spanned="2" table:number-rows-spanned="1" table:style-name="ce34">
            <text:p>民國六十七年</text:p>
          </table:table-cell>
          <table:covered-table-cell/>
          <table:table-cell office:value-type="string" table:number-columns-spanned="2" table:number-rows-spanned="1" table:style-name="ce34">
            <text:p>民國六十八年</text:p>
          </table:table-cell>
          <table:covered-table-cell/>
          <table:table-cell office:value-type="string" table:number-columns-spanned="2" table:number-rows-spanned="1" table:style-name="ce34">
            <text:p>民國六十九年</text:p>
          </table:table-cell>
          <table:covered-table-cell/>
          <table:table-cell office:value-type="string" table:number-columns-spanned="2" table:number-rows-spanned="1" table:style-name="ce34">
            <text:p>民國七十年</text:p>
          </table:table-cell>
          <table:covered-table-cell/>
          <table:table-cell office:value-type="string" table:number-columns-spanned="2" table:number-rows-spanned="1" table:style-name="ce34">
            <text:p>民國七十一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代碼</text:p>
          </table:table-cell>
          <table:table-cell office:value-type="string" table:style-name="ce7">
            <text:p>Year</text:p>
          </table:table-cell>
          <table:table-cell office:value-type="float" office:value="1977" table:number-columns-spanned="2" table:number-rows-spanned="1" table:style-name="ce46">
            <text:p>1977</text:p>
          </table:table-cell>
          <table:covered-table-cell/>
          <table:table-cell office:value-type="float" office:value="1978" table:number-columns-spanned="2" table:number-rows-spanned="1" table:style-name="ce46">
            <text:p>1978</text:p>
          </table:table-cell>
          <table:covered-table-cell/>
          <table:table-cell office:value-type="float" office:value="1979" table:number-columns-spanned="2" table:number-rows-spanned="1" table:style-name="ce46">
            <text:p>1979</text:p>
          </table:table-cell>
          <table:covered-table-cell/>
          <table:table-cell office:value-type="float" office:value="1980" table:number-columns-spanned="2" table:number-rows-spanned="1" table:style-name="ce46">
            <text:p>1980</text:p>
          </table:table-cell>
          <table:covered-table-cell/>
          <table:table-cell office:value-type="float" office:value="1981" table:number-columns-spanned="2" table:number-rows-spanned="1" table:style-name="ce46">
            <text:p>1981</text:p>
          </table:table-cell>
          <table:covered-table-cell/>
          <table:table-cell office:value-type="float" office:value="1982" table:number-columns-spanned="2" table:number-rows-spanned="1" table:style-name="ce47">
            <text:p>1982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Code</text:p>
          </table:table-cell>
          <table:table-cell office:value-type="string" table:style-name="ce8">
            <text:p>漁業種類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table:number-columns-repeated="16370"/>
        </table:table-row>
        <table:table-row table:style-name="ro2">
          <table:table-cell table:style-name="ce12"/>
          <table:table-cell office:value-type="string" table:style-name="ce9">
            <text:p>Type of Fishery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0000</text:p>
          </table:table-cell>
          <table:table-cell office:value-type="string" table:style-name="ce10">
            <text:p>總計</text:p>
          </table:table-cell>
          <table:table-cell office:value-type="float" office:value="854917" table:formula="of:=  IF(SUM([.C9];[.C17];[.C34];[.C52];[.C56];[.C60])=0;&quot;-&quot;;SUM([.C9];[.C17];[.C34];[.C52];[.C56];[.C60]))" table:style-name="ce17">
            <text:p>854,917</text:p>
          </table:table-cell>
          <table:table-cell office:value-type="float" office:value="28285140" table:formula="of:=  IF(SUM([.D9];[.D17];[.D34];[.D52];[.D56];[.D60])=0;&quot;-&quot;;SUM([.D9];[.D17];[.D34];[.D52];[.D56];[.D60]))" table:style-name="ce17">
            <text:p>28,285,140</text:p>
          </table:table-cell>
          <table:table-cell office:value-type="float" office:value="885043" table:formula="of:=  IF(SUM([.E9];[.E17];[.E34];[.E52];[.E56];[.E60])=0;&quot;-&quot;;SUM([.E9];[.E17];[.E34];[.E52];[.E56];[.E60]))" table:style-name="ce11">
            <text:p>885,043</text:p>
          </table:table-cell>
          <table:table-cell office:value-type="float" office:value="31807551" table:formula="of:=  IF(SUM([.F9];[.F17];[.F34];[.F52];[.F56];[.F60])=0;&quot;-&quot;;SUM([.F9];[.F17];[.F34];[.F52];[.F56];[.F60]))" table:style-name="ce11">
            <text:p>31,807,551</text:p>
          </table:table-cell>
          <table:table-cell office:value-type="float" office:value="929328" table:formula="of:=  IF(SUM([.G9];[.G17];[.G34];[.G52];[.G56];[.G60])=0;&quot;-&quot;;SUM([.G9];[.G17];[.G34];[.G52];[.G56];[.G60]))" table:style-name="ce11">
            <text:p>929,328</text:p>
          </table:table-cell>
          <table:table-cell office:value-type="float" office:value="38974141" table:formula="of:=  IF(SUM([.H9];[.H17];[.H34];[.H52];[.H56];[.H60])=0;&quot;-&quot;;SUM([.H9];[.H17];[.H34];[.H52];[.H56];[.H60]))" table:style-name="ce11">
            <text:p>38,974,141</text:p>
          </table:table-cell>
          <table:table-cell office:value-type="float" office:value="936336" table:formula="of:=  IF(SUM([.I9];[.I17];[.I34];[.I52];[.I56];[.I60])=0;&quot;-&quot;;SUM([.I9];[.I17];[.I34];[.I52];[.I56];[.I60]))" table:style-name="ce11">
            <text:p>936,336</text:p>
          </table:table-cell>
          <table:table-cell office:value-type="float" office:value="46085629" table:formula="of:=  IF(SUM([.J9];[.J17];[.J34];[.J52];[.J56];[.J60])=0;&quot;-&quot;;SUM([.J9];[.J17];[.J34];[.J52];[.J56];[.J60]))" table:style-name="ce11">
            <text:p>46,085,629</text:p>
          </table:table-cell>
          <table:table-cell office:value-type="float" office:value="911679" table:formula="of:=  IF(SUM([.K9];[.K17];[.K34];[.K52];[.K56];[.K60])=0;&quot;-&quot;;SUM([.K9];[.K17];[.K34];[.K52];[.K56];[.K60]))" table:style-name="ce11">
            <text:p>911,679</text:p>
          </table:table-cell>
          <table:table-cell office:value-type="float" office:value="50351120" table:formula="of:=  IF(SUM([.L9];[.L17];[.L34];[.L52];[.L56];[.L60])=0;&quot;-&quot;;SUM([.L9];[.L17];[.L34];[.L52];[.L56];[.L60]))" table:style-name="ce11">
            <text:p>50,351,120</text:p>
          </table:table-cell>
          <table:table-cell office:value-type="float" office:value="922522" table:formula="of:=  IF(SUM([.M9];[.M17];[.M34];[.M52];[.M56];[.M60])=0;&quot;-&quot;;SUM([.M9];[.M17];[.M34];[.M52];[.M56];[.M60]))" table:style-name="ce11">
            <text:p>922,522</text:p>
          </table:table-cell>
          <table:table-cell office:value-type="float" office:value="56102303" table:formula="of:=  IF(SUM([.N9];[.N17];[.N34];[.N52];[.N56];[.N60])=0;&quot;-&quot;;SUM([.N9];[.N17];[.N34];[.N52];[.N56];[.N60]))" table:style-name="ce11">
            <text:p>56,102,303</text:p>
          </table:table-cell>
          <table:table-cell table:number-columns-repeated="16370"/>
        </table:table-row>
        <table:table-row table:style-name="ro3">
          <table:table-cell office:value-type="float" office:value="1000" table:style-name="ce18">
            <text:p>1000</text:p>
          </table:table-cell>
          <table:table-cell office:value-type="string" table:style-name="ce19">
            <text:p>遠洋漁業合計</text:p>
          </table:table-cell>
          <table:table-cell office:value-type="float" office:value="337224" table:formula="of:=  IF(SUM([.C10:.C16])=0;&quot;-&quot;;SUM([.C10:.C16]))" table:style-name="ce20">
            <text:p>337,224</text:p>
          </table:table-cell>
          <table:table-cell office:value-type="float" office:value="9020886" table:formula="of:=  IF(SUM([.D10:.D16])=0;&quot;-&quot;;SUM([.D10:.D16]))" table:style-name="ce20">
            <text:p>9,020,886</text:p>
          </table:table-cell>
          <table:table-cell office:value-type="float" office:value="331152" table:formula="of:=  IF(SUM([.E10:.E16])=0;&quot;-&quot;;SUM([.E10:.E16]))" table:style-name="ce21">
            <text:p>331,152</text:p>
          </table:table-cell>
          <table:table-cell office:value-type="float" office:value="8679810" table:formula="of:=  IF(SUM([.F10:.F16])=0;&quot;-&quot;;SUM([.F10:.F16]))" table:style-name="ce21">
            <text:p>8,679,810</text:p>
          </table:table-cell>
          <table:table-cell office:value-type="float" office:value="341911" table:formula="of:=  IF(SUM([.G10:.G16])=0;&quot;-&quot;;SUM([.G10:.G16]))" table:style-name="ce21">
            <text:p>341,911</text:p>
          </table:table-cell>
          <table:table-cell office:value-type="float" office:value="10687693" table:formula="of:=  IF(SUM([.H10:.H16])=0;&quot;-&quot;;SUM([.H10:.H16]))" table:style-name="ce21">
            <text:p>10,687,693</text:p>
          </table:table-cell>
          <table:table-cell office:value-type="float" office:value="350425" table:formula="of:=  IF(SUM([.I10:.I16])=0;&quot;-&quot;;SUM([.I10:.I16]))" table:style-name="ce21">
            <text:p>350,425</text:p>
          </table:table-cell>
          <table:table-cell office:value-type="float" office:value="13407911" table:formula="of:=  IF(SUM([.J10:.J16])=0;&quot;-&quot;;SUM([.J10:.J16]))" table:style-name="ce21">
            <text:p>13,407,911</text:p>
          </table:table-cell>
          <table:table-cell office:value-type="float" office:value="321567" table:formula="of:=  IF(SUM([.K10:.K16])=0;&quot;-&quot;;SUM([.K10:.K16]))" table:style-name="ce21">
            <text:p>321,567</text:p>
          </table:table-cell>
          <table:table-cell office:value-type="float" office:value="15235194" table:formula="of:=  IF(SUM([.L10:.L16])=0;&quot;-&quot;;SUM([.L10:.L16]))" table:style-name="ce21">
            <text:p>15,235,194</text:p>
          </table:table-cell>
          <table:table-cell office:value-type="float" office:value="316692" table:formula="of:=  IF(SUM([.M10:.M16])=0;&quot;-&quot;;SUM([.M10:.M16]))" table:style-name="ce21">
            <text:p>316,692</text:p>
          </table:table-cell>
          <table:table-cell office:value-type="float" office:value="16337141" table:formula="of:=  IF(SUM([.N10:.N16])=0;&quot;-&quot;;SUM([.N10:.N16]))" table:style-name="ce21">
            <text:p>16,337,141</text:p>
          </table:table-cell>
          <table:table-cell table:number-columns-repeated="16370"/>
        </table:table-row>
        <table:table-row table:style-name="ro3">
          <table:table-cell office:value-type="float" office:value="1001" table:style-name="ce22">
            <text:p>1001</text:p>
          </table:table-cell>
          <table:table-cell office:value-type="string" table:style-name="ce23">
            <text:p><text:s text:c="4"/>單船拖網</text:p>
          </table:table-cell>
          <table:table-cell office:value-type="float" office:value="60629" table:style-name="ce24">
            <text:p>60,629</text:p>
          </table:table-cell>
          <table:table-cell office:value-type="float" office:value="1087955" table:style-name="ce24">
            <text:p>1,087,955</text:p>
          </table:table-cell>
          <table:table-cell office:value-type="float" office:value="70465" table:style-name="ce24">
            <text:p>70,465</text:p>
          </table:table-cell>
          <table:table-cell office:value-type="float" office:value="1242654" table:style-name="ce24">
            <text:p>1,242,654</text:p>
          </table:table-cell>
          <table:table-cell office:value-type="float" office:value="78662" table:style-name="ce24">
            <text:p>78,662</text:p>
          </table:table-cell>
          <table:table-cell office:value-type="float" office:value="1849115" table:style-name="ce24">
            <text:p>1,849,115</text:p>
          </table:table-cell>
          <table:table-cell office:value-type="float" office:value="84926" table:style-name="ce24">
            <text:p>84,926</text:p>
          </table:table-cell>
          <table:table-cell office:value-type="float" office:value="2320948" table:style-name="ce24">
            <text:p>2,320,948</text:p>
          </table:table-cell>
          <table:table-cell office:value-type="float" office:value="70601" table:style-name="ce24">
            <text:p>70,601</text:p>
          </table:table-cell>
          <table:table-cell office:value-type="float" office:value="2499538" table:style-name="ce24">
            <text:p>2,499,538</text:p>
          </table:table-cell>
          <table:table-cell office:value-type="float" office:value="61484" table:style-name="ce24">
            <text:p>61,484</text:p>
          </table:table-cell>
          <table:table-cell office:value-type="float" office:value="2786258" table:style-name="ce24">
            <text:p>2,786,258</text:p>
          </table:table-cell>
          <table:table-cell table:number-columns-repeated="16370"/>
        </table:table-row>
        <table:table-row table:style-name="ro3">
          <table:table-cell office:value-type="float" office:value="1002" table:style-name="ce22">
            <text:p>1002</text:p>
          </table:table-cell>
          <table:table-cell office:value-type="string" table:style-name="ce23">
            <text:p><text:s text:c="4"/>雙船拖網</text:p>
          </table:table-cell>
          <table:table-cell office:value-type="float" office:value="144155" table:style-name="ce24">
            <text:p>144,155</text:p>
          </table:table-cell>
          <table:table-cell office:value-type="float" office:value="2497774" table:style-name="ce24">
            <text:p>2,497,774</text:p>
          </table:table-cell>
          <table:table-cell office:value-type="float" office:value="130910" table:style-name="ce24">
            <text:p>130,910</text:p>
          </table:table-cell>
          <table:table-cell office:value-type="float" office:value="2110859" table:style-name="ce24">
            <text:p>2,110,859</text:p>
          </table:table-cell>
          <table:table-cell office:value-type="float" office:value="127775" table:style-name="ce24">
            <text:p>127,775</text:p>
          </table:table-cell>
          <table:table-cell office:value-type="float" office:value="2537534" table:style-name="ce24">
            <text:p>2,537,534</text:p>
          </table:table-cell>
          <table:table-cell office:value-type="float" office:value="112248" table:style-name="ce24">
            <text:p>112,248</text:p>
          </table:table-cell>
          <table:table-cell office:value-type="float" office:value="2681893" table:style-name="ce24">
            <text:p>2,681,893</text:p>
          </table:table-cell>
          <table:table-cell office:value-type="float" office:value="119490" table:style-name="ce24">
            <text:p>119,490</text:p>
          </table:table-cell>
          <table:table-cell office:value-type="float" office:value="4247917" table:style-name="ce24">
            <text:p>4,247,917</text:p>
          </table:table-cell>
          <table:table-cell office:value-type="float" office:value="77141" table:style-name="ce24">
            <text:p>77,141</text:p>
          </table:table-cell>
          <table:table-cell office:value-type="float" office:value="3229494" table:style-name="ce24">
            <text:p>3,229,494</text:p>
          </table:table-cell>
          <table:table-cell table:number-columns-repeated="16370"/>
        </table:table-row>
        <table:table-row table:style-name="ro3">
          <table:table-cell office:value-type="float" office:value="1003" table:style-name="ce22">
            <text:p>1003</text:p>
          </table:table-cell>
          <table:table-cell office:value-type="string" table:style-name="ce23">
            <text:p><text:s text:c="4"/>鰹鮪圍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4299" table:style-name="ce24">
            <text:p>4,299</text:p>
          </table:table-cell>
          <table:table-cell office:value-type="float" office:value="144022" table:style-name="ce24">
            <text:p>144,022</text:p>
          </table:table-cell>
          <table:table-cell table:number-columns-repeated="16370"/>
        </table:table-row>
        <table:table-row table:style-name="ro3">
          <table:table-cell office:value-type="float" office:value="1004" table:style-name="ce22">
            <text:p>1004</text:p>
          </table:table-cell>
          <table:table-cell office:value-type="string" table:style-name="ce23">
            <text:p><text:s text:c="4"/>秋刀魚棒受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2">
            <text:p>1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122527" table:style-name="ce24">
            <text:p>122,527</text:p>
          </table:table-cell>
          <table:table-cell office:value-type="float" office:value="5116233" table:style-name="ce24">
            <text:p>5,116,233</text:p>
          </table:table-cell>
          <table:table-cell office:value-type="float" office:value="108763" table:style-name="ce24">
            <text:p>108,763</text:p>
          </table:table-cell>
          <table:table-cell office:value-type="float" office:value="4644863" table:style-name="ce24">
            <text:p>4,644,863</text:p>
          </table:table-cell>
          <table:table-cell office:value-type="float" office:value="108650" table:style-name="ce24">
            <text:p>108,650</text:p>
          </table:table-cell>
          <table:table-cell office:value-type="float" office:value="5207430" table:style-name="ce24">
            <text:p>5,207,430</text:p>
          </table:table-cell>
          <table:table-cell office:value-type="float" office:value="119635" table:style-name="ce24">
            <text:p>119,635</text:p>
          </table:table-cell>
          <table:table-cell office:value-type="float" office:value="6653863" table:style-name="ce24">
            <text:p>6,653,863</text:p>
          </table:table-cell>
          <table:table-cell office:value-type="float" office:value="94926" table:style-name="ce24">
            <text:p>94,926</text:p>
          </table:table-cell>
          <table:table-cell office:value-type="float" office:value="6547221" table:style-name="ce24">
            <text:p>6,547,221</text:p>
          </table:table-cell>
          <table:table-cell office:value-type="float" office:value="108117" table:style-name="ce24">
            <text:p>108,117</text:p>
          </table:table-cell>
          <table:table-cell office:value-type="float" office:value="6699297" table:style-name="ce24">
            <text:p>6,699,297</text:p>
          </table:table-cell>
          <table:table-cell table:number-columns-repeated="16370"/>
        </table:table-row>
        <table:table-row table:style-name="ro3">
          <table:table-cell office:value-type="float" office:value="1051" table:style-name="ce22">
            <text:p>1051</text:p>
          </table:table-cell>
          <table:table-cell office:value-type="string" table:style-name="ce23">
            <text:p><text:s text:c="4"/>魷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24036" table:style-name="ce24">
            <text:p>24,036</text:p>
          </table:table-cell>
          <table:table-cell office:value-type="float" office:value="1442616" table:style-name="ce24">
            <text:p>1,442,61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1099</text:p>
          </table:table-cell>
          <table:table-cell office:value-type="string" table:style-name="ce26">
            <text:p><text:s text:c="4"/>其他遠洋漁業</text:p>
          </table:table-cell>
          <table:table-cell office:value-type="float" office:value="9913" table:style-name="ce27">
            <text:p>9,913</text:p>
          </table:table-cell>
          <table:table-cell office:value-type="float" office:value="318924" table:style-name="ce27">
            <text:p>318,924</text:p>
          </table:table-cell>
          <table:table-cell office:value-type="float" office:value="21014" table:style-name="ce27">
            <text:p>21,014</text:p>
          </table:table-cell>
          <table:table-cell office:value-type="float" office:value="681434" table:style-name="ce27">
            <text:p>681,434</text:p>
          </table:table-cell>
          <table:table-cell office:value-type="float" office:value="26824" table:style-name="ce27">
            <text:p>26,824</text:p>
          </table:table-cell>
          <table:table-cell office:value-type="float" office:value="1093614" table:style-name="ce27">
            <text:p>1,093,614</text:p>
          </table:table-cell>
          <table:table-cell office:value-type="float" office:value="33616" table:style-name="ce27">
            <text:p>33,616</text:p>
          </table:table-cell>
          <table:table-cell office:value-type="float" office:value="1751207" table:style-name="ce27">
            <text:p>1,751,207</text:p>
          </table:table-cell>
          <table:table-cell office:value-type="float" office:value="36550" table:style-name="ce27">
            <text:p>36,550</text:p>
          </table:table-cell>
          <table:table-cell office:value-type="float" office:value="1940518" table:style-name="ce27">
            <text:p>1,940,518</text:p>
          </table:table-cell>
          <table:table-cell office:value-type="float" office:value="41615" table:style-name="ce27">
            <text:p>41,615</text:p>
          </table:table-cell>
          <table:table-cell office:value-type="float" office:value="2035454" table:style-name="ce27">
            <text:p>2,035,454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2000</text:p>
          </table:table-cell>
          <table:table-cell office:value-type="string" table:style-name="ce19">
            <text:p>近海漁業合計</text:p>
          </table:table-cell>
          <table:table-cell office:value-type="float" office:value="341620" table:formula="of:=  IF(SUM([.C18:.C33])=0;&quot;-&quot;;SUM([.C18:.C33]))" table:style-name="ce20">
            <text:p>341,620</text:p>
          </table:table-cell>
          <table:table-cell office:value-type="float" office:value="8633235" table:formula="of:=  IF(SUM([.D18:.D33])=0;&quot;-&quot;;SUM([.D18:.D33]))" table:style-name="ce20">
            <text:p>8,633,235</text:p>
          </table:table-cell>
          <table:table-cell office:value-type="float" office:value="354440" table:formula="of:=  IF(SUM([.E18:.E33])=0;&quot;-&quot;;SUM([.E18:.E33]))" table:style-name="ce21">
            <text:p>354,440</text:p>
          </table:table-cell>
          <table:table-cell office:value-type="float" office:value="9139847" table:formula="of:=  IF(SUM([.F18:.F33])=0;&quot;-&quot;;SUM([.F18:.F33]))" table:style-name="ce21">
            <text:p>9,139,847</text:p>
          </table:table-cell>
          <table:table-cell office:value-type="float" office:value="363805" table:formula="of:=  IF(SUM([.G18:.G33])=0;&quot;-&quot;;SUM([.G18:.G33]))" table:style-name="ce21">
            <text:p>363,805</text:p>
          </table:table-cell>
          <table:table-cell office:value-type="float" office:value="12163828" table:formula="of:=  IF(SUM([.H18:.H33])=0;&quot;-&quot;;SUM([.H18:.H33]))" table:style-name="ce21">
            <text:p>12,163,828</text:p>
          </table:table-cell>
          <table:table-cell office:value-type="float" office:value="370129" table:formula="of:=  IF(SUM([.I18:.I33])=0;&quot;-&quot;;SUM([.I18:.I33]))" table:style-name="ce21">
            <text:p>370,129</text:p>
          </table:table-cell>
          <table:table-cell office:value-type="float" office:value="16148672" table:formula="of:=  IF(SUM([.J18:.J33])=0;&quot;-&quot;;SUM([.J18:.J33]))" table:style-name="ce21">
            <text:p>16,148,672</text:p>
          </table:table-cell>
          <table:table-cell office:value-type="float" office:value="345580" table:formula="of:=  IF(SUM([.K18:.K33])=0;&quot;-&quot;;SUM([.K18:.K33]))" table:style-name="ce21">
            <text:p>345,580</text:p>
          </table:table-cell>
          <table:table-cell office:value-type="float" office:value="16568885" table:formula="of:=  IF(SUM([.L18:.L33])=0;&quot;-&quot;;SUM([.L18:.L33]))" table:style-name="ce21">
            <text:p>16,568,885</text:p>
          </table:table-cell>
          <table:table-cell office:value-type="float" office:value="345083" table:formula="of:=  IF(SUM([.M18:.M33])=0;&quot;-&quot;;SUM([.M18:.M33]))" table:style-name="ce21">
            <text:p>345,083</text:p>
          </table:table-cell>
          <table:table-cell office:value-type="float" office:value="17074339" table:formula="of:=  IF(SUM([.N18:.N33])=0;&quot;-&quot;;SUM([.N18:.N33]))" table:style-name="ce21">
            <text:p>17,074,33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1</text:p>
          </table:table-cell>
          <table:table-cell office:value-type="string" table:style-name="ce23">
            <text:p><text:s text:c="4"/>巾著網</text:p>
          </table:table-cell>
          <table:table-cell office:value-type="float" office:value="36783" table:style-name="ce24">
            <text:p>36,783</text:p>
          </table:table-cell>
          <table:table-cell office:value-type="float" office:value="679486" table:style-name="ce24">
            <text:p>679,486</text:p>
          </table:table-cell>
          <table:table-cell office:value-type="float" office:value="37048" table:style-name="ce24">
            <text:p>37,048</text:p>
          </table:table-cell>
          <table:table-cell office:value-type="float" office:value="909115" table:style-name="ce24">
            <text:p>909,115</text:p>
          </table:table-cell>
          <table:table-cell office:value-type="float" office:value="25964" table:style-name="ce24">
            <text:p>25,964</text:p>
          </table:table-cell>
          <table:table-cell office:value-type="float" office:value="1473274" table:style-name="ce24">
            <text:p>1,473,274</text:p>
          </table:table-cell>
          <table:table-cell office:value-type="float" office:value="25620" table:style-name="ce24">
            <text:p>25,620</text:p>
          </table:table-cell>
          <table:table-cell office:value-type="float" office:value="1394710" table:style-name="ce24">
            <text:p>1,394,710</text:p>
          </table:table-cell>
          <table:table-cell office:value-type="float" office:value="33397" table:style-name="ce24">
            <text:p>33,397</text:p>
          </table:table-cell>
          <table:table-cell office:value-type="float" office:value="2373899" table:style-name="ce24">
            <text:p>2,373,899</text:p>
          </table:table-cell>
          <table:table-cell office:value-type="float" office:value="24364" table:style-name="ce24">
            <text:p>24,364</text:p>
          </table:table-cell>
          <table:table-cell office:value-type="float" office:value="1099906" table:style-name="ce24">
            <text:p>1,099,90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2</text:p>
          </table:table-cell>
          <table:table-cell office:value-type="string" table:style-name="ce23">
            <text:p><text:s text:c="4"/>鯖鰺圍網</text:p>
          </table:table-cell>
          <table:table-cell office:value-type="float" office:value="2189" table:style-name="ce24">
            <text:p>2,189</text:p>
          </table:table-cell>
          <table:table-cell office:value-type="float" office:value="40492" table:style-name="ce24">
            <text:p>40,492</text:p>
          </table:table-cell>
          <table:table-cell office:value-type="float" office:value="3990" table:style-name="ce24">
            <text:p>3,990</text:p>
          </table:table-cell>
          <table:table-cell office:value-type="float" office:value="75893" table:style-name="ce24">
            <text:p>75,893</text:p>
          </table:table-cell>
          <table:table-cell office:value-type="float" office:value="20358" table:style-name="ce24">
            <text:p>20,358</text:p>
          </table:table-cell>
          <table:table-cell office:value-type="float" office:value="254544" table:style-name="ce24">
            <text:p>254,544</text:p>
          </table:table-cell>
          <table:table-cell office:value-type="float" office:value="19918" table:style-name="ce24">
            <text:p>19,918</text:p>
          </table:table-cell>
          <table:table-cell office:value-type="float" office:value="314780" table:style-name="ce24">
            <text:p>314,780</text:p>
          </table:table-cell>
          <table:table-cell office:value-type="float" office:value="17213" table:style-name="ce24">
            <text:p>17,213</text:p>
          </table:table-cell>
          <table:table-cell office:value-type="float" office:value="363560" table:style-name="ce24">
            <text:p>363,560</text:p>
          </table:table-cell>
          <table:table-cell office:value-type="float" office:value="23444" table:style-name="ce24">
            <text:p>23,444</text:p>
          </table:table-cell>
          <table:table-cell office:value-type="float" office:value="682772" table:style-name="ce24">
            <text:p>682,77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3</text:p>
          </table:table-cell>
          <table:table-cell office:value-type="string" table:style-name="ce23">
            <text:p><text:s text:c="4"/>棒受網</text:p>
          </table:table-cell>
          <table:table-cell office:value-type="float" office:value="21680" table:style-name="ce24">
            <text:p>21,680</text:p>
          </table:table-cell>
          <table:table-cell office:value-type="float" office:value="533709" table:style-name="ce24">
            <text:p>533,709</text:p>
          </table:table-cell>
          <table:table-cell office:value-type="float" office:value="17840" table:style-name="ce24">
            <text:p>17,840</text:p>
          </table:table-cell>
          <table:table-cell office:value-type="float" office:value="514839" table:style-name="ce24">
            <text:p>514,839</text:p>
          </table:table-cell>
          <table:table-cell office:value-type="float" office:value="26318" table:style-name="ce24">
            <text:p>26,318</text:p>
          </table:table-cell>
          <table:table-cell office:value-type="float" office:value="702768" table:style-name="ce24">
            <text:p>702,768</text:p>
          </table:table-cell>
          <table:table-cell office:value-type="float" office:value="19139" table:style-name="ce24">
            <text:p>19,139</text:p>
          </table:table-cell>
          <table:table-cell office:value-type="float" office:value="522819" table:style-name="ce24">
            <text:p>522,819</text:p>
          </table:table-cell>
          <table:table-cell office:value-type="float" office:value="23735" table:style-name="ce24">
            <text:p>23,735</text:p>
          </table:table-cell>
          <table:table-cell office:value-type="float" office:value="936072" table:style-name="ce24">
            <text:p>936,072</text:p>
          </table:table-cell>
          <table:table-cell office:value-type="float" office:value="24745" table:style-name="ce24">
            <text:p>24,745</text:p>
          </table:table-cell>
          <table:table-cell office:value-type="float" office:value="914439" table:style-name="ce24">
            <text:p>914,43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4</text:p>
          </table:table-cell>
          <table:table-cell office:value-type="string" table:style-name="ce23">
            <text:p><text:s text:c="4"/>中小拖網</text:p>
          </table:table-cell>
          <table:table-cell office:value-type="float" office:value="187738" table:style-name="ce24">
            <text:p>187,738</text:p>
          </table:table-cell>
          <table:table-cell office:value-type="float" office:value="4361792" table:style-name="ce24">
            <text:p>4,361,792</text:p>
          </table:table-cell>
          <table:table-cell office:value-type="float" office:value="208756" table:style-name="ce24">
            <text:p>208,756</text:p>
          </table:table-cell>
          <table:table-cell office:value-type="float" office:value="4245109" table:style-name="ce24">
            <text:p>4,245,109</text:p>
          </table:table-cell>
          <table:table-cell office:value-type="float" office:value="206660" table:style-name="ce24">
            <text:p>206,660</text:p>
          </table:table-cell>
          <table:table-cell office:value-type="float" office:value="5594799" table:style-name="ce24">
            <text:p>5,594,799</text:p>
          </table:table-cell>
          <table:table-cell office:value-type="float" office:value="220289" table:style-name="ce24">
            <text:p>220,289</text:p>
          </table:table-cell>
          <table:table-cell office:value-type="float" office:value="8212651" table:style-name="ce24">
            <text:p>8,212,651</text:p>
          </table:table-cell>
          <table:table-cell office:value-type="float" office:value="187078" table:style-name="ce24">
            <text:p>187,078</text:p>
          </table:table-cell>
          <table:table-cell office:value-type="float" office:value="7397733" table:style-name="ce24">
            <text:p>7,397,733</text:p>
          </table:table-cell>
          <table:table-cell office:value-type="float" office:value="188324" table:style-name="ce24">
            <text:p>188,324</text:p>
          </table:table-cell>
          <table:table-cell office:value-type="float" office:value="9026695" table:style-name="ce24">
            <text:p>9,026,69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5</text:p>
          </table:table-cell>
          <table:table-cell office:value-type="string" table:style-name="ce23">
            <text:p><text:s text:c="4"/>刺網</text:p>
          </table:table-cell>
          <table:table-cell office:value-type="float" office:value="15743" table:style-name="ce24">
            <text:p>15,743</text:p>
          </table:table-cell>
          <table:table-cell office:value-type="float" office:value="478780" table:style-name="ce24">
            <text:p>478,780</text:p>
          </table:table-cell>
          <table:table-cell office:value-type="float" office:value="15720" table:style-name="ce24">
            <text:p>15,720</text:p>
          </table:table-cell>
          <table:table-cell office:value-type="float" office:value="645858" table:style-name="ce24">
            <text:p>645,858</text:p>
          </table:table-cell>
          <table:table-cell office:value-type="float" office:value="18058" table:style-name="ce24">
            <text:p>18,058</text:p>
          </table:table-cell>
          <table:table-cell office:value-type="float" office:value="837262" table:style-name="ce24">
            <text:p>837,262</text:p>
          </table:table-cell>
          <table:table-cell office:value-type="float" office:value="19895" table:style-name="ce24">
            <text:p>19,895</text:p>
          </table:table-cell>
          <table:table-cell office:value-type="float" office:value="1010181" table:style-name="ce24">
            <text:p>1,010,181</text:p>
          </table:table-cell>
          <table:table-cell office:value-type="float" office:value="19453" table:style-name="ce24">
            <text:p>19,453</text:p>
          </table:table-cell>
          <table:table-cell office:value-type="float" office:value="1116604" table:style-name="ce24">
            <text:p>1,116,604</text:p>
          </table:table-cell>
          <table:table-cell office:value-type="float" office:value="17852" table:style-name="ce24">
            <text:p>17,852</text:p>
          </table:table-cell>
          <table:table-cell office:value-type="float" office:value="1021320" table:style-name="ce24">
            <text:p>1,021,32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6</text:p>
          </table:table-cell>
          <table:table-cell office:value-type="string" table:style-name="ce23">
            <text:p><text:s text:c="4"/>扒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49</text:p>
          </table:table-cell>
          <table:table-cell office:value-type="string" table:style-name="ce23">
            <text:p><text:s text:c="4"/>其他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49811" table:style-name="ce24">
            <text:p>49,811</text:p>
          </table:table-cell>
          <table:table-cell office:value-type="float" office:value="1746119" table:style-name="ce24">
            <text:p>1,746,119</text:p>
          </table:table-cell>
          <table:table-cell office:value-type="float" office:value="43010" table:style-name="ce24">
            <text:p>43,010</text:p>
          </table:table-cell>
          <table:table-cell office:value-type="float" office:value="1869602" table:style-name="ce24">
            <text:p>1,869,602</text:p>
          </table:table-cell>
          <table:table-cell office:value-type="float" office:value="42222" table:style-name="ce24">
            <text:p>42,222</text:p>
          </table:table-cell>
          <table:table-cell office:value-type="float" office:value="2209038" table:style-name="ce24">
            <text:p>2,209,038</text:p>
          </table:table-cell>
          <table:table-cell office:value-type="float" office:value="39047" table:style-name="ce24">
            <text:p>39,047</text:p>
          </table:table-cell>
          <table:table-cell office:value-type="float" office:value="2167057" table:style-name="ce24">
            <text:p>2,167,057</text:p>
          </table:table-cell>
          <table:table-cell office:value-type="float" office:value="32116" table:style-name="ce24">
            <text:p>32,116</text:p>
          </table:table-cell>
          <table:table-cell office:value-type="float" office:value="2462302" table:style-name="ce24">
            <text:p>2,462,302</text:p>
          </table:table-cell>
          <table:table-cell office:value-type="float" office:value="34093" table:style-name="ce24">
            <text:p>34,093</text:p>
          </table:table-cell>
          <table:table-cell office:value-type="float" office:value="2753268" table:style-name="ce24">
            <text:p>2,753,26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17138" table:style-name="ce24">
            <text:p>17,138</text:p>
          </table:table-cell>
          <table:table-cell office:value-type="float" office:value="466452" table:style-name="ce24">
            <text:p>466,452</text:p>
          </table:table-cell>
          <table:table-cell office:value-type="float" office:value="16441" table:style-name="ce24">
            <text:p>16,441</text:p>
          </table:table-cell>
          <table:table-cell office:value-type="float" office:value="418511" table:style-name="ce24">
            <text:p>418,511</text:p>
          </table:table-cell>
          <table:table-cell office:value-type="float" office:value="16870" table:style-name="ce24">
            <text:p>16,870</text:p>
          </table:table-cell>
          <table:table-cell office:value-type="float" office:value="487957" table:style-name="ce24">
            <text:p>487,957</text:p>
          </table:table-cell>
          <table:table-cell office:value-type="float" office:value="17534" table:style-name="ce24">
            <text:p>17,534</text:p>
          </table:table-cell>
          <table:table-cell office:value-type="float" office:value="664443" table:style-name="ce24">
            <text:p>664,443</text:p>
          </table:table-cell>
          <table:table-cell office:value-type="float" office:value="21928" table:style-name="ce24">
            <text:p>21,928</text:p>
          </table:table-cell>
          <table:table-cell office:value-type="float" office:value="879075" table:style-name="ce24">
            <text:p>879,075</text:p>
          </table:table-cell>
          <table:table-cell office:value-type="float" office:value="23162" table:style-name="ce24">
            <text:p>23,162</text:p>
          </table:table-cell>
          <table:table-cell office:value-type="float" office:value="1035792" table:style-name="ce24">
            <text:p>1,035,79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2</text:p>
          </table:table-cell>
          <table:table-cell office:value-type="string" table:style-name="ce23">
            <text:p><text:s text:c="4"/>曳繩釣</text:p>
          </table:table-cell>
          <table:table-cell office:value-type="float" office:value="2052" table:style-name="ce24">
            <text:p>2,052</text:p>
          </table:table-cell>
          <table:table-cell office:value-type="float" office:value="51840" table:style-name="ce24">
            <text:p>51,840</text:p>
          </table:table-cell>
          <table:table-cell office:value-type="float" office:value="7378" table:style-name="ce24">
            <text:p>7,378</text:p>
          </table:table-cell>
          <table:table-cell office:value-type="float" office:value="175180" table:style-name="ce24">
            <text:p>175,180</text:p>
          </table:table-cell>
          <table:table-cell office:value-type="float" office:value="3694" table:style-name="ce24">
            <text:p>3,694</text:p>
          </table:table-cell>
          <table:table-cell office:value-type="float" office:value="117065" table:style-name="ce24">
            <text:p>117,065</text:p>
          </table:table-cell>
          <table:table-cell office:value-type="float" office:value="3972" table:style-name="ce24">
            <text:p>3,972</text:p>
          </table:table-cell>
          <table:table-cell office:value-type="float" office:value="121326" table:style-name="ce24">
            <text:p>121,326</text:p>
          </table:table-cell>
          <table:table-cell office:value-type="float" office:value="5370" table:style-name="ce24">
            <text:p>5,370</text:p>
          </table:table-cell>
          <table:table-cell office:value-type="float" office:value="208181" table:style-name="ce24">
            <text:p>208,181</text:p>
          </table:table-cell>
          <table:table-cell office:value-type="float" office:value="5642" table:style-name="ce24">
            <text:p>5,642</text:p>
          </table:table-cell>
          <table:table-cell office:value-type="float" office:value="227948" table:style-name="ce24">
            <text:p>227,94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3</text:p>
          </table:table-cell>
          <table:table-cell office:value-type="string" table:style-name="ce23">
            <text:p><text:s text:c="4"/>一支釣</text:p>
          </table:table-cell>
          <table:table-cell office:value-type="float" office:value="7216" table:style-name="ce24">
            <text:p>7,216</text:p>
          </table:table-cell>
          <table:table-cell office:value-type="float" office:value="135007" table:style-name="ce24">
            <text:p>135,007</text:p>
          </table:table-cell>
          <table:table-cell office:value-type="float" office:value="3827" table:style-name="ce24">
            <text:p>3,827</text:p>
          </table:table-cell>
          <table:table-cell office:value-type="float" office:value="93007" table:style-name="ce24">
            <text:p>93,007</text:p>
          </table:table-cell>
          <table:table-cell office:value-type="float" office:value="2810" table:style-name="ce24">
            <text:p>2,810</text:p>
          </table:table-cell>
          <table:table-cell office:value-type="float" office:value="87292" table:style-name="ce24">
            <text:p>87,292</text:p>
          </table:table-cell>
          <table:table-cell office:value-type="float" office:value="3174" table:style-name="ce24">
            <text:p>3,174</text:p>
          </table:table-cell>
          <table:table-cell office:value-type="float" office:value="116453" table:style-name="ce24">
            <text:p>116,453</text:p>
          </table:table-cell>
          <table:table-cell office:value-type="float" office:value="3136" table:style-name="ce24">
            <text:p>3,136</text:p>
          </table:table-cell>
          <table:table-cell office:value-type="float" office:value="128268" table:style-name="ce24">
            <text:p>128,268</text:p>
          </table:table-cell>
          <table:table-cell office:value-type="float" office:value="2803" table:style-name="ce24">
            <text:p>2,803</text:p>
          </table:table-cell>
          <table:table-cell office:value-type="float" office:value="119360" table:style-name="ce24">
            <text:p>119,36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185" table:style-name="ce24">
            <text:p>185</text:p>
          </table:table-cell>
          <table:table-cell office:value-type="float" office:value="4174" table:style-name="ce24">
            <text:p>4,174</text:p>
          </table:table-cell>
          <table:table-cell office:value-type="float" office:value="190" table:style-name="ce24">
            <text:p>190</text:p>
          </table:table-cell>
          <table:table-cell office:value-type="float" office:value="4429" table:style-name="ce24">
            <text:p>4,429</text:p>
          </table:table-cell>
          <table:table-cell office:value-type="float" office:value="36" table:style-name="ce24">
            <text:p>36</text:p>
          </table:table-cell>
          <table:table-cell office:value-type="float" office:value="722" table:style-name="ce24">
            <text:p>722</text:p>
          </table:table-cell>
          <table:table-cell office:value-type="float" office:value="267" table:style-name="ce24">
            <text:p>267</text:p>
          </table:table-cell>
          <table:table-cell office:value-type="float" office:value="5844" table:style-name="ce24">
            <text:p>5,844</text:p>
          </table:table-cell>
          <table:table-cell office:value-type="float" office:value="218" table:style-name="ce24">
            <text:p>218</text:p>
          </table:table-cell>
          <table:table-cell office:value-type="float" office:value="7800" table:style-name="ce24">
            <text:p>7,800</text:p>
          </table:table-cell>
          <table:table-cell office:value-type="float" office:value="150" table:style-name="ce24">
            <text:p>150</text:p>
          </table:table-cell>
          <table:table-cell office:value-type="float" office:value="5645" table:style-name="ce24">
            <text:p>5,64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6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7</text:p>
          </table:table-cell>
          <table:table-cell office:value-type="string" table:style-name="ce23">
            <text:p><text:s text:c="4"/>珊瑚</text:p>
          </table:table-cell>
          <table:table-cell office:value-type="float" office:value="53" table:style-name="ce24">
            <text:p>53</text:p>
          </table:table-cell>
          <table:table-cell office:value-type="float" office:value="116810" table:style-name="ce24">
            <text:p>116,810</text:p>
          </table:table-cell>
          <table:table-cell office:value-type="float" office:value="62" table:style-name="ce24">
            <text:p>62</text:p>
          </table:table-cell>
          <table:table-cell office:value-type="float" office:value="183080" table:style-name="ce24">
            <text:p>183,080</text:p>
          </table:table-cell>
          <table:table-cell office:value-type="float" office:value="109" table:style-name="ce24">
            <text:p>109</text:p>
          </table:table-cell>
          <table:table-cell office:value-type="float" office:value="383180" table:style-name="ce24">
            <text:p>383,180</text:p>
          </table:table-cell>
          <table:table-cell office:value-type="float" office:value="138" table:style-name="ce24">
            <text:p>138</text:p>
          </table:table-cell>
          <table:table-cell office:value-type="float" office:value="1586100" table:style-name="ce24">
            <text:p>1,586,100</text:p>
          </table:table-cell>
          <table:table-cell office:value-type="float" office:value="277" table:style-name="ce24">
            <text:p>277</text:p>
          </table:table-cell>
          <table:table-cell office:value-type="float" office:value="582380" table:style-name="ce24">
            <text:p>582,380</text:p>
          </table:table-cell>
          <table:table-cell office:value-type="float" office:value="62" table:style-name="ce24">
            <text:p>62</text:p>
          </table:table-cell>
          <table:table-cell office:value-type="float" office:value="170775" table:style-name="ce24">
            <text:p>170,77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8</text:p>
          </table:table-cell>
          <table:table-cell office:value-type="string" table:style-name="ce23">
            <text:p><text:s text:c="4"/>飛魚卵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9</text:p>
          </table:table-cell>
          <table:table-cell office:value-type="string" table:style-name="ce26">
            <text:p><text:s text:c="4"/>其他近海漁業</text:p>
          </table:table-cell>
          <table:table-cell office:value-type="float" office:value="1032" table:style-name="ce27">
            <text:p>1,032</text:p>
          </table:table-cell>
          <table:table-cell office:value-type="float" office:value="18574" table:style-name="ce27">
            <text:p>18,574</text:p>
          </table:table-cell>
          <table:table-cell office:value-type="float" office:value="178" table:style-name="ce27">
            <text:p>178</text:p>
          </table:table-cell>
          <table:table-cell office:value-type="float" office:value="5224" table:style-name="ce27">
            <text:p>5,224</text:p>
          </table:table-cell>
          <table:table-cell office:value-type="float" office:value="706" table:style-name="ce27">
            <text:p>706</text:p>
          </table:table-cell>
          <table:table-cell office:value-type="float" office:value="15927" table:style-name="ce27">
            <text:p>15,927</text:p>
          </table:table-cell>
          <table:table-cell office:value-type="float" office:value="1136" table:style-name="ce27">
            <text:p>1,136</text:p>
          </table:table-cell>
          <table:table-cell office:value-type="float" office:value="32308" table:style-name="ce27">
            <text:p>32,308</text:p>
          </table:table-cell>
          <table:table-cell office:value-type="float" office:value="1659" table:style-name="ce27">
            <text:p>1,659</text:p>
          </table:table-cell>
          <table:table-cell office:value-type="float" office:value="113011" table:style-name="ce27">
            <text:p>113,011</text:p>
          </table:table-cell>
          <table:table-cell office:value-type="float" office:value="442" table:style-name="ce27">
            <text:p>442</text:p>
          </table:table-cell>
          <table:table-cell office:value-type="float" office:value="16419" table:style-name="ce27">
            <text:p>16,41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3000</text:p>
          </table:table-cell>
          <table:table-cell office:value-type="string" table:style-name="ce19">
            <text:p>沿岸漁業合計</text:p>
          </table:table-cell>
          <table:table-cell office:value-type="float" office:value="33839" table:formula="of:=  IF(SUM([.C35:.C51])=0;&quot;-&quot;;SUM([.C35:.C51]))" table:style-name="ce20">
            <text:p>33,839</text:p>
          </table:table-cell>
          <table:table-cell office:value-type="float" office:value="997794" table:formula="of:=  IF(SUM([.D35:.D51])=0;&quot;-&quot;;SUM([.D35:.D51]))" table:style-name="ce20">
            <text:p>997,794</text:p>
          </table:table-cell>
          <table:table-cell office:value-type="float" office:value="32677" table:formula="of:=  IF(SUM([.E35:.E51])=0;&quot;-&quot;;SUM([.E35:.E51]))" table:style-name="ce21">
            <text:p>32,677</text:p>
          </table:table-cell>
          <table:table-cell office:value-type="float" office:value="1124442" table:formula="of:=  IF(SUM([.F35:.F51])=0;&quot;-&quot;;SUM([.F35:.F51]))" table:style-name="ce21">
            <text:p>1,124,442</text:p>
          </table:table-cell>
          <table:table-cell office:value-type="float" office:value="37284" table:formula="of:=  IF(SUM([.G35:.G51])=0;&quot;-&quot;;SUM([.G35:.G51]))" table:style-name="ce21">
            <text:p>37,284</text:p>
          </table:table-cell>
          <table:table-cell office:value-type="float" office:value="1304409" table:formula="of:=  IF(SUM([.H35:.H51])=0;&quot;-&quot;;SUM([.H35:.H51]))" table:style-name="ce21">
            <text:p>1,304,409</text:p>
          </table:table-cell>
          <table:table-cell office:value-type="float" office:value="38072" table:formula="of:=  IF(SUM([.I35:.I51])=0;&quot;-&quot;;SUM([.I35:.I51]))" table:style-name="ce21">
            <text:p>38,072</text:p>
          </table:table-cell>
          <table:table-cell office:value-type="float" office:value="1364595" table:formula="of:=  IF(SUM([.J35:.J51])=0;&quot;-&quot;;SUM([.J35:.J51]))" table:style-name="ce21">
            <text:p>1,364,595</text:p>
          </table:table-cell>
          <table:table-cell office:value-type="float" office:value="39891" table:formula="of:=  IF(SUM([.K35:.K51])=0;&quot;-&quot;;SUM([.K35:.K51]))" table:style-name="ce21">
            <text:p>39,891</text:p>
          </table:table-cell>
          <table:table-cell office:value-type="float" office:value="1938414" table:formula="of:=  IF(SUM([.L35:.L51])=0;&quot;-&quot;;SUM([.L35:.L51]))" table:style-name="ce21">
            <text:p>1,938,414</text:p>
          </table:table-cell>
          <table:table-cell office:value-type="float" office:value="41483" table:formula="of:=  IF(SUM([.M35:.M51])=0;&quot;-&quot;;SUM([.M35:.M51]))" table:style-name="ce21">
            <text:p>41,483</text:p>
          </table:table-cell>
          <table:table-cell office:value-type="float" office:value="2176966" table:formula="of:=  IF(SUM([.N35:.N51])=0;&quot;-&quot;;SUM([.N35:.N51]))" table:style-name="ce21">
            <text:p>2,176,96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1</text:p>
          </table:table-cell>
          <table:table-cell office:value-type="string" table:style-name="ce23">
            <text:p><text:s text:c="4"/>定置漁具</text:p>
          </table:table-cell>
          <table:table-cell office:value-type="float" office:value="2979" table:style-name="ce24">
            <text:p>2,979</text:p>
          </table:table-cell>
          <table:table-cell office:value-type="float" office:value="95869" table:style-name="ce24">
            <text:p>95,869</text:p>
          </table:table-cell>
          <table:table-cell office:value-type="float" office:value="2841" table:style-name="ce24">
            <text:p>2,841</text:p>
          </table:table-cell>
          <table:table-cell office:value-type="float" office:value="79996" table:style-name="ce24">
            <text:p>79,996</text:p>
          </table:table-cell>
          <table:table-cell office:value-type="float" office:value="3268" table:style-name="ce24">
            <text:p>3,268</text:p>
          </table:table-cell>
          <table:table-cell office:value-type="float" office:value="126681" table:style-name="ce24">
            <text:p>126,681</text:p>
          </table:table-cell>
          <table:table-cell office:value-type="float" office:value="3716" table:style-name="ce24">
            <text:p>3,716</text:p>
          </table:table-cell>
          <table:table-cell office:value-type="float" office:value="124055" table:style-name="ce24">
            <text:p>124,055</text:p>
          </table:table-cell>
          <table:table-cell office:value-type="float" office:value="4432" table:style-name="ce24">
            <text:p>4,432</text:p>
          </table:table-cell>
          <table:table-cell office:value-type="float" office:value="205739" table:style-name="ce24">
            <text:p>205,739</text:p>
          </table:table-cell>
          <table:table-cell office:value-type="float" office:value="4363" table:style-name="ce24">
            <text:p>4,363</text:p>
          </table:table-cell>
          <table:table-cell office:value-type="float" office:value="168899" table:style-name="ce24">
            <text:p>168,89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2</text:p>
          </table:table-cell>
          <table:table-cell office:value-type="string" table:style-name="ce23">
            <text:p><text:s text:c="4"/>地曳網</text:p>
          </table:table-cell>
          <table:table-cell office:value-type="float" office:value="3833" table:style-name="ce24">
            <text:p>3,833</text:p>
          </table:table-cell>
          <table:table-cell office:value-type="float" office:value="91829" table:style-name="ce24">
            <text:p>91,829</text:p>
          </table:table-cell>
          <table:table-cell office:value-type="float" office:value="3774" table:style-name="ce24">
            <text:p>3,774</text:p>
          </table:table-cell>
          <table:table-cell office:value-type="float" office:value="87034" table:style-name="ce24">
            <text:p>87,034</text:p>
          </table:table-cell>
          <table:table-cell office:value-type="float" office:value="2423" table:style-name="ce24">
            <text:p>2,423</text:p>
          </table:table-cell>
          <table:table-cell office:value-type="float" office:value="56787" table:style-name="ce24">
            <text:p>56,787</text:p>
          </table:table-cell>
          <table:table-cell office:value-type="float" office:value="3057" table:style-name="ce24">
            <text:p>3,057</text:p>
          </table:table-cell>
          <table:table-cell office:value-type="float" office:value="87180" table:style-name="ce24">
            <text:p>87,180</text:p>
          </table:table-cell>
          <table:table-cell office:value-type="float" office:value="2311" table:style-name="ce24">
            <text:p>2,311</text:p>
          </table:table-cell>
          <table:table-cell office:value-type="float" office:value="75203" table:style-name="ce24">
            <text:p>75,203</text:p>
          </table:table-cell>
          <table:table-cell office:value-type="float" office:value="2235" table:style-name="ce24">
            <text:p>2,235</text:p>
          </table:table-cell>
          <table:table-cell office:value-type="float" office:value="88180" table:style-name="ce24">
            <text:p>88,18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3</text:p>
          </table:table-cell>
          <table:table-cell office:value-type="string" table:style-name="ce23">
            <text:p><text:s text:c="4"/>焚寄網</text:p>
          </table:table-cell>
          <table:table-cell office:value-type="float" office:value="3597" table:style-name="ce24">
            <text:p>3,597</text:p>
          </table:table-cell>
          <table:table-cell office:value-type="float" office:value="105808" table:style-name="ce24">
            <text:p>105,808</text:p>
          </table:table-cell>
          <table:table-cell office:value-type="float" office:value="1642" table:style-name="ce24">
            <text:p>1,642</text:p>
          </table:table-cell>
          <table:table-cell office:value-type="float" office:value="42585" table:style-name="ce24">
            <text:p>42,585</text:p>
          </table:table-cell>
          <table:table-cell office:value-type="float" office:value="1242" table:style-name="ce24">
            <text:p>1,242</text:p>
          </table:table-cell>
          <table:table-cell office:value-type="float" office:value="35273" table:style-name="ce24">
            <text:p>35,273</text:p>
          </table:table-cell>
          <table:table-cell office:value-type="float" office:value="1269" table:style-name="ce24">
            <text:p>1,269</text:p>
          </table:table-cell>
          <table:table-cell office:value-type="float" office:value="37993" table:style-name="ce24">
            <text:p>37,993</text:p>
          </table:table-cell>
          <table:table-cell office:value-type="float" office:value="2427" table:style-name="ce24">
            <text:p>2,427</text:p>
          </table:table-cell>
          <table:table-cell office:value-type="float" office:value="83605" table:style-name="ce24">
            <text:p>83,605</text:p>
          </table:table-cell>
          <table:table-cell office:value-type="float" office:value="2788" table:style-name="ce24">
            <text:p>2,788</text:p>
          </table:table-cell>
          <table:table-cell office:value-type="float" office:value="112891" table:style-name="ce24">
            <text:p>112,89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4</text:p>
          </table:table-cell>
          <table:table-cell office:value-type="string" table:style-name="ce23">
            <text:p><text:s text:c="4"/>刺網</text:p>
          </table:table-cell>
          <table:table-cell office:value-type="float" office:value="8682" table:style-name="ce24">
            <text:p>8,682</text:p>
          </table:table-cell>
          <table:table-cell office:value-type="float" office:value="206723" table:style-name="ce24">
            <text:p>206,723</text:p>
          </table:table-cell>
          <table:table-cell office:value-type="float" office:value="9765" table:style-name="ce24">
            <text:p>9,765</text:p>
          </table:table-cell>
          <table:table-cell office:value-type="float" office:value="263408" table:style-name="ce24">
            <text:p>263,408</text:p>
          </table:table-cell>
          <table:table-cell office:value-type="float" office:value="10431" table:style-name="ce24">
            <text:p>10,431</text:p>
          </table:table-cell>
          <table:table-cell office:value-type="float" office:value="352486" table:style-name="ce24">
            <text:p>352,486</text:p>
          </table:table-cell>
          <table:table-cell office:value-type="float" office:value="10957" table:style-name="ce24">
            <text:p>10,957</text:p>
          </table:table-cell>
          <table:table-cell office:value-type="float" office:value="371666" table:style-name="ce24">
            <text:p>371,666</text:p>
          </table:table-cell>
          <table:table-cell office:value-type="float" office:value="11492" table:style-name="ce24">
            <text:p>11,492</text:p>
          </table:table-cell>
          <table:table-cell office:value-type="float" office:value="479439" table:style-name="ce24">
            <text:p>479,439</text:p>
          </table:table-cell>
          <table:table-cell office:value-type="float" office:value="13468" table:style-name="ce24">
            <text:p>13,468</text:p>
          </table:table-cell>
          <table:table-cell office:value-type="float" office:value="629801" table:style-name="ce24">
            <text:p>629,80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5</text:p>
          </table:table-cell>
          <table:table-cell office:value-type="string" table:style-name="ce23">
            <text:p><text:s text:c="4"/>追逐網</text:p>
          </table:table-cell>
          <table:table-cell office:value-type="float" office:value="760" table:style-name="ce24">
            <text:p>760</text:p>
          </table:table-cell>
          <table:table-cell office:value-type="float" office:value="13417" table:style-name="ce24">
            <text:p>13,417</text:p>
          </table:table-cell>
          <table:table-cell office:value-type="float" office:value="653" table:style-name="ce24">
            <text:p>653</text:p>
          </table:table-cell>
          <table:table-cell office:value-type="float" office:value="12082" table:style-name="ce24">
            <text:p>12,082</text:p>
          </table:table-cell>
          <table:table-cell office:value-type="float" office:value="903" table:style-name="ce24">
            <text:p>903</text:p>
          </table:table-cell>
          <table:table-cell office:value-type="float" office:value="16466" table:style-name="ce24">
            <text:p>16,466</text:p>
          </table:table-cell>
          <table:table-cell office:value-type="float" office:value="777" table:style-name="ce24">
            <text:p>777</text:p>
          </table:table-cell>
          <table:table-cell office:value-type="float" office:value="15969" table:style-name="ce24">
            <text:p>15,969</text:p>
          </table:table-cell>
          <table:table-cell office:value-type="float" office:value="626" table:style-name="ce24">
            <text:p>626</text:p>
          </table:table-cell>
          <table:table-cell office:value-type="float" office:value="15693" table:style-name="ce24">
            <text:p>15,693</text:p>
          </table:table-cell>
          <table:table-cell office:value-type="float" office:value="388" table:style-name="ce24">
            <text:p>388</text:p>
          </table:table-cell>
          <table:table-cell office:value-type="float" office:value="10311" table:style-name="ce24">
            <text:p>10,31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6</text:p>
          </table:table-cell>
          <table:table-cell office:value-type="string" table:style-name="ce23">
            <text:p><text:s text:c="4"/>流袋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7</text:p>
          </table:table-cell>
          <table:table-cell office:value-type="string" table:style-name="ce23">
            <text:p><text:s text:c="4"/>魩鱙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8</text:p>
          </table:table-cell>
          <table:table-cell office:value-type="string" table:style-name="ce23">
            <text:p><text:s text:c="4"/>櫻花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9</text:p>
          </table:table-cell>
          <table:table-cell office:value-type="string" table:style-name="ce23">
            <text:p><text:s text:c="4"/>赤尾青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1578" table:style-name="ce24">
            <text:p>1,578</text:p>
          </table:table-cell>
          <table:table-cell office:value-type="float" office:value="42241" table:style-name="ce24">
            <text:p>42,241</text:p>
          </table:table-cell>
          <table:table-cell office:value-type="float" office:value="1263" table:style-name="ce24">
            <text:p>1,263</text:p>
          </table:table-cell>
          <table:table-cell office:value-type="float" office:value="35913" table:style-name="ce24">
            <text:p>35,913</text:p>
          </table:table-cell>
          <table:table-cell office:value-type="float" office:value="1625" table:style-name="ce24">
            <text:p>1,625</text:p>
          </table:table-cell>
          <table:table-cell office:value-type="float" office:value="36241" table:style-name="ce24">
            <text:p>36,241</text:p>
          </table:table-cell>
          <table:table-cell office:value-type="float" office:value="1140" table:style-name="ce24">
            <text:p>1,140</text:p>
          </table:table-cell>
          <table:table-cell office:value-type="float" office:value="34440" table:style-name="ce24">
            <text:p>34,440</text:p>
          </table:table-cell>
          <table:table-cell office:value-type="float" office:value="1360" table:style-name="ce24">
            <text:p>1,360</text:p>
          </table:table-cell>
          <table:table-cell office:value-type="float" office:value="73806" table:style-name="ce24">
            <text:p>73,806</text:p>
          </table:table-cell>
          <table:table-cell office:value-type="float" office:value="1168" table:style-name="ce24">
            <text:p>1,168</text:p>
          </table:table-cell>
          <table:table-cell office:value-type="float" office:value="83622" table:style-name="ce24">
            <text:p>83,62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0</text:p>
          </table:table-cell>
          <table:table-cell office:value-type="string" table:style-name="ce23">
            <text:p><text:s text:c="4"/>一支釣</text:p>
          </table:table-cell>
          <table:table-cell office:value-type="float" office:value="1689" table:style-name="ce24">
            <text:p>1,689</text:p>
          </table:table-cell>
          <table:table-cell office:value-type="float" office:value="33528" table:style-name="ce24">
            <text:p>33,528</text:p>
          </table:table-cell>
          <table:table-cell office:value-type="float" office:value="2033" table:style-name="ce24">
            <text:p>2,033</text:p>
          </table:table-cell>
          <table:table-cell office:value-type="float" office:value="37907" table:style-name="ce24">
            <text:p>37,907</text:p>
          </table:table-cell>
          <table:table-cell office:value-type="float" office:value="2180" table:style-name="ce24">
            <text:p>2,180</text:p>
          </table:table-cell>
          <table:table-cell office:value-type="float" office:value="40767" table:style-name="ce24">
            <text:p>40,767</text:p>
          </table:table-cell>
          <table:table-cell office:value-type="float" office:value="2314" table:style-name="ce24">
            <text:p>2,314</text:p>
          </table:table-cell>
          <table:table-cell office:value-type="float" office:value="51811" table:style-name="ce24">
            <text:p>51,811</text:p>
          </table:table-cell>
          <table:table-cell office:value-type="float" office:value="2275" table:style-name="ce24">
            <text:p>2,275</text:p>
          </table:table-cell>
          <table:table-cell office:value-type="float" office:value="75644" table:style-name="ce24">
            <text:p>75,644</text:p>
          </table:table-cell>
          <table:table-cell office:value-type="float" office:value="2207" table:style-name="ce24">
            <text:p>2,207</text:p>
          </table:table-cell>
          <table:table-cell office:value-type="float" office:value="89305" table:style-name="ce24">
            <text:p>89,30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1593" table:style-name="ce24">
            <text:p>1,593</text:p>
          </table:table-cell>
          <table:table-cell office:value-type="float" office:value="41454" table:style-name="ce24">
            <text:p>41,454</text:p>
          </table:table-cell>
          <table:table-cell office:value-type="float" office:value="1490" table:style-name="ce24">
            <text:p>1,490</text:p>
          </table:table-cell>
          <table:table-cell office:value-type="float" office:value="39097" table:style-name="ce24">
            <text:p>39,097</text:p>
          </table:table-cell>
          <table:table-cell office:value-type="float" office:value="1312" table:style-name="ce24">
            <text:p>1,312</text:p>
          </table:table-cell>
          <table:table-cell office:value-type="float" office:value="38336" table:style-name="ce24">
            <text:p>38,336</text:p>
          </table:table-cell>
          <table:table-cell office:value-type="float" office:value="1177" table:style-name="ce24">
            <text:p>1,177</text:p>
          </table:table-cell>
          <table:table-cell office:value-type="float" office:value="45157" table:style-name="ce24">
            <text:p>45,157</text:p>
          </table:table-cell>
          <table:table-cell office:value-type="float" office:value="1648" table:style-name="ce24">
            <text:p>1,648</text:p>
          </table:table-cell>
          <table:table-cell office:value-type="float" office:value="85689" table:style-name="ce24">
            <text:p>85,689</text:p>
          </table:table-cell>
          <table:table-cell office:value-type="float" office:value="1900" table:style-name="ce24">
            <text:p>1,900</text:p>
          </table:table-cell>
          <table:table-cell office:value-type="float" office:value="96805" table:style-name="ce24">
            <text:p>96,80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79</text:p>
          </table:table-cell>
          <table:table-cell office:value-type="string" table:style-name="ce23">
            <text:p><text:s text:c="4"/>其他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6</text:p>
          </table:table-cell>
          <table:table-cell office:value-type="string" table:style-name="ce23">
            <text:p><text:s text:c="4"/>鏢旗魚</text:p>
          </table:table-cell>
          <table:table-cell office:value-type="float" office:value="2563" table:style-name="ce24">
            <text:p>2,563</text:p>
          </table:table-cell>
          <table:table-cell office:value-type="float" office:value="118112" table:style-name="ce24">
            <text:p>118,112</text:p>
          </table:table-cell>
          <table:table-cell office:value-type="float" office:value="2424" table:style-name="ce24">
            <text:p>2,424</text:p>
          </table:table-cell>
          <table:table-cell office:value-type="float" office:value="112775" table:style-name="ce24">
            <text:p>112,775</text:p>
          </table:table-cell>
          <table:table-cell office:value-type="float" office:value="6451" table:style-name="ce24">
            <text:p>6,451</text:p>
          </table:table-cell>
          <table:table-cell office:value-type="float" office:value="201563" table:style-name="ce24">
            <text:p>201,563</text:p>
          </table:table-cell>
          <table:table-cell office:value-type="float" office:value="7220" table:style-name="ce24">
            <text:p>7,220</text:p>
          </table:table-cell>
          <table:table-cell office:value-type="float" office:value="236462" table:style-name="ce24">
            <text:p>236,462</text:p>
          </table:table-cell>
          <table:table-cell office:value-type="float" office:value="5858" table:style-name="ce24">
            <text:p>5,858</text:p>
          </table:table-cell>
          <table:table-cell office:value-type="float" office:value="318179" table:style-name="ce24">
            <text:p>318,179</text:p>
          </table:table-cell>
          <table:table-cell office:value-type="float" office:value="4483" table:style-name="ce24">
            <text:p>4,483</text:p>
          </table:table-cell>
          <table:table-cell office:value-type="float" office:value="209449" table:style-name="ce24">
            <text:p>209,44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7</text:p>
          </table:table-cell>
          <table:table-cell office:value-type="string" table:style-name="ce23">
            <text:p><text:s text:c="4"/>遊漁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8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9</text:p>
          </table:table-cell>
          <table:table-cell office:value-type="string" table:style-name="ce26">
            <text:p><text:s text:c="4"/>其他沿岸漁業</text:p>
          </table:table-cell>
          <table:table-cell office:value-type="float" office:value="6565" table:style-name="ce27">
            <text:p>6,565</text:p>
          </table:table-cell>
          <table:table-cell office:value-type="float" office:value="248813" table:style-name="ce27">
            <text:p>248,813</text:p>
          </table:table-cell>
          <table:table-cell office:value-type="float" office:value="6792" table:style-name="ce27">
            <text:p>6,792</text:p>
          </table:table-cell>
          <table:table-cell office:value-type="float" office:value="413645" table:style-name="ce27">
            <text:p>413,645</text:p>
          </table:table-cell>
          <table:table-cell office:value-type="float" office:value="7449" table:style-name="ce27">
            <text:p>7,449</text:p>
          </table:table-cell>
          <table:table-cell office:value-type="float" office:value="399809" table:style-name="ce27">
            <text:p>399,809</text:p>
          </table:table-cell>
          <table:table-cell office:value-type="float" office:value="6445" table:style-name="ce27">
            <text:p>6,445</text:p>
          </table:table-cell>
          <table:table-cell office:value-type="float" office:value="359862" table:style-name="ce27">
            <text:p>359,862</text:p>
          </table:table-cell>
          <table:table-cell office:value-type="float" office:value="7462" table:style-name="ce27">
            <text:p>7,462</text:p>
          </table:table-cell>
          <table:table-cell office:value-type="float" office:value="525417" table:style-name="ce27">
            <text:p>525,417</text:p>
          </table:table-cell>
          <table:table-cell office:value-type="float" office:value="8483" table:style-name="ce27">
            <text:p>8,483</text:p>
          </table:table-cell>
          <table:table-cell office:value-type="float" office:value="687703" table:style-name="ce27">
            <text:p>687,703</text:p>
          </table:table-cell>
          <table:table-cell table:number-columns-repeated="16370"/>
        </table:table-row>
        <table:table-row table:style-name="ro3">
          <table:table-cell office:value-type="float" office:value="4000" table:style-name="ce18">
            <text:p>4000</text:p>
          </table:table-cell>
          <table:table-cell office:value-type="string" table:style-name="ce19">
            <text:p>內陸漁撈合計</text:p>
          </table:table-cell>
          <table:table-cell office:value-type="float" office:value="2593" table:formula="of:=  IF(SUM([.C53:.C55])=0;&quot;-&quot;;SUM([.C53:.C55]))" table:style-name="ce20">
            <text:p>2,593</text:p>
          </table:table-cell>
          <table:table-cell office:value-type="float" office:value="76135" table:formula="of:=  IF(SUM([.D53:.D55])=0;&quot;-&quot;;SUM([.D53:.D55]))" table:style-name="ce20">
            <text:p>76,135</text:p>
          </table:table-cell>
          <table:table-cell office:value-type="float" office:value="2369" table:formula="of:=  IF(SUM([.E53:.E55])=0;&quot;-&quot;;SUM([.E53:.E55]))" table:style-name="ce21">
            <text:p>2,369</text:p>
          </table:table-cell>
          <table:table-cell office:value-type="float" office:value="66582" table:formula="of:=  IF(SUM([.F53:.F55])=0;&quot;-&quot;;SUM([.F53:.F55]))" table:style-name="ce21">
            <text:p>66,582</text:p>
          </table:table-cell>
          <table:table-cell office:value-type="float" office:value="2640" table:formula="of:=  IF(SUM([.G53:.G55])=0;&quot;-&quot;;SUM([.G53:.G55]))" table:style-name="ce21">
            <text:p>2,640</text:p>
          </table:table-cell>
          <table:table-cell office:value-type="float" office:value="89139" table:formula="of:=  IF(SUM([.H53:.H55])=0;&quot;-&quot;;SUM([.H53:.H55]))" table:style-name="ce21">
            <text:p>89,139</text:p>
          </table:table-cell>
          <table:table-cell office:value-type="float" office:value="2701" table:formula="of:=  IF(SUM([.I53:.I55])=0;&quot;-&quot;;SUM([.I53:.I55]))" table:style-name="ce21">
            <text:p>2,701</text:p>
          </table:table-cell>
          <table:table-cell office:value-type="float" office:value="93711" table:formula="of:=  IF(SUM([.J53:.J55])=0;&quot;-&quot;;SUM([.J53:.J55]))" table:style-name="ce21">
            <text:p>93,711</text:p>
          </table:table-cell>
          <table:table-cell office:value-type="float" office:value="2715" table:formula="of:=  IF(SUM([.K53:.K55])=0;&quot;-&quot;;SUM([.K53:.K55]))" table:style-name="ce21">
            <text:p>2,715</text:p>
          </table:table-cell>
          <table:table-cell office:value-type="float" office:value="115654" table:formula="of:=  IF(SUM([.L53:.L55])=0;&quot;-&quot;;SUM([.L53:.L55]))" table:style-name="ce21">
            <text:p>115,654</text:p>
          </table:table-cell>
          <table:table-cell office:value-type="float" office:value="2827" table:formula="of:=  IF(SUM([.M53:.M55])=0;&quot;-&quot;;SUM([.M53:.M55]))" table:style-name="ce21">
            <text:p>2,827</text:p>
          </table:table-cell>
          <table:table-cell office:value-type="float" office:value="129376" table:formula="of:=  IF(SUM([.N53:.N55])=0;&quot;-&quot;;SUM([.N53:.N55]))" table:style-name="ce21">
            <text:p>129,376</text:p>
          </table:table-cell>
          <table:table-cell table:number-columns-repeated="16370"/>
        </table:table-row>
        <table:table-row table:style-name="ro3">
          <table:table-cell office:value-type="float" office:value="4001" table:style-name="ce22">
            <text:p>4001</text:p>
          </table:table-cell>
          <table:table-cell office:value-type="string" table:style-name="ce23">
            <text:p><text:s text:c="4"/>河川漁撈</text:p>
          </table:table-cell>
          <table:table-cell office:value-type="float" office:value="2593" table:style-name="ce24">
            <text:p>2,593</text:p>
          </table:table-cell>
          <table:table-cell office:value-type="float" office:value="76135" table:style-name="ce24">
            <text:p>76,135</text:p>
          </table:table-cell>
          <table:table-cell office:value-type="float" office:value="2369" table:style-name="ce24">
            <text:p>2,369</text:p>
          </table:table-cell>
          <table:table-cell office:value-type="float" office:value="66582" table:style-name="ce24">
            <text:p>66,582</text:p>
          </table:table-cell>
          <table:table-cell office:value-type="float" office:value="2640" table:style-name="ce24">
            <text:p>2,640</text:p>
          </table:table-cell>
          <table:table-cell office:value-type="float" office:value="89139" table:style-name="ce24">
            <text:p>89,139</text:p>
          </table:table-cell>
          <table:table-cell office:value-type="float" office:value="2701" table:style-name="ce24">
            <text:p>2,701</text:p>
          </table:table-cell>
          <table:table-cell office:value-type="float" office:value="93711" table:style-name="ce24">
            <text:p>93,711</text:p>
          </table:table-cell>
          <table:table-cell office:value-type="float" office:value="2715" table:style-name="ce24">
            <text:p>2,715</text:p>
          </table:table-cell>
          <table:table-cell office:value-type="float" office:value="115654" table:style-name="ce24">
            <text:p>115,654</text:p>
          </table:table-cell>
          <table:table-cell office:value-type="float" office:value="2827" table:style-name="ce24">
            <text:p>2,827</text:p>
          </table:table-cell>
          <table:table-cell office:value-type="float" office:value="129376" table:style-name="ce24">
            <text:p>129,376</text:p>
          </table:table-cell>
          <table:table-cell table:number-columns-repeated="16370"/>
        </table:table-row>
        <table:table-row table:style-name="ro3">
          <table:table-cell office:value-type="float" office:value="4002" table:style-name="ce22">
            <text:p>4002</text:p>
          </table:table-cell>
          <table:table-cell office:value-type="string" table:style-name="ce23">
            <text:p><text:s text:c="4"/>水庫漁撈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5">
            <text:p>4099</text:p>
          </table:table-cell>
          <table:table-cell office:value-type="string" table:style-name="ce26">
            <text:p><text:s text:c="4"/>其他內陸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18">
            <text:p>5000</text:p>
          </table:table-cell>
          <table:table-cell office:value-type="string" table:style-name="ce19">
            <text:p>海面養殖合計</text:p>
          </table:table-cell>
          <table:table-cell office:value-type="float" office:value="31039" table:formula="of:=  IF(SUM([.C57:.C59])=0;&quot;-&quot;;SUM([.C57:.C59]))" table:style-name="ce20">
            <text:p>31,039</text:p>
          </table:table-cell>
          <table:table-cell office:value-type="float" office:value="1379894" table:formula="of:=  IF(SUM([.D57:.D59])=0;&quot;-&quot;;SUM([.D57:.D59]))" table:style-name="ce20">
            <text:p>1,379,894</text:p>
          </table:table-cell>
          <table:table-cell office:value-type="float" office:value="32795" table:formula="of:=  IF(SUM([.E57:.E59])=0;&quot;-&quot;;SUM([.E57:.E59]))" table:style-name="ce21">
            <text:p>32,795</text:p>
          </table:table-cell>
          <table:table-cell office:value-type="float" office:value="2010289" table:formula="of:=  IF(SUM([.F57:.F59])=0;&quot;-&quot;;SUM([.F57:.F59]))" table:style-name="ce21">
            <text:p>2,010,289</text:p>
          </table:table-cell>
          <table:table-cell office:value-type="float" office:value="31498" table:formula="of:=  IF(SUM([.G57:.G59])=0;&quot;-&quot;;SUM([.G57:.G59]))" table:style-name="ce21">
            <text:p>31,498</text:p>
          </table:table-cell>
          <table:table-cell office:value-type="float" office:value="2461155" table:formula="of:=  IF(SUM([.H57:.H59])=0;&quot;-&quot;;SUM([.H57:.H59]))" table:style-name="ce21">
            <text:p>2,461,155</text:p>
          </table:table-cell>
          <table:table-cell office:value-type="float" office:value="29988" table:formula="of:=  IF(SUM([.I57:.I59])=0;&quot;-&quot;;SUM([.I57:.I59]))" table:style-name="ce21">
            <text:p>29,988</text:p>
          </table:table-cell>
          <table:table-cell office:value-type="float" office:value="2869542" table:formula="of:=  IF(SUM([.J57:.J59])=0;&quot;-&quot;;SUM([.J57:.J59]))" table:style-name="ce21">
            <text:p>2,869,542</text:p>
          </table:table-cell>
          <table:table-cell office:value-type="float" office:value="31002" table:formula="of:=  IF(SUM([.K57:.K59])=0;&quot;-&quot;;SUM([.K57:.K59]))" table:style-name="ce21">
            <text:p>31,002</text:p>
          </table:table-cell>
          <table:table-cell office:value-type="float" office:value="3243345" table:formula="of:=  IF(SUM([.L57:.L59])=0;&quot;-&quot;;SUM([.L57:.L59]))" table:style-name="ce21">
            <text:p>3,243,345</text:p>
          </table:table-cell>
          <table:table-cell office:value-type="float" office:value="35835" table:formula="of:=  IF(SUM([.M57:.M59])=0;&quot;-&quot;;SUM([.M57:.M59]))" table:style-name="ce21">
            <text:p>35,835</text:p>
          </table:table-cell>
          <table:table-cell office:value-type="float" office:value="3863549" table:formula="of:=  IF(SUM([.N57:.N59])=0;&quot;-&quot;;SUM([.N57:.N59]))" table:style-name="ce21">
            <text:p>3,863,549</text:p>
          </table:table-cell>
          <table:table-cell table:number-columns-repeated="16370"/>
        </table:table-row>
        <table:table-row table:style-name="ro3">
          <table:table-cell office:value-type="float" office:value="5001" table:style-name="ce22">
            <text:p>5001</text:p>
          </table:table-cell>
          <table:table-cell office:value-type="string" table:style-name="ce23">
            <text:p><text:s text:c="4"/>淺海養殖</text:p>
          </table:table-cell>
          <table:table-cell office:value-type="float" office:value="31039" table:style-name="ce24">
            <text:p>31,039</text:p>
          </table:table-cell>
          <table:table-cell office:value-type="float" office:value="1379894" table:style-name="ce24">
            <text:p>1,379,894</text:p>
          </table:table-cell>
          <table:table-cell office:value-type="float" office:value="32795" table:style-name="ce24">
            <text:p>32,795</text:p>
          </table:table-cell>
          <table:table-cell office:value-type="float" office:value="2010289" table:style-name="ce24">
            <text:p>2,010,289</text:p>
          </table:table-cell>
          <table:table-cell office:value-type="float" office:value="31498" table:style-name="ce24">
            <text:p>31,498</text:p>
          </table:table-cell>
          <table:table-cell office:value-type="float" office:value="2461155" table:style-name="ce24">
            <text:p>2,461,155</text:p>
          </table:table-cell>
          <table:table-cell office:value-type="float" office:value="29988" table:style-name="ce24">
            <text:p>29,988</text:p>
          </table:table-cell>
          <table:table-cell office:value-type="float" office:value="2869542" table:style-name="ce24">
            <text:p>2,869,542</text:p>
          </table:table-cell>
          <table:table-cell office:value-type="float" office:value="31002" table:style-name="ce24">
            <text:p>31,002</text:p>
          </table:table-cell>
          <table:table-cell office:value-type="float" office:value="3243345" table:style-name="ce24">
            <text:p>3,243,345</text:p>
          </table:table-cell>
          <table:table-cell office:value-type="float" office:value="35835" table:style-name="ce24">
            <text:p>35,835</text:p>
          </table:table-cell>
          <table:table-cell office:value-type="float" office:value="3863549" table:style-name="ce24">
            <text:p>3,863,549</text:p>
          </table:table-cell>
          <table:table-cell table:number-columns-repeated="16370"/>
        </table:table-row>
        <table:table-row table:style-name="ro3">
          <table:table-cell office:value-type="float" office:value="5002" table:style-name="ce22">
            <text:p>5002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5">
            <text:p>5099</text:p>
          </table:table-cell>
          <table:table-cell office:value-type="string" table:style-name="ce26">
            <text:p><text:s text:c="4"/>其他海面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18">
            <text:p>6000</text:p>
          </table:table-cell>
          <table:table-cell office:value-type="string" table:style-name="ce19">
            <text:p>內陸養殖合計</text:p>
          </table:table-cell>
          <table:table-cell office:value-type="float" office:value="108602" table:formula="of:=  IF(IF(VALUE([.C5])&gt;=2010;SUM([.C61];[.C62];[.C63];[.C65]);SUM([.C61:.C65]))=0;&quot;-&quot;;IF(VALUE([.C5])&gt;=2010;SUM([.C61];[.C62];[.C63];[.C65]);SUM([.C61:.C65])))" table:style-name="ce20">
            <text:p>108,602</text:p>
          </table:table-cell>
          <table:table-cell office:value-type="float" office:value="8177196" table:formula="of:=  IF(SUM([.D61:.D65])=0;&quot;-&quot;;SUM([.D61:.D65]))" table:style-name="ce20">
            <text:p>8,177,196</text:p>
          </table:table-cell>
          <table:table-cell office:value-type="float" office:value="131610" table:formula="of:=  IF(IF(VALUE([.E5])&gt;=2010;SUM([.E61];[.E62];[.E63];[.E65]);SUM([.E61:.E65]))=0;&quot;-&quot;;IF(VALUE([.E5])&gt;=2010;SUM([.E61];[.E62];[.E63];[.E65]);SUM([.E61:.E65])))" table:style-name="ce21">
            <text:p>131,610</text:p>
          </table:table-cell>
          <table:table-cell office:value-type="float" office:value="10786581" table:formula="of:=  IF(SUM([.F61:.F65])=0;&quot;-&quot;;SUM([.F61:.F65]))" table:style-name="ce21">
            <text:p>10,786,581</text:p>
          </table:table-cell>
          <table:table-cell office:value-type="float" office:value="152190" table:formula="of:=  IF(IF(VALUE([.G5])&gt;=2010;SUM([.G61];[.G62];[.G63];[.G65]);SUM([.G61:.G65]))=0;&quot;-&quot;;IF(VALUE([.G5])&gt;=2010;SUM([.G61];[.G62];[.G63];[.G65]);SUM([.G61:.G65])))" table:style-name="ce21">
            <text:p>152,190</text:p>
          </table:table-cell>
          <table:table-cell office:value-type="float" office:value="12267917" table:formula="of:=  IF(SUM([.H61:.H65])=0;&quot;-&quot;;SUM([.H61:.H65]))" table:style-name="ce21">
            <text:p>12,267,917</text:p>
          </table:table-cell>
          <table:table-cell office:value-type="float" office:value="145021" table:formula="of:=  IF(IF(VALUE([.I5])&gt;=2010;SUM([.I61];[.I62];[.I63];[.I65]);SUM([.I61:.I65]))=0;&quot;-&quot;;IF(VALUE([.I5])&gt;=2010;SUM([.I61];[.I62];[.I63];[.I65]);SUM([.I61:.I65])))" table:style-name="ce21">
            <text:p>145,021</text:p>
          </table:table-cell>
          <table:table-cell office:value-type="float" office:value="12201198" table:formula="of:=  IF(SUM([.J61:.J65])=0;&quot;-&quot;;SUM([.J61:.J65]))" table:style-name="ce21">
            <text:p>12,201,198</text:p>
          </table:table-cell>
          <table:table-cell office:value-type="float" office:value="170924" table:formula="of:=  IF(IF(VALUE([.K5])&gt;=2010;SUM([.K61];[.K62];[.K63];[.K65]);SUM([.K61:.K65]))=0;&quot;-&quot;;IF(VALUE([.K5])&gt;=2010;SUM([.K61];[.K62];[.K63];[.K65]);SUM([.K61:.K65])))" table:style-name="ce21">
            <text:p>170,924</text:p>
          </table:table-cell>
          <table:table-cell office:value-type="float" office:value="13249628" table:formula="of:=  IF(SUM([.L61:.L65])=0;&quot;-&quot;;SUM([.L61:.L65]))" table:style-name="ce21">
            <text:p>13,249,628</text:p>
          </table:table-cell>
          <table:table-cell office:value-type="float" office:value="180602" table:formula="of:=  IF(IF(VALUE([.M5])&gt;=2010;SUM([.M61];[.M62];[.M63];[.M65]);SUM([.M61:.M65]))=0;&quot;-&quot;;IF(VALUE([.M5])&gt;=2010;SUM([.M61];[.M62];[.M63];[.M65]);SUM([.M61:.M65])))" table:style-name="ce21">
            <text:p>180,602</text:p>
          </table:table-cell>
          <table:table-cell office:value-type="float" office:value="16520932" table:formula="of:=  IF(SUM([.N61:.N65])=0;&quot;-&quot;;SUM([.N61:.N65]))" table:style-name="ce21">
            <text:p>16,520,932</text:p>
          </table:table-cell>
          <table:table-cell table:number-columns-repeated="16370"/>
        </table:table-row>
        <table:table-row table:style-name="ro3">
          <table:table-cell office:value-type="float" office:value="6001" table:style-name="ce22">
            <text:p>6001</text:p>
          </table:table-cell>
          <table:table-cell office:value-type="string" table:style-name="ce23">
            <text:p><text:s text:c="4"/>鹹水魚塭</text:p>
          </table:table-cell>
          <table:table-cell office:value-type="float" office:value="38466" table:style-name="ce24">
            <text:p>38,466</text:p>
          </table:table-cell>
          <table:table-cell office:value-type="float" office:value="2241434" table:style-name="ce24">
            <text:p>2,241,434</text:p>
          </table:table-cell>
          <table:table-cell office:value-type="float" office:value="50317" table:style-name="ce24">
            <text:p>50,317</text:p>
          </table:table-cell>
          <table:table-cell office:value-type="float" office:value="2811301" table:style-name="ce24">
            <text:p>2,811,301</text:p>
          </table:table-cell>
          <table:table-cell office:value-type="float" office:value="52574" table:style-name="ce24">
            <text:p>52,574</text:p>
          </table:table-cell>
          <table:table-cell office:value-type="float" office:value="3694575" table:style-name="ce24">
            <text:p>3,694,575</text:p>
          </table:table-cell>
          <table:table-cell office:value-type="float" office:value="37098" table:style-name="ce24">
            <text:p>37,098</text:p>
          </table:table-cell>
          <table:table-cell office:value-type="float" office:value="3029223" table:style-name="ce24">
            <text:p>3,029,223</text:p>
          </table:table-cell>
          <table:table-cell office:value-type="float" office:value="47299" table:style-name="ce24">
            <text:p>47,299</text:p>
          </table:table-cell>
          <table:table-cell office:value-type="float" office:value="4325002" table:style-name="ce24">
            <text:p>4,325,002</text:p>
          </table:table-cell>
          <table:table-cell office:value-type="float" office:value="51044" table:style-name="ce24">
            <text:p>51,044</text:p>
          </table:table-cell>
          <table:table-cell office:value-type="float" office:value="5315523" table:style-name="ce24">
            <text:p>5,315,523</text:p>
          </table:table-cell>
          <table:table-cell table:number-columns-repeated="16370"/>
        </table:table-row>
        <table:table-row table:style-name="ro3">
          <table:table-cell office:value-type="float" office:value="6002" table:style-name="ce22">
            <text:p>6002</text:p>
          </table:table-cell>
          <table:table-cell office:value-type="string" table:style-name="ce23">
            <text:p><text:s text:c="4"/>淡水魚塭</text:p>
          </table:table-cell>
          <table:table-cell office:value-type="float" office:value="61428" table:style-name="ce24">
            <text:p>61,428</text:p>
          </table:table-cell>
          <table:table-cell office:value-type="float" office:value="5732289" table:style-name="ce24">
            <text:p>5,732,289</text:p>
          </table:table-cell>
          <table:table-cell office:value-type="float" office:value="71665" table:style-name="ce24">
            <text:p>71,665</text:p>
          </table:table-cell>
          <table:table-cell office:value-type="float" office:value="7719226" table:style-name="ce24">
            <text:p>7,719,226</text:p>
          </table:table-cell>
          <table:table-cell office:value-type="float" office:value="90142" table:style-name="ce24">
            <text:p>90,142</text:p>
          </table:table-cell>
          <table:table-cell office:value-type="float" office:value="8298407" table:style-name="ce24">
            <text:p>8,298,407</text:p>
          </table:table-cell>
          <table:table-cell office:value-type="float" office:value="96901" table:style-name="ce24">
            <text:p>96,901</text:p>
          </table:table-cell>
          <table:table-cell office:value-type="float" office:value="8803843" table:style-name="ce24">
            <text:p>8,803,843</text:p>
          </table:table-cell>
          <table:table-cell office:value-type="float" office:value="111764" table:style-name="ce24">
            <text:p>111,764</text:p>
          </table:table-cell>
          <table:table-cell office:value-type="float" office:value="8478271" table:style-name="ce24">
            <text:p>8,478,271</text:p>
          </table:table-cell>
          <table:table-cell office:value-type="float" office:value="117531" table:style-name="ce24">
            <text:p>117,531</text:p>
          </table:table-cell>
          <table:table-cell office:value-type="float" office:value="10734798" table:style-name="ce24">
            <text:p>10,734,798</text:p>
          </table:table-cell>
          <table:table-cell table:number-columns-repeated="16370"/>
        </table:table-row>
        <table:table-row table:style-name="ro3">
          <table:table-cell office:value-type="float" office:value="6003" table:style-name="ce22">
            <text:p>6003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2">
            <text:p>6004</text:p>
          </table:table-cell>
          <table:table-cell office:value-type="string" table:style-name="ce23">
            <text:p><text:s text:c="4"/>觀賞魚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5">
            <text:p>6099</text:p>
          </table:table-cell>
          <table:table-cell office:value-type="string" table:style-name="ce26">
            <text:p><text:s text:c="4"/>其他內陸養殖</text:p>
          </table:table-cell>
          <table:table-cell office:value-type="float" office:value="8708" table:style-name="ce27">
            <text:p>8,708</text:p>
          </table:table-cell>
          <table:table-cell office:value-type="float" office:value="203473" table:style-name="ce27">
            <text:p>203,473</text:p>
          </table:table-cell>
          <table:table-cell office:value-type="float" office:value="9628" table:style-name="ce27">
            <text:p>9,628</text:p>
          </table:table-cell>
          <table:table-cell office:value-type="float" office:value="256054" table:style-name="ce27">
            <text:p>256,054</text:p>
          </table:table-cell>
          <table:table-cell office:value-type="float" office:value="9474" table:style-name="ce27">
            <text:p>9,474</text:p>
          </table:table-cell>
          <table:table-cell office:value-type="float" office:value="274935" table:style-name="ce27">
            <text:p>274,935</text:p>
          </table:table-cell>
          <table:table-cell office:value-type="float" office:value="11022" table:style-name="ce27">
            <text:p>11,022</text:p>
          </table:table-cell>
          <table:table-cell office:value-type="float" office:value="368132" table:style-name="ce27">
            <text:p>368,132</text:p>
          </table:table-cell>
          <table:table-cell office:value-type="float" office:value="11861" table:style-name="ce27">
            <text:p>11,861</text:p>
          </table:table-cell>
          <table:table-cell office:value-type="float" office:value="446355" table:style-name="ce27">
            <text:p>446,355</text:p>
          </table:table-cell>
          <table:table-cell office:value-type="float" office:value="12027" table:style-name="ce27">
            <text:p>12,027</text:p>
          </table:table-cell>
          <table:table-cell office:value-type="float" office:value="470611" table:style-name="ce27">
            <text:p>470,611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4(續)" table:style-name="ta1">
        <table:table-column table:style-name="co1" table:default-cell-style-name="ce16"/>
        <table:table-column table:style-name="co2" table:default-cell-style-name="ce13"/>
        <table:table-column table:style-name="co3" table:number-columns-repeated="15" table:default-cell-style-name="ce13"/>
        <table:table-column table:style-name="co4" table:number-columns-repeated="16367" table:default-cell-style-name="ce13"/>
        <table:table-row table:style-name="ro1">
          <table:table-cell office:value-type="string" table:number-columns-spanned="8" table:number-rows-spanned="1" table:style-name="ce38">
            <text:p>6·歷年漁業生產量(續)</text:p>
          </table:table-cell>
          <table:covered-table-cell table:number-columns-repeated="7"/>
          <table:table-cell office:value-type="string" table:number-columns-spanned="6" table:number-rows-spanned="1" table:style-name="ce38">
            <text:p>6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28"/>
          <table:table-cell office:value-type="string" table:style-name="ce3">
            <text:p>單位：</text:p>
          </table:table-cell>
          <table:table-cell office:value-type="string" table:number-columns-spanned="2" table:number-rows-spanned="1" table:style-name="ce40">
            <text:p>產量：公噸, 千尾(觀賞魚)</text:p>
          </table:table-cell>
          <table:covered-table-cell/>
          <table:table-cell table:number-columns-repeated="4" table:style-name="ce28"/>
          <table:table-cell office:value-type="string" table:style-name="ce3">
            <text:p>Unit：</text:p>
          </table:table-cell>
          <table:table-cell office:value-type="string" table:style-name="ce31">
            <text:p><text:s/>Quantity：M.T.; 1000Pcs. by ornamental fish</text:p>
          </table:table-cell>
          <table:table-cell table:style-name="ce28"/>
          <table:table-cell table:number-columns-repeated="2" table:style-name="ce29"/>
          <table:table-cell table:number-columns-repeated="16370" table:style-name="ce28"/>
        </table:table-row>
        <table:table-row table:style-name="ro2">
          <table:table-cell table:number-columns-repeated="3" table:style-name="ce28"/>
          <table:table-cell office:value-type="string" table:number-columns-spanned="2" table:number-rows-spanned="1" table:style-name="ce40">
            <text:p>價值：新臺幣千元</text:p>
          </table:table-cell>
          <table:covered-table-cell/>
          <table:table-cell table:number-columns-repeated="5" table:style-name="ce28"/>
          <table:table-cell office:value-type="string" table:style-name="ce32">
            <text:p><text:s/>Value <text:s text:c="4"/>：Thousand NT $</text:p>
          </table:table-cell>
          <table:table-cell table:style-name="ce33"/>
          <table:table-cell table:number-columns-repeated="2" table:style-name="ce30"/>
          <table:table-cell table:number-columns-repeated="16370" table:style-name="ce28"/>
        </table:table-row>
        <table:table-row table:style-name="ro2">
          <table:table-cell table:style-name="ce10"/>
          <table:table-cell office:value-type="string" table:style-name="ce6">
            <text:p>年別</text:p>
            <draw:custom-shape svg:x="0in" svg:y="0in" svg:width="1.05208in" svg:height="0.53365in" draw:z-index="1" draw:id="id15" draw:style-name="a15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2" draw:id="id16" draw:style-name="a16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3" draw:id="id17" draw:style-name="a17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4" draw:id="id18" draw:style-name="a18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34">
            <text:p>民國七十二年</text:p>
          </table:table-cell>
          <table:covered-table-cell/>
          <table:table-cell office:value-type="string" table:number-columns-spanned="2" table:number-rows-spanned="1" table:style-name="ce34">
            <text:p>民國七十三年</text:p>
          </table:table-cell>
          <table:covered-table-cell/>
          <table:table-cell office:value-type="string" table:number-columns-spanned="2" table:number-rows-spanned="1" table:style-name="ce34">
            <text:p>民國七十四年</text:p>
          </table:table-cell>
          <table:covered-table-cell/>
          <table:table-cell office:value-type="string" table:number-columns-spanned="2" table:number-rows-spanned="1" table:style-name="ce34">
            <text:p>民國七十五年</text:p>
          </table:table-cell>
          <table:covered-table-cell/>
          <table:table-cell office:value-type="string" table:number-columns-spanned="2" table:number-rows-spanned="1" table:style-name="ce34">
            <text:p>民國七十六年</text:p>
          </table:table-cell>
          <table:covered-table-cell/>
          <table:table-cell office:value-type="string" table:number-columns-spanned="2" table:number-rows-spanned="1" table:style-name="ce34">
            <text:p>民國七十七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代碼</text:p>
          </table:table-cell>
          <table:table-cell office:value-type="string" table:style-name="ce7">
            <text:p>Year</text:p>
          </table:table-cell>
          <table:table-cell office:value-type="float" office:value="1983" table:number-columns-spanned="2" table:number-rows-spanned="1" table:style-name="ce46">
            <text:p>1983</text:p>
          </table:table-cell>
          <table:covered-table-cell/>
          <table:table-cell office:value-type="float" office:value="1984" table:number-columns-spanned="2" table:number-rows-spanned="1" table:style-name="ce46">
            <text:p>1984</text:p>
          </table:table-cell>
          <table:covered-table-cell/>
          <table:table-cell office:value-type="float" office:value="1985" table:number-columns-spanned="2" table:number-rows-spanned="1" table:style-name="ce46">
            <text:p>1985</text:p>
          </table:table-cell>
          <table:covered-table-cell/>
          <table:table-cell office:value-type="float" office:value="1986" table:number-columns-spanned="2" table:number-rows-spanned="1" table:style-name="ce46">
            <text:p>1986</text:p>
          </table:table-cell>
          <table:covered-table-cell/>
          <table:table-cell office:value-type="float" office:value="1987" table:number-columns-spanned="2" table:number-rows-spanned="1" table:style-name="ce46">
            <text:p>1987</text:p>
          </table:table-cell>
          <table:covered-table-cell/>
          <table:table-cell office:value-type="float" office:value="1988" table:number-columns-spanned="2" table:number-rows-spanned="1" table:style-name="ce47">
            <text:p>1988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Code</text:p>
          </table:table-cell>
          <table:table-cell office:value-type="string" table:style-name="ce8">
            <text:p>漁業種類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table:number-columns-repeated="16370"/>
        </table:table-row>
        <table:table-row table:style-name="ro2">
          <table:table-cell table:style-name="ce12"/>
          <table:table-cell office:value-type="string" table:style-name="ce9">
            <text:p>Type of Fishery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0000</text:p>
          </table:table-cell>
          <table:table-cell office:value-type="string" table:style-name="ce10">
            <text:p>總計</text:p>
          </table:table-cell>
          <table:table-cell office:value-type="float" office:value="930583" table:formula="of:=  IF(SUM([.C9];[.C17];[.C34];[.C52];[.C56];[.C60])=0;&quot;-&quot;;SUM([.C9];[.C17];[.C34];[.C52];[.C56];[.C60]))" table:style-name="ce17">
            <text:p>930,583</text:p>
          </table:table-cell>
          <table:table-cell office:value-type="float" office:value="62012254" table:formula="of:=  IF(SUM([.D9];[.D17];[.D34];[.D52];[.D56];[.D60])=0;&quot;-&quot;;SUM([.D9];[.D17];[.D34];[.D52];[.D56];[.D60]))" table:style-name="ce17">
            <text:p>62,012,254</text:p>
          </table:table-cell>
          <table:table-cell office:value-type="float" office:value="1002598" table:formula="of:=  IF(SUM([.E9];[.E17];[.E34];[.E52];[.E56];[.E60])=0;&quot;-&quot;;SUM([.E9];[.E17];[.E34];[.E52];[.E56];[.E60]))" table:style-name="ce11">
            <text:p>1,002,598</text:p>
          </table:table-cell>
          <table:table-cell office:value-type="float" office:value="64376358" table:formula="of:=  IF(SUM([.F9];[.F17];[.F34];[.F52];[.F56];[.F60])=0;&quot;-&quot;;SUM([.F9];[.F17];[.F34];[.F52];[.F56];[.F60]))" table:style-name="ce11">
            <text:p>64,376,358</text:p>
          </table:table-cell>
          <table:table-cell office:value-type="float" office:value="1037721" table:formula="of:=  IF(SUM([.G9];[.G17];[.G34];[.G52];[.G56];[.G60])=0;&quot;-&quot;;SUM([.G9];[.G17];[.G34];[.G52];[.G56];[.G60]))" table:style-name="ce11">
            <text:p>1,037,721</text:p>
          </table:table-cell>
          <table:table-cell office:value-type="float" office:value="66892998" table:formula="of:=  IF(SUM([.H9];[.H17];[.H34];[.H52];[.H56];[.H60])=0;&quot;-&quot;;SUM([.H9];[.H17];[.H34];[.H52];[.H56];[.H60]))" table:style-name="ce11">
            <text:p>66,892,998</text:p>
          </table:table-cell>
          <table:table-cell office:value-type="float" office:value="1094589" table:formula="of:=  IF(SUM([.I9];[.I17];[.I34];[.I52];[.I56];[.I60])=0;&quot;-&quot;;SUM([.I9];[.I17];[.I34];[.I52];[.I56];[.I60]))" table:style-name="ce11">
            <text:p>1,094,589</text:p>
          </table:table-cell>
          <table:table-cell office:value-type="float" office:value="75280056" table:formula="of:=  IF(SUM([.J9];[.J17];[.J34];[.J52];[.J56];[.J60])=0;&quot;-&quot;;SUM([.J9];[.J17];[.J34];[.J52];[.J56];[.J60]))" table:style-name="ce11">
            <text:p>75,280,056</text:p>
          </table:table-cell>
          <table:table-cell office:value-type="float" office:value="1236172" table:formula="of:=  IF(SUM([.K9];[.K17];[.K34];[.K52];[.K56];[.K60])=0;&quot;-&quot;;SUM([.K9];[.K17];[.K34];[.K52];[.K56];[.K60]))" table:style-name="ce11">
            <text:p>1,236,172</text:p>
          </table:table-cell>
          <table:table-cell office:value-type="float" office:value="85954765" table:formula="of:=  IF(SUM([.L9];[.L17];[.L34];[.L52];[.L56];[.L60])=0;&quot;-&quot;;SUM([.L9];[.L17];[.L34];[.L52];[.L56];[.L60]))" table:style-name="ce11">
            <text:p>85,954,765</text:p>
          </table:table-cell>
          <table:table-cell office:value-type="float" office:value="1360868" table:formula="of:=  IF(SUM([.M9];[.M17];[.M34];[.M52];[.M56];[.M60])=0;&quot;-&quot;;SUM([.M9];[.M17];[.M34];[.M52];[.M56];[.M60]))" table:style-name="ce11">
            <text:p>1,360,868</text:p>
          </table:table-cell>
          <table:table-cell office:value-type="float" office:value="88135707" table:formula="of:=  IF(SUM([.N9];[.N17];[.N34];[.N52];[.N56];[.N60])=0;&quot;-&quot;;SUM([.N9];[.N17];[.N34];[.N52];[.N56];[.N60]))" table:style-name="ce11">
            <text:p>88,135,707</text:p>
          </table:table-cell>
          <table:table-cell table:number-columns-repeated="16370"/>
        </table:table-row>
        <table:table-row table:style-name="ro3">
          <table:table-cell office:value-type="float" office:value="1000" table:style-name="ce18">
            <text:p>1000</text:p>
          </table:table-cell>
          <table:table-cell office:value-type="string" table:style-name="ce19">
            <text:p>遠洋漁業合計</text:p>
          </table:table-cell>
          <table:table-cell office:value-type="float" office:value="319888" table:formula="of:=  IF(SUM([.C10:.C16])=0;&quot;-&quot;;SUM([.C10:.C16]))" table:style-name="ce20">
            <text:p>319,888</text:p>
          </table:table-cell>
          <table:table-cell office:value-type="float" office:value="17134339" table:formula="of:=  IF(SUM([.D10:.D16])=0;&quot;-&quot;;SUM([.D10:.D16]))" table:style-name="ce20">
            <text:p>17,134,339</text:p>
          </table:table-cell>
          <table:table-cell office:value-type="float" office:value="369448" table:formula="of:=  IF(SUM([.E10:.E16])=0;&quot;-&quot;;SUM([.E10:.E16]))" table:style-name="ce21">
            <text:p>369,448</text:p>
          </table:table-cell>
          <table:table-cell office:value-type="float" office:value="19701153" table:formula="of:=  IF(SUM([.F10:.F16])=0;&quot;-&quot;;SUM([.F10:.F16]))" table:style-name="ce21">
            <text:p>19,701,153</text:p>
          </table:table-cell>
          <table:table-cell office:value-type="float" office:value="413692" table:formula="of:=  IF(SUM([.G10:.G16])=0;&quot;-&quot;;SUM([.G10:.G16]))" table:style-name="ce21">
            <text:p>413,692</text:p>
          </table:table-cell>
          <table:table-cell office:value-type="float" office:value="21523827" table:formula="of:=  IF(SUM([.H10:.H16])=0;&quot;-&quot;;SUM([.H10:.H16]))" table:style-name="ce21">
            <text:p>21,523,827</text:p>
          </table:table-cell>
          <table:table-cell office:value-type="float" office:value="463376" table:formula="of:=  IF(SUM([.I10:.I16])=0;&quot;-&quot;;SUM([.I10:.I16]))" table:style-name="ce21">
            <text:p>463,376</text:p>
          </table:table-cell>
          <table:table-cell office:value-type="float" office:value="23468364" table:formula="of:=  IF(SUM([.J10:.J16])=0;&quot;-&quot;;SUM([.J10:.J16]))" table:style-name="ce21">
            <text:p>23,468,364</text:p>
          </table:table-cell>
          <table:table-cell office:value-type="float" office:value="573933" table:formula="of:=  IF(SUM([.K10:.K16])=0;&quot;-&quot;;SUM([.K10:.K16]))" table:style-name="ce21">
            <text:p>573,933</text:p>
          </table:table-cell>
          <table:table-cell office:value-type="float" office:value="28554529" table:formula="of:=  IF(SUM([.L10:.L16])=0;&quot;-&quot;;SUM([.L10:.L16]))" table:style-name="ce21">
            <text:p>28,554,529</text:p>
          </table:table-cell>
          <table:table-cell office:value-type="float" office:value="699266" table:formula="of:=  IF(SUM([.M10:.M16])=0;&quot;-&quot;;SUM([.M10:.M16]))" table:style-name="ce21">
            <text:p>699,266</text:p>
          </table:table-cell>
          <table:table-cell office:value-type="float" office:value="31990811" table:formula="of:=  IF(SUM([.N10:.N16])=0;&quot;-&quot;;SUM([.N10:.N16]))" table:style-name="ce21">
            <text:p>31,990,811</text:p>
          </table:table-cell>
          <table:table-cell table:number-columns-repeated="16370"/>
        </table:table-row>
        <table:table-row table:style-name="ro3">
          <table:table-cell office:value-type="float" office:value="1001" table:style-name="ce22">
            <text:p>1001</text:p>
          </table:table-cell>
          <table:table-cell office:value-type="string" table:style-name="ce23">
            <text:p><text:s text:c="4"/>單船拖網</text:p>
          </table:table-cell>
          <table:table-cell office:value-type="float" office:value="60590" table:style-name="ce24">
            <text:p>60,590</text:p>
          </table:table-cell>
          <table:table-cell office:value-type="float" office:value="2966092" table:style-name="ce24">
            <text:p>2,966,092</text:p>
          </table:table-cell>
          <table:table-cell office:value-type="float" office:value="76426" table:style-name="ce24">
            <text:p>76,426</text:p>
          </table:table-cell>
          <table:table-cell office:value-type="float" office:value="3524843" table:style-name="ce24">
            <text:p>3,524,843</text:p>
          </table:table-cell>
          <table:table-cell office:value-type="float" office:value="90509" table:style-name="ce24">
            <text:p>90,509</text:p>
          </table:table-cell>
          <table:table-cell office:value-type="float" office:value="4131459" table:style-name="ce24">
            <text:p>4,131,459</text:p>
          </table:table-cell>
          <table:table-cell office:value-type="float" office:value="91780" table:style-name="ce24">
            <text:p>91,780</text:p>
          </table:table-cell>
          <table:table-cell office:value-type="float" office:value="4247416" table:style-name="ce24">
            <text:p>4,247,416</text:p>
          </table:table-cell>
          <table:table-cell office:value-type="float" office:value="93896" table:style-name="ce24">
            <text:p>93,896</text:p>
          </table:table-cell>
          <table:table-cell office:value-type="float" office:value="4893318" table:style-name="ce24">
            <text:p>4,893,318</text:p>
          </table:table-cell>
          <table:table-cell office:value-type="float" office:value="133160" table:style-name="ce24">
            <text:p>133,160</text:p>
          </table:table-cell>
          <table:table-cell office:value-type="float" office:value="5569964" table:style-name="ce24">
            <text:p>5,569,964</text:p>
          </table:table-cell>
          <table:table-cell table:number-columns-repeated="16370"/>
        </table:table-row>
        <table:table-row table:style-name="ro3">
          <table:table-cell office:value-type="float" office:value="1002" table:style-name="ce22">
            <text:p>1002</text:p>
          </table:table-cell>
          <table:table-cell office:value-type="string" table:style-name="ce23">
            <text:p><text:s text:c="4"/>雙船拖網</text:p>
          </table:table-cell>
          <table:table-cell office:value-type="float" office:value="71997" table:style-name="ce24">
            <text:p>71,997</text:p>
          </table:table-cell>
          <table:table-cell office:value-type="float" office:value="3232127" table:style-name="ce24">
            <text:p>3,232,127</text:p>
          </table:table-cell>
          <table:table-cell office:value-type="float" office:value="80741" table:style-name="ce24">
            <text:p>80,741</text:p>
          </table:table-cell>
          <table:table-cell office:value-type="float" office:value="3465862" table:style-name="ce24">
            <text:p>3,465,862</text:p>
          </table:table-cell>
          <table:table-cell office:value-type="float" office:value="72141" table:style-name="ce24">
            <text:p>72,141</text:p>
          </table:table-cell>
          <table:table-cell office:value-type="float" office:value="3483365" table:style-name="ce24">
            <text:p>3,483,365</text:p>
          </table:table-cell>
          <table:table-cell office:value-type="float" office:value="87750" table:style-name="ce24">
            <text:p>87,750</text:p>
          </table:table-cell>
          <table:table-cell office:value-type="float" office:value="3974538" table:style-name="ce24">
            <text:p>3,974,538</text:p>
          </table:table-cell>
          <table:table-cell office:value-type="float" office:value="108575" table:style-name="ce24">
            <text:p>108,575</text:p>
          </table:table-cell>
          <table:table-cell office:value-type="float" office:value="4572982" table:style-name="ce24">
            <text:p>4,572,982</text:p>
          </table:table-cell>
          <table:table-cell office:value-type="float" office:value="126842" table:style-name="ce24">
            <text:p>126,842</text:p>
          </table:table-cell>
          <table:table-cell office:value-type="float" office:value="4902588" table:style-name="ce24">
            <text:p>4,902,588</text:p>
          </table:table-cell>
          <table:table-cell table:number-columns-repeated="16370"/>
        </table:table-row>
        <table:table-row table:style-name="ro3">
          <table:table-cell office:value-type="float" office:value="1003" table:style-name="ce22">
            <text:p>1003</text:p>
          </table:table-cell>
          <table:table-cell office:value-type="string" table:style-name="ce23">
            <text:p><text:s text:c="4"/>鰹鮪圍網</text:p>
          </table:table-cell>
          <table:table-cell office:value-type="float" office:value="10015" table:style-name="ce24">
            <text:p>10,015</text:p>
          </table:table-cell>
          <table:table-cell office:value-type="float" office:value="413536" table:style-name="ce24">
            <text:p>413,536</text:p>
          </table:table-cell>
          <table:table-cell office:value-type="float" office:value="8199" table:style-name="ce24">
            <text:p>8,199</text:p>
          </table:table-cell>
          <table:table-cell office:value-type="float" office:value="344527" table:style-name="ce24">
            <text:p>344,527</text:p>
          </table:table-cell>
          <table:table-cell office:value-type="float" office:value="22326" table:style-name="ce24">
            <text:p>22,326</text:p>
          </table:table-cell>
          <table:table-cell office:value-type="float" office:value="817519" table:style-name="ce24">
            <text:p>817,519</text:p>
          </table:table-cell>
          <table:table-cell office:value-type="float" office:value="17984" table:style-name="ce24">
            <text:p>17,984</text:p>
          </table:table-cell>
          <table:table-cell office:value-type="float" office:value="463591" table:style-name="ce24">
            <text:p>463,591</text:p>
          </table:table-cell>
          <table:table-cell office:value-type="float" office:value="32647" table:style-name="ce24">
            <text:p>32,647</text:p>
          </table:table-cell>
          <table:table-cell office:value-type="float" office:value="882588" table:style-name="ce24">
            <text:p>882,588</text:p>
          </table:table-cell>
          <table:table-cell office:value-type="float" office:value="82183" table:style-name="ce24">
            <text:p>82,183</text:p>
          </table:table-cell>
          <table:table-cell office:value-type="float" office:value="2344386" table:style-name="ce24">
            <text:p>2,344,386</text:p>
          </table:table-cell>
          <table:table-cell table:number-columns-repeated="16370"/>
        </table:table-row>
        <table:table-row table:style-name="ro3">
          <table:table-cell office:value-type="float" office:value="1004" table:style-name="ce22">
            <text:p>1004</text:p>
          </table:table-cell>
          <table:table-cell office:value-type="string" table:style-name="ce23">
            <text:p><text:s text:c="4"/>秋刀魚棒受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2">
            <text:p>1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113636" table:style-name="ce24">
            <text:p>113,636</text:p>
          </table:table-cell>
          <table:table-cell office:value-type="float" office:value="6712615" table:style-name="ce24">
            <text:p>6,712,615</text:p>
          </table:table-cell>
          <table:table-cell office:value-type="float" office:value="114377" table:style-name="ce24">
            <text:p>114,377</text:p>
          </table:table-cell>
          <table:table-cell office:value-type="float" office:value="7361435" table:style-name="ce24">
            <text:p>7,361,435</text:p>
          </table:table-cell>
          <table:table-cell office:value-type="float" office:value="119232" table:style-name="ce24">
            <text:p>119,232</text:p>
          </table:table-cell>
          <table:table-cell office:value-type="float" office:value="7297042" table:style-name="ce24">
            <text:p>7,297,042</text:p>
          </table:table-cell>
          <table:table-cell office:value-type="float" office:value="151233" table:style-name="ce24">
            <text:p>151,233</text:p>
          </table:table-cell>
          <table:table-cell office:value-type="float" office:value="9187374" table:style-name="ce24">
            <text:p>9,187,374</text:p>
          </table:table-cell>
          <table:table-cell office:value-type="float" office:value="146414" table:style-name="ce24">
            <text:p>146,414</text:p>
          </table:table-cell>
          <table:table-cell office:value-type="float" office:value="9034088" table:style-name="ce24">
            <text:p>9,034,088</text:p>
          </table:table-cell>
          <table:table-cell office:value-type="float" office:value="147615" table:style-name="ce24">
            <text:p>147,615</text:p>
          </table:table-cell>
          <table:table-cell office:value-type="float" office:value="9658901" table:style-name="ce24">
            <text:p>9,658,901</text:p>
          </table:table-cell>
          <table:table-cell table:number-columns-repeated="16370"/>
        </table:table-row>
        <table:table-row table:style-name="ro3">
          <table:table-cell office:value-type="float" office:value="1051" table:style-name="ce22">
            <text:p>1051</text:p>
          </table:table-cell>
          <table:table-cell office:value-type="string" table:style-name="ce23">
            <text:p><text:s text:c="4"/>魷釣</text:p>
          </table:table-cell>
          <table:table-cell office:value-type="float" office:value="37330" table:style-name="ce24">
            <text:p>37,330</text:p>
          </table:table-cell>
          <table:table-cell office:value-type="float" office:value="2519326" table:style-name="ce24">
            <text:p>2,519,326</text:p>
          </table:table-cell>
          <table:table-cell office:value-type="float" office:value="44218" table:style-name="ce24">
            <text:p>44,218</text:p>
          </table:table-cell>
          <table:table-cell office:value-type="float" office:value="2863085" table:style-name="ce24">
            <text:p>2,863,085</text:p>
          </table:table-cell>
          <table:table-cell office:value-type="float" office:value="48966" table:style-name="ce24">
            <text:p>48,966</text:p>
          </table:table-cell>
          <table:table-cell office:value-type="float" office:value="3018033" table:style-name="ce24">
            <text:p>3,018,033</text:p>
          </table:table-cell>
          <table:table-cell office:value-type="float" office:value="50495" table:style-name="ce24">
            <text:p>50,495</text:p>
          </table:table-cell>
          <table:table-cell office:value-type="float" office:value="2892114" table:style-name="ce24">
            <text:p>2,892,114</text:p>
          </table:table-cell>
          <table:table-cell office:value-type="float" office:value="115249" table:style-name="ce24">
            <text:p>115,249</text:p>
          </table:table-cell>
          <table:table-cell office:value-type="float" office:value="5794910" table:style-name="ce24">
            <text:p>5,794,910</text:p>
          </table:table-cell>
          <table:table-cell office:value-type="float" office:value="129177" table:style-name="ce24">
            <text:p>129,177</text:p>
          </table:table-cell>
          <table:table-cell office:value-type="float" office:value="6170679" table:style-name="ce24">
            <text:p>6,170,67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1099</text:p>
          </table:table-cell>
          <table:table-cell office:value-type="string" table:style-name="ce26">
            <text:p><text:s text:c="4"/>其他遠洋漁業</text:p>
          </table:table-cell>
          <table:table-cell office:value-type="float" office:value="26320" table:style-name="ce27">
            <text:p>26,320</text:p>
          </table:table-cell>
          <table:table-cell office:value-type="float" office:value="1290643" table:style-name="ce27">
            <text:p>1,290,643</text:p>
          </table:table-cell>
          <table:table-cell office:value-type="float" office:value="45487" table:style-name="ce27">
            <text:p>45,487</text:p>
          </table:table-cell>
          <table:table-cell office:value-type="float" office:value="2141401" table:style-name="ce27">
            <text:p>2,141,401</text:p>
          </table:table-cell>
          <table:table-cell office:value-type="float" office:value="60518" table:style-name="ce27">
            <text:p>60,518</text:p>
          </table:table-cell>
          <table:table-cell office:value-type="float" office:value="2776409" table:style-name="ce27">
            <text:p>2,776,409</text:p>
          </table:table-cell>
          <table:table-cell office:value-type="float" office:value="64134" table:style-name="ce27">
            <text:p>64,134</text:p>
          </table:table-cell>
          <table:table-cell office:value-type="float" office:value="2703331" table:style-name="ce27">
            <text:p>2,703,331</text:p>
          </table:table-cell>
          <table:table-cell office:value-type="float" office:value="77152" table:style-name="ce27">
            <text:p>77,152</text:p>
          </table:table-cell>
          <table:table-cell office:value-type="float" office:value="3376643" table:style-name="ce27">
            <text:p>3,376,643</text:p>
          </table:table-cell>
          <table:table-cell office:value-type="float" office:value="80289" table:style-name="ce27">
            <text:p>80,289</text:p>
          </table:table-cell>
          <table:table-cell office:value-type="float" office:value="3344293" table:style-name="ce27">
            <text:p>3,344,293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2000</text:p>
          </table:table-cell>
          <table:table-cell office:value-type="string" table:style-name="ce19">
            <text:p>近海漁業合計</text:p>
          </table:table-cell>
          <table:table-cell office:value-type="float" office:value="319634" table:formula="of:=  IF(SUM([.C18:.C33])=0;&quot;-&quot;;SUM([.C18:.C33]))" table:style-name="ce20">
            <text:p>319,634</text:p>
          </table:table-cell>
          <table:table-cell office:value-type="float" office:value="17958194" table:formula="of:=  IF(SUM([.D18:.D33])=0;&quot;-&quot;;SUM([.D18:.D33]))" table:style-name="ce20">
            <text:p>17,958,194</text:p>
          </table:table-cell>
          <table:table-cell office:value-type="float" office:value="333392" table:formula="of:=  IF(SUM([.E18:.E33])=0;&quot;-&quot;;SUM([.E18:.E33]))" table:style-name="ce21">
            <text:p>333,392</text:p>
          </table:table-cell>
          <table:table-cell office:value-type="float" office:value="17686483" table:formula="of:=  IF(SUM([.F18:.F33])=0;&quot;-&quot;;SUM([.F18:.F33]))" table:style-name="ce21">
            <text:p>17,686,483</text:p>
          </table:table-cell>
          <table:table-cell office:value-type="float" office:value="315379" table:formula="of:=  IF(SUM([.G18:.G33])=0;&quot;-&quot;;SUM([.G18:.G33]))" table:style-name="ce21">
            <text:p>315,379</text:p>
          </table:table-cell>
          <table:table-cell office:value-type="float" office:value="17075421" table:formula="of:=  IF(SUM([.H18:.H33])=0;&quot;-&quot;;SUM([.H18:.H33]))" table:style-name="ce21">
            <text:p>17,075,421</text:p>
          </table:table-cell>
          <table:table-cell office:value-type="float" office:value="305839" table:formula="of:=  IF(SUM([.I18:.I33])=0;&quot;-&quot;;SUM([.I18:.I33]))" table:style-name="ce21">
            <text:p>305,839</text:p>
          </table:table-cell>
          <table:table-cell office:value-type="float" office:value="17398151" table:formula="of:=  IF(SUM([.J18:.J33])=0;&quot;-&quot;;SUM([.J18:.J33]))" table:style-name="ce21">
            <text:p>17,398,151</text:p>
          </table:table-cell>
          <table:table-cell office:value-type="float" office:value="300150" table:formula="of:=  IF(SUM([.K18:.K33])=0;&quot;-&quot;;SUM([.K18:.K33]))" table:style-name="ce21">
            <text:p>300,150</text:p>
          </table:table-cell>
          <table:table-cell office:value-type="float" office:value="18812265" table:formula="of:=  IF(SUM([.L18:.L33])=0;&quot;-&quot;;SUM([.L18:.L33]))" table:style-name="ce21">
            <text:p>18,812,265</text:p>
          </table:table-cell>
          <table:table-cell office:value-type="float" office:value="307660" table:formula="of:=  IF(SUM([.M18:.M33])=0;&quot;-&quot;;SUM([.M18:.M33]))" table:style-name="ce21">
            <text:p>307,660</text:p>
          </table:table-cell>
          <table:table-cell office:value-type="float" office:value="18782933" table:formula="of:=  IF(SUM([.N18:.N33])=0;&quot;-&quot;;SUM([.N18:.N33]))" table:style-name="ce21">
            <text:p>18,782,93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1</text:p>
          </table:table-cell>
          <table:table-cell office:value-type="string" table:style-name="ce23">
            <text:p><text:s text:c="4"/>巾著網</text:p>
          </table:table-cell>
          <table:table-cell office:value-type="float" office:value="20977" table:style-name="ce24">
            <text:p>20,977</text:p>
          </table:table-cell>
          <table:table-cell office:value-type="float" office:value="1246418" table:style-name="ce24">
            <text:p>1,246,418</text:p>
          </table:table-cell>
          <table:table-cell office:value-type="float" office:value="21567" table:style-name="ce24">
            <text:p>21,567</text:p>
          </table:table-cell>
          <table:table-cell office:value-type="float" office:value="826532" table:style-name="ce24">
            <text:p>826,532</text:p>
          </table:table-cell>
          <table:table-cell office:value-type="float" office:value="34014" table:style-name="ce24">
            <text:p>34,014</text:p>
          </table:table-cell>
          <table:table-cell office:value-type="float" office:value="1707728" table:style-name="ce24">
            <text:p>1,707,728</text:p>
          </table:table-cell>
          <table:table-cell office:value-type="float" office:value="29759" table:style-name="ce24">
            <text:p>29,759</text:p>
          </table:table-cell>
          <table:table-cell office:value-type="float" office:value="1455885" table:style-name="ce24">
            <text:p>1,455,885</text:p>
          </table:table-cell>
          <table:table-cell office:value-type="float" office:value="27910" table:style-name="ce24">
            <text:p>27,910</text:p>
          </table:table-cell>
          <table:table-cell office:value-type="float" office:value="1114421" table:style-name="ce24">
            <text:p>1,114,421</text:p>
          </table:table-cell>
          <table:table-cell office:value-type="float" office:value="22937" table:style-name="ce24">
            <text:p>22,937</text:p>
          </table:table-cell>
          <table:table-cell office:value-type="float" office:value="723897" table:style-name="ce24">
            <text:p>723,89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2</text:p>
          </table:table-cell>
          <table:table-cell office:value-type="string" table:style-name="ce23">
            <text:p><text:s text:c="4"/>鯖鰺圍網</text:p>
          </table:table-cell>
          <table:table-cell office:value-type="float" office:value="20432" table:style-name="ce24">
            <text:p>20,432</text:p>
          </table:table-cell>
          <table:table-cell office:value-type="float" office:value="507954" table:style-name="ce24">
            <text:p>507,954</text:p>
          </table:table-cell>
          <table:table-cell office:value-type="float" office:value="30297" table:style-name="ce24">
            <text:p>30,297</text:p>
          </table:table-cell>
          <table:table-cell office:value-type="float" office:value="829191" table:style-name="ce24">
            <text:p>829,191</text:p>
          </table:table-cell>
          <table:table-cell office:value-type="float" office:value="28054" table:style-name="ce24">
            <text:p>28,054</text:p>
          </table:table-cell>
          <table:table-cell office:value-type="float" office:value="749186" table:style-name="ce24">
            <text:p>749,186</text:p>
          </table:table-cell>
          <table:table-cell office:value-type="float" office:value="34027" table:style-name="ce24">
            <text:p>34,027</text:p>
          </table:table-cell>
          <table:table-cell office:value-type="float" office:value="1150069" table:style-name="ce24">
            <text:p>1,150,069</text:p>
          </table:table-cell>
          <table:table-cell office:value-type="float" office:value="23036" table:style-name="ce24">
            <text:p>23,036</text:p>
          </table:table-cell>
          <table:table-cell office:value-type="float" office:value="345550" table:style-name="ce24">
            <text:p>345,550</text:p>
          </table:table-cell>
          <table:table-cell office:value-type="float" office:value="32434" table:style-name="ce24">
            <text:p>32,434</text:p>
          </table:table-cell>
          <table:table-cell office:value-type="float" office:value="617865" table:style-name="ce24">
            <text:p>617,86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3</text:p>
          </table:table-cell>
          <table:table-cell office:value-type="string" table:style-name="ce23">
            <text:p><text:s text:c="4"/>棒受網</text:p>
          </table:table-cell>
          <table:table-cell office:value-type="float" office:value="20951" table:style-name="ce24">
            <text:p>20,951</text:p>
          </table:table-cell>
          <table:table-cell office:value-type="float" office:value="794031" table:style-name="ce24">
            <text:p>794,031</text:p>
          </table:table-cell>
          <table:table-cell office:value-type="float" office:value="18442" table:style-name="ce24">
            <text:p>18,442</text:p>
          </table:table-cell>
          <table:table-cell office:value-type="float" office:value="546847" table:style-name="ce24">
            <text:p>546,847</text:p>
          </table:table-cell>
          <table:table-cell office:value-type="float" office:value="23345" table:style-name="ce24">
            <text:p>23,345</text:p>
          </table:table-cell>
          <table:table-cell office:value-type="float" office:value="667548" table:style-name="ce24">
            <text:p>667,548</text:p>
          </table:table-cell>
          <table:table-cell office:value-type="float" office:value="18930" table:style-name="ce24">
            <text:p>18,930</text:p>
          </table:table-cell>
          <table:table-cell office:value-type="float" office:value="845765" table:style-name="ce24">
            <text:p>845,765</text:p>
          </table:table-cell>
          <table:table-cell office:value-type="float" office:value="20818" table:style-name="ce24">
            <text:p>20,818</text:p>
          </table:table-cell>
          <table:table-cell office:value-type="float" office:value="904980" table:style-name="ce24">
            <text:p>904,980</text:p>
          </table:table-cell>
          <table:table-cell office:value-type="float" office:value="21118" table:style-name="ce24">
            <text:p>21,118</text:p>
          </table:table-cell>
          <table:table-cell office:value-type="float" office:value="1150788" table:style-name="ce24">
            <text:p>1,150,78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4</text:p>
          </table:table-cell>
          <table:table-cell office:value-type="string" table:style-name="ce23">
            <text:p><text:s text:c="4"/>中小拖網</text:p>
          </table:table-cell>
          <table:table-cell office:value-type="float" office:value="176176" table:style-name="ce24">
            <text:p>176,176</text:p>
          </table:table-cell>
          <table:table-cell office:value-type="float" office:value="9835017" table:style-name="ce24">
            <text:p>9,835,017</text:p>
          </table:table-cell>
          <table:table-cell office:value-type="float" office:value="183520" table:style-name="ce24">
            <text:p>183,520</text:p>
          </table:table-cell>
          <table:table-cell office:value-type="float" office:value="9614847" table:style-name="ce24">
            <text:p>9,614,847</text:p>
          </table:table-cell>
          <table:table-cell office:value-type="float" office:value="150233" table:style-name="ce24">
            <text:p>150,233</text:p>
          </table:table-cell>
          <table:table-cell office:value-type="float" office:value="8220314" table:style-name="ce24">
            <text:p>8,220,314</text:p>
          </table:table-cell>
          <table:table-cell office:value-type="float" office:value="152505" table:style-name="ce24">
            <text:p>152,505</text:p>
          </table:table-cell>
          <table:table-cell office:value-type="float" office:value="8726598" table:style-name="ce24">
            <text:p>8,726,598</text:p>
          </table:table-cell>
          <table:table-cell office:value-type="float" office:value="148722" table:style-name="ce24">
            <text:p>148,722</text:p>
          </table:table-cell>
          <table:table-cell office:value-type="float" office:value="10181777" table:style-name="ce24">
            <text:p>10,181,777</text:p>
          </table:table-cell>
          <table:table-cell office:value-type="float" office:value="147823" table:style-name="ce24">
            <text:p>147,823</text:p>
          </table:table-cell>
          <table:table-cell office:value-type="float" office:value="9509682" table:style-name="ce24">
            <text:p>9,509,68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5</text:p>
          </table:table-cell>
          <table:table-cell office:value-type="string" table:style-name="ce23">
            <text:p><text:s text:c="4"/>刺網</text:p>
          </table:table-cell>
          <table:table-cell office:value-type="float" office:value="14918" table:style-name="ce24">
            <text:p>14,918</text:p>
          </table:table-cell>
          <table:table-cell office:value-type="float" office:value="927358" table:style-name="ce24">
            <text:p>927,358</text:p>
          </table:table-cell>
          <table:table-cell office:value-type="float" office:value="16478" table:style-name="ce24">
            <text:p>16,478</text:p>
          </table:table-cell>
          <table:table-cell office:value-type="float" office:value="950439" table:style-name="ce24">
            <text:p>950,439</text:p>
          </table:table-cell>
          <table:table-cell office:value-type="float" office:value="18643" table:style-name="ce24">
            <text:p>18,643</text:p>
          </table:table-cell>
          <table:table-cell office:value-type="float" office:value="961596" table:style-name="ce24">
            <text:p>961,596</text:p>
          </table:table-cell>
          <table:table-cell office:value-type="float" office:value="21167" table:style-name="ce24">
            <text:p>21,167</text:p>
          </table:table-cell>
          <table:table-cell office:value-type="float" office:value="1356915" table:style-name="ce24">
            <text:p>1,356,915</text:p>
          </table:table-cell>
          <table:table-cell office:value-type="float" office:value="19314" table:style-name="ce24">
            <text:p>19,314</text:p>
          </table:table-cell>
          <table:table-cell office:value-type="float" office:value="1130577" table:style-name="ce24">
            <text:p>1,130,577</text:p>
          </table:table-cell>
          <table:table-cell office:value-type="float" office:value="23827" table:style-name="ce24">
            <text:p>23,827</text:p>
          </table:table-cell>
          <table:table-cell office:value-type="float" office:value="2205060" table:style-name="ce24">
            <text:p>2,205,06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6</text:p>
          </table:table-cell>
          <table:table-cell office:value-type="string" table:style-name="ce23">
            <text:p><text:s text:c="4"/>扒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49</text:p>
          </table:table-cell>
          <table:table-cell office:value-type="string" table:style-name="ce23">
            <text:p><text:s text:c="4"/>其他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34153" table:style-name="ce24">
            <text:p>34,153</text:p>
          </table:table-cell>
          <table:table-cell office:value-type="float" office:value="2804102" table:style-name="ce24">
            <text:p>2,804,102</text:p>
          </table:table-cell>
          <table:table-cell office:value-type="float" office:value="32437" table:style-name="ce24">
            <text:p>32,437</text:p>
          </table:table-cell>
          <table:table-cell office:value-type="float" office:value="2833355" table:style-name="ce24">
            <text:p>2,833,355</text:p>
          </table:table-cell>
          <table:table-cell office:value-type="float" office:value="26502" table:style-name="ce24">
            <text:p>26,502</text:p>
          </table:table-cell>
          <table:table-cell office:value-type="float" office:value="2591791" table:style-name="ce24">
            <text:p>2,591,791</text:p>
          </table:table-cell>
          <table:table-cell office:value-type="float" office:value="20239" table:style-name="ce24">
            <text:p>20,239</text:p>
          </table:table-cell>
          <table:table-cell office:value-type="float" office:value="2057732" table:style-name="ce24">
            <text:p>2,057,732</text:p>
          </table:table-cell>
          <table:table-cell office:value-type="float" office:value="34110" table:style-name="ce24">
            <text:p>34,110</text:p>
          </table:table-cell>
          <table:table-cell office:value-type="float" office:value="3328320" table:style-name="ce24">
            <text:p>3,328,320</text:p>
          </table:table-cell>
          <table:table-cell office:value-type="float" office:value="34523" table:style-name="ce24">
            <text:p>34,523</text:p>
          </table:table-cell>
          <table:table-cell office:value-type="float" office:value="2558753" table:style-name="ce24">
            <text:p>2,558,75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20791" table:style-name="ce24">
            <text:p>20,791</text:p>
          </table:table-cell>
          <table:table-cell office:value-type="float" office:value="1064483" table:style-name="ce24">
            <text:p>1,064,483</text:p>
          </table:table-cell>
          <table:table-cell office:value-type="float" office:value="20246" table:style-name="ce24">
            <text:p>20,246</text:p>
          </table:table-cell>
          <table:table-cell office:value-type="float" office:value="1195703" table:style-name="ce24">
            <text:p>1,195,703</text:p>
          </table:table-cell>
          <table:table-cell office:value-type="float" office:value="22341" table:style-name="ce24">
            <text:p>22,341</text:p>
          </table:table-cell>
          <table:table-cell office:value-type="float" office:value="1063845" table:style-name="ce24">
            <text:p>1,063,845</text:p>
          </table:table-cell>
          <table:table-cell office:value-type="float" office:value="19667" table:style-name="ce24">
            <text:p>19,667</text:p>
          </table:table-cell>
          <table:table-cell office:value-type="float" office:value="1006207" table:style-name="ce24">
            <text:p>1,006,207</text:p>
          </table:table-cell>
          <table:table-cell office:value-type="float" office:value="19235" table:style-name="ce24">
            <text:p>19,235</text:p>
          </table:table-cell>
          <table:table-cell office:value-type="float" office:value="1267909" table:style-name="ce24">
            <text:p>1,267,909</text:p>
          </table:table-cell>
          <table:table-cell office:value-type="float" office:value="19072" table:style-name="ce24">
            <text:p>19,072</text:p>
          </table:table-cell>
          <table:table-cell office:value-type="float" office:value="1278833" table:style-name="ce24">
            <text:p>1,278,83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2</text:p>
          </table:table-cell>
          <table:table-cell office:value-type="string" table:style-name="ce23">
            <text:p><text:s text:c="4"/>曳繩釣</text:p>
          </table:table-cell>
          <table:table-cell office:value-type="float" office:value="7623" table:style-name="ce24">
            <text:p>7,623</text:p>
          </table:table-cell>
          <table:table-cell office:value-type="float" office:value="305406" table:style-name="ce24">
            <text:p>305,406</text:p>
          </table:table-cell>
          <table:table-cell office:value-type="float" office:value="5297" table:style-name="ce24">
            <text:p>5,297</text:p>
          </table:table-cell>
          <table:table-cell office:value-type="float" office:value="247852" table:style-name="ce24">
            <text:p>247,852</text:p>
          </table:table-cell>
          <table:table-cell office:value-type="float" office:value="5016" table:style-name="ce24">
            <text:p>5,016</text:p>
          </table:table-cell>
          <table:table-cell office:value-type="float" office:value="251107" table:style-name="ce24">
            <text:p>251,107</text:p>
          </table:table-cell>
          <table:table-cell office:value-type="float" office:value="2571" table:style-name="ce24">
            <text:p>2,571</text:p>
          </table:table-cell>
          <table:table-cell office:value-type="float" office:value="97492" table:style-name="ce24">
            <text:p>97,492</text:p>
          </table:table-cell>
          <table:table-cell office:value-type="float" office:value="1817" table:style-name="ce24">
            <text:p>1,817</text:p>
          </table:table-cell>
          <table:table-cell office:value-type="float" office:value="59976" table:style-name="ce24">
            <text:p>59,976</text:p>
          </table:table-cell>
          <table:table-cell office:value-type="float" office:value="1859" table:style-name="ce24">
            <text:p>1,859</text:p>
          </table:table-cell>
          <table:table-cell office:value-type="float" office:value="92978" table:style-name="ce24">
            <text:p>92,97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3</text:p>
          </table:table-cell>
          <table:table-cell office:value-type="string" table:style-name="ce23">
            <text:p><text:s text:c="4"/>一支釣</text:p>
          </table:table-cell>
          <table:table-cell office:value-type="float" office:value="2642" table:style-name="ce24">
            <text:p>2,642</text:p>
          </table:table-cell>
          <table:table-cell office:value-type="float" office:value="139142" table:style-name="ce24">
            <text:p>139,142</text:p>
          </table:table-cell>
          <table:table-cell office:value-type="float" office:value="4403" table:style-name="ce24">
            <text:p>4,403</text:p>
          </table:table-cell>
          <table:table-cell office:value-type="float" office:value="198905" table:style-name="ce24">
            <text:p>198,905</text:p>
          </table:table-cell>
          <table:table-cell office:value-type="float" office:value="6060" table:style-name="ce24">
            <text:p>6,060</text:p>
          </table:table-cell>
          <table:table-cell office:value-type="float" office:value="251095" table:style-name="ce24">
            <text:p>251,095</text:p>
          </table:table-cell>
          <table:table-cell office:value-type="float" office:value="5128" table:style-name="ce24">
            <text:p>5,128</text:p>
          </table:table-cell>
          <table:table-cell office:value-type="float" office:value="265922" table:style-name="ce24">
            <text:p>265,922</text:p>
          </table:table-cell>
          <table:table-cell office:value-type="float" office:value="3295" table:style-name="ce24">
            <text:p>3,295</text:p>
          </table:table-cell>
          <table:table-cell office:value-type="float" office:value="164001" table:style-name="ce24">
            <text:p>164,001</text:p>
          </table:table-cell>
          <table:table-cell office:value-type="float" office:value="2517" table:style-name="ce24">
            <text:p>2,517</text:p>
          </table:table-cell>
          <table:table-cell office:value-type="float" office:value="229442" table:style-name="ce24">
            <text:p>229,44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347" table:style-name="ce24">
            <text:p>347</text:p>
          </table:table-cell>
          <table:table-cell office:value-type="float" office:value="12756" table:style-name="ce24">
            <text:p>12,756</text:p>
          </table:table-cell>
          <table:table-cell office:value-type="float" office:value="182" table:style-name="ce24">
            <text:p>182</text:p>
          </table:table-cell>
          <table:table-cell office:value-type="float" office:value="4671" table:style-name="ce24">
            <text:p>4,671</text:p>
          </table:table-cell>
          <table:table-cell office:value-type="float" office:value="394" table:style-name="ce24">
            <text:p>394</text:p>
          </table:table-cell>
          <table:table-cell office:value-type="float" office:value="8824" table:style-name="ce24">
            <text:p>8,824</text:p>
          </table:table-cell>
          <table:table-cell office:value-type="float" office:value="434" table:style-name="ce24">
            <text:p>434</text:p>
          </table:table-cell>
          <table:table-cell office:value-type="float" office:value="9121" table:style-name="ce24">
            <text:p>9,121</text:p>
          </table:table-cell>
          <table:table-cell office:value-type="float" office:value="688" table:style-name="ce24">
            <text:p>688</text:p>
          </table:table-cell>
          <table:table-cell office:value-type="float" office:value="16495" table:style-name="ce24">
            <text:p>16,495</text:p>
          </table:table-cell>
          <table:table-cell office:value-type="float" office:value="491" table:style-name="ce24">
            <text:p>491</text:p>
          </table:table-cell>
          <table:table-cell office:value-type="float" office:value="11497" table:style-name="ce24">
            <text:p>11,49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6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7</text:p>
          </table:table-cell>
          <table:table-cell office:value-type="string" table:style-name="ce23">
            <text:p><text:s text:c="4"/>珊瑚</text:p>
          </table:table-cell>
          <table:table-cell office:value-type="float" office:value="109" table:style-name="ce24">
            <text:p>109</text:p>
          </table:table-cell>
          <table:table-cell office:value-type="float" office:value="299200" table:style-name="ce24">
            <text:p>299,200</text:p>
          </table:table-cell>
          <table:table-cell office:value-type="float" office:value="157" table:style-name="ce24">
            <text:p>157</text:p>
          </table:table-cell>
          <table:table-cell office:value-type="float" office:value="405726" table:style-name="ce24">
            <text:p>405,726</text:p>
          </table:table-cell>
          <table:table-cell office:value-type="float" office:value="215" table:style-name="ce24">
            <text:p>215</text:p>
          </table:table-cell>
          <table:table-cell office:value-type="float" office:value="545148" table:style-name="ce24">
            <text:p>545,148</text:p>
          </table:table-cell>
          <table:table-cell office:value-type="float" office:value="141" table:style-name="ce24">
            <text:p>141</text:p>
          </table:table-cell>
          <table:table-cell office:value-type="float" office:value="358278" table:style-name="ce24">
            <text:p>358,278</text:p>
          </table:table-cell>
          <table:table-cell office:value-type="float" office:value="106" table:style-name="ce24">
            <text:p>106</text:p>
          </table:table-cell>
          <table:table-cell office:value-type="float" office:value="243800" table:style-name="ce24">
            <text:p>243,800</text:p>
          </table:table-cell>
          <table:table-cell office:value-type="float" office:value="67" table:style-name="ce24">
            <text:p>67</text:p>
          </table:table-cell>
          <table:table-cell office:value-type="float" office:value="357400" table:style-name="ce24">
            <text:p>357,40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8</text:p>
          </table:table-cell>
          <table:table-cell office:value-type="string" table:style-name="ce23">
            <text:p><text:s text:c="4"/>飛魚卵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9</text:p>
          </table:table-cell>
          <table:table-cell office:value-type="string" table:style-name="ce26">
            <text:p><text:s text:c="4"/>其他近海漁業</text:p>
          </table:table-cell>
          <table:table-cell office:value-type="float" office:value="515" table:style-name="ce27">
            <text:p>515</text:p>
          </table:table-cell>
          <table:table-cell office:value-type="float" office:value="22327" table:style-name="ce27">
            <text:p>22,327</text:p>
          </table:table-cell>
          <table:table-cell office:value-type="float" office:value="366" table:style-name="ce27">
            <text:p>366</text:p>
          </table:table-cell>
          <table:table-cell office:value-type="float" office:value="32415" table:style-name="ce27">
            <text:p>32,415</text:p>
          </table:table-cell>
          <table:table-cell office:value-type="float" office:value="562" table:style-name="ce27">
            <text:p>562</text:p>
          </table:table-cell>
          <table:table-cell office:value-type="float" office:value="57239" table:style-name="ce27">
            <text:p>57,239</text:p>
          </table:table-cell>
          <table:table-cell office:value-type="float" office:value="1271" table:style-name="ce27">
            <text:p>1,271</text:p>
          </table:table-cell>
          <table:table-cell office:value-type="float" office:value="68167" table:style-name="ce27">
            <text:p>68,167</text:p>
          </table:table-cell>
          <table:table-cell office:value-type="float" office:value="1099" table:style-name="ce27">
            <text:p>1,099</text:p>
          </table:table-cell>
          <table:table-cell office:value-type="float" office:value="54459" table:style-name="ce27">
            <text:p>54,459</text:p>
          </table:table-cell>
          <table:table-cell office:value-type="float" office:value="992" table:style-name="ce27">
            <text:p>992</text:p>
          </table:table-cell>
          <table:table-cell office:value-type="float" office:value="46738" table:style-name="ce27">
            <text:p>46,738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3000</text:p>
          </table:table-cell>
          <table:table-cell office:value-type="string" table:style-name="ce19">
            <text:p>沿岸漁業合計</text:p>
          </table:table-cell>
          <table:table-cell office:value-type="float" office:value="47770" table:formula="of:=  IF(SUM([.C35:.C51])=0;&quot;-&quot;;SUM([.C35:.C51]))" table:style-name="ce20">
            <text:p>47,770</text:p>
          </table:table-cell>
          <table:table-cell office:value-type="float" office:value="2603846" table:formula="of:=  IF(SUM([.D35:.D51])=0;&quot;-&quot;;SUM([.D35:.D51]))" table:style-name="ce20">
            <text:p>2,603,846</text:p>
          </table:table-cell>
          <table:table-cell office:value-type="float" office:value="52037" table:formula="of:=  IF(SUM([.E35:.E51])=0;&quot;-&quot;;SUM([.E35:.E51]))" table:style-name="ce21">
            <text:p>52,037</text:p>
          </table:table-cell>
          <table:table-cell office:value-type="float" office:value="2820816" table:formula="of:=  IF(SUM([.F35:.F51])=0;&quot;-&quot;;SUM([.F35:.F51]))" table:style-name="ce21">
            <text:p>2,820,816</text:p>
          </table:table-cell>
          <table:table-cell office:value-type="float" office:value="55506" table:formula="of:=  IF(SUM([.G35:.G51])=0;&quot;-&quot;;SUM([.G35:.G51]))" table:style-name="ce21">
            <text:p>55,506</text:p>
          </table:table-cell>
          <table:table-cell office:value-type="float" office:value="2875745" table:formula="of:=  IF(SUM([.H35:.H51])=0;&quot;-&quot;;SUM([.H35:.H51]))" table:style-name="ce21">
            <text:p>2,875,745</text:p>
          </table:table-cell>
          <table:table-cell office:value-type="float" office:value="57078" table:formula="of:=  IF(SUM([.I35:.I51])=0;&quot;-&quot;;SUM([.I35:.I51]))" table:style-name="ce21">
            <text:p>57,078</text:p>
          </table:table-cell>
          <table:table-cell office:value-type="float" office:value="3325970" table:formula="of:=  IF(SUM([.J35:.J51])=0;&quot;-&quot;;SUM([.J35:.J51]))" table:style-name="ce21">
            <text:p>3,325,970</text:p>
          </table:table-cell>
          <table:table-cell office:value-type="float" office:value="54405" table:formula="of:=  IF(SUM([.K35:.K51])=0;&quot;-&quot;;SUM([.K35:.K51]))" table:style-name="ce21">
            <text:p>54,405</text:p>
          </table:table-cell>
          <table:table-cell office:value-type="float" office:value="3255802" table:formula="of:=  IF(SUM([.L35:.L51])=0;&quot;-&quot;;SUM([.L35:.L51]))" table:style-name="ce21">
            <text:p>3,255,802</text:p>
          </table:table-cell>
          <table:table-cell office:value-type="float" office:value="49544" table:formula="of:=  IF(SUM([.M35:.M51])=0;&quot;-&quot;;SUM([.M35:.M51]))" table:style-name="ce21">
            <text:p>49,544</text:p>
          </table:table-cell>
          <table:table-cell office:value-type="float" office:value="2705579" table:formula="of:=  IF(SUM([.N35:.N51])=0;&quot;-&quot;;SUM([.N35:.N51]))" table:style-name="ce21">
            <text:p>2,705,57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1</text:p>
          </table:table-cell>
          <table:table-cell office:value-type="string" table:style-name="ce23">
            <text:p><text:s text:c="4"/>定置漁具</text:p>
          </table:table-cell>
          <table:table-cell office:value-type="float" office:value="4998" table:style-name="ce24">
            <text:p>4,998</text:p>
          </table:table-cell>
          <table:table-cell office:value-type="float" office:value="213872" table:style-name="ce24">
            <text:p>213,872</text:p>
          </table:table-cell>
          <table:table-cell office:value-type="float" office:value="6352" table:style-name="ce24">
            <text:p>6,352</text:p>
          </table:table-cell>
          <table:table-cell office:value-type="float" office:value="267138" table:style-name="ce24">
            <text:p>267,138</text:p>
          </table:table-cell>
          <table:table-cell office:value-type="float" office:value="8094" table:style-name="ce24">
            <text:p>8,094</text:p>
          </table:table-cell>
          <table:table-cell office:value-type="float" office:value="298317" table:style-name="ce24">
            <text:p>298,317</text:p>
          </table:table-cell>
          <table:table-cell office:value-type="float" office:value="9403" table:style-name="ce24">
            <text:p>9,403</text:p>
          </table:table-cell>
          <table:table-cell office:value-type="float" office:value="329919" table:style-name="ce24">
            <text:p>329,919</text:p>
          </table:table-cell>
          <table:table-cell office:value-type="float" office:value="11185" table:style-name="ce24">
            <text:p>11,185</text:p>
          </table:table-cell>
          <table:table-cell office:value-type="float" office:value="463560" table:style-name="ce24">
            <text:p>463,560</text:p>
          </table:table-cell>
          <table:table-cell office:value-type="float" office:value="11051" table:style-name="ce24">
            <text:p>11,051</text:p>
          </table:table-cell>
          <table:table-cell office:value-type="float" office:value="493128" table:style-name="ce24">
            <text:p>493,12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2</text:p>
          </table:table-cell>
          <table:table-cell office:value-type="string" table:style-name="ce23">
            <text:p><text:s text:c="4"/>地曳網</text:p>
          </table:table-cell>
          <table:table-cell office:value-type="float" office:value="2414" table:style-name="ce24">
            <text:p>2,414</text:p>
          </table:table-cell>
          <table:table-cell office:value-type="float" office:value="114002" table:style-name="ce24">
            <text:p>114,002</text:p>
          </table:table-cell>
          <table:table-cell office:value-type="float" office:value="2703" table:style-name="ce24">
            <text:p>2,703</text:p>
          </table:table-cell>
          <table:table-cell office:value-type="float" office:value="114258" table:style-name="ce24">
            <text:p>114,258</text:p>
          </table:table-cell>
          <table:table-cell office:value-type="float" office:value="2780" table:style-name="ce24">
            <text:p>2,780</text:p>
          </table:table-cell>
          <table:table-cell office:value-type="float" office:value="123410" table:style-name="ce24">
            <text:p>123,410</text:p>
          </table:table-cell>
          <table:table-cell office:value-type="float" office:value="1732" table:style-name="ce24">
            <text:p>1,732</text:p>
          </table:table-cell>
          <table:table-cell office:value-type="float" office:value="107767" table:style-name="ce24">
            <text:p>107,767</text:p>
          </table:table-cell>
          <table:table-cell office:value-type="float" office:value="1943" table:style-name="ce24">
            <text:p>1,943</text:p>
          </table:table-cell>
          <table:table-cell office:value-type="float" office:value="125114" table:style-name="ce24">
            <text:p>125,114</text:p>
          </table:table-cell>
          <table:table-cell office:value-type="float" office:value="1010" table:style-name="ce24">
            <text:p>1,010</text:p>
          </table:table-cell>
          <table:table-cell office:value-type="float" office:value="79500" table:style-name="ce24">
            <text:p>79,50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3</text:p>
          </table:table-cell>
          <table:table-cell office:value-type="string" table:style-name="ce23">
            <text:p><text:s text:c="4"/>焚寄網</text:p>
          </table:table-cell>
          <table:table-cell office:value-type="float" office:value="4361" table:style-name="ce24">
            <text:p>4,361</text:p>
          </table:table-cell>
          <table:table-cell office:value-type="float" office:value="198714" table:style-name="ce24">
            <text:p>198,714</text:p>
          </table:table-cell>
          <table:table-cell office:value-type="float" office:value="4833" table:style-name="ce24">
            <text:p>4,833</text:p>
          </table:table-cell>
          <table:table-cell office:value-type="float" office:value="233181" table:style-name="ce24">
            <text:p>233,181</text:p>
          </table:table-cell>
          <table:table-cell office:value-type="float" office:value="5414" table:style-name="ce24">
            <text:p>5,414</text:p>
          </table:table-cell>
          <table:table-cell office:value-type="float" office:value="260874" table:style-name="ce24">
            <text:p>260,874</text:p>
          </table:table-cell>
          <table:table-cell office:value-type="float" office:value="3110" table:style-name="ce24">
            <text:p>3,110</text:p>
          </table:table-cell>
          <table:table-cell office:value-type="float" office:value="174965" table:style-name="ce24">
            <text:p>174,965</text:p>
          </table:table-cell>
          <table:table-cell office:value-type="float" office:value="1659" table:style-name="ce24">
            <text:p>1,659</text:p>
          </table:table-cell>
          <table:table-cell office:value-type="float" office:value="109162" table:style-name="ce24">
            <text:p>109,162</text:p>
          </table:table-cell>
          <table:table-cell office:value-type="float" office:value="1751" table:style-name="ce24">
            <text:p>1,751</text:p>
          </table:table-cell>
          <table:table-cell office:value-type="float" office:value="99750" table:style-name="ce24">
            <text:p>99,75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4</text:p>
          </table:table-cell>
          <table:table-cell office:value-type="string" table:style-name="ce23">
            <text:p><text:s text:c="4"/>刺網</text:p>
          </table:table-cell>
          <table:table-cell office:value-type="float" office:value="15219" table:style-name="ce24">
            <text:p>15,219</text:p>
          </table:table-cell>
          <table:table-cell office:value-type="float" office:value="688354" table:style-name="ce24">
            <text:p>688,354</text:p>
          </table:table-cell>
          <table:table-cell office:value-type="float" office:value="15933" table:style-name="ce24">
            <text:p>15,933</text:p>
          </table:table-cell>
          <table:table-cell office:value-type="float" office:value="784745" table:style-name="ce24">
            <text:p>784,745</text:p>
          </table:table-cell>
          <table:table-cell office:value-type="float" office:value="16920" table:style-name="ce24">
            <text:p>16,920</text:p>
          </table:table-cell>
          <table:table-cell office:value-type="float" office:value="803132" table:style-name="ce24">
            <text:p>803,132</text:p>
          </table:table-cell>
          <table:table-cell office:value-type="float" office:value="16906" table:style-name="ce24">
            <text:p>16,906</text:p>
          </table:table-cell>
          <table:table-cell office:value-type="float" office:value="944404" table:style-name="ce24">
            <text:p>944,404</text:p>
          </table:table-cell>
          <table:table-cell office:value-type="float" office:value="16964" table:style-name="ce24">
            <text:p>16,964</text:p>
          </table:table-cell>
          <table:table-cell office:value-type="float" office:value="809612" table:style-name="ce24">
            <text:p>809,612</text:p>
          </table:table-cell>
          <table:table-cell office:value-type="float" office:value="16023" table:style-name="ce24">
            <text:p>16,023</text:p>
          </table:table-cell>
          <table:table-cell office:value-type="float" office:value="781632" table:style-name="ce24">
            <text:p>781,63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5</text:p>
          </table:table-cell>
          <table:table-cell office:value-type="string" table:style-name="ce23">
            <text:p><text:s text:c="4"/>追逐網</text:p>
          </table:table-cell>
          <table:table-cell office:value-type="float" office:value="863" table:style-name="ce24">
            <text:p>863</text:p>
          </table:table-cell>
          <table:table-cell office:value-type="float" office:value="23348" table:style-name="ce24">
            <text:p>23,348</text:p>
          </table:table-cell>
          <table:table-cell office:value-type="float" office:value="738" table:style-name="ce24">
            <text:p>738</text:p>
          </table:table-cell>
          <table:table-cell office:value-type="float" office:value="17691" table:style-name="ce24">
            <text:p>17,691</text:p>
          </table:table-cell>
          <table:table-cell office:value-type="float" office:value="1039" table:style-name="ce24">
            <text:p>1,039</text:p>
          </table:table-cell>
          <table:table-cell office:value-type="float" office:value="24369" table:style-name="ce24">
            <text:p>24,369</text:p>
          </table:table-cell>
          <table:table-cell office:value-type="float" office:value="342" table:style-name="ce24">
            <text:p>342</text:p>
          </table:table-cell>
          <table:table-cell office:value-type="float" office:value="7983" table:style-name="ce24">
            <text:p>7,983</text:p>
          </table:table-cell>
          <table:table-cell office:value-type="float" office:value="499" table:style-name="ce24">
            <text:p>499</text:p>
          </table:table-cell>
          <table:table-cell office:value-type="float" office:value="11302" table:style-name="ce24">
            <text:p>11,302</text:p>
          </table:table-cell>
          <table:table-cell office:value-type="float" office:value="454" table:style-name="ce24">
            <text:p>454</text:p>
          </table:table-cell>
          <table:table-cell office:value-type="float" office:value="10807" table:style-name="ce24">
            <text:p>10,80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6</text:p>
          </table:table-cell>
          <table:table-cell office:value-type="string" table:style-name="ce23">
            <text:p><text:s text:c="4"/>流袋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7</text:p>
          </table:table-cell>
          <table:table-cell office:value-type="string" table:style-name="ce23">
            <text:p><text:s text:c="4"/>魩鱙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8</text:p>
          </table:table-cell>
          <table:table-cell office:value-type="string" table:style-name="ce23">
            <text:p><text:s text:c="4"/>櫻花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9</text:p>
          </table:table-cell>
          <table:table-cell office:value-type="string" table:style-name="ce23">
            <text:p><text:s text:c="4"/>赤尾青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1149" table:style-name="ce24">
            <text:p>1,149</text:p>
          </table:table-cell>
          <table:table-cell office:value-type="float" office:value="56201" table:style-name="ce24">
            <text:p>56,201</text:p>
          </table:table-cell>
          <table:table-cell office:value-type="float" office:value="1636" table:style-name="ce24">
            <text:p>1,636</text:p>
          </table:table-cell>
          <table:table-cell office:value-type="float" office:value="71299" table:style-name="ce24">
            <text:p>71,299</text:p>
          </table:table-cell>
          <table:table-cell office:value-type="float" office:value="1147" table:style-name="ce24">
            <text:p>1,147</text:p>
          </table:table-cell>
          <table:table-cell office:value-type="float" office:value="48636" table:style-name="ce24">
            <text:p>48,636</text:p>
          </table:table-cell>
          <table:table-cell office:value-type="float" office:value="4421" table:style-name="ce24">
            <text:p>4,421</text:p>
          </table:table-cell>
          <table:table-cell office:value-type="float" office:value="198983" table:style-name="ce24">
            <text:p>198,983</text:p>
          </table:table-cell>
          <table:table-cell office:value-type="float" office:value="3309" table:style-name="ce24">
            <text:p>3,309</text:p>
          </table:table-cell>
          <table:table-cell office:value-type="float" office:value="81919" table:style-name="ce24">
            <text:p>81,919</text:p>
          </table:table-cell>
          <table:table-cell office:value-type="float" office:value="1769" table:style-name="ce24">
            <text:p>1,769</text:p>
          </table:table-cell>
          <table:table-cell office:value-type="float" office:value="44026" table:style-name="ce24">
            <text:p>44,02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0</text:p>
          </table:table-cell>
          <table:table-cell office:value-type="string" table:style-name="ce23">
            <text:p><text:s text:c="4"/>一支釣</text:p>
          </table:table-cell>
          <table:table-cell office:value-type="float" office:value="2349" table:style-name="ce24">
            <text:p>2,349</text:p>
          </table:table-cell>
          <table:table-cell office:value-type="float" office:value="120761" table:style-name="ce24">
            <text:p>120,761</text:p>
          </table:table-cell>
          <table:table-cell office:value-type="float" office:value="2636" table:style-name="ce24">
            <text:p>2,636</text:p>
          </table:table-cell>
          <table:table-cell office:value-type="float" office:value="101914" table:style-name="ce24">
            <text:p>101,914</text:p>
          </table:table-cell>
          <table:table-cell office:value-type="float" office:value="2365" table:style-name="ce24">
            <text:p>2,365</text:p>
          </table:table-cell>
          <table:table-cell office:value-type="float" office:value="104300" table:style-name="ce24">
            <text:p>104,300</text:p>
          </table:table-cell>
          <table:table-cell office:value-type="float" office:value="2392" table:style-name="ce24">
            <text:p>2,392</text:p>
          </table:table-cell>
          <table:table-cell office:value-type="float" office:value="119700" table:style-name="ce24">
            <text:p>119,700</text:p>
          </table:table-cell>
          <table:table-cell office:value-type="float" office:value="2534" table:style-name="ce24">
            <text:p>2,534</text:p>
          </table:table-cell>
          <table:table-cell office:value-type="float" office:value="125409" table:style-name="ce24">
            <text:p>125,409</text:p>
          </table:table-cell>
          <table:table-cell office:value-type="float" office:value="2970" table:style-name="ce24">
            <text:p>2,970</text:p>
          </table:table-cell>
          <table:table-cell office:value-type="float" office:value="162362" table:style-name="ce24">
            <text:p>162,36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2242" table:style-name="ce24">
            <text:p>2,242</text:p>
          </table:table-cell>
          <table:table-cell office:value-type="float" office:value="115550" table:style-name="ce24">
            <text:p>115,550</text:p>
          </table:table-cell>
          <table:table-cell office:value-type="float" office:value="1795" table:style-name="ce24">
            <text:p>1,795</text:p>
          </table:table-cell>
          <table:table-cell office:value-type="float" office:value="93752" table:style-name="ce24">
            <text:p>93,752</text:p>
          </table:table-cell>
          <table:table-cell office:value-type="float" office:value="2065" table:style-name="ce24">
            <text:p>2,065</text:p>
          </table:table-cell>
          <table:table-cell office:value-type="float" office:value="100272" table:style-name="ce24">
            <text:p>100,272</text:p>
          </table:table-cell>
          <table:table-cell office:value-type="float" office:value="2175" table:style-name="ce24">
            <text:p>2,175</text:p>
          </table:table-cell>
          <table:table-cell office:value-type="float" office:value="118149" table:style-name="ce24">
            <text:p>118,149</text:p>
          </table:table-cell>
          <table:table-cell office:value-type="float" office:value="2333" table:style-name="ce24">
            <text:p>2,333</text:p>
          </table:table-cell>
          <table:table-cell office:value-type="float" office:value="203806" table:style-name="ce24">
            <text:p>203,806</text:p>
          </table:table-cell>
          <table:table-cell office:value-type="float" office:value="2328" table:style-name="ce24">
            <text:p>2,328</text:p>
          </table:table-cell>
          <table:table-cell office:value-type="float" office:value="112283" table:style-name="ce24">
            <text:p>112,28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79</text:p>
          </table:table-cell>
          <table:table-cell office:value-type="string" table:style-name="ce23">
            <text:p><text:s text:c="4"/>其他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6</text:p>
          </table:table-cell>
          <table:table-cell office:value-type="string" table:style-name="ce23">
            <text:p><text:s text:c="4"/>鏢旗魚</text:p>
          </table:table-cell>
          <table:table-cell office:value-type="float" office:value="5426" table:style-name="ce24">
            <text:p>5,426</text:p>
          </table:table-cell>
          <table:table-cell office:value-type="float" office:value="310211" table:style-name="ce24">
            <text:p>310,211</text:p>
          </table:table-cell>
          <table:table-cell office:value-type="float" office:value="6100" table:style-name="ce24">
            <text:p>6,100</text:p>
          </table:table-cell>
          <table:table-cell office:value-type="float" office:value="340550" table:style-name="ce24">
            <text:p>340,550</text:p>
          </table:table-cell>
          <table:table-cell office:value-type="float" office:value="5385" table:style-name="ce24">
            <text:p>5,385</text:p>
          </table:table-cell>
          <table:table-cell office:value-type="float" office:value="302836" table:style-name="ce24">
            <text:p>302,836</text:p>
          </table:table-cell>
          <table:table-cell office:value-type="float" office:value="4327" table:style-name="ce24">
            <text:p>4,327</text:p>
          </table:table-cell>
          <table:table-cell office:value-type="float" office:value="292720" table:style-name="ce24">
            <text:p>292,720</text:p>
          </table:table-cell>
          <table:table-cell office:value-type="float" office:value="2887" table:style-name="ce24">
            <text:p>2,887</text:p>
          </table:table-cell>
          <table:table-cell office:value-type="float" office:value="263795" table:style-name="ce24">
            <text:p>263,795</text:p>
          </table:table-cell>
          <table:table-cell office:value-type="float" office:value="2563" table:style-name="ce24">
            <text:p>2,563</text:p>
          </table:table-cell>
          <table:table-cell office:value-type="float" office:value="189239" table:style-name="ce24">
            <text:p>189,23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7</text:p>
          </table:table-cell>
          <table:table-cell office:value-type="string" table:style-name="ce23">
            <text:p><text:s text:c="4"/>遊漁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8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9</text:p>
          </table:table-cell>
          <table:table-cell office:value-type="string" table:style-name="ce26">
            <text:p><text:s text:c="4"/>其他沿岸漁業</text:p>
          </table:table-cell>
          <table:table-cell office:value-type="float" office:value="8749" table:style-name="ce27">
            <text:p>8,749</text:p>
          </table:table-cell>
          <table:table-cell office:value-type="float" office:value="762833" table:style-name="ce27">
            <text:p>762,833</text:p>
          </table:table-cell>
          <table:table-cell office:value-type="float" office:value="9311" table:style-name="ce27">
            <text:p>9,311</text:p>
          </table:table-cell>
          <table:table-cell office:value-type="float" office:value="796288" table:style-name="ce27">
            <text:p>796,288</text:p>
          </table:table-cell>
          <table:table-cell office:value-type="float" office:value="10297" table:style-name="ce27">
            <text:p>10,297</text:p>
          </table:table-cell>
          <table:table-cell office:value-type="float" office:value="809599" table:style-name="ce27">
            <text:p>809,599</text:p>
          </table:table-cell>
          <table:table-cell office:value-type="float" office:value="12270" table:style-name="ce27">
            <text:p>12,270</text:p>
          </table:table-cell>
          <table:table-cell office:value-type="float" office:value="1031380" table:style-name="ce27">
            <text:p>1,031,380</text:p>
          </table:table-cell>
          <table:table-cell office:value-type="float" office:value="11092" table:style-name="ce27">
            <text:p>11,092</text:p>
          </table:table-cell>
          <table:table-cell office:value-type="float" office:value="1062123" table:style-name="ce27">
            <text:p>1,062,123</text:p>
          </table:table-cell>
          <table:table-cell office:value-type="float" office:value="9625" table:style-name="ce27">
            <text:p>9,625</text:p>
          </table:table-cell>
          <table:table-cell office:value-type="float" office:value="732852" table:style-name="ce27">
            <text:p>732,852</text:p>
          </table:table-cell>
          <table:table-cell table:number-columns-repeated="16370"/>
        </table:table-row>
        <table:table-row table:style-name="ro3">
          <table:table-cell office:value-type="float" office:value="4000" table:style-name="ce18">
            <text:p>4000</text:p>
          </table:table-cell>
          <table:table-cell office:value-type="string" table:style-name="ce19">
            <text:p>內陸漁撈合計</text:p>
          </table:table-cell>
          <table:table-cell office:value-type="float" office:value="2498" table:formula="of:=  IF(SUM([.C53:.C55])=0;&quot;-&quot;;SUM([.C53:.C55]))" table:style-name="ce20">
            <text:p>2,498</text:p>
          </table:table-cell>
          <table:table-cell office:value-type="float" office:value="123908" table:formula="of:=  IF(SUM([.D53:.D55])=0;&quot;-&quot;;SUM([.D53:.D55]))" table:style-name="ce20">
            <text:p>123,908</text:p>
          </table:table-cell>
          <table:table-cell office:value-type="float" office:value="2711" table:formula="of:=  IF(SUM([.E53:.E55])=0;&quot;-&quot;;SUM([.E53:.E55]))" table:style-name="ce21">
            <text:p>2,711</text:p>
          </table:table-cell>
          <table:table-cell office:value-type="float" office:value="127859" table:formula="of:=  IF(SUM([.F53:.F55])=0;&quot;-&quot;;SUM([.F53:.F55]))" table:style-name="ce21">
            <text:p>127,859</text:p>
          </table:table-cell>
          <table:table-cell office:value-type="float" office:value="2409" table:formula="of:=  IF(SUM([.G53:.G55])=0;&quot;-&quot;;SUM([.G53:.G55]))" table:style-name="ce21">
            <text:p>2,409</text:p>
          </table:table-cell>
          <table:table-cell office:value-type="float" office:value="125277" table:formula="of:=  IF(SUM([.H53:.H55])=0;&quot;-&quot;;SUM([.H53:.H55]))" table:style-name="ce21">
            <text:p>125,277</text:p>
          </table:table-cell>
          <table:table-cell office:value-type="float" office:value="2183" table:formula="of:=  IF(SUM([.I53:.I55])=0;&quot;-&quot;;SUM([.I53:.I55]))" table:style-name="ce21">
            <text:p>2,183</text:p>
          </table:table-cell>
          <table:table-cell office:value-type="float" office:value="96534" table:formula="of:=  IF(SUM([.J53:.J55])=0;&quot;-&quot;;SUM([.J53:.J55]))" table:style-name="ce21">
            <text:p>96,534</text:p>
          </table:table-cell>
          <table:table-cell office:value-type="float" office:value="2255" table:formula="of:=  IF(SUM([.K53:.K55])=0;&quot;-&quot;;SUM([.K53:.K55]))" table:style-name="ce21">
            <text:p>2,255</text:p>
          </table:table-cell>
          <table:table-cell office:value-type="float" office:value="99709" table:formula="of:=  IF(SUM([.L53:.L55])=0;&quot;-&quot;;SUM([.L53:.L55]))" table:style-name="ce21">
            <text:p>99,709</text:p>
          </table:table-cell>
          <table:table-cell office:value-type="float" office:value="3424" table:formula="of:=  IF(SUM([.M53:.M55])=0;&quot;-&quot;;SUM([.M53:.M55]))" table:style-name="ce21">
            <text:p>3,424</text:p>
          </table:table-cell>
          <table:table-cell office:value-type="float" office:value="177994" table:formula="of:=  IF(SUM([.N53:.N55])=0;&quot;-&quot;;SUM([.N53:.N55]))" table:style-name="ce21">
            <text:p>177,994</text:p>
          </table:table-cell>
          <table:table-cell table:number-columns-repeated="16370"/>
        </table:table-row>
        <table:table-row table:style-name="ro3">
          <table:table-cell office:value-type="float" office:value="4001" table:style-name="ce22">
            <text:p>4001</text:p>
          </table:table-cell>
          <table:table-cell office:value-type="string" table:style-name="ce23">
            <text:p><text:s text:c="4"/>河川漁撈</text:p>
          </table:table-cell>
          <table:table-cell office:value-type="float" office:value="2498" table:style-name="ce24">
            <text:p>2,498</text:p>
          </table:table-cell>
          <table:table-cell office:value-type="float" office:value="123908" table:style-name="ce24">
            <text:p>123,908</text:p>
          </table:table-cell>
          <table:table-cell office:value-type="float" office:value="2711" table:style-name="ce24">
            <text:p>2,711</text:p>
          </table:table-cell>
          <table:table-cell office:value-type="float" office:value="127859" table:style-name="ce24">
            <text:p>127,859</text:p>
          </table:table-cell>
          <table:table-cell office:value-type="float" office:value="2409" table:style-name="ce24">
            <text:p>2,409</text:p>
          </table:table-cell>
          <table:table-cell office:value-type="float" office:value="125277" table:style-name="ce24">
            <text:p>125,277</text:p>
          </table:table-cell>
          <table:table-cell office:value-type="float" office:value="2183" table:style-name="ce24">
            <text:p>2,183</text:p>
          </table:table-cell>
          <table:table-cell office:value-type="float" office:value="96534" table:style-name="ce24">
            <text:p>96,534</text:p>
          </table:table-cell>
          <table:table-cell office:value-type="float" office:value="2255" table:style-name="ce24">
            <text:p>2,255</text:p>
          </table:table-cell>
          <table:table-cell office:value-type="float" office:value="99709" table:style-name="ce24">
            <text:p>99,709</text:p>
          </table:table-cell>
          <table:table-cell office:value-type="float" office:value="3424" table:style-name="ce24">
            <text:p>3,424</text:p>
          </table:table-cell>
          <table:table-cell office:value-type="float" office:value="177994" table:style-name="ce24">
            <text:p>177,994</text:p>
          </table:table-cell>
          <table:table-cell table:number-columns-repeated="16370"/>
        </table:table-row>
        <table:table-row table:style-name="ro3">
          <table:table-cell office:value-type="float" office:value="4002" table:style-name="ce22">
            <text:p>4002</text:p>
          </table:table-cell>
          <table:table-cell office:value-type="string" table:style-name="ce23">
            <text:p><text:s text:c="4"/>水庫漁撈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5">
            <text:p>4099</text:p>
          </table:table-cell>
          <table:table-cell office:value-type="string" table:style-name="ce26">
            <text:p><text:s text:c="4"/>其他內陸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18">
            <text:p>5000</text:p>
          </table:table-cell>
          <table:table-cell office:value-type="string" table:style-name="ce19">
            <text:p>海面養殖合計</text:p>
          </table:table-cell>
          <table:table-cell office:value-type="float" office:value="39182" table:formula="of:=  IF(SUM([.C57:.C59])=0;&quot;-&quot;;SUM([.C57:.C59]))" table:style-name="ce20">
            <text:p>39,182</text:p>
          </table:table-cell>
          <table:table-cell office:value-type="float" office:value="4345376" table:formula="of:=  IF(SUM([.D57:.D59])=0;&quot;-&quot;;SUM([.D57:.D59]))" table:style-name="ce20">
            <text:p>4,345,376</text:p>
          </table:table-cell>
          <table:table-cell office:value-type="float" office:value="40350" table:formula="of:=  IF(SUM([.E57:.E59])=0;&quot;-&quot;;SUM([.E57:.E59]))" table:style-name="ce21">
            <text:p>40,350</text:p>
          </table:table-cell>
          <table:table-cell office:value-type="float" office:value="3767648" table:formula="of:=  IF(SUM([.F57:.F59])=0;&quot;-&quot;;SUM([.F57:.F59]))" table:style-name="ce21">
            <text:p>3,767,648</text:p>
          </table:table-cell>
          <table:table-cell office:value-type="float" office:value="36067" table:formula="of:=  IF(SUM([.G57:.G59])=0;&quot;-&quot;;SUM([.G57:.G59]))" table:style-name="ce21">
            <text:p>36,067</text:p>
          </table:table-cell>
          <table:table-cell office:value-type="float" office:value="3291319" table:formula="of:=  IF(SUM([.H57:.H59])=0;&quot;-&quot;;SUM([.H57:.H59]))" table:style-name="ce21">
            <text:p>3,291,319</text:p>
          </table:table-cell>
          <table:table-cell office:value-type="float" office:value="28266" table:formula="of:=  IF(SUM([.I57:.I59])=0;&quot;-&quot;;SUM([.I57:.I59]))" table:style-name="ce21">
            <text:p>28,266</text:p>
          </table:table-cell>
          <table:table-cell office:value-type="float" office:value="2302910" table:formula="of:=  IF(SUM([.J57:.J59])=0;&quot;-&quot;;SUM([.J57:.J59]))" table:style-name="ce21">
            <text:p>2,302,910</text:p>
          </table:table-cell>
          <table:table-cell office:value-type="float" office:value="29520" table:formula="of:=  IF(SUM([.K57:.K59])=0;&quot;-&quot;;SUM([.K57:.K59]))" table:style-name="ce21">
            <text:p>29,520</text:p>
          </table:table-cell>
          <table:table-cell office:value-type="float" office:value="1923580" table:formula="of:=  IF(SUM([.L57:.L59])=0;&quot;-&quot;;SUM([.L57:.L59]))" table:style-name="ce21">
            <text:p>1,923,580</text:p>
          </table:table-cell>
          <table:table-cell office:value-type="float" office:value="34617" table:formula="of:=  IF(SUM([.M57:.M59])=0;&quot;-&quot;;SUM([.M57:.M59]))" table:style-name="ce21">
            <text:p>34,617</text:p>
          </table:table-cell>
          <table:table-cell office:value-type="float" office:value="2928669" table:formula="of:=  IF(SUM([.N57:.N59])=0;&quot;-&quot;;SUM([.N57:.N59]))" table:style-name="ce21">
            <text:p>2,928,669</text:p>
          </table:table-cell>
          <table:table-cell table:number-columns-repeated="16370"/>
        </table:table-row>
        <table:table-row table:style-name="ro3">
          <table:table-cell office:value-type="float" office:value="5001" table:style-name="ce22">
            <text:p>5001</text:p>
          </table:table-cell>
          <table:table-cell office:value-type="string" table:style-name="ce23">
            <text:p><text:s text:c="4"/>淺海養殖</text:p>
          </table:table-cell>
          <table:table-cell office:value-type="float" office:value="39182" table:style-name="ce24">
            <text:p>39,182</text:p>
          </table:table-cell>
          <table:table-cell office:value-type="float" office:value="4345376" table:style-name="ce24">
            <text:p>4,345,376</text:p>
          </table:table-cell>
          <table:table-cell office:value-type="float" office:value="40350" table:style-name="ce24">
            <text:p>40,350</text:p>
          </table:table-cell>
          <table:table-cell office:value-type="float" office:value="3767648" table:style-name="ce24">
            <text:p>3,767,648</text:p>
          </table:table-cell>
          <table:table-cell office:value-type="float" office:value="36067" table:style-name="ce24">
            <text:p>36,067</text:p>
          </table:table-cell>
          <table:table-cell office:value-type="float" office:value="3291319" table:style-name="ce24">
            <text:p>3,291,319</text:p>
          </table:table-cell>
          <table:table-cell office:value-type="float" office:value="28266" table:style-name="ce24">
            <text:p>28,266</text:p>
          </table:table-cell>
          <table:table-cell office:value-type="float" office:value="2302910" table:style-name="ce24">
            <text:p>2,302,910</text:p>
          </table:table-cell>
          <table:table-cell office:value-type="float" office:value="29520" table:style-name="ce24">
            <text:p>29,520</text:p>
          </table:table-cell>
          <table:table-cell office:value-type="float" office:value="1923580" table:style-name="ce24">
            <text:p>1,923,580</text:p>
          </table:table-cell>
          <table:table-cell office:value-type="float" office:value="34617" table:style-name="ce24">
            <text:p>34,617</text:p>
          </table:table-cell>
          <table:table-cell office:value-type="float" office:value="2928669" table:style-name="ce24">
            <text:p>2,928,669</text:p>
          </table:table-cell>
          <table:table-cell table:number-columns-repeated="16370"/>
        </table:table-row>
        <table:table-row table:style-name="ro3">
          <table:table-cell office:value-type="float" office:value="5002" table:style-name="ce22">
            <text:p>5002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5">
            <text:p>5099</text:p>
          </table:table-cell>
          <table:table-cell office:value-type="string" table:style-name="ce26">
            <text:p><text:s text:c="4"/>其他海面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18">
            <text:p>6000</text:p>
          </table:table-cell>
          <table:table-cell office:value-type="string" table:style-name="ce19">
            <text:p>內陸養殖合計</text:p>
          </table:table-cell>
          <table:table-cell office:value-type="float" office:value="201611" table:formula="of:=  IF(IF(VALUE([.C5])&gt;=2010;SUM([.C61];[.C62];[.C63];[.C65]);SUM([.C61:.C65]))=0;&quot;-&quot;;IF(VALUE([.C5])&gt;=2010;SUM([.C61];[.C62];[.C63];[.C65]);SUM([.C61:.C65])))" table:style-name="ce20">
            <text:p>201,611</text:p>
          </table:table-cell>
          <table:table-cell office:value-type="float" office:value="19846591" table:formula="of:=  IF(SUM([.D61:.D65])=0;&quot;-&quot;;SUM([.D61:.D65]))" table:style-name="ce20">
            <text:p>19,846,591</text:p>
          </table:table-cell>
          <table:table-cell office:value-type="float" office:value="204660" table:formula="of:=  IF(IF(VALUE([.E5])&gt;=2010;SUM([.E61];[.E62];[.E63];[.E65]);SUM([.E61:.E65]))=0;&quot;-&quot;;IF(VALUE([.E5])&gt;=2010;SUM([.E61];[.E62];[.E63];[.E65]);SUM([.E61:.E65])))" table:style-name="ce21">
            <text:p>204,660</text:p>
          </table:table-cell>
          <table:table-cell office:value-type="float" office:value="20272399" table:formula="of:=  IF(SUM([.F61:.F65])=0;&quot;-&quot;;SUM([.F61:.F65]))" table:style-name="ce21">
            <text:p>20,272,399</text:p>
          </table:table-cell>
          <table:table-cell office:value-type="float" office:value="214668" table:formula="of:=  IF(IF(VALUE([.G5])&gt;=2010;SUM([.G61];[.G62];[.G63];[.G65]);SUM([.G61:.G65]))=0;&quot;-&quot;;IF(VALUE([.G5])&gt;=2010;SUM([.G61];[.G62];[.G63];[.G65]);SUM([.G61:.G65])))" table:style-name="ce21">
            <text:p>214,668</text:p>
          </table:table-cell>
          <table:table-cell office:value-type="float" office:value="22001409" table:formula="of:=  IF(SUM([.H61:.H65])=0;&quot;-&quot;;SUM([.H61:.H65]))" table:style-name="ce21">
            <text:p>22,001,409</text:p>
          </table:table-cell>
          <table:table-cell office:value-type="float" office:value="237847" table:formula="of:=  IF(IF(VALUE([.I5])&gt;=2010;SUM([.I61];[.I62];[.I63];[.I65]);SUM([.I61:.I65]))=0;&quot;-&quot;;IF(VALUE([.I5])&gt;=2010;SUM([.I61];[.I62];[.I63];[.I65]);SUM([.I61:.I65])))" table:style-name="ce21">
            <text:p>237,847</text:p>
          </table:table-cell>
          <table:table-cell office:value-type="float" office:value="28688127" table:formula="of:=  IF(SUM([.J61:.J65])=0;&quot;-&quot;;SUM([.J61:.J65]))" table:style-name="ce21">
            <text:p>28,688,127</text:p>
          </table:table-cell>
          <table:table-cell office:value-type="float" office:value="275909" table:formula="of:=  IF(IF(VALUE([.K5])&gt;=2010;SUM([.K61];[.K62];[.K63];[.K65]);SUM([.K61:.K65]))=0;&quot;-&quot;;IF(VALUE([.K5])&gt;=2010;SUM([.K61];[.K62];[.K63];[.K65]);SUM([.K61:.K65])))" table:style-name="ce21">
            <text:p>275,909</text:p>
          </table:table-cell>
          <table:table-cell office:value-type="float" office:value="33308880" table:formula="of:=  IF(SUM([.L61:.L65])=0;&quot;-&quot;;SUM([.L61:.L65]))" table:style-name="ce21">
            <text:p>33,308,880</text:p>
          </table:table-cell>
          <table:table-cell office:value-type="float" office:value="266357" table:formula="of:=  IF(IF(VALUE([.M5])&gt;=2010;SUM([.M61];[.M62];[.M63];[.M65]);SUM([.M61:.M65]))=0;&quot;-&quot;;IF(VALUE([.M5])&gt;=2010;SUM([.M61];[.M62];[.M63];[.M65]);SUM([.M61:.M65])))" table:style-name="ce21">
            <text:p>266,357</text:p>
          </table:table-cell>
          <table:table-cell office:value-type="float" office:value="31549721" table:formula="of:=  IF(SUM([.N61:.N65])=0;&quot;-&quot;;SUM([.N61:.N65]))" table:style-name="ce21">
            <text:p>31,549,721</text:p>
          </table:table-cell>
          <table:table-cell table:number-columns-repeated="16370"/>
        </table:table-row>
        <table:table-row table:style-name="ro3">
          <table:table-cell office:value-type="float" office:value="6001" table:style-name="ce22">
            <text:p>6001</text:p>
          </table:table-cell>
          <table:table-cell office:value-type="string" table:style-name="ce23">
            <text:p><text:s text:c="4"/>鹹水魚塭</text:p>
          </table:table-cell>
          <table:table-cell office:value-type="float" office:value="61026" table:style-name="ce24">
            <text:p>61,026</text:p>
          </table:table-cell>
          <table:table-cell office:value-type="float" office:value="6906717" table:style-name="ce24">
            <text:p>6,906,717</text:p>
          </table:table-cell>
          <table:table-cell office:value-type="float" office:value="61310" table:style-name="ce24">
            <text:p>61,310</text:p>
          </table:table-cell>
          <table:table-cell office:value-type="float" office:value="6239415" table:style-name="ce24">
            <text:p>6,239,415</text:p>
          </table:table-cell>
          <table:table-cell office:value-type="float" office:value="71021" table:style-name="ce24">
            <text:p>71,021</text:p>
          </table:table-cell>
          <table:table-cell office:value-type="float" office:value="8184629" table:style-name="ce24">
            <text:p>8,184,629</text:p>
          </table:table-cell>
          <table:table-cell office:value-type="float" office:value="96565" table:style-name="ce24">
            <text:p>96,565</text:p>
          </table:table-cell>
          <table:table-cell office:value-type="float" office:value="14804527" table:style-name="ce24">
            <text:p>14,804,527</text:p>
          </table:table-cell>
          <table:table-cell office:value-type="float" office:value="126614" table:style-name="ce24">
            <text:p>126,614</text:p>
          </table:table-cell>
          <table:table-cell office:value-type="float" office:value="16603687" table:style-name="ce24">
            <text:p>16,603,687</text:p>
          </table:table-cell>
          <table:table-cell office:value-type="float" office:value="93616" table:style-name="ce24">
            <text:p>93,616</text:p>
          </table:table-cell>
          <table:table-cell office:value-type="float" office:value="10979674" table:style-name="ce24">
            <text:p>10,979,674</text:p>
          </table:table-cell>
          <table:table-cell table:number-columns-repeated="16370"/>
        </table:table-row>
        <table:table-row table:style-name="ro3">
          <table:table-cell office:value-type="float" office:value="6002" table:style-name="ce22">
            <text:p>6002</text:p>
          </table:table-cell>
          <table:table-cell office:value-type="string" table:style-name="ce23">
            <text:p><text:s text:c="4"/>淡水魚塭</text:p>
          </table:table-cell>
          <table:table-cell office:value-type="float" office:value="128765" table:style-name="ce24">
            <text:p>128,765</text:p>
          </table:table-cell>
          <table:table-cell office:value-type="float" office:value="12346075" table:style-name="ce24">
            <text:p>12,346,075</text:p>
          </table:table-cell>
          <table:table-cell office:value-type="float" office:value="132735" table:style-name="ce24">
            <text:p>132,735</text:p>
          </table:table-cell>
          <table:table-cell office:value-type="float" office:value="13612946" table:style-name="ce24">
            <text:p>13,612,946</text:p>
          </table:table-cell>
          <table:table-cell office:value-type="float" office:value="133449" table:style-name="ce24">
            <text:p>133,449</text:p>
          </table:table-cell>
          <table:table-cell office:value-type="float" office:value="13389520" table:style-name="ce24">
            <text:p>13,389,520</text:p>
          </table:table-cell>
          <table:table-cell office:value-type="float" office:value="130435" table:style-name="ce24">
            <text:p>130,435</text:p>
          </table:table-cell>
          <table:table-cell office:value-type="float" office:value="13472788" table:style-name="ce24">
            <text:p>13,472,788</text:p>
          </table:table-cell>
          <table:table-cell office:value-type="float" office:value="135178" table:style-name="ce24">
            <text:p>135,178</text:p>
          </table:table-cell>
          <table:table-cell office:value-type="float" office:value="16172109" table:style-name="ce24">
            <text:p>16,172,109</text:p>
          </table:table-cell>
          <table:table-cell office:value-type="float" office:value="159406" table:style-name="ce24">
            <text:p>159,406</text:p>
          </table:table-cell>
          <table:table-cell office:value-type="float" office:value="20043440" table:style-name="ce24">
            <text:p>20,043,440</text:p>
          </table:table-cell>
          <table:table-cell table:number-columns-repeated="16370"/>
        </table:table-row>
        <table:table-row table:style-name="ro3">
          <table:table-cell office:value-type="float" office:value="6003" table:style-name="ce22">
            <text:p>6003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2">
            <text:p>6004</text:p>
          </table:table-cell>
          <table:table-cell office:value-type="string" table:style-name="ce23">
            <text:p><text:s text:c="4"/>觀賞魚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5">
            <text:p>6099</text:p>
          </table:table-cell>
          <table:table-cell office:value-type="string" table:style-name="ce26">
            <text:p><text:s text:c="4"/>其他內陸養殖</text:p>
          </table:table-cell>
          <table:table-cell office:value-type="float" office:value="11820" table:style-name="ce27">
            <text:p>11,820</text:p>
          </table:table-cell>
          <table:table-cell office:value-type="float" office:value="593799" table:style-name="ce27">
            <text:p>593,799</text:p>
          </table:table-cell>
          <table:table-cell office:value-type="float" office:value="10615" table:style-name="ce27">
            <text:p>10,615</text:p>
          </table:table-cell>
          <table:table-cell office:value-type="float" office:value="420038" table:style-name="ce27">
            <text:p>420,038</text:p>
          </table:table-cell>
          <table:table-cell office:value-type="float" office:value="10198" table:style-name="ce27">
            <text:p>10,198</text:p>
          </table:table-cell>
          <table:table-cell office:value-type="float" office:value="427260" table:style-name="ce27">
            <text:p>427,260</text:p>
          </table:table-cell>
          <table:table-cell office:value-type="float" office:value="10847" table:style-name="ce27">
            <text:p>10,847</text:p>
          </table:table-cell>
          <table:table-cell office:value-type="float" office:value="410812" table:style-name="ce27">
            <text:p>410,812</text:p>
          </table:table-cell>
          <table:table-cell office:value-type="float" office:value="14117" table:style-name="ce27">
            <text:p>14,117</text:p>
          </table:table-cell>
          <table:table-cell office:value-type="float" office:value="533084" table:style-name="ce27">
            <text:p>533,084</text:p>
          </table:table-cell>
          <table:table-cell office:value-type="float" office:value="13335" table:style-name="ce27">
            <text:p>13,335</text:p>
          </table:table-cell>
          <table:table-cell office:value-type="float" office:value="526607" table:style-name="ce27">
            <text:p>526,607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5(續)" table:style-name="ta1">
        <table:table-column table:style-name="co1" table:default-cell-style-name="ce16"/>
        <table:table-column table:style-name="co2" table:default-cell-style-name="ce13"/>
        <table:table-column table:style-name="co3" table:number-columns-repeated="15" table:default-cell-style-name="ce13"/>
        <table:table-column table:style-name="co4" table:number-columns-repeated="16367" table:default-cell-style-name="ce13"/>
        <table:table-row table:style-name="ro1">
          <table:table-cell office:value-type="string" table:number-columns-spanned="8" table:number-rows-spanned="1" table:style-name="ce38">
            <text:p>6·歷年漁業生產量(續)</text:p>
          </table:table-cell>
          <table:covered-table-cell table:number-columns-repeated="7"/>
          <table:table-cell office:value-type="string" table:number-columns-spanned="6" table:number-rows-spanned="1" table:style-name="ce38">
            <text:p>6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28"/>
          <table:table-cell office:value-type="string" table:style-name="ce3">
            <text:p>單位：</text:p>
          </table:table-cell>
          <table:table-cell office:value-type="string" table:number-columns-spanned="2" table:number-rows-spanned="1" table:style-name="ce40">
            <text:p>產量：公噸, 千尾(觀賞魚)</text:p>
          </table:table-cell>
          <table:covered-table-cell/>
          <table:table-cell table:number-columns-repeated="4" table:style-name="ce28"/>
          <table:table-cell office:value-type="string" table:style-name="ce3">
            <text:p>Unit：</text:p>
          </table:table-cell>
          <table:table-cell office:value-type="string" table:style-name="ce31">
            <text:p><text:s/>Quantity：M.T.; 1000Pcs. by ornamental fish</text:p>
          </table:table-cell>
          <table:table-cell table:style-name="ce28"/>
          <table:table-cell table:number-columns-repeated="2" table:style-name="ce29"/>
          <table:table-cell table:number-columns-repeated="16370" table:style-name="ce28"/>
        </table:table-row>
        <table:table-row table:style-name="ro2">
          <table:table-cell table:number-columns-repeated="3" table:style-name="ce28"/>
          <table:table-cell office:value-type="string" table:number-columns-spanned="2" table:number-rows-spanned="1" table:style-name="ce40">
            <text:p>價值：新臺幣千元</text:p>
          </table:table-cell>
          <table:covered-table-cell/>
          <table:table-cell table:number-columns-repeated="5" table:style-name="ce28"/>
          <table:table-cell office:value-type="string" table:style-name="ce32">
            <text:p><text:s/>Value <text:s text:c="4"/>：Thousand NT $</text:p>
          </table:table-cell>
          <table:table-cell table:style-name="ce33"/>
          <table:table-cell table:number-columns-repeated="2" table:style-name="ce30"/>
          <table:table-cell table:number-columns-repeated="16370" table:style-name="ce28"/>
        </table:table-row>
        <table:table-row table:style-name="ro2">
          <table:table-cell table:style-name="ce10"/>
          <table:table-cell office:value-type="string" table:style-name="ce6">
            <text:p>年別</text:p>
            <draw:custom-shape svg:x="0in" svg:y="0in" svg:width="1.05208in" svg:height="0.53365in" draw:z-index="1" draw:id="id19" draw:style-name="a19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2" draw:id="id20" draw:style-name="a20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3" draw:id="id21" draw:style-name="a21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4" draw:id="id22" draw:style-name="a22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34">
            <text:p>民國七十八年</text:p>
          </table:table-cell>
          <table:covered-table-cell/>
          <table:table-cell office:value-type="string" table:number-columns-spanned="2" table:number-rows-spanned="1" table:style-name="ce34">
            <text:p>民國七十九年</text:p>
          </table:table-cell>
          <table:covered-table-cell/>
          <table:table-cell office:value-type="string" table:number-columns-spanned="2" table:number-rows-spanned="1" table:style-name="ce34">
            <text:p>民國八十年</text:p>
          </table:table-cell>
          <table:covered-table-cell/>
          <table:table-cell office:value-type="string" table:number-columns-spanned="2" table:number-rows-spanned="1" table:style-name="ce34">
            <text:p>民國八十一年</text:p>
          </table:table-cell>
          <table:covered-table-cell/>
          <table:table-cell office:value-type="string" table:number-columns-spanned="2" table:number-rows-spanned="1" table:style-name="ce34">
            <text:p>民國八十二年</text:p>
          </table:table-cell>
          <table:covered-table-cell/>
          <table:table-cell office:value-type="string" table:number-columns-spanned="2" table:number-rows-spanned="1" table:style-name="ce34">
            <text:p>民國八十三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代碼</text:p>
          </table:table-cell>
          <table:table-cell office:value-type="string" table:style-name="ce7">
            <text:p>Year</text:p>
          </table:table-cell>
          <table:table-cell office:value-type="float" office:value="1989" table:number-columns-spanned="2" table:number-rows-spanned="1" table:style-name="ce46">
            <text:p>1989</text:p>
          </table:table-cell>
          <table:covered-table-cell/>
          <table:table-cell office:value-type="float" office:value="1990" table:number-columns-spanned="2" table:number-rows-spanned="1" table:style-name="ce46">
            <text:p>1990</text:p>
          </table:table-cell>
          <table:covered-table-cell/>
          <table:table-cell office:value-type="float" office:value="1991" table:number-columns-spanned="2" table:number-rows-spanned="1" table:style-name="ce46">
            <text:p>1991</text:p>
          </table:table-cell>
          <table:covered-table-cell/>
          <table:table-cell office:value-type="float" office:value="1992" table:number-columns-spanned="2" table:number-rows-spanned="1" table:style-name="ce46">
            <text:p>1992</text:p>
          </table:table-cell>
          <table:covered-table-cell/>
          <table:table-cell office:value-type="float" office:value="1993" table:number-columns-spanned="2" table:number-rows-spanned="1" table:style-name="ce46">
            <text:p>1993</text:p>
          </table:table-cell>
          <table:covered-table-cell/>
          <table:table-cell office:value-type="float" office:value="1994" table:number-columns-spanned="2" table:number-rows-spanned="1" table:style-name="ce47">
            <text:p>1994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Code</text:p>
          </table:table-cell>
          <table:table-cell office:value-type="string" table:style-name="ce8">
            <text:p>漁業種類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table:number-columns-repeated="16370"/>
        </table:table-row>
        <table:table-row table:style-name="ro2">
          <table:table-cell table:style-name="ce12"/>
          <table:table-cell office:value-type="string" table:style-name="ce9">
            <text:p>Type of Fishery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0000</text:p>
          </table:table-cell>
          <table:table-cell office:value-type="string" table:style-name="ce10">
            <text:p>總計</text:p>
          </table:table-cell>
          <table:table-cell office:value-type="float" office:value="1371665" table:formula="of:=  IF(SUM([.C9];[.C17];[.C34];[.C52];[.C56];[.C60])=0;&quot;-&quot;;SUM([.C9];[.C17];[.C34];[.C52];[.C56];[.C60]))" table:style-name="ce17">
            <text:p>1,371,665</text:p>
          </table:table-cell>
          <table:table-cell office:value-type="float" office:value="89110349" table:formula="of:=  IF(SUM([.D9];[.D17];[.D34];[.D52];[.D56];[.D60])=0;&quot;-&quot;;SUM([.D9];[.D17];[.D34];[.D52];[.D56];[.D60]))" table:style-name="ce17">
            <text:p>89,110,349</text:p>
          </table:table-cell>
          <table:table-cell office:value-type="float" office:value="1455499" table:formula="of:=  IF(SUM([.E9];[.E17];[.E34];[.E52];[.E56];[.E60])=0;&quot;-&quot;;SUM([.E9];[.E17];[.E34];[.E52];[.E56];[.E60]))" table:style-name="ce11">
            <text:p>1,455,499</text:p>
          </table:table-cell>
          <table:table-cell office:value-type="float" office:value="89154163" table:formula="of:=  IF(SUM([.F9];[.F17];[.F34];[.F52];[.F56];[.F60])=0;&quot;-&quot;;SUM([.F9];[.F17];[.F34];[.F52];[.F56];[.F60]))" table:style-name="ce11">
            <text:p>89,154,163</text:p>
          </table:table-cell>
          <table:table-cell office:value-type="float" office:value="1316653" table:formula="of:=  IF(SUM([.G9];[.G17];[.G34];[.G52];[.G56];[.G60])=0;&quot;-&quot;;SUM([.G9];[.G17];[.G34];[.G52];[.G56];[.G60]))" table:style-name="ce11">
            <text:p>1,316,653</text:p>
          </table:table-cell>
          <table:table-cell office:value-type="float" office:value="83526066" table:formula="of:=  IF(SUM([.H9];[.H17];[.H34];[.H52];[.H56];[.H60])=0;&quot;-&quot;;SUM([.H9];[.H17];[.H34];[.H52];[.H56];[.H60]))" table:style-name="ce11">
            <text:p>83,526,066</text:p>
          </table:table-cell>
          <table:table-cell office:value-type="float" office:value="1327609" table:formula="of:=  IF(SUM([.I9];[.I17];[.I34];[.I52];[.I56];[.I60])=0;&quot;-&quot;;SUM([.I9];[.I17];[.I34];[.I52];[.I56];[.I60]))" table:style-name="ce11">
            <text:p>1,327,609</text:p>
          </table:table-cell>
          <table:table-cell office:value-type="float" office:value="83715436" table:formula="of:=  IF(SUM([.J9];[.J17];[.J34];[.J52];[.J56];[.J60])=0;&quot;-&quot;;SUM([.J9];[.J17];[.J34];[.J52];[.J56];[.J60]))" table:style-name="ce11">
            <text:p>83,715,436</text:p>
          </table:table-cell>
          <table:table-cell office:value-type="float" office:value="1423973" table:formula="of:=  IF(SUM([.K9];[.K17];[.K34];[.K52];[.K56];[.K60])=0;&quot;-&quot;;SUM([.K9];[.K17];[.K34];[.K52];[.K56];[.K60]))" table:style-name="ce11">
            <text:p>1,423,973</text:p>
          </table:table-cell>
          <table:table-cell office:value-type="float" office:value="93175226" table:formula="of:=  IF(SUM([.L9];[.L17];[.L34];[.L52];[.L56];[.L60])=0;&quot;-&quot;;SUM([.L9];[.L17];[.L34];[.L52];[.L56];[.L60]))" table:style-name="ce11">
            <text:p>93,175,226</text:p>
          </table:table-cell>
          <table:table-cell office:value-type="float" office:value="1255275" table:formula="of:=  IF(SUM([.M9];[.M17];[.M34];[.M52];[.M56];[.M60])=0;&quot;-&quot;;SUM([.M9];[.M17];[.M34];[.M52];[.M56];[.M60]))" table:style-name="ce11">
            <text:p>1,255,275</text:p>
          </table:table-cell>
          <table:table-cell office:value-type="float" office:value="89201377" table:formula="of:=  IF(SUM([.N9];[.N17];[.N34];[.N52];[.N56];[.N60])=0;&quot;-&quot;;SUM([.N9];[.N17];[.N34];[.N52];[.N56];[.N60]))" table:style-name="ce11">
            <text:p>89,201,377</text:p>
          </table:table-cell>
          <table:table-cell table:number-columns-repeated="16370"/>
        </table:table-row>
        <table:table-row table:style-name="ro3">
          <table:table-cell office:value-type="float" office:value="1000" table:style-name="ce18">
            <text:p>1000</text:p>
          </table:table-cell>
          <table:table-cell office:value-type="string" table:style-name="ce19">
            <text:p>遠洋漁業合計</text:p>
          </table:table-cell>
          <table:table-cell office:value-type="float" office:value="734441" table:formula="of:=  IF(SUM([.C10:.C16])=0;&quot;-&quot;;SUM([.C10:.C16]))" table:style-name="ce20">
            <text:p>734,441</text:p>
          </table:table-cell>
          <table:table-cell office:value-type="float" office:value="33502923" table:formula="of:=  IF(SUM([.D10:.D16])=0;&quot;-&quot;;SUM([.D10:.D16]))" table:style-name="ce20">
            <text:p>33,502,923</text:p>
          </table:table-cell>
          <table:table-cell office:value-type="float" office:value="766985" table:formula="of:=  IF(SUM([.E10:.E16])=0;&quot;-&quot;;SUM([.E10:.E16]))" table:style-name="ce21">
            <text:p>766,985</text:p>
          </table:table-cell>
          <table:table-cell office:value-type="float" office:value="35248571" table:formula="of:=  IF(SUM([.F10:.F16])=0;&quot;-&quot;;SUM([.F10:.F16]))" table:style-name="ce21">
            <text:p>35,248,571</text:p>
          </table:table-cell>
          <table:table-cell office:value-type="float" office:value="714263" table:formula="of:=  IF(SUM([.G10:.G16])=0;&quot;-&quot;;SUM([.G10:.G16]))" table:style-name="ce21">
            <text:p>714,263</text:p>
          </table:table-cell>
          <table:table-cell office:value-type="float" office:value="32203992" table:formula="of:=  IF(SUM([.H10:.H16])=0;&quot;-&quot;;SUM([.H10:.H16]))" table:style-name="ce21">
            <text:p>32,203,992</text:p>
          </table:table-cell>
          <table:table-cell office:value-type="float" office:value="737638" table:formula="of:=  IF(SUM([.I10:.I16])=0;&quot;-&quot;;SUM([.I10:.I16]))" table:style-name="ce21">
            <text:p>737,638</text:p>
          </table:table-cell>
          <table:table-cell office:value-type="float" office:value="34622194" table:formula="of:=  IF(SUM([.J10:.J16])=0;&quot;-&quot;;SUM([.J10:.J16]))" table:style-name="ce21">
            <text:p>34,622,194</text:p>
          </table:table-cell>
          <table:table-cell office:value-type="float" office:value="834964" table:formula="of:=  IF(SUM([.K10:.K16])=0;&quot;-&quot;;SUM([.K10:.K16]))" table:style-name="ce21">
            <text:p>834,964</text:p>
          </table:table-cell>
          <table:table-cell office:value-type="float" office:value="42700613" table:formula="of:=  IF(SUM([.L10:.L16])=0;&quot;-&quot;;SUM([.L10:.L16]))" table:style-name="ce21">
            <text:p>42,700,613</text:p>
          </table:table-cell>
          <table:table-cell office:value-type="float" office:value="683780" table:formula="of:=  IF(SUM([.M10:.M16])=0;&quot;-&quot;;SUM([.M10:.M16]))" table:style-name="ce21">
            <text:p>683,780</text:p>
          </table:table-cell>
          <table:table-cell office:value-type="float" office:value="36046903" table:formula="of:=  IF(SUM([.N10:.N16])=0;&quot;-&quot;;SUM([.N10:.N16]))" table:style-name="ce21">
            <text:p>36,046,903</text:p>
          </table:table-cell>
          <table:table-cell table:number-columns-repeated="16370"/>
        </table:table-row>
        <table:table-row table:style-name="ro3">
          <table:table-cell office:value-type="float" office:value="1001" table:style-name="ce22">
            <text:p>1001</text:p>
          </table:table-cell>
          <table:table-cell office:value-type="string" table:style-name="ce23">
            <text:p><text:s text:c="4"/>單船拖網</text:p>
          </table:table-cell>
          <table:table-cell office:value-type="float" office:value="116657" table:style-name="ce24">
            <text:p>116,657</text:p>
          </table:table-cell>
          <table:table-cell office:value-type="float" office:value="4821909" table:style-name="ce24">
            <text:p>4,821,909</text:p>
          </table:table-cell>
          <table:table-cell office:value-type="float" office:value="97145" table:style-name="ce24">
            <text:p>97,145</text:p>
          </table:table-cell>
          <table:table-cell office:value-type="float" office:value="4277440" table:style-name="ce24">
            <text:p>4,277,440</text:p>
          </table:table-cell>
          <table:table-cell office:value-type="float" office:value="86115" table:style-name="ce24">
            <text:p>86,115</text:p>
          </table:table-cell>
          <table:table-cell office:value-type="float" office:value="3814168" table:style-name="ce24">
            <text:p>3,814,168</text:p>
          </table:table-cell>
          <table:table-cell office:value-type="float" office:value="40064" table:style-name="ce24">
            <text:p>40,064</text:p>
          </table:table-cell>
          <table:table-cell office:value-type="float" office:value="2006836" table:style-name="ce24">
            <text:p>2,006,836</text:p>
          </table:table-cell>
          <table:table-cell office:value-type="float" office:value="44184" table:style-name="ce24">
            <text:p>44,184</text:p>
          </table:table-cell>
          <table:table-cell office:value-type="float" office:value="1913636" table:style-name="ce24">
            <text:p>1,913,636</text:p>
          </table:table-cell>
          <table:table-cell office:value-type="float" office:value="35400" table:style-name="ce24">
            <text:p>35,400</text:p>
          </table:table-cell>
          <table:table-cell office:value-type="float" office:value="2000297" table:style-name="ce24">
            <text:p>2,000,297</text:p>
          </table:table-cell>
          <table:table-cell table:number-columns-repeated="16370"/>
        </table:table-row>
        <table:table-row table:style-name="ro3">
          <table:table-cell office:value-type="float" office:value="1002" table:style-name="ce22">
            <text:p>1002</text:p>
          </table:table-cell>
          <table:table-cell office:value-type="string" table:style-name="ce23">
            <text:p><text:s text:c="4"/>雙船拖網</text:p>
          </table:table-cell>
          <table:table-cell office:value-type="float" office:value="111480" table:style-name="ce24">
            <text:p>111,480</text:p>
          </table:table-cell>
          <table:table-cell office:value-type="float" office:value="4235329" table:style-name="ce24">
            <text:p>4,235,329</text:p>
          </table:table-cell>
          <table:table-cell office:value-type="float" office:value="104128" table:style-name="ce24">
            <text:p>104,128</text:p>
          </table:table-cell>
          <table:table-cell office:value-type="float" office:value="4319067" table:style-name="ce24">
            <text:p>4,319,067</text:p>
          </table:table-cell>
          <table:table-cell office:value-type="float" office:value="98775" table:style-name="ce24">
            <text:p>98,775</text:p>
          </table:table-cell>
          <table:table-cell office:value-type="float" office:value="4269631" table:style-name="ce24">
            <text:p>4,269,631</text:p>
          </table:table-cell>
          <table:table-cell office:value-type="float" office:value="71375" table:style-name="ce24">
            <text:p>71,375</text:p>
          </table:table-cell>
          <table:table-cell office:value-type="float" office:value="3606226" table:style-name="ce24">
            <text:p>3,606,226</text:p>
          </table:table-cell>
          <table:table-cell office:value-type="float" office:value="79100" table:style-name="ce24">
            <text:p>79,100</text:p>
          </table:table-cell>
          <table:table-cell office:value-type="float" office:value="3482080" table:style-name="ce24">
            <text:p>3,482,080</text:p>
          </table:table-cell>
          <table:table-cell office:value-type="float" office:value="61947" table:style-name="ce24">
            <text:p>61,947</text:p>
          </table:table-cell>
          <table:table-cell office:value-type="float" office:value="3491623" table:style-name="ce24">
            <text:p>3,491,623</text:p>
          </table:table-cell>
          <table:table-cell table:number-columns-repeated="16370"/>
        </table:table-row>
        <table:table-row table:style-name="ro3">
          <table:table-cell office:value-type="float" office:value="1003" table:style-name="ce22">
            <text:p>1003</text:p>
          </table:table-cell>
          <table:table-cell office:value-type="string" table:style-name="ce23">
            <text:p><text:s text:c="4"/>鰹鮪圍網</text:p>
          </table:table-cell>
          <table:table-cell office:value-type="float" office:value="117164" table:style-name="ce24">
            <text:p>117,164</text:p>
          </table:table-cell>
          <table:table-cell office:value-type="float" office:value="3787290" table:style-name="ce24">
            <text:p>3,787,290</text:p>
          </table:table-cell>
          <table:table-cell office:value-type="float" office:value="124599" table:style-name="ce24">
            <text:p>124,599</text:p>
          </table:table-cell>
          <table:table-cell office:value-type="float" office:value="3013627" table:style-name="ce24">
            <text:p>3,013,627</text:p>
          </table:table-cell>
          <table:table-cell office:value-type="float" office:value="107062" table:style-name="ce24">
            <text:p>107,062</text:p>
          </table:table-cell>
          <table:table-cell office:value-type="float" office:value="2456971" table:style-name="ce24">
            <text:p>2,456,971</text:p>
          </table:table-cell>
          <table:table-cell office:value-type="float" office:value="165879" table:style-name="ce24">
            <text:p>165,879</text:p>
          </table:table-cell>
          <table:table-cell office:value-type="float" office:value="4182712" table:style-name="ce24">
            <text:p>4,182,712</text:p>
          </table:table-cell>
          <table:table-cell office:value-type="float" office:value="176666" table:style-name="ce24">
            <text:p>176,666</text:p>
          </table:table-cell>
          <table:table-cell office:value-type="float" office:value="3622608" table:style-name="ce24">
            <text:p>3,622,608</text:p>
          </table:table-cell>
          <table:table-cell office:value-type="float" office:value="182555" table:style-name="ce24">
            <text:p>182,555</text:p>
          </table:table-cell>
          <table:table-cell office:value-type="float" office:value="4357325" table:style-name="ce24">
            <text:p>4,357,325</text:p>
          </table:table-cell>
          <table:table-cell table:number-columns-repeated="16370"/>
        </table:table-row>
        <table:table-row table:style-name="ro3">
          <table:table-cell office:value-type="float" office:value="1004" table:style-name="ce22">
            <text:p>1004</text:p>
          </table:table-cell>
          <table:table-cell office:value-type="string" table:style-name="ce23">
            <text:p><text:s text:c="4"/>秋刀魚棒受網</text:p>
          </table:table-cell>
          <table:table-cell office:value-type="float" office:value="12036" table:style-name="ce24">
            <text:p>12,036</text:p>
          </table:table-cell>
          <table:table-cell office:value-type="float" office:value="208226" table:style-name="ce24">
            <text:p>208,226</text:p>
          </table:table-cell>
          <table:table-cell office:value-type="float" office:value="31877" table:style-name="ce24">
            <text:p>31,877</text:p>
          </table:table-cell>
          <table:table-cell office:value-type="float" office:value="548283" table:style-name="ce24">
            <text:p>548,283</text:p>
          </table:table-cell>
          <table:table-cell office:value-type="float" office:value="19473" table:style-name="ce24">
            <text:p>19,473</text:p>
          </table:table-cell>
          <table:table-cell office:value-type="float" office:value="331041" table:style-name="ce24">
            <text:p>331,041</text:p>
          </table:table-cell>
          <table:table-cell office:value-type="float" office:value="34235" table:style-name="ce24">
            <text:p>34,235</text:p>
          </table:table-cell>
          <table:table-cell office:value-type="float" office:value="917487" table:style-name="ce24">
            <text:p>917,487</text:p>
          </table:table-cell>
          <table:table-cell office:value-type="float" office:value="36435" table:style-name="ce24">
            <text:p>36,435</text:p>
          </table:table-cell>
          <table:table-cell office:value-type="float" office:value="633975" table:style-name="ce24">
            <text:p>633,975</text:p>
          </table:table-cell>
          <table:table-cell office:value-type="float" office:value="12550" table:style-name="ce24">
            <text:p>12,550</text:p>
          </table:table-cell>
          <table:table-cell office:value-type="float" office:value="251004" table:style-name="ce24">
            <text:p>251,004</text:p>
          </table:table-cell>
          <table:table-cell table:number-columns-repeated="16370"/>
        </table:table-row>
        <table:table-row table:style-name="ro3">
          <table:table-cell office:value-type="float" office:value="1050" table:style-name="ce22">
            <text:p>1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139113" table:style-name="ce24">
            <text:p>139,113</text:p>
          </table:table-cell>
          <table:table-cell office:value-type="float" office:value="9867557" table:style-name="ce24">
            <text:p>9,867,557</text:p>
          </table:table-cell>
          <table:table-cell office:value-type="float" office:value="155921" table:style-name="ce24">
            <text:p>155,921</text:p>
          </table:table-cell>
          <table:table-cell office:value-type="float" office:value="9993993" table:style-name="ce24">
            <text:p>9,993,993</text:p>
          </table:table-cell>
          <table:table-cell office:value-type="float" office:value="134574" table:style-name="ce24">
            <text:p>134,574</text:p>
          </table:table-cell>
          <table:table-cell office:value-type="float" office:value="7880426" table:style-name="ce24">
            <text:p>7,880,426</text:p>
          </table:table-cell>
          <table:table-cell office:value-type="float" office:value="237132" table:style-name="ce24">
            <text:p>237,132</text:p>
          </table:table-cell>
          <table:table-cell office:value-type="float" office:value="16256080" table:style-name="ce24">
            <text:p>16,256,080</text:p>
          </table:table-cell>
          <table:table-cell office:value-type="float" office:value="300193" table:style-name="ce24">
            <text:p>300,193</text:p>
          </table:table-cell>
          <table:table-cell office:value-type="float" office:value="28398147" table:style-name="ce24">
            <text:p>28,398,147</text:p>
          </table:table-cell>
          <table:table-cell office:value-type="float" office:value="209319" table:style-name="ce24">
            <text:p>209,319</text:p>
          </table:table-cell>
          <table:table-cell office:value-type="float" office:value="20282828" table:style-name="ce24">
            <text:p>20,282,828</text:p>
          </table:table-cell>
          <table:table-cell table:number-columns-repeated="16370"/>
        </table:table-row>
        <table:table-row table:style-name="ro3">
          <table:table-cell office:value-type="float" office:value="1051" table:style-name="ce22">
            <text:p>1051</text:p>
          </table:table-cell>
          <table:table-cell office:value-type="string" table:style-name="ce23">
            <text:p><text:s text:c="4"/>魷釣</text:p>
          </table:table-cell>
          <table:table-cell office:value-type="float" office:value="117717" table:style-name="ce24">
            <text:p>117,717</text:p>
          </table:table-cell>
          <table:table-cell office:value-type="float" office:value="4919754" table:style-name="ce24">
            <text:p>4,919,754</text:p>
          </table:table-cell>
          <table:table-cell office:value-type="float" office:value="88254" table:style-name="ce24">
            <text:p>88,254</text:p>
          </table:table-cell>
          <table:table-cell office:value-type="float" office:value="4685110" table:style-name="ce24">
            <text:p>4,685,110</text:p>
          </table:table-cell>
          <table:table-cell office:value-type="float" office:value="124176" table:style-name="ce24">
            <text:p>124,176</text:p>
          </table:table-cell>
          <table:table-cell office:value-type="float" office:value="5753720" table:style-name="ce24">
            <text:p>5,753,720</text:p>
          </table:table-cell>
          <table:table-cell office:value-type="float" office:value="151535" table:style-name="ce24">
            <text:p>151,535</text:p>
          </table:table-cell>
          <table:table-cell office:value-type="float" office:value="5828660" table:style-name="ce24">
            <text:p>5,828,660</text:p>
          </table:table-cell>
          <table:table-cell office:value-type="float" office:value="197494" table:style-name="ce24">
            <text:p>197,494</text:p>
          </table:table-cell>
          <table:table-cell office:value-type="float" office:value="4615064" table:style-name="ce24">
            <text:p>4,615,064</text:p>
          </table:table-cell>
          <table:table-cell office:value-type="float" office:value="158303" table:style-name="ce24">
            <text:p>158,303</text:p>
          </table:table-cell>
          <table:table-cell office:value-type="float" office:value="5065696" table:style-name="ce24">
            <text:p>5,065,696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1099</text:p>
          </table:table-cell>
          <table:table-cell office:value-type="string" table:style-name="ce26">
            <text:p><text:s text:c="4"/>其他遠洋漁業</text:p>
          </table:table-cell>
          <table:table-cell office:value-type="float" office:value="120274" table:style-name="ce27">
            <text:p>120,274</text:p>
          </table:table-cell>
          <table:table-cell office:value-type="float" office:value="5662858" table:style-name="ce27">
            <text:p>5,662,858</text:p>
          </table:table-cell>
          <table:table-cell office:value-type="float" office:value="165061" table:style-name="ce27">
            <text:p>165,061</text:p>
          </table:table-cell>
          <table:table-cell office:value-type="float" office:value="8411051" table:style-name="ce27">
            <text:p>8,411,051</text:p>
          </table:table-cell>
          <table:table-cell office:value-type="float" office:value="144088" table:style-name="ce27">
            <text:p>144,088</text:p>
          </table:table-cell>
          <table:table-cell office:value-type="float" office:value="7698035" table:style-name="ce27">
            <text:p>7,698,035</text:p>
          </table:table-cell>
          <table:table-cell office:value-type="float" office:value="37418" table:style-name="ce27">
            <text:p>37,418</text:p>
          </table:table-cell>
          <table:table-cell office:value-type="float" office:value="1824193" table:style-name="ce27">
            <text:p>1,824,193</text:p>
          </table:table-cell>
          <table:table-cell office:value-type="float" office:value="892" table:style-name="ce27">
            <text:p>892</text:p>
          </table:table-cell>
          <table:table-cell office:value-type="float" office:value="35103" table:style-name="ce27">
            <text:p>35,103</text:p>
          </table:table-cell>
          <table:table-cell office:value-type="float" office:value="23706" table:style-name="ce27">
            <text:p>23,706</text:p>
          </table:table-cell>
          <table:table-cell office:value-type="float" office:value="598130" table:style-name="ce27">
            <text:p>598,130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2000</text:p>
          </table:table-cell>
          <table:table-cell office:value-type="string" table:style-name="ce19">
            <text:p>近海漁業合計</text:p>
          </table:table-cell>
          <table:table-cell office:value-type="float" office:value="333309" table:formula="of:=  IF(SUM([.C18:.C33])=0;&quot;-&quot;;SUM([.C18:.C33]))" table:style-name="ce20">
            <text:p>333,309</text:p>
          </table:table-cell>
          <table:table-cell office:value-type="float" office:value="24649440" table:formula="of:=  IF(SUM([.D18:.D33])=0;&quot;-&quot;;SUM([.D18:.D33]))" table:style-name="ce20">
            <text:p>24,649,440</text:p>
          </table:table-cell>
          <table:table-cell office:value-type="float" office:value="291910" table:formula="of:=  IF(SUM([.E18:.E33])=0;&quot;-&quot;;SUM([.E18:.E33]))" table:style-name="ce21">
            <text:p>291,910</text:p>
          </table:table-cell>
          <table:table-cell office:value-type="float" office:value="18227005" table:formula="of:=  IF(SUM([.F18:.F33])=0;&quot;-&quot;;SUM([.F18:.F33]))" table:style-name="ce21">
            <text:p>18,227,005</text:p>
          </table:table-cell>
          <table:table-cell office:value-type="float" office:value="266566" table:formula="of:=  IF(SUM([.G18:.G33])=0;&quot;-&quot;;SUM([.G18:.G33]))" table:style-name="ce21">
            <text:p>266,566</text:p>
          </table:table-cell>
          <table:table-cell office:value-type="float" office:value="17450200" table:formula="of:=  IF(SUM([.H18:.H33])=0;&quot;-&quot;;SUM([.H18:.H33]))" table:style-name="ce21">
            <text:p>17,450,200</text:p>
          </table:table-cell>
          <table:table-cell office:value-type="float" office:value="280188" table:formula="of:=  IF(SUM([.I18:.I33])=0;&quot;-&quot;;SUM([.I18:.I33]))" table:style-name="ce21">
            <text:p>280,188</text:p>
          </table:table-cell>
          <table:table-cell office:value-type="float" office:value="16383344" table:formula="of:=  IF(SUM([.J18:.J33])=0;&quot;-&quot;;SUM([.J18:.J33]))" table:style-name="ce21">
            <text:p>16,383,344</text:p>
          </table:table-cell>
          <table:table-cell office:value-type="float" office:value="258071" table:formula="of:=  IF(SUM([.K18:.K33])=0;&quot;-&quot;;SUM([.K18:.K33]))" table:style-name="ce21">
            <text:p>258,071</text:p>
          </table:table-cell>
          <table:table-cell office:value-type="float" office:value="17244358" table:formula="of:=  IF(SUM([.L18:.L33])=0;&quot;-&quot;;SUM([.L18:.L33]))" table:style-name="ce21">
            <text:p>17,244,358</text:p>
          </table:table-cell>
          <table:table-cell office:value-type="float" office:value="241698" table:formula="of:=  IF(SUM([.M18:.M33])=0;&quot;-&quot;;SUM([.M18:.M33]))" table:style-name="ce21">
            <text:p>241,698</text:p>
          </table:table-cell>
          <table:table-cell office:value-type="float" office:value="15994467" table:formula="of:=  IF(SUM([.N18:.N33])=0;&quot;-&quot;;SUM([.N18:.N33]))" table:style-name="ce21">
            <text:p>15,994,46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1</text:p>
          </table:table-cell>
          <table:table-cell office:value-type="string" table:style-name="ce23">
            <text:p><text:s text:c="4"/>巾著網</text:p>
          </table:table-cell>
          <table:table-cell office:value-type="float" office:value="16471" table:style-name="ce24">
            <text:p>16,471</text:p>
          </table:table-cell>
          <table:table-cell office:value-type="float" office:value="930675" table:style-name="ce24">
            <text:p>930,675</text:p>
          </table:table-cell>
          <table:table-cell office:value-type="float" office:value="9826" table:style-name="ce24">
            <text:p>9,826</text:p>
          </table:table-cell>
          <table:table-cell office:value-type="float" office:value="357793" table:style-name="ce24">
            <text:p>357,793</text:p>
          </table:table-cell>
          <table:table-cell office:value-type="float" office:value="6605" table:style-name="ce24">
            <text:p>6,605</text:p>
          </table:table-cell>
          <table:table-cell office:value-type="float" office:value="177342" table:style-name="ce24">
            <text:p>177,342</text:p>
          </table:table-cell>
          <table:table-cell office:value-type="float" office:value="13887" table:style-name="ce24">
            <text:p>13,887</text:p>
          </table:table-cell>
          <table:table-cell office:value-type="float" office:value="507136" table:style-name="ce24">
            <text:p>507,136</text:p>
          </table:table-cell>
          <table:table-cell office:value-type="float" office:value="11092" table:style-name="ce24">
            <text:p>11,092</text:p>
          </table:table-cell>
          <table:table-cell office:value-type="float" office:value="519390" table:style-name="ce24">
            <text:p>519,390</text:p>
          </table:table-cell>
          <table:table-cell office:value-type="float" office:value="5366" table:style-name="ce24">
            <text:p>5,366</text:p>
          </table:table-cell>
          <table:table-cell office:value-type="float" office:value="268798" table:style-name="ce24">
            <text:p>268,79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2</text:p>
          </table:table-cell>
          <table:table-cell office:value-type="string" table:style-name="ce23">
            <text:p><text:s text:c="4"/>鯖鰺圍網</text:p>
          </table:table-cell>
          <table:table-cell office:value-type="float" office:value="43351" table:style-name="ce24">
            <text:p>43,351</text:p>
          </table:table-cell>
          <table:table-cell office:value-type="float" office:value="834443" table:style-name="ce24">
            <text:p>834,443</text:p>
          </table:table-cell>
          <table:table-cell office:value-type="float" office:value="53897" table:style-name="ce24">
            <text:p>53,897</text:p>
          </table:table-cell>
          <table:table-cell office:value-type="float" office:value="1077930" table:style-name="ce24">
            <text:p>1,077,930</text:p>
          </table:table-cell>
          <table:table-cell office:value-type="float" office:value="42734" table:style-name="ce24">
            <text:p>42,734</text:p>
          </table:table-cell>
          <table:table-cell office:value-type="float" office:value="950478" table:style-name="ce24">
            <text:p>950,478</text:p>
          </table:table-cell>
          <table:table-cell office:value-type="float" office:value="60858" table:style-name="ce24">
            <text:p>60,858</text:p>
          </table:table-cell>
          <table:table-cell office:value-type="float" office:value="1315625" table:style-name="ce24">
            <text:p>1,315,625</text:p>
          </table:table-cell>
          <table:table-cell office:value-type="float" office:value="63849" table:style-name="ce24">
            <text:p>63,849</text:p>
          </table:table-cell>
          <table:table-cell office:value-type="float" office:value="1781941" table:style-name="ce24">
            <text:p>1,781,941</text:p>
          </table:table-cell>
          <table:table-cell office:value-type="float" office:value="71941" table:style-name="ce24">
            <text:p>71,941</text:p>
          </table:table-cell>
          <table:table-cell office:value-type="float" office:value="1048922" table:style-name="ce24">
            <text:p>1,048,92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3</text:p>
          </table:table-cell>
          <table:table-cell office:value-type="string" table:style-name="ce23">
            <text:p><text:s text:c="4"/>棒受網</text:p>
          </table:table-cell>
          <table:table-cell office:value-type="float" office:value="34468" table:style-name="ce24">
            <text:p>34,468</text:p>
          </table:table-cell>
          <table:table-cell office:value-type="float" office:value="3691986" table:style-name="ce24">
            <text:p>3,691,986</text:p>
          </table:table-cell>
          <table:table-cell office:value-type="float" office:value="34132" table:style-name="ce24">
            <text:p>34,132</text:p>
          </table:table-cell>
          <table:table-cell office:value-type="float" office:value="2164571" table:style-name="ce24">
            <text:p>2,164,571</text:p>
          </table:table-cell>
          <table:table-cell office:value-type="float" office:value="24292" table:style-name="ce24">
            <text:p>24,292</text:p>
          </table:table-cell>
          <table:table-cell office:value-type="float" office:value="1803318" table:style-name="ce24">
            <text:p>1,803,318</text:p>
          </table:table-cell>
          <table:table-cell office:value-type="float" office:value="23156" table:style-name="ce24">
            <text:p>23,156</text:p>
          </table:table-cell>
          <table:table-cell office:value-type="float" office:value="1247123" table:style-name="ce24">
            <text:p>1,247,123</text:p>
          </table:table-cell>
          <table:table-cell office:value-type="float" office:value="16897" table:style-name="ce24">
            <text:p>16,897</text:p>
          </table:table-cell>
          <table:table-cell office:value-type="float" office:value="982081" table:style-name="ce24">
            <text:p>982,081</text:p>
          </table:table-cell>
          <table:table-cell office:value-type="float" office:value="21542" table:style-name="ce24">
            <text:p>21,542</text:p>
          </table:table-cell>
          <table:table-cell office:value-type="float" office:value="1257623" table:style-name="ce24">
            <text:p>1,257,62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4</text:p>
          </table:table-cell>
          <table:table-cell office:value-type="string" table:style-name="ce23">
            <text:p><text:s text:c="4"/>中小拖網</text:p>
          </table:table-cell>
          <table:table-cell office:value-type="float" office:value="153985" table:style-name="ce24">
            <text:p>153,985</text:p>
          </table:table-cell>
          <table:table-cell office:value-type="float" office:value="11710320" table:style-name="ce24">
            <text:p>11,710,320</text:p>
          </table:table-cell>
          <table:table-cell office:value-type="float" office:value="120697" table:style-name="ce24">
            <text:p>120,697</text:p>
          </table:table-cell>
          <table:table-cell office:value-type="float" office:value="8713733" table:style-name="ce24">
            <text:p>8,713,733</text:p>
          </table:table-cell>
          <table:table-cell office:value-type="float" office:value="125259" table:style-name="ce24">
            <text:p>125,259</text:p>
          </table:table-cell>
          <table:table-cell office:value-type="float" office:value="9112550" table:style-name="ce24">
            <text:p>9,112,550</text:p>
          </table:table-cell>
          <table:table-cell office:value-type="float" office:value="110960" table:style-name="ce24">
            <text:p>110,960</text:p>
          </table:table-cell>
          <table:table-cell office:value-type="float" office:value="7264788" table:style-name="ce24">
            <text:p>7,264,788</text:p>
          </table:table-cell>
          <table:table-cell office:value-type="float" office:value="103594" table:style-name="ce24">
            <text:p>103,594</text:p>
          </table:table-cell>
          <table:table-cell office:value-type="float" office:value="7293843" table:style-name="ce24">
            <text:p>7,293,843</text:p>
          </table:table-cell>
          <table:table-cell office:value-type="float" office:value="77483" table:style-name="ce24">
            <text:p>77,483</text:p>
          </table:table-cell>
          <table:table-cell office:value-type="float" office:value="6023970" table:style-name="ce24">
            <text:p>6,023,97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5</text:p>
          </table:table-cell>
          <table:table-cell office:value-type="string" table:style-name="ce23">
            <text:p><text:s text:c="4"/>刺網</text:p>
          </table:table-cell>
          <table:table-cell office:value-type="float" office:value="28785" table:style-name="ce24">
            <text:p>28,785</text:p>
          </table:table-cell>
          <table:table-cell office:value-type="float" office:value="2733101" table:style-name="ce24">
            <text:p>2,733,101</text:p>
          </table:table-cell>
          <table:table-cell office:value-type="float" office:value="22307" table:style-name="ce24">
            <text:p>22,307</text:p>
          </table:table-cell>
          <table:table-cell office:value-type="float" office:value="2080286" table:style-name="ce24">
            <text:p>2,080,286</text:p>
          </table:table-cell>
          <table:table-cell office:value-type="float" office:value="19921" table:style-name="ce24">
            <text:p>19,921</text:p>
          </table:table-cell>
          <table:table-cell office:value-type="float" office:value="2055720" table:style-name="ce24">
            <text:p>2,055,720</text:p>
          </table:table-cell>
          <table:table-cell office:value-type="float" office:value="17476" table:style-name="ce24">
            <text:p>17,476</text:p>
          </table:table-cell>
          <table:table-cell office:value-type="float" office:value="1836745" table:style-name="ce24">
            <text:p>1,836,745</text:p>
          </table:table-cell>
          <table:table-cell office:value-type="float" office:value="12224" table:style-name="ce24">
            <text:p>12,224</text:p>
          </table:table-cell>
          <table:table-cell office:value-type="float" office:value="1410675" table:style-name="ce24">
            <text:p>1,410,675</text:p>
          </table:table-cell>
          <table:table-cell office:value-type="float" office:value="17275" table:style-name="ce24">
            <text:p>17,275</text:p>
          </table:table-cell>
          <table:table-cell office:value-type="float" office:value="2348564" table:style-name="ce24">
            <text:p>2,348,56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6</text:p>
          </table:table-cell>
          <table:table-cell office:value-type="string" table:style-name="ce23">
            <text:p><text:s text:c="4"/>扒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9057" table:style-name="ce24">
            <text:p>9,057</text:p>
          </table:table-cell>
          <table:table-cell office:value-type="float" office:value="1185309" table:style-name="ce24">
            <text:p>1,185,309</text:p>
          </table:table-cell>
          <table:table-cell office:value-type="float" office:value="4650" table:style-name="ce24">
            <text:p>4,650</text:p>
          </table:table-cell>
          <table:table-cell office:value-type="float" office:value="631131" table:style-name="ce24">
            <text:p>631,131</text:p>
          </table:table-cell>
          <table:table-cell office:value-type="float" office:value="4322" table:style-name="ce24">
            <text:p>4,322</text:p>
          </table:table-cell>
          <table:table-cell office:value-type="float" office:value="490937" table:style-name="ce24">
            <text:p>490,937</text:p>
          </table:table-cell>
          <table:table-cell office:value-type="float" office:value="2350" table:style-name="ce24">
            <text:p>2,350</text:p>
          </table:table-cell>
          <table:table-cell office:value-type="float" office:value="222263" table:style-name="ce24">
            <text:p>222,263</text:p>
          </table:table-cell>
          <table:table-cell office:value-type="float" office:value="414" table:style-name="ce24">
            <text:p>414</text:p>
          </table:table-cell>
          <table:table-cell office:value-type="float" office:value="37746" table:style-name="ce24">
            <text:p>37,746</text:p>
          </table:table-cell>
          <table:table-cell office:value-type="float" office:value="300" table:style-name="ce24">
            <text:p>300</text:p>
          </table:table-cell>
          <table:table-cell office:value-type="float" office:value="40862" table:style-name="ce24">
            <text:p>40,86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30151" table:style-name="ce24">
            <text:p>30,151</text:p>
          </table:table-cell>
          <table:table-cell office:value-type="float" office:value="2322331" table:style-name="ce24">
            <text:p>2,322,331</text:p>
          </table:table-cell>
          <table:table-cell office:value-type="float" office:value="21292" table:style-name="ce24">
            <text:p>21,292</text:p>
          </table:table-cell>
          <table:table-cell office:value-type="float" office:value="1693263" table:style-name="ce24">
            <text:p>1,693,263</text:p>
          </table:table-cell>
          <table:table-cell office:value-type="float" office:value="23960" table:style-name="ce24">
            <text:p>23,960</text:p>
          </table:table-cell>
          <table:table-cell office:value-type="float" office:value="1648665" table:style-name="ce24">
            <text:p>1,648,665</text:p>
          </table:table-cell>
          <table:table-cell office:value-type="float" office:value="29043" table:style-name="ce24">
            <text:p>29,043</text:p>
          </table:table-cell>
          <table:table-cell office:value-type="float" office:value="1990738" table:style-name="ce24">
            <text:p>1,990,738</text:p>
          </table:table-cell>
          <table:table-cell office:value-type="float" office:value="27287" table:style-name="ce24">
            <text:p>27,287</text:p>
          </table:table-cell>
          <table:table-cell office:value-type="float" office:value="2402609" table:style-name="ce24">
            <text:p>2,402,609</text:p>
          </table:table-cell>
          <table:table-cell office:value-type="float" office:value="22698" table:style-name="ce24">
            <text:p>22,698</text:p>
          </table:table-cell>
          <table:table-cell office:value-type="float" office:value="2378278" table:style-name="ce24">
            <text:p>2,378,27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11955" table:style-name="ce24">
            <text:p>11,955</text:p>
          </table:table-cell>
          <table:table-cell office:value-type="float" office:value="765592" table:style-name="ce24">
            <text:p>765,592</text:p>
          </table:table-cell>
          <table:table-cell office:value-type="float" office:value="13847" table:style-name="ce24">
            <text:p>13,847</text:p>
          </table:table-cell>
          <table:table-cell office:value-type="float" office:value="818751" table:style-name="ce24">
            <text:p>818,751</text:p>
          </table:table-cell>
          <table:table-cell office:value-type="float" office:value="12957" table:style-name="ce24">
            <text:p>12,957</text:p>
          </table:table-cell>
          <table:table-cell office:value-type="float" office:value="676159" table:style-name="ce24">
            <text:p>676,159</text:p>
          </table:table-cell>
          <table:table-cell office:value-type="float" office:value="16993" table:style-name="ce24">
            <text:p>16,993</text:p>
          </table:table-cell>
          <table:table-cell office:value-type="float" office:value="1578420" table:style-name="ce24">
            <text:p>1,578,420</text:p>
          </table:table-cell>
          <table:table-cell office:value-type="float" office:value="13588" table:style-name="ce24">
            <text:p>13,588</text:p>
          </table:table-cell>
          <table:table-cell office:value-type="float" office:value="2301420" table:style-name="ce24">
            <text:p>2,301,420</text:p>
          </table:table-cell>
          <table:table-cell office:value-type="float" office:value="14936" table:style-name="ce24">
            <text:p>14,936</text:p>
          </table:table-cell>
          <table:table-cell office:value-type="float" office:value="1648668" table:style-name="ce24">
            <text:p>1,648,66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2</text:p>
          </table:table-cell>
          <table:table-cell office:value-type="string" table:style-name="ce23">
            <text:p><text:s text:c="4"/>曳繩釣</text:p>
          </table:table-cell>
          <table:table-cell office:value-type="float" office:value="1547" table:style-name="ce24">
            <text:p>1,547</text:p>
          </table:table-cell>
          <table:table-cell office:value-type="float" office:value="88423" table:style-name="ce24">
            <text:p>88,423</text:p>
          </table:table-cell>
          <table:table-cell office:value-type="float" office:value="3945" table:style-name="ce24">
            <text:p>3,945</text:p>
          </table:table-cell>
          <table:table-cell office:value-type="float" office:value="285655" table:style-name="ce24">
            <text:p>285,655</text:p>
          </table:table-cell>
          <table:table-cell office:value-type="float" office:value="3699" table:style-name="ce24">
            <text:p>3,699</text:p>
          </table:table-cell>
          <table:table-cell office:value-type="float" office:value="248053" table:style-name="ce24">
            <text:p>248,053</text:p>
          </table:table-cell>
          <table:table-cell office:value-type="float" office:value="2288" table:style-name="ce24">
            <text:p>2,288</text:p>
          </table:table-cell>
          <table:table-cell office:value-type="float" office:value="104425" table:style-name="ce24">
            <text:p>104,425</text:p>
          </table:table-cell>
          <table:table-cell office:value-type="float" office:value="5112" table:style-name="ce24">
            <text:p>5,112</text:p>
          </table:table-cell>
          <table:table-cell office:value-type="float" office:value="160248" table:style-name="ce24">
            <text:p>160,248</text:p>
          </table:table-cell>
          <table:table-cell office:value-type="float" office:value="3353" table:style-name="ce24">
            <text:p>3,353</text:p>
          </table:table-cell>
          <table:table-cell office:value-type="float" office:value="183335" table:style-name="ce24">
            <text:p>183,33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3</text:p>
          </table:table-cell>
          <table:table-cell office:value-type="string" table:style-name="ce23">
            <text:p><text:s text:c="4"/>一支釣</text:p>
          </table:table-cell>
          <table:table-cell office:value-type="float" office:value="2514" table:style-name="ce24">
            <text:p>2,514</text:p>
          </table:table-cell>
          <table:table-cell office:value-type="float" office:value="258847" table:style-name="ce24">
            <text:p>258,847</text:p>
          </table:table-cell>
          <table:table-cell office:value-type="float" office:value="5173" table:style-name="ce24">
            <text:p>5,173</text:p>
          </table:table-cell>
          <table:table-cell office:value-type="float" office:value="322954" table:style-name="ce24">
            <text:p>322,954</text:p>
          </table:table-cell>
          <table:table-cell office:value-type="float" office:value="1602" table:style-name="ce24">
            <text:p>1,602</text:p>
          </table:table-cell>
          <table:table-cell office:value-type="float" office:value="217796" table:style-name="ce24">
            <text:p>217,796</text:p>
          </table:table-cell>
          <table:table-cell office:value-type="float" office:value="1462" table:style-name="ce24">
            <text:p>1,462</text:p>
          </table:table-cell>
          <table:table-cell office:value-type="float" office:value="163392" table:style-name="ce24">
            <text:p>163,392</text:p>
          </table:table-cell>
          <table:table-cell office:value-type="float" office:value="1657" table:style-name="ce24">
            <text:p>1,657</text:p>
          </table:table-cell>
          <table:table-cell office:value-type="float" office:value="181653" table:style-name="ce24">
            <text:p>181,653</text:p>
          </table:table-cell>
          <table:table-cell office:value-type="float" office:value="2206" table:style-name="ce24">
            <text:p>2,206</text:p>
          </table:table-cell>
          <table:table-cell office:value-type="float" office:value="307984" table:style-name="ce24">
            <text:p>307,98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243" table:style-name="ce24">
            <text:p>243</text:p>
          </table:table-cell>
          <table:table-cell office:value-type="float" office:value="6840" table:style-name="ce24">
            <text:p>6,840</text:p>
          </table:table-cell>
          <table:table-cell office:value-type="float" office:value="322" table:style-name="ce24">
            <text:p>322</text:p>
          </table:table-cell>
          <table:table-cell office:value-type="float" office:value="18656" table:style-name="ce24">
            <text:p>18,656</text:p>
          </table:table-cell>
          <table:table-cell office:value-type="float" office:value="403" table:style-name="ce24">
            <text:p>403</text:p>
          </table:table-cell>
          <table:table-cell office:value-type="float" office:value="36850" table:style-name="ce24">
            <text:p>36,850</text:p>
          </table:table-cell>
          <table:table-cell office:value-type="float" office:value="470" table:style-name="ce24">
            <text:p>470</text:p>
          </table:table-cell>
          <table:table-cell office:value-type="float" office:value="46664" table:style-name="ce24">
            <text:p>46,664</text:p>
          </table:table-cell>
          <table:table-cell office:value-type="float" office:value="815" table:style-name="ce24">
            <text:p>815</text:p>
          </table:table-cell>
          <table:table-cell office:value-type="float" office:value="82494" table:style-name="ce24">
            <text:p>82,494</text:p>
          </table:table-cell>
          <table:table-cell office:value-type="float" office:value="1113" table:style-name="ce24">
            <text:p>1,113</text:p>
          </table:table-cell>
          <table:table-cell office:value-type="float" office:value="123727" table:style-name="ce24">
            <text:p>123,72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6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7</text:p>
          </table:table-cell>
          <table:table-cell office:value-type="string" table:style-name="ce23">
            <text:p><text:s text:c="4"/>珊瑚</text:p>
          </table:table-cell>
          <table:table-cell office:value-type="float" office:value="16" table:style-name="ce24">
            <text:p>16</text:p>
          </table:table-cell>
          <table:table-cell office:value-type="float" office:value="91260" table:style-name="ce24">
            <text:p>91,260</text:p>
          </table:table-cell>
          <table:table-cell office:value-type="float" office:value="1" table:style-name="ce24">
            <text:p>1</text:p>
          </table:table-cell>
          <table:table-cell office:value-type="float" office:value="1150" table:style-name="ce24">
            <text:p>1,150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8</text:p>
          </table:table-cell>
          <table:table-cell office:value-type="string" table:style-name="ce23">
            <text:p><text:s text:c="4"/>飛魚卵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9</text:p>
          </table:table-cell>
          <table:table-cell office:value-type="string" table:style-name="ce26">
            <text:p><text:s text:c="4"/>其他近海漁業</text:p>
          </table:table-cell>
          <table:table-cell office:value-type="float" office:value="766" table:style-name="ce27">
            <text:p>766</text:p>
          </table:table-cell>
          <table:table-cell office:value-type="float" office:value="30313" table:style-name="ce27">
            <text:p>30,313</text:p>
          </table:table-cell>
          <table:table-cell office:value-type="float" office:value="1821" table:style-name="ce27">
            <text:p>1,821</text:p>
          </table:table-cell>
          <table:table-cell office:value-type="float" office:value="61132" table:style-name="ce27">
            <text:p>61,132</text:p>
          </table:table-cell>
          <table:table-cell office:value-type="float" office:value="812" table:style-name="ce27">
            <text:p>812</text:p>
          </table:table-cell>
          <table:table-cell office:value-type="float" office:value="32332" table:style-name="ce27">
            <text:p>32,332</text:p>
          </table:table-cell>
          <table:table-cell office:value-type="float" office:value="1245" table:style-name="ce27">
            <text:p>1,245</text:p>
          </table:table-cell>
          <table:table-cell office:value-type="float" office:value="106025" table:style-name="ce27">
            <text:p>106,025</text:p>
          </table:table-cell>
          <table:table-cell office:value-type="float" office:value="1542" table:style-name="ce27">
            <text:p>1,542</text:p>
          </table:table-cell>
          <table:table-cell office:value-type="float" office:value="90258" table:style-name="ce27">
            <text:p>90,258</text:p>
          </table:table-cell>
          <table:table-cell office:value-type="float" office:value="3485" table:style-name="ce27">
            <text:p>3,485</text:p>
          </table:table-cell>
          <table:table-cell office:value-type="float" office:value="363736" table:style-name="ce27">
            <text:p>363,736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3000</text:p>
          </table:table-cell>
          <table:table-cell office:value-type="string" table:style-name="ce19">
            <text:p>沿岸漁業合計</text:p>
          </table:table-cell>
          <table:table-cell office:value-type="float" office:value="50284" table:formula="of:=  IF(SUM([.C35:.C51])=0;&quot;-&quot;;SUM([.C35:.C51]))" table:style-name="ce20">
            <text:p>50,284</text:p>
          </table:table-cell>
          <table:table-cell office:value-type="float" office:value="4231395" table:formula="of:=  IF(SUM([.D35:.D51])=0;&quot;-&quot;;SUM([.D35:.D51]))" table:style-name="ce20">
            <text:p>4,231,395</text:p>
          </table:table-cell>
          <table:table-cell office:value-type="float" office:value="48846" table:formula="of:=  IF(SUM([.E35:.E51])=0;&quot;-&quot;;SUM([.E35:.E51]))" table:style-name="ce21">
            <text:p>48,846</text:p>
          </table:table-cell>
          <table:table-cell office:value-type="float" office:value="3967636" table:formula="of:=  IF(SUM([.F35:.F51])=0;&quot;-&quot;;SUM([.F35:.F51]))" table:style-name="ce21">
            <text:p>3,967,636</text:p>
          </table:table-cell>
          <table:table-cell office:value-type="float" office:value="41611" table:formula="of:=  IF(SUM([.G35:.G51])=0;&quot;-&quot;;SUM([.G35:.G51]))" table:style-name="ce21">
            <text:p>41,611</text:p>
          </table:table-cell>
          <table:table-cell office:value-type="float" office:value="3523993" table:formula="of:=  IF(SUM([.H35:.H51])=0;&quot;-&quot;;SUM([.H35:.H51]))" table:style-name="ce21">
            <text:p>3,523,993</text:p>
          </table:table-cell>
          <table:table-cell office:value-type="float" office:value="45724" table:formula="of:=  IF(SUM([.I35:.I51])=0;&quot;-&quot;;SUM([.I35:.I51]))" table:style-name="ce21">
            <text:p>45,724</text:p>
          </table:table-cell>
          <table:table-cell office:value-type="float" office:value="3337254" table:formula="of:=  IF(SUM([.J35:.J51])=0;&quot;-&quot;;SUM([.J35:.J51]))" table:style-name="ce21">
            <text:p>3,337,254</text:p>
          </table:table-cell>
          <table:table-cell office:value-type="float" office:value="43974" table:formula="of:=  IF(SUM([.K35:.K51])=0;&quot;-&quot;;SUM([.K35:.K51]))" table:style-name="ce21">
            <text:p>43,974</text:p>
          </table:table-cell>
          <table:table-cell office:value-type="float" office:value="3311757" table:formula="of:=  IF(SUM([.L35:.L51])=0;&quot;-&quot;;SUM([.L35:.L51]))" table:style-name="ce21">
            <text:p>3,311,757</text:p>
          </table:table-cell>
          <table:table-cell office:value-type="float" office:value="40375" table:formula="of:=  IF(SUM([.M35:.M51])=0;&quot;-&quot;;SUM([.M35:.M51]))" table:style-name="ce21">
            <text:p>40,375</text:p>
          </table:table-cell>
          <table:table-cell office:value-type="float" office:value="3519247" table:formula="of:=  IF(SUM([.N35:.N51])=0;&quot;-&quot;;SUM([.N35:.N51]))" table:style-name="ce21">
            <text:p>3,519,24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1</text:p>
          </table:table-cell>
          <table:table-cell office:value-type="string" table:style-name="ce23">
            <text:p><text:s text:c="4"/>定置漁具</text:p>
          </table:table-cell>
          <table:table-cell office:value-type="float" office:value="8108" table:style-name="ce24">
            <text:p>8,108</text:p>
          </table:table-cell>
          <table:table-cell office:value-type="float" office:value="425914" table:style-name="ce24">
            <text:p>425,914</text:p>
          </table:table-cell>
          <table:table-cell office:value-type="float" office:value="7026" table:style-name="ce24">
            <text:p>7,026</text:p>
          </table:table-cell>
          <table:table-cell office:value-type="float" office:value="340257" table:style-name="ce24">
            <text:p>340,257</text:p>
          </table:table-cell>
          <table:table-cell office:value-type="float" office:value="8311" table:style-name="ce24">
            <text:p>8,311</text:p>
          </table:table-cell>
          <table:table-cell office:value-type="float" office:value="481326" table:style-name="ce24">
            <text:p>481,326</text:p>
          </table:table-cell>
          <table:table-cell office:value-type="float" office:value="10537" table:style-name="ce24">
            <text:p>10,537</text:p>
          </table:table-cell>
          <table:table-cell office:value-type="float" office:value="601415" table:style-name="ce24">
            <text:p>601,415</text:p>
          </table:table-cell>
          <table:table-cell office:value-type="float" office:value="12008" table:style-name="ce24">
            <text:p>12,008</text:p>
          </table:table-cell>
          <table:table-cell office:value-type="float" office:value="706813" table:style-name="ce24">
            <text:p>706,813</text:p>
          </table:table-cell>
          <table:table-cell office:value-type="float" office:value="13143" table:style-name="ce24">
            <text:p>13,143</text:p>
          </table:table-cell>
          <table:table-cell office:value-type="float" office:value="831139" table:style-name="ce24">
            <text:p>831,13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2</text:p>
          </table:table-cell>
          <table:table-cell office:value-type="string" table:style-name="ce23">
            <text:p><text:s text:c="4"/>地曳網</text:p>
          </table:table-cell>
          <table:table-cell office:value-type="float" office:value="1897" table:style-name="ce24">
            <text:p>1,897</text:p>
          </table:table-cell>
          <table:table-cell office:value-type="float" office:value="142098" table:style-name="ce24">
            <text:p>142,098</text:p>
          </table:table-cell>
          <table:table-cell office:value-type="float" office:value="773" table:style-name="ce24">
            <text:p>773</text:p>
          </table:table-cell>
          <table:table-cell office:value-type="float" office:value="82476" table:style-name="ce24">
            <text:p>82,476</text:p>
          </table:table-cell>
          <table:table-cell office:value-type="float" office:value="427" table:style-name="ce24">
            <text:p>427</text:p>
          </table:table-cell>
          <table:table-cell office:value-type="float" office:value="38331" table:style-name="ce24">
            <text:p>38,331</text:p>
          </table:table-cell>
          <table:table-cell office:value-type="float" office:value="432" table:style-name="ce24">
            <text:p>432</text:p>
          </table:table-cell>
          <table:table-cell office:value-type="float" office:value="47075" table:style-name="ce24">
            <text:p>47,075</text:p>
          </table:table-cell>
          <table:table-cell office:value-type="float" office:value="684" table:style-name="ce24">
            <text:p>684</text:p>
          </table:table-cell>
          <table:table-cell office:value-type="float" office:value="100750" table:style-name="ce24">
            <text:p>100,750</text:p>
          </table:table-cell>
          <table:table-cell office:value-type="float" office:value="611" table:style-name="ce24">
            <text:p>611</text:p>
          </table:table-cell>
          <table:table-cell office:value-type="float" office:value="84286" table:style-name="ce24">
            <text:p>84,28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3</text:p>
          </table:table-cell>
          <table:table-cell office:value-type="string" table:style-name="ce23">
            <text:p><text:s text:c="4"/>焚寄網</text:p>
          </table:table-cell>
          <table:table-cell office:value-type="float" office:value="5220" table:style-name="ce24">
            <text:p>5,220</text:p>
          </table:table-cell>
          <table:table-cell office:value-type="float" office:value="642315" table:style-name="ce24">
            <text:p>642,315</text:p>
          </table:table-cell>
          <table:table-cell office:value-type="float" office:value="5474" table:style-name="ce24">
            <text:p>5,474</text:p>
          </table:table-cell>
          <table:table-cell office:value-type="float" office:value="538662" table:style-name="ce24">
            <text:p>538,662</text:p>
          </table:table-cell>
          <table:table-cell office:value-type="float" office:value="3081" table:style-name="ce24">
            <text:p>3,081</text:p>
          </table:table-cell>
          <table:table-cell office:value-type="float" office:value="344330" table:style-name="ce24">
            <text:p>344,330</text:p>
          </table:table-cell>
          <table:table-cell office:value-type="float" office:value="2544" table:style-name="ce24">
            <text:p>2,544</text:p>
          </table:table-cell>
          <table:table-cell office:value-type="float" office:value="148401" table:style-name="ce24">
            <text:p>148,401</text:p>
          </table:table-cell>
          <table:table-cell office:value-type="float" office:value="1083" table:style-name="ce24">
            <text:p>1,083</text:p>
          </table:table-cell>
          <table:table-cell office:value-type="float" office:value="117015" table:style-name="ce24">
            <text:p>117,015</text:p>
          </table:table-cell>
          <table:table-cell office:value-type="float" office:value="734" table:style-name="ce24">
            <text:p>734</text:p>
          </table:table-cell>
          <table:table-cell office:value-type="float" office:value="66813" table:style-name="ce24">
            <text:p>66,81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4</text:p>
          </table:table-cell>
          <table:table-cell office:value-type="string" table:style-name="ce23">
            <text:p><text:s text:c="4"/>刺網</text:p>
          </table:table-cell>
          <table:table-cell office:value-type="float" office:value="17550" table:style-name="ce24">
            <text:p>17,550</text:p>
          </table:table-cell>
          <table:table-cell office:value-type="float" office:value="1449885" table:style-name="ce24">
            <text:p>1,449,885</text:p>
          </table:table-cell>
          <table:table-cell office:value-type="float" office:value="17472" table:style-name="ce24">
            <text:p>17,472</text:p>
          </table:table-cell>
          <table:table-cell office:value-type="float" office:value="1323602" table:style-name="ce24">
            <text:p>1,323,602</text:p>
          </table:table-cell>
          <table:table-cell office:value-type="float" office:value="14183" table:style-name="ce24">
            <text:p>14,183</text:p>
          </table:table-cell>
          <table:table-cell office:value-type="float" office:value="1161767" table:style-name="ce24">
            <text:p>1,161,767</text:p>
          </table:table-cell>
          <table:table-cell office:value-type="float" office:value="15405" table:style-name="ce24">
            <text:p>15,405</text:p>
          </table:table-cell>
          <table:table-cell office:value-type="float" office:value="1038331" table:style-name="ce24">
            <text:p>1,038,331</text:p>
          </table:table-cell>
          <table:table-cell office:value-type="float" office:value="17264" table:style-name="ce24">
            <text:p>17,264</text:p>
          </table:table-cell>
          <table:table-cell office:value-type="float" office:value="1340859" table:style-name="ce24">
            <text:p>1,340,859</text:p>
          </table:table-cell>
          <table:table-cell office:value-type="float" office:value="14387" table:style-name="ce24">
            <text:p>14,387</text:p>
          </table:table-cell>
          <table:table-cell office:value-type="float" office:value="1269521" table:style-name="ce24">
            <text:p>1,269,52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5</text:p>
          </table:table-cell>
          <table:table-cell office:value-type="string" table:style-name="ce23">
            <text:p><text:s text:c="4"/>追逐網</text:p>
          </table:table-cell>
          <table:table-cell office:value-type="float" office:value="490" table:style-name="ce24">
            <text:p>490</text:p>
          </table:table-cell>
          <table:table-cell office:value-type="float" office:value="11379" table:style-name="ce24">
            <text:p>11,379</text:p>
          </table:table-cell>
          <table:table-cell office:value-type="float" office:value="484" table:style-name="ce24">
            <text:p>484</text:p>
          </table:table-cell>
          <table:table-cell office:value-type="float" office:value="7540" table:style-name="ce24">
            <text:p>7,540</text:p>
          </table:table-cell>
          <table:table-cell office:value-type="float" office:value="379" table:style-name="ce24">
            <text:p>379</text:p>
          </table:table-cell>
          <table:table-cell office:value-type="float" office:value="7128" table:style-name="ce24">
            <text:p>7,128</text:p>
          </table:table-cell>
          <table:table-cell office:value-type="float" office:value="325" table:style-name="ce24">
            <text:p>325</text:p>
          </table:table-cell>
          <table:table-cell office:value-type="float" office:value="10500" table:style-name="ce24">
            <text:p>10,500</text:p>
          </table:table-cell>
          <table:table-cell office:value-type="float" office:value="531" table:style-name="ce24">
            <text:p>531</text:p>
          </table:table-cell>
          <table:table-cell office:value-type="float" office:value="41143" table:style-name="ce24">
            <text:p>41,143</text:p>
          </table:table-cell>
          <table:table-cell office:value-type="float" office:value="576" table:style-name="ce24">
            <text:p>576</text:p>
          </table:table-cell>
          <table:table-cell office:value-type="float" office:value="89118" table:style-name="ce24">
            <text:p>89,11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6</text:p>
          </table:table-cell>
          <table:table-cell office:value-type="string" table:style-name="ce23">
            <text:p><text:s text:c="4"/>流袋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7</text:p>
          </table:table-cell>
          <table:table-cell office:value-type="string" table:style-name="ce23">
            <text:p><text:s text:c="4"/>魩鱙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8</text:p>
          </table:table-cell>
          <table:table-cell office:value-type="string" table:style-name="ce23">
            <text:p><text:s text:c="4"/>櫻花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9</text:p>
          </table:table-cell>
          <table:table-cell office:value-type="string" table:style-name="ce23">
            <text:p><text:s text:c="4"/>赤尾青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5158" table:style-name="ce24">
            <text:p>5,158</text:p>
          </table:table-cell>
          <table:table-cell office:value-type="float" office:value="607907" table:style-name="ce24">
            <text:p>607,907</text:p>
          </table:table-cell>
          <table:table-cell office:value-type="float" office:value="4981" table:style-name="ce24">
            <text:p>4,981</text:p>
          </table:table-cell>
          <table:table-cell office:value-type="float" office:value="500550" table:style-name="ce24">
            <text:p>500,550</text:p>
          </table:table-cell>
          <table:table-cell office:value-type="float" office:value="3472" table:style-name="ce24">
            <text:p>3,472</text:p>
          </table:table-cell>
          <table:table-cell office:value-type="float" office:value="341940" table:style-name="ce24">
            <text:p>341,940</text:p>
          </table:table-cell>
          <table:table-cell office:value-type="float" office:value="4077" table:style-name="ce24">
            <text:p>4,077</text:p>
          </table:table-cell>
          <table:table-cell office:value-type="float" office:value="490138" table:style-name="ce24">
            <text:p>490,138</text:p>
          </table:table-cell>
          <table:table-cell office:value-type="float" office:value="1927" table:style-name="ce24">
            <text:p>1,927</text:p>
          </table:table-cell>
          <table:table-cell office:value-type="float" office:value="156735" table:style-name="ce24">
            <text:p>156,735</text:p>
          </table:table-cell>
          <table:table-cell office:value-type="float" office:value="1682" table:style-name="ce24">
            <text:p>1,682</text:p>
          </table:table-cell>
          <table:table-cell office:value-type="float" office:value="216905" table:style-name="ce24">
            <text:p>216,90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0</text:p>
          </table:table-cell>
          <table:table-cell office:value-type="string" table:style-name="ce23">
            <text:p><text:s text:c="4"/>一支釣</text:p>
          </table:table-cell>
          <table:table-cell office:value-type="float" office:value="3325" table:style-name="ce24">
            <text:p>3,325</text:p>
          </table:table-cell>
          <table:table-cell office:value-type="float" office:value="167451" table:style-name="ce24">
            <text:p>167,451</text:p>
          </table:table-cell>
          <table:table-cell office:value-type="float" office:value="3890" table:style-name="ce24">
            <text:p>3,890</text:p>
          </table:table-cell>
          <table:table-cell office:value-type="float" office:value="247886" table:style-name="ce24">
            <text:p>247,886</text:p>
          </table:table-cell>
          <table:table-cell office:value-type="float" office:value="2556" table:style-name="ce24">
            <text:p>2,556</text:p>
          </table:table-cell>
          <table:table-cell office:value-type="float" office:value="173644" table:style-name="ce24">
            <text:p>173,644</text:p>
          </table:table-cell>
          <table:table-cell office:value-type="float" office:value="2999" table:style-name="ce24">
            <text:p>2,999</text:p>
          </table:table-cell>
          <table:table-cell office:value-type="float" office:value="162070" table:style-name="ce24">
            <text:p>162,070</text:p>
          </table:table-cell>
          <table:table-cell office:value-type="float" office:value="2366" table:style-name="ce24">
            <text:p>2,366</text:p>
          </table:table-cell>
          <table:table-cell office:value-type="float" office:value="175777" table:style-name="ce24">
            <text:p>175,777</text:p>
          </table:table-cell>
          <table:table-cell office:value-type="float" office:value="2800" table:style-name="ce24">
            <text:p>2,800</text:p>
          </table:table-cell>
          <table:table-cell office:value-type="float" office:value="261469" table:style-name="ce24">
            <text:p>261,46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2032" table:style-name="ce24">
            <text:p>2,032</text:p>
          </table:table-cell>
          <table:table-cell office:value-type="float" office:value="206323" table:style-name="ce24">
            <text:p>206,323</text:p>
          </table:table-cell>
          <table:table-cell office:value-type="float" office:value="2460" table:style-name="ce24">
            <text:p>2,460</text:p>
          </table:table-cell>
          <table:table-cell office:value-type="float" office:value="280249" table:style-name="ce24">
            <text:p>280,249</text:p>
          </table:table-cell>
          <table:table-cell office:value-type="float" office:value="2635" table:style-name="ce24">
            <text:p>2,635</text:p>
          </table:table-cell>
          <table:table-cell office:value-type="float" office:value="304147" table:style-name="ce24">
            <text:p>304,147</text:p>
          </table:table-cell>
          <table:table-cell office:value-type="float" office:value="1396" table:style-name="ce24">
            <text:p>1,396</text:p>
          </table:table-cell>
          <table:table-cell office:value-type="float" office:value="109266" table:style-name="ce24">
            <text:p>109,266</text:p>
          </table:table-cell>
          <table:table-cell office:value-type="float" office:value="988" table:style-name="ce24">
            <text:p>988</text:p>
          </table:table-cell>
          <table:table-cell office:value-type="float" office:value="117125" table:style-name="ce24">
            <text:p>117,125</text:p>
          </table:table-cell>
          <table:table-cell office:value-type="float" office:value="503" table:style-name="ce24">
            <text:p>503</text:p>
          </table:table-cell>
          <table:table-cell office:value-type="float" office:value="63531" table:style-name="ce24">
            <text:p>63,53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631" table:style-name="ce24">
            <text:p>631</text:p>
          </table:table-cell>
          <table:table-cell office:value-type="float" office:value="26529" table:style-name="ce24">
            <text:p>26,529</text:p>
          </table:table-cell>
          <table:table-cell office:value-type="float" office:value="497" table:style-name="ce24">
            <text:p>497</text:p>
          </table:table-cell>
          <table:table-cell office:value-type="float" office:value="28864" table:style-name="ce24">
            <text:p>28,864</text:p>
          </table:table-cell>
          <table:table-cell office:value-type="float" office:value="563" table:style-name="ce24">
            <text:p>563</text:p>
          </table:table-cell>
          <table:table-cell office:value-type="float" office:value="25433" table:style-name="ce24">
            <text:p>25,433</text:p>
          </table:table-cell>
          <table:table-cell office:value-type="float" office:value="624" table:style-name="ce24">
            <text:p>624</text:p>
          </table:table-cell>
          <table:table-cell office:value-type="float" office:value="32105" table:style-name="ce24">
            <text:p>32,105</text:p>
          </table:table-cell>
          <table:table-cell office:value-type="float" office:value="726" table:style-name="ce24">
            <text:p>726</text:p>
          </table:table-cell>
          <table:table-cell office:value-type="float" office:value="50592" table:style-name="ce24">
            <text:p>50,592</text:p>
          </table:table-cell>
          <table:table-cell office:value-type="float" office:value="913" table:style-name="ce24">
            <text:p>913</text:p>
          </table:table-cell>
          <table:table-cell office:value-type="float" office:value="90324" table:style-name="ce24">
            <text:p>90,32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6</text:p>
          </table:table-cell>
          <table:table-cell office:value-type="string" table:style-name="ce23">
            <text:p><text:s text:c="4"/>鏢旗魚</text:p>
          </table:table-cell>
          <table:table-cell office:value-type="float" office:value="1939" table:style-name="ce24">
            <text:p>1,939</text:p>
          </table:table-cell>
          <table:table-cell office:value-type="float" office:value="178159" table:style-name="ce24">
            <text:p>178,159</text:p>
          </table:table-cell>
          <table:table-cell office:value-type="float" office:value="1862" table:style-name="ce24">
            <text:p>1,862</text:p>
          </table:table-cell>
          <table:table-cell office:value-type="float" office:value="259591" table:style-name="ce24">
            <text:p>259,591</text:p>
          </table:table-cell>
          <table:table-cell office:value-type="float" office:value="2151" table:style-name="ce24">
            <text:p>2,151</text:p>
          </table:table-cell>
          <table:table-cell office:value-type="float" office:value="282416" table:style-name="ce24">
            <text:p>282,416</text:p>
          </table:table-cell>
          <table:table-cell office:value-type="float" office:value="1894" table:style-name="ce24">
            <text:p>1,894</text:p>
          </table:table-cell>
          <table:table-cell office:value-type="float" office:value="174044" table:style-name="ce24">
            <text:p>174,044</text:p>
          </table:table-cell>
          <table:table-cell office:value-type="float" office:value="1238" table:style-name="ce24">
            <text:p>1,238</text:p>
          </table:table-cell>
          <table:table-cell office:value-type="float" office:value="167748" table:style-name="ce24">
            <text:p>167,748</text:p>
          </table:table-cell>
          <table:table-cell office:value-type="float" office:value="1355" table:style-name="ce24">
            <text:p>1,355</text:p>
          </table:table-cell>
          <table:table-cell office:value-type="float" office:value="199596" table:style-name="ce24">
            <text:p>199,59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7</text:p>
          </table:table-cell>
          <table:table-cell office:value-type="string" table:style-name="ce23">
            <text:p><text:s text:c="4"/>遊漁</text:p>
          </table:table-cell>
          <table:table-cell office:value-type="float" office:value="419" table:style-name="ce24">
            <text:p>419</text:p>
          </table:table-cell>
          <table:table-cell office:value-type="float" office:value="29677" table:style-name="ce24">
            <text:p>29,677</text:p>
          </table:table-cell>
          <table:table-cell office:value-type="float" office:value="441" table:style-name="ce24">
            <text:p>441</text:p>
          </table:table-cell>
          <table:table-cell office:value-type="float" office:value="42306" table:style-name="ce24">
            <text:p>42,306</text:p>
          </table:table-cell>
          <table:table-cell office:value-type="float" office:value="495" table:style-name="ce24">
            <text:p>495</text:p>
          </table:table-cell>
          <table:table-cell office:value-type="float" office:value="44324" table:style-name="ce24">
            <text:p>44,324</text:p>
          </table:table-cell>
          <table:table-cell office:value-type="float" office:value="263" table:style-name="ce24">
            <text:p>263</text:p>
          </table:table-cell>
          <table:table-cell office:value-type="float" office:value="23391" table:style-name="ce24">
            <text:p>23,391</text:p>
          </table:table-cell>
          <table:table-cell office:value-type="float" office:value="277" table:style-name="ce24">
            <text:p>277</text:p>
          </table:table-cell>
          <table:table-cell office:value-type="float" office:value="22986" table:style-name="ce24">
            <text:p>22,986</text:p>
          </table:table-cell>
          <table:table-cell office:value-type="float" office:value="286" table:style-name="ce24">
            <text:p>286</text:p>
          </table:table-cell>
          <table:table-cell office:value-type="float" office:value="28066" table:style-name="ce24">
            <text:p>28,06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8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9</text:p>
          </table:table-cell>
          <table:table-cell office:value-type="string" table:style-name="ce26">
            <text:p><text:s text:c="4"/>其他沿岸漁業</text:p>
          </table:table-cell>
          <table:table-cell office:value-type="float" office:value="3515" table:style-name="ce27">
            <text:p>3,515</text:p>
          </table:table-cell>
          <table:table-cell office:value-type="float" office:value="343758" table:style-name="ce27">
            <text:p>343,758</text:p>
          </table:table-cell>
          <table:table-cell office:value-type="float" office:value="3486" table:style-name="ce27">
            <text:p>3,486</text:p>
          </table:table-cell>
          <table:table-cell office:value-type="float" office:value="315653" table:style-name="ce27">
            <text:p>315,653</text:p>
          </table:table-cell>
          <table:table-cell office:value-type="float" office:value="3358" table:style-name="ce27">
            <text:p>3,358</text:p>
          </table:table-cell>
          <table:table-cell office:value-type="float" office:value="319207" table:style-name="ce27">
            <text:p>319,207</text:p>
          </table:table-cell>
          <table:table-cell office:value-type="float" office:value="5228" table:style-name="ce27">
            <text:p>5,228</text:p>
          </table:table-cell>
          <table:table-cell office:value-type="float" office:value="500518" table:style-name="ce27">
            <text:p>500,518</text:p>
          </table:table-cell>
          <table:table-cell office:value-type="float" office:value="4882" table:style-name="ce27">
            <text:p>4,882</text:p>
          </table:table-cell>
          <table:table-cell office:value-type="float" office:value="314214" table:style-name="ce27">
            <text:p>314,214</text:p>
          </table:table-cell>
          <table:table-cell office:value-type="float" office:value="3385" table:style-name="ce27">
            <text:p>3,385</text:p>
          </table:table-cell>
          <table:table-cell office:value-type="float" office:value="318479" table:style-name="ce27">
            <text:p>318,479</text:p>
          </table:table-cell>
          <table:table-cell table:number-columns-repeated="16370"/>
        </table:table-row>
        <table:table-row table:style-name="ro3">
          <table:table-cell office:value-type="float" office:value="4000" table:style-name="ce18">
            <text:p>4000</text:p>
          </table:table-cell>
          <table:table-cell office:value-type="string" table:style-name="ce19">
            <text:p>內陸漁撈合計</text:p>
          </table:table-cell>
          <table:table-cell office:value-type="float" office:value="3877" table:formula="of:=  IF(SUM([.C53:.C55])=0;&quot;-&quot;;SUM([.C53:.C55]))" table:style-name="ce20">
            <text:p>3,877</text:p>
          </table:table-cell>
          <table:table-cell office:value-type="float" office:value="202076" table:formula="of:=  IF(SUM([.D53:.D55])=0;&quot;-&quot;;SUM([.D53:.D55]))" table:style-name="ce20">
            <text:p>202,076</text:p>
          </table:table-cell>
          <table:table-cell office:value-type="float" office:value="3495" table:formula="of:=  IF(SUM([.E53:.E55])=0;&quot;-&quot;;SUM([.E53:.E55]))" table:style-name="ce21">
            <text:p>3,495</text:p>
          </table:table-cell>
          <table:table-cell office:value-type="float" office:value="180376" table:formula="of:=  IF(SUM([.F53:.F55])=0;&quot;-&quot;;SUM([.F53:.F55]))" table:style-name="ce21">
            <text:p>180,376</text:p>
          </table:table-cell>
          <table:table-cell office:value-type="float" office:value="2327" table:formula="of:=  IF(SUM([.G53:.G55])=0;&quot;-&quot;;SUM([.G53:.G55]))" table:style-name="ce21">
            <text:p>2,327</text:p>
          </table:table-cell>
          <table:table-cell office:value-type="float" office:value="91687" table:formula="of:=  IF(SUM([.H53:.H55])=0;&quot;-&quot;;SUM([.H53:.H55]))" table:style-name="ce21">
            <text:p>91,687</text:p>
          </table:table-cell>
          <table:table-cell office:value-type="float" office:value="1781" table:formula="of:=  IF(SUM([.I53:.I55])=0;&quot;-&quot;;SUM([.I53:.I55]))" table:style-name="ce21">
            <text:p>1,781</text:p>
          </table:table-cell>
          <table:table-cell office:value-type="float" office:value="80605" table:formula="of:=  IF(SUM([.J53:.J55])=0;&quot;-&quot;;SUM([.J53:.J55]))" table:style-name="ce21">
            <text:p>80,605</text:p>
          </table:table-cell>
          <table:table-cell office:value-type="float" office:value="1688" table:formula="of:=  IF(SUM([.K53:.K55])=0;&quot;-&quot;;SUM([.K53:.K55]))" table:style-name="ce21">
            <text:p>1,688</text:p>
          </table:table-cell>
          <table:table-cell office:value-type="float" office:value="102554" table:formula="of:=  IF(SUM([.L53:.L55])=0;&quot;-&quot;;SUM([.L53:.L55]))" table:style-name="ce21">
            <text:p>102,554</text:p>
          </table:table-cell>
          <table:table-cell office:value-type="float" office:value="1457" table:formula="of:=  IF(SUM([.M53:.M55])=0;&quot;-&quot;;SUM([.M53:.M55]))" table:style-name="ce21">
            <text:p>1,457</text:p>
          </table:table-cell>
          <table:table-cell office:value-type="float" office:value="74321" table:formula="of:=  IF(SUM([.N53:.N55])=0;&quot;-&quot;;SUM([.N53:.N55]))" table:style-name="ce21">
            <text:p>74,321</text:p>
          </table:table-cell>
          <table:table-cell table:number-columns-repeated="16370"/>
        </table:table-row>
        <table:table-row table:style-name="ro3">
          <table:table-cell office:value-type="float" office:value="4001" table:style-name="ce22">
            <text:p>4001</text:p>
          </table:table-cell>
          <table:table-cell office:value-type="string" table:style-name="ce23">
            <text:p><text:s text:c="4"/>河川漁撈</text:p>
          </table:table-cell>
          <table:table-cell office:value-type="float" office:value="2044" table:style-name="ce24">
            <text:p>2,044</text:p>
          </table:table-cell>
          <table:table-cell office:value-type="float" office:value="98415" table:style-name="ce24">
            <text:p>98,415</text:p>
          </table:table-cell>
          <table:table-cell office:value-type="float" office:value="2075" table:style-name="ce24">
            <text:p>2,075</text:p>
          </table:table-cell>
          <table:table-cell office:value-type="float" office:value="98824" table:style-name="ce24">
            <text:p>98,824</text:p>
          </table:table-cell>
          <table:table-cell office:value-type="float" office:value="1130" table:style-name="ce24">
            <text:p>1,130</text:p>
          </table:table-cell>
          <table:table-cell office:value-type="float" office:value="36400" table:style-name="ce24">
            <text:p>36,400</text:p>
          </table:table-cell>
          <table:table-cell office:value-type="float" office:value="743" table:style-name="ce24">
            <text:p>743</text:p>
          </table:table-cell>
          <table:table-cell office:value-type="float" office:value="29716" table:style-name="ce24">
            <text:p>29,716</text:p>
          </table:table-cell>
          <table:table-cell office:value-type="float" office:value="467" table:style-name="ce24">
            <text:p>467</text:p>
          </table:table-cell>
          <table:table-cell office:value-type="float" office:value="32832" table:style-name="ce24">
            <text:p>32,832</text:p>
          </table:table-cell>
          <table:table-cell office:value-type="float" office:value="651" table:style-name="ce24">
            <text:p>651</text:p>
          </table:table-cell>
          <table:table-cell office:value-type="float" office:value="32797" table:style-name="ce24">
            <text:p>32,797</text:p>
          </table:table-cell>
          <table:table-cell table:number-columns-repeated="16370"/>
        </table:table-row>
        <table:table-row table:style-name="ro3">
          <table:table-cell office:value-type="float" office:value="4002" table:style-name="ce22">
            <text:p>4002</text:p>
          </table:table-cell>
          <table:table-cell office:value-type="string" table:style-name="ce23">
            <text:p><text:s text:c="4"/>水庫漁撈</text:p>
          </table:table-cell>
          <table:table-cell office:value-type="float" office:value="1639" table:style-name="ce24">
            <text:p>1,639</text:p>
          </table:table-cell>
          <table:table-cell office:value-type="float" office:value="86398" table:style-name="ce24">
            <text:p>86,398</text:p>
          </table:table-cell>
          <table:table-cell office:value-type="float" office:value="1179" table:style-name="ce24">
            <text:p>1,179</text:p>
          </table:table-cell>
          <table:table-cell office:value-type="float" office:value="67687" table:style-name="ce24">
            <text:p>67,687</text:p>
          </table:table-cell>
          <table:table-cell office:value-type="float" office:value="1054" table:style-name="ce24">
            <text:p>1,054</text:p>
          </table:table-cell>
          <table:table-cell office:value-type="float" office:value="51443" table:style-name="ce24">
            <text:p>51,443</text:p>
          </table:table-cell>
          <table:table-cell office:value-type="float" office:value="980" table:style-name="ce24">
            <text:p>980</text:p>
          </table:table-cell>
          <table:table-cell office:value-type="float" office:value="48192" table:style-name="ce24">
            <text:p>48,192</text:p>
          </table:table-cell>
          <table:table-cell office:value-type="float" office:value="964" table:style-name="ce24">
            <text:p>964</text:p>
          </table:table-cell>
          <table:table-cell office:value-type="float" office:value="51032" table:style-name="ce24">
            <text:p>51,032</text:p>
          </table:table-cell>
          <table:table-cell office:value-type="float" office:value="547" table:style-name="ce24">
            <text:p>547</text:p>
          </table:table-cell>
          <table:table-cell office:value-type="float" office:value="23064" table:style-name="ce24">
            <text:p>23,064</text:p>
          </table:table-cell>
          <table:table-cell table:number-columns-repeated="16370"/>
        </table:table-row>
        <table:table-row table:style-name="ro3">
          <table:table-cell office:value-type="float" office:value="4099" table:style-name="ce25">
            <text:p>4099</text:p>
          </table:table-cell>
          <table:table-cell office:value-type="string" table:style-name="ce26">
            <text:p><text:s text:c="4"/>其他內陸漁撈</text:p>
          </table:table-cell>
          <table:table-cell office:value-type="float" office:value="194" table:style-name="ce27">
            <text:p>194</text:p>
          </table:table-cell>
          <table:table-cell office:value-type="float" office:value="17263" table:style-name="ce27">
            <text:p>17,263</text:p>
          </table:table-cell>
          <table:table-cell office:value-type="float" office:value="241" table:style-name="ce27">
            <text:p>241</text:p>
          </table:table-cell>
          <table:table-cell office:value-type="float" office:value="13865" table:style-name="ce27">
            <text:p>13,865</text:p>
          </table:table-cell>
          <table:table-cell office:value-type="float" office:value="143" table:style-name="ce27">
            <text:p>143</text:p>
          </table:table-cell>
          <table:table-cell office:value-type="float" office:value="3844" table:style-name="ce27">
            <text:p>3,844</text:p>
          </table:table-cell>
          <table:table-cell office:value-type="float" office:value="58" table:style-name="ce27">
            <text:p>58</text:p>
          </table:table-cell>
          <table:table-cell office:value-type="float" office:value="2697" table:style-name="ce27">
            <text:p>2,697</text:p>
          </table:table-cell>
          <table:table-cell office:value-type="float" office:value="257" table:style-name="ce27">
            <text:p>257</text:p>
          </table:table-cell>
          <table:table-cell office:value-type="float" office:value="18690" table:style-name="ce27">
            <text:p>18,690</text:p>
          </table:table-cell>
          <table:table-cell office:value-type="float" office:value="259" table:style-name="ce27">
            <text:p>259</text:p>
          </table:table-cell>
          <table:table-cell office:value-type="float" office:value="18460" table:style-name="ce27">
            <text:p>18,460</text:p>
          </table:table-cell>
          <table:table-cell table:number-columns-repeated="16370"/>
        </table:table-row>
        <table:table-row table:style-name="ro3">
          <table:table-cell office:value-type="float" office:value="5000" table:style-name="ce18">
            <text:p>5000</text:p>
          </table:table-cell>
          <table:table-cell office:value-type="string" table:style-name="ce19">
            <text:p>海面養殖合計</text:p>
          </table:table-cell>
          <table:table-cell office:value-type="float" office:value="37073" table:formula="of:=  IF(SUM([.C57:.C59])=0;&quot;-&quot;;SUM([.C57:.C59]))" table:style-name="ce20">
            <text:p>37,073</text:p>
          </table:table-cell>
          <table:table-cell office:value-type="float" office:value="3231512" table:formula="of:=  IF(SUM([.D57:.D59])=0;&quot;-&quot;;SUM([.D57:.D59]))" table:style-name="ce20">
            <text:p>3,231,512</text:p>
          </table:table-cell>
          <table:table-cell office:value-type="float" office:value="36507" table:formula="of:=  IF(SUM([.E57:.E59])=0;&quot;-&quot;;SUM([.E57:.E59]))" table:style-name="ce21">
            <text:p>36,507</text:p>
          </table:table-cell>
          <table:table-cell office:value-type="float" office:value="3040646" table:formula="of:=  IF(SUM([.F57:.F59])=0;&quot;-&quot;;SUM([.F57:.F59]))" table:style-name="ce21">
            <text:p>3,040,646</text:p>
          </table:table-cell>
          <table:table-cell office:value-type="float" office:value="31192" table:formula="of:=  IF(SUM([.G57:.G59])=0;&quot;-&quot;;SUM([.G57:.G59]))" table:style-name="ce21">
            <text:p>31,192</text:p>
          </table:table-cell>
          <table:table-cell office:value-type="float" office:value="2597564" table:formula="of:=  IF(SUM([.H57:.H59])=0;&quot;-&quot;;SUM([.H57:.H59]))" table:style-name="ce21">
            <text:p>2,597,564</text:p>
          </table:table-cell>
          <table:table-cell office:value-type="float" office:value="33958" table:formula="of:=  IF(SUM([.I57:.I59])=0;&quot;-&quot;;SUM([.I57:.I59]))" table:style-name="ce21">
            <text:p>33,958</text:p>
          </table:table-cell>
          <table:table-cell office:value-type="float" office:value="3086938" table:formula="of:=  IF(SUM([.J57:.J59])=0;&quot;-&quot;;SUM([.J57:.J59]))" table:style-name="ce21">
            <text:p>3,086,938</text:p>
          </table:table-cell>
          <table:table-cell office:value-type="float" office:value="35105" table:formula="of:=  IF(SUM([.K57:.K59])=0;&quot;-&quot;;SUM([.K57:.K59]))" table:style-name="ce21">
            <text:p>35,105</text:p>
          </table:table-cell>
          <table:table-cell office:value-type="float" office:value="3463073" table:formula="of:=  IF(SUM([.L57:.L59])=0;&quot;-&quot;;SUM([.L57:.L59]))" table:style-name="ce21">
            <text:p>3,463,073</text:p>
          </table:table-cell>
          <table:table-cell office:value-type="float" office:value="33185" table:formula="of:=  IF(SUM([.M57:.M59])=0;&quot;-&quot;;SUM([.M57:.M59]))" table:style-name="ce21">
            <text:p>33,185</text:p>
          </table:table-cell>
          <table:table-cell office:value-type="float" office:value="3083369" table:formula="of:=  IF(SUM([.N57:.N59])=0;&quot;-&quot;;SUM([.N57:.N59]))" table:style-name="ce21">
            <text:p>3,083,369</text:p>
          </table:table-cell>
          <table:table-cell table:number-columns-repeated="16370"/>
        </table:table-row>
        <table:table-row table:style-name="ro3">
          <table:table-cell office:value-type="float" office:value="5001" table:style-name="ce22">
            <text:p>5001</text:p>
          </table:table-cell>
          <table:table-cell office:value-type="string" table:style-name="ce23">
            <text:p><text:s text:c="4"/>淺海養殖</text:p>
          </table:table-cell>
          <table:table-cell office:value-type="float" office:value="36793" table:style-name="ce24">
            <text:p>36,793</text:p>
          </table:table-cell>
          <table:table-cell office:value-type="float" office:value="3152441" table:style-name="ce24">
            <text:p>3,152,441</text:p>
          </table:table-cell>
          <table:table-cell office:value-type="float" office:value="36011" table:style-name="ce24">
            <text:p>36,011</text:p>
          </table:table-cell>
          <table:table-cell office:value-type="float" office:value="2875651" table:style-name="ce24">
            <text:p>2,875,651</text:p>
          </table:table-cell>
          <table:table-cell office:value-type="float" office:value="30772" table:style-name="ce24">
            <text:p>30,772</text:p>
          </table:table-cell>
          <table:table-cell office:value-type="float" office:value="2477018" table:style-name="ce24">
            <text:p>2,477,018</text:p>
          </table:table-cell>
          <table:table-cell office:value-type="float" office:value="33454" table:style-name="ce24">
            <text:p>33,454</text:p>
          </table:table-cell>
          <table:table-cell office:value-type="float" office:value="2916876" table:style-name="ce24">
            <text:p>2,916,876</text:p>
          </table:table-cell>
          <table:table-cell office:value-type="float" office:value="34492" table:style-name="ce24">
            <text:p>34,492</text:p>
          </table:table-cell>
          <table:table-cell office:value-type="float" office:value="3253020" table:style-name="ce24">
            <text:p>3,253,020</text:p>
          </table:table-cell>
          <table:table-cell office:value-type="float" office:value="32535" table:style-name="ce24">
            <text:p>32,535</text:p>
          </table:table-cell>
          <table:table-cell office:value-type="float" office:value="2867277" table:style-name="ce24">
            <text:p>2,867,277</text:p>
          </table:table-cell>
          <table:table-cell table:number-columns-repeated="16370"/>
        </table:table-row>
        <table:table-row table:style-name="ro3">
          <table:table-cell office:value-type="float" office:value="5002" table:style-name="ce22">
            <text:p>5002</text:p>
          </table:table-cell>
          <table:table-cell office:value-type="string" table:style-name="ce23">
            <text:p><text:s text:c="4"/>箱網養殖</text:p>
          </table:table-cell>
          <table:table-cell office:value-type="float" office:value="21" table:style-name="ce24">
            <text:p>21</text:p>
          </table:table-cell>
          <table:table-cell office:value-type="float" office:value="3218" table:style-name="ce24">
            <text:p>3,218</text:p>
          </table:table-cell>
          <table:table-cell office:value-type="float" office:value="103" table:style-name="ce24">
            <text:p>103</text:p>
          </table:table-cell>
          <table:table-cell office:value-type="float" office:value="13726" table:style-name="ce24">
            <text:p>13,726</text:p>
          </table:table-cell>
          <table:table-cell office:value-type="float" office:value="86" table:style-name="ce24">
            <text:p>86</text:p>
          </table:table-cell>
          <table:table-cell office:value-type="float" office:value="11541" table:style-name="ce24">
            <text:p>11,541</text:p>
          </table:table-cell>
          <table:table-cell office:value-type="float" office:value="130" table:style-name="ce24">
            <text:p>130</text:p>
          </table:table-cell>
          <table:table-cell office:value-type="float" office:value="29327" table:style-name="ce24">
            <text:p>29,327</text:p>
          </table:table-cell>
          <table:table-cell office:value-type="float" office:value="138" table:style-name="ce24">
            <text:p>138</text:p>
          </table:table-cell>
          <table:table-cell office:value-type="float" office:value="31529" table:style-name="ce24">
            <text:p>31,529</text:p>
          </table:table-cell>
          <table:table-cell office:value-type="float" office:value="150" table:style-name="ce24">
            <text:p>150</text:p>
          </table:table-cell>
          <table:table-cell office:value-type="float" office:value="36278" table:style-name="ce24">
            <text:p>36,278</text:p>
          </table:table-cell>
          <table:table-cell table:number-columns-repeated="16370"/>
        </table:table-row>
        <table:table-row table:style-name="ro3">
          <table:table-cell office:value-type="float" office:value="5099" table:style-name="ce25">
            <text:p>5099</text:p>
          </table:table-cell>
          <table:table-cell office:value-type="string" table:style-name="ce26">
            <text:p><text:s text:c="4"/>其他海面養殖</text:p>
          </table:table-cell>
          <table:table-cell office:value-type="float" office:value="259" table:style-name="ce27">
            <text:p>259</text:p>
          </table:table-cell>
          <table:table-cell office:value-type="float" office:value="75853" table:style-name="ce27">
            <text:p>75,853</text:p>
          </table:table-cell>
          <table:table-cell office:value-type="float" office:value="393" table:style-name="ce27">
            <text:p>393</text:p>
          </table:table-cell>
          <table:table-cell office:value-type="float" office:value="151269" table:style-name="ce27">
            <text:p>151,269</text:p>
          </table:table-cell>
          <table:table-cell office:value-type="float" office:value="334" table:style-name="ce27">
            <text:p>334</text:p>
          </table:table-cell>
          <table:table-cell office:value-type="float" office:value="109005" table:style-name="ce27">
            <text:p>109,005</text:p>
          </table:table-cell>
          <table:table-cell office:value-type="float" office:value="374" table:style-name="ce27">
            <text:p>374</text:p>
          </table:table-cell>
          <table:table-cell office:value-type="float" office:value="140735" table:style-name="ce27">
            <text:p>140,735</text:p>
          </table:table-cell>
          <table:table-cell office:value-type="float" office:value="475" table:style-name="ce27">
            <text:p>475</text:p>
          </table:table-cell>
          <table:table-cell office:value-type="float" office:value="178524" table:style-name="ce27">
            <text:p>178,524</text:p>
          </table:table-cell>
          <table:table-cell office:value-type="float" office:value="500" table:style-name="ce27">
            <text:p>500</text:p>
          </table:table-cell>
          <table:table-cell office:value-type="float" office:value="179814" table:style-name="ce27">
            <text:p>179,814</text:p>
          </table:table-cell>
          <table:table-cell table:number-columns-repeated="16370"/>
        </table:table-row>
        <table:table-row table:style-name="ro3">
          <table:table-cell office:value-type="float" office:value="6000" table:style-name="ce18">
            <text:p>6000</text:p>
          </table:table-cell>
          <table:table-cell office:value-type="string" table:style-name="ce19">
            <text:p>內陸養殖合計</text:p>
          </table:table-cell>
          <table:table-cell office:value-type="float" office:value="212681" table:formula="of:=  IF(IF(VALUE([.C5])&gt;=2010;SUM([.C61];[.C62];[.C63];[.C65]);SUM([.C61:.C65]))=0;&quot;-&quot;;IF(VALUE([.C5])&gt;=2010;SUM([.C61];[.C62];[.C63];[.C65]);SUM([.C61:.C65])))" table:style-name="ce20">
            <text:p>212,681</text:p>
          </table:table-cell>
          <table:table-cell office:value-type="float" office:value="23293003" table:formula="of:=  IF(SUM([.D61:.D65])=0;&quot;-&quot;;SUM([.D61:.D65]))" table:style-name="ce20">
            <text:p>23,293,003</text:p>
          </table:table-cell>
          <table:table-cell office:value-type="float" office:value="307756" table:formula="of:=  IF(IF(VALUE([.E5])&gt;=2010;SUM([.E61];[.E62];[.E63];[.E65]);SUM([.E61:.E65]))=0;&quot;-&quot;;IF(VALUE([.E5])&gt;=2010;SUM([.E61];[.E62];[.E63];[.E65]);SUM([.E61:.E65])))" table:style-name="ce21">
            <text:p>307,756</text:p>
          </table:table-cell>
          <table:table-cell office:value-type="float" office:value="28489929" table:formula="of:=  IF(SUM([.F61:.F65])=0;&quot;-&quot;;SUM([.F61:.F65]))" table:style-name="ce21">
            <text:p>28,489,929</text:p>
          </table:table-cell>
          <table:table-cell office:value-type="float" office:value="260694" table:formula="of:=  IF(IF(VALUE([.G5])&gt;=2010;SUM([.G61];[.G62];[.G63];[.G65]);SUM([.G61:.G65]))=0;&quot;-&quot;;IF(VALUE([.G5])&gt;=2010;SUM([.G61];[.G62];[.G63];[.G65]);SUM([.G61:.G65])))" table:style-name="ce21">
            <text:p>260,694</text:p>
          </table:table-cell>
          <table:table-cell office:value-type="float" office:value="27658630" table:formula="of:=  IF(SUM([.H61:.H65])=0;&quot;-&quot;;SUM([.H61:.H65]))" table:style-name="ce21">
            <text:p>27,658,630</text:p>
          </table:table-cell>
          <table:table-cell office:value-type="float" office:value="228320" table:formula="of:=  IF(IF(VALUE([.I5])&gt;=2010;SUM([.I61];[.I62];[.I63];[.I65]);SUM([.I61:.I65]))=0;&quot;-&quot;;IF(VALUE([.I5])&gt;=2010;SUM([.I61];[.I62];[.I63];[.I65]);SUM([.I61:.I65])))" table:style-name="ce21">
            <text:p>228,320</text:p>
          </table:table-cell>
          <table:table-cell office:value-type="float" office:value="26205101" table:formula="of:=  IF(SUM([.J61:.J65])=0;&quot;-&quot;;SUM([.J61:.J65]))" table:style-name="ce21">
            <text:p>26,205,101</text:p>
          </table:table-cell>
          <table:table-cell office:value-type="float" office:value="250171" table:formula="of:=  IF(IF(VALUE([.K5])&gt;=2010;SUM([.K61];[.K62];[.K63];[.K65]);SUM([.K61:.K65]))=0;&quot;-&quot;;IF(VALUE([.K5])&gt;=2010;SUM([.K61];[.K62];[.K63];[.K65]);SUM([.K61:.K65])))" table:style-name="ce21">
            <text:p>250,171</text:p>
          </table:table-cell>
          <table:table-cell office:value-type="float" office:value="26352871" table:formula="of:=  IF(SUM([.L61:.L65])=0;&quot;-&quot;;SUM([.L61:.L65]))" table:style-name="ce21">
            <text:p>26,352,871</text:p>
          </table:table-cell>
          <table:table-cell office:value-type="float" office:value="254780" table:formula="of:=  IF(IF(VALUE([.M5])&gt;=2010;SUM([.M61];[.M62];[.M63];[.M65]);SUM([.M61:.M65]))=0;&quot;-&quot;;IF(VALUE([.M5])&gt;=2010;SUM([.M61];[.M62];[.M63];[.M65]);SUM([.M61:.M65])))" table:style-name="ce21">
            <text:p>254,780</text:p>
          </table:table-cell>
          <table:table-cell office:value-type="float" office:value="30483070" table:formula="of:=  IF(SUM([.N61:.N65])=0;&quot;-&quot;;SUM([.N61:.N65]))" table:style-name="ce21">
            <text:p>30,483,070</text:p>
          </table:table-cell>
          <table:table-cell table:number-columns-repeated="16370"/>
        </table:table-row>
        <table:table-row table:style-name="ro3">
          <table:table-cell office:value-type="float" office:value="6001" table:style-name="ce22">
            <text:p>6001</text:p>
          </table:table-cell>
          <table:table-cell office:value-type="string" table:style-name="ce23">
            <text:p><text:s text:c="4"/>鹹水魚塭</text:p>
          </table:table-cell>
          <table:table-cell office:value-type="float" office:value="63127" table:style-name="ce24">
            <text:p>63,127</text:p>
          </table:table-cell>
          <table:table-cell office:value-type="float" office:value="7564780" table:style-name="ce24">
            <text:p>7,564,780</text:p>
          </table:table-cell>
          <table:table-cell office:value-type="float" office:value="127801" table:style-name="ce24">
            <text:p>127,801</text:p>
          </table:table-cell>
          <table:table-cell office:value-type="float" office:value="9358034" table:style-name="ce24">
            <text:p>9,358,034</text:p>
          </table:table-cell>
          <table:table-cell office:value-type="float" office:value="85121" table:style-name="ce24">
            <text:p>85,121</text:p>
          </table:table-cell>
          <table:table-cell office:value-type="float" office:value="9968723" table:style-name="ce24">
            <text:p>9,968,723</text:p>
          </table:table-cell>
          <table:table-cell office:value-type="float" office:value="69596" table:style-name="ce24">
            <text:p>69,596</text:p>
          </table:table-cell>
          <table:table-cell office:value-type="float" office:value="8149389" table:style-name="ce24">
            <text:p>8,149,389</text:p>
          </table:table-cell>
          <table:table-cell office:value-type="float" office:value="64267" table:style-name="ce24">
            <text:p>64,267</text:p>
          </table:table-cell>
          <table:table-cell office:value-type="float" office:value="6998880" table:style-name="ce24">
            <text:p>6,998,880</text:p>
          </table:table-cell>
          <table:table-cell office:value-type="float" office:value="74258" table:style-name="ce24">
            <text:p>74,258</text:p>
          </table:table-cell>
          <table:table-cell office:value-type="float" office:value="8448480" table:style-name="ce24">
            <text:p>8,448,480</text:p>
          </table:table-cell>
          <table:table-cell table:number-columns-repeated="16370"/>
        </table:table-row>
        <table:table-row table:style-name="ro3">
          <table:table-cell office:value-type="float" office:value="6002" table:style-name="ce22">
            <text:p>6002</text:p>
          </table:table-cell>
          <table:table-cell office:value-type="string" table:style-name="ce23">
            <text:p><text:s text:c="4"/>淡水魚塭</text:p>
          </table:table-cell>
          <table:table-cell office:value-type="float" office:value="140039" table:style-name="ce24">
            <text:p>140,039</text:p>
          </table:table-cell>
          <table:table-cell office:value-type="float" office:value="15294208" table:style-name="ce24">
            <text:p>15,294,208</text:p>
          </table:table-cell>
          <table:table-cell office:value-type="float" office:value="168536" table:style-name="ce24">
            <text:p>168,536</text:p>
          </table:table-cell>
          <table:table-cell office:value-type="float" office:value="18327200" table:style-name="ce24">
            <text:p>18,327,200</text:p>
          </table:table-cell>
          <table:table-cell office:value-type="float" office:value="168227" table:style-name="ce24">
            <text:p>168,227</text:p>
          </table:table-cell>
          <table:table-cell office:value-type="float" office:value="17359309" table:style-name="ce24">
            <text:p>17,359,309</text:p>
          </table:table-cell>
          <table:table-cell office:value-type="float" office:value="149927" table:style-name="ce24">
            <text:p>149,927</text:p>
          </table:table-cell>
          <table:table-cell office:value-type="float" office:value="17682024" table:style-name="ce24">
            <text:p>17,682,024</text:p>
          </table:table-cell>
          <table:table-cell office:value-type="float" office:value="176261" table:style-name="ce24">
            <text:p>176,261</text:p>
          </table:table-cell>
          <table:table-cell office:value-type="float" office:value="18982513" table:style-name="ce24">
            <text:p>18,982,513</text:p>
          </table:table-cell>
          <table:table-cell office:value-type="float" office:value="176442" table:style-name="ce24">
            <text:p>176,442</text:p>
          </table:table-cell>
          <table:table-cell office:value-type="float" office:value="21845355" table:style-name="ce24">
            <text:p>21,845,355</text:p>
          </table:table-cell>
          <table:table-cell table:number-columns-repeated="16370"/>
        </table:table-row>
        <table:table-row table:style-name="ro3">
          <table:table-cell office:value-type="float" office:value="6003" table:style-name="ce22">
            <text:p>6003</text:p>
          </table:table-cell>
          <table:table-cell office:value-type="string" table:style-name="ce23">
            <text:p><text:s text:c="4"/>箱網養殖</text:p>
          </table:table-cell>
          <table:table-cell office:value-type="float" office:value="633" table:style-name="ce24">
            <text:p>633</text:p>
          </table:table-cell>
          <table:table-cell office:value-type="float" office:value="27480" table:style-name="ce24">
            <text:p>27,480</text:p>
          </table:table-cell>
          <table:table-cell office:value-type="float" office:value="2314" table:style-name="ce24">
            <text:p>2,314</text:p>
          </table:table-cell>
          <table:table-cell office:value-type="float" office:value="253946" table:style-name="ce24">
            <text:p>253,946</text:p>
          </table:table-cell>
          <table:table-cell office:value-type="float" office:value="508" table:style-name="ce24">
            <text:p>508</text:p>
          </table:table-cell>
          <table:table-cell office:value-type="float" office:value="15034" table:style-name="ce24">
            <text:p>15,034</text:p>
          </table:table-cell>
          <table:table-cell office:value-type="float" office:value="330" table:style-name="ce24">
            <text:p>330</text:p>
          </table:table-cell>
          <table:table-cell office:value-type="float" office:value="10898" table:style-name="ce24">
            <text:p>10,898</text:p>
          </table:table-cell>
          <table:table-cell office:value-type="float" office:value="368" table:style-name="ce24">
            <text:p>368</text:p>
          </table:table-cell>
          <table:table-cell office:value-type="float" office:value="13955" table:style-name="ce24">
            <text:p>13,955</text:p>
          </table:table-cell>
          <table:table-cell office:value-type="float" office:value="21" table:style-name="ce24">
            <text:p>21</text:p>
          </table:table-cell>
          <table:table-cell office:value-type="float" office:value="802" table:style-name="ce24">
            <text:p>802</text:p>
          </table:table-cell>
          <table:table-cell table:number-columns-repeated="16370"/>
        </table:table-row>
        <table:table-row table:style-name="ro3">
          <table:table-cell office:value-type="float" office:value="6004" table:style-name="ce22">
            <text:p>6004</text:p>
          </table:table-cell>
          <table:table-cell office:value-type="string" table:style-name="ce23">
            <text:p><text:s text:c="4"/>觀賞魚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5">
            <text:p>6099</text:p>
          </table:table-cell>
          <table:table-cell office:value-type="string" table:style-name="ce26">
            <text:p><text:s text:c="4"/>其他內陸養殖</text:p>
          </table:table-cell>
          <table:table-cell office:value-type="float" office:value="8882" table:style-name="ce27">
            <text:p>8,882</text:p>
          </table:table-cell>
          <table:table-cell office:value-type="float" office:value="406535" table:style-name="ce27">
            <text:p>406,535</text:p>
          </table:table-cell>
          <table:table-cell office:value-type="float" office:value="9105" table:style-name="ce27">
            <text:p>9,105</text:p>
          </table:table-cell>
          <table:table-cell office:value-type="float" office:value="550749" table:style-name="ce27">
            <text:p>550,749</text:p>
          </table:table-cell>
          <table:table-cell office:value-type="float" office:value="6838" table:style-name="ce27">
            <text:p>6,838</text:p>
          </table:table-cell>
          <table:table-cell office:value-type="float" office:value="315564" table:style-name="ce27">
            <text:p>315,564</text:p>
          </table:table-cell>
          <table:table-cell office:value-type="float" office:value="8467" table:style-name="ce27">
            <text:p>8,467</text:p>
          </table:table-cell>
          <table:table-cell office:value-type="float" office:value="362790" table:style-name="ce27">
            <text:p>362,790</text:p>
          </table:table-cell>
          <table:table-cell office:value-type="float" office:value="9275" table:style-name="ce27">
            <text:p>9,275</text:p>
          </table:table-cell>
          <table:table-cell office:value-type="float" office:value="357523" table:style-name="ce27">
            <text:p>357,523</text:p>
          </table:table-cell>
          <table:table-cell office:value-type="float" office:value="4059" table:style-name="ce27">
            <text:p>4,059</text:p>
          </table:table-cell>
          <table:table-cell office:value-type="float" office:value="188433" table:style-name="ce27">
            <text:p>188,433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6(續)" table:style-name="ta1">
        <table:table-column table:style-name="co1" table:default-cell-style-name="ce16"/>
        <table:table-column table:style-name="co2" table:default-cell-style-name="ce13"/>
        <table:table-column table:style-name="co3" table:number-columns-repeated="15" table:default-cell-style-name="ce13"/>
        <table:table-column table:style-name="co4" table:number-columns-repeated="16367" table:default-cell-style-name="ce13"/>
        <table:table-row table:style-name="ro1">
          <table:table-cell office:value-type="string" table:number-columns-spanned="8" table:number-rows-spanned="1" table:style-name="ce38">
            <text:p>6·歷年漁業生產量(續)</text:p>
          </table:table-cell>
          <table:covered-table-cell table:number-columns-repeated="7"/>
          <table:table-cell office:value-type="string" table:number-columns-spanned="6" table:number-rows-spanned="1" table:style-name="ce38">
            <text:p>6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28"/>
          <table:table-cell office:value-type="string" table:style-name="ce3">
            <text:p>單位：</text:p>
          </table:table-cell>
          <table:table-cell office:value-type="string" table:number-columns-spanned="2" table:number-rows-spanned="1" table:style-name="ce40">
            <text:p>產量：公噸, 千尾(觀賞魚)</text:p>
          </table:table-cell>
          <table:covered-table-cell/>
          <table:table-cell table:number-columns-repeated="4" table:style-name="ce28"/>
          <table:table-cell office:value-type="string" table:style-name="ce3">
            <text:p>Unit：</text:p>
          </table:table-cell>
          <table:table-cell office:value-type="string" table:style-name="ce31">
            <text:p><text:s/>Quantity：M.T.; 1000Pcs. by ornamental fish</text:p>
          </table:table-cell>
          <table:table-cell table:style-name="ce28"/>
          <table:table-cell table:number-columns-repeated="2" table:style-name="ce29"/>
          <table:table-cell table:number-columns-repeated="16370" table:style-name="ce28"/>
        </table:table-row>
        <table:table-row table:style-name="ro2">
          <table:table-cell table:number-columns-repeated="3" table:style-name="ce28"/>
          <table:table-cell office:value-type="string" table:number-columns-spanned="2" table:number-rows-spanned="1" table:style-name="ce40">
            <text:p>價值：新臺幣千元</text:p>
          </table:table-cell>
          <table:covered-table-cell/>
          <table:table-cell table:number-columns-repeated="5" table:style-name="ce28"/>
          <table:table-cell office:value-type="string" table:style-name="ce32">
            <text:p><text:s/>Value <text:s text:c="4"/>：Thousand NT $</text:p>
          </table:table-cell>
          <table:table-cell table:style-name="ce33"/>
          <table:table-cell table:number-columns-repeated="2" table:style-name="ce30"/>
          <table:table-cell table:number-columns-repeated="16370" table:style-name="ce28"/>
        </table:table-row>
        <table:table-row table:style-name="ro2">
          <table:table-cell table:style-name="ce10"/>
          <table:table-cell office:value-type="string" table:style-name="ce6">
            <text:p>年別</text:p>
            <draw:custom-shape svg:x="0in" svg:y="0in" svg:width="1.05208in" svg:height="0.53365in" draw:z-index="1" draw:id="id23" draw:style-name="a23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2" draw:id="id24" draw:style-name="a24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3" draw:id="id25" draw:style-name="a25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4" draw:id="id26" draw:style-name="a26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34">
            <text:p>民國八十四年</text:p>
          </table:table-cell>
          <table:covered-table-cell/>
          <table:table-cell office:value-type="string" table:number-columns-spanned="2" table:number-rows-spanned="1" table:style-name="ce34">
            <text:p>民國八十五年</text:p>
          </table:table-cell>
          <table:covered-table-cell/>
          <table:table-cell office:value-type="string" table:number-columns-spanned="2" table:number-rows-spanned="1" table:style-name="ce34">
            <text:p>民國八十六年</text:p>
          </table:table-cell>
          <table:covered-table-cell/>
          <table:table-cell office:value-type="string" table:number-columns-spanned="2" table:number-rows-spanned="1" table:style-name="ce34">
            <text:p>民國八十七年</text:p>
          </table:table-cell>
          <table:covered-table-cell/>
          <table:table-cell office:value-type="string" table:number-columns-spanned="2" table:number-rows-spanned="1" table:style-name="ce34">
            <text:p>民國八十八年</text:p>
          </table:table-cell>
          <table:covered-table-cell/>
          <table:table-cell office:value-type="string" table:number-columns-spanned="2" table:number-rows-spanned="1" table:style-name="ce34">
            <text:p>民國八十九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代碼</text:p>
          </table:table-cell>
          <table:table-cell office:value-type="string" table:style-name="ce7">
            <text:p>Year</text:p>
          </table:table-cell>
          <table:table-cell office:value-type="float" office:value="1995" table:number-columns-spanned="2" table:number-rows-spanned="1" table:style-name="ce46">
            <text:p>1995</text:p>
          </table:table-cell>
          <table:covered-table-cell/>
          <table:table-cell office:value-type="float" office:value="1996" table:number-columns-spanned="2" table:number-rows-spanned="1" table:style-name="ce46">
            <text:p>1996</text:p>
          </table:table-cell>
          <table:covered-table-cell/>
          <table:table-cell office:value-type="float" office:value="1997" table:number-columns-spanned="2" table:number-rows-spanned="1" table:style-name="ce46">
            <text:p>1997</text:p>
          </table:table-cell>
          <table:covered-table-cell/>
          <table:table-cell office:value-type="float" office:value="1998" table:number-columns-spanned="2" table:number-rows-spanned="1" table:style-name="ce46">
            <text:p>1998</text:p>
          </table:table-cell>
          <table:covered-table-cell/>
          <table:table-cell office:value-type="float" office:value="1999" table:number-columns-spanned="2" table:number-rows-spanned="1" table:style-name="ce46">
            <text:p>1999</text:p>
          </table:table-cell>
          <table:covered-table-cell/>
          <table:table-cell office:value-type="float" office:value="2000" table:number-columns-spanned="2" table:number-rows-spanned="1" table:style-name="ce47">
            <text:p>2000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Code</text:p>
          </table:table-cell>
          <table:table-cell office:value-type="string" table:style-name="ce8">
            <text:p>漁業種類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table:number-columns-repeated="16370"/>
        </table:table-row>
        <table:table-row table:style-name="ro2">
          <table:table-cell table:style-name="ce12"/>
          <table:table-cell office:value-type="string" table:style-name="ce9">
            <text:p>Type of Fishery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0000</text:p>
          </table:table-cell>
          <table:table-cell office:value-type="string" table:style-name="ce10">
            <text:p>總計</text:p>
          </table:table-cell>
          <table:table-cell office:value-type="float" office:value="1296889" table:formula="of:=  IF(SUM([.C9];[.C17];[.C34];[.C52];[.C56];[.C60])=0;&quot;-&quot;;SUM([.C9];[.C17];[.C34];[.C52];[.C56];[.C60]))" table:style-name="ce17">
            <text:p>1,296,889</text:p>
          </table:table-cell>
          <table:table-cell office:value-type="float" office:value="100565752" table:formula="of:=  IF(SUM([.D9];[.D17];[.D34];[.D52];[.D56];[.D60])=0;&quot;-&quot;;SUM([.D9];[.D17];[.D34];[.D52];[.D56];[.D60]))" table:style-name="ce17">
            <text:p>100,565,752</text:p>
          </table:table-cell>
          <table:table-cell office:value-type="float" office:value="1239634" table:formula="of:=  IF(SUM([.E9];[.E17];[.E34];[.E52];[.E56];[.E60])=0;&quot;-&quot;;SUM([.E9];[.E17];[.E34];[.E52];[.E56];[.E60]))" table:style-name="ce11">
            <text:p>1,239,634</text:p>
          </table:table-cell>
          <table:table-cell office:value-type="float" office:value="97265187" table:formula="of:=  IF(SUM([.F9];[.F17];[.F34];[.F52];[.F56];[.F60])=0;&quot;-&quot;;SUM([.F9];[.F17];[.F34];[.F52];[.F56];[.F60]))" table:style-name="ce11">
            <text:p>97,265,187</text:p>
          </table:table-cell>
          <table:table-cell office:value-type="float" office:value="1251047.9029999999" table:formula="of:=  IF(SUM([.G9];[.G17];[.G34];[.G52];[.G56];[.G60])=0;&quot;-&quot;;SUM([.G9];[.G17];[.G34];[.G52];[.G56];[.G60]))" table:style-name="ce11">
            <text:p>1,251,048</text:p>
          </table:table-cell>
          <table:table-cell office:value-type="float" office:value="92607840.268209994" table:formula="of:=  IF(SUM([.H9];[.H17];[.H34];[.H52];[.H56];[.H60])=0;&quot;-&quot;;SUM([.H9];[.H17];[.H34];[.H52];[.H56];[.H60]))" table:style-name="ce11">
            <text:p>92,607,840</text:p>
          </table:table-cell>
          <table:table-cell office:value-type="float" office:value="1301419.3110100003" table:formula="of:=  IF(SUM([.I9];[.I17];[.I34];[.I52];[.I56];[.I60])=0;&quot;-&quot;;SUM([.I9];[.I17];[.I34];[.I52];[.I56];[.I60]))" table:style-name="ce11">
            <text:p>1,301,419</text:p>
          </table:table-cell>
          <table:table-cell office:value-type="float" office:value="90189346.252920002" table:formula="of:=  IF(SUM([.J9];[.J17];[.J34];[.J52];[.J56];[.J60])=0;&quot;-&quot;;SUM([.J9];[.J17];[.J34];[.J52];[.J56];[.J60]))" table:style-name="ce11">
            <text:p>90,189,346</text:p>
          </table:table-cell>
          <table:table-cell office:value-type="float" office:value="1335098.5741900001" table:formula="of:=  IF(SUM([.K9];[.K17];[.K34];[.K52];[.K56];[.K60])=0;&quot;-&quot;;SUM([.K9];[.K17];[.K34];[.K52];[.K56];[.K60]))" table:style-name="ce11">
            <text:p>1,335,099</text:p>
          </table:table-cell>
          <table:table-cell office:value-type="float" office:value="85395293.252440006" table:formula="of:=  IF(SUM([.L9];[.L17];[.L34];[.L52];[.L56];[.L60])=0;&quot;-&quot;;SUM([.L9];[.L17];[.L34];[.L52];[.L56];[.L60]))" table:style-name="ce11">
            <text:p>85,395,293</text:p>
          </table:table-cell>
          <table:table-cell office:value-type="float" office:value="1333573.9600800001" table:formula="of:=  IF(SUM([.M9];[.M17];[.M34];[.M52];[.M56];[.M60])=0;&quot;-&quot;;SUM([.M9];[.M17];[.M34];[.M52];[.M56];[.M60]))" table:style-name="ce11">
            <text:p>1,333,574</text:p>
          </table:table-cell>
          <table:table-cell office:value-type="float" office:value="88127590.488609999" table:formula="of:=  IF(SUM([.N9];[.N17];[.N34];[.N52];[.N56];[.N60])=0;&quot;-&quot;;SUM([.N9];[.N17];[.N34];[.N52];[.N56];[.N60]))" table:style-name="ce11">
            <text:p>88,127,590</text:p>
          </table:table-cell>
          <table:table-cell table:number-columns-repeated="16370"/>
        </table:table-row>
        <table:table-row table:style-name="ro3">
          <table:table-cell office:value-type="float" office:value="1000" table:style-name="ce18">
            <text:p>1000</text:p>
          </table:table-cell>
          <table:table-cell office:value-type="string" table:style-name="ce19">
            <text:p>遠洋漁業合計</text:p>
          </table:table-cell>
          <table:table-cell office:value-type="float" office:value="709542" table:formula="of:=  IF(SUM([.C10:.C16])=0;&quot;-&quot;;SUM([.C10:.C16]))" table:style-name="ce20">
            <text:p>709,542</text:p>
          </table:table-cell>
          <table:table-cell office:value-type="float" office:value="43084075" table:formula="of:=  IF(SUM([.D10:.D16])=0;&quot;-&quot;;SUM([.D10:.D16]))" table:style-name="ce20">
            <text:p>43,084,075</text:p>
          </table:table-cell>
          <table:table-cell office:value-type="float" office:value="668979" table:formula="of:=  IF(SUM([.E10:.E16])=0;&quot;-&quot;;SUM([.E10:.E16]))" table:style-name="ce21">
            <text:p>668,979</text:p>
          </table:table-cell>
          <table:table-cell office:value-type="float" office:value="43827522" table:formula="of:=  IF(SUM([.F10:.F16])=0;&quot;-&quot;;SUM([.F10:.F16]))" table:style-name="ce21">
            <text:p>43,827,522</text:p>
          </table:table-cell>
          <table:table-cell office:value-type="float" office:value="692238.14999999991" table:formula="of:=  IF(SUM([.G10:.G16])=0;&quot;-&quot;;SUM([.G10:.G16]))" table:style-name="ce21">
            <text:p>692,238</text:p>
          </table:table-cell>
          <table:table-cell office:value-type="float" office:value="44637124.118379995" table:formula="of:=  IF(SUM([.H10:.H16])=0;&quot;-&quot;;SUM([.H10:.H16]))" table:style-name="ce21">
            <text:p>44,637,124</text:p>
          </table:table-cell>
          <table:table-cell office:value-type="float" office:value="792722.05100000009" table:formula="of:=  IF(SUM([.I10:.I16])=0;&quot;-&quot;;SUM([.I10:.I16]))" table:style-name="ce21">
            <text:p>792,722</text:p>
          </table:table-cell>
          <table:table-cell office:value-type="float" office:value="45454295.580880001" table:formula="of:=  IF(SUM([.J10:.J16])=0;&quot;-&quot;;SUM([.J10:.J16]))" table:style-name="ce21">
            <text:p>45,454,296</text:p>
          </table:table-cell>
          <table:table-cell office:value-type="float" office:value="824737.59380000003" table:formula="of:=  IF(SUM([.K10:.K16])=0;&quot;-&quot;;SUM([.K10:.K16]))" table:style-name="ce21">
            <text:p>824,738</text:p>
          </table:table-cell>
          <table:table-cell office:value-type="float" office:value="45169605.260530002" table:formula="of:=  IF(SUM([.L10:.L16])=0;&quot;-&quot;;SUM([.L10:.L16]))" table:style-name="ce21">
            <text:p>45,169,605</text:p>
          </table:table-cell>
          <table:table-cell office:value-type="float" office:value="863474.81542" table:formula="of:=  IF(SUM([.M10:.M16])=0;&quot;-&quot;;SUM([.M10:.M16]))" table:style-name="ce21">
            <text:p>863,475</text:p>
          </table:table-cell>
          <table:table-cell office:value-type="float" office:value="44615721.227079995" table:formula="of:=  IF(SUM([.N10:.N16])=0;&quot;-&quot;;SUM([.N10:.N16]))" table:style-name="ce21">
            <text:p>44,615,721</text:p>
          </table:table-cell>
          <table:table-cell table:number-columns-repeated="16370"/>
        </table:table-row>
        <table:table-row table:style-name="ro3">
          <table:table-cell office:value-type="float" office:value="1001" table:style-name="ce22">
            <text:p>1001</text:p>
          </table:table-cell>
          <table:table-cell office:value-type="string" table:style-name="ce23">
            <text:p><text:s text:c="4"/>單船拖網</text:p>
          </table:table-cell>
          <table:table-cell office:value-type="float" office:value="54140" table:style-name="ce24">
            <text:p>54,140</text:p>
          </table:table-cell>
          <table:table-cell office:value-type="float" office:value="2764774" table:style-name="ce24">
            <text:p>2,764,774</text:p>
          </table:table-cell>
          <table:table-cell office:value-type="float" office:value="53797" table:style-name="ce24">
            <text:p>53,797</text:p>
          </table:table-cell>
          <table:table-cell office:value-type="float" office:value="3153206" table:style-name="ce24">
            <text:p>3,153,206</text:p>
          </table:table-cell>
          <table:table-cell office:value-type="float" office:value="91163.736000000004" table:style-name="ce24">
            <text:p>91,164</text:p>
          </table:table-cell>
          <table:table-cell office:value-type="float" office:value="5878009.2003199998" table:style-name="ce24">
            <text:p>5,878,009</text:p>
          </table:table-cell>
          <table:table-cell office:value-type="float" office:value="87503.694539999997" table:style-name="ce24">
            <text:p>87,504</text:p>
          </table:table-cell>
          <table:table-cell office:value-type="float" office:value="5390601.28419" table:style-name="ce24">
            <text:p>5,390,601</text:p>
          </table:table-cell>
          <table:table-cell office:value-type="float" office:value="86431.1682" table:style-name="ce24">
            <text:p>86,431</text:p>
          </table:table-cell>
          <table:table-cell office:value-type="float" office:value="3438409.3448000001" table:style-name="ce24">
            <text:p>3,438,409</text:p>
          </table:table-cell>
          <table:table-cell office:value-type="float" office:value="86849.70074" table:style-name="ce24">
            <text:p>86,850</text:p>
          </table:table-cell>
          <table:table-cell office:value-type="float" office:value="3097699.88644" table:style-name="ce24">
            <text:p>3,097,700</text:p>
          </table:table-cell>
          <table:table-cell table:number-columns-repeated="16370"/>
        </table:table-row>
        <table:table-row table:style-name="ro3">
          <table:table-cell office:value-type="float" office:value="1002" table:style-name="ce22">
            <text:p>1002</text:p>
          </table:table-cell>
          <table:table-cell office:value-type="string" table:style-name="ce23">
            <text:p><text:s text:c="4"/>雙船拖網</text:p>
          </table:table-cell>
          <table:table-cell office:value-type="float" office:value="55459" table:style-name="ce24">
            <text:p>55,459</text:p>
          </table:table-cell>
          <table:table-cell office:value-type="float" office:value="3449553" table:style-name="ce24">
            <text:p>3,449,553</text:p>
          </table:table-cell>
          <table:table-cell office:value-type="float" office:value="45861" table:style-name="ce24">
            <text:p>45,861</text:p>
          </table:table-cell>
          <table:table-cell office:value-type="float" office:value="3055381" table:style-name="ce24">
            <text:p>3,055,38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03" table:style-name="ce22">
            <text:p>1003</text:p>
          </table:table-cell>
          <table:table-cell office:value-type="string" table:style-name="ce23">
            <text:p><text:s text:c="4"/>鰹鮪圍網</text:p>
          </table:table-cell>
          <table:table-cell office:value-type="float" office:value="186815" table:style-name="ce24">
            <text:p>186,815</text:p>
          </table:table-cell>
          <table:table-cell office:value-type="float" office:value="3881684" table:style-name="ce24">
            <text:p>3,881,684</text:p>
          </table:table-cell>
          <table:table-cell office:value-type="float" office:value="188742" table:style-name="ce24">
            <text:p>188,742</text:p>
          </table:table-cell>
          <table:table-cell office:value-type="float" office:value="3570215" table:style-name="ce24">
            <text:p>3,570,215</text:p>
          </table:table-cell>
          <table:table-cell office:value-type="float" office:value="139874.11403999999" table:style-name="ce24">
            <text:p>139,874</text:p>
          </table:table-cell>
          <table:table-cell office:value-type="float" office:value="4044938.8697100002" table:style-name="ce24">
            <text:p>4,044,939</text:p>
          </table:table-cell>
          <table:table-cell office:value-type="float" office:value="241995.66334" table:style-name="ce24">
            <text:p>241,996</text:p>
          </table:table-cell>
          <table:table-cell office:value-type="float" office:value="7627670.7521700002" table:style-name="ce24">
            <text:p>7,627,671</text:p>
          </table:table-cell>
          <table:table-cell office:value-type="float" office:value="200434.71750999999" table:style-name="ce24">
            <text:p>200,435</text:p>
          </table:table-cell>
          <table:table-cell office:value-type="float" office:value="3562844.7141399998" table:style-name="ce24">
            <text:p>3,562,845</text:p>
          </table:table-cell>
          <table:table-cell office:value-type="float" office:value="231054.83350000001" table:style-name="ce24">
            <text:p>231,055</text:p>
          </table:table-cell>
          <table:table-cell office:value-type="float" office:value="3251299.1675900002" table:style-name="ce24">
            <text:p>3,251,299</text:p>
          </table:table-cell>
          <table:table-cell table:number-columns-repeated="16370"/>
        </table:table-row>
        <table:table-row table:style-name="ro3">
          <table:table-cell office:value-type="float" office:value="1004" table:style-name="ce22">
            <text:p>1004</text:p>
          </table:table-cell>
          <table:table-cell office:value-type="string" table:style-name="ce23">
            <text:p><text:s text:c="4"/>秋刀魚棒受網</text:p>
          </table:table-cell>
          <table:table-cell office:value-type="float" office:value="13772" table:style-name="ce24">
            <text:p>13,772</text:p>
          </table:table-cell>
          <table:table-cell office:value-type="float" office:value="330528" table:style-name="ce24">
            <text:p>330,528</text:p>
          </table:table-cell>
          <table:table-cell office:value-type="float" office:value="8236" table:style-name="ce24">
            <text:p>8,236</text:p>
          </table:table-cell>
          <table:table-cell office:value-type="float" office:value="222365" table:style-name="ce24">
            <text:p>222,365</text:p>
          </table:table-cell>
          <table:table-cell office:value-type="float" office:value="21886.748" table:style-name="ce24">
            <text:p>21,887</text:p>
          </table:table-cell>
          <table:table-cell office:value-type="float" office:value="501206.52919999999" table:style-name="ce24">
            <text:p>501,207</text:p>
          </table:table-cell>
          <table:table-cell office:value-type="float" office:value="12793.924000000001" table:style-name="ce24">
            <text:p>12,794</text:p>
          </table:table-cell>
          <table:table-cell office:value-type="float" office:value="383817.72" table:style-name="ce24">
            <text:p>383,818</text:p>
          </table:table-cell>
          <table:table-cell office:value-type="float" office:value="12541" table:style-name="ce24">
            <text:p>12,541</text:p>
          </table:table-cell>
          <table:table-cell office:value-type="float" office:value="451476" table:style-name="ce24">
            <text:p>451,476</text:p>
          </table:table-cell>
          <table:table-cell office:value-type="float" office:value="27868" table:style-name="ce24">
            <text:p>27,868</text:p>
          </table:table-cell>
          <table:table-cell office:value-type="float" office:value="562933.6" table:style-name="ce24">
            <text:p>562,934</text:p>
          </table:table-cell>
          <table:table-cell table:number-columns-repeated="16370"/>
        </table:table-row>
        <table:table-row table:style-name="ro3">
          <table:table-cell office:value-type="float" office:value="1050" table:style-name="ce22">
            <text:p>1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223441" table:style-name="ce24">
            <text:p>223,441</text:p>
          </table:table-cell>
          <table:table-cell office:value-type="float" office:value="25359200" table:style-name="ce24">
            <text:p>25,359,200</text:p>
          </table:table-cell>
          <table:table-cell office:value-type="float" office:value="215182" table:style-name="ce24">
            <text:p>215,182</text:p>
          </table:table-cell>
          <table:table-cell office:value-type="float" office:value="27989934" table:style-name="ce24">
            <text:p>27,989,934</text:p>
          </table:table-cell>
          <table:table-cell office:value-type="float" office:value="207687.53260999999" table:style-name="ce24">
            <text:p>207,688</text:p>
          </table:table-cell>
          <table:table-cell office:value-type="float" office:value="28189752.953850001" table:style-name="ce24">
            <text:p>28,189,753</text:p>
          </table:table-cell>
          <table:table-cell office:value-type="float" office:value="225805.20004" table:style-name="ce24">
            <text:p>225,805</text:p>
          </table:table-cell>
          <table:table-cell office:value-type="float" office:value="27429964.18846" table:style-name="ce24">
            <text:p>27,429,964</text:p>
          </table:table-cell>
          <table:table-cell office:value-type="float" office:value="225415.33246000001" table:style-name="ce24">
            <text:p>225,415</text:p>
          </table:table-cell>
          <table:table-cell office:value-type="float" office:value="32464047.452849999" table:style-name="ce24">
            <text:p>32,464,047</text:p>
          </table:table-cell>
          <table:table-cell office:value-type="float" office:value="240157.42142" table:style-name="ce24">
            <text:p>240,157</text:p>
          </table:table-cell>
          <table:table-cell office:value-type="float" office:value="33180963.167769998" table:style-name="ce24">
            <text:p>33,180,963</text:p>
          </table:table-cell>
          <table:table-cell table:number-columns-repeated="16370"/>
        </table:table-row>
        <table:table-row table:style-name="ro3">
          <table:table-cell office:value-type="float" office:value="1051" table:style-name="ce22">
            <text:p>1051</text:p>
          </table:table-cell>
          <table:table-cell office:value-type="string" table:style-name="ce23">
            <text:p><text:s text:c="4"/>魷釣</text:p>
          </table:table-cell>
          <table:table-cell office:value-type="float" office:value="154362" table:style-name="ce24">
            <text:p>154,362</text:p>
          </table:table-cell>
          <table:table-cell office:value-type="float" office:value="6478838" table:style-name="ce24">
            <text:p>6,478,838</text:p>
          </table:table-cell>
          <table:table-cell office:value-type="float" office:value="138172" table:style-name="ce24">
            <text:p>138,172</text:p>
          </table:table-cell>
          <table:table-cell office:value-type="float" office:value="5114898" table:style-name="ce24">
            <text:p>5,114,898</text:p>
          </table:table-cell>
          <table:table-cell office:value-type="float" office:value="212386" table:style-name="ce24">
            <text:p>212,386</text:p>
          </table:table-cell>
          <table:table-cell office:value-type="float" office:value="5261584.1040399997" table:style-name="ce24">
            <text:p>5,261,584</text:p>
          </table:table-cell>
          <table:table-cell office:value-type="float" office:value="201994.54800000001" table:style-name="ce24">
            <text:p>201,995</text:p>
          </table:table-cell>
          <table:table-cell office:value-type="float" office:value="3757552.30883" table:style-name="ce24">
            <text:p>3,757,552</text:p>
          </table:table-cell>
          <table:table-cell office:value-type="float" office:value="276111.44500000001" table:style-name="ce24">
            <text:p>276,111</text:p>
          </table:table-cell>
          <table:table-cell office:value-type="float" office:value="4925878.1354999999" table:style-name="ce24">
            <text:p>4,925,878</text:p>
          </table:table-cell>
          <table:table-cell office:value-type="float" office:value="253574" table:style-name="ce24">
            <text:p>253,574</text:p>
          </table:table-cell>
          <table:table-cell office:value-type="float" office:value="4158613.44942" table:style-name="ce24">
            <text:p>4,158,613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1099</text:p>
          </table:table-cell>
          <table:table-cell office:value-type="string" table:style-name="ce26">
            <text:p><text:s text:c="4"/>其他遠洋漁業</text:p>
          </table:table-cell>
          <table:table-cell office:value-type="float" office:value="21553" table:style-name="ce27">
            <text:p>21,553</text:p>
          </table:table-cell>
          <table:table-cell office:value-type="float" office:value="819498" table:style-name="ce27">
            <text:p>819,498</text:p>
          </table:table-cell>
          <table:table-cell office:value-type="float" office:value="18989" table:style-name="ce27">
            <text:p>18,989</text:p>
          </table:table-cell>
          <table:table-cell office:value-type="float" office:value="721523" table:style-name="ce27">
            <text:p>721,523</text:p>
          </table:table-cell>
          <table:table-cell office:value-type="float" office:value="19240.019349999999" table:style-name="ce27">
            <text:p>19,240</text:p>
          </table:table-cell>
          <table:table-cell office:value-type="float" office:value="761632.46126000001" table:style-name="ce27">
            <text:p>761,632</text:p>
          </table:table-cell>
          <table:table-cell office:value-type="float" office:value="22629.021079999999" table:style-name="ce27">
            <text:p>22,629</text:p>
          </table:table-cell>
          <table:table-cell office:value-type="float" office:value="864689.32723000005" table:style-name="ce27">
            <text:p>864,689</text:p>
          </table:table-cell>
          <table:table-cell office:value-type="float" office:value="23803.930629999999" table:style-name="ce27">
            <text:p>23,804</text:p>
          </table:table-cell>
          <table:table-cell office:value-type="float" office:value="326949.61323999998" table:style-name="ce27">
            <text:p>326,950</text:p>
          </table:table-cell>
          <table:table-cell office:value-type="float" office:value="23970.859759999999" table:style-name="ce27">
            <text:p>23,971</text:p>
          </table:table-cell>
          <table:table-cell office:value-type="float" office:value="364211.95585999999" table:style-name="ce27">
            <text:p>364,21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2000</text:p>
          </table:table-cell>
          <table:table-cell office:value-type="string" table:style-name="ce19">
            <text:p>近海漁業合計</text:p>
          </table:table-cell>
          <table:table-cell office:value-type="float" office:value="255816" table:formula="of:=  IF(SUM([.C18:.C33])=0;&quot;-&quot;;SUM([.C18:.C33]))" table:style-name="ce20">
            <text:p>255,816</text:p>
          </table:table-cell>
          <table:table-cell office:value-type="float" office:value="16923759" table:formula="of:=  IF(SUM([.D18:.D33])=0;&quot;-&quot;;SUM([.D18:.D33]))" table:style-name="ce20">
            <text:p>16,923,759</text:p>
          </table:table-cell>
          <table:table-cell office:value-type="float" office:value="256252" table:formula="of:=  IF(SUM([.E18:.E33])=0;&quot;-&quot;;SUM([.E18:.E33]))" table:style-name="ce21">
            <text:p>256,252</text:p>
          </table:table-cell>
          <table:table-cell office:value-type="float" office:value="16539404" table:formula="of:=  IF(SUM([.F18:.F33])=0;&quot;-&quot;;SUM([.F18:.F33]))" table:style-name="ce21">
            <text:p>16,539,404</text:p>
          </table:table-cell>
          <table:table-cell office:value-type="float" office:value="246305.36300000001" table:formula="of:=  IF(SUM([.G18:.G33])=0;&quot;-&quot;;SUM([.G18:.G33]))" table:style-name="ce21">
            <text:p>246,305</text:p>
          </table:table-cell>
          <table:table-cell office:value-type="float" office:value="16400747.168099999" table:formula="of:=  IF(SUM([.H18:.H33])=0;&quot;-&quot;;SUM([.H18:.H33]))" table:style-name="ce21">
            <text:p>16,400,747</text:p>
          </table:table-cell>
          <table:table-cell office:value-type="float" office:value="208872.53301000004" table:formula="of:=  IF(SUM([.I18:.I33])=0;&quot;-&quot;;SUM([.I18:.I33]))" table:style-name="ce21">
            <text:p>208,873</text:p>
          </table:table-cell>
          <table:table-cell office:value-type="float" office:value="13042851.541759999" table:formula="of:=  IF(SUM([.J18:.J33])=0;&quot;-&quot;;SUM([.J18:.J33]))" table:style-name="ce21">
            <text:p>13,042,852</text:p>
          </table:table-cell>
          <table:table-cell office:value-type="float" office:value="206220.0202" table:formula="of:=  IF(SUM([.K18:.K33])=0;&quot;-&quot;;SUM([.K18:.K33]))" table:style-name="ce21">
            <text:p>206,220</text:p>
          </table:table-cell>
          <table:table-cell office:value-type="float" office:value="12704269.721420001" table:formula="of:=  IF(SUM([.L18:.L33])=0;&quot;-&quot;;SUM([.L18:.L33]))" table:style-name="ce21">
            <text:p>12,704,270</text:p>
          </table:table-cell>
          <table:table-cell office:value-type="float" office:value="169007.65565999999" table:formula="of:=  IF(SUM([.M18:.M33])=0;&quot;-&quot;;SUM([.M18:.M33]))" table:style-name="ce21">
            <text:p>169,008</text:p>
          </table:table-cell>
          <table:table-cell office:value-type="float" office:value="13008293.335579999" table:formula="of:=  IF(SUM([.N18:.N33])=0;&quot;-&quot;;SUM([.N18:.N33]))" table:style-name="ce21">
            <text:p>13,008,29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1</text:p>
          </table:table-cell>
          <table:table-cell office:value-type="string" table:style-name="ce23">
            <text:p><text:s text:c="4"/>巾著網</text:p>
          </table:table-cell>
          <table:table-cell office:value-type="float" office:value="13770" table:style-name="ce24">
            <text:p>13,770</text:p>
          </table:table-cell>
          <table:table-cell office:value-type="float" office:value="487615" table:style-name="ce24">
            <text:p>487,615</text:p>
          </table:table-cell>
          <table:table-cell office:value-type="float" office:value="16444" table:style-name="ce24">
            <text:p>16,444</text:p>
          </table:table-cell>
          <table:table-cell office:value-type="float" office:value="403461" table:style-name="ce24">
            <text:p>403,461</text:p>
          </table:table-cell>
          <table:table-cell office:value-type="float" office:value="14941.14005" table:style-name="ce24">
            <text:p>14,941</text:p>
          </table:table-cell>
          <table:table-cell office:value-type="float" office:value="489180.71120000002" table:style-name="ce24">
            <text:p>489,181</text:p>
          </table:table-cell>
          <table:table-cell office:value-type="float" office:value="13449.078600000001" table:style-name="ce24">
            <text:p>13,449</text:p>
          </table:table-cell>
          <table:table-cell office:value-type="float" office:value="282975.27312999999" table:style-name="ce24">
            <text:p>282,975</text:p>
          </table:table-cell>
          <table:table-cell office:value-type="float" office:value="5394.3732799999998" table:style-name="ce24">
            <text:p>5,394</text:p>
          </table:table-cell>
          <table:table-cell office:value-type="float" office:value="133512.14704000001" table:style-name="ce24">
            <text:p>133,512</text:p>
          </table:table-cell>
          <table:table-cell office:value-type="float" office:value="4141.31113" table:style-name="ce24">
            <text:p>4,141</text:p>
          </table:table-cell>
          <table:table-cell office:value-type="float" office:value="85128.026849999995" table:style-name="ce24">
            <text:p>85,12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2</text:p>
          </table:table-cell>
          <table:table-cell office:value-type="string" table:style-name="ce23">
            <text:p><text:s text:c="4"/>鯖鰺圍網</text:p>
          </table:table-cell>
          <table:table-cell office:value-type="float" office:value="61961" table:style-name="ce24">
            <text:p>61,961</text:p>
          </table:table-cell>
          <table:table-cell office:value-type="float" office:value="1785923" table:style-name="ce24">
            <text:p>1,785,923</text:p>
          </table:table-cell>
          <table:table-cell office:value-type="float" office:value="77075" table:style-name="ce24">
            <text:p>77,075</text:p>
          </table:table-cell>
          <table:table-cell office:value-type="float" office:value="2274057" table:style-name="ce24">
            <text:p>2,274,057</text:p>
          </table:table-cell>
          <table:table-cell office:value-type="float" office:value="69703.455000000002" table:style-name="ce24">
            <text:p>69,703</text:p>
          </table:table-cell>
          <table:table-cell office:value-type="float" office:value="1161681.1342" table:style-name="ce24">
            <text:p>1,161,681</text:p>
          </table:table-cell>
          <table:table-cell office:value-type="float" office:value="42331.305999999997" table:style-name="ce24">
            <text:p>42,331</text:p>
          </table:table-cell>
          <table:table-cell office:value-type="float" office:value="717214.63410000002" table:style-name="ce24">
            <text:p>717,215</text:p>
          </table:table-cell>
          <table:table-cell office:value-type="float" office:value="58842.849000000002" table:style-name="ce24">
            <text:p>58,843</text:p>
          </table:table-cell>
          <table:table-cell office:value-type="float" office:value="1225767.6483" table:style-name="ce24">
            <text:p>1,225,768</text:p>
          </table:table-cell>
          <table:table-cell office:value-type="float" office:value="26940.528999999999" table:style-name="ce24">
            <text:p>26,941</text:p>
          </table:table-cell>
          <table:table-cell office:value-type="float" office:value="523791.31390000001" table:style-name="ce24">
            <text:p>523,79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3</text:p>
          </table:table-cell>
          <table:table-cell office:value-type="string" table:style-name="ce23">
            <text:p><text:s text:c="4"/>棒受網</text:p>
          </table:table-cell>
          <table:table-cell office:value-type="float" office:value="18633" table:style-name="ce24">
            <text:p>18,633</text:p>
          </table:table-cell>
          <table:table-cell office:value-type="float" office:value="979658" table:style-name="ce24">
            <text:p>979,658</text:p>
          </table:table-cell>
          <table:table-cell office:value-type="float" office:value="16960" table:style-name="ce24">
            <text:p>16,960</text:p>
          </table:table-cell>
          <table:table-cell office:value-type="float" office:value="819180" table:style-name="ce24">
            <text:p>819,180</text:p>
          </table:table-cell>
          <table:table-cell office:value-type="float" office:value="19555.794000000002" table:style-name="ce24">
            <text:p>19,556</text:p>
          </table:table-cell>
          <table:table-cell office:value-type="float" office:value="852693.00042000005" table:style-name="ce24">
            <text:p>852,693</text:p>
          </table:table-cell>
          <table:table-cell office:value-type="float" office:value="24768.093000000001" table:style-name="ce24">
            <text:p>24,768</text:p>
          </table:table-cell>
          <table:table-cell office:value-type="float" office:value="910474.93689999997" table:style-name="ce24">
            <text:p>910,475</text:p>
          </table:table-cell>
          <table:table-cell office:value-type="float" office:value="28376.06" table:style-name="ce24">
            <text:p>28,376</text:p>
          </table:table-cell>
          <table:table-cell office:value-type="float" office:value="981870.16720000003" table:style-name="ce24">
            <text:p>981,870</text:p>
          </table:table-cell>
          <table:table-cell office:value-type="float" office:value="23726.848999999998" table:style-name="ce24">
            <text:p>23,727</text:p>
          </table:table-cell>
          <table:table-cell office:value-type="float" office:value="1097858.1052999999" table:style-name="ce24">
            <text:p>1,097,85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4</text:p>
          </table:table-cell>
          <table:table-cell office:value-type="string" table:style-name="ce23">
            <text:p><text:s text:c="4"/>中小拖網</text:p>
          </table:table-cell>
          <table:table-cell office:value-type="float" office:value="92599" table:style-name="ce24">
            <text:p>92,599</text:p>
          </table:table-cell>
          <table:table-cell office:value-type="float" office:value="6536107" table:style-name="ce24">
            <text:p>6,536,107</text:p>
          </table:table-cell>
          <table:table-cell office:value-type="float" office:value="93809" table:style-name="ce24">
            <text:p>93,809</text:p>
          </table:table-cell>
          <table:table-cell office:value-type="float" office:value="6786404" table:style-name="ce24">
            <text:p>6,786,404</text:p>
          </table:table-cell>
          <table:table-cell office:value-type="float" office:value="84171.62874" table:style-name="ce24">
            <text:p>84,172</text:p>
          </table:table-cell>
          <table:table-cell office:value-type="float" office:value="7552458.76461" table:style-name="ce24">
            <text:p>7,552,459</text:p>
          </table:table-cell>
          <table:table-cell office:value-type="float" office:value="66465.808170000004" table:style-name="ce24">
            <text:p>66,466</text:p>
          </table:table-cell>
          <table:table-cell office:value-type="float" office:value="5762207.5384" table:style-name="ce24">
            <text:p>5,762,208</text:p>
          </table:table-cell>
          <table:table-cell office:value-type="float" office:value="58431.077640000003" table:style-name="ce24">
            <text:p>58,431</text:p>
          </table:table-cell>
          <table:table-cell office:value-type="float" office:value="4892517.8839499997" table:style-name="ce24">
            <text:p>4,892,518</text:p>
          </table:table-cell>
          <table:table-cell office:value-type="float" office:value="55946.21544" table:style-name="ce24">
            <text:p>55,946</text:p>
          </table:table-cell>
          <table:table-cell office:value-type="float" office:value="4935591.5766599998" table:style-name="ce24">
            <text:p>4,935,59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5</text:p>
          </table:table-cell>
          <table:table-cell office:value-type="string" table:style-name="ce23">
            <text:p><text:s text:c="4"/>刺網</text:p>
          </table:table-cell>
          <table:table-cell office:value-type="float" office:value="16624" table:style-name="ce24">
            <text:p>16,624</text:p>
          </table:table-cell>
          <table:table-cell office:value-type="float" office:value="2202622" table:style-name="ce24">
            <text:p>2,202,622</text:p>
          </table:table-cell>
          <table:table-cell office:value-type="float" office:value="13825" table:style-name="ce24">
            <text:p>13,825</text:p>
          </table:table-cell>
          <table:table-cell office:value-type="float" office:value="2010468" table:style-name="ce24">
            <text:p>2,010,468</text:p>
          </table:table-cell>
          <table:table-cell office:value-type="float" office:value="13240.112880000001" table:style-name="ce24">
            <text:p>13,240</text:p>
          </table:table-cell>
          <table:table-cell office:value-type="float" office:value="1881206.6340999999" table:style-name="ce24">
            <text:p>1,881,207</text:p>
          </table:table-cell>
          <table:table-cell office:value-type="float" office:value="12213.00035" table:style-name="ce24">
            <text:p>12,213</text:p>
          </table:table-cell>
          <table:table-cell office:value-type="float" office:value="1491647.7069900001" table:style-name="ce24">
            <text:p>1,491,648</text:p>
          </table:table-cell>
          <table:table-cell office:value-type="float" office:value="12850.84129" table:style-name="ce24">
            <text:p>12,851</text:p>
          </table:table-cell>
          <table:table-cell office:value-type="float" office:value="1460220.28418" table:style-name="ce24">
            <text:p>1,460,220</text:p>
          </table:table-cell>
          <table:table-cell office:value-type="float" office:value="12139.421630000001" table:style-name="ce24">
            <text:p>12,139</text:p>
          </table:table-cell>
          <table:table-cell office:value-type="float" office:value="1538294.6631199999" table:style-name="ce24">
            <text:p>1,538,29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6</text:p>
          </table:table-cell>
          <table:table-cell office:value-type="string" table:style-name="ce23">
            <text:p><text:s text:c="4"/>扒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449" table:style-name="ce24">
            <text:p>449</text:p>
          </table:table-cell>
          <table:table-cell office:value-type="float" office:value="92841" table:style-name="ce24">
            <text:p>92,84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0" table:style-name="ce24">
            <text:p>10</text:p>
          </table:table-cell>
          <table:table-cell office:value-type="float" office:value="1500" table:style-name="ce24">
            <text:p>1,500</text:p>
          </table:table-cell>
          <table:table-cell office:value-type="float" office:value="125.6" table:style-name="ce24">
            <text:p>126</text:p>
          </table:table-cell>
          <table:table-cell office:value-type="float" office:value="16480" table:style-name="ce24">
            <text:p>16,480</text:p>
          </table:table-cell>
          <table:table-cell office:value-type="float" office:value="151.86000000000001" table:style-name="ce24">
            <text:p>152</text:p>
          </table:table-cell>
          <table:table-cell office:value-type="float" office:value="5082.18" table:style-name="ce24">
            <text:p>5,082</text:p>
          </table:table-cell>
          <table:table-cell office:value-type="float" office:value="2.5" table:style-name="ce24">
            <text:p>3</text:p>
          </table:table-cell>
          <table:table-cell office:value-type="float" office:value="600" table:style-name="ce24">
            <text:p>60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32691" table:style-name="ce24">
            <text:p>32,691</text:p>
          </table:table-cell>
          <table:table-cell office:value-type="float" office:value="2942663" table:style-name="ce24">
            <text:p>2,942,663</text:p>
          </table:table-cell>
          <table:table-cell office:value-type="float" office:value="22258" table:style-name="ce24">
            <text:p>22,258</text:p>
          </table:table-cell>
          <table:table-cell office:value-type="float" office:value="2063630" table:style-name="ce24">
            <text:p>2,063,630</text:p>
          </table:table-cell>
          <table:table-cell office:value-type="float" office:value="30553.671620000001" table:style-name="ce24">
            <text:p>30,554</text:p>
          </table:table-cell>
          <table:table-cell office:value-type="float" office:value="2531216.11723" table:style-name="ce24">
            <text:p>2,531,216</text:p>
          </table:table-cell>
          <table:table-cell office:value-type="float" office:value="37734.348570000002" table:style-name="ce24">
            <text:p>37,734</text:p>
          </table:table-cell>
          <table:table-cell office:value-type="float" office:value="2445287.4493100001" table:style-name="ce24">
            <text:p>2,445,287</text:p>
          </table:table-cell>
          <table:table-cell office:value-type="float" office:value="29188.290980000002" table:style-name="ce24">
            <text:p>29,188</text:p>
          </table:table-cell>
          <table:table-cell office:value-type="float" office:value="2472722.52654" table:style-name="ce24">
            <text:p>2,472,723</text:p>
          </table:table-cell>
          <table:table-cell office:value-type="float" office:value="25949.413359999999" table:style-name="ce24">
            <text:p>25,949</text:p>
          </table:table-cell>
          <table:table-cell office:value-type="float" office:value="2287035.4176599998" table:style-name="ce24">
            <text:p>2,287,03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11875" table:style-name="ce24">
            <text:p>11,875</text:p>
          </table:table-cell>
          <table:table-cell office:value-type="float" office:value="1248762" table:style-name="ce24">
            <text:p>1,248,762</text:p>
          </table:table-cell>
          <table:table-cell office:value-type="float" office:value="8723" table:style-name="ce24">
            <text:p>8,723</text:p>
          </table:table-cell>
          <table:table-cell office:value-type="float" office:value="1417660" table:style-name="ce24">
            <text:p>1,417,660</text:p>
          </table:table-cell>
          <table:table-cell office:value-type="float" office:value="9195.93498" table:style-name="ce24">
            <text:p>9,196</text:p>
          </table:table-cell>
          <table:table-cell office:value-type="float" office:value="1413309.0884700001" table:style-name="ce24">
            <text:p>1,413,309</text:p>
          </table:table-cell>
          <table:table-cell office:value-type="float" office:value="8120.7112900000002" table:style-name="ce24">
            <text:p>8,121</text:p>
          </table:table-cell>
          <table:table-cell office:value-type="float" office:value="911263.13653999998" table:style-name="ce24">
            <text:p>911,263</text:p>
          </table:table-cell>
          <table:table-cell office:value-type="float" office:value="8380.2677600000006" table:style-name="ce24">
            <text:p>8,380</text:p>
          </table:table-cell>
          <table:table-cell office:value-type="float" office:value="888918.44267999998" table:style-name="ce24">
            <text:p>888,918</text:p>
          </table:table-cell>
          <table:table-cell office:value-type="float" office:value="13322.69148" table:style-name="ce24">
            <text:p>13,323</text:p>
          </table:table-cell>
          <table:table-cell office:value-type="float" office:value="1550101.3357899999" table:style-name="ce24">
            <text:p>1,550,10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2</text:p>
          </table:table-cell>
          <table:table-cell office:value-type="string" table:style-name="ce23">
            <text:p><text:s text:c="4"/>曳繩釣</text:p>
          </table:table-cell>
          <table:table-cell office:value-type="float" office:value="336" table:style-name="ce24">
            <text:p>336</text:p>
          </table:table-cell>
          <table:table-cell office:value-type="float" office:value="22176" table:style-name="ce24">
            <text:p>22,176</text:p>
          </table:table-cell>
          <table:table-cell office:value-type="float" office:value="392" table:style-name="ce24">
            <text:p>392</text:p>
          </table:table-cell>
          <table:table-cell office:value-type="float" office:value="78655" table:style-name="ce24">
            <text:p>78,655</text:p>
          </table:table-cell>
          <table:table-cell office:value-type="float" office:value="293.13799999999998" table:style-name="ce24">
            <text:p>293</text:p>
          </table:table-cell>
          <table:table-cell office:value-type="float" office:value="27197.1692" table:style-name="ce24">
            <text:p>27,197</text:p>
          </table:table-cell>
          <table:table-cell office:value-type="float" office:value="456.85199999999998" table:style-name="ce24">
            <text:p>457</text:p>
          </table:table-cell>
          <table:table-cell office:value-type="float" office:value="50994.58913" table:style-name="ce24">
            <text:p>50,995</text:p>
          </table:table-cell>
          <table:table-cell office:value-type="float" office:value="503.83199999999999" table:style-name="ce24">
            <text:p>504</text:p>
          </table:table-cell>
          <table:table-cell office:value-type="float" office:value="64870.559999999998" table:style-name="ce24">
            <text:p>64,871</text:p>
          </table:table-cell>
          <table:table-cell office:value-type="float" office:value="1381.1969999999999" table:style-name="ce24">
            <text:p>1,381</text:p>
          </table:table-cell>
          <table:table-cell office:value-type="float" office:value="213171.47" table:style-name="ce24">
            <text:p>213,17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3</text:p>
          </table:table-cell>
          <table:table-cell office:value-type="string" table:style-name="ce23">
            <text:p><text:s text:c="4"/>一支釣</text:p>
          </table:table-cell>
          <table:table-cell office:value-type="float" office:value="1467" table:style-name="ce24">
            <text:p>1,467</text:p>
          </table:table-cell>
          <table:table-cell office:value-type="float" office:value="236645" table:style-name="ce24">
            <text:p>236,645</text:p>
          </table:table-cell>
          <table:table-cell office:value-type="float" office:value="1592" table:style-name="ce24">
            <text:p>1,592</text:p>
          </table:table-cell>
          <table:table-cell office:value-type="float" office:value="259398" table:style-name="ce24">
            <text:p>259,398</text:p>
          </table:table-cell>
          <table:table-cell office:value-type="float" office:value="1715.69425" table:style-name="ce24">
            <text:p>1,716</text:p>
          </table:table-cell>
          <table:table-cell office:value-type="float" office:value="248941.13808999999" table:style-name="ce24">
            <text:p>248,941</text:p>
          </table:table-cell>
          <table:table-cell office:value-type="float" office:value="1808.12255" table:style-name="ce24">
            <text:p>1,808</text:p>
          </table:table-cell>
          <table:table-cell office:value-type="float" office:value="283687.82536000002" table:style-name="ce24">
            <text:p>283,688</text:p>
          </table:table-cell>
          <table:table-cell office:value-type="float" office:value="1504.4905100000001" table:style-name="ce24">
            <text:p>1,504</text:p>
          </table:table-cell>
          <table:table-cell office:value-type="float" office:value="381141.57244999998" table:style-name="ce24">
            <text:p>381,142</text:p>
          </table:table-cell>
          <table:table-cell office:value-type="float" office:value="2018.3833400000001" table:style-name="ce24">
            <text:p>2,018</text:p>
          </table:table-cell>
          <table:table-cell office:value-type="float" office:value="390871.34360000002" table:style-name="ce24">
            <text:p>390,87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721" table:style-name="ce24">
            <text:p>721</text:p>
          </table:table-cell>
          <table:table-cell office:value-type="float" office:value="88135" table:style-name="ce24">
            <text:p>88,135</text:p>
          </table:table-cell>
          <table:table-cell office:value-type="float" office:value="932" table:style-name="ce24">
            <text:p>932</text:p>
          </table:table-cell>
          <table:table-cell office:value-type="float" office:value="120680" table:style-name="ce24">
            <text:p>120,680</text:p>
          </table:table-cell>
          <table:table-cell office:value-type="float" office:value="772.69600000000003" table:style-name="ce24">
            <text:p>773</text:p>
          </table:table-cell>
          <table:table-cell office:value-type="float" office:value="103248.395" table:style-name="ce24">
            <text:p>103,248</text:p>
          </table:table-cell>
          <table:table-cell office:value-type="float" office:value="592.40200000000004" table:style-name="ce24">
            <text:p>592</text:p>
          </table:table-cell>
          <table:table-cell office:value-type="float" office:value="86724.123000000007" table:style-name="ce24">
            <text:p>86,724</text:p>
          </table:table-cell>
          <table:table-cell office:value-type="float" office:value="685.96100000000001" table:style-name="ce24">
            <text:p>686</text:p>
          </table:table-cell>
          <table:table-cell office:value-type="float" office:value="100867.878" table:style-name="ce24">
            <text:p>100,868</text:p>
          </table:table-cell>
          <table:table-cell office:value-type="float" office:value="692.2" table:style-name="ce24">
            <text:p>692</text:p>
          </table:table-cell>
          <table:table-cell office:value-type="float" office:value="84455.324999999997" table:style-name="ce24">
            <text:p>84,45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6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7</text:p>
          </table:table-cell>
          <table:table-cell office:value-type="string" table:style-name="ce23">
            <text:p><text:s text:c="4"/>珊瑚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8</text:p>
          </table:table-cell>
          <table:table-cell office:value-type="string" table:style-name="ce23">
            <text:p><text:s text:c="4"/>飛魚卵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9</text:p>
          </table:table-cell>
          <table:table-cell office:value-type="string" table:style-name="ce26">
            <text:p><text:s text:c="4"/>其他近海漁業</text:p>
          </table:table-cell>
          <table:table-cell office:value-type="float" office:value="4690" table:style-name="ce27">
            <text:p>4,690</text:p>
          </table:table-cell>
          <table:table-cell office:value-type="float" office:value="300612" table:style-name="ce27">
            <text:p>300,612</text:p>
          </table:table-cell>
          <table:table-cell office:value-type="float" office:value="4242" table:style-name="ce27">
            <text:p>4,242</text:p>
          </table:table-cell>
          <table:table-cell office:value-type="float" office:value="305811" table:style-name="ce27">
            <text:p>305,811</text:p>
          </table:table-cell>
          <table:table-cell office:value-type="float" office:value="2152.0974799999999" table:style-name="ce27">
            <text:p>2,152</text:p>
          </table:table-cell>
          <table:table-cell office:value-type="float" office:value="138115.01558000001" table:style-name="ce27">
            <text:p>138,115</text:p>
          </table:table-cell>
          <table:table-cell office:value-type="float" office:value="807.21047999999996" table:style-name="ce27">
            <text:p>807</text:p>
          </table:table-cell>
          <table:table-cell office:value-type="float" office:value="83894.328899999993" table:style-name="ce27">
            <text:p>83,894</text:p>
          </table:table-cell>
          <table:table-cell office:value-type="float" office:value="1910.1167399999999" table:style-name="ce27">
            <text:p>1,910</text:p>
          </table:table-cell>
          <table:table-cell office:value-type="float" office:value="96778.431079999995" table:style-name="ce27">
            <text:p>96,778</text:p>
          </table:table-cell>
          <table:table-cell office:value-type="float" office:value="2746.9442800000002" table:style-name="ce27">
            <text:p>2,747</text:p>
          </table:table-cell>
          <table:table-cell office:value-type="float" office:value="301394.75770000002" table:style-name="ce27">
            <text:p>301,395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3000</text:p>
          </table:table-cell>
          <table:table-cell office:value-type="string" table:style-name="ce19">
            <text:p>沿岸漁業合計</text:p>
          </table:table-cell>
          <table:table-cell office:value-type="float" office:value="43685" table:formula="of:=  IF(SUM([.C35:.C51])=0;&quot;-&quot;;SUM([.C35:.C51]))" table:style-name="ce20">
            <text:p>43,685</text:p>
          </table:table-cell>
          <table:table-cell office:value-type="float" office:value="3984949" table:formula="of:=  IF(SUM([.D35:.D51])=0;&quot;-&quot;;SUM([.D35:.D51]))" table:style-name="ce20">
            <text:p>3,984,949</text:p>
          </table:table-cell>
          <table:table-cell office:value-type="float" office:value="41435" table:formula="of:=  IF(SUM([.E35:.E51])=0;&quot;-&quot;;SUM([.E35:.E51]))" table:style-name="ce21">
            <text:p>41,435</text:p>
          </table:table-cell>
          <table:table-cell office:value-type="float" office:value="4302480" table:formula="of:=  IF(SUM([.F35:.F51])=0;&quot;-&quot;;SUM([.F35:.F51]))" table:style-name="ce21">
            <text:p>4,302,480</text:p>
          </table:table-cell>
          <table:table-cell office:value-type="float" office:value="41845.508999999998" table:formula="of:=  IF(SUM([.G35:.G51])=0;&quot;-&quot;;SUM([.G35:.G51]))" table:style-name="ce21">
            <text:p>41,846</text:p>
          </table:table-cell>
          <table:table-cell office:value-type="float" office:value="4801500.89542" table:formula="of:=  IF(SUM([.H35:.H51])=0;&quot;-&quot;;SUM([.H35:.H51]))" table:style-name="ce21">
            <text:p>4,801,501</text:p>
          </table:table-cell>
          <table:table-cell office:value-type="float" office:value="44145.42500000001" table:formula="of:=  IF(SUM([.I35:.I51])=0;&quot;-&quot;;SUM([.I35:.I51]))" table:style-name="ce21">
            <text:p>44,145</text:p>
          </table:table-cell>
          <table:table-cell office:value-type="float" office:value="4460009.5434300005" table:formula="of:=  IF(SUM([.J35:.J51])=0;&quot;-&quot;;SUM([.J35:.J51]))" table:style-name="ce21">
            <text:p>4,460,010</text:p>
          </table:table-cell>
          <table:table-cell office:value-type="float" office:value="40514.778190000005" table:formula="of:=  IF(SUM([.K35:.K51])=0;&quot;-&quot;;SUM([.K35:.K51]))" table:style-name="ce21">
            <text:p>40,515</text:p>
          </table:table-cell>
          <table:table-cell office:value-type="float" office:value="4194921.3787400005" table:formula="of:=  IF(SUM([.L35:.L51])=0;&quot;-&quot;;SUM([.L35:.L51]))" table:style-name="ce21">
            <text:p>4,194,921</text:p>
          </table:table-cell>
          <table:table-cell office:value-type="float" office:value="44101.021000000008" table:formula="of:=  IF(SUM([.M35:.M51])=0;&quot;-&quot;;SUM([.M35:.M51]))" table:style-name="ce21">
            <text:p>44,101</text:p>
          </table:table-cell>
          <table:table-cell office:value-type="float" office:value="4560673.5585000003" table:formula="of:=  IF(SUM([.N35:.N51])=0;&quot;-&quot;;SUM([.N35:.N51]))" table:style-name="ce21">
            <text:p>4,560,67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1</text:p>
          </table:table-cell>
          <table:table-cell office:value-type="string" table:style-name="ce23">
            <text:p><text:s text:c="4"/>定置漁具</text:p>
          </table:table-cell>
          <table:table-cell office:value-type="float" office:value="11580" table:style-name="ce24">
            <text:p>11,580</text:p>
          </table:table-cell>
          <table:table-cell office:value-type="float" office:value="672032" table:style-name="ce24">
            <text:p>672,032</text:p>
          </table:table-cell>
          <table:table-cell office:value-type="float" office:value="11554" table:style-name="ce24">
            <text:p>11,554</text:p>
          </table:table-cell>
          <table:table-cell office:value-type="float" office:value="788623" table:style-name="ce24">
            <text:p>788,623</text:p>
          </table:table-cell>
          <table:table-cell office:value-type="float" office:value="9093.7710000000006" table:style-name="ce24">
            <text:p>9,094</text:p>
          </table:table-cell>
          <table:table-cell office:value-type="float" office:value="658113.65170000005" table:style-name="ce24">
            <text:p>658,114</text:p>
          </table:table-cell>
          <table:table-cell office:value-type="float" office:value="5501.2039999999997" table:style-name="ce24">
            <text:p>5,501</text:p>
          </table:table-cell>
          <table:table-cell office:value-type="float" office:value="344438.51036000001" table:style-name="ce24">
            <text:p>344,439</text:p>
          </table:table-cell>
          <table:table-cell office:value-type="float" office:value="5448.4570000000003" table:style-name="ce24">
            <text:p>5,448</text:p>
          </table:table-cell>
          <table:table-cell office:value-type="float" office:value="366177.62589999998" table:style-name="ce24">
            <text:p>366,178</text:p>
          </table:table-cell>
          <table:table-cell office:value-type="float" office:value="6262.8010000000004" table:style-name="ce24">
            <text:p>6,263</text:p>
          </table:table-cell>
          <table:table-cell office:value-type="float" office:value="393594.32650000002" table:style-name="ce24">
            <text:p>393,59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2</text:p>
          </table:table-cell>
          <table:table-cell office:value-type="string" table:style-name="ce23">
            <text:p><text:s text:c="4"/>地曳網</text:p>
          </table:table-cell>
          <table:table-cell office:value-type="float" office:value="978" table:style-name="ce24">
            <text:p>978</text:p>
          </table:table-cell>
          <table:table-cell office:value-type="float" office:value="129049" table:style-name="ce24">
            <text:p>129,049</text:p>
          </table:table-cell>
          <table:table-cell office:value-type="float" office:value="434" table:style-name="ce24">
            <text:p>434</text:p>
          </table:table-cell>
          <table:table-cell office:value-type="float" office:value="59028" table:style-name="ce24">
            <text:p>59,028</text:p>
          </table:table-cell>
          <table:table-cell office:value-type="float" office:value="388.30900000000003" table:style-name="ce24">
            <text:p>388</text:p>
          </table:table-cell>
          <table:table-cell office:value-type="float" office:value="50266.157200000001" table:style-name="ce24">
            <text:p>50,266</text:p>
          </table:table-cell>
          <table:table-cell office:value-type="float" office:value="454.36500000000001" table:style-name="ce24">
            <text:p>454</text:p>
          </table:table-cell>
          <table:table-cell office:value-type="float" office:value="60187.260199999997" table:style-name="ce24">
            <text:p>60,187</text:p>
          </table:table-cell>
          <table:table-cell office:value-type="float" office:value="617.8655" table:style-name="ce24">
            <text:p>618</text:p>
          </table:table-cell>
          <table:table-cell office:value-type="float" office:value="85464.34" table:style-name="ce24">
            <text:p>85,464</text:p>
          </table:table-cell>
          <table:table-cell office:value-type="float" office:value="1441.192" table:style-name="ce24">
            <text:p>1,441</text:p>
          </table:table-cell>
          <table:table-cell office:value-type="float" office:value="231670.2" table:style-name="ce24">
            <text:p>231,67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3</text:p>
          </table:table-cell>
          <table:table-cell office:value-type="string" table:style-name="ce23">
            <text:p><text:s text:c="4"/>焚寄網</text:p>
          </table:table-cell>
          <table:table-cell office:value-type="float" office:value="1800" table:style-name="ce24">
            <text:p>1,800</text:p>
          </table:table-cell>
          <table:table-cell office:value-type="float" office:value="189958" table:style-name="ce24">
            <text:p>189,958</text:p>
          </table:table-cell>
          <table:table-cell office:value-type="float" office:value="1620" table:style-name="ce24">
            <text:p>1,620</text:p>
          </table:table-cell>
          <table:table-cell office:value-type="float" office:value="188356" table:style-name="ce24">
            <text:p>188,356</text:p>
          </table:table-cell>
          <table:table-cell office:value-type="float" office:value="2042.16" table:style-name="ce24">
            <text:p>2,042</text:p>
          </table:table-cell>
          <table:table-cell office:value-type="float" office:value="176566.79354000001" table:style-name="ce24">
            <text:p>176,567</text:p>
          </table:table-cell>
          <table:table-cell office:value-type="float" office:value="4194.5230000000001" table:style-name="ce24">
            <text:p>4,195</text:p>
          </table:table-cell>
          <table:table-cell office:value-type="float" office:value="398072.30949999997" table:style-name="ce24">
            <text:p>398,072</text:p>
          </table:table-cell>
          <table:table-cell office:value-type="float" office:value="2748.7458000000001" table:style-name="ce24">
            <text:p>2,749</text:p>
          </table:table-cell>
          <table:table-cell office:value-type="float" office:value="250215.98916" table:style-name="ce24">
            <text:p>250,216</text:p>
          </table:table-cell>
          <table:table-cell office:value-type="float" office:value="4514.8559999999998" table:style-name="ce24">
            <text:p>4,515</text:p>
          </table:table-cell>
          <table:table-cell office:value-type="float" office:value="404393.10029999999" table:style-name="ce24">
            <text:p>404,39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4</text:p>
          </table:table-cell>
          <table:table-cell office:value-type="string" table:style-name="ce23">
            <text:p><text:s text:c="4"/>刺網</text:p>
          </table:table-cell>
          <table:table-cell office:value-type="float" office:value="13889" table:style-name="ce24">
            <text:p>13,889</text:p>
          </table:table-cell>
          <table:table-cell office:value-type="float" office:value="1195016" table:style-name="ce24">
            <text:p>1,195,016</text:p>
          </table:table-cell>
          <table:table-cell office:value-type="float" office:value="13526" table:style-name="ce24">
            <text:p>13,526</text:p>
          </table:table-cell>
          <table:table-cell office:value-type="float" office:value="1344211" table:style-name="ce24">
            <text:p>1,344,211</text:p>
          </table:table-cell>
          <table:table-cell office:value-type="float" office:value="15026.507030000001" table:style-name="ce24">
            <text:p>15,027</text:p>
          </table:table-cell>
          <table:table-cell office:value-type="float" office:value="1712742.18888" table:style-name="ce24">
            <text:p>1,712,742</text:p>
          </table:table-cell>
          <table:table-cell office:value-type="float" office:value="18867.05215" table:style-name="ce24">
            <text:p>18,867</text:p>
          </table:table-cell>
          <table:table-cell office:value-type="float" office:value="1726703.58467" table:style-name="ce24">
            <text:p>1,726,704</text:p>
          </table:table-cell>
          <table:table-cell office:value-type="float" office:value="15369.38868" table:style-name="ce24">
            <text:p>15,369</text:p>
          </table:table-cell>
          <table:table-cell office:value-type="float" office:value="1487858.25963" table:style-name="ce24">
            <text:p>1,487,858</text:p>
          </table:table-cell>
          <table:table-cell office:value-type="float" office:value="13427.657380000001" table:style-name="ce24">
            <text:p>13,428</text:p>
          </table:table-cell>
          <table:table-cell office:value-type="float" office:value="1521487.7948100001" table:style-name="ce24">
            <text:p>1,521,48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5</text:p>
          </table:table-cell>
          <table:table-cell office:value-type="string" table:style-name="ce23">
            <text:p><text:s text:c="4"/>追逐網</text:p>
          </table:table-cell>
          <table:table-cell office:value-type="float" office:value="166" table:style-name="ce24">
            <text:p>166</text:p>
          </table:table-cell>
          <table:table-cell office:value-type="float" office:value="6760" table:style-name="ce24">
            <text:p>6,760</text:p>
          </table:table-cell>
          <table:table-cell office:value-type="float" office:value="403" table:style-name="ce24">
            <text:p>403</text:p>
          </table:table-cell>
          <table:table-cell office:value-type="float" office:value="46108" table:style-name="ce24">
            <text:p>46,108</text:p>
          </table:table-cell>
          <table:table-cell office:value-type="float" office:value="1269.3499999999999" table:style-name="ce24">
            <text:p>1,269</text:p>
          </table:table-cell>
          <table:table-cell office:value-type="float" office:value="271910.2" table:style-name="ce24">
            <text:p>271,910</text:p>
          </table:table-cell>
          <table:table-cell office:value-type="float" office:value="716.14599999999996" table:style-name="ce24">
            <text:p>716</text:p>
          </table:table-cell>
          <table:table-cell office:value-type="float" office:value="88010.757500000007" table:style-name="ce24">
            <text:p>88,011</text:p>
          </table:table-cell>
          <table:table-cell office:value-type="float" office:value="355.46199999999999" table:style-name="ce24">
            <text:p>355</text:p>
          </table:table-cell>
          <table:table-cell office:value-type="float" office:value="47451.188000000002" table:style-name="ce24">
            <text:p>47,451</text:p>
          </table:table-cell>
          <table:table-cell office:value-type="float" office:value="135.327" table:style-name="ce24">
            <text:p>135</text:p>
          </table:table-cell>
          <table:table-cell office:value-type="float" office:value="23656.716" table:style-name="ce24">
            <text:p>23,65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6</text:p>
          </table:table-cell>
          <table:table-cell office:value-type="string" table:style-name="ce23">
            <text:p><text:s text:c="4"/>流袋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7</text:p>
          </table:table-cell>
          <table:table-cell office:value-type="string" table:style-name="ce23">
            <text:p><text:s text:c="4"/>魩鱙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8</text:p>
          </table:table-cell>
          <table:table-cell office:value-type="string" table:style-name="ce23">
            <text:p><text:s text:c="4"/>櫻花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9</text:p>
          </table:table-cell>
          <table:table-cell office:value-type="string" table:style-name="ce23">
            <text:p><text:s text:c="4"/>赤尾青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2763" table:style-name="ce24">
            <text:p>2,763</text:p>
          </table:table-cell>
          <table:table-cell office:value-type="float" office:value="439386" table:style-name="ce24">
            <text:p>439,386</text:p>
          </table:table-cell>
          <table:table-cell office:value-type="float" office:value="3758" table:style-name="ce24">
            <text:p>3,758</text:p>
          </table:table-cell>
          <table:table-cell office:value-type="float" office:value="439709" table:style-name="ce24">
            <text:p>439,709</text:p>
          </table:table-cell>
          <table:table-cell office:value-type="float" office:value="2975.7420000000002" table:style-name="ce24">
            <text:p>2,976</text:p>
          </table:table-cell>
          <table:table-cell office:value-type="float" office:value="462184.84204999998" table:style-name="ce24">
            <text:p>462,185</text:p>
          </table:table-cell>
          <table:table-cell office:value-type="float" office:value="3171.1190000000001" table:style-name="ce24">
            <text:p>3,171</text:p>
          </table:table-cell>
          <table:table-cell office:value-type="float" office:value="353000.48817000003" table:style-name="ce24">
            <text:p>353,000</text:p>
          </table:table-cell>
          <table:table-cell office:value-type="float" office:value="4419.402" table:style-name="ce24">
            <text:p>4,419</text:p>
          </table:table-cell>
          <table:table-cell office:value-type="float" office:value="588342.40670000005" table:style-name="ce24">
            <text:p>588,342</text:p>
          </table:table-cell>
          <table:table-cell office:value-type="float" office:value="4530.0360000000001" table:style-name="ce24">
            <text:p>4,530</text:p>
          </table:table-cell>
          <table:table-cell office:value-type="float" office:value="489613.97545000003" table:style-name="ce24">
            <text:p>489,61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0</text:p>
          </table:table-cell>
          <table:table-cell office:value-type="string" table:style-name="ce23">
            <text:p><text:s text:c="4"/>一支釣</text:p>
          </table:table-cell>
          <table:table-cell office:value-type="float" office:value="2838" table:style-name="ce24">
            <text:p>2,838</text:p>
          </table:table-cell>
          <table:table-cell office:value-type="float" office:value="253739" table:style-name="ce24">
            <text:p>253,739</text:p>
          </table:table-cell>
          <table:table-cell office:value-type="float" office:value="2957" table:style-name="ce24">
            <text:p>2,957</text:p>
          </table:table-cell>
          <table:table-cell office:value-type="float" office:value="338028" table:style-name="ce24">
            <text:p>338,028</text:p>
          </table:table-cell>
          <table:table-cell office:value-type="float" office:value="3320.0592200000001" table:style-name="ce24">
            <text:p>3,320</text:p>
          </table:table-cell>
          <table:table-cell office:value-type="float" office:value="288043.83538" table:style-name="ce24">
            <text:p>288,044</text:p>
          </table:table-cell>
          <table:table-cell office:value-type="float" office:value="4539.6139800000001" table:style-name="ce24">
            <text:p>4,540</text:p>
          </table:table-cell>
          <table:table-cell office:value-type="float" office:value="388039.31281999999" table:style-name="ce24">
            <text:p>388,039</text:p>
          </table:table-cell>
          <table:table-cell office:value-type="float" office:value="5320.4683199999999" table:style-name="ce24">
            <text:p>5,320</text:p>
          </table:table-cell>
          <table:table-cell office:value-type="float" office:value="467122.37917999999" table:style-name="ce24">
            <text:p>467,122</text:p>
          </table:table-cell>
          <table:table-cell office:value-type="float" office:value="4908.6663500000004" table:style-name="ce24">
            <text:p>4,909</text:p>
          </table:table-cell>
          <table:table-cell office:value-type="float" office:value="472915.09837999998" table:style-name="ce24">
            <text:p>472,91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1716" table:style-name="ce24">
            <text:p>1,716</text:p>
          </table:table-cell>
          <table:table-cell office:value-type="float" office:value="165871" table:style-name="ce24">
            <text:p>165,871</text:p>
          </table:table-cell>
          <table:table-cell office:value-type="float" office:value="1265" table:style-name="ce24">
            <text:p>1,265</text:p>
          </table:table-cell>
          <table:table-cell office:value-type="float" office:value="204625" table:style-name="ce24">
            <text:p>204,625</text:p>
          </table:table-cell>
          <table:table-cell office:value-type="float" office:value="2243.3323300000002" table:style-name="ce24">
            <text:p>2,243</text:p>
          </table:table-cell>
          <table:table-cell office:value-type="float" office:value="378701.94501999998" table:style-name="ce24">
            <text:p>378,702</text:p>
          </table:table-cell>
          <table:table-cell office:value-type="float" office:value="2283.78017" table:style-name="ce24">
            <text:p>2,284</text:p>
          </table:table-cell>
          <table:table-cell office:value-type="float" office:value="579659.94561000005" table:style-name="ce24">
            <text:p>579,660</text:p>
          </table:table-cell>
          <table:table-cell office:value-type="float" office:value="2548.5187900000001" table:style-name="ce24">
            <text:p>2,549</text:p>
          </table:table-cell>
          <table:table-cell office:value-type="float" office:value="552220.90153999999" table:style-name="ce24">
            <text:p>552,221</text:p>
          </table:table-cell>
          <table:table-cell office:value-type="float" office:value="4322.9752900000003" table:style-name="ce24">
            <text:p>4,323</text:p>
          </table:table-cell>
          <table:table-cell office:value-type="float" office:value="507804.19143000001" table:style-name="ce24">
            <text:p>507,80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825" table:style-name="ce24">
            <text:p>825</text:p>
          </table:table-cell>
          <table:table-cell office:value-type="float" office:value="64642" table:style-name="ce24">
            <text:p>64,642</text:p>
          </table:table-cell>
          <table:table-cell office:value-type="float" office:value="947" table:style-name="ce24">
            <text:p>947</text:p>
          </table:table-cell>
          <table:table-cell office:value-type="float" office:value="67191" table:style-name="ce24">
            <text:p>67,191</text:p>
          </table:table-cell>
          <table:table-cell office:value-type="float" office:value="855.85199999999998" table:style-name="ce24">
            <text:p>856</text:p>
          </table:table-cell>
          <table:table-cell office:value-type="float" office:value="61023.3" table:style-name="ce24">
            <text:p>61,023</text:p>
          </table:table-cell>
          <table:table-cell office:value-type="float" office:value="753.3" table:style-name="ce24">
            <text:p>753</text:p>
          </table:table-cell>
          <table:table-cell office:value-type="float" office:value="57909.252999999997" table:style-name="ce24">
            <text:p>57,909</text:p>
          </table:table-cell>
          <table:table-cell office:value-type="float" office:value="802.88" table:style-name="ce24">
            <text:p>803</text:p>
          </table:table-cell>
          <table:table-cell office:value-type="float" office:value="68735.270999999993" table:style-name="ce24">
            <text:p>68,735</text:p>
          </table:table-cell>
          <table:table-cell office:value-type="float" office:value="748.18" table:style-name="ce24">
            <text:p>748</text:p>
          </table:table-cell>
          <table:table-cell office:value-type="float" office:value="67447.876999999993" table:style-name="ce24">
            <text:p>67,448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6</text:p>
          </table:table-cell>
          <table:table-cell office:value-type="string" table:style-name="ce23">
            <text:p><text:s text:c="4"/>鏢旗魚</text:p>
          </table:table-cell>
          <table:table-cell office:value-type="float" office:value="1293" table:style-name="ce24">
            <text:p>1,293</text:p>
          </table:table-cell>
          <table:table-cell office:value-type="float" office:value="141644" table:style-name="ce24">
            <text:p>141,644</text:p>
          </table:table-cell>
          <table:table-cell office:value-type="float" office:value="631" table:style-name="ce24">
            <text:p>631</text:p>
          </table:table-cell>
          <table:table-cell office:value-type="float" office:value="107845" table:style-name="ce24">
            <text:p>107,845</text:p>
          </table:table-cell>
          <table:table-cell office:value-type="float" office:value="475.31700000000001" table:style-name="ce24">
            <text:p>475</text:p>
          </table:table-cell>
          <table:table-cell office:value-type="float" office:value="76372.504350000003" table:style-name="ce24">
            <text:p>76,373</text:p>
          </table:table-cell>
          <table:table-cell office:value-type="float" office:value="289.93799999999999" table:style-name="ce24">
            <text:p>290</text:p>
          </table:table-cell>
          <table:table-cell office:value-type="float" office:value="24307.307720000001" table:style-name="ce24">
            <text:p>24,307</text:p>
          </table:table-cell>
          <table:table-cell office:value-type="float" office:value="380.38900000000001" table:style-name="ce24">
            <text:p>380</text:p>
          </table:table-cell>
          <table:table-cell office:value-type="float" office:value="43132.519099999998" table:style-name="ce24">
            <text:p>43,133</text:p>
          </table:table-cell>
          <table:table-cell office:value-type="float" office:value="479.73599999999999" table:style-name="ce24">
            <text:p>480</text:p>
          </table:table-cell>
          <table:table-cell office:value-type="float" office:value="63051.880499999999" table:style-name="ce24">
            <text:p>63,05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7</text:p>
          </table:table-cell>
          <table:table-cell office:value-type="string" table:style-name="ce23">
            <text:p><text:s text:c="4"/>遊漁</text:p>
          </table:table-cell>
          <table:table-cell office:value-type="float" office:value="168" table:style-name="ce24">
            <text:p>168</text:p>
          </table:table-cell>
          <table:table-cell office:value-type="float" office:value="16410" table:style-name="ce24">
            <text:p>16,410</text:p>
          </table:table-cell>
          <table:table-cell office:value-type="float" office:value="306" table:style-name="ce24">
            <text:p>306</text:p>
          </table:table-cell>
          <table:table-cell office:value-type="float" office:value="27739" table:style-name="ce24">
            <text:p>27,739</text:p>
          </table:table-cell>
          <table:table-cell office:value-type="float" office:value="230.6" table:style-name="ce24">
            <text:p>231</text:p>
          </table:table-cell>
          <table:table-cell office:value-type="float" office:value="24707.488000000001" table:style-name="ce24">
            <text:p>24,707</text:p>
          </table:table-cell>
          <table:table-cell office:value-type="float" office:value="211.3" table:style-name="ce24">
            <text:p>211</text:p>
          </table:table-cell>
          <table:table-cell office:value-type="float" office:value="24038.348000000002" table:style-name="ce24">
            <text:p>24,038</text:p>
          </table:table-cell>
          <table:table-cell office:value-type="float" office:value="291.10000000000002" table:style-name="ce24">
            <text:p>291</text:p>
          </table:table-cell>
          <table:table-cell office:value-type="float" office:value="33363.701999999997" table:style-name="ce24">
            <text:p>33,364</text:p>
          </table:table-cell>
          <table:table-cell office:value-type="float" office:value="142.30000000000001" table:style-name="ce24">
            <text:p>142</text:p>
          </table:table-cell>
          <table:table-cell office:value-type="float" office:value="15516.548000000001" table:style-name="ce24">
            <text:p>15,51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8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9</text:p>
          </table:table-cell>
          <table:table-cell office:value-type="string" table:style-name="ce26">
            <text:p><text:s text:c="4"/>其他沿岸漁業</text:p>
          </table:table-cell>
          <table:table-cell office:value-type="float" office:value="5669" table:style-name="ce27">
            <text:p>5,669</text:p>
          </table:table-cell>
          <table:table-cell office:value-type="float" office:value="710442" table:style-name="ce27">
            <text:p>710,442</text:p>
          </table:table-cell>
          <table:table-cell office:value-type="float" office:value="4034" table:style-name="ce27">
            <text:p>4,034</text:p>
          </table:table-cell>
          <table:table-cell office:value-type="float" office:value="691017" table:style-name="ce27">
            <text:p>691,017</text:p>
          </table:table-cell>
          <table:table-cell office:value-type="float" office:value="3924.5094199999999" table:style-name="ce27">
            <text:p>3,925</text:p>
          </table:table-cell>
          <table:table-cell office:value-type="float" office:value="640867.98930000002" table:style-name="ce27">
            <text:p>640,868</text:p>
          </table:table-cell>
          <table:table-cell office:value-type="float" office:value="3163.0837000000001" table:style-name="ce27">
            <text:p>3,163</text:p>
          </table:table-cell>
          <table:table-cell office:value-type="float" office:value="415642.46587999997" table:style-name="ce27">
            <text:p>415,642</text:p>
          </table:table-cell>
          <table:table-cell office:value-type="float" office:value="2212.1010999999999" table:style-name="ce27">
            <text:p>2,212</text:p>
          </table:table-cell>
          <table:table-cell office:value-type="float" office:value="204836.79652999999" table:style-name="ce27">
            <text:p>204,837</text:p>
          </table:table-cell>
          <table:table-cell office:value-type="float" office:value="3187.2939799999999" table:style-name="ce27">
            <text:p>3,187</text:p>
          </table:table-cell>
          <table:table-cell office:value-type="float" office:value="369521.85012999998" table:style-name="ce27">
            <text:p>369,522</text:p>
          </table:table-cell>
          <table:table-cell table:number-columns-repeated="16370"/>
        </table:table-row>
        <table:table-row table:style-name="ro3">
          <table:table-cell office:value-type="float" office:value="4000" table:style-name="ce18">
            <text:p>4000</text:p>
          </table:table-cell>
          <table:table-cell office:value-type="string" table:style-name="ce19">
            <text:p>內陸漁撈合計</text:p>
          </table:table-cell>
          <table:table-cell office:value-type="float" office:value="1212" table:formula="of:=  IF(SUM([.C53:.C55])=0;&quot;-&quot;;SUM([.C53:.C55]))" table:style-name="ce20">
            <text:p>1,212</text:p>
          </table:table-cell>
          <table:table-cell office:value-type="float" office:value="58738" table:formula="of:=  IF(SUM([.D53:.D55])=0;&quot;-&quot;;SUM([.D53:.D55]))" table:style-name="ce20">
            <text:p>58,738</text:p>
          </table:table-cell>
          <table:table-cell office:value-type="float" office:value="444" table:formula="of:=  IF(SUM([.E53:.E55])=0;&quot;-&quot;;SUM([.E53:.E55]))" table:style-name="ce21">
            <text:p>444</text:p>
          </table:table-cell>
          <table:table-cell office:value-type="float" office:value="34161" table:formula="of:=  IF(SUM([.F53:.F55])=0;&quot;-&quot;;SUM([.F53:.F55]))" table:style-name="ce21">
            <text:p>34,161</text:p>
          </table:table-cell>
          <table:table-cell office:value-type="float" office:value="411.65599999999995" table:formula="of:=  IF(SUM([.G53:.G55])=0;&quot;-&quot;;SUM([.G53:.G55]))" table:style-name="ce21">
            <text:p>412</text:p>
          </table:table-cell>
          <table:table-cell office:value-type="float" office:value="18169.955000000002" table:formula="of:=  IF(SUM([.H53:.H55])=0;&quot;-&quot;;SUM([.H53:.H55]))" table:style-name="ce21">
            <text:p>18,170</text:p>
          </table:table-cell>
          <table:table-cell office:value-type="float" office:value="466.75299999999999" table:formula="of:=  IF(SUM([.I53:.I55])=0;&quot;-&quot;;SUM([.I53:.I55]))" table:style-name="ce21">
            <text:p>467</text:p>
          </table:table-cell>
          <table:table-cell office:value-type="float" office:value="24009.494000000002" table:formula="of:=  IF(SUM([.J53:.J55])=0;&quot;-&quot;;SUM([.J53:.J55]))" table:style-name="ce21">
            <text:p>24,009</text:p>
          </table:table-cell>
          <table:table-cell office:value-type="float" office:value="580.37" table:formula="of:=  IF(SUM([.K53:.K55])=0;&quot;-&quot;;SUM([.K53:.K55]))" table:style-name="ce21">
            <text:p>580</text:p>
          </table:table-cell>
          <table:table-cell office:value-type="float" office:value="28557.516000000003" table:formula="of:=  IF(SUM([.L53:.L55])=0;&quot;-&quot;;SUM([.L53:.L55]))" table:style-name="ce21">
            <text:p>28,558</text:p>
          </table:table-cell>
          <table:table-cell office:value-type="float" office:value="557.20699999999999" table:formula="of:=  IF(SUM([.M53:.M55])=0;&quot;-&quot;;SUM([.M53:.M55]))" table:style-name="ce21">
            <text:p>557</text:p>
          </table:table-cell>
          <table:table-cell office:value-type="float" office:value="26199.615000000002" table:formula="of:=  IF(SUM([.N53:.N55])=0;&quot;-&quot;;SUM([.N53:.N55]))" table:style-name="ce21">
            <text:p>26,200</text:p>
          </table:table-cell>
          <table:table-cell table:number-columns-repeated="16370"/>
        </table:table-row>
        <table:table-row table:style-name="ro3">
          <table:table-cell office:value-type="float" office:value="4001" table:style-name="ce22">
            <text:p>4001</text:p>
          </table:table-cell>
          <table:table-cell office:value-type="string" table:style-name="ce23">
            <text:p><text:s text:c="4"/>河川漁撈</text:p>
          </table:table-cell>
          <table:table-cell office:value-type="float" office:value="505" table:style-name="ce24">
            <text:p>505</text:p>
          </table:table-cell>
          <table:table-cell office:value-type="float" office:value="23884" table:style-name="ce24">
            <text:p>23,884</text:p>
          </table:table-cell>
          <table:table-cell office:value-type="float" office:value="35" table:style-name="ce24">
            <text:p>35</text:p>
          </table:table-cell>
          <table:table-cell office:value-type="float" office:value="5493" table:style-name="ce24">
            <text:p>5,493</text:p>
          </table:table-cell>
          <table:table-cell office:value-type="float" office:value="12.59" table:style-name="ce24">
            <text:p>13</text:p>
          </table:table-cell>
          <table:table-cell office:value-type="float" office:value="825.83500000000004" table:style-name="ce24">
            <text:p>826</text:p>
          </table:table-cell>
          <table:table-cell office:value-type="float" office:value="11.95" table:style-name="ce24">
            <text:p>12</text:p>
          </table:table-cell>
          <table:table-cell office:value-type="float" office:value="2151.1689999999999" table:style-name="ce24">
            <text:p>2,151</text:p>
          </table:table-cell>
          <table:table-cell office:value-type="float" office:value="12.157999999999999" table:style-name="ce24">
            <text:p>12</text:p>
          </table:table-cell>
          <table:table-cell office:value-type="float" office:value="1944.114" table:style-name="ce24">
            <text:p>1,944</text:p>
          </table:table-cell>
          <table:table-cell office:value-type="float" office:value="12.541" table:style-name="ce24">
            <text:p>13</text:p>
          </table:table-cell>
          <table:table-cell office:value-type="float" office:value="1925.6790000000001" table:style-name="ce24">
            <text:p>1,926</text:p>
          </table:table-cell>
          <table:table-cell table:number-columns-repeated="16370"/>
        </table:table-row>
        <table:table-row table:style-name="ro3">
          <table:table-cell office:value-type="float" office:value="4002" table:style-name="ce22">
            <text:p>4002</text:p>
          </table:table-cell>
          <table:table-cell office:value-type="string" table:style-name="ce23">
            <text:p><text:s text:c="4"/>水庫漁撈</text:p>
          </table:table-cell>
          <table:table-cell office:value-type="float" office:value="482" table:style-name="ce24">
            <text:p>482</text:p>
          </table:table-cell>
          <table:table-cell office:value-type="float" office:value="22617" table:style-name="ce24">
            <text:p>22,617</text:p>
          </table:table-cell>
          <table:table-cell office:value-type="float" office:value="385" table:style-name="ce24">
            <text:p>385</text:p>
          </table:table-cell>
          <table:table-cell office:value-type="float" office:value="25156" table:style-name="ce24">
            <text:p>25,156</text:p>
          </table:table-cell>
          <table:table-cell office:value-type="float" office:value="393.7" table:style-name="ce24">
            <text:p>394</text:p>
          </table:table-cell>
          <table:table-cell office:value-type="float" office:value="17026.900000000001" table:style-name="ce24">
            <text:p>17,027</text:p>
          </table:table-cell>
          <table:table-cell office:value-type="float" office:value="451.15" table:style-name="ce24">
            <text:p>451</text:p>
          </table:table-cell>
          <table:table-cell office:value-type="float" office:value="20907.695" table:style-name="ce24">
            <text:p>20,908</text:p>
          </table:table-cell>
          <table:table-cell office:value-type="float" office:value="563.5" table:style-name="ce24">
            <text:p>564</text:p>
          </table:table-cell>
          <table:table-cell office:value-type="float" office:value="25579.112000000001" table:style-name="ce24">
            <text:p>25,579</text:p>
          </table:table-cell>
          <table:table-cell office:value-type="float" office:value="540.4" table:style-name="ce24">
            <text:p>540</text:p>
          </table:table-cell>
          <table:table-cell office:value-type="float" office:value="23162.15" table:style-name="ce24">
            <text:p>23,162</text:p>
          </table:table-cell>
          <table:table-cell table:number-columns-repeated="16370"/>
        </table:table-row>
        <table:table-row table:style-name="ro3">
          <table:table-cell office:value-type="float" office:value="4099" table:style-name="ce25">
            <text:p>4099</text:p>
          </table:table-cell>
          <table:table-cell office:value-type="string" table:style-name="ce26">
            <text:p><text:s text:c="4"/>其他內陸漁撈</text:p>
          </table:table-cell>
          <table:table-cell office:value-type="float" office:value="225" table:style-name="ce27">
            <text:p>225</text:p>
          </table:table-cell>
          <table:table-cell office:value-type="float" office:value="12237" table:style-name="ce27">
            <text:p>12,237</text:p>
          </table:table-cell>
          <table:table-cell office:value-type="float" office:value="24" table:style-name="ce27">
            <text:p>24</text:p>
          </table:table-cell>
          <table:table-cell office:value-type="float" office:value="3512" table:style-name="ce27">
            <text:p>3,512</text:p>
          </table:table-cell>
          <table:table-cell office:value-type="float" office:value="5.3659999999999997" table:style-name="ce27">
            <text:p>5</text:p>
          </table:table-cell>
          <table:table-cell office:value-type="float" office:value="317.22000000000003" table:style-name="ce27">
            <text:p>317</text:p>
          </table:table-cell>
          <table:table-cell office:value-type="float" office:value="3.653" table:style-name="ce27">
            <text:p>4</text:p>
          </table:table-cell>
          <table:table-cell office:value-type="float" office:value="950.63" table:style-name="ce27">
            <text:p>951</text:p>
          </table:table-cell>
          <table:table-cell office:value-type="float" office:value="4.7119999999999997" table:style-name="ce27">
            <text:p>5</text:p>
          </table:table-cell>
          <table:table-cell office:value-type="float" office:value="1034.29" table:style-name="ce27">
            <text:p>1,034</text:p>
          </table:table-cell>
          <table:table-cell office:value-type="float" office:value="4.266" table:style-name="ce27">
            <text:p>4</text:p>
          </table:table-cell>
          <table:table-cell office:value-type="float" office:value="1111.7860000000001" table:style-name="ce27">
            <text:p>1,112</text:p>
          </table:table-cell>
          <table:table-cell table:number-columns-repeated="16370"/>
        </table:table-row>
        <table:table-row table:style-name="ro3">
          <table:table-cell office:value-type="float" office:value="5000" table:style-name="ce18">
            <text:p>5000</text:p>
          </table:table-cell>
          <table:table-cell office:value-type="string" table:style-name="ce19">
            <text:p>海面養殖合計</text:p>
          </table:table-cell>
          <table:table-cell office:value-type="float" office:value="33230" table:formula="of:=  IF(SUM([.C57:.C59])=0;&quot;-&quot;;SUM([.C57:.C59]))" table:style-name="ce20">
            <text:p>33,230</text:p>
          </table:table-cell>
          <table:table-cell office:value-type="float" office:value="3183257" table:formula="of:=  IF(SUM([.D57:.D59])=0;&quot;-&quot;;SUM([.D57:.D59]))" table:style-name="ce20">
            <text:p>3,183,257</text:p>
          </table:table-cell>
          <table:table-cell office:value-type="float" office:value="34889" table:formula="of:=  IF(SUM([.E57:.E59])=0;&quot;-&quot;;SUM([.E57:.E59]))" table:style-name="ce21">
            <text:p>34,889</text:p>
          </table:table-cell>
          <table:table-cell office:value-type="float" office:value="3135682" table:formula="of:=  IF(SUM([.F57:.F59])=0;&quot;-&quot;;SUM([.F57:.F59]))" table:style-name="ce21">
            <text:p>3,135,682</text:p>
          </table:table-cell>
          <table:table-cell office:value-type="float" office:value="31354.005000000001" table:formula="of:=  IF(SUM([.G57:.G59])=0;&quot;-&quot;;SUM([.G57:.G59]))" table:style-name="ce21">
            <text:p>31,354</text:p>
          </table:table-cell>
          <table:table-cell office:value-type="float" office:value="2878315.8739999998" table:formula="of:=  IF(SUM([.H57:.H59])=0;&quot;-&quot;;SUM([.H57:.H59]))" table:style-name="ce21">
            <text:p>2,878,316</text:p>
          </table:table-cell>
          <table:table-cell office:value-type="float" office:value="26033.127" table:formula="of:=  IF(SUM([.I57:.I59])=0;&quot;-&quot;;SUM([.I57:.I59]))" table:style-name="ce21">
            <text:p>26,033</text:p>
          </table:table-cell>
          <table:table-cell office:value-type="float" office:value="4201393.5614999998" table:formula="of:=  IF(SUM([.J57:.J59])=0;&quot;-&quot;;SUM([.J57:.J59]))" table:style-name="ce21">
            <text:p>4,201,394</text:p>
          </table:table-cell>
          <table:table-cell office:value-type="float" office:value="24038.383000000002" table:formula="of:=  IF(SUM([.K57:.K59])=0;&quot;-&quot;;SUM([.K57:.K59]))" table:style-name="ce21">
            <text:p>24,038</text:p>
          </table:table-cell>
          <table:table-cell office:value-type="float" office:value="3368171.4169999999" table:formula="of:=  IF(SUM([.L57:.L59])=0;&quot;-&quot;;SUM([.L57:.L59]))" table:style-name="ce21">
            <text:p>3,368,171</text:p>
          </table:table-cell>
          <table:table-cell office:value-type="float" office:value="28290.886999999999" table:formula="of:=  IF(SUM([.M57:.M59])=0;&quot;-&quot;;SUM([.M57:.M59]))" table:style-name="ce21">
            <text:p>28,291</text:p>
          </table:table-cell>
          <table:table-cell office:value-type="float" office:value="3552465.6720000003" table:formula="of:=  IF(SUM([.N57:.N59])=0;&quot;-&quot;;SUM([.N57:.N59]))" table:style-name="ce21">
            <text:p>3,552,466</text:p>
          </table:table-cell>
          <table:table-cell table:number-columns-repeated="16370"/>
        </table:table-row>
        <table:table-row table:style-name="ro3">
          <table:table-cell office:value-type="float" office:value="5001" table:style-name="ce22">
            <text:p>5001</text:p>
          </table:table-cell>
          <table:table-cell office:value-type="string" table:style-name="ce23">
            <text:p><text:s text:c="4"/>淺海養殖</text:p>
          </table:table-cell>
          <table:table-cell office:value-type="float" office:value="32395" table:style-name="ce24">
            <text:p>32,395</text:p>
          </table:table-cell>
          <table:table-cell office:value-type="float" office:value="2926901" table:style-name="ce24">
            <text:p>2,926,901</text:p>
          </table:table-cell>
          <table:table-cell office:value-type="float" office:value="33711" table:style-name="ce24">
            <text:p>33,711</text:p>
          </table:table-cell>
          <table:table-cell office:value-type="float" office:value="2815812" table:style-name="ce24">
            <text:p>2,815,812</text:p>
          </table:table-cell>
          <table:table-cell office:value-type="float" office:value="30074.346000000001" table:style-name="ce24">
            <text:p>30,074</text:p>
          </table:table-cell>
          <table:table-cell office:value-type="float" office:value="2541937.0589999999" table:style-name="ce24">
            <text:p>2,541,937</text:p>
          </table:table-cell>
          <table:table-cell office:value-type="float" office:value="22946.715" table:style-name="ce24">
            <text:p>22,947</text:p>
          </table:table-cell>
          <table:table-cell office:value-type="float" office:value="3585058.9775" table:style-name="ce24">
            <text:p>3,585,059</text:p>
          </table:table-cell>
          <table:table-cell office:value-type="float" office:value="21890.664000000001" table:style-name="ce24">
            <text:p>21,891</text:p>
          </table:table-cell>
          <table:table-cell office:value-type="float" office:value="2723882.3169999998" table:style-name="ce24">
            <text:p>2,723,882</text:p>
          </table:table-cell>
          <table:table-cell office:value-type="float" office:value="23993.39" table:style-name="ce24">
            <text:p>23,993</text:p>
          </table:table-cell>
          <table:table-cell office:value-type="float" office:value="2757371.7420000001" table:style-name="ce24">
            <text:p>2,757,372</text:p>
          </table:table-cell>
          <table:table-cell table:number-columns-repeated="16370"/>
        </table:table-row>
        <table:table-row table:style-name="ro3">
          <table:table-cell office:value-type="float" office:value="5002" table:style-name="ce22">
            <text:p>5002</text:p>
          </table:table-cell>
          <table:table-cell office:value-type="string" table:style-name="ce23">
            <text:p><text:s text:c="4"/>箱網養殖</text:p>
          </table:table-cell>
          <table:table-cell office:value-type="float" office:value="357" table:style-name="ce24">
            <text:p>357</text:p>
          </table:table-cell>
          <table:table-cell office:value-type="float" office:value="94128" table:style-name="ce24">
            <text:p>94,128</text:p>
          </table:table-cell>
          <table:table-cell office:value-type="float" office:value="678" table:style-name="ce24">
            <text:p>678</text:p>
          </table:table-cell>
          <table:table-cell office:value-type="float" office:value="147500" table:style-name="ce24">
            <text:p>147,500</text:p>
          </table:table-cell>
          <table:table-cell office:value-type="float" office:value="836.65899999999999" table:style-name="ce24">
            <text:p>837</text:p>
          </table:table-cell>
          <table:table-cell office:value-type="float" office:value="186073.745" table:style-name="ce24">
            <text:p>186,074</text:p>
          </table:table-cell>
          <table:table-cell office:value-type="float" office:value="2763.4119999999998" table:style-name="ce24">
            <text:p>2,763</text:p>
          </table:table-cell>
          <table:table-cell office:value-type="float" office:value="522497.82400000002" table:style-name="ce24">
            <text:p>522,498</text:p>
          </table:table-cell>
          <table:table-cell office:value-type="float" office:value="1889.7190000000001" table:style-name="ce24">
            <text:p>1,890</text:p>
          </table:table-cell>
          <table:table-cell office:value-type="float" office:value="517329.1" table:style-name="ce24">
            <text:p>517,329</text:p>
          </table:table-cell>
          <table:table-cell office:value-type="float" office:value="3737.9969999999998" table:style-name="ce24">
            <text:p>3,738</text:p>
          </table:table-cell>
          <table:table-cell office:value-type="float" office:value="660348.34499999997" table:style-name="ce24">
            <text:p>660,348</text:p>
          </table:table-cell>
          <table:table-cell table:number-columns-repeated="16370"/>
        </table:table-row>
        <table:table-row table:style-name="ro3">
          <table:table-cell office:value-type="float" office:value="5099" table:style-name="ce25">
            <text:p>5099</text:p>
          </table:table-cell>
          <table:table-cell office:value-type="string" table:style-name="ce26">
            <text:p><text:s text:c="4"/>其他海面養殖</text:p>
          </table:table-cell>
          <table:table-cell office:value-type="float" office:value="478" table:style-name="ce27">
            <text:p>478</text:p>
          </table:table-cell>
          <table:table-cell office:value-type="float" office:value="162228" table:style-name="ce27">
            <text:p>162,228</text:p>
          </table:table-cell>
          <table:table-cell office:value-type="float" office:value="500" table:style-name="ce27">
            <text:p>500</text:p>
          </table:table-cell>
          <table:table-cell office:value-type="float" office:value="172370" table:style-name="ce27">
            <text:p>172,370</text:p>
          </table:table-cell>
          <table:table-cell office:value-type="float" office:value="443" table:style-name="ce27">
            <text:p>443</text:p>
          </table:table-cell>
          <table:table-cell office:value-type="float" office:value="150305.07" table:style-name="ce27">
            <text:p>150,305</text:p>
          </table:table-cell>
          <table:table-cell office:value-type="float" office:value="323" table:style-name="ce27">
            <text:p>323</text:p>
          </table:table-cell>
          <table:table-cell office:value-type="float" office:value="93836.76" table:style-name="ce27">
            <text:p>93,837</text:p>
          </table:table-cell>
          <table:table-cell office:value-type="float" office:value="258" table:style-name="ce27">
            <text:p>258</text:p>
          </table:table-cell>
          <table:table-cell office:value-type="float" office:value="126960" table:style-name="ce27">
            <text:p>126,960</text:p>
          </table:table-cell>
          <table:table-cell office:value-type="float" office:value="559.5" table:style-name="ce27">
            <text:p>560</text:p>
          </table:table-cell>
          <table:table-cell office:value-type="float" office:value="134745.58499999999" table:style-name="ce27">
            <text:p>134,746</text:p>
          </table:table-cell>
          <table:table-cell table:number-columns-repeated="16370"/>
        </table:table-row>
        <table:table-row table:style-name="ro3">
          <table:table-cell office:value-type="float" office:value="6000" table:style-name="ce18">
            <text:p>6000</text:p>
          </table:table-cell>
          <table:table-cell office:value-type="string" table:style-name="ce19">
            <text:p>內陸養殖合計</text:p>
          </table:table-cell>
          <table:table-cell office:value-type="float" office:value="253404" table:formula="of:=  IF(IF(VALUE([.C5])&gt;=2010;SUM([.C61];[.C62];[.C63];[.C65]);SUM([.C61:.C65]))=0;&quot;-&quot;;IF(VALUE([.C5])&gt;=2010;SUM([.C61];[.C62];[.C63];[.C65]);SUM([.C61:.C65])))" table:style-name="ce20">
            <text:p>253,404</text:p>
          </table:table-cell>
          <table:table-cell office:value-type="float" office:value="33330974" table:formula="of:=  IF(SUM([.D61:.D65])=0;&quot;-&quot;;SUM([.D61:.D65]))" table:style-name="ce20">
            <text:p>33,330,974</text:p>
          </table:table-cell>
          <table:table-cell office:value-type="float" office:value="237635" table:formula="of:=  IF(IF(VALUE([.E5])&gt;=2010;SUM([.E61];[.E62];[.E63];[.E65]);SUM([.E61:.E65]))=0;&quot;-&quot;;IF(VALUE([.E5])&gt;=2010;SUM([.E61];[.E62];[.E63];[.E65]);SUM([.E61:.E65])))" table:style-name="ce21">
            <text:p>237,635</text:p>
          </table:table-cell>
          <table:table-cell office:value-type="float" office:value="29425938" table:formula="of:=  IF(SUM([.F61:.F65])=0;&quot;-&quot;;SUM([.F61:.F65]))" table:style-name="ce21">
            <text:p>29,425,938</text:p>
          </table:table-cell>
          <table:table-cell office:value-type="float" office:value="238893.22" table:formula="of:=  IF(IF(VALUE([.G5])&gt;=2010;SUM([.G61];[.G62];[.G63];[.G65]);SUM([.G61:.G65]))=0;&quot;-&quot;;IF(VALUE([.G5])&gt;=2010;SUM([.G61];[.G62];[.G63];[.G65]);SUM([.G61:.G65])))" table:style-name="ce21">
            <text:p>238,893</text:p>
          </table:table-cell>
          <table:table-cell office:value-type="float" office:value="23871982.257309999" table:formula="of:=  IF(SUM([.H61:.H65])=0;&quot;-&quot;;SUM([.H61:.H65]))" table:style-name="ce21">
            <text:p>23,871,982</text:p>
          </table:table-cell>
          <table:table-cell office:value-type="float" office:value="229179.42199999999" table:formula="of:=  IF(IF(VALUE([.I5])&gt;=2010;SUM([.I61];[.I62];[.I63];[.I65]);SUM([.I61:.I65]))=0;&quot;-&quot;;IF(VALUE([.I5])&gt;=2010;SUM([.I61];[.I62];[.I63];[.I65]);SUM([.I61:.I65])))" table:style-name="ce21">
            <text:p>229,179</text:p>
          </table:table-cell>
          <table:table-cell office:value-type="float" office:value="23006786.531349998" table:formula="of:=  IF(SUM([.J61:.J65])=0;&quot;-&quot;;SUM([.J61:.J65]))" table:style-name="ce21">
            <text:p>23,006,787</text:p>
          </table:table-cell>
          <table:table-cell office:value-type="float" office:value="239007.429" table:formula="of:=  IF(IF(VALUE([.K5])&gt;=2010;SUM([.K61];[.K62];[.K63];[.K65]);SUM([.K61:.K65]))=0;&quot;-&quot;;IF(VALUE([.K5])&gt;=2010;SUM([.K61];[.K62];[.K63];[.K65]);SUM([.K61:.K65])))" table:style-name="ce21">
            <text:p>239,007</text:p>
          </table:table-cell>
          <table:table-cell office:value-type="float" office:value="19929767.958749998" table:formula="of:=  IF(SUM([.L61:.L65])=0;&quot;-&quot;;SUM([.L61:.L65]))" table:style-name="ce21">
            <text:p>19,929,768</text:p>
          </table:table-cell>
          <table:table-cell office:value-type="float" office:value="228142.37400000001" table:formula="of:=  IF(IF(VALUE([.M5])&gt;=2010;SUM([.M61];[.M62];[.M63];[.M65]);SUM([.M61:.M65]))=0;&quot;-&quot;;IF(VALUE([.M5])&gt;=2010;SUM([.M61];[.M62];[.M63];[.M65]);SUM([.M61:.M65])))" table:style-name="ce21">
            <text:p>228,142</text:p>
          </table:table-cell>
          <table:table-cell office:value-type="float" office:value="22364237.080450002" table:formula="of:=  IF(SUM([.N61:.N65])=0;&quot;-&quot;;SUM([.N61:.N65]))" table:style-name="ce21">
            <text:p>22,364,237</text:p>
          </table:table-cell>
          <table:table-cell table:number-columns-repeated="16370"/>
        </table:table-row>
        <table:table-row table:style-name="ro3">
          <table:table-cell office:value-type="float" office:value="6001" table:style-name="ce22">
            <text:p>6001</text:p>
          </table:table-cell>
          <table:table-cell office:value-type="string" table:style-name="ce23">
            <text:p><text:s text:c="4"/>鹹水魚塭</text:p>
          </table:table-cell>
          <table:table-cell office:value-type="float" office:value="87787" table:style-name="ce24">
            <text:p>87,787</text:p>
          </table:table-cell>
          <table:table-cell office:value-type="float" office:value="10901492" table:style-name="ce24">
            <text:p>10,901,492</text:p>
          </table:table-cell>
          <table:table-cell office:value-type="float" office:value="86262" table:style-name="ce24">
            <text:p>86,262</text:p>
          </table:table-cell>
          <table:table-cell office:value-type="float" office:value="9342487" table:style-name="ce24">
            <text:p>9,342,487</text:p>
          </table:table-cell>
          <table:table-cell office:value-type="float" office:value="92520.861999999994" table:style-name="ce24">
            <text:p>92,521</text:p>
          </table:table-cell>
          <table:table-cell office:value-type="float" office:value="7152538.4246500004" table:style-name="ce24">
            <text:p>7,152,538</text:p>
          </table:table-cell>
          <table:table-cell office:value-type="float" office:value="94823.209000000003" table:style-name="ce24">
            <text:p>94,823</text:p>
          </table:table-cell>
          <table:table-cell office:value-type="float" office:value="8134530.0976" table:style-name="ce24">
            <text:p>8,134,530</text:p>
          </table:table-cell>
          <table:table-cell office:value-type="float" office:value="89047.149000000005" table:style-name="ce24">
            <text:p>89,047</text:p>
          </table:table-cell>
          <table:table-cell office:value-type="float" office:value="7328331.8267000001" table:style-name="ce24">
            <text:p>7,328,332</text:p>
          </table:table-cell>
          <table:table-cell office:value-type="float" office:value="81316.428" table:style-name="ce24">
            <text:p>81,316</text:p>
          </table:table-cell>
          <table:table-cell office:value-type="float" office:value="8382422.7925000004" table:style-name="ce24">
            <text:p>8,382,423</text:p>
          </table:table-cell>
          <table:table-cell table:number-columns-repeated="16370"/>
        </table:table-row>
        <table:table-row table:style-name="ro3">
          <table:table-cell office:value-type="float" office:value="6002" table:style-name="ce22">
            <text:p>6002</text:p>
          </table:table-cell>
          <table:table-cell office:value-type="string" table:style-name="ce23">
            <text:p><text:s text:c="4"/>淡水魚塭</text:p>
          </table:table-cell>
          <table:table-cell office:value-type="float" office:value="160850" table:style-name="ce24">
            <text:p>160,850</text:p>
          </table:table-cell>
          <table:table-cell office:value-type="float" office:value="22267506" table:style-name="ce24">
            <text:p>22,267,506</text:p>
          </table:table-cell>
          <table:table-cell office:value-type="float" office:value="146988" table:style-name="ce24">
            <text:p>146,988</text:p>
          </table:table-cell>
          <table:table-cell office:value-type="float" office:value="19915193" table:style-name="ce24">
            <text:p>19,915,193</text:p>
          </table:table-cell>
          <table:table-cell office:value-type="float" office:value="141471.258" table:style-name="ce24">
            <text:p>141,471</text:p>
          </table:table-cell>
          <table:table-cell office:value-type="float" office:value="16524158.56316" table:style-name="ce24">
            <text:p>16,524,159</text:p>
          </table:table-cell>
          <table:table-cell office:value-type="float" office:value="129963.087" table:style-name="ce24">
            <text:p>129,963</text:p>
          </table:table-cell>
          <table:table-cell office:value-type="float" office:value="14696058.532849999" table:style-name="ce24">
            <text:p>14,696,059</text:p>
          </table:table-cell>
          <table:table-cell office:value-type="float" office:value="141065.17300000001" table:style-name="ce24">
            <text:p>141,065</text:p>
          </table:table-cell>
          <table:table-cell office:value-type="float" office:value="12227646.711549999" table:style-name="ce24">
            <text:p>12,227,647</text:p>
          </table:table-cell>
          <table:table-cell office:value-type="float" office:value="139025.41200000001" table:style-name="ce24">
            <text:p>139,025</text:p>
          </table:table-cell>
          <table:table-cell office:value-type="float" office:value="13611108.83745" table:style-name="ce24">
            <text:p>13,611,109</text:p>
          </table:table-cell>
          <table:table-cell table:number-columns-repeated="16370"/>
        </table:table-row>
        <table:table-row table:style-name="ro3">
          <table:table-cell office:value-type="float" office:value="6003" table:style-name="ce22">
            <text:p>6003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" table:style-name="ce24">
            <text:p>1</text:p>
          </table:table-cell>
          <table:table-cell office:value-type="float" office:value="696" table:style-name="ce24">
            <text:p>69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2">
            <text:p>6004</text:p>
          </table:table-cell>
          <table:table-cell office:value-type="string" table:style-name="ce23">
            <text:p><text:s text:c="4"/>觀賞魚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5">
            <text:p>6099</text:p>
          </table:table-cell>
          <table:table-cell office:value-type="string" table:style-name="ce26">
            <text:p><text:s text:c="4"/>其他內陸養殖</text:p>
          </table:table-cell>
          <table:table-cell office:value-type="float" office:value="4767" table:style-name="ce27">
            <text:p>4,767</text:p>
          </table:table-cell>
          <table:table-cell office:value-type="float" office:value="161976" table:style-name="ce27">
            <text:p>161,976</text:p>
          </table:table-cell>
          <table:table-cell office:value-type="float" office:value="4384" table:style-name="ce27">
            <text:p>4,384</text:p>
          </table:table-cell>
          <table:table-cell office:value-type="float" office:value="167562" table:style-name="ce27">
            <text:p>167,562</text:p>
          </table:table-cell>
          <table:table-cell office:value-type="float" office:value="4901.1000000000004" table:style-name="ce27">
            <text:p>4,901</text:p>
          </table:table-cell>
          <table:table-cell office:value-type="float" office:value="195285.26949999999" table:style-name="ce27">
            <text:p>195,285</text:p>
          </table:table-cell>
          <table:table-cell office:value-type="float" office:value="4393.1260000000002" table:style-name="ce27">
            <text:p>4,393</text:p>
          </table:table-cell>
          <table:table-cell office:value-type="float" office:value="176197.90090000001" table:style-name="ce27">
            <text:p>176,198</text:p>
          </table:table-cell>
          <table:table-cell office:value-type="float" office:value="8895.107" table:style-name="ce27">
            <text:p>8,895</text:p>
          </table:table-cell>
          <table:table-cell office:value-type="float" office:value="373789.42050000001" table:style-name="ce27">
            <text:p>373,789</text:p>
          </table:table-cell>
          <table:table-cell office:value-type="float" office:value="7800.5339999999997" table:style-name="ce27">
            <text:p>7,801</text:p>
          </table:table-cell>
          <table:table-cell office:value-type="float" office:value="370705.45049999998" table:style-name="ce27">
            <text:p>370,705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7(續)" table:style-name="ta1">
        <table:table-column table:style-name="co1" table:default-cell-style-name="ce16"/>
        <table:table-column table:style-name="co2" table:default-cell-style-name="ce13"/>
        <table:table-column table:style-name="co3" table:number-columns-repeated="15" table:default-cell-style-name="ce13"/>
        <table:table-column table:style-name="co4" table:number-columns-repeated="16367" table:default-cell-style-name="ce13"/>
        <table:table-row table:style-name="ro1">
          <table:table-cell office:value-type="string" table:number-columns-spanned="8" table:number-rows-spanned="1" table:style-name="ce38">
            <text:p>6·歷年漁業生產量(續)</text:p>
          </table:table-cell>
          <table:covered-table-cell table:number-columns-repeated="7"/>
          <table:table-cell office:value-type="string" table:number-columns-spanned="6" table:number-rows-spanned="1" table:style-name="ce38">
            <text:p>6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28"/>
          <table:table-cell office:value-type="string" table:style-name="ce3">
            <text:p>單位：</text:p>
          </table:table-cell>
          <table:table-cell office:value-type="string" table:number-columns-spanned="2" table:number-rows-spanned="1" table:style-name="ce40">
            <text:p>產量：公噸, 千尾(觀賞魚)</text:p>
          </table:table-cell>
          <table:covered-table-cell/>
          <table:table-cell table:number-columns-repeated="4" table:style-name="ce28"/>
          <table:table-cell office:value-type="string" table:style-name="ce3">
            <text:p>Unit：</text:p>
          </table:table-cell>
          <table:table-cell office:value-type="string" table:style-name="ce31">
            <text:p><text:s/>Quantity：M.T.; 1000Pcs. by ornamental fish</text:p>
          </table:table-cell>
          <table:table-cell table:style-name="ce28"/>
          <table:table-cell table:number-columns-repeated="2" table:style-name="ce29"/>
          <table:table-cell table:number-columns-repeated="16370" table:style-name="ce28"/>
        </table:table-row>
        <table:table-row table:style-name="ro2">
          <table:table-cell table:number-columns-repeated="3" table:style-name="ce28"/>
          <table:table-cell office:value-type="string" table:number-columns-spanned="2" table:number-rows-spanned="1" table:style-name="ce40">
            <text:p>價值：新臺幣千元</text:p>
          </table:table-cell>
          <table:covered-table-cell/>
          <table:table-cell table:number-columns-repeated="5" table:style-name="ce28"/>
          <table:table-cell office:value-type="string" table:style-name="ce32">
            <text:p><text:s/>Value <text:s text:c="4"/>：Thousand NT $</text:p>
          </table:table-cell>
          <table:table-cell table:style-name="ce33"/>
          <table:table-cell table:number-columns-repeated="2" table:style-name="ce30"/>
          <table:table-cell table:number-columns-repeated="16370" table:style-name="ce28"/>
        </table:table-row>
        <table:table-row table:style-name="ro2">
          <table:table-cell table:style-name="ce10"/>
          <table:table-cell office:value-type="string" table:style-name="ce6">
            <text:p>年別</text:p>
            <draw:custom-shape svg:x="0in" svg:y="0in" svg:width="1.05208in" svg:height="0.53365in" draw:z-index="1" draw:id="id27" draw:style-name="a27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2" draw:id="id28" draw:style-name="a28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3" draw:id="id29" draw:style-name="a29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4" draw:id="id30" draw:style-name="a30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34">
            <text:p>民國九十年</text:p>
          </table:table-cell>
          <table:covered-table-cell/>
          <table:table-cell office:value-type="string" table:number-columns-spanned="2" table:number-rows-spanned="1" table:style-name="ce34">
            <text:p>民國九十一年</text:p>
          </table:table-cell>
          <table:covered-table-cell/>
          <table:table-cell office:value-type="string" table:number-columns-spanned="2" table:number-rows-spanned="1" table:style-name="ce34">
            <text:p>民國九十二年</text:p>
          </table:table-cell>
          <table:covered-table-cell/>
          <table:table-cell office:value-type="string" table:number-columns-spanned="2" table:number-rows-spanned="1" table:style-name="ce34">
            <text:p>民國九十三年</text:p>
          </table:table-cell>
          <table:covered-table-cell/>
          <table:table-cell office:value-type="string" table:number-columns-spanned="2" table:number-rows-spanned="1" table:style-name="ce34">
            <text:p>民國九十四年</text:p>
          </table:table-cell>
          <table:covered-table-cell/>
          <table:table-cell office:value-type="string" table:number-columns-spanned="2" table:number-rows-spanned="1" table:style-name="ce34">
            <text:p>民國九十五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代碼</text:p>
          </table:table-cell>
          <table:table-cell office:value-type="string" table:style-name="ce7">
            <text:p>Year</text:p>
          </table:table-cell>
          <table:table-cell office:value-type="float" office:value="2001" table:number-columns-spanned="2" table:number-rows-spanned="1" table:style-name="ce46">
            <text:p>2001</text:p>
          </table:table-cell>
          <table:covered-table-cell/>
          <table:table-cell office:value-type="float" office:value="2002" table:number-columns-spanned="2" table:number-rows-spanned="1" table:style-name="ce46">
            <text:p>2002</text:p>
          </table:table-cell>
          <table:covered-table-cell/>
          <table:table-cell office:value-type="float" office:value="2003" table:number-columns-spanned="2" table:number-rows-spanned="1" table:style-name="ce46">
            <text:p>2003</text:p>
          </table:table-cell>
          <table:covered-table-cell/>
          <table:table-cell office:value-type="float" office:value="2004" table:number-columns-spanned="2" table:number-rows-spanned="1" table:style-name="ce46">
            <text:p>2004</text:p>
          </table:table-cell>
          <table:covered-table-cell/>
          <table:table-cell office:value-type="float" office:value="2005" table:number-columns-spanned="2" table:number-rows-spanned="1" table:style-name="ce46">
            <text:p>2005</text:p>
          </table:table-cell>
          <table:covered-table-cell/>
          <table:table-cell office:value-type="float" office:value="2006" table:number-columns-spanned="2" table:number-rows-spanned="1" table:style-name="ce47">
            <text:p>2006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Code</text:p>
          </table:table-cell>
          <table:table-cell office:value-type="string" table:style-name="ce8">
            <text:p>漁業種類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table:number-columns-repeated="16370"/>
        </table:table-row>
        <table:table-row table:style-name="ro2">
          <table:table-cell table:style-name="ce12"/>
          <table:table-cell office:value-type="string" table:style-name="ce9">
            <text:p>Type of Fishery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0000</text:p>
          </table:table-cell>
          <table:table-cell office:value-type="string" table:style-name="ce10">
            <text:p>總計</text:p>
          </table:table-cell>
          <table:table-cell office:value-type="float" office:value="1296256.4047699999" table:formula="of:=  IF(SUM([.C9];[.C17];[.C34];[.C52];[.C56];[.C60])=0;&quot;-&quot;;SUM([.C9];[.C17];[.C34];[.C52];[.C56];[.C60]))" table:style-name="ce17">
            <text:p>1,296,256</text:p>
          </table:table-cell>
          <table:table-cell office:value-type="float" office:value="87724928.267660007" table:formula="of:=  IF(SUM([.D9];[.D17];[.D34];[.D52];[.D56];[.D60])=0;&quot;-&quot;;SUM([.D9];[.D17];[.D34];[.D52];[.D56];[.D60]))" table:style-name="ce17">
            <text:p>87,724,928</text:p>
          </table:table-cell>
          <table:table-cell office:value-type="float" office:value="1376956.9495899999" table:formula="of:=  IF(SUM([.E9];[.E17];[.E34];[.E52];[.E56];[.E60])=0;&quot;-&quot;;SUM([.E9];[.E17];[.E34];[.E52];[.E56];[.E60]))" table:style-name="ce11">
            <text:p>1,376,957</text:p>
          </table:table-cell>
          <table:table-cell office:value-type="float" office:value="90020880.079740003" table:formula="of:=  IF(SUM([.F9];[.F17];[.F34];[.F52];[.F56];[.F60])=0;&quot;-&quot;;SUM([.F9];[.F17];[.F34];[.F52];[.F56];[.F60]))" table:style-name="ce11">
            <text:p>90,020,880</text:p>
          </table:table-cell>
          <table:table-cell office:value-type="float" office:value="1476314.3687899997" table:formula="of:=  IF(SUM([.G9];[.G17];[.G34];[.G52];[.G56];[.G60])=0;&quot;-&quot;;SUM([.G9];[.G17];[.G34];[.G52];[.G56];[.G60]))" table:style-name="ce11">
            <text:p>1,476,314</text:p>
          </table:table-cell>
          <table:table-cell office:value-type="float" office:value="95272632.373160005" table:formula="of:=  IF(SUM([.H9];[.H17];[.H34];[.H52];[.H56];[.H60])=0;&quot;-&quot;;SUM([.H9];[.H17];[.H34];[.H52];[.H56];[.H60]))" table:style-name="ce11">
            <text:p>95,272,632</text:p>
          </table:table-cell>
          <table:table-cell office:value-type="float" office:value="1273831.4886599998" table:formula="of:=  IF(SUM([.I9];[.I17];[.I34];[.I52];[.I56];[.I60])=0;&quot;-&quot;;SUM([.I9];[.I17];[.I34];[.I52];[.I56];[.I60]))" table:style-name="ce11">
            <text:p>1,273,831</text:p>
          </table:table-cell>
          <table:table-cell office:value-type="float" office:value="97338913.526999995" table:formula="of:=  IF(SUM([.J9];[.J17];[.J34];[.J52];[.J56];[.J60])=0;&quot;-&quot;;SUM([.J9];[.J17];[.J34];[.J52];[.J56];[.J60]))" table:style-name="ce11">
            <text:p>97,338,914</text:p>
          </table:table-cell>
          <table:table-cell office:value-type="float" office:value="1295110.59063" table:formula="of:=  IF(SUM([.K9];[.K17];[.K34];[.K52];[.K56];[.K60])=0;&quot;-&quot;;SUM([.K9];[.K17];[.K34];[.K52];[.K56];[.K60]))" table:style-name="ce11">
            <text:p>1,295,111</text:p>
          </table:table-cell>
          <table:table-cell office:value-type="float" office:value="90355112.603990003" table:formula="of:=  IF(SUM([.L9];[.L17];[.L34];[.L52];[.L56];[.L60])=0;&quot;-&quot;;SUM([.L9];[.L17];[.L34];[.L52];[.L56];[.L60]))" table:style-name="ce11">
            <text:p>90,355,113</text:p>
          </table:table-cell>
          <table:table-cell office:value-type="float" office:value="1262264.8065600002" table:formula="of:=  IF(SUM([.M9];[.M17];[.M34];[.M52];[.M56];[.M60])=0;&quot;-&quot;;SUM([.M9];[.M17];[.M34];[.M52];[.M56];[.M60]))" table:style-name="ce11">
            <text:p>1,262,265</text:p>
          </table:table-cell>
          <table:table-cell office:value-type="float" office:value="84854940.64196001" table:formula="of:=  IF(SUM([.N9];[.N17];[.N34];[.N52];[.N56];[.N60])=0;&quot;-&quot;;SUM([.N9];[.N17];[.N34];[.N52];[.N56];[.N60]))" table:style-name="ce11">
            <text:p>84,854,941</text:p>
          </table:table-cell>
          <table:table-cell table:number-columns-repeated="16370"/>
        </table:table-row>
        <table:table-row table:style-name="ro3">
          <table:table-cell office:value-type="float" office:value="1000" table:style-name="ce18">
            <text:p>1000</text:p>
          </table:table-cell>
          <table:table-cell office:value-type="string" table:style-name="ce19">
            <text:p>遠洋漁業合計</text:p>
          </table:table-cell>
          <table:table-cell office:value-type="float" office:value="773036.94576999999" table:formula="of:=  IF(SUM([.C10:.C16])=0;&quot;-&quot;;SUM([.C10:.C16]))" table:style-name="ce20">
            <text:p>773,037</text:p>
          </table:table-cell>
          <table:table-cell office:value-type="float" office:value="43985449.938440003" table:formula="of:=  IF(SUM([.D10:.D16])=0;&quot;-&quot;;SUM([.D10:.D16]))" table:style-name="ce20">
            <text:p>43,985,450</text:p>
          </table:table-cell>
          <table:table-cell office:value-type="float" office:value="793646.40158999991" table:formula="of:=  IF(SUM([.E10:.E16])=0;&quot;-&quot;;SUM([.E10:.E16]))" table:style-name="ce21">
            <text:p>793,646</text:p>
          </table:table-cell>
          <table:table-cell office:value-type="float" office:value="42951129.202779993" table:formula="of:=  IF(SUM([.F10:.F16])=0;&quot;-&quot;;SUM([.F10:.F16]))" table:style-name="ce21">
            <text:p>42,951,129</text:p>
          </table:table-cell>
          <table:table-cell office:value-type="float" office:value="853454.52941000008" table:formula="of:=  IF(SUM([.G10:.G16])=0;&quot;-&quot;;SUM([.G10:.G16]))" table:style-name="ce21">
            <text:p>853,455</text:p>
          </table:table-cell>
          <table:table-cell office:value-type="float" office:value="44819478.325959995" table:formula="of:=  IF(SUM([.H10:.H16])=0;&quot;-&quot;;SUM([.H10:.H16]))" table:style-name="ce21">
            <text:p>44,819,478</text:p>
          </table:table-cell>
          <table:table-cell office:value-type="float" office:value="693050.92482999992" table:formula="of:=  IF(SUM([.I10:.I16])=0;&quot;-&quot;;SUM([.I10:.I16]))" table:style-name="ce21">
            <text:p>693,051</text:p>
          </table:table-cell>
          <table:table-cell office:value-type="float" office:value="45517988.81408" table:formula="of:=  IF(SUM([.J10:.J16])=0;&quot;-&quot;;SUM([.J10:.J16]))" table:style-name="ce21">
            <text:p>45,517,989</text:p>
          </table:table-cell>
          <table:table-cell office:value-type="float" office:value="732914.00292999996" table:formula="of:=  IF(SUM([.K10:.K16])=0;&quot;-&quot;;SUM([.K10:.K16]))" table:style-name="ce21">
            <text:p>732,914</text:p>
          </table:table-cell>
          <table:table-cell office:value-type="float" office:value="41021528.924679995" table:formula="of:=  IF(SUM([.L10:.L16])=0;&quot;-&quot;;SUM([.L10:.L16]))" table:style-name="ce21">
            <text:p>41,021,529</text:p>
          </table:table-cell>
          <table:table-cell office:value-type="float" office:value="754060.00900000008" table:formula="of:=  IF(SUM([.M10:.M16])=0;&quot;-&quot;;SUM([.M10:.M16]))" table:style-name="ce21">
            <text:p>754,060</text:p>
          </table:table-cell>
          <table:table-cell office:value-type="float" office:value="40896293.902590007" table:formula="of:=  IF(SUM([.N10:.N16])=0;&quot;-&quot;;SUM([.N10:.N16]))" table:style-name="ce21">
            <text:p>40,896,294</text:p>
          </table:table-cell>
          <table:table-cell table:number-columns-repeated="16370"/>
        </table:table-row>
        <table:table-row table:style-name="ro3">
          <table:table-cell office:value-type="float" office:value="1001" table:style-name="ce22">
            <text:p>1001</text:p>
          </table:table-cell>
          <table:table-cell office:value-type="string" table:style-name="ce23">
            <text:p><text:s text:c="4"/>單船拖網</text:p>
          </table:table-cell>
          <table:table-cell office:value-type="float" office:value="77728.47365" table:style-name="ce24">
            <text:p>77,728</text:p>
          </table:table-cell>
          <table:table-cell office:value-type="float" office:value="2983722.3442199999" table:style-name="ce24">
            <text:p>2,983,722</text:p>
          </table:table-cell>
          <table:table-cell office:value-type="float" office:value="63292.006170000001" table:style-name="ce24">
            <text:p>63,292</text:p>
          </table:table-cell>
          <table:table-cell office:value-type="float" office:value="2156260.2928900002" table:style-name="ce24">
            <text:p>2,156,260</text:p>
          </table:table-cell>
          <table:table-cell office:value-type="float" office:value="65417.146670000002" table:style-name="ce24">
            <text:p>65,417</text:p>
          </table:table-cell>
          <table:table-cell office:value-type="float" office:value="2642777.1551799998" table:style-name="ce24">
            <text:p>2,642,777</text:p>
          </table:table-cell>
          <table:table-cell office:value-type="float" office:value="58022.527309999998" table:style-name="ce24">
            <text:p>58,023</text:p>
          </table:table-cell>
          <table:table-cell office:value-type="float" office:value="2469135.2932899999" table:style-name="ce24">
            <text:p>2,469,135</text:p>
          </table:table-cell>
          <table:table-cell office:value-type="float" office:value="58169.696069999998" table:style-name="ce24">
            <text:p>58,170</text:p>
          </table:table-cell>
          <table:table-cell office:value-type="float" office:value="2146455.79953" table:style-name="ce24">
            <text:p>2,146,456</text:p>
          </table:table-cell>
          <table:table-cell office:value-type="float" office:value="44623.64918" table:style-name="ce24">
            <text:p>44,624</text:p>
          </table:table-cell>
          <table:table-cell office:value-type="float" office:value="2312863.5767000001" table:style-name="ce24">
            <text:p>2,312,864</text:p>
          </table:table-cell>
          <table:table-cell table:number-columns-repeated="16370"/>
        </table:table-row>
        <table:table-row table:style-name="ro3">
          <table:table-cell office:value-type="float" office:value="1002" table:style-name="ce22">
            <text:p>1002</text:p>
          </table:table-cell>
          <table:table-cell office:value-type="string" table:style-name="ce23">
            <text:p><text:s text:c="4"/>雙船拖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03" table:style-name="ce22">
            <text:p>1003</text:p>
          </table:table-cell>
          <table:table-cell office:value-type="string" table:style-name="ce23">
            <text:p><text:s text:c="4"/>鰹鮪圍網</text:p>
          </table:table-cell>
          <table:table-cell office:value-type="float" office:value="229809.82931" table:style-name="ce24">
            <text:p>229,810</text:p>
          </table:table-cell>
          <table:table-cell office:value-type="float" office:value="4857192.1823399998" table:style-name="ce24">
            <text:p>4,857,192</text:p>
          </table:table-cell>
          <table:table-cell office:value-type="float" office:value="251525.24350000001" table:style-name="ce24">
            <text:p>251,525</text:p>
          </table:table-cell>
          <table:table-cell office:value-type="float" office:value="4830988.0297400001" table:style-name="ce24">
            <text:p>4,830,988</text:p>
          </table:table-cell>
          <table:table-cell office:value-type="float" office:value="195290.35758000001" table:style-name="ce24">
            <text:p>195,290</text:p>
          </table:table-cell>
          <table:table-cell office:value-type="float" office:value="3413316.52617" table:style-name="ce24">
            <text:p>3,413,317</text:p>
          </table:table-cell>
          <table:table-cell office:value-type="float" office:value="197947.76550000001" table:style-name="ce24">
            <text:p>197,948</text:p>
          </table:table-cell>
          <table:table-cell office:value-type="float" office:value="4148458.0769699998" table:style-name="ce24">
            <text:p>4,148,458</text:p>
          </table:table-cell>
          <table:table-cell office:value-type="float" office:value="195517.78227" table:style-name="ce24">
            <text:p>195,518</text:p>
          </table:table-cell>
          <table:table-cell office:value-type="float" office:value="4433796.3226699997" table:style-name="ce24">
            <text:p>4,433,796</text:p>
          </table:table-cell>
          <table:table-cell office:value-type="float" office:value="210428.65664999999" table:style-name="ce24">
            <text:p>210,429</text:p>
          </table:table-cell>
          <table:table-cell office:value-type="float" office:value="4735120.0406900002" table:style-name="ce24">
            <text:p>4,735,120</text:p>
          </table:table-cell>
          <table:table-cell table:number-columns-repeated="16370"/>
        </table:table-row>
        <table:table-row table:style-name="ro3">
          <table:table-cell office:value-type="float" office:value="1004" table:style-name="ce22">
            <text:p>1004</text:p>
          </table:table-cell>
          <table:table-cell office:value-type="string" table:style-name="ce23">
            <text:p><text:s text:c="4"/>秋刀魚棒受網</text:p>
          </table:table-cell>
          <table:table-cell office:value-type="float" office:value="39750.008000000002" table:style-name="ce24">
            <text:p>39,750</text:p>
          </table:table-cell>
          <table:table-cell office:value-type="float" office:value="707550.13020000001" table:style-name="ce24">
            <text:p>707,550</text:p>
          </table:table-cell>
          <table:table-cell office:value-type="float" office:value="51282.974999999999" table:style-name="ce24">
            <text:p>51,283</text:p>
          </table:table-cell>
          <table:table-cell office:value-type="float" office:value="882067.18732000003" table:style-name="ce24">
            <text:p>882,067</text:p>
          </table:table-cell>
          <table:table-cell office:value-type="float" office:value="91514.542000000001" table:style-name="ce24">
            <text:p>91,515</text:p>
          </table:table-cell>
          <table:table-cell office:value-type="float" office:value="1481958.1140000001" table:style-name="ce24">
            <text:p>1,481,958</text:p>
          </table:table-cell>
          <table:table-cell office:value-type="float" office:value="60832" table:style-name="ce24">
            <text:p>60,832</text:p>
          </table:table-cell>
          <table:table-cell office:value-type="float" office:value="935967.09513999999" table:style-name="ce24">
            <text:p>935,967</text:p>
          </table:table-cell>
          <table:table-cell office:value-type="float" office:value="111491.045" table:style-name="ce24">
            <text:p>111,491</text:p>
          </table:table-cell>
          <table:table-cell office:value-type="float" office:value="1653678.01917" table:style-name="ce24">
            <text:p>1,653,678</text:p>
          </table:table-cell>
          <table:table-cell office:value-type="float" office:value="60577.805999999997" table:style-name="ce24">
            <text:p>60,578</text:p>
          </table:table-cell>
          <table:table-cell office:value-type="float" office:value="1036419.55396" table:style-name="ce24">
            <text:p>1,036,420</text:p>
          </table:table-cell>
          <table:table-cell table:number-columns-repeated="16370"/>
        </table:table-row>
        <table:table-row table:style-name="ro3">
          <table:table-cell office:value-type="float" office:value="1050" table:style-name="ce22">
            <text:p>1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256125.07556999999" table:style-name="ce24">
            <text:p>256,125</text:p>
          </table:table-cell>
          <table:table-cell office:value-type="float" office:value="32425129.94091" table:style-name="ce24">
            <text:p>32,425,130</text:p>
          </table:table-cell>
          <table:table-cell office:value-type="float" office:value="294054.99257" table:style-name="ce24">
            <text:p>294,055</text:p>
          </table:table-cell>
          <table:table-cell office:value-type="float" office:value="32721482.621720001" table:style-name="ce24">
            <text:p>32,721,483</text:p>
          </table:table-cell>
          <table:table-cell office:value-type="float" office:value="331670.17314999999" table:style-name="ce24">
            <text:p>331,670</text:p>
          </table:table-cell>
          <table:table-cell office:value-type="float" office:value="34355095.397589996" table:style-name="ce24">
            <text:p>34,355,095</text:p>
          </table:table-cell>
          <table:table-cell office:value-type="float" office:value="297546.17988000001" table:style-name="ce24">
            <text:p>297,546</text:p>
          </table:table-cell>
          <table:table-cell office:value-type="float" office:value="36708162.211889997" table:style-name="ce24">
            <text:p>36,708,162</text:p>
          </table:table-cell>
          <table:table-cell office:value-type="float" office:value="287557.92037000001" table:style-name="ce24">
            <text:p>287,558</text:p>
          </table:table-cell>
          <table:table-cell office:value-type="float" office:value="31415666.3508" table:style-name="ce24">
            <text:p>31,415,666</text:p>
          </table:table-cell>
          <table:table-cell office:value-type="float" office:value="271965.47881" table:style-name="ce24">
            <text:p>271,965</text:p>
          </table:table-cell>
          <table:table-cell office:value-type="float" office:value="29344196.606040001" table:style-name="ce24">
            <text:p>29,344,197</text:p>
          </table:table-cell>
          <table:table-cell table:number-columns-repeated="16370"/>
        </table:table-row>
        <table:table-row table:style-name="ro3">
          <table:table-cell office:value-type="float" office:value="1051" table:style-name="ce22">
            <text:p>1051</text:p>
          </table:table-cell>
          <table:table-cell office:value-type="string" table:style-name="ce23">
            <text:p><text:s text:c="4"/>魷釣</text:p>
          </table:table-cell>
          <table:table-cell office:value-type="float" office:value="146783" table:style-name="ce24">
            <text:p>146,783</text:p>
          </table:table-cell>
          <table:table-cell office:value-type="float" office:value="2524667.5715999999" table:style-name="ce24">
            <text:p>2,524,668</text:p>
          </table:table-cell>
          <table:table-cell office:value-type="float" office:value="110887.03599999999" table:style-name="ce24">
            <text:p>110,887</text:p>
          </table:table-cell>
          <table:table-cell office:value-type="float" office:value="1940523.1314000001" table:style-name="ce24">
            <text:p>1,940,523</text:p>
          </table:table-cell>
          <table:table-cell office:value-type="float" office:value="147158.52299999999" table:style-name="ce24">
            <text:p>147,159</text:p>
          </table:table-cell>
          <table:table-cell office:value-type="float" office:value="2639476.3036600002" table:style-name="ce24">
            <text:p>2,639,476</text:p>
          </table:table-cell>
          <table:table-cell office:value-type="float" office:value="58247" table:style-name="ce24">
            <text:p>58,247</text:p>
          </table:table-cell>
          <table:table-cell office:value-type="float" office:value="1006511.0421899999" table:style-name="ce24">
            <text:p>1,006,511</text:p>
          </table:table-cell>
          <table:table-cell office:value-type="float" office:value="59834.21" table:style-name="ce24">
            <text:p>59,834</text:p>
          </table:table-cell>
          <table:table-cell office:value-type="float" office:value="1074531.0913499999" table:style-name="ce24">
            <text:p>1,074,531</text:p>
          </table:table-cell>
          <table:table-cell office:value-type="float" office:value="148054.39999999999" table:style-name="ce24">
            <text:p>148,054</text:p>
          </table:table-cell>
          <table:table-cell office:value-type="float" office:value="2470145.1700499998" table:style-name="ce24">
            <text:p>2,470,145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1099</text:p>
          </table:table-cell>
          <table:table-cell office:value-type="string" table:style-name="ce26">
            <text:p><text:s text:c="4"/>其他遠洋漁業</text:p>
          </table:table-cell>
          <table:table-cell office:value-type="float" office:value="22840.559239999999" table:style-name="ce27">
            <text:p>22,841</text:p>
          </table:table-cell>
          <table:table-cell office:value-type="float" office:value="487187.76916999999" table:style-name="ce27">
            <text:p>487,188</text:p>
          </table:table-cell>
          <table:table-cell office:value-type="float" office:value="22604.148349999999" table:style-name="ce27">
            <text:p>22,604</text:p>
          </table:table-cell>
          <table:table-cell office:value-type="float" office:value="419807.93971000001" table:style-name="ce27">
            <text:p>419,808</text:p>
          </table:table-cell>
          <table:table-cell office:value-type="float" office:value="22403.78701" table:style-name="ce27">
            <text:p>22,404</text:p>
          </table:table-cell>
          <table:table-cell office:value-type="float" office:value="286854.82935999997" table:style-name="ce27">
            <text:p>286,855</text:p>
          </table:table-cell>
          <table:table-cell office:value-type="float" office:value="20455.452140000001" table:style-name="ce27">
            <text:p>20,455</text:p>
          </table:table-cell>
          <table:table-cell office:value-type="float" office:value="249755.09460000001" table:style-name="ce27">
            <text:p>249,755</text:p>
          </table:table-cell>
          <table:table-cell office:value-type="float" office:value="20343.34922" table:style-name="ce27">
            <text:p>20,343</text:p>
          </table:table-cell>
          <table:table-cell office:value-type="float" office:value="297401.34116000001" table:style-name="ce27">
            <text:p>297,401</text:p>
          </table:table-cell>
          <table:table-cell office:value-type="float" office:value="18410.018359999998" table:style-name="ce27">
            <text:p>18,410</text:p>
          </table:table-cell>
          <table:table-cell office:value-type="float" office:value="997548.95515000005" table:style-name="ce27">
            <text:p>997,549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2000</text:p>
          </table:table-cell>
          <table:table-cell office:value-type="string" table:style-name="ce19">
            <text:p>近海漁業合計</text:p>
          </table:table-cell>
          <table:table-cell office:value-type="float" office:value="159799.53700000004" table:formula="of:=  IF(SUM([.C18:.C33])=0;&quot;-&quot;;SUM([.C18:.C33]))" table:style-name="ce20">
            <text:p>159,800</text:p>
          </table:table-cell>
          <table:table-cell office:value-type="float" office:value="12338120.62132" table:formula="of:=  IF(SUM([.D18:.D33])=0;&quot;-&quot;;SUM([.D18:.D33]))" table:style-name="ce20">
            <text:p>12,338,121</text:p>
          </table:table-cell>
          <table:table-cell office:value-type="float" office:value="185655.23880000005" table:formula="of:=  IF(SUM([.E18:.E33])=0;&quot;-&quot;;SUM([.E18:.E33]))" table:style-name="ce21">
            <text:p>185,655</text:p>
          </table:table-cell>
          <table:table-cell office:value-type="float" office:value="12533755.108589998" table:formula="of:=  IF(SUM([.F18:.F33])=0;&quot;-&quot;;SUM([.F18:.F33]))" table:style-name="ce21">
            <text:p>12,533,755</text:p>
          </table:table-cell>
          <table:table-cell office:value-type="float" office:value="193159.42888000002" table:formula="of:=  IF(SUM([.G18:.G33])=0;&quot;-&quot;;SUM([.G18:.G33]))" table:style-name="ce21">
            <text:p>193,159</text:p>
          </table:table-cell>
          <table:table-cell office:value-type="float" office:value="12753167.159160001" table:formula="of:=  IF(SUM([.H18:.H33])=0;&quot;-&quot;;SUM([.H18:.H33]))" table:style-name="ce21">
            <text:p>12,753,167</text:p>
          </table:table-cell>
          <table:table-cell office:value-type="float" office:value="196673.95339999994" table:formula="of:=  IF(SUM([.I18:.I33])=0;&quot;-&quot;;SUM([.I18:.I33]))" table:style-name="ce21">
            <text:p>196,674</text:p>
          </table:table-cell>
          <table:table-cell office:value-type="float" office:value="13385936.21321" table:formula="of:=  IF(SUM([.J18:.J33])=0;&quot;-&quot;;SUM([.J18:.J33]))" table:style-name="ce21">
            <text:p>13,385,936</text:p>
          </table:table-cell>
          <table:table-cell office:value-type="float" office:value="201162.23700000005" table:formula="of:=  IF(SUM([.K18:.K33])=0;&quot;-&quot;;SUM([.K18:.K33]))" table:style-name="ce21">
            <text:p>201,162</text:p>
          </table:table-cell>
          <table:table-cell office:value-type="float" office:value="12765689.029589998" table:formula="of:=  IF(SUM([.L18:.L33])=0;&quot;-&quot;;SUM([.L18:.L33]))" table:style-name="ce21">
            <text:p>12,765,689</text:p>
          </table:table-cell>
          <table:table-cell office:value-type="float" office:value="154740.13728999998" table:formula="of:=  IF(SUM([.M18:.M33])=0;&quot;-&quot;;SUM([.M18:.M33]))" table:style-name="ce21">
            <text:p>154,740</text:p>
          </table:table-cell>
          <table:table-cell office:value-type="float" office:value="9799885.4905700013" table:formula="of:=  IF(SUM([.N18:.N33])=0;&quot;-&quot;;SUM([.N18:.N33]))" table:style-name="ce21">
            <text:p>9,799,88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1</text:p>
          </table:table-cell>
          <table:table-cell office:value-type="string" table:style-name="ce23">
            <text:p><text:s text:c="4"/>巾著網</text:p>
          </table:table-cell>
          <table:table-cell office:value-type="float" office:value="2197.1404600000001" table:style-name="ce24">
            <text:p>2,197</text:p>
          </table:table-cell>
          <table:table-cell office:value-type="float" office:value="44447.934990000002" table:style-name="ce24">
            <text:p>44,448</text:p>
          </table:table-cell>
          <table:table-cell office:value-type="float" office:value="2539.8929899999998" table:style-name="ce24">
            <text:p>2,540</text:p>
          </table:table-cell>
          <table:table-cell office:value-type="float" office:value="41104.527849999999" table:style-name="ce24">
            <text:p>41,105</text:p>
          </table:table-cell>
          <table:table-cell office:value-type="float" office:value="3386.92389" table:style-name="ce24">
            <text:p>3,387</text:p>
          </table:table-cell>
          <table:table-cell office:value-type="float" office:value="66184.661399999997" table:style-name="ce24">
            <text:p>66,185</text:p>
          </table:table-cell>
          <table:table-cell office:value-type="float" office:value="3866.79747" table:style-name="ce24">
            <text:p>3,867</text:p>
          </table:table-cell>
          <table:table-cell office:value-type="float" office:value="102171.18262000001" table:style-name="ce24">
            <text:p>102,171</text:p>
          </table:table-cell>
          <table:table-cell office:value-type="float" office:value="2497.63618" table:style-name="ce24">
            <text:p>2,498</text:p>
          </table:table-cell>
          <table:table-cell office:value-type="float" office:value="40399.656150000003" table:style-name="ce24">
            <text:p>40,400</text:p>
          </table:table-cell>
          <table:table-cell office:value-type="float" office:value="858.08861999999999" table:style-name="ce24">
            <text:p>858</text:p>
          </table:table-cell>
          <table:table-cell office:value-type="float" office:value="16403.343369999999" table:style-name="ce24">
            <text:p>16,40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2</text:p>
          </table:table-cell>
          <table:table-cell office:value-type="string" table:style-name="ce23">
            <text:p><text:s text:c="4"/>鯖鰺圍網</text:p>
          </table:table-cell>
          <table:table-cell office:value-type="float" office:value="22205.326000000001" table:style-name="ce24">
            <text:p>22,205</text:p>
          </table:table-cell>
          <table:table-cell office:value-type="float" office:value="542338.56889999995" table:style-name="ce24">
            <text:p>542,339</text:p>
          </table:table-cell>
          <table:table-cell office:value-type="float" office:value="34016.332999999999" table:style-name="ce24">
            <text:p>34,016</text:p>
          </table:table-cell>
          <table:table-cell office:value-type="float" office:value="562094.78249999997" table:style-name="ce24">
            <text:p>562,095</text:p>
          </table:table-cell>
          <table:table-cell office:value-type="float" office:value="45463.837" table:style-name="ce24">
            <text:p>45,464</text:p>
          </table:table-cell>
          <table:table-cell office:value-type="float" office:value="765390.74179999996" table:style-name="ce24">
            <text:p>765,391</text:p>
          </table:table-cell>
          <table:table-cell office:value-type="float" office:value="46639.745999999999" table:style-name="ce24">
            <text:p>46,640</text:p>
          </table:table-cell>
          <table:table-cell office:value-type="float" office:value="857784.79669999995" table:style-name="ce24">
            <text:p>857,785</text:p>
          </table:table-cell>
          <table:table-cell office:value-type="float" office:value="45560.273000000001" table:style-name="ce24">
            <text:p>45,560</text:p>
          </table:table-cell>
          <table:table-cell office:value-type="float" office:value="739930.40749999997" table:style-name="ce24">
            <text:p>739,930</text:p>
          </table:table-cell>
          <table:table-cell office:value-type="float" office:value="27107.965" table:style-name="ce24">
            <text:p>27,108</text:p>
          </table:table-cell>
          <table:table-cell office:value-type="float" office:value="507218.99900000001" table:style-name="ce24">
            <text:p>507,21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3</text:p>
          </table:table-cell>
          <table:table-cell office:value-type="string" table:style-name="ce23">
            <text:p><text:s text:c="4"/>棒受網</text:p>
          </table:table-cell>
          <table:table-cell office:value-type="float" office:value="20727.938999999998" table:style-name="ce24">
            <text:p>20,728</text:p>
          </table:table-cell>
          <table:table-cell office:value-type="float" office:value="1032433.541" table:style-name="ce24">
            <text:p>1,032,434</text:p>
          </table:table-cell>
          <table:table-cell office:value-type="float" office:value="24162.946" table:style-name="ce24">
            <text:p>24,163</text:p>
          </table:table-cell>
          <table:table-cell office:value-type="float" office:value="838817.61040000001" table:style-name="ce24">
            <text:p>838,818</text:p>
          </table:table-cell>
          <table:table-cell office:value-type="float" office:value="29818.6" table:style-name="ce24">
            <text:p>29,819</text:p>
          </table:table-cell>
          <table:table-cell office:value-type="float" office:value="1170008.2005" table:style-name="ce24">
            <text:p>1,170,008</text:p>
          </table:table-cell>
          <table:table-cell office:value-type="float" office:value="28620.802" table:style-name="ce24">
            <text:p>28,621</text:p>
          </table:table-cell>
          <table:table-cell office:value-type="float" office:value="915025.52469999995" table:style-name="ce24">
            <text:p>915,026</text:p>
          </table:table-cell>
          <table:table-cell office:value-type="float" office:value="36639.701000000001" table:style-name="ce24">
            <text:p>36,640</text:p>
          </table:table-cell>
          <table:table-cell office:value-type="float" office:value="1635777.5837000001" table:style-name="ce24">
            <text:p>1,635,778</text:p>
          </table:table-cell>
          <table:table-cell office:value-type="float" office:value="25535.6037" table:style-name="ce24">
            <text:p>25,536</text:p>
          </table:table-cell>
          <table:table-cell office:value-type="float" office:value="912012.09421999997" table:style-name="ce24">
            <text:p>912,01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4</text:p>
          </table:table-cell>
          <table:table-cell office:value-type="string" table:style-name="ce23">
            <text:p><text:s text:c="4"/>中小拖網</text:p>
          </table:table-cell>
          <table:table-cell office:value-type="float" office:value="56723.249320000003" table:style-name="ce24">
            <text:p>56,723</text:p>
          </table:table-cell>
          <table:table-cell office:value-type="float" office:value="4945216.0199100003" table:style-name="ce24">
            <text:p>4,945,216</text:p>
          </table:table-cell>
          <table:table-cell office:value-type="float" office:value="60466.417560000002" table:style-name="ce24">
            <text:p>60,466</text:p>
          </table:table-cell>
          <table:table-cell office:value-type="float" office:value="4777212.4297000002" table:style-name="ce24">
            <text:p>4,777,212</text:p>
          </table:table-cell>
          <table:table-cell office:value-type="float" office:value="54612.241300000002" table:style-name="ce24">
            <text:p>54,612</text:p>
          </table:table-cell>
          <table:table-cell office:value-type="float" office:value="4534646.8443400003" table:style-name="ce24">
            <text:p>4,534,647</text:p>
          </table:table-cell>
          <table:table-cell office:value-type="float" office:value="62288.010119999999" table:style-name="ce24">
            <text:p>62,288</text:p>
          </table:table-cell>
          <table:table-cell office:value-type="float" office:value="4993243.1332" table:style-name="ce24">
            <text:p>4,993,243</text:p>
          </table:table-cell>
          <table:table-cell office:value-type="float" office:value="58722.568480000002" table:style-name="ce24">
            <text:p>58,723</text:p>
          </table:table-cell>
          <table:table-cell office:value-type="float" office:value="4344339.2768700002" table:style-name="ce24">
            <text:p>4,344,339</text:p>
          </table:table-cell>
          <table:table-cell office:value-type="float" office:value="48407.431479999999" table:style-name="ce24">
            <text:p>48,407</text:p>
          </table:table-cell>
          <table:table-cell office:value-type="float" office:value="3557891.5834400002" table:style-name="ce24">
            <text:p>3,557,89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5</text:p>
          </table:table-cell>
          <table:table-cell office:value-type="string" table:style-name="ce23">
            <text:p><text:s text:c="4"/>刺網</text:p>
          </table:table-cell>
          <table:table-cell office:value-type="float" office:value="17670.653190000001" table:style-name="ce24">
            <text:p>17,671</text:p>
          </table:table-cell>
          <table:table-cell office:value-type="float" office:value="2182292.4449700001" table:style-name="ce24">
            <text:p>2,182,292</text:p>
          </table:table-cell>
          <table:table-cell office:value-type="float" office:value="21065.652770000001" table:style-name="ce24">
            <text:p>21,066</text:p>
          </table:table-cell>
          <table:table-cell office:value-type="float" office:value="2473338.9214699999" table:style-name="ce24">
            <text:p>2,473,339</text:p>
          </table:table-cell>
          <table:table-cell office:value-type="float" office:value="11564.56028" table:style-name="ce24">
            <text:p>11,565</text:p>
          </table:table-cell>
          <table:table-cell office:value-type="float" office:value="1514867.85409" table:style-name="ce24">
            <text:p>1,514,868</text:p>
          </table:table-cell>
          <table:table-cell office:value-type="float" office:value="11255.09993" table:style-name="ce24">
            <text:p>11,255</text:p>
          </table:table-cell>
          <table:table-cell office:value-type="float" office:value="1757060.47211" table:style-name="ce24">
            <text:p>1,757,060</text:p>
          </table:table-cell>
          <table:table-cell office:value-type="float" office:value="10796.38737" table:style-name="ce24">
            <text:p>10,796</text:p>
          </table:table-cell>
          <table:table-cell office:value-type="float" office:value="1768443.47034" table:style-name="ce24">
            <text:p>1,768,443</text:p>
          </table:table-cell>
          <table:table-cell office:value-type="float" office:value="7811.2961299999997" table:style-name="ce24">
            <text:p>7,811</text:p>
          </table:table-cell>
          <table:table-cell office:value-type="float" office:value="1078234.55125" table:style-name="ce24">
            <text:p>1,078,23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6</text:p>
          </table:table-cell>
          <table:table-cell office:value-type="string" table:style-name="ce23">
            <text:p><text:s text:c="4"/>扒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10.505000000000001" table:style-name="ce24">
            <text:p>11</text:p>
          </table:table-cell>
          <table:table-cell office:value-type="float" office:value="1106.9749999999999" table:style-name="ce24">
            <text:p>1,107</text:p>
          </table:table-cell>
          <table:table-cell office:value-type="float" office:value="18.62" table:style-name="ce24">
            <text:p>19</text:p>
          </table:table-cell>
          <table:table-cell office:value-type="float" office:value="2761.6" table:style-name="ce24">
            <text:p>2,762</text:p>
          </table:table-cell>
          <table:table-cell office:value-type="float" office:value="116.27" table:style-name="ce24">
            <text:p>116</text:p>
          </table:table-cell>
          <table:table-cell office:value-type="float" office:value="15556.9" table:style-name="ce24">
            <text:p>15,557</text:p>
          </table:table-cell>
          <table:table-cell office:value-type="float" office:value="87.542000000000002" table:style-name="ce24">
            <text:p>88</text:p>
          </table:table-cell>
          <table:table-cell office:value-type="float" office:value="7027.4477999999999" table:style-name="ce24">
            <text:p>7,027</text:p>
          </table:table-cell>
          <table:table-cell office:value-type="float" office:value="1063.2070000000001" table:style-name="ce24">
            <text:p>1,063</text:p>
          </table:table-cell>
          <table:table-cell office:value-type="float" office:value="78983.361999999994" table:style-name="ce24">
            <text:p>78,983</text:p>
          </table:table-cell>
          <table:table-cell office:value-type="float" office:value="535.56899999999996" table:style-name="ce24">
            <text:p>536</text:p>
          </table:table-cell>
          <table:table-cell office:value-type="float" office:value="40378.540999999997" table:style-name="ce24">
            <text:p>40,37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20844.942520000001" table:style-name="ce24">
            <text:p>20,845</text:p>
          </table:table-cell>
          <table:table-cell office:value-type="float" office:value="1615611.3246200001" table:style-name="ce24">
            <text:p>1,615,611</text:p>
          </table:table-cell>
          <table:table-cell office:value-type="float" office:value="21989.723859999998" table:style-name="ce24">
            <text:p>21,990</text:p>
          </table:table-cell>
          <table:table-cell office:value-type="float" office:value="1604168.92876" table:style-name="ce24">
            <text:p>1,604,169</text:p>
          </table:table-cell>
          <table:table-cell office:value-type="float" office:value="18208.340120000001" table:style-name="ce24">
            <text:p>18,208</text:p>
          </table:table-cell>
          <table:table-cell office:value-type="float" office:value="1622453.2314200001" table:style-name="ce24">
            <text:p>1,622,453</text:p>
          </table:table-cell>
          <table:table-cell office:value-type="float" office:value="22012.785400000001" table:style-name="ce24">
            <text:p>22,013</text:p>
          </table:table-cell>
          <table:table-cell office:value-type="float" office:value="2032825.7817299999" table:style-name="ce24">
            <text:p>2,032,826</text:p>
          </table:table-cell>
          <table:table-cell office:value-type="float" office:value="20071.422180000001" table:style-name="ce24">
            <text:p>20,071</text:p>
          </table:table-cell>
          <table:table-cell office:value-type="float" office:value="1671477.2189100001" table:style-name="ce24">
            <text:p>1,671,477</text:p>
          </table:table-cell>
          <table:table-cell office:value-type="float" office:value="24893.899239999999" table:style-name="ce24">
            <text:p>24,894</text:p>
          </table:table-cell>
          <table:table-cell office:value-type="float" office:value="1743959.5355400001" table:style-name="ce24">
            <text:p>1,743,96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12781.44594" table:style-name="ce24">
            <text:p>12,781</text:p>
          </table:table-cell>
          <table:table-cell office:value-type="float" office:value="1258576.0371600001" table:style-name="ce24">
            <text:p>1,258,576</text:p>
          </table:table-cell>
          <table:table-cell office:value-type="float" office:value="11874.46218" table:style-name="ce24">
            <text:p>11,874</text:p>
          </table:table-cell>
          <table:table-cell office:value-type="float" office:value="1301142.2855499999" table:style-name="ce24">
            <text:p>1,301,142</text:p>
          </table:table-cell>
          <table:table-cell office:value-type="float" office:value="12138.746220000001" table:style-name="ce24">
            <text:p>12,139</text:p>
          </table:table-cell>
          <table:table-cell office:value-type="float" office:value="1348233.57317" table:style-name="ce24">
            <text:p>1,348,234</text:p>
          </table:table-cell>
          <table:table-cell office:value-type="float" office:value="10046.889160000001" table:style-name="ce24">
            <text:p>10,047</text:p>
          </table:table-cell>
          <table:table-cell office:value-type="float" office:value="961846.91040000005" table:style-name="ce24">
            <text:p>961,847</text:p>
          </table:table-cell>
          <table:table-cell office:value-type="float" office:value="9768.7523600000004" table:style-name="ce24">
            <text:p>9,769</text:p>
          </table:table-cell>
          <table:table-cell office:value-type="float" office:value="1199362.42689" table:style-name="ce24">
            <text:p>1,199,362</text:p>
          </table:table-cell>
          <table:table-cell office:value-type="float" office:value="7977.4642400000002" table:style-name="ce24">
            <text:p>7,977</text:p>
          </table:table-cell>
          <table:table-cell office:value-type="float" office:value="904713.14650000003" table:style-name="ce24">
            <text:p>904,71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2</text:p>
          </table:table-cell>
          <table:table-cell office:value-type="string" table:style-name="ce23">
            <text:p><text:s text:c="4"/>曳繩釣</text:p>
          </table:table-cell>
          <table:table-cell office:value-type="float" office:value="657.37400000000002" table:style-name="ce24">
            <text:p>657</text:p>
          </table:table-cell>
          <table:table-cell office:value-type="float" office:value="64332.786390000001" table:style-name="ce24">
            <text:p>64,333</text:p>
          </table:table-cell>
          <table:table-cell office:value-type="float" office:value="609.77099999999996" table:style-name="ce24">
            <text:p>610</text:p>
          </table:table-cell>
          <table:table-cell office:value-type="float" office:value="59915.948539999998" table:style-name="ce24">
            <text:p>59,916</text:p>
          </table:table-cell>
          <table:table-cell office:value-type="float" office:value="748.06600000000003" table:style-name="ce24">
            <text:p>748</text:p>
          </table:table-cell>
          <table:table-cell office:value-type="float" office:value="53075.106070000002" table:style-name="ce24">
            <text:p>53,075</text:p>
          </table:table-cell>
          <table:table-cell office:value-type="float" office:value="1014.187" table:style-name="ce24">
            <text:p>1,014</text:p>
          </table:table-cell>
          <table:table-cell office:value-type="float" office:value="66314.688500000004" table:style-name="ce24">
            <text:p>66,315</text:p>
          </table:table-cell>
          <table:table-cell office:value-type="float" office:value="2120.3470000000002" table:style-name="ce24">
            <text:p>2,120</text:p>
          </table:table-cell>
          <table:table-cell office:value-type="float" office:value="63593.79808" table:style-name="ce24">
            <text:p>63,594</text:p>
          </table:table-cell>
          <table:table-cell office:value-type="float" office:value="1214.511" table:style-name="ce24">
            <text:p>1,215</text:p>
          </table:table-cell>
          <table:table-cell office:value-type="float" office:value="67516.987890000004" table:style-name="ce24">
            <text:p>67,51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3</text:p>
          </table:table-cell>
          <table:table-cell office:value-type="string" table:style-name="ce23">
            <text:p><text:s text:c="4"/>一支釣</text:p>
          </table:table-cell>
          <table:table-cell office:value-type="float" office:value="1792.7612300000001" table:style-name="ce24">
            <text:p>1,793</text:p>
          </table:table-cell>
          <table:table-cell office:value-type="float" office:value="301902.19136" table:style-name="ce24">
            <text:p>301,902</text:p>
          </table:table-cell>
          <table:table-cell office:value-type="float" office:value="1878.3532600000001" table:style-name="ce24">
            <text:p>1,878</text:p>
          </table:table-cell>
          <table:table-cell office:value-type="float" office:value="309482.61012000003" table:style-name="ce24">
            <text:p>309,483</text:p>
          </table:table-cell>
          <table:table-cell office:value-type="float" office:value="1758.78289" table:style-name="ce24">
            <text:p>1,759</text:p>
          </table:table-cell>
          <table:table-cell office:value-type="float" office:value="307684.64085000003" table:style-name="ce24">
            <text:p>307,685</text:p>
          </table:table-cell>
          <table:table-cell office:value-type="float" office:value="1661.72558" table:style-name="ce24">
            <text:p>1,662</text:p>
          </table:table-cell>
          <table:table-cell office:value-type="float" office:value="278390.76858999999" table:style-name="ce24">
            <text:p>278,391</text:p>
          </table:table-cell>
          <table:table-cell office:value-type="float" office:value="1798.4954299999999" table:style-name="ce24">
            <text:p>1,798</text:p>
          </table:table-cell>
          <table:table-cell office:value-type="float" office:value="322668.01045" table:style-name="ce24">
            <text:p>322,668</text:p>
          </table:table-cell>
          <table:table-cell office:value-type="float" office:value="2084.8436799999999" table:style-name="ce24">
            <text:p>2,085</text:p>
          </table:table-cell>
          <table:table-cell office:value-type="float" office:value="286485.18166" table:style-name="ce24">
            <text:p>286,48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739" table:style-name="ce24">
            <text:p>739</text:p>
          </table:table-cell>
          <table:table-cell office:value-type="float" office:value="88628.49" table:style-name="ce24">
            <text:p>88,628</text:p>
          </table:table-cell>
          <table:table-cell office:value-type="float" office:value="618.20000000000005" table:style-name="ce24">
            <text:p>618</text:p>
          </table:table-cell>
          <table:table-cell office:value-type="float" office:value="71112.846999999994" table:style-name="ce24">
            <text:p>71,113</text:p>
          </table:table-cell>
          <table:table-cell office:value-type="float" office:value="648.6" table:style-name="ce24">
            <text:p>649</text:p>
          </table:table-cell>
          <table:table-cell office:value-type="float" office:value="79115.255999999994" table:style-name="ce24">
            <text:p>79,115</text:p>
          </table:table-cell>
          <table:table-cell office:value-type="float" office:value="742.8" table:style-name="ce24">
            <text:p>743</text:p>
          </table:table-cell>
          <table:table-cell office:value-type="float" office:value="90430.774999999994" table:style-name="ce24">
            <text:p>90,431</text:p>
          </table:table-cell>
          <table:table-cell office:value-type="float" office:value="645.70000000000005" table:style-name="ce24">
            <text:p>646</text:p>
          </table:table-cell>
          <table:table-cell office:value-type="float" office:value="78609.620999999999" table:style-name="ce24">
            <text:p>78,610</text:p>
          </table:table-cell>
          <table:table-cell office:value-type="float" office:value="553.29999999999995" table:style-name="ce24">
            <text:p>553</text:p>
          </table:table-cell>
          <table:table-cell office:value-type="float" office:value="68689.319000000003" table:style-name="ce24">
            <text:p>68,68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6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7</text:p>
          </table:table-cell>
          <table:table-cell office:value-type="string" table:style-name="ce23">
            <text:p><text:s text:c="4"/>珊瑚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8</text:p>
          </table:table-cell>
          <table:table-cell office:value-type="string" table:style-name="ce23">
            <text:p><text:s text:c="4"/>飛魚卵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9</text:p>
          </table:table-cell>
          <table:table-cell office:value-type="string" table:style-name="ce26">
            <text:p><text:s text:c="4"/>其他近海漁業</text:p>
          </table:table-cell>
          <table:table-cell office:value-type="float" office:value="3449.2003399999999" table:style-name="ce27">
            <text:p>3,449</text:p>
          </table:table-cell>
          <table:table-cell office:value-type="float" office:value="261234.30702000001" table:style-name="ce27">
            <text:p>261,234</text:p>
          </table:table-cell>
          <table:table-cell office:value-type="float" office:value="6414.86618" table:style-name="ce27">
            <text:p>6,415</text:p>
          </table:table-cell>
          <table:table-cell office:value-type="float" office:value="492602.61670000001" table:style-name="ce27">
            <text:p>492,603</text:p>
          </table:table-cell>
          <table:table-cell office:value-type="float" office:value="14694.46118" table:style-name="ce27">
            <text:p>14,694</text:p>
          </table:table-cell>
          <table:table-cell office:value-type="float" office:value="1275950.14952" table:style-name="ce27">
            <text:p>1,275,950</text:p>
          </table:table-cell>
          <table:table-cell office:value-type="float" office:value="8437.5687400000006" table:style-name="ce27">
            <text:p>8,438</text:p>
          </table:table-cell>
          <table:table-cell office:value-type="float" office:value="1323814.7318599999" table:style-name="ce27">
            <text:p>1,323,815</text:p>
          </table:table-cell>
          <table:table-cell office:value-type="float" office:value="11477.746999999999" table:style-name="ce27">
            <text:p>11,478</text:p>
          </table:table-cell>
          <table:table-cell office:value-type="float" office:value="822104.19770000002" table:style-name="ce27">
            <text:p>822,104</text:p>
          </table:table-cell>
          <table:table-cell office:value-type="float" office:value="7760.1652000000004" table:style-name="ce27">
            <text:p>7,760</text:p>
          </table:table-cell>
          <table:table-cell office:value-type="float" office:value="616382.20770000003" table:style-name="ce27">
            <text:p>616,382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3000</text:p>
          </table:table-cell>
          <table:table-cell office:value-type="string" table:style-name="ce19">
            <text:p>沿岸漁業合計</text:p>
          </table:table-cell>
          <table:table-cell office:value-type="float" office:value="49654.487999999998" table:formula="of:=  IF(SUM([.C35:.C51])=0;&quot;-&quot;;SUM([.C35:.C51]))" table:style-name="ce20">
            <text:p>49,654</text:p>
          </table:table-cell>
          <table:table-cell office:value-type="float" office:value="4404356.8958599996" table:formula="of:=  IF(SUM([.D35:.D51])=0;&quot;-&quot;;SUM([.D35:.D51]))" table:style-name="ce20">
            <text:p>4,404,357</text:p>
          </table:table-cell>
          <table:table-cell office:value-type="float" office:value="49962.032999999989" table:formula="of:=  IF(SUM([.E35:.E51])=0;&quot;-&quot;;SUM([.E35:.E51]))" table:style-name="ce21">
            <text:p>49,962</text:p>
          </table:table-cell>
          <table:table-cell office:value-type="float" office:value="4623174.2240800019" table:formula="of:=  IF(SUM([.F35:.F51])=0;&quot;-&quot;;SUM([.F35:.F51]))" table:style-name="ce21">
            <text:p>4,623,174</text:p>
          </table:table-cell>
          <table:table-cell office:value-type="float" office:value="64061.66090000001" table:formula="of:=  IF(SUM([.G35:.G51])=0;&quot;-&quot;;SUM([.G35:.G51]))" table:style-name="ce21">
            <text:p>64,062</text:p>
          </table:table-cell>
          <table:table-cell office:value-type="float" office:value="5996256.2550399993" table:formula="of:=  IF(SUM([.H35:.H51])=0;&quot;-&quot;;SUM([.H35:.H51]))" table:style-name="ce21">
            <text:p>5,996,256</text:p>
          </table:table-cell>
          <table:table-cell office:value-type="float" office:value="57346.663430000008" table:formula="of:=  IF(SUM([.I35:.I51])=0;&quot;-&quot;;SUM([.I35:.I51]))" table:style-name="ce21">
            <text:p>57,347</text:p>
          </table:table-cell>
          <table:table-cell office:value-type="float" office:value="6975248.01602" table:formula="of:=  IF(SUM([.J35:.J51])=0;&quot;-&quot;;SUM([.J35:.J51]))" table:style-name="ce21">
            <text:p>6,975,248</text:p>
          </table:table-cell>
          <table:table-cell office:value-type="float" office:value="53461.371699999996" table:formula="of:=  IF(SUM([.K35:.K51])=0;&quot;-&quot;;SUM([.K35:.K51]))" table:style-name="ce21">
            <text:p>53,461</text:p>
          </table:table-cell>
          <table:table-cell office:value-type="float" office:value="5430881.0406900011" table:formula="of:=  IF(SUM([.L35:.L51])=0;&quot;-&quot;;SUM([.L35:.L51]))" table:style-name="ce21">
            <text:p>5,430,881</text:p>
          </table:table-cell>
          <table:table-cell office:value-type="float" office:value="54514.173069999997" table:formula="of:=  IF(SUM([.M35:.M51])=0;&quot;-&quot;;SUM([.M35:.M51]))" table:style-name="ce21">
            <text:p>54,514</text:p>
          </table:table-cell>
          <table:table-cell office:value-type="float" office:value="5984166.7907599993" table:formula="of:=  IF(SUM([.N35:.N51])=0;&quot;-&quot;;SUM([.N35:.N51]))" table:style-name="ce21">
            <text:p>5,984,16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1</text:p>
          </table:table-cell>
          <table:table-cell office:value-type="string" table:style-name="ce23">
            <text:p><text:s text:c="4"/>定置漁具</text:p>
          </table:table-cell>
          <table:table-cell office:value-type="float" office:value="9601.2170000000006" table:style-name="ce24">
            <text:p>9,601</text:p>
          </table:table-cell>
          <table:table-cell office:value-type="float" office:value="492265.4731" table:style-name="ce24">
            <text:p>492,265</text:p>
          </table:table-cell>
          <table:table-cell office:value-type="float" office:value="8320.0939999999991" table:style-name="ce24">
            <text:p>8,320</text:p>
          </table:table-cell>
          <table:table-cell office:value-type="float" office:value="507695.40399999998" table:style-name="ce24">
            <text:p>507,695</text:p>
          </table:table-cell>
          <table:table-cell office:value-type="float" office:value="13298.883" table:style-name="ce24">
            <text:p>13,299</text:p>
          </table:table-cell>
          <table:table-cell office:value-type="float" office:value="717823.5919" table:style-name="ce24">
            <text:p>717,824</text:p>
          </table:table-cell>
          <table:table-cell office:value-type="float" office:value="11851.093000000001" table:style-name="ce24">
            <text:p>11,851</text:p>
          </table:table-cell>
          <table:table-cell office:value-type="float" office:value="685654.19720000005" table:style-name="ce24">
            <text:p>685,654</text:p>
          </table:table-cell>
          <table:table-cell office:value-type="float" office:value="13077.718000000001" table:style-name="ce24">
            <text:p>13,078</text:p>
          </table:table-cell>
          <table:table-cell office:value-type="float" office:value="768753.17209999997" table:style-name="ce24">
            <text:p>768,753</text:p>
          </table:table-cell>
          <table:table-cell office:value-type="float" office:value="12930.841" table:style-name="ce24">
            <text:p>12,931</text:p>
          </table:table-cell>
          <table:table-cell office:value-type="float" office:value="978020.60742000001" table:style-name="ce24">
            <text:p>978,02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2</text:p>
          </table:table-cell>
          <table:table-cell office:value-type="string" table:style-name="ce23">
            <text:p><text:s text:c="4"/>地曳網</text:p>
          </table:table-cell>
          <table:table-cell office:value-type="float" office:value="478.07799999999997" table:style-name="ce24">
            <text:p>478</text:p>
          </table:table-cell>
          <table:table-cell office:value-type="float" office:value="57860.762600000002" table:style-name="ce24">
            <text:p>57,861</text:p>
          </table:table-cell>
          <table:table-cell office:value-type="float" office:value="833.274" table:style-name="ce24">
            <text:p>833</text:p>
          </table:table-cell>
          <table:table-cell office:value-type="float" office:value="123477.7029" table:style-name="ce24">
            <text:p>123,478</text:p>
          </table:table-cell>
          <table:table-cell office:value-type="float" office:value="887.17399999999998" table:style-name="ce24">
            <text:p>887</text:p>
          </table:table-cell>
          <table:table-cell office:value-type="float" office:value="126690.674" table:style-name="ce24">
            <text:p>126,691</text:p>
          </table:table-cell>
          <table:table-cell office:value-type="float" office:value="625.49800000000005" table:style-name="ce24">
            <text:p>625</text:p>
          </table:table-cell>
          <table:table-cell office:value-type="float" office:value="89780.622300000003" table:style-name="ce24">
            <text:p>89,781</text:p>
          </table:table-cell>
          <table:table-cell office:value-type="float" office:value="621.76" table:style-name="ce24">
            <text:p>622</text:p>
          </table:table-cell>
          <table:table-cell office:value-type="float" office:value="94710.505000000005" table:style-name="ce24">
            <text:p>94,711</text:p>
          </table:table-cell>
          <table:table-cell office:value-type="float" office:value="681.52499999999998" table:style-name="ce24">
            <text:p>682</text:p>
          </table:table-cell>
          <table:table-cell office:value-type="float" office:value="104386.09299999999" table:style-name="ce24">
            <text:p>104,38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3</text:p>
          </table:table-cell>
          <table:table-cell office:value-type="string" table:style-name="ce23">
            <text:p><text:s text:c="4"/>焚寄網</text:p>
          </table:table-cell>
          <table:table-cell office:value-type="float" office:value="4887.2209999999995" table:style-name="ce24">
            <text:p>4,887</text:p>
          </table:table-cell>
          <table:table-cell office:value-type="float" office:value="479946.25829999999" table:style-name="ce24">
            <text:p>479,946</text:p>
          </table:table-cell>
          <table:table-cell office:value-type="float" office:value="6808.5529999999999" table:style-name="ce24">
            <text:p>6,809</text:p>
          </table:table-cell>
          <table:table-cell office:value-type="float" office:value="627826.14820000005" table:style-name="ce24">
            <text:p>627,826</text:p>
          </table:table-cell>
          <table:table-cell office:value-type="float" office:value="8219.9889999999996" table:style-name="ce24">
            <text:p>8,220</text:p>
          </table:table-cell>
          <table:table-cell office:value-type="float" office:value="785930.78269999998" table:style-name="ce24">
            <text:p>785,931</text:p>
          </table:table-cell>
          <table:table-cell office:value-type="float" office:value="9362.7180000000008" table:style-name="ce24">
            <text:p>9,363</text:p>
          </table:table-cell>
          <table:table-cell office:value-type="float" office:value="1984132.4342" table:style-name="ce24">
            <text:p>1,984,132</text:p>
          </table:table-cell>
          <table:table-cell office:value-type="float" office:value="6970.2820000000002" table:style-name="ce24">
            <text:p>6,970</text:p>
          </table:table-cell>
          <table:table-cell office:value-type="float" office:value="590883.84684999997" table:style-name="ce24">
            <text:p>590,884</text:p>
          </table:table-cell>
          <table:table-cell office:value-type="float" office:value="6871.0673999999999" table:style-name="ce24">
            <text:p>6,871</text:p>
          </table:table-cell>
          <table:table-cell office:value-type="float" office:value="657563.16575000004" table:style-name="ce24">
            <text:p>657,56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4</text:p>
          </table:table-cell>
          <table:table-cell office:value-type="string" table:style-name="ce23">
            <text:p><text:s text:c="4"/>刺網</text:p>
          </table:table-cell>
          <table:table-cell office:value-type="float" office:value="14174.961859999999" table:style-name="ce24">
            <text:p>14,175</text:p>
          </table:table-cell>
          <table:table-cell office:value-type="float" office:value="1450133.68833" table:style-name="ce24">
            <text:p>1,450,134</text:p>
          </table:table-cell>
          <table:table-cell office:value-type="float" office:value="13249.77571" table:style-name="ce24">
            <text:p>13,250</text:p>
          </table:table-cell>
          <table:table-cell office:value-type="float" office:value="1400453.8475800001" table:style-name="ce24">
            <text:p>1,400,454</text:p>
          </table:table-cell>
          <table:table-cell office:value-type="float" office:value="13272.781419999999" table:style-name="ce24">
            <text:p>13,273</text:p>
          </table:table-cell>
          <table:table-cell office:value-type="float" office:value="1967531.5273899999" table:style-name="ce24">
            <text:p>1,967,532</text:p>
          </table:table-cell>
          <table:table-cell office:value-type="float" office:value="16047.590829999999" table:style-name="ce24">
            <text:p>16,048</text:p>
          </table:table-cell>
          <table:table-cell office:value-type="float" office:value="1940001.7349" table:style-name="ce24">
            <text:p>1,940,002</text:p>
          </table:table-cell>
          <table:table-cell office:value-type="float" office:value="15614.158289999999" table:style-name="ce24">
            <text:p>15,614</text:p>
          </table:table-cell>
          <table:table-cell office:value-type="float" office:value="2022995.5099599999" table:style-name="ce24">
            <text:p>2,022,996</text:p>
          </table:table-cell>
          <table:table-cell office:value-type="float" office:value="17540.701379999999" table:style-name="ce24">
            <text:p>17,541</text:p>
          </table:table-cell>
          <table:table-cell office:value-type="float" office:value="2102189.4161100001" table:style-name="ce24">
            <text:p>2,102,18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5</text:p>
          </table:table-cell>
          <table:table-cell office:value-type="string" table:style-name="ce23">
            <text:p><text:s text:c="4"/>追逐網</text:p>
          </table:table-cell>
          <table:table-cell office:value-type="float" office:value="91.066999999999993" table:style-name="ce24">
            <text:p>91</text:p>
          </table:table-cell>
          <table:table-cell office:value-type="float" office:value="1821.34" table:style-name="ce24">
            <text:p>1,821</text:p>
          </table:table-cell>
          <table:table-cell office:value-type="float" office:value="293.47699999999998" table:style-name="ce24">
            <text:p>293</text:p>
          </table:table-cell>
          <table:table-cell office:value-type="float" office:value="6603.2325000000001" table:style-name="ce24">
            <text:p>6,603</text:p>
          </table:table-cell>
          <table:table-cell office:value-type="float" office:value="322.22199999999998" table:style-name="ce24">
            <text:p>322</text:p>
          </table:table-cell>
          <table:table-cell office:value-type="float" office:value="9141.5810000000001" table:style-name="ce24">
            <text:p>9,142</text:p>
          </table:table-cell>
          <table:table-cell office:value-type="float" office:value="1056.671" table:style-name="ce24">
            <text:p>1,057</text:p>
          </table:table-cell>
          <table:table-cell office:value-type="float" office:value="177423.459" table:style-name="ce24">
            <text:p>177,423</text:p>
          </table:table-cell>
          <table:table-cell office:value-type="float" office:value="505.399" table:style-name="ce24">
            <text:p>505</text:p>
          </table:table-cell>
          <table:table-cell office:value-type="float" office:value="85061.066479999994" table:style-name="ce24">
            <text:p>85,061</text:p>
          </table:table-cell>
          <table:table-cell office:value-type="float" office:value="132.71199999999999" table:style-name="ce24">
            <text:p>133</text:p>
          </table:table-cell>
          <table:table-cell office:value-type="float" office:value="23111.35" table:style-name="ce24">
            <text:p>23,11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6</text:p>
          </table:table-cell>
          <table:table-cell office:value-type="string" table:style-name="ce23">
            <text:p><text:s text:c="4"/>流袋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7</text:p>
          </table:table-cell>
          <table:table-cell office:value-type="string" table:style-name="ce23">
            <text:p><text:s text:c="4"/>魩鱙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8</text:p>
          </table:table-cell>
          <table:table-cell office:value-type="string" table:style-name="ce23">
            <text:p><text:s text:c="4"/>櫻花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9</text:p>
          </table:table-cell>
          <table:table-cell office:value-type="string" table:style-name="ce23">
            <text:p><text:s text:c="4"/>赤尾青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3267.0309999999999" table:style-name="ce24">
            <text:p>3,267</text:p>
          </table:table-cell>
          <table:table-cell office:value-type="float" office:value="363953.56264000002" table:style-name="ce24">
            <text:p>363,954</text:p>
          </table:table-cell>
          <table:table-cell office:value-type="float" office:value="3860.4079999999999" table:style-name="ce24">
            <text:p>3,860</text:p>
          </table:table-cell>
          <table:table-cell office:value-type="float" office:value="522623.69874999998" table:style-name="ce24">
            <text:p>522,624</text:p>
          </table:table-cell>
          <table:table-cell office:value-type="float" office:value="3424.3910000000001" table:style-name="ce24">
            <text:p>3,424</text:p>
          </table:table-cell>
          <table:table-cell office:value-type="float" office:value="477682.04619000002" table:style-name="ce24">
            <text:p>477,682</text:p>
          </table:table-cell>
          <table:table-cell office:value-type="float" office:value="4622.3500000000004" table:style-name="ce24">
            <text:p>4,622</text:p>
          </table:table-cell>
          <table:table-cell office:value-type="float" office:value="576357.88262000005" table:style-name="ce24">
            <text:p>576,358</text:p>
          </table:table-cell>
          <table:table-cell office:value-type="float" office:value="3665.788" table:style-name="ce24">
            <text:p>3,666</text:p>
          </table:table-cell>
          <table:table-cell office:value-type="float" office:value="368067.66372000001" table:style-name="ce24">
            <text:p>368,068</text:p>
          </table:table-cell>
          <table:table-cell office:value-type="float" office:value="4238.3249999999998" table:style-name="ce24">
            <text:p>4,238</text:p>
          </table:table-cell>
          <table:table-cell office:value-type="float" office:value="520424.28584000003" table:style-name="ce24">
            <text:p>520,42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0</text:p>
          </table:table-cell>
          <table:table-cell office:value-type="string" table:style-name="ce23">
            <text:p><text:s text:c="4"/>一支釣</text:p>
          </table:table-cell>
          <table:table-cell office:value-type="float" office:value="5930.8100899999999" table:style-name="ce24">
            <text:p>5,931</text:p>
          </table:table-cell>
          <table:table-cell office:value-type="float" office:value="643403.72516999999" table:style-name="ce24">
            <text:p>643,404</text:p>
          </table:table-cell>
          <table:table-cell office:value-type="float" office:value="5059.1229599999997" table:style-name="ce24">
            <text:p>5,059</text:p>
          </table:table-cell>
          <table:table-cell office:value-type="float" office:value="561073.5392" table:style-name="ce24">
            <text:p>561,074</text:p>
          </table:table-cell>
          <table:table-cell office:value-type="float" office:value="6169.3854000000001" table:style-name="ce24">
            <text:p>6,169</text:p>
          </table:table-cell>
          <table:table-cell office:value-type="float" office:value="750846.18267999997" table:style-name="ce24">
            <text:p>750,846</text:p>
          </table:table-cell>
          <table:table-cell office:value-type="float" office:value="5735.2714699999997" table:style-name="ce24">
            <text:p>5,735</text:p>
          </table:table-cell>
          <table:table-cell office:value-type="float" office:value="745238.87916000001" table:style-name="ce24">
            <text:p>745,239</text:p>
          </table:table-cell>
          <table:table-cell office:value-type="float" office:value="5446.8161700000001" table:style-name="ce24">
            <text:p>5,447</text:p>
          </table:table-cell>
          <table:table-cell office:value-type="float" office:value="615353.78312000004" table:style-name="ce24">
            <text:p>615,354</text:p>
          </table:table-cell>
          <table:table-cell office:value-type="float" office:value="5083.2732999999998" table:style-name="ce24">
            <text:p>5,083</text:p>
          </table:table-cell>
          <table:table-cell office:value-type="float" office:value="560842.50641000003" table:style-name="ce24">
            <text:p>560,84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7067.9326499999997" table:style-name="ce24">
            <text:p>7,068</text:p>
          </table:table-cell>
          <table:table-cell office:value-type="float" office:value="512785.62268999999" table:style-name="ce24">
            <text:p>512,786</text:p>
          </table:table-cell>
          <table:table-cell office:value-type="float" office:value="7910.3317699999998" table:style-name="ce24">
            <text:p>7,910</text:p>
          </table:table-cell>
          <table:table-cell office:value-type="float" office:value="513184.01540999999" table:style-name="ce24">
            <text:p>513,184</text:p>
          </table:table-cell>
          <table:table-cell office:value-type="float" office:value="14096.82878" table:style-name="ce24">
            <text:p>14,097</text:p>
          </table:table-cell>
          <table:table-cell office:value-type="float" office:value="716663.48019999999" table:style-name="ce24">
            <text:p>716,663</text:p>
          </table:table-cell>
          <table:table-cell office:value-type="float" office:value="3402.2765100000001" table:style-name="ce24">
            <text:p>3,402</text:p>
          </table:table-cell>
          <table:table-cell office:value-type="float" office:value="330517.16347999999" table:style-name="ce24">
            <text:p>330,517</text:p>
          </table:table-cell>
          <table:table-cell office:value-type="float" office:value="2917.7700599999998" table:style-name="ce24">
            <text:p>2,918</text:p>
          </table:table-cell>
          <table:table-cell office:value-type="float" office:value="278517.49339000002" table:style-name="ce24">
            <text:p>278,517</text:p>
          </table:table-cell>
          <table:table-cell office:value-type="float" office:value="1964.58439" table:style-name="ce24">
            <text:p>1,965</text:p>
          </table:table-cell>
          <table:table-cell office:value-type="float" office:value="178713.23047000001" table:style-name="ce24">
            <text:p>178,71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825.65" table:style-name="ce24">
            <text:p>826</text:p>
          </table:table-cell>
          <table:table-cell office:value-type="float" office:value="70587.759999999995" table:style-name="ce24">
            <text:p>70,588</text:p>
          </table:table-cell>
          <table:table-cell office:value-type="float" office:value="576.6" table:style-name="ce24">
            <text:p>577</text:p>
          </table:table-cell>
          <table:table-cell office:value-type="float" office:value="52359.15" table:style-name="ce24">
            <text:p>52,359</text:p>
          </table:table-cell>
          <table:table-cell office:value-type="float" office:value="513.9" table:style-name="ce24">
            <text:p>514</text:p>
          </table:table-cell>
          <table:table-cell office:value-type="float" office:value="55227.474999999999" table:style-name="ce24">
            <text:p>55,227</text:p>
          </table:table-cell>
          <table:table-cell office:value-type="float" office:value="559.45000000000005" table:style-name="ce24">
            <text:p>559</text:p>
          </table:table-cell>
          <table:table-cell office:value-type="float" office:value="61482.754000000001" table:style-name="ce24">
            <text:p>61,483</text:p>
          </table:table-cell>
          <table:table-cell office:value-type="float" office:value="570.5" table:style-name="ce24">
            <text:p>571</text:p>
          </table:table-cell>
          <table:table-cell office:value-type="float" office:value="80470.649999999994" table:style-name="ce24">
            <text:p>80,471</text:p>
          </table:table-cell>
          <table:table-cell office:value-type="float" office:value="815" table:style-name="ce24">
            <text:p>815</text:p>
          </table:table-cell>
          <table:table-cell office:value-type="float" office:value="114166.5" table:style-name="ce24">
            <text:p>114,16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6</text:p>
          </table:table-cell>
          <table:table-cell office:value-type="string" table:style-name="ce23">
            <text:p><text:s text:c="4"/>鏢旗魚</text:p>
          </table:table-cell>
          <table:table-cell office:value-type="float" office:value="453.16899999999998" table:style-name="ce24">
            <text:p>453</text:p>
          </table:table-cell>
          <table:table-cell office:value-type="float" office:value="48989.163339999999" table:style-name="ce24">
            <text:p>48,989</text:p>
          </table:table-cell>
          <table:table-cell office:value-type="float" office:value="252.30799999999999" table:style-name="ce24">
            <text:p>252</text:p>
          </table:table-cell>
          <table:table-cell office:value-type="float" office:value="28839.290690000002" table:style-name="ce24">
            <text:p>28,839</text:p>
          </table:table-cell>
          <table:table-cell office:value-type="float" office:value="359.88900000000001" table:style-name="ce24">
            <text:p>360</text:p>
          </table:table-cell>
          <table:table-cell office:value-type="float" office:value="43056.579859999998" table:style-name="ce24">
            <text:p>43,057</text:p>
          </table:table-cell>
          <table:table-cell office:value-type="float" office:value="196.92099999999999" table:style-name="ce24">
            <text:p>197</text:p>
          </table:table-cell>
          <table:table-cell office:value-type="float" office:value="24181.509900000001" table:style-name="ce24">
            <text:p>24,182</text:p>
          </table:table-cell>
          <table:table-cell office:value-type="float" office:value="492.17399999999998" table:style-name="ce24">
            <text:p>492</text:p>
          </table:table-cell>
          <table:table-cell office:value-type="float" office:value="84676.697709999993" table:style-name="ce24">
            <text:p>84,677</text:p>
          </table:table-cell>
          <table:table-cell office:value-type="float" office:value="1287.2539999999999" table:style-name="ce24">
            <text:p>1,287</text:p>
          </table:table-cell>
          <table:table-cell office:value-type="float" office:value="331520.53574999998" table:style-name="ce24">
            <text:p>331,52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7</text:p>
          </table:table-cell>
          <table:table-cell office:value-type="string" table:style-name="ce23">
            <text:p><text:s text:c="4"/>遊漁</text:p>
          </table:table-cell>
          <table:table-cell office:value-type="float" office:value="242.04499999999999" table:style-name="ce24">
            <text:p>242</text:p>
          </table:table-cell>
          <table:table-cell office:value-type="float" office:value="24930.817999999999" table:style-name="ce24">
            <text:p>24,931</text:p>
          </table:table-cell>
          <table:table-cell office:value-type="float" office:value="157.57" table:style-name="ce24">
            <text:p>158</text:p>
          </table:table-cell>
          <table:table-cell office:value-type="float" office:value="18433.007000000001" table:style-name="ce24">
            <text:p>18,433</text:p>
          </table:table-cell>
          <table:table-cell office:value-type="float" office:value="471.41199999999998" table:style-name="ce24">
            <text:p>471</text:p>
          </table:table-cell>
          <table:table-cell office:value-type="float" office:value="30973.589" table:style-name="ce24">
            <text:p>30,974</text:p>
          </table:table-cell>
          <table:table-cell office:value-type="float" office:value="297.65199999999999" table:style-name="ce24">
            <text:p>298</text:p>
          </table:table-cell>
          <table:table-cell office:value-type="float" office:value="47192.016000000003" table:style-name="ce24">
            <text:p>47,192</text:p>
          </table:table-cell>
          <table:table-cell office:value-type="float" office:value="143.56" table:style-name="ce24">
            <text:p>144</text:p>
          </table:table-cell>
          <table:table-cell office:value-type="float" office:value="19389.490000000002" table:style-name="ce24">
            <text:p>19,389</text:p>
          </table:table-cell>
          <table:table-cell office:value-type="float" office:value="76.010000000000005" table:style-name="ce24">
            <text:p>76</text:p>
          </table:table-cell>
          <table:table-cell office:value-type="float" office:value="12089.378000000001" table:style-name="ce24">
            <text:p>12,08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8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9</text:p>
          </table:table-cell>
          <table:table-cell office:value-type="string" table:style-name="ce26">
            <text:p><text:s text:c="4"/>其他沿岸漁業</text:p>
          </table:table-cell>
          <table:table-cell office:value-type="float" office:value="2635.3054000000002" table:style-name="ce27">
            <text:p>2,635</text:p>
          </table:table-cell>
          <table:table-cell office:value-type="float" office:value="257678.72169000001" table:style-name="ce27">
            <text:p>257,679</text:p>
          </table:table-cell>
          <table:table-cell office:value-type="float" office:value="2640.51856" table:style-name="ce27">
            <text:p>2,641</text:p>
          </table:table-cell>
          <table:table-cell office:value-type="float" office:value="260605.18784999999" table:style-name="ce27">
            <text:p>260,605</text:p>
          </table:table-cell>
          <table:table-cell office:value-type="float" office:value="3024.8053" table:style-name="ce27">
            <text:p>3,025</text:p>
          </table:table-cell>
          <table:table-cell office:value-type="float" office:value="314688.74511999998" table:style-name="ce27">
            <text:p>314,689</text:p>
          </table:table-cell>
          <table:table-cell office:value-type="float" office:value="3589.1716200000001" table:style-name="ce27">
            <text:p>3,589</text:p>
          </table:table-cell>
          <table:table-cell office:value-type="float" office:value="313285.36326000001" table:style-name="ce27">
            <text:p>313,285</text:p>
          </table:table-cell>
          <table:table-cell office:value-type="float" office:value="3435.4461799999999" table:style-name="ce27">
            <text:p>3,435</text:p>
          </table:table-cell>
          <table:table-cell office:value-type="float" office:value="422001.16236000002" table:style-name="ce27">
            <text:p>422,001</text:p>
          </table:table-cell>
          <table:table-cell office:value-type="float" office:value="2892.8796000000002" table:style-name="ce27">
            <text:p>2,893</text:p>
          </table:table-cell>
          <table:table-cell office:value-type="float" office:value="401139.72201000003" table:style-name="ce27">
            <text:p>401,140</text:p>
          </table:table-cell>
          <table:table-cell table:number-columns-repeated="16370"/>
        </table:table-row>
        <table:table-row table:style-name="ro3">
          <table:table-cell office:value-type="float" office:value="4000" table:style-name="ce18">
            <text:p>4000</text:p>
          </table:table-cell>
          <table:table-cell office:value-type="string" table:style-name="ce19">
            <text:p>內陸漁撈合計</text:p>
          </table:table-cell>
          <table:table-cell office:value-type="float" office:value="608.55900000000008" table:formula="of:=  IF(SUM([.C53:.C55])=0;&quot;-&quot;;SUM([.C53:.C55]))" table:style-name="ce20">
            <text:p>609</text:p>
          </table:table-cell>
          <table:table-cell office:value-type="float" office:value="30201.776999999998" table:formula="of:=  IF(SUM([.D53:.D55])=0;&quot;-&quot;;SUM([.D53:.D55]))" table:style-name="ce20">
            <text:p>30,202</text:p>
          </table:table-cell>
          <table:table-cell office:value-type="float" office:value="608.17700000000002" table:formula="of:=  IF(SUM([.E53:.E55])=0;&quot;-&quot;;SUM([.E53:.E55]))" table:style-name="ce21">
            <text:p>608</text:p>
          </table:table-cell>
          <table:table-cell office:value-type="float" office:value="29929.382000000001" table:formula="of:=  IF(SUM([.F53:.F55])=0;&quot;-&quot;;SUM([.F53:.F55]))" table:style-name="ce21">
            <text:p>29,929</text:p>
          </table:table-cell>
          <table:table-cell office:value-type="float" office:value="475.07499999999999" table:formula="of:=  IF(SUM([.G53:.G55])=0;&quot;-&quot;;SUM([.G53:.G55]))" table:style-name="ce21">
            <text:p>475</text:p>
          </table:table-cell>
          <table:table-cell office:value-type="float" office:value="29544.681999999997" table:formula="of:=  IF(SUM([.H53:.H55])=0;&quot;-&quot;;SUM([.H53:.H55]))" table:style-name="ce21">
            <text:p>29,545</text:p>
          </table:table-cell>
          <table:table-cell office:value-type="float" office:value="255.393" table:formula="of:=  IF(SUM([.I53:.I55])=0;&quot;-&quot;;SUM([.I53:.I55]))" table:style-name="ce21">
            <text:p>255</text:p>
          </table:table-cell>
          <table:table-cell office:value-type="float" office:value="14960.06" table:formula="of:=  IF(SUM([.J53:.J55])=0;&quot;-&quot;;SUM([.J53:.J55]))" table:style-name="ce21">
            <text:p>14,960</text:p>
          </table:table-cell>
          <table:table-cell office:value-type="float" office:value="207.42699999999999" table:formula="of:=  IF(SUM([.K53:.K55])=0;&quot;-&quot;;SUM([.K53:.K55]))" table:style-name="ce21">
            <text:p>207</text:p>
          </table:table-cell>
          <table:table-cell office:value-type="float" office:value="13538.14" table:formula="of:=  IF(SUM([.L53:.L55])=0;&quot;-&quot;;SUM([.L53:.L55]))" table:style-name="ce21">
            <text:p>13,538</text:p>
          </table:table-cell>
          <table:table-cell office:value-type="float" office:value="155.31" table:formula="of:=  IF(SUM([.M53:.M55])=0;&quot;-&quot;;SUM([.M53:.M55]))" table:style-name="ce21">
            <text:p>155</text:p>
          </table:table-cell>
          <table:table-cell office:value-type="float" office:value="7708.82" table:formula="of:=  IF(SUM([.N53:.N55])=0;&quot;-&quot;;SUM([.N53:.N55]))" table:style-name="ce21">
            <text:p>7,709</text:p>
          </table:table-cell>
          <table:table-cell table:number-columns-repeated="16370"/>
        </table:table-row>
        <table:table-row table:style-name="ro3">
          <table:table-cell office:value-type="float" office:value="4001" table:style-name="ce22">
            <text:p>4001</text:p>
          </table:table-cell>
          <table:table-cell office:value-type="string" table:style-name="ce23">
            <text:p><text:s text:c="4"/>河川漁撈</text:p>
          </table:table-cell>
          <table:table-cell office:value-type="float" office:value="24.417000000000002" table:style-name="ce24">
            <text:p>24</text:p>
          </table:table-cell>
          <table:table-cell office:value-type="float" office:value="2868.1170000000002" table:style-name="ce24">
            <text:p>2,868</text:p>
          </table:table-cell>
          <table:table-cell office:value-type="float" office:value="17.486999999999998" table:style-name="ce24">
            <text:p>17</text:p>
          </table:table-cell>
          <table:table-cell office:value-type="float" office:value="2389.98" table:style-name="ce24">
            <text:p>2,390</text:p>
          </table:table-cell>
          <table:table-cell office:value-type="float" office:value="12.95" table:style-name="ce24">
            <text:p>13</text:p>
          </table:table-cell>
          <table:table-cell office:value-type="float" office:value="2015.9960000000001" table:style-name="ce24">
            <text:p>2,016</text:p>
          </table:table-cell>
          <table:table-cell office:value-type="float" office:value="15.888" table:style-name="ce24">
            <text:p>16</text:p>
          </table:table-cell>
          <table:table-cell office:value-type="float" office:value="1067.97" table:style-name="ce24">
            <text:p>1,068</text:p>
          </table:table-cell>
          <table:table-cell office:value-type="float" office:value="13.49" table:style-name="ce24">
            <text:p>13</text:p>
          </table:table-cell>
          <table:table-cell office:value-type="float" office:value="1057.675" table:style-name="ce24">
            <text:p>1,058</text:p>
          </table:table-cell>
          <table:table-cell office:value-type="float" office:value="9.4809999999999999" table:style-name="ce24">
            <text:p>9</text:p>
          </table:table-cell>
          <table:table-cell office:value-type="float" office:value="492.65" table:style-name="ce24">
            <text:p>493</text:p>
          </table:table-cell>
          <table:table-cell table:number-columns-repeated="16370"/>
        </table:table-row>
        <table:table-row table:style-name="ro3">
          <table:table-cell office:value-type="float" office:value="4002" table:style-name="ce22">
            <text:p>4002</text:p>
          </table:table-cell>
          <table:table-cell office:value-type="string" table:style-name="ce23">
            <text:p><text:s text:c="4"/>水庫漁撈</text:p>
          </table:table-cell>
          <table:table-cell office:value-type="float" office:value="579.6" table:style-name="ce24">
            <text:p>580</text:p>
          </table:table-cell>
          <table:table-cell office:value-type="float" office:value="26086.6" table:style-name="ce24">
            <text:p>26,087</text:p>
          </table:table-cell>
          <table:table-cell office:value-type="float" office:value="585.5" table:style-name="ce24">
            <text:p>586</text:p>
          </table:table-cell>
          <table:table-cell office:value-type="float" office:value="26179.97" table:style-name="ce24">
            <text:p>26,180</text:p>
          </table:table-cell>
          <table:table-cell office:value-type="float" office:value="457.06" table:style-name="ce24">
            <text:p>457</text:p>
          </table:table-cell>
          <table:table-cell office:value-type="float" office:value="26333.03" table:style-name="ce24">
            <text:p>26,333</text:p>
          </table:table-cell>
          <table:table-cell office:value-type="float" office:value="234" table:style-name="ce24">
            <text:p>234</text:p>
          </table:table-cell>
          <table:table-cell office:value-type="float" office:value="13145.9" table:style-name="ce24">
            <text:p>13,146</text:p>
          </table:table-cell>
          <table:table-cell office:value-type="float" office:value="187.6" table:style-name="ce24">
            <text:p>188</text:p>
          </table:table-cell>
          <table:table-cell office:value-type="float" office:value="11522.44" table:style-name="ce24">
            <text:p>11,522</text:p>
          </table:table-cell>
          <table:table-cell office:value-type="float" office:value="144.20500000000001" table:style-name="ce24">
            <text:p>144</text:p>
          </table:table-cell>
          <table:table-cell office:value-type="float" office:value="7148.9" table:style-name="ce24">
            <text:p>7,149</text:p>
          </table:table-cell>
          <table:table-cell table:number-columns-repeated="16370"/>
        </table:table-row>
        <table:table-row table:style-name="ro3">
          <table:table-cell office:value-type="float" office:value="4099" table:style-name="ce25">
            <text:p>4099</text:p>
          </table:table-cell>
          <table:table-cell office:value-type="string" table:style-name="ce26">
            <text:p><text:s text:c="4"/>其他內陸漁撈</text:p>
          </table:table-cell>
          <table:table-cell office:value-type="float" office:value="4.5419999999999998" table:style-name="ce27">
            <text:p>5</text:p>
          </table:table-cell>
          <table:table-cell office:value-type="float" office:value="1247.06" table:style-name="ce27">
            <text:p>1,247</text:p>
          </table:table-cell>
          <table:table-cell office:value-type="float" office:value="5.19" table:style-name="ce27">
            <text:p>5</text:p>
          </table:table-cell>
          <table:table-cell office:value-type="float" office:value="1359.432" table:style-name="ce27">
            <text:p>1,359</text:p>
          </table:table-cell>
          <table:table-cell office:value-type="float" office:value="5.0650000000000004" table:style-name="ce27">
            <text:p>5</text:p>
          </table:table-cell>
          <table:table-cell office:value-type="float" office:value="1195.6559999999999" table:style-name="ce27">
            <text:p>1,196</text:p>
          </table:table-cell>
          <table:table-cell office:value-type="float" office:value="5.5049999999999999" table:style-name="ce27">
            <text:p>6</text:p>
          </table:table-cell>
          <table:table-cell office:value-type="float" office:value="746.19" table:style-name="ce27">
            <text:p>746</text:p>
          </table:table-cell>
          <table:table-cell office:value-type="float" office:value="6.3369999999999997" table:style-name="ce27">
            <text:p>6</text:p>
          </table:table-cell>
          <table:table-cell office:value-type="float" office:value="958.02499999999998" table:style-name="ce27">
            <text:p>958</text:p>
          </table:table-cell>
          <table:table-cell office:value-type="float" office:value="1.6240000000000001" table:style-name="ce27">
            <text:p>2</text:p>
          </table:table-cell>
          <table:table-cell office:value-type="float" office:value="67.27" table:style-name="ce27">
            <text:p>67</text:p>
          </table:table-cell>
          <table:table-cell table:number-columns-repeated="16370"/>
        </table:table-row>
        <table:table-row table:style-name="ro3">
          <table:table-cell office:value-type="float" office:value="5000" table:style-name="ce18">
            <text:p>5000</text:p>
          </table:table-cell>
          <table:table-cell office:value-type="string" table:style-name="ce19">
            <text:p>海面養殖合計</text:p>
          </table:table-cell>
          <table:table-cell office:value-type="float" office:value="27052.33" table:formula="of:=  IF(SUM([.C57:.C59])=0;&quot;-&quot;;SUM([.C57:.C59]))" table:style-name="ce20">
            <text:p>27,052</text:p>
          </table:table-cell>
          <table:table-cell office:value-type="float" office:value="3374643.145" table:formula="of:=  IF(SUM([.D57:.D59])=0;&quot;-&quot;;SUM([.D57:.D59]))" table:style-name="ce20">
            <text:p>3,374,643</text:p>
          </table:table-cell>
          <table:table-cell office:value-type="float" office:value="29036.808000000001" table:formula="of:=  IF(SUM([.E57:.E59])=0;&quot;-&quot;;SUM([.E57:.E59]))" table:style-name="ce21">
            <text:p>29,037</text:p>
          </table:table-cell>
          <table:table-cell office:value-type="float" office:value="3636404.4780000001" table:formula="of:=  IF(SUM([.F57:.F59])=0;&quot;-&quot;;SUM([.F57:.F59]))" table:style-name="ce21">
            <text:p>3,636,404</text:p>
          </table:table-cell>
          <table:table-cell office:value-type="float" office:value="34701.336800000005" table:formula="of:=  IF(SUM([.G57:.G59])=0;&quot;-&quot;;SUM([.G57:.G59]))" table:style-name="ce21">
            <text:p>34,701</text:p>
          </table:table-cell>
          <table:table-cell office:value-type="float" office:value="4366849.0378" table:formula="of:=  IF(SUM([.H57:.H59])=0;&quot;-&quot;;SUM([.H57:.H59]))" table:style-name="ce21">
            <text:p>4,366,849</text:p>
          </table:table-cell>
          <table:table-cell office:value-type="float" office:value="37387.650999999998" table:formula="of:=  IF(SUM([.I57:.I59])=0;&quot;-&quot;;SUM([.I57:.I59]))" table:style-name="ce21">
            <text:p>37,388</text:p>
          </table:table-cell>
          <table:table-cell office:value-type="float" office:value="4288990.5659999996" table:formula="of:=  IF(SUM([.J57:.J59])=0;&quot;-&quot;;SUM([.J57:.J59]))" table:style-name="ce21">
            <text:p>4,288,991</text:p>
          </table:table-cell>
          <table:table-cell office:value-type="float" office:value="34921.710999999996" table:formula="of:=  IF(SUM([.K57:.K59])=0;&quot;-&quot;;SUM([.K57:.K59]))" table:style-name="ce21">
            <text:p>34,922</text:p>
          </table:table-cell>
          <table:table-cell office:value-type="float" office:value="3996145.6096999999" table:formula="of:=  IF(SUM([.L57:.L59])=0;&quot;-&quot;;SUM([.L57:.L59]))" table:style-name="ce21">
            <text:p>3,996,146</text:p>
          </table:table-cell>
          <table:table-cell office:value-type="float" office:value="34571.060000000005" table:formula="of:=  IF(SUM([.M57:.M59])=0;&quot;-&quot;;SUM([.M57:.M59]))" table:style-name="ce21">
            <text:p>34,571</text:p>
          </table:table-cell>
          <table:table-cell office:value-type="float" office:value="4084174.0437500002" table:formula="of:=  IF(SUM([.N57:.N59])=0;&quot;-&quot;;SUM([.N57:.N59]))" table:style-name="ce21">
            <text:p>4,084,174</text:p>
          </table:table-cell>
          <table:table-cell table:number-columns-repeated="16370"/>
        </table:table-row>
        <table:table-row table:style-name="ro3">
          <table:table-cell office:value-type="float" office:value="5001" table:style-name="ce22">
            <text:p>5001</text:p>
          </table:table-cell>
          <table:table-cell office:value-type="string" table:style-name="ce23">
            <text:p><text:s text:c="4"/>淺海養殖</text:p>
          </table:table-cell>
          <table:table-cell office:value-type="float" office:value="21707.33" table:style-name="ce24">
            <text:p>21,707</text:p>
          </table:table-cell>
          <table:table-cell office:value-type="float" office:value="2441434.1150000002" table:style-name="ce24">
            <text:p>2,441,434</text:p>
          </table:table-cell>
          <table:table-cell office:value-type="float" office:value="22638.998" table:style-name="ce24">
            <text:p>22,639</text:p>
          </table:table-cell>
          <table:table-cell office:value-type="float" office:value="2406278.4180000001" table:style-name="ce24">
            <text:p>2,406,278</text:p>
          </table:table-cell>
          <table:table-cell office:value-type="float" office:value="25796.442800000001" table:style-name="ce24">
            <text:p>25,796</text:p>
          </table:table-cell>
          <table:table-cell office:value-type="float" office:value="2477882.4678000002" table:style-name="ce24">
            <text:p>2,477,882</text:p>
          </table:table-cell>
          <table:table-cell office:value-type="float" office:value="31353.241000000002" table:style-name="ce24">
            <text:p>31,353</text:p>
          </table:table-cell>
          <table:table-cell office:value-type="float" office:value="3104239.966" table:style-name="ce24">
            <text:p>3,104,240</text:p>
          </table:table-cell>
          <table:table-cell office:value-type="float" office:value="29970.891" table:style-name="ce24">
            <text:p>29,971</text:p>
          </table:table-cell>
          <table:table-cell office:value-type="float" office:value="3065281.0696999999" table:style-name="ce24">
            <text:p>3,065,281</text:p>
          </table:table-cell>
          <table:table-cell office:value-type="float" office:value="30213.807000000001" table:style-name="ce24">
            <text:p>30,214</text:p>
          </table:table-cell>
          <table:table-cell office:value-type="float" office:value="3123778.2737500002" table:style-name="ce24">
            <text:p>3,123,778</text:p>
          </table:table-cell>
          <table:table-cell table:number-columns-repeated="16370"/>
        </table:table-row>
        <table:table-row table:style-name="ro3">
          <table:table-cell office:value-type="float" office:value="5002" table:style-name="ce22">
            <text:p>5002</text:p>
          </table:table-cell>
          <table:table-cell office:value-type="string" table:style-name="ce23">
            <text:p><text:s text:c="4"/>箱網養殖</text:p>
          </table:table-cell>
          <table:table-cell office:value-type="float" office:value="4827.5" table:style-name="ce24">
            <text:p>4,828</text:p>
          </table:table-cell>
          <table:table-cell office:value-type="float" office:value="815521.48" table:style-name="ce24">
            <text:p>815,521</text:p>
          </table:table-cell>
          <table:table-cell office:value-type="float" office:value="5575.81" table:style-name="ce24">
            <text:p>5,576</text:p>
          </table:table-cell>
          <table:table-cell office:value-type="float" office:value="1060507.51" table:style-name="ce24">
            <text:p>1,060,508</text:p>
          </table:table-cell>
          <table:table-cell office:value-type="float" office:value="8117.8940000000002" table:style-name="ce24">
            <text:p>8,118</text:p>
          </table:table-cell>
          <table:table-cell office:value-type="float" office:value="1713189.37" table:style-name="ce24">
            <text:p>1,713,189</text:p>
          </table:table-cell>
          <table:table-cell office:value-type="float" office:value="5417.41" table:style-name="ce24">
            <text:p>5,417</text:p>
          </table:table-cell>
          <table:table-cell office:value-type="float" office:value="1016865.6" table:style-name="ce24">
            <text:p>1,016,866</text:p>
          </table:table-cell>
          <table:table-cell office:value-type="float" office:value="4712.82" table:style-name="ce24">
            <text:p>4,713</text:p>
          </table:table-cell>
          <table:table-cell office:value-type="float" office:value="871687.54" table:style-name="ce24">
            <text:p>871,688</text:p>
          </table:table-cell>
          <table:table-cell office:value-type="float" office:value="4010.76" table:style-name="ce24">
            <text:p>4,011</text:p>
          </table:table-cell>
          <table:table-cell office:value-type="float" office:value="882269.65" table:style-name="ce24">
            <text:p>882,270</text:p>
          </table:table-cell>
          <table:table-cell table:number-columns-repeated="16370"/>
        </table:table-row>
        <table:table-row table:style-name="ro3">
          <table:table-cell office:value-type="float" office:value="5099" table:style-name="ce25">
            <text:p>5099</text:p>
          </table:table-cell>
          <table:table-cell office:value-type="string" table:style-name="ce26">
            <text:p><text:s text:c="4"/>其他海面養殖</text:p>
          </table:table-cell>
          <table:table-cell office:value-type="float" office:value="517.5" table:style-name="ce27">
            <text:p>518</text:p>
          </table:table-cell>
          <table:table-cell office:value-type="float" office:value="117687.55" table:style-name="ce27">
            <text:p>117,688</text:p>
          </table:table-cell>
          <table:table-cell office:value-type="float" office:value="822" table:style-name="ce27">
            <text:p>822</text:p>
          </table:table-cell>
          <table:table-cell office:value-type="float" office:value="169618.55" table:style-name="ce27">
            <text:p>169,619</text:p>
          </table:table-cell>
          <table:table-cell office:value-type="float" office:value="787" table:style-name="ce27">
            <text:p>787</text:p>
          </table:table-cell>
          <table:table-cell office:value-type="float" office:value="175777.2" table:style-name="ce27">
            <text:p>175,777</text:p>
          </table:table-cell>
          <table:table-cell office:value-type="float" office:value="617" table:style-name="ce27">
            <text:p>617</text:p>
          </table:table-cell>
          <table:table-cell office:value-type="float" office:value="167885" table:style-name="ce27">
            <text:p>167,885</text:p>
          </table:table-cell>
          <table:table-cell office:value-type="float" office:value="238" table:style-name="ce27">
            <text:p>238</text:p>
          </table:table-cell>
          <table:table-cell office:value-type="float" office:value="59177" table:style-name="ce27">
            <text:p>59,177</text:p>
          </table:table-cell>
          <table:table-cell office:value-type="float" office:value="346.49299999999999" table:style-name="ce27">
            <text:p>346</text:p>
          </table:table-cell>
          <table:table-cell office:value-type="float" office:value="78126.12" table:style-name="ce27">
            <text:p>78,126</text:p>
          </table:table-cell>
          <table:table-cell table:number-columns-repeated="16370"/>
        </table:table-row>
        <table:table-row table:style-name="ro3">
          <table:table-cell office:value-type="float" office:value="6000" table:style-name="ce18">
            <text:p>6000</text:p>
          </table:table-cell>
          <table:table-cell office:value-type="string" table:style-name="ce19">
            <text:p>內陸養殖合計</text:p>
          </table:table-cell>
          <table:table-cell office:value-type="float" office:value="286104.54499999993" table:formula="of:=  IF(IF(VALUE([.C5])&gt;=2010;SUM([.C61];[.C62];[.C63];[.C65]);SUM([.C61:.C65]))=0;&quot;-&quot;;IF(VALUE([.C5])&gt;=2010;SUM([.C61];[.C62];[.C63];[.C65]);SUM([.C61:.C65])))" table:style-name="ce20">
            <text:p>286,105</text:p>
          </table:table-cell>
          <table:table-cell office:value-type="float" office:value="23592155.890039999" table:formula="of:=  IF(SUM([.D61:.D65])=0;&quot;-&quot;;SUM([.D61:.D65]))" table:style-name="ce20">
            <text:p>23,592,156</text:p>
          </table:table-cell>
          <table:table-cell office:value-type="float" office:value="318048.29119999998" table:formula="of:=  IF(IF(VALUE([.E5])&gt;=2010;SUM([.E61];[.E62];[.E63];[.E65]);SUM([.E61:.E65]))=0;&quot;-&quot;;IF(VALUE([.E5])&gt;=2010;SUM([.E61];[.E62];[.E63];[.E65]);SUM([.E61:.E65])))" table:style-name="ce21">
            <text:p>318,048</text:p>
          </table:table-cell>
          <table:table-cell office:value-type="float" office:value="26246487.684290003" table:formula="of:=  IF(SUM([.F61:.F65])=0;&quot;-&quot;;SUM([.F61:.F65]))" table:style-name="ce21">
            <text:p>26,246,488</text:p>
          </table:table-cell>
          <table:table-cell office:value-type="float" office:value="330462.33779999998" table:formula="of:=  IF(IF(VALUE([.G5])&gt;=2010;SUM([.G61];[.G62];[.G63];[.G65]);SUM([.G61:.G65]))=0;&quot;-&quot;;IF(VALUE([.G5])&gt;=2010;SUM([.G61];[.G62];[.G63];[.G65]);SUM([.G61:.G65])))" table:style-name="ce21">
            <text:p>330,462</text:p>
          </table:table-cell>
          <table:table-cell office:value-type="float" office:value="27307336.913200002" table:formula="of:=  IF(SUM([.H61:.H65])=0;&quot;-&quot;;SUM([.H61:.H65]))" table:style-name="ce21">
            <text:p>27,307,337</text:p>
          </table:table-cell>
          <table:table-cell office:value-type="float" office:value="289116.90299999999" table:formula="of:=  IF(IF(VALUE([.I5])&gt;=2010;SUM([.I61];[.I62];[.I63];[.I65]);SUM([.I61:.I65]))=0;&quot;-&quot;;IF(VALUE([.I5])&gt;=2010;SUM([.I61];[.I62];[.I63];[.I65]);SUM([.I61:.I65])))" table:style-name="ce21">
            <text:p>289,117</text:p>
          </table:table-cell>
          <table:table-cell office:value-type="float" office:value="27155789.857689995" table:formula="of:=  IF(SUM([.J61:.J65])=0;&quot;-&quot;;SUM([.J61:.J65]))" table:style-name="ce21">
            <text:p>27,155,790</text:p>
          </table:table-cell>
          <table:table-cell office:value-type="float" office:value="272443.84100000001" table:formula="of:=  IF(IF(VALUE([.K5])&gt;=2010;SUM([.K61];[.K62];[.K63];[.K65]);SUM([.K61:.K65]))=0;&quot;-&quot;;IF(VALUE([.K5])&gt;=2010;SUM([.K61];[.K62];[.K63];[.K65]);SUM([.K61:.K65])))" table:style-name="ce21">
            <text:p>272,444</text:p>
          </table:table-cell>
          <table:table-cell office:value-type="float" office:value="27127329.859330002" table:formula="of:=  IF(SUM([.L61:.L65])=0;&quot;-&quot;;SUM([.L61:.L65]))" table:style-name="ce21">
            <text:p>27,127,330</text:p>
          </table:table-cell>
          <table:table-cell office:value-type="float" office:value="264224.11719999998" table:formula="of:=  IF(IF(VALUE([.M5])&gt;=2010;SUM([.M61];[.M62];[.M63];[.M65]);SUM([.M61:.M65]))=0;&quot;-&quot;;IF(VALUE([.M5])&gt;=2010;SUM([.M61];[.M62];[.M63];[.M65]);SUM([.M61:.M65])))" table:style-name="ce21">
            <text:p>264,224</text:p>
          </table:table-cell>
          <table:table-cell office:value-type="float" office:value="24082711.594289999" table:formula="of:=  IF(SUM([.N61:.N65])=0;&quot;-&quot;;SUM([.N61:.N65]))" table:style-name="ce21">
            <text:p>24,082,712</text:p>
          </table:table-cell>
          <table:table-cell table:number-columns-repeated="16370"/>
        </table:table-row>
        <table:table-row table:style-name="ro3">
          <table:table-cell office:value-type="float" office:value="6001" table:style-name="ce22">
            <text:p>6001</text:p>
          </table:table-cell>
          <table:table-cell office:value-type="string" table:style-name="ce23">
            <text:p><text:s text:c="4"/>鹹水魚塭</text:p>
          </table:table-cell>
          <table:table-cell office:value-type="float" office:value="100508.66099999999" table:style-name="ce24">
            <text:p>100,509</text:p>
          </table:table-cell>
          <table:table-cell office:value-type="float" office:value="8029507.5530000003" table:style-name="ce24">
            <text:p>8,029,508</text:p>
          </table:table-cell>
          <table:table-cell office:value-type="float" office:value="120178.34018" table:style-name="ce24">
            <text:p>120,178</text:p>
          </table:table-cell>
          <table:table-cell office:value-type="float" office:value="8238237.6702399999" table:style-name="ce24">
            <text:p>8,238,238</text:p>
          </table:table-cell>
          <table:table-cell office:value-type="float" office:value="122397.65762" table:style-name="ce24">
            <text:p>122,398</text:p>
          </table:table-cell>
          <table:table-cell office:value-type="float" office:value="9066327.6449599992" table:style-name="ce24">
            <text:p>9,066,328</text:p>
          </table:table-cell>
          <table:table-cell office:value-type="float" office:value="103394.711" table:style-name="ce24">
            <text:p>103,395</text:p>
          </table:table-cell>
          <table:table-cell office:value-type="float" office:value="9203053.5569899995" table:style-name="ce24">
            <text:p>9,203,054</text:p>
          </table:table-cell>
          <table:table-cell office:value-type="float" office:value="94776.409" table:style-name="ce24">
            <text:p>94,776</text:p>
          </table:table-cell>
          <table:table-cell office:value-type="float" office:value="8059247.8722599996" table:style-name="ce24">
            <text:p>8,059,248</text:p>
          </table:table-cell>
          <table:table-cell office:value-type="float" office:value="103644.678" table:style-name="ce24">
            <text:p>103,645</text:p>
          </table:table-cell>
          <table:table-cell office:value-type="float" office:value="7223305.2223100001" table:style-name="ce24">
            <text:p>7,223,305</text:p>
          </table:table-cell>
          <table:table-cell table:number-columns-repeated="16370"/>
        </table:table-row>
        <table:table-row table:style-name="ro3">
          <table:table-cell office:value-type="float" office:value="6002" table:style-name="ce22">
            <text:p>6002</text:p>
          </table:table-cell>
          <table:table-cell office:value-type="string" table:style-name="ce23">
            <text:p><text:s text:c="4"/>淡水魚塭</text:p>
          </table:table-cell>
          <table:table-cell office:value-type="float" office:value="179262.43599999999" table:style-name="ce24">
            <text:p>179,262</text:p>
          </table:table-cell>
          <table:table-cell office:value-type="float" office:value="15302817.702640001" table:style-name="ce24">
            <text:p>15,302,818</text:p>
          </table:table-cell>
          <table:table-cell office:value-type="float" office:value="192039.96502" table:style-name="ce24">
            <text:p>192,040</text:p>
          </table:table-cell>
          <table:table-cell office:value-type="float" office:value="17728593.835050002" table:style-name="ce24">
            <text:p>17,728,594</text:p>
          </table:table-cell>
          <table:table-cell office:value-type="float" office:value="201795.84917999999" table:style-name="ce24">
            <text:p>201,796</text:p>
          </table:table-cell>
          <table:table-cell office:value-type="float" office:value="17941018.027740002" table:style-name="ce24">
            <text:p>17,941,018</text:p>
          </table:table-cell>
          <table:table-cell office:value-type="float" office:value="180552.33300000001" table:style-name="ce24">
            <text:p>180,552</text:p>
          </table:table-cell>
          <table:table-cell office:value-type="float" office:value="17698420.178199999" table:style-name="ce24">
            <text:p>17,698,420</text:p>
          </table:table-cell>
          <table:table-cell office:value-type="float" office:value="172994.731" table:style-name="ce24">
            <text:p>172,995</text:p>
          </table:table-cell>
          <table:table-cell office:value-type="float" office:value="18820734.296470001" table:style-name="ce24">
            <text:p>18,820,734</text:p>
          </table:table-cell>
          <table:table-cell office:value-type="float" office:value="156359.3082" table:style-name="ce24">
            <text:p>156,359</text:p>
          </table:table-cell>
          <table:table-cell office:value-type="float" office:value="16683347.38267" table:style-name="ce24">
            <text:p>16,683,347</text:p>
          </table:table-cell>
          <table:table-cell table:number-columns-repeated="16370"/>
        </table:table-row>
        <table:table-row table:style-name="ro3">
          <table:table-cell office:value-type="float" office:value="6003" table:style-name="ce22">
            <text:p>6003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2">
            <text:p>6004</text:p>
          </table:table-cell>
          <table:table-cell office:value-type="string" table:style-name="ce23">
            <text:p><text:s text:c="4"/>觀賞魚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5">
            <text:p>6099</text:p>
          </table:table-cell>
          <table:table-cell office:value-type="string" table:style-name="ce26">
            <text:p><text:s text:c="4"/>其他內陸養殖</text:p>
          </table:table-cell>
          <table:table-cell office:value-type="float" office:value="6333.4480000000003" table:style-name="ce27">
            <text:p>6,333</text:p>
          </table:table-cell>
          <table:table-cell office:value-type="float" office:value="259830.63440000001" table:style-name="ce27">
            <text:p>259,831</text:p>
          </table:table-cell>
          <table:table-cell office:value-type="float" office:value="5829.9859999999999" table:style-name="ce27">
            <text:p>5,830</text:p>
          </table:table-cell>
          <table:table-cell office:value-type="float" office:value="279656.179" table:style-name="ce27">
            <text:p>279,656</text:p>
          </table:table-cell>
          <table:table-cell office:value-type="float" office:value="6268.8310000000001" table:style-name="ce27">
            <text:p>6,269</text:p>
          </table:table-cell>
          <table:table-cell office:value-type="float" office:value="299991.24050000001" table:style-name="ce27">
            <text:p>299,991</text:p>
          </table:table-cell>
          <table:table-cell office:value-type="float" office:value="5169.8590000000004" table:style-name="ce27">
            <text:p>5,170</text:p>
          </table:table-cell>
          <table:table-cell office:value-type="float" office:value="254316.1225" table:style-name="ce27">
            <text:p>254,316</text:p>
          </table:table-cell>
          <table:table-cell office:value-type="float" office:value="4672.701" table:style-name="ce27">
            <text:p>4,673</text:p>
          </table:table-cell>
          <table:table-cell office:value-type="float" office:value="247347.6906" table:style-name="ce27">
            <text:p>247,348</text:p>
          </table:table-cell>
          <table:table-cell office:value-type="float" office:value="4220.1310000000003" table:style-name="ce27">
            <text:p>4,220</text:p>
          </table:table-cell>
          <table:table-cell office:value-type="float" office:value="176058.98931" table:style-name="ce27">
            <text:p>176,059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8(續)" table:style-name="ta1">
        <table:table-column table:style-name="co1" table:default-cell-style-name="ce16"/>
        <table:table-column table:style-name="co2" table:default-cell-style-name="ce13"/>
        <table:table-column table:style-name="co3" table:number-columns-repeated="15" table:default-cell-style-name="ce13"/>
        <table:table-column table:style-name="co4" table:number-columns-repeated="16367" table:default-cell-style-name="ce13"/>
        <table:table-row table:style-name="ro1">
          <table:table-cell office:value-type="string" table:number-columns-spanned="8" table:number-rows-spanned="1" table:style-name="ce38">
            <text:p>6·歷年漁業生產量(續)</text:p>
          </table:table-cell>
          <table:covered-table-cell table:number-columns-repeated="7"/>
          <table:table-cell office:value-type="string" table:number-columns-spanned="6" table:number-rows-spanned="1" table:style-name="ce38">
            <text:p>6‧FISHERIES PRODUCTION BY YEARS(Continued)</text:p>
          </table:table-cell>
          <table:covered-table-cell table:number-columns-repeated="5"/>
          <table:table-cell table:number-columns-repeated="16370"/>
        </table:table-row>
        <table:table-row table:style-name="ro2">
          <table:table-cell table:number-columns-repeated="2" table:style-name="ce28"/>
          <table:table-cell office:value-type="string" table:style-name="ce3">
            <text:p>單位：</text:p>
          </table:table-cell>
          <table:table-cell office:value-type="string" table:number-columns-spanned="2" table:number-rows-spanned="1" table:style-name="ce40">
            <text:p>產量：公噸, 千尾(觀賞魚)</text:p>
          </table:table-cell>
          <table:covered-table-cell/>
          <table:table-cell table:number-columns-repeated="4" table:style-name="ce28"/>
          <table:table-cell office:value-type="string" table:style-name="ce3">
            <text:p>Unit：</text:p>
          </table:table-cell>
          <table:table-cell office:value-type="string" table:style-name="ce31">
            <text:p><text:s/>Quantity：M.T.; 1000Pcs. by ornamental fish</text:p>
          </table:table-cell>
          <table:table-cell table:style-name="ce28"/>
          <table:table-cell table:number-columns-repeated="2" table:style-name="ce29"/>
          <table:table-cell table:number-columns-repeated="16370" table:style-name="ce28"/>
        </table:table-row>
        <table:table-row table:style-name="ro2">
          <table:table-cell table:number-columns-repeated="3" table:style-name="ce28"/>
          <table:table-cell office:value-type="string" table:number-columns-spanned="2" table:number-rows-spanned="1" table:style-name="ce40">
            <text:p>價值：新臺幣千元</text:p>
          </table:table-cell>
          <table:covered-table-cell/>
          <table:table-cell table:number-columns-repeated="5" table:style-name="ce28"/>
          <table:table-cell office:value-type="string" table:style-name="ce32">
            <text:p><text:s/>Value <text:s text:c="4"/>：Thousand NT $</text:p>
          </table:table-cell>
          <table:table-cell table:style-name="ce33"/>
          <table:table-cell table:number-columns-repeated="2" table:style-name="ce30"/>
          <table:table-cell table:number-columns-repeated="16370" table:style-name="ce28"/>
        </table:table-row>
        <table:table-row table:style-name="ro2">
          <table:table-cell table:style-name="ce10"/>
          <table:table-cell office:value-type="string" table:style-name="ce6">
            <text:p>年別</text:p>
            <draw:custom-shape svg:x="0in" svg:y="0in" svg:width="1.05208in" svg:height="0.53365in" draw:z-index="1" draw:id="id31" draw:style-name="a31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2" draw:id="id32" draw:style-name="a32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3" draw:id="id33" draw:style-name="a33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4" draw:id="id34" draw:style-name="a34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34">
            <text:p>民國九十六年</text:p>
          </table:table-cell>
          <table:covered-table-cell/>
          <table:table-cell office:value-type="string" table:number-columns-spanned="2" table:number-rows-spanned="1" table:style-name="ce34">
            <text:p>民國九十七年</text:p>
          </table:table-cell>
          <table:covered-table-cell/>
          <table:table-cell office:value-type="string" table:number-columns-spanned="2" table:number-rows-spanned="1" table:style-name="ce34">
            <text:p>民國九十八年</text:p>
          </table:table-cell>
          <table:covered-table-cell/>
          <table:table-cell office:value-type="string" table:number-columns-spanned="2" table:number-rows-spanned="1" table:style-name="ce34">
            <text:p>民國九十九年</text:p>
          </table:table-cell>
          <table:covered-table-cell/>
          <table:table-cell office:value-type="string" table:number-columns-spanned="2" table:number-rows-spanned="1" table:style-name="ce34">
            <text:p>民國一百年</text:p>
          </table:table-cell>
          <table:covered-table-cell/>
          <table:table-cell office:value-type="string" table:number-columns-spanned="2" table:number-rows-spanned="1" table:style-name="ce34">
            <text:p>民國一百零一年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代碼</text:p>
          </table:table-cell>
          <table:table-cell office:value-type="string" table:style-name="ce7">
            <text:p>Year</text:p>
          </table:table-cell>
          <table:table-cell office:value-type="float" office:value="2007" table:number-columns-spanned="2" table:number-rows-spanned="1" table:style-name="ce46">
            <text:p>2007</text:p>
          </table:table-cell>
          <table:covered-table-cell/>
          <table:table-cell office:value-type="float" office:value="2008" table:number-columns-spanned="2" table:number-rows-spanned="1" table:style-name="ce46">
            <text:p>2008</text:p>
          </table:table-cell>
          <table:covered-table-cell/>
          <table:table-cell office:value-type="float" office:value="2009" table:number-columns-spanned="2" table:number-rows-spanned="1" table:style-name="ce46">
            <text:p>2009</text:p>
          </table:table-cell>
          <table:covered-table-cell/>
          <table:table-cell office:value-type="float" office:value="2010" table:number-columns-spanned="2" table:number-rows-spanned="1" table:style-name="ce46">
            <text:p>2010</text:p>
          </table:table-cell>
          <table:covered-table-cell/>
          <table:table-cell office:value-type="float" office:value="2011" table:number-columns-spanned="2" table:number-rows-spanned="1" table:style-name="ce46">
            <text:p>2011</text:p>
          </table:table-cell>
          <table:covered-table-cell/>
          <table:table-cell office:value-type="float" office:value="2012" table:number-columns-spanned="2" table:number-rows-spanned="1" table:style-name="ce47">
            <text:p>2012</text:p>
          </table:table-cell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Code</text:p>
          </table:table-cell>
          <table:table-cell office:value-type="string" table:style-name="ce8">
            <text:p>漁業種類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table:number-columns-repeated="16370"/>
        </table:table-row>
        <table:table-row table:style-name="ro2">
          <table:table-cell table:style-name="ce12"/>
          <table:table-cell office:value-type="string" table:style-name="ce9">
            <text:p>Type of Fishery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0000</text:p>
          </table:table-cell>
          <table:table-cell office:value-type="string" table:style-name="ce10">
            <text:p>總計</text:p>
          </table:table-cell>
          <table:table-cell office:value-type="float" office:value="1503701.0427699999" table:formula="of:=  IF(SUM([.C9];[.C17];[.C34];[.C52];[.C56];[.C60])=0;&quot;-&quot;;SUM([.C9];[.C17];[.C34];[.C52];[.C56];[.C60]))" table:style-name="ce17">
            <text:p>1,503,701</text:p>
          </table:table-cell>
          <table:table-cell office:value-type="float" office:value="95795156.813850015" table:formula="of:=  IF(SUM([.D9];[.D17];[.D34];[.D52];[.D56];[.D60])=0;&quot;-&quot;;SUM([.D9];[.D17];[.D34];[.D52];[.D56];[.D60]))" table:style-name="ce17">
            <text:p>95,795,157</text:p>
          </table:table-cell>
          <table:table-cell office:value-type="float" office:value="1341636.49443" table:formula="of:=  IF(SUM([.E9];[.E17];[.E34];[.E52];[.E56];[.E60])=0;&quot;-&quot;;SUM([.E9];[.E17];[.E34];[.E52];[.E56];[.E60]))" table:style-name="ce11">
            <text:p>1,341,636</text:p>
          </table:table-cell>
          <table:table-cell office:value-type="float" office:value="92144819.362939999" table:formula="of:=  IF(SUM([.F9];[.F17];[.F34];[.F52];[.F56];[.F60])=0;&quot;-&quot;;SUM([.F9];[.F17];[.F34];[.F52];[.F56];[.F60]))" table:style-name="ce11">
            <text:p>92,144,819</text:p>
          </table:table-cell>
          <table:table-cell office:value-type="float" office:value="1090218.0597399999" table:formula="of:=  IF(SUM([.G9];[.G17];[.G34];[.G52];[.G56];[.G60])=0;&quot;-&quot;;SUM([.G9];[.G17];[.G34];[.G52];[.G56];[.G60]))" table:style-name="ce11">
            <text:p>1,090,218</text:p>
          </table:table-cell>
          <table:table-cell office:value-type="float" office:value="85588817.094150007" table:formula="of:=  IF(SUM([.H9];[.H17];[.H34];[.H52];[.H56];[.H60])=0;&quot;-&quot;;SUM([.H9];[.H17];[.H34];[.H52];[.H56];[.H60]))" table:style-name="ce11">
            <text:p>85,588,817</text:p>
          </table:table-cell>
          <table:table-cell office:value-type="float" office:value="1169823.7039799998" table:formula="of:=  IF(SUM([.I9];[.I17];[.I34];[.I52];[.I56];[.I60])=0;&quot;-&quot;;SUM([.I9];[.I17];[.I34];[.I52];[.I56];[.I60]))" table:style-name="ce11">
            <text:p>1,169,824</text:p>
          </table:table-cell>
          <table:table-cell office:value-type="float" office:value="92576456.416689992" table:formula="of:=  IF(SUM([.J9];[.J17];[.J34];[.J52];[.J56];[.J60])=0;&quot;-&quot;;SUM([.J9];[.J17];[.J34];[.J52];[.J56];[.J60]))" table:style-name="ce11">
            <text:p>92,576,456</text:p>
          </table:table-cell>
          <table:table-cell office:value-type="float" office:value="1222649.73453" table:formula="of:=  IF(SUM([.K9];[.K17];[.K34];[.K52];[.K56];[.K60])=0;&quot;-&quot;;SUM([.K9];[.K17];[.K34];[.K52];[.K56];[.K60]))" table:style-name="ce11">
            <text:p>1,222,650</text:p>
          </table:table-cell>
          <table:table-cell office:value-type="float" office:value="106317790.70095" table:formula="of:=  IF(SUM([.L9];[.L17];[.L34];[.L52];[.L56];[.L60])=0;&quot;-&quot;;SUM([.L9];[.L17];[.L34];[.L52];[.L56];[.L60]))" table:style-name="ce11">
            <text:p>106,317,791</text:p>
          </table:table-cell>
          <table:table-cell office:value-type="float" office:value="1255557.8570599998" table:formula="of:=  IF(SUM([.M9];[.M17];[.M34];[.M52];[.M56];[.M60])=0;&quot;-&quot;;SUM([.M9];[.M17];[.M34];[.M52];[.M56];[.M60]))" table:style-name="ce11">
            <text:p>1,255,558</text:p>
          </table:table-cell>
          <table:table-cell office:value-type="float" office:value="107620839.59102999" table:formula="of:=  IF(SUM([.N9];[.N17];[.N34];[.N52];[.N56];[.N60])=0;&quot;-&quot;;SUM([.N9];[.N17];[.N34];[.N52];[.N56];[.N60]))" table:style-name="ce11">
            <text:p>107,620,840</text:p>
          </table:table-cell>
          <table:table-cell table:number-columns-repeated="16370"/>
        </table:table-row>
        <table:table-row table:style-name="ro3">
          <table:table-cell office:value-type="float" office:value="1000" table:style-name="ce18">
            <text:p>1000</text:p>
          </table:table-cell>
          <table:table-cell office:value-type="string" table:style-name="ce19">
            <text:p>遠洋漁業合計</text:p>
          </table:table-cell>
          <table:table-cell office:value-type="float" office:value="988617.20299999998" table:formula="of:=  IF(SUM([.C10:.C16])=0;&quot;-&quot;;SUM([.C10:.C16]))" table:style-name="ce20">
            <text:p>988,617</text:p>
          </table:table-cell>
          <table:table-cell office:value-type="float" office:value="48659902.955290005" table:formula="of:=  IF(SUM([.D10:.D16])=0;&quot;-&quot;;SUM([.D10:.D16]))" table:style-name="ce20">
            <text:p>48,659,903</text:p>
          </table:table-cell>
          <table:table-cell office:value-type="float" office:value="828533.65844999999" table:formula="of:=  IF(SUM([.E10:.E16])=0;&quot;-&quot;;SUM([.E10:.E16]))" table:style-name="ce21">
            <text:p>828,534</text:p>
          </table:table-cell>
          <table:table-cell office:value-type="float" office:value="43713176.728789993" table:formula="of:=  IF(SUM([.F10:.F16])=0;&quot;-&quot;;SUM([.F10:.F16]))" table:style-name="ce21">
            <text:p>43,713,177</text:p>
          </table:table-cell>
          <table:table-cell office:value-type="float" office:value="614614.02740000002" table:formula="of:=  IF(SUM([.G10:.G16])=0;&quot;-&quot;;SUM([.G10:.G16]))" table:style-name="ce21">
            <text:p>614,614</text:p>
          </table:table-cell>
          <table:table-cell office:value-type="float" office:value="39926217.590680003" table:formula="of:=  IF(SUM([.H10:.H16])=0;&quot;-&quot;;SUM([.H10:.H16]))" table:style-name="ce21">
            <text:p>39,926,218</text:p>
          </table:table-cell>
          <table:table-cell office:value-type="float" office:value="690539.76335999998" table:formula="of:=  IF(SUM([.I10:.I16])=0;&quot;-&quot;;SUM([.I10:.I16]))" table:style-name="ce21">
            <text:p>690,540</text:p>
          </table:table-cell>
          <table:table-cell office:value-type="float" office:value="43383530.41957999" table:formula="of:=  IF(SUM([.J10:.J16])=0;&quot;-&quot;;SUM([.J10:.J16]))" table:style-name="ce21">
            <text:p>43,383,530</text:p>
          </table:table-cell>
          <table:table-cell office:value-type="float" office:value="702133.255" table:formula="of:=  IF(SUM([.K10:.K16])=0;&quot;-&quot;;SUM([.K10:.K16]))" table:style-name="ce21">
            <text:p>702,133</text:p>
          </table:table-cell>
          <table:table-cell office:value-type="float" office:value="47531565.503480002" table:formula="of:=  IF(SUM([.L10:.L16])=0;&quot;-&quot;;SUM([.L10:.L16]))" table:style-name="ce21">
            <text:p>47,531,566</text:p>
          </table:table-cell>
          <table:table-cell office:value-type="float" office:value="726775.28800000006" table:formula="of:=  IF(SUM([.M10:.M16])=0;&quot;-&quot;;SUM([.M10:.M16]))" table:style-name="ce21">
            <text:p>726,775</text:p>
          </table:table-cell>
          <table:table-cell office:value-type="float" office:value="50139585.875409991" table:formula="of:=  IF(SUM([.N10:.N16])=0;&quot;-&quot;;SUM([.N10:.N16]))" table:style-name="ce21">
            <text:p>50,139,586</text:p>
          </table:table-cell>
          <table:table-cell table:number-columns-repeated="16370"/>
        </table:table-row>
        <table:table-row table:style-name="ro3">
          <table:table-cell office:value-type="float" office:value="1001" table:style-name="ce22">
            <text:p>1001</text:p>
          </table:table-cell>
          <table:table-cell office:value-type="string" table:style-name="ce23">
            <text:p><text:s text:c="4"/>單船拖網</text:p>
          </table:table-cell>
          <table:table-cell office:value-type="float" office:value="46195.307760000003" table:style-name="ce24">
            <text:p>46,195</text:p>
          </table:table-cell>
          <table:table-cell office:value-type="float" office:value="2344707.7639199998" table:style-name="ce24">
            <text:p>2,344,708</text:p>
          </table:table-cell>
          <table:table-cell office:value-type="float" office:value="31045.89039" table:style-name="ce24">
            <text:p>31,046</text:p>
          </table:table-cell>
          <table:table-cell office:value-type="float" office:value="2451148.1151299998" table:style-name="ce24">
            <text:p>2,451,148</text:p>
          </table:table-cell>
          <table:table-cell office:value-type="float" office:value="29923.34132" table:style-name="ce24">
            <text:p>29,923</text:p>
          </table:table-cell>
          <table:table-cell office:value-type="float" office:value="2496123.5122400001" table:style-name="ce24">
            <text:p>2,496,124</text:p>
          </table:table-cell>
          <table:table-cell office:value-type="float" office:value="38871.629209999999" table:style-name="ce24">
            <text:p>38,872</text:p>
          </table:table-cell>
          <table:table-cell office:value-type="float" office:value="3680862.4311799998" table:style-name="ce24">
            <text:p>3,680,862</text:p>
          </table:table-cell>
          <table:table-cell office:value-type="float" office:value="37885.250540000001" table:style-name="ce24">
            <text:p>37,885</text:p>
          </table:table-cell>
          <table:table-cell office:value-type="float" office:value="4114627.3359599998" table:style-name="ce24">
            <text:p>4,114,627</text:p>
          </table:table-cell>
          <table:table-cell office:value-type="float" office:value="36133.614119999998" table:style-name="ce24">
            <text:p>36,134</text:p>
          </table:table-cell>
          <table:table-cell office:value-type="float" office:value="3396451.8181699999" table:style-name="ce24">
            <text:p>3,396,452</text:p>
          </table:table-cell>
          <table:table-cell table:number-columns-repeated="16370"/>
        </table:table-row>
        <table:table-row table:style-name="ro3">
          <table:table-cell office:value-type="float" office:value="1002" table:style-name="ce22">
            <text:p>1002</text:p>
          </table:table-cell>
          <table:table-cell office:value-type="string" table:style-name="ce23">
            <text:p><text:s text:c="4"/>雙船拖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03" table:style-name="ce22">
            <text:p>1003</text:p>
          </table:table-cell>
          <table:table-cell office:value-type="string" table:style-name="ce23">
            <text:p><text:s text:c="4"/>鰹鮪圍網</text:p>
          </table:table-cell>
          <table:table-cell office:value-type="float" office:value="232380.22852" table:style-name="ce24">
            <text:p>232,380</text:p>
          </table:table-cell>
          <table:table-cell office:value-type="float" office:value="7360365.4863600004" table:style-name="ce24">
            <text:p>7,360,365</text:p>
          </table:table-cell>
          <table:table-cell office:value-type="float" office:value="204119.94475" table:style-name="ce24">
            <text:p>204,120</text:p>
          </table:table-cell>
          <table:table-cell office:value-type="float" office:value="8421752.3762400001" table:style-name="ce24">
            <text:p>8,421,752</text:p>
          </table:table-cell>
          <table:table-cell office:value-type="float" office:value="192342.19377000001" table:style-name="ce24">
            <text:p>192,342</text:p>
          </table:table-cell>
          <table:table-cell office:value-type="float" office:value="5234044.2805500003" table:style-name="ce24">
            <text:p>5,234,044</text:p>
          </table:table-cell>
          <table:table-cell office:value-type="float" office:value="199322.4191" table:style-name="ce24">
            <text:p>199,322</text:p>
          </table:table-cell>
          <table:table-cell office:value-type="float" office:value="7874777.1417399999" table:style-name="ce24">
            <text:p>7,874,777</text:p>
          </table:table-cell>
          <table:table-cell office:value-type="float" office:value="176108.64892000001" table:style-name="ce24">
            <text:p>176,109</text:p>
          </table:table-cell>
          <table:table-cell office:value-type="float" office:value="5891262.4323899997" table:style-name="ce24">
            <text:p>5,891,262</text:p>
          </table:table-cell>
          <table:table-cell office:value-type="float" office:value="200958.26488999999" table:style-name="ce24">
            <text:p>200,958</text:p>
          </table:table-cell>
          <table:table-cell office:value-type="float" office:value="9393294.9360000007" table:style-name="ce24">
            <text:p>9,393,295</text:p>
          </table:table-cell>
          <table:table-cell table:number-columns-repeated="16370"/>
        </table:table-row>
        <table:table-row table:style-name="ro3">
          <table:table-cell office:value-type="float" office:value="1004" table:style-name="ce22">
            <text:p>1004</text:p>
          </table:table-cell>
          <table:table-cell office:value-type="string" table:style-name="ce23">
            <text:p><text:s text:c="4"/>秋刀魚棒受網</text:p>
          </table:table-cell>
          <table:table-cell office:value-type="float" office:value="87277.311000000002" table:style-name="ce24">
            <text:p>87,277</text:p>
          </table:table-cell>
          <table:table-cell office:value-type="float" office:value="1455172.95095" table:style-name="ce24">
            <text:p>1,455,173</text:p>
          </table:table-cell>
          <table:table-cell office:value-type="float" office:value="139513.99900000001" table:style-name="ce24">
            <text:p>139,514</text:p>
          </table:table-cell>
          <table:table-cell office:value-type="float" office:value="2949782.91389" table:style-name="ce24">
            <text:p>2,949,783</text:p>
          </table:table-cell>
          <table:table-cell office:value-type="float" office:value="104219" table:style-name="ce24">
            <text:p>104,219</text:p>
          </table:table-cell>
          <table:table-cell office:value-type="float" office:value="2748281.0199799999" table:style-name="ce24">
            <text:p>2,748,281</text:p>
          </table:table-cell>
          <table:table-cell office:value-type="float" office:value="165692" table:style-name="ce24">
            <text:p>165,692</text:p>
          </table:table-cell>
          <table:table-cell office:value-type="float" office:value="3834545.8970499998" table:style-name="ce24">
            <text:p>3,834,546</text:p>
          </table:table-cell>
          <table:table-cell office:value-type="float" office:value="160531.40599999999" table:style-name="ce24">
            <text:p>160,531</text:p>
          </table:table-cell>
          <table:table-cell office:value-type="float" office:value="4264805.8473399999" table:style-name="ce24">
            <text:p>4,264,806</text:p>
          </table:table-cell>
          <table:table-cell office:value-type="float" office:value="161513.72500000001" table:style-name="ce24">
            <text:p>161,514</text:p>
          </table:table-cell>
          <table:table-cell office:value-type="float" office:value="3929629.0753100002" table:style-name="ce24">
            <text:p>3,929,629</text:p>
          </table:table-cell>
          <table:table-cell table:number-columns-repeated="16370"/>
        </table:table-row>
        <table:table-row table:style-name="ro3">
          <table:table-cell office:value-type="float" office:value="1050" table:style-name="ce22">
            <text:p>1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307236.02720000001" table:style-name="ce24">
            <text:p>307,236</text:p>
          </table:table-cell>
          <table:table-cell office:value-type="float" office:value="32522266.173149999" table:style-name="ce24">
            <text:p>32,522,266</text:p>
          </table:table-cell>
          <table:table-cell office:value-type="float" office:value="204843.47026999999" table:style-name="ce24">
            <text:p>204,843</text:p>
          </table:table-cell>
          <table:table-cell office:value-type="float" office:value="25859661.504299998" table:style-name="ce24">
            <text:p>25,859,662</text:p>
          </table:table-cell>
          <table:table-cell office:value-type="float" office:value="214350.89494" table:style-name="ce24">
            <text:p>214,351</text:p>
          </table:table-cell>
          <table:table-cell office:value-type="float" office:value="27425730.245609999" table:style-name="ce24">
            <text:p>27,425,730</text:p>
          </table:table-cell>
          <table:table-cell office:value-type="float" office:value="220787.6335" table:style-name="ce24">
            <text:p>220,788</text:p>
          </table:table-cell>
          <table:table-cell office:value-type="float" office:value="26685819.499150001" table:style-name="ce24">
            <text:p>26,685,819</text:p>
          </table:table-cell>
          <table:table-cell office:value-type="float" office:value="216867.07131" table:style-name="ce24">
            <text:p>216,867</text:p>
          </table:table-cell>
          <table:table-cell office:value-type="float" office:value="31038980.573010001" table:style-name="ce24">
            <text:p>31,038,981</text:p>
          </table:table-cell>
          <table:table-cell office:value-type="float" office:value="223422.22704999999" table:style-name="ce24">
            <text:p>223,422</text:p>
          </table:table-cell>
          <table:table-cell office:value-type="float" office:value="30544515.094950002" table:style-name="ce24">
            <text:p>30,544,515</text:p>
          </table:table-cell>
          <table:table-cell table:number-columns-repeated="16370"/>
        </table:table-row>
        <table:table-row table:style-name="ro3">
          <table:table-cell office:value-type="float" office:value="1051" table:style-name="ce22">
            <text:p>1051</text:p>
          </table:table-cell>
          <table:table-cell office:value-type="string" table:style-name="ce23">
            <text:p><text:s text:c="4"/>魷釣</text:p>
          </table:table-cell>
          <table:table-cell office:value-type="float" office:value="299935" table:style-name="ce24">
            <text:p>299,935</text:p>
          </table:table-cell>
          <table:table-cell office:value-type="float" office:value="4655051.4395700004" table:style-name="ce24">
            <text:p>4,655,051</text:p>
          </table:table-cell>
          <table:table-cell office:value-type="float" office:value="240283.011" table:style-name="ce24">
            <text:p>240,283</text:p>
          </table:table-cell>
          <table:table-cell office:value-type="float" office:value="3685222.0669800001" table:style-name="ce24">
            <text:p>3,685,222</text:p>
          </table:table-cell>
          <table:table-cell office:value-type="float" office:value="68746.019" table:style-name="ce24">
            <text:p>68,746</text:p>
          </table:table-cell>
          <table:table-cell office:value-type="float" office:value="1892625.9225000001" table:style-name="ce24">
            <text:p>1,892,626</text:p>
          </table:table-cell>
          <table:table-cell office:value-type="float" office:value="59748.999389999997" table:style-name="ce24">
            <text:p>59,749</text:p>
          </table:table-cell>
          <table:table-cell office:value-type="float" office:value="1109206.88219" table:style-name="ce24">
            <text:p>1,109,207</text:p>
          </table:table-cell>
          <table:table-cell office:value-type="float" office:value="104513.005" table:style-name="ce24">
            <text:p>104,513</text:p>
          </table:table-cell>
          <table:table-cell office:value-type="float" office:value="1995190.19918" table:style-name="ce24">
            <text:p>1,995,190</text:p>
          </table:table-cell>
          <table:table-cell office:value-type="float" office:value="98125.975999999995" table:style-name="ce24">
            <text:p>98,126</text:p>
          </table:table-cell>
          <table:table-cell office:value-type="float" office:value="2677692.16316" table:style-name="ce24">
            <text:p>2,677,692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1099</text:p>
          </table:table-cell>
          <table:table-cell office:value-type="string" table:style-name="ce26">
            <text:p><text:s text:c="4"/>其他遠洋漁業</text:p>
          </table:table-cell>
          <table:table-cell office:value-type="float" office:value="15593.328519999999" table:style-name="ce27">
            <text:p>15,593</text:p>
          </table:table-cell>
          <table:table-cell office:value-type="float" office:value="322339.14133999997" table:style-name="ce27">
            <text:p>322,339</text:p>
          </table:table-cell>
          <table:table-cell office:value-type="float" office:value="8727.3430399999997" table:style-name="ce27">
            <text:p>8,727</text:p>
          </table:table-cell>
          <table:table-cell office:value-type="float" office:value="345609.75225000002" table:style-name="ce27">
            <text:p>345,610</text:p>
          </table:table-cell>
          <table:table-cell office:value-type="float" office:value="5032.5783700000002" table:style-name="ce27">
            <text:p>5,033</text:p>
          </table:table-cell>
          <table:table-cell office:value-type="float" office:value="129412.60980000001" table:style-name="ce27">
            <text:p>129,413</text:p>
          </table:table-cell>
          <table:table-cell office:value-type="float" office:value="6117.0821599999999" table:style-name="ce27">
            <text:p>6,117</text:p>
          </table:table-cell>
          <table:table-cell office:value-type="float" office:value="198318.56826999999" table:style-name="ce27">
            <text:p>198,319</text:p>
          </table:table-cell>
          <table:table-cell office:value-type="float" office:value="6227.8732300000001" table:style-name="ce27">
            <text:p>6,228</text:p>
          </table:table-cell>
          <table:table-cell office:value-type="float" office:value="226699.11559999999" table:style-name="ce27">
            <text:p>226,699</text:p>
          </table:table-cell>
          <table:table-cell office:value-type="float" office:value="6621.4809400000004" table:style-name="ce27">
            <text:p>6,621</text:p>
          </table:table-cell>
          <table:table-cell office:value-type="float" office:value="198002.78782" table:style-name="ce27">
            <text:p>198,003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2000</text:p>
          </table:table-cell>
          <table:table-cell office:value-type="string" table:style-name="ce19">
            <text:p>近海漁業合計</text:p>
          </table:table-cell>
          <table:table-cell office:value-type="float" office:value="135416.87450999999" table:formula="of:=  IF(SUM([.C18:.C33])=0;&quot;-&quot;;SUM([.C18:.C33]))" table:style-name="ce20">
            <text:p>135,417</text:p>
          </table:table-cell>
          <table:table-cell office:value-type="float" office:value="8733355.4603600018" table:formula="of:=  IF(SUM([.D18:.D33])=0;&quot;-&quot;;SUM([.D18:.D33]))" table:style-name="ce20">
            <text:p>8,733,355</text:p>
          </table:table-cell>
          <table:table-cell office:value-type="float" office:value="133322.66362000001" table:formula="of:=  IF(SUM([.E18:.E33])=0;&quot;-&quot;;SUM([.E18:.E33]))" table:style-name="ce21">
            <text:p>133,323</text:p>
          </table:table-cell>
          <table:table-cell office:value-type="float" office:value="9504085.0955799986" table:formula="of:=  IF(SUM([.F18:.F33])=0;&quot;-&quot;;SUM([.F18:.F33]))" table:style-name="ce21">
            <text:p>9,504,085</text:p>
          </table:table-cell>
          <table:table-cell office:value-type="float" office:value="147363.9094" table:formula="of:=  IF(SUM([.G18:.G33])=0;&quot;-&quot;;SUM([.G18:.G33]))" table:style-name="ce21">
            <text:p>147,364</text:p>
          </table:table-cell>
          <table:table-cell office:value-type="float" office:value="10817463.979910001" table:formula="of:=  IF(SUM([.H18:.H33])=0;&quot;-&quot;;SUM([.H18:.H33]))" table:style-name="ce21">
            <text:p>10,817,464</text:p>
          </table:table-cell>
          <table:table-cell office:value-type="float" office:value="128782.43071999999" table:formula="of:=  IF(SUM([.I18:.I33])=0;&quot;-&quot;;SUM([.I18:.I33]))" table:style-name="ce21">
            <text:p>128,782</text:p>
          </table:table-cell>
          <table:table-cell office:value-type="float" office:value="8939202.7293000016" table:formula="of:=  IF(SUM([.J18:.J33])=0;&quot;-&quot;;SUM([.J18:.J33]))" table:style-name="ce21">
            <text:p>8,939,203</text:p>
          </table:table-cell>
          <table:table-cell office:value-type="float" office:value="163536.23112000004" table:formula="of:=  IF(SUM([.K18:.K33])=0;&quot;-&quot;;SUM([.K18:.K33]))" table:style-name="ce21">
            <text:p>163,536</text:p>
          </table:table-cell>
          <table:table-cell office:value-type="float" office:value="12724308.564410001" table:formula="of:=  IF(SUM([.L18:.L33])=0;&quot;-&quot;;SUM([.L18:.L33]))" table:style-name="ce21">
            <text:p>12,724,309</text:p>
          </table:table-cell>
          <table:table-cell office:value-type="float" office:value="148250.40409" table:formula="of:=  IF(SUM([.M18:.M33])=0;&quot;-&quot;;SUM([.M18:.M33]))" table:style-name="ce21">
            <text:p>148,250</text:p>
          </table:table-cell>
          <table:table-cell office:value-type="float" office:value="13729111.106639998" table:formula="of:=  IF(SUM([.N18:.N33])=0;&quot;-&quot;;SUM([.N18:.N33]))" table:style-name="ce21">
            <text:p>13,729,11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1</text:p>
          </table:table-cell>
          <table:table-cell office:value-type="string" table:style-name="ce23">
            <text:p><text:s text:c="4"/>巾著網</text:p>
          </table:table-cell>
          <table:table-cell office:value-type="float" office:value="1595.4726000000001" table:style-name="ce24">
            <text:p>1,595</text:p>
          </table:table-cell>
          <table:table-cell office:value-type="float" office:value="62579.617859999998" table:style-name="ce24">
            <text:p>62,580</text:p>
          </table:table-cell>
          <table:table-cell office:value-type="float" office:value="978.04589999999996" table:style-name="ce24">
            <text:p>978</text:p>
          </table:table-cell>
          <table:table-cell office:value-type="float" office:value="23307.816299999999" table:style-name="ce24">
            <text:p>23,308</text:p>
          </table:table-cell>
          <table:table-cell office:value-type="float" office:value="764.78518999999994" table:style-name="ce24">
            <text:p>765</text:p>
          </table:table-cell>
          <table:table-cell office:value-type="float" office:value="18745.24351" table:style-name="ce24">
            <text:p>18,745</text:p>
          </table:table-cell>
          <table:table-cell office:value-type="float" office:value="1232.83878" table:style-name="ce24">
            <text:p>1,233</text:p>
          </table:table-cell>
          <table:table-cell office:value-type="float" office:value="34931.91633" table:style-name="ce24">
            <text:p>34,932</text:p>
          </table:table-cell>
          <table:table-cell office:value-type="float" office:value="114.91451000000001" table:style-name="ce24">
            <text:p>115</text:p>
          </table:table-cell>
          <table:table-cell office:value-type="float" office:value="3746.5322999999999" table:style-name="ce24">
            <text:p>3,747</text:p>
          </table:table-cell>
          <table:table-cell office:value-type="float" office:value="120.67207000000001" table:style-name="ce24">
            <text:p>121</text:p>
          </table:table-cell>
          <table:table-cell office:value-type="float" office:value="4635.6213699999998" table:style-name="ce24">
            <text:p>4,63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2</text:p>
          </table:table-cell>
          <table:table-cell office:value-type="string" table:style-name="ce23">
            <text:p><text:s text:c="4"/>鯖鰺圍網</text:p>
          </table:table-cell>
          <table:table-cell office:value-type="float" office:value="13474.388999999999" table:style-name="ce24">
            <text:p>13,474</text:p>
          </table:table-cell>
          <table:table-cell office:value-type="float" office:value="273852.5269" table:style-name="ce24">
            <text:p>273,853</text:p>
          </table:table-cell>
          <table:table-cell office:value-type="float" office:value="15942.518" table:style-name="ce24">
            <text:p>15,943</text:p>
          </table:table-cell>
          <table:table-cell office:value-type="float" office:value="403242.08970000001" table:style-name="ce24">
            <text:p>403,242</text:p>
          </table:table-cell>
          <table:table-cell office:value-type="float" office:value="63872.347999999998" table:style-name="ce24">
            <text:p>63,872</text:p>
          </table:table-cell>
          <table:table-cell office:value-type="float" office:value="2603881.79428" table:style-name="ce24">
            <text:p>2,603,882</text:p>
          </table:table-cell>
          <table:table-cell office:value-type="float" office:value="57775.173999999999" table:style-name="ce24">
            <text:p>57,775</text:p>
          </table:table-cell>
          <table:table-cell office:value-type="float" office:value="1919854.7102999999" table:style-name="ce24">
            <text:p>1,919,855</text:p>
          </table:table-cell>
          <table:table-cell office:value-type="float" office:value="5220.5060000000003" table:style-name="ce24">
            <text:p>5,221</text:p>
          </table:table-cell>
          <table:table-cell office:value-type="float" office:value="156615.49679999999" table:style-name="ce24">
            <text:p>156,615</text:p>
          </table:table-cell>
          <table:table-cell office:value-type="float" office:value="2006.97" table:style-name="ce24">
            <text:p>2,007</text:p>
          </table:table-cell>
          <table:table-cell office:value-type="float" office:value="69070.895000000004" table:style-name="ce24">
            <text:p>69,071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3</text:p>
          </table:table-cell>
          <table:table-cell office:value-type="string" table:style-name="ce23">
            <text:p><text:s text:c="4"/>棒受網</text:p>
          </table:table-cell>
          <table:table-cell office:value-type="float" office:value="32689.737000000001" table:style-name="ce24">
            <text:p>32,690</text:p>
          </table:table-cell>
          <table:table-cell office:value-type="float" office:value="971907.91429999995" table:style-name="ce24">
            <text:p>971,908</text:p>
          </table:table-cell>
          <table:table-cell office:value-type="float" office:value="40155.266900000002" table:style-name="ce24">
            <text:p>40,155</text:p>
          </table:table-cell>
          <table:table-cell office:value-type="float" office:value="1277302.0290999999" table:style-name="ce24">
            <text:p>1,277,302</text:p>
          </table:table-cell>
          <table:table-cell office:value-type="float" office:value="6040.5636000000004" table:style-name="ce24">
            <text:p>6,041</text:p>
          </table:table-cell>
          <table:table-cell office:value-type="float" office:value="460469.63400000002" table:style-name="ce24">
            <text:p>460,470</text:p>
          </table:table-cell>
          <table:table-cell office:value-type="float" office:value="4173.8792999999996" table:style-name="ce24">
            <text:p>4,174</text:p>
          </table:table-cell>
          <table:table-cell office:value-type="float" office:value="269870.86920999998" table:style-name="ce24">
            <text:p>269,871</text:p>
          </table:table-cell>
          <table:table-cell office:value-type="float" office:value="1932.2" table:style-name="ce24">
            <text:p>1,932</text:p>
          </table:table-cell>
          <table:table-cell office:value-type="float" office:value="156945.46" table:style-name="ce24">
            <text:p>156,945</text:p>
          </table:table-cell>
          <table:table-cell office:value-type="float" office:value="1428.2" table:style-name="ce24">
            <text:p>1,428</text:p>
          </table:table-cell>
          <table:table-cell office:value-type="float" office:value="111325.1" table:style-name="ce24">
            <text:p>111,32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4</text:p>
          </table:table-cell>
          <table:table-cell office:value-type="string" table:style-name="ce23">
            <text:p><text:s text:c="4"/>中小拖網</text:p>
          </table:table-cell>
          <table:table-cell office:value-type="float" office:value="41388.795330000001" table:style-name="ce24">
            <text:p>41,389</text:p>
          </table:table-cell>
          <table:table-cell office:value-type="float" office:value="3072522.1993" table:style-name="ce24">
            <text:p>3,072,522</text:p>
          </table:table-cell>
          <table:table-cell office:value-type="float" office:value="36525.405789999997" table:style-name="ce24">
            <text:p>36,525</text:p>
          </table:table-cell>
          <table:table-cell office:value-type="float" office:value="3664141.5334899998" table:style-name="ce24">
            <text:p>3,664,142</text:p>
          </table:table-cell>
          <table:table-cell office:value-type="float" office:value="36209.556669999998" table:style-name="ce24">
            <text:p>36,210</text:p>
          </table:table-cell>
          <table:table-cell office:value-type="float" office:value="3374240.02605" table:style-name="ce24">
            <text:p>3,374,240</text:p>
          </table:table-cell>
          <table:table-cell office:value-type="float" office:value="29694.833019999998" table:style-name="ce24">
            <text:p>29,695</text:p>
          </table:table-cell>
          <table:table-cell office:value-type="float" office:value="3077395.98196" table:style-name="ce24">
            <text:p>3,077,396</text:p>
          </table:table-cell>
          <table:table-cell office:value-type="float" office:value="31851.220410000002" table:style-name="ce24">
            <text:p>31,851</text:p>
          </table:table-cell>
          <table:table-cell office:value-type="float" office:value="4140038.4880599999" table:style-name="ce24">
            <text:p>4,140,038</text:p>
          </table:table-cell>
          <table:table-cell office:value-type="float" office:value="34736.149519999999" table:style-name="ce24">
            <text:p>34,736</text:p>
          </table:table-cell>
          <table:table-cell office:value-type="float" office:value="4624578.5243100002" table:style-name="ce24">
            <text:p>4,624,57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5</text:p>
          </table:table-cell>
          <table:table-cell office:value-type="string" table:style-name="ce23">
            <text:p><text:s text:c="4"/>刺網</text:p>
          </table:table-cell>
          <table:table-cell office:value-type="float" office:value="5592.7812100000001" table:style-name="ce24">
            <text:p>5,593</text:p>
          </table:table-cell>
          <table:table-cell office:value-type="float" office:value="875812.58949000004" table:style-name="ce24">
            <text:p>875,813</text:p>
          </table:table-cell>
          <table:table-cell office:value-type="float" office:value="5020.0511200000001" table:style-name="ce24">
            <text:p>5,020</text:p>
          </table:table-cell>
          <table:table-cell office:value-type="float" office:value="731502.72293000005" table:style-name="ce24">
            <text:p>731,503</text:p>
          </table:table-cell>
          <table:table-cell office:value-type="float" office:value="5116.7104600000002" table:style-name="ce24">
            <text:p>5,117</text:p>
          </table:table-cell>
          <table:table-cell office:value-type="float" office:value="774761.91330999997" table:style-name="ce24">
            <text:p>774,762</text:p>
          </table:table-cell>
          <table:table-cell office:value-type="float" office:value="4368.3429100000003" table:style-name="ce24">
            <text:p>4,368</text:p>
          </table:table-cell>
          <table:table-cell office:value-type="float" office:value="621890.31359000003" table:style-name="ce24">
            <text:p>621,890</text:p>
          </table:table-cell>
          <table:table-cell office:value-type="float" office:value="3827.7950799999999" table:style-name="ce24">
            <text:p>3,828</text:p>
          </table:table-cell>
          <table:table-cell office:value-type="float" office:value="583466.86476999999" table:style-name="ce24">
            <text:p>583,467</text:p>
          </table:table-cell>
          <table:table-cell office:value-type="float" office:value="4604.7463600000001" table:style-name="ce24">
            <text:p>4,605</text:p>
          </table:table-cell>
          <table:table-cell office:value-type="float" office:value="716782.50889000006" table:style-name="ce24">
            <text:p>716,78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6</text:p>
          </table:table-cell>
          <table:table-cell office:value-type="string" table:style-name="ce23">
            <text:p><text:s text:c="4"/>扒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85089.659899999999" table:style-name="ce24">
            <text:p>85,090</text:p>
          </table:table-cell>
          <table:table-cell office:value-type="float" office:value="4396606.9979699999" table:style-name="ce24">
            <text:p>4,396,607</text:p>
          </table:table-cell>
          <table:table-cell office:value-type="float" office:value="81519.021699999998" table:style-name="ce24">
            <text:p>81,519</text:p>
          </table:table-cell>
          <table:table-cell office:value-type="float" office:value="4711689.4629499996" table:style-name="ce24">
            <text:p>4,711,68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128.774" table:style-name="ce24">
            <text:p>129</text:p>
          </table:table-cell>
          <table:table-cell office:value-type="float" office:value="10304.7498" table:style-name="ce24">
            <text:p>10,305</text:p>
          </table:table-cell>
          <table:table-cell office:value-type="float" office:value="188.7" table:style-name="ce24">
            <text:p>189</text:p>
          </table:table-cell>
          <table:table-cell office:value-type="float" office:value="14904.512699999999" table:style-name="ce24">
            <text:p>14,905</text:p>
          </table:table-cell>
          <table:table-cell office:value-type="float" office:value="128.22999999999999" table:style-name="ce24">
            <text:p>128</text:p>
          </table:table-cell>
          <table:table-cell office:value-type="float" office:value="13333.47" table:style-name="ce24">
            <text:p>13,33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.3" table:style-name="ce24">
            <text:p>1</text:p>
          </table:table-cell>
          <table:table-cell office:value-type="float" office:value="70.137" table:style-name="ce24">
            <text:p>7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22581.128519999998" table:style-name="ce24">
            <text:p>22,581</text:p>
          </table:table-cell>
          <table:table-cell office:value-type="float" office:value="1880311.15274" table:style-name="ce24">
            <text:p>1,880,311</text:p>
          </table:table-cell>
          <table:table-cell office:value-type="float" office:value="17352.59834" table:style-name="ce24">
            <text:p>17,353</text:p>
          </table:table-cell>
          <table:table-cell office:value-type="float" office:value="1621201.6146199999" table:style-name="ce24">
            <text:p>1,621,202</text:p>
          </table:table-cell>
          <table:table-cell office:value-type="float" office:value="14288.535159999999" table:style-name="ce24">
            <text:p>14,289</text:p>
          </table:table-cell>
          <table:table-cell office:value-type="float" office:value="1357895.3288799999" table:style-name="ce24">
            <text:p>1,357,895</text:p>
          </table:table-cell>
          <table:table-cell office:value-type="float" office:value="15125.947120000001" table:style-name="ce24">
            <text:p>15,126</text:p>
          </table:table-cell>
          <table:table-cell office:value-type="float" office:value="1467041.2288800001" table:style-name="ce24">
            <text:p>1,467,041</text:p>
          </table:table-cell>
          <table:table-cell office:value-type="float" office:value="15313.539140000001" table:style-name="ce24">
            <text:p>15,314</text:p>
          </table:table-cell>
          <table:table-cell office:value-type="float" office:value="1534409.8022100001" table:style-name="ce24">
            <text:p>1,534,410</text:p>
          </table:table-cell>
          <table:table-cell office:value-type="float" office:value="15466.880660000001" table:style-name="ce24">
            <text:p>15,467</text:p>
          </table:table-cell>
          <table:table-cell office:value-type="float" office:value="1889380.12512" table:style-name="ce24">
            <text:p>1,889,38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5743.5875599999999" table:style-name="ce24">
            <text:p>5,744</text:p>
          </table:table-cell>
          <table:table-cell office:value-type="float" office:value="621494.95045" table:style-name="ce24">
            <text:p>621,495</text:p>
          </table:table-cell>
          <table:table-cell office:value-type="float" office:value="5094.8487400000004" table:style-name="ce24">
            <text:p>5,095</text:p>
          </table:table-cell>
          <table:table-cell office:value-type="float" office:value="665328.77394999994" table:style-name="ce24">
            <text:p>665,329</text:p>
          </table:table-cell>
          <table:table-cell office:value-type="float" office:value="4234.4493599999996" table:style-name="ce24">
            <text:p>4,234</text:p>
          </table:table-cell>
          <table:table-cell office:value-type="float" office:value="631605.55336000002" table:style-name="ce24">
            <text:p>631,606</text:p>
          </table:table-cell>
          <table:table-cell office:value-type="float" office:value="3355.6850399999998" table:style-name="ce24">
            <text:p>3,356</text:p>
          </table:table-cell>
          <table:table-cell office:value-type="float" office:value="569321.19238999998" table:style-name="ce24">
            <text:p>569,321</text:p>
          </table:table-cell>
          <table:table-cell office:value-type="float" office:value="3249.0614" table:style-name="ce24">
            <text:p>3,249</text:p>
          </table:table-cell>
          <table:table-cell office:value-type="float" office:value="588731.92156000005" table:style-name="ce24">
            <text:p>588,732</text:p>
          </table:table-cell>
          <table:table-cell office:value-type="float" office:value="3227.66705" table:style-name="ce24">
            <text:p>3,228</text:p>
          </table:table-cell>
          <table:table-cell office:value-type="float" office:value="585922.37233000004" table:style-name="ce24">
            <text:p>585,922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2</text:p>
          </table:table-cell>
          <table:table-cell office:value-type="string" table:style-name="ce23">
            <text:p><text:s text:c="4"/>曳繩釣</text:p>
          </table:table-cell>
          <table:table-cell office:value-type="float" office:value="125.354" table:style-name="ce24">
            <text:p>125</text:p>
          </table:table-cell>
          <table:table-cell office:value-type="float" office:value="4832.8706000000002" table:style-name="ce24">
            <text:p>4,833</text:p>
          </table:table-cell>
          <table:table-cell office:value-type="float" office:value="87.986999999999995" table:style-name="ce24">
            <text:p>88</text:p>
          </table:table-cell>
          <table:table-cell office:value-type="float" office:value="3686.98263" table:style-name="ce24">
            <text:p>3,687</text:p>
          </table:table-cell>
          <table:table-cell office:value-type="float" office:value="104.771" table:style-name="ce24">
            <text:p>105</text:p>
          </table:table-cell>
          <table:table-cell office:value-type="float" office:value="5435.3721999999998" table:style-name="ce24">
            <text:p>5,435</text:p>
          </table:table-cell>
          <table:table-cell office:value-type="float" office:value="85.006" table:style-name="ce24">
            <text:p>85</text:p>
          </table:table-cell>
          <table:table-cell office:value-type="float" office:value="4984.4314000000004" table:style-name="ce24">
            <text:p>4,984</text:p>
          </table:table-cell>
          <table:table-cell office:value-type="float" office:value="86.081000000000003" table:style-name="ce24">
            <text:p>86</text:p>
          </table:table-cell>
          <table:table-cell office:value-type="float" office:value="6578.5483000000004" table:style-name="ce24">
            <text:p>6,579</text:p>
          </table:table-cell>
          <table:table-cell office:value-type="float" office:value="78.656000000000006" table:style-name="ce24">
            <text:p>79</text:p>
          </table:table-cell>
          <table:table-cell office:value-type="float" office:value="6926.41806" table:style-name="ce24">
            <text:p>6,92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3</text:p>
          </table:table-cell>
          <table:table-cell office:value-type="string" table:style-name="ce23">
            <text:p><text:s text:c="4"/>一支釣</text:p>
          </table:table-cell>
          <table:table-cell office:value-type="float" office:value="3439.9904000000001" table:style-name="ce24">
            <text:p>3,440</text:p>
          </table:table-cell>
          <table:table-cell office:value-type="float" office:value="420462.78026999999" table:style-name="ce24">
            <text:p>420,463</text:p>
          </table:table-cell>
          <table:table-cell office:value-type="float" office:value="2712.1824000000001" table:style-name="ce24">
            <text:p>2,712</text:p>
          </table:table-cell>
          <table:table-cell office:value-type="float" office:value="397508.28083" table:style-name="ce24">
            <text:p>397,508</text:p>
          </table:table-cell>
          <table:table-cell office:value-type="float" office:value="2298.6652800000002" table:style-name="ce24">
            <text:p>2,299</text:p>
          </table:table-cell>
          <table:table-cell office:value-type="float" office:value="353853.13896000001" table:style-name="ce24">
            <text:p>353,853</text:p>
          </table:table-cell>
          <table:table-cell office:value-type="float" office:value="1828.74693" table:style-name="ce24">
            <text:p>1,829</text:p>
          </table:table-cell>
          <table:table-cell office:value-type="float" office:value="321340.40760999999" table:style-name="ce24">
            <text:p>321,340</text:p>
          </table:table-cell>
          <table:table-cell office:value-type="float" office:value="1885.56945" table:style-name="ce24">
            <text:p>1,886</text:p>
          </table:table-cell>
          <table:table-cell office:value-type="float" office:value="395046.20824000001" table:style-name="ce24">
            <text:p>395,046</text:p>
          </table:table-cell>
          <table:table-cell office:value-type="float" office:value="1866.8177900000001" table:style-name="ce24">
            <text:p>1,867</text:p>
          </table:table-cell>
          <table:table-cell office:value-type="float" office:value="394436.78067000001" table:style-name="ce24">
            <text:p>394,43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3" table:style-name="ce24">
            <text:p>3</text:p>
          </table:table-cell>
          <table:table-cell office:value-type="float" office:value="300" table:style-name="ce24">
            <text:p>300</text:p>
          </table:table-cell>
          <table:table-cell office:value-type="float" office:value="3.6" table:style-name="ce24">
            <text:p>4</text:p>
          </table:table-cell>
          <table:table-cell office:value-type="float" office:value="288" table:style-name="ce24">
            <text:p>288</text:p>
          </table:table-cell>
          <table:table-cell office:value-type="float" office:value="1.2" table:style-name="ce24">
            <text:p>1</text:p>
          </table:table-cell>
          <table:table-cell office:value-type="float" office:value="144" table:style-name="ce24">
            <text:p>144</text:p>
          </table:table-cell>
          <table:table-cell office:value-type="float" office:value="1.2" table:style-name="ce24">
            <text:p>1</text:p>
          </table:table-cell>
          <table:table-cell office:value-type="float" office:value="144" table:style-name="ce24">
            <text:p>14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6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7</text:p>
          </table:table-cell>
          <table:table-cell office:value-type="string" table:style-name="ce23">
            <text:p><text:s text:c="4"/>珊瑚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3.11876" table:style-name="ce24">
            <text:p>3</text:p>
          </table:table-cell>
          <table:table-cell office:value-type="float" office:value="93562.8" table:style-name="ce24">
            <text:p>93,563</text:p>
          </table:table-cell>
          <table:table-cell office:value-type="float" office:value="2.9304199999999998" table:style-name="ce24">
            <text:p>3</text:p>
          </table:table-cell>
          <table:table-cell office:value-type="float" office:value="109318.51025000001" table:style-name="ce24">
            <text:p>109,319</text:p>
          </table:table-cell>
          <table:table-cell office:value-type="float" office:value="3.20899" table:style-name="ce24">
            <text:p>3</text:p>
          </table:table-cell>
          <table:table-cell office:value-type="float" office:value="164114.80828" table:style-name="ce24">
            <text:p>164,115</text:p>
          </table:table-cell>
          <table:table-cell office:value-type="float" office:value="3.25197" table:style-name="ce24">
            <text:p>3</text:p>
          </table:table-cell>
          <table:table-cell office:value-type="float" office:value="281196.87800999999" table:style-name="ce24">
            <text:p>281,19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8</text:p>
          </table:table-cell>
          <table:table-cell office:value-type="string" table:style-name="ce23">
            <text:p><text:s text:c="4"/>飛魚卵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278.82" table:style-name="ce24">
            <text:p>279</text:p>
          </table:table-cell>
          <table:table-cell office:value-type="float" office:value="68764.812999999995" table:style-name="ce24">
            <text:p>68,765</text:p>
          </table:table-cell>
          <table:table-cell office:value-type="float" office:value="273.82299999999998" table:style-name="ce24">
            <text:p>274</text:p>
          </table:table-cell>
          <table:table-cell office:value-type="float" office:value="67818.875" table:style-name="ce24">
            <text:p>67,819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9</text:p>
          </table:table-cell>
          <table:table-cell office:value-type="string" table:style-name="ce26">
            <text:p><text:s text:c="4"/>其他近海漁業</text:p>
          </table:table-cell>
          <table:table-cell office:value-type="float" office:value="8653.8648900000007" table:style-name="ce27">
            <text:p>8,654</text:p>
          </table:table-cell>
          <table:table-cell office:value-type="float" office:value="538974.10864999995" table:style-name="ce27">
            <text:p>538,974</text:p>
          </table:table-cell>
          <table:table-cell office:value-type="float" office:value="9261.4594300000008" table:style-name="ce27">
            <text:p>9,261</text:p>
          </table:table-cell>
          <table:table-cell office:value-type="float" office:value="701670.73933000001" table:style-name="ce27">
            <text:p>701,671</text:p>
          </table:table-cell>
          <table:table-cell office:value-type="float" office:value="14300.975920000001" table:style-name="ce27">
            <text:p>14,301</text:p>
          </table:table-cell>
          <table:table-cell office:value-type="float" office:value="1129535.70536" table:style-name="ce27">
            <text:p>1,129,536</text:p>
          </table:table-cell>
          <table:table-cell office:value-type="float" office:value="11137.8472" table:style-name="ce27">
            <text:p>11,138</text:p>
          </table:table-cell>
          <table:table-cell office:value-type="float" office:value="543109.16738" table:style-name="ce27">
            <text:p>543,109</text:p>
          </table:table-cell>
          <table:table-cell office:value-type="float" office:value="14683.65524" table:style-name="ce27">
            <text:p>14,684</text:p>
          </table:table-cell>
          <table:table-cell office:value-type="float" office:value="529242.62291999999" table:style-name="ce27">
            <text:p>529,243</text:p>
          </table:table-cell>
          <table:table-cell office:value-type="float" office:value="2916.2479699999999" table:style-name="ce27">
            <text:p>2,916</text:p>
          </table:table-cell>
          <table:table-cell office:value-type="float" office:value="265277.40792999999" table:style-name="ce27">
            <text:p>265,277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3000</text:p>
          </table:table-cell>
          <table:table-cell office:value-type="string" table:style-name="ce19">
            <text:p>沿岸漁業合計</text:p>
          </table:table-cell>
          <table:table-cell office:value-type="float" office:value="54303.394259999994" table:formula="of:=  IF(SUM([.C35:.C51])=0;&quot;-&quot;;SUM([.C35:.C51]))" table:style-name="ce20">
            <text:p>54,303</text:p>
          </table:table-cell>
          <table:table-cell office:value-type="float" office:value="5510185.8539299993" table:formula="of:=  IF(SUM([.D35:.D51])=0;&quot;-&quot;;SUM([.D35:.D51]))" table:style-name="ce20">
            <text:p>5,510,186</text:p>
          </table:table-cell>
          <table:table-cell office:value-type="float" office:value="47593.149259999998" table:formula="of:=  IF(SUM([.E35:.E51])=0;&quot;-&quot;;SUM([.E35:.E51]))" table:style-name="ce21">
            <text:p>47,593</text:p>
          </table:table-cell>
          <table:table-cell office:value-type="float" office:value="5114713.8136599995" table:formula="of:=  IF(SUM([.F35:.F51])=0;&quot;-&quot;;SUM([.F35:.F51]))" table:style-name="ce21">
            <text:p>5,114,714</text:p>
          </table:table-cell>
          <table:table-cell office:value-type="float" office:value="40553.321940000002" table:formula="of:=  IF(SUM([.G35:.G51])=0;&quot;-&quot;;SUM([.G35:.G51]))" table:style-name="ce21">
            <text:p>40,553</text:p>
          </table:table-cell>
          <table:table-cell office:value-type="float" office:value="4190545.9580699997" table:formula="of:=  IF(SUM([.H35:.H51])=0;&quot;-&quot;;SUM([.H35:.H51]))" table:style-name="ce21">
            <text:p>4,190,546</text:p>
          </table:table-cell>
          <table:table-cell office:value-type="float" office:value="34764.031929999997" table:formula="of:=  IF(SUM([.I35:.I51])=0;&quot;-&quot;;SUM([.I35:.I51]))" table:style-name="ce21">
            <text:p>34,764</text:p>
          </table:table-cell>
          <table:table-cell office:value-type="float" office:value="3597773.7617299999" table:formula="of:=  IF(SUM([.J35:.J51])=0;&quot;-&quot;;SUM([.J35:.J51]))" table:style-name="ce21">
            <text:p>3,597,774</text:p>
          </table:table-cell>
          <table:table-cell office:value-type="float" office:value="28132.972109999995" table:formula="of:=  IF(SUM([.K35:.K51])=0;&quot;-&quot;;SUM([.K35:.K51]))" table:style-name="ce21">
            <text:p>28,133</text:p>
          </table:table-cell>
          <table:table-cell office:value-type="float" office:value="3591402.4714000002" table:formula="of:=  IF(SUM([.L35:.L51])=0;&quot;-&quot;;SUM([.L35:.L51]))" table:style-name="ce21">
            <text:p>3,591,402</text:p>
          </table:table-cell>
          <table:table-cell office:value-type="float" office:value="33056.224919999993" table:formula="of:=  IF(SUM([.M35:.M51])=0;&quot;-&quot;;SUM([.M35:.M51]))" table:style-name="ce21">
            <text:p>33,056</text:p>
          </table:table-cell>
          <table:table-cell office:value-type="float" office:value="4396474.3151400005" table:formula="of:=  IF(SUM([.N35:.N51])=0;&quot;-&quot;;SUM([.N35:.N51]))" table:style-name="ce21">
            <text:p>4,396,47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1</text:p>
          </table:table-cell>
          <table:table-cell office:value-type="string" table:style-name="ce23">
            <text:p><text:s text:c="4"/>定置漁具</text:p>
          </table:table-cell>
          <table:table-cell office:value-type="float" office:value="13572.428" table:style-name="ce24">
            <text:p>13,572</text:p>
          </table:table-cell>
          <table:table-cell office:value-type="float" office:value="852453.87118000002" table:style-name="ce24">
            <text:p>852,454</text:p>
          </table:table-cell>
          <table:table-cell office:value-type="float" office:value="11948.96112" table:style-name="ce24">
            <text:p>11,949</text:p>
          </table:table-cell>
          <table:table-cell office:value-type="float" office:value="995327.29382000002" table:style-name="ce24">
            <text:p>995,327</text:p>
          </table:table-cell>
          <table:table-cell office:value-type="float" office:value="7237.4268000000002" table:style-name="ce24">
            <text:p>7,237</text:p>
          </table:table-cell>
          <table:table-cell office:value-type="float" office:value="610900.96378999995" table:style-name="ce24">
            <text:p>610,901</text:p>
          </table:table-cell>
          <table:table-cell office:value-type="float" office:value="6155.0030999999999" table:style-name="ce24">
            <text:p>6,155</text:p>
          </table:table-cell>
          <table:table-cell office:value-type="float" office:value="507019.21041" table:style-name="ce24">
            <text:p>507,019</text:p>
          </table:table-cell>
          <table:table-cell office:value-type="float" office:value="5708.8150999999998" table:style-name="ce24">
            <text:p>5,709</text:p>
          </table:table-cell>
          <table:table-cell office:value-type="float" office:value="565346.22638000001" table:style-name="ce24">
            <text:p>565,346</text:p>
          </table:table-cell>
          <table:table-cell office:value-type="float" office:value="10517.86729" table:style-name="ce24">
            <text:p>10,518</text:p>
          </table:table-cell>
          <table:table-cell office:value-type="float" office:value="933293.01399999997" table:style-name="ce24">
            <text:p>933,29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2</text:p>
          </table:table-cell>
          <table:table-cell office:value-type="string" table:style-name="ce23">
            <text:p><text:s text:c="4"/>地曳網</text:p>
          </table:table-cell>
          <table:table-cell office:value-type="float" office:value="589.31899999999996" table:style-name="ce24">
            <text:p>589</text:p>
          </table:table-cell>
          <table:table-cell office:value-type="float" office:value="97140.875799999994" table:style-name="ce24">
            <text:p>97,141</text:p>
          </table:table-cell>
          <table:table-cell office:value-type="float" office:value="515.44000000000005" table:style-name="ce24">
            <text:p>515</text:p>
          </table:table-cell>
          <table:table-cell office:value-type="float" office:value="113532.77899999999" table:style-name="ce24">
            <text:p>113,533</text:p>
          </table:table-cell>
          <table:table-cell office:value-type="float" office:value="396.62349999999998" table:style-name="ce24">
            <text:p>397</text:p>
          </table:table-cell>
          <table:table-cell office:value-type="float" office:value="81771.055980000005" table:style-name="ce24">
            <text:p>81,771</text:p>
          </table:table-cell>
          <table:table-cell office:value-type="float" office:value="308.61810000000003" table:style-name="ce24">
            <text:p>309</text:p>
          </table:table-cell>
          <table:table-cell office:value-type="float" office:value="75622.760049999997" table:style-name="ce24">
            <text:p>75,623</text:p>
          </table:table-cell>
          <table:table-cell office:value-type="float" office:value="369" table:style-name="ce24">
            <text:p>369</text:p>
          </table:table-cell>
          <table:table-cell office:value-type="float" office:value="100737" table:style-name="ce24">
            <text:p>100,737</text:p>
          </table:table-cell>
          <table:table-cell office:value-type="float" office:value="333" table:style-name="ce24">
            <text:p>333</text:p>
          </table:table-cell>
          <table:table-cell office:value-type="float" office:value="104895" table:style-name="ce24">
            <text:p>104,89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3</text:p>
          </table:table-cell>
          <table:table-cell office:value-type="string" table:style-name="ce23">
            <text:p><text:s text:c="4"/>焚寄網</text:p>
          </table:table-cell>
          <table:table-cell office:value-type="float" office:value="8285.4619999999995" table:style-name="ce24">
            <text:p>8,285</text:p>
          </table:table-cell>
          <table:table-cell office:value-type="float" office:value="429853.38250000001" table:style-name="ce24">
            <text:p>429,853</text:p>
          </table:table-cell>
          <table:table-cell office:value-type="float" office:value="7119.9817999999996" table:style-name="ce24">
            <text:p>7,120</text:p>
          </table:table-cell>
          <table:table-cell office:value-type="float" office:value="344937.37163000001" table:style-name="ce24">
            <text:p>344,937</text:p>
          </table:table-cell>
          <table:table-cell office:value-type="float" office:value="7352.3712999999998" table:style-name="ce24">
            <text:p>7,352</text:p>
          </table:table-cell>
          <table:table-cell office:value-type="float" office:value="445393.87592999998" table:style-name="ce24">
            <text:p>445,394</text:p>
          </table:table-cell>
          <table:table-cell office:value-type="float" office:value="9118.2692000000006" table:style-name="ce24">
            <text:p>9,118</text:p>
          </table:table-cell>
          <table:table-cell office:value-type="float" office:value="319105.12972000003" table:style-name="ce24">
            <text:p>319,105</text:p>
          </table:table-cell>
          <table:table-cell office:value-type="float" office:value="4897.4822999999997" table:style-name="ce24">
            <text:p>4,897</text:p>
          </table:table-cell>
          <table:table-cell office:value-type="float" office:value="303202.61634000001" table:style-name="ce24">
            <text:p>303,203</text:p>
          </table:table-cell>
          <table:table-cell office:value-type="float" office:value="5395.9463999999998" table:style-name="ce24">
            <text:p>5,396</text:p>
          </table:table-cell>
          <table:table-cell office:value-type="float" office:value="446373.85275999998" table:style-name="ce24">
            <text:p>446,37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4</text:p>
          </table:table-cell>
          <table:table-cell office:value-type="string" table:style-name="ce23">
            <text:p><text:s text:c="4"/>刺網</text:p>
          </table:table-cell>
          <table:table-cell office:value-type="float" office:value="16843.50347" table:style-name="ce24">
            <text:p>16,844</text:p>
          </table:table-cell>
          <table:table-cell office:value-type="float" office:value="2311124.3795799999" table:style-name="ce24">
            <text:p>2,311,124</text:p>
          </table:table-cell>
          <table:table-cell office:value-type="float" office:value="13557.327149999999" table:style-name="ce24">
            <text:p>13,557</text:p>
          </table:table-cell>
          <table:table-cell office:value-type="float" office:value="1679129.2943200001" table:style-name="ce24">
            <text:p>1,679,129</text:p>
          </table:table-cell>
          <table:table-cell office:value-type="float" office:value="12702.16985" table:style-name="ce24">
            <text:p>12,702</text:p>
          </table:table-cell>
          <table:table-cell office:value-type="float" office:value="1580751.6795600001" table:style-name="ce24">
            <text:p>1,580,752</text:p>
          </table:table-cell>
          <table:table-cell office:value-type="float" office:value="9015.9983900000007" table:style-name="ce24">
            <text:p>9,016</text:p>
          </table:table-cell>
          <table:table-cell office:value-type="float" office:value="1217497.46294" table:style-name="ce24">
            <text:p>1,217,497</text:p>
          </table:table-cell>
          <table:table-cell office:value-type="float" office:value="7367.12799" table:style-name="ce24">
            <text:p>7,367</text:p>
          </table:table-cell>
          <table:table-cell office:value-type="float" office:value="1116823.18561" table:style-name="ce24">
            <text:p>1,116,823</text:p>
          </table:table-cell>
          <table:table-cell office:value-type="float" office:value="7872.8091299999996" table:style-name="ce24">
            <text:p>7,873</text:p>
          </table:table-cell>
          <table:table-cell office:value-type="float" office:value="1381080.2719399999" table:style-name="ce24">
            <text:p>1,381,08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5</text:p>
          </table:table-cell>
          <table:table-cell office:value-type="string" table:style-name="ce23">
            <text:p><text:s text:c="4"/>追逐網</text:p>
          </table:table-cell>
          <table:table-cell office:value-type="float" office:value="22.905000000000001" table:style-name="ce24">
            <text:p>23</text:p>
          </table:table-cell>
          <table:table-cell office:value-type="float" office:value="741.25" table:style-name="ce24">
            <text:p>741</text:p>
          </table:table-cell>
          <table:table-cell office:value-type="float" office:value="13.34" table:style-name="ce24">
            <text:p>13</text:p>
          </table:table-cell>
          <table:table-cell office:value-type="float" office:value="266.8" table:style-name="ce24">
            <text:p>267</text:p>
          </table:table-cell>
          <table:table-cell office:value-type="float" office:value="50.4" table:style-name="ce24">
            <text:p>50</text:p>
          </table:table-cell>
          <table:table-cell office:value-type="float" office:value="1008" table:style-name="ce24">
            <text:p>1,008</text:p>
          </table:table-cell>
          <table:table-cell office:value-type="float" office:value="34.162999999999997" table:style-name="ce24">
            <text:p>34</text:p>
          </table:table-cell>
          <table:table-cell office:value-type="float" office:value="1108.69" table:style-name="ce24">
            <text:p>1,109</text:p>
          </table:table-cell>
          <table:table-cell office:value-type="float" office:value="31.8" table:style-name="ce24">
            <text:p>32</text:p>
          </table:table-cell>
          <table:table-cell office:value-type="float" office:value="1344" table:style-name="ce24">
            <text:p>1,344</text:p>
          </table:table-cell>
          <table:table-cell office:value-type="float" office:value="28.792999999999999" table:style-name="ce24">
            <text:p>29</text:p>
          </table:table-cell>
          <table:table-cell office:value-type="float" office:value="1246.52" table:style-name="ce24">
            <text:p>1,24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6</text:p>
          </table:table-cell>
          <table:table-cell office:value-type="string" table:style-name="ce23">
            <text:p><text:s text:c="4"/>流袋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7</text:p>
          </table:table-cell>
          <table:table-cell office:value-type="string" table:style-name="ce23">
            <text:p><text:s text:c="4"/>魩鱙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698.41013999999996" table:style-name="ce24">
            <text:p>698</text:p>
          </table:table-cell>
          <table:table-cell office:value-type="float" office:value="131812.76670000001" table:style-name="ce24">
            <text:p>131,813</text:p>
          </table:table-cell>
          <table:table-cell office:value-type="float" office:value="1099.0381" table:style-name="ce24">
            <text:p>1,099</text:p>
          </table:table-cell>
          <table:table-cell office:value-type="float" office:value="195047.34547999999" table:style-name="ce24">
            <text:p>195,047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8</text:p>
          </table:table-cell>
          <table:table-cell office:value-type="string" table:style-name="ce23">
            <text:p><text:s text:c="4"/>櫻花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078.2360000000001" table:style-name="ce24">
            <text:p>1,078</text:p>
          </table:table-cell>
          <table:table-cell office:value-type="float" office:value="301366.962" table:style-name="ce24">
            <text:p>301,367</text:p>
          </table:table-cell>
          <table:table-cell office:value-type="float" office:value="1405.848" table:style-name="ce24">
            <text:p>1,406</text:p>
          </table:table-cell>
          <table:table-cell office:value-type="float" office:value="424099.82016" table:style-name="ce24">
            <text:p>424,100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9</text:p>
          </table:table-cell>
          <table:table-cell office:value-type="string" table:style-name="ce23">
            <text:p><text:s text:c="4"/>赤尾青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3707.1970000000001" table:style-name="ce24">
            <text:p>3,707</text:p>
          </table:table-cell>
          <table:table-cell office:value-type="float" office:value="519349.00274000003" table:style-name="ce24">
            <text:p>519,349</text:p>
          </table:table-cell>
          <table:table-cell office:value-type="float" office:value="3627.413" table:style-name="ce24">
            <text:p>3,627</text:p>
          </table:table-cell>
          <table:table-cell office:value-type="float" office:value="596419.56623" table:style-name="ce24">
            <text:p>596,420</text:p>
          </table:table-cell>
          <table:table-cell office:value-type="float" office:value="2956.2262999999998" table:style-name="ce24">
            <text:p>2,956</text:p>
          </table:table-cell>
          <table:table-cell office:value-type="float" office:value="371263.50453999999" table:style-name="ce24">
            <text:p>371,264</text:p>
          </table:table-cell>
          <table:table-cell office:value-type="float" office:value="2619.6011100000001" table:style-name="ce24">
            <text:p>2,620</text:p>
          </table:table-cell>
          <table:table-cell office:value-type="float" office:value="552467.64645" table:style-name="ce24">
            <text:p>552,468</text:p>
          </table:table-cell>
          <table:table-cell office:value-type="float" office:value="2105.50306" table:style-name="ce24">
            <text:p>2,106</text:p>
          </table:table-cell>
          <table:table-cell office:value-type="float" office:value="167734.09193" table:style-name="ce24">
            <text:p>167,734</text:p>
          </table:table-cell>
          <table:table-cell office:value-type="float" office:value="1304.0854200000001" table:style-name="ce24">
            <text:p>1,304</text:p>
          </table:table-cell>
          <table:table-cell office:value-type="float" office:value="102343.46438999999" table:style-name="ce24">
            <text:p>102,343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0</text:p>
          </table:table-cell>
          <table:table-cell office:value-type="string" table:style-name="ce23">
            <text:p><text:s text:c="4"/>一支釣</text:p>
          </table:table-cell>
          <table:table-cell office:value-type="float" office:value="4583.5467399999998" table:style-name="ce24">
            <text:p>4,584</text:p>
          </table:table-cell>
          <table:table-cell office:value-type="float" office:value="425400.94042" table:style-name="ce24">
            <text:p>425,401</text:p>
          </table:table-cell>
          <table:table-cell office:value-type="float" office:value="3776.66993" table:style-name="ce24">
            <text:p>3,777</text:p>
          </table:table-cell>
          <table:table-cell office:value-type="float" office:value="482864.85596999998" table:style-name="ce24">
            <text:p>482,865</text:p>
          </table:table-cell>
          <table:table-cell office:value-type="float" office:value="2837.3339700000001" table:style-name="ce24">
            <text:p>2,837</text:p>
          </table:table-cell>
          <table:table-cell office:value-type="float" office:value="364011.83587000001" table:style-name="ce24">
            <text:p>364,012</text:p>
          </table:table-cell>
          <table:table-cell office:value-type="float" office:value="2174.7919499999998" table:style-name="ce24">
            <text:p>2,175</text:p>
          </table:table-cell>
          <table:table-cell office:value-type="float" office:value="286126.19663000002" table:style-name="ce24">
            <text:p>286,126</text:p>
          </table:table-cell>
          <table:table-cell office:value-type="float" office:value="1886.16239" table:style-name="ce24">
            <text:p>1,886</text:p>
          </table:table-cell>
          <table:table-cell office:value-type="float" office:value="333657.19899" table:style-name="ce24">
            <text:p>333,657</text:p>
          </table:table-cell>
          <table:table-cell office:value-type="float" office:value="1475.9582700000001" table:style-name="ce24">
            <text:p>1,476</text:p>
          </table:table-cell>
          <table:table-cell office:value-type="float" office:value="272005.64445999998" table:style-name="ce24">
            <text:p>272,006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1928.7210500000001" table:style-name="ce24">
            <text:p>1,929</text:p>
          </table:table-cell>
          <table:table-cell office:value-type="float" office:value="158863.26842000001" table:style-name="ce24">
            <text:p>158,863</text:p>
          </table:table-cell>
          <table:table-cell office:value-type="float" office:value="2404.9407000000001" table:style-name="ce24">
            <text:p>2,405</text:p>
          </table:table-cell>
          <table:table-cell office:value-type="float" office:value="325746.64454000001" table:style-name="ce24">
            <text:p>325,747</text:p>
          </table:table-cell>
          <table:table-cell office:value-type="float" office:value="2655.37347" table:style-name="ce24">
            <text:p>2,655</text:p>
          </table:table-cell>
          <table:table-cell office:value-type="float" office:value="322539.02708000003" table:style-name="ce24">
            <text:p>322,539</text:p>
          </table:table-cell>
          <table:table-cell office:value-type="float" office:value="1910.00667" table:style-name="ce24">
            <text:p>1,910</text:p>
          </table:table-cell>
          <table:table-cell office:value-type="float" office:value="243506.24004999999" table:style-name="ce24">
            <text:p>243,506</text:p>
          </table:table-cell>
          <table:table-cell office:value-type="float" office:value="1490.41911" table:style-name="ce24">
            <text:p>1,490</text:p>
          </table:table-cell>
          <table:table-cell office:value-type="float" office:value="256407.67238999999" table:style-name="ce24">
            <text:p>256,408</text:p>
          </table:table-cell>
          <table:table-cell office:value-type="float" office:value="1206.7123300000001" table:style-name="ce24">
            <text:p>1,207</text:p>
          </table:table-cell>
          <table:table-cell office:value-type="float" office:value="232375.47159999999" table:style-name="ce24">
            <text:p>232,37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872.1" table:style-name="ce24">
            <text:p>872</text:p>
          </table:table-cell>
          <table:table-cell office:value-type="float" office:value="109629.8" table:style-name="ce24">
            <text:p>109,630</text:p>
          </table:table-cell>
          <table:table-cell office:value-type="float" office:value="388" table:style-name="ce24">
            <text:p>388</text:p>
          </table:table-cell>
          <table:table-cell office:value-type="float" office:value="67834.7" table:style-name="ce24">
            <text:p>67,835</text:p>
          </table:table-cell>
          <table:table-cell office:value-type="float" office:value="154.4" table:style-name="ce24">
            <text:p>154</text:p>
          </table:table-cell>
          <table:table-cell office:value-type="float" office:value="24993.3" table:style-name="ce24">
            <text:p>24,993</text:p>
          </table:table-cell>
          <table:table-cell office:value-type="float" office:value="135.1" table:style-name="ce24">
            <text:p>135</text:p>
          </table:table-cell>
          <table:table-cell office:value-type="float" office:value="15042.4" table:style-name="ce24">
            <text:p>15,042</text:p>
          </table:table-cell>
          <table:table-cell office:value-type="float" office:value="138.0941" table:style-name="ce24">
            <text:p>138</text:p>
          </table:table-cell>
          <table:table-cell office:value-type="float" office:value="16075.8881" table:style-name="ce24">
            <text:p>16,076</text:p>
          </table:table-cell>
          <table:table-cell office:value-type="float" office:value="126.889" table:style-name="ce24">
            <text:p>127</text:p>
          </table:table-cell>
          <table:table-cell office:value-type="float" office:value="13328.514999999999" table:style-name="ce24">
            <text:p>13,329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6</text:p>
          </table:table-cell>
          <table:table-cell office:value-type="string" table:style-name="ce23">
            <text:p><text:s text:c="4"/>鏢旗魚</text:p>
          </table:table-cell>
          <table:table-cell office:value-type="float" office:value="1246.23" table:style-name="ce24">
            <text:p>1,246</text:p>
          </table:table-cell>
          <table:table-cell office:value-type="float" office:value="181890.22" table:style-name="ce24">
            <text:p>181,890</text:p>
          </table:table-cell>
          <table:table-cell office:value-type="float" office:value="1221.1279999999999" table:style-name="ce24">
            <text:p>1,221</text:p>
          </table:table-cell>
          <table:table-cell office:value-type="float" office:value="226196.27" table:style-name="ce24">
            <text:p>226,196</text:p>
          </table:table-cell>
          <table:table-cell office:value-type="float" office:value="455.2" table:style-name="ce24">
            <text:p>455</text:p>
          </table:table-cell>
          <table:table-cell office:value-type="float" office:value="72359.3" table:style-name="ce24">
            <text:p>72,359</text:p>
          </table:table-cell>
          <table:table-cell office:value-type="float" office:value="629.9" table:style-name="ce24">
            <text:p>630</text:p>
          </table:table-cell>
          <table:table-cell office:value-type="float" office:value="81980.800000000003" table:style-name="ce24">
            <text:p>81,981</text:p>
          </table:table-cell>
          <table:table-cell office:value-type="float" office:value="540.67200000000003" table:style-name="ce24">
            <text:p>541</text:p>
          </table:table-cell>
          <table:table-cell office:value-type="float" office:value="76384.616999999998" table:style-name="ce24">
            <text:p>76,385</text:p>
          </table:table-cell>
          <table:table-cell office:value-type="float" office:value="535.80629999999996" table:style-name="ce24">
            <text:p>536</text:p>
          </table:table-cell>
          <table:table-cell office:value-type="float" office:value="71575.211500000005" table:style-name="ce24">
            <text:p>71,575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7</text:p>
          </table:table-cell>
          <table:table-cell office:value-type="string" table:style-name="ce23">
            <text:p><text:s text:c="4"/>遊漁</text:p>
          </table:table-cell>
          <table:table-cell office:value-type="float" office:value="72.986000000000004" table:style-name="ce24">
            <text:p>73</text:p>
          </table:table-cell>
          <table:table-cell office:value-type="float" office:value="6937.22" table:style-name="ce24">
            <text:p>6,937</text:p>
          </table:table-cell>
          <table:table-cell office:value-type="float" office:value="392.92500000000001" table:style-name="ce24">
            <text:p>393</text:p>
          </table:table-cell>
          <table:table-cell office:value-type="float" office:value="33412.25" table:style-name="ce24">
            <text:p>33,412</text:p>
          </table:table-cell>
          <table:table-cell office:value-type="float" office:value="410.99" table:style-name="ce24">
            <text:p>411</text:p>
          </table:table-cell>
          <table:table-cell office:value-type="float" office:value="35907.4" table:style-name="ce24">
            <text:p>35,907</text:p>
          </table:table-cell>
          <table:table-cell office:value-type="float" office:value="360.29" table:style-name="ce24">
            <text:p>360</text:p>
          </table:table-cell>
          <table:table-cell office:value-type="float" office:value="34204.199999999997" table:style-name="ce24">
            <text:p>34,204</text:p>
          </table:table-cell>
          <table:table-cell office:value-type="float" office:value="194.47499999999999" table:style-name="ce24">
            <text:p>194</text:p>
          </table:table-cell>
          <table:table-cell office:value-type="float" office:value="59163.135000000002" table:style-name="ce24">
            <text:p>59,163</text:p>
          </table:table-cell>
          <table:table-cell office:value-type="float" office:value="77.19" table:style-name="ce24">
            <text:p>77</text:p>
          </table:table-cell>
          <table:table-cell office:value-type="float" office:value="24783.9" table:style-name="ce24">
            <text:p>24,784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8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9</text:p>
          </table:table-cell>
          <table:table-cell office:value-type="string" table:style-name="ce26">
            <text:p><text:s text:c="4"/>其他沿岸漁業</text:p>
          </table:table-cell>
          <table:table-cell office:value-type="float" office:value="2578.9960000000001" table:style-name="ce27">
            <text:p>2,579</text:p>
          </table:table-cell>
          <table:table-cell office:value-type="float" office:value="416801.64328999998" table:style-name="ce27">
            <text:p>416,802</text:p>
          </table:table-cell>
          <table:table-cell office:value-type="float" office:value="2627.0225599999999" table:style-name="ce27">
            <text:p>2,627</text:p>
          </table:table-cell>
          <table:table-cell office:value-type="float" office:value="249045.98814999999" table:style-name="ce27">
            <text:p>249,046</text:p>
          </table:table-cell>
          <table:table-cell office:value-type="float" office:value="3344.8067500000002" table:style-name="ce27">
            <text:p>3,345</text:p>
          </table:table-cell>
          <table:table-cell office:value-type="float" office:value="279646.01532000001" table:style-name="ce27">
            <text:p>279,646</text:p>
          </table:table-cell>
          <table:table-cell office:value-type="float" office:value="2302.2904100000001" table:style-name="ce27">
            <text:p>2,302</text:p>
          </table:table-cell>
          <table:table-cell office:value-type="float" office:value="264093.02548000001" table:style-name="ce27">
            <text:p>264,093</text:p>
          </table:table-cell>
          <table:table-cell office:value-type="float" office:value="1626.7749200000001" table:style-name="ce27">
            <text:p>1,627</text:p>
          </table:table-cell>
          <table:table-cell office:value-type="float" office:value="161347.11095999999" table:style-name="ce27">
            <text:p>161,347</text:p>
          </table:table-cell>
          <table:table-cell office:value-type="float" office:value="1676.2816800000001" table:style-name="ce27">
            <text:p>1,676</text:p>
          </table:table-cell>
          <table:table-cell office:value-type="float" office:value="194026.28385000001" table:style-name="ce27">
            <text:p>194,026</text:p>
          </table:table-cell>
          <table:table-cell table:number-columns-repeated="16370"/>
        </table:table-row>
        <table:table-row table:style-name="ro3">
          <table:table-cell office:value-type="float" office:value="4000" table:style-name="ce18">
            <text:p>4000</text:p>
          </table:table-cell>
          <table:table-cell office:value-type="string" table:style-name="ce19">
            <text:p>內陸漁撈合計</text:p>
          </table:table-cell>
          <table:table-cell office:value-type="float" office:value="241.46600000000001" table:formula="of:=  IF(SUM([.C53:.C55])=0;&quot;-&quot;;SUM([.C53:.C55]))" table:style-name="ce20">
            <text:p>241</text:p>
          </table:table-cell>
          <table:table-cell office:value-type="float" office:value="14838.49" table:formula="of:=  IF(SUM([.D53:.D55])=0;&quot;-&quot;;SUM([.D53:.D55]))" table:style-name="ce20">
            <text:p>14,838</text:p>
          </table:table-cell>
          <table:table-cell office:value-type="float" office:value="197.60999999999999" table:formula="of:=  IF(SUM([.E53:.E55])=0;&quot;-&quot;;SUM([.E53:.E55]))" table:style-name="ce21">
            <text:p>198</text:p>
          </table:table-cell>
          <table:table-cell office:value-type="float" office:value="16123.09" table:formula="of:=  IF(SUM([.F53:.F55])=0;&quot;-&quot;;SUM([.F53:.F55]))" table:style-name="ce21">
            <text:p>16,123</text:p>
          </table:table-cell>
          <table:table-cell office:value-type="float" office:value="132.19999999999999" table:formula="of:=  IF(SUM([.G53:.G55])=0;&quot;-&quot;;SUM([.G53:.G55]))" table:style-name="ce21">
            <text:p>132</text:p>
          </table:table-cell>
          <table:table-cell office:value-type="float" office:value="7886.7" table:formula="of:=  IF(SUM([.H53:.H55])=0;&quot;-&quot;;SUM([.H53:.H55]))" table:style-name="ce21">
            <text:p>7,887</text:p>
          </table:table-cell>
          <table:table-cell office:value-type="float" office:value="76.790000000000006" table:formula="of:=  IF(SUM([.I53:.I55])=0;&quot;-&quot;;SUM([.I53:.I55]))" table:style-name="ce21">
            <text:p>77</text:p>
          </table:table-cell>
          <table:table-cell office:value-type="float" office:value="5591.35" table:formula="of:=  IF(SUM([.J53:.J55])=0;&quot;-&quot;;SUM([.J53:.J55]))" table:style-name="ce21">
            <text:p>5,591</text:p>
          </table:table-cell>
          <table:table-cell office:value-type="float" office:value="68.894999999999996" table:formula="of:=  IF(SUM([.K53:.K55])=0;&quot;-&quot;;SUM([.K53:.K55]))" table:style-name="ce21">
            <text:p>69</text:p>
          </table:table-cell>
          <table:table-cell office:value-type="float" office:value="6172.875" table:formula="of:=  IF(SUM([.L53:.L55])=0;&quot;-&quot;;SUM([.L53:.L55]))" table:style-name="ce21">
            <text:p>6,173</text:p>
          </table:table-cell>
          <table:table-cell office:value-type="float" office:value="66.396000000000001" table:formula="of:=  IF(SUM([.M53:.M55])=0;&quot;-&quot;;SUM([.M53:.M55]))" table:style-name="ce21">
            <text:p>66</text:p>
          </table:table-cell>
          <table:table-cell office:value-type="float" office:value="5518.8154400000003" table:formula="of:=  IF(SUM([.N53:.N55])=0;&quot;-&quot;;SUM([.N53:.N55]))" table:style-name="ce21">
            <text:p>5,519</text:p>
          </table:table-cell>
          <table:table-cell table:number-columns-repeated="16370"/>
        </table:table-row>
        <table:table-row table:style-name="ro3">
          <table:table-cell office:value-type="float" office:value="4001" table:style-name="ce22">
            <text:p>4001</text:p>
          </table:table-cell>
          <table:table-cell office:value-type="string" table:style-name="ce23">
            <text:p><text:s text:c="4"/>河川漁撈</text:p>
          </table:table-cell>
          <table:table-cell office:value-type="float" office:value="0.85" table:style-name="ce24">
            <text:p>1</text:p>
          </table:table-cell>
          <table:table-cell office:value-type="float" office:value="60.6" table:style-name="ce24">
            <text:p>61</text:p>
          </table:table-cell>
          <table:table-cell office:value-type="float" office:value="2.41" table:style-name="ce24">
            <text:p>2</text:p>
          </table:table-cell>
          <table:table-cell office:value-type="float" office:value="123.49" table:style-name="ce24">
            <text:p>12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0.39" table:style-name="ce24">
            <text:p>0</text:p>
          </table:table-cell>
          <table:table-cell office:value-type="float" office:value="15.35" table:style-name="ce24">
            <text:p>15</text:p>
          </table:table-cell>
          <table:table-cell office:value-type="float" office:value="1.2949999999999999" table:style-name="ce24">
            <text:p>1</text:p>
          </table:table-cell>
          <table:table-cell office:value-type="float" office:value="74.674999999999997" table:style-name="ce24">
            <text:p>75</text:p>
          </table:table-cell>
          <table:table-cell office:value-type="float" office:value="1.87" table:style-name="ce24">
            <text:p>2</text:p>
          </table:table-cell>
          <table:table-cell office:value-type="float" office:value="136.21" table:style-name="ce24">
            <text:p>136</text:p>
          </table:table-cell>
          <table:table-cell table:number-columns-repeated="16370"/>
        </table:table-row>
        <table:table-row table:style-name="ro3">
          <table:table-cell office:value-type="float" office:value="4002" table:style-name="ce22">
            <text:p>4002</text:p>
          </table:table-cell>
          <table:table-cell office:value-type="string" table:style-name="ce23">
            <text:p><text:s text:c="4"/>水庫漁撈</text:p>
          </table:table-cell>
          <table:table-cell office:value-type="float" office:value="240.61600000000001" table:style-name="ce24">
            <text:p>241</text:p>
          </table:table-cell>
          <table:table-cell office:value-type="float" office:value="14777.89" table:style-name="ce24">
            <text:p>14,778</text:p>
          </table:table-cell>
          <table:table-cell office:value-type="float" office:value="195.2" table:style-name="ce24">
            <text:p>195</text:p>
          </table:table-cell>
          <table:table-cell office:value-type="float" office:value="15999.6" table:style-name="ce24">
            <text:p>16,000</text:p>
          </table:table-cell>
          <table:table-cell office:value-type="float" office:value="132.19999999999999" table:style-name="ce24">
            <text:p>132</text:p>
          </table:table-cell>
          <table:table-cell office:value-type="float" office:value="7886.7" table:style-name="ce24">
            <text:p>7,887</text:p>
          </table:table-cell>
          <table:table-cell office:value-type="float" office:value="76.400000000000006" table:style-name="ce24">
            <text:p>76</text:p>
          </table:table-cell>
          <table:table-cell office:value-type="float" office:value="5576" table:style-name="ce24">
            <text:p>5,576</text:p>
          </table:table-cell>
          <table:table-cell office:value-type="float" office:value="67.599999999999994" table:style-name="ce24">
            <text:p>68</text:p>
          </table:table-cell>
          <table:table-cell office:value-type="float" office:value="6098.2" table:style-name="ce24">
            <text:p>6,098</text:p>
          </table:table-cell>
          <table:table-cell office:value-type="float" office:value="64.525999999999996" table:style-name="ce24">
            <text:p>65</text:p>
          </table:table-cell>
          <table:table-cell office:value-type="float" office:value="5382.6054400000003" table:style-name="ce24">
            <text:p>5,383</text:p>
          </table:table-cell>
          <table:table-cell table:number-columns-repeated="16370"/>
        </table:table-row>
        <table:table-row table:style-name="ro3">
          <table:table-cell office:value-type="float" office:value="4099" table:style-name="ce25">
            <text:p>4099</text:p>
          </table:table-cell>
          <table:table-cell office:value-type="string" table:style-name="ce26">
            <text:p><text:s text:c="4"/>其他內陸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18">
            <text:p>5000</text:p>
          </table:table-cell>
          <table:table-cell office:value-type="string" table:style-name="ce19">
            <text:p>海面養殖合計</text:p>
          </table:table-cell>
          <table:table-cell office:value-type="float" office:value="35071.705999999998" table:formula="of:=  IF(SUM([.C57:.C59])=0;&quot;-&quot;;SUM([.C57:.C59]))" table:style-name="ce20">
            <text:p>35,072</text:p>
          </table:table-cell>
          <table:table-cell office:value-type="float" office:value="4613333.9005000005" table:formula="of:=  IF(SUM([.D57:.D59])=0;&quot;-&quot;;SUM([.D57:.D59]))" table:style-name="ce20">
            <text:p>4,613,334</text:p>
          </table:table-cell>
          <table:table-cell office:value-type="float" office:value="37915.969100000002" table:formula="of:=  IF(SUM([.E57:.E59])=0;&quot;-&quot;;SUM([.E57:.E59]))" table:style-name="ce21">
            <text:p>37,916</text:p>
          </table:table-cell>
          <table:table-cell office:value-type="float" office:value="4321714.7905000001" table:formula="of:=  IF(SUM([.F57:.F59])=0;&quot;-&quot;;SUM([.F57:.F59]))" table:style-name="ce21">
            <text:p>4,321,715</text:p>
          </table:table-cell>
          <table:table-cell office:value-type="float" office:value="32377.530999999999" table:formula="of:=  IF(SUM([.G57:.G59])=0;&quot;-&quot;;SUM([.G57:.G59]))" table:style-name="ce21">
            <text:p>32,378</text:p>
          </table:table-cell>
          <table:table-cell office:value-type="float" office:value="3685177.5529999998" table:formula="of:=  IF(SUM([.H57:.H59])=0;&quot;-&quot;;SUM([.H57:.H59]))" table:style-name="ce21">
            <text:p>3,685,178</text:p>
          </table:table-cell>
          <table:table-cell office:value-type="float" office:value="41409.660969999997" table:formula="of:=  IF(SUM([.I57:.I59])=0;&quot;-&quot;;SUM([.I57:.I59]))" table:style-name="ce21">
            <text:p>41,410</text:p>
          </table:table-cell>
          <table:table-cell office:value-type="float" office:value="5945029.5035899999" table:formula="of:=  IF(SUM([.J57:.J59])=0;&quot;-&quot;;SUM([.J57:.J59]))" table:style-name="ce21">
            <text:p>5,945,030</text:p>
          </table:table-cell>
          <table:table-cell office:value-type="float" office:value="38097.563800000004" table:formula="of:=  IF(SUM([.K57:.K59])=0;&quot;-&quot;;SUM([.K57:.K59]))" table:style-name="ce21">
            <text:p>38,098</text:p>
          </table:table-cell>
          <table:table-cell office:value-type="float" office:value="6079393.9343999997" table:formula="of:=  IF(SUM([.L57:.L59])=0;&quot;-&quot;;SUM([.L57:.L59]))" table:style-name="ce21">
            <text:p>6,079,394</text:p>
          </table:table-cell>
          <table:table-cell office:value-type="float" office:value="30390.131160000001" table:formula="of:=  IF(SUM([.M57:.M59])=0;&quot;-&quot;;SUM([.M57:.M59]))" table:style-name="ce21">
            <text:p>30,390</text:p>
          </table:table-cell>
          <table:table-cell office:value-type="float" office:value="5768456.6424499992" table:formula="of:=  IF(SUM([.N57:.N59])=0;&quot;-&quot;;SUM([.N57:.N59]))" table:style-name="ce21">
            <text:p>5,768,457</text:p>
          </table:table-cell>
          <table:table-cell table:number-columns-repeated="16370"/>
        </table:table-row>
        <table:table-row table:style-name="ro3">
          <table:table-cell office:value-type="float" office:value="5001" table:style-name="ce22">
            <text:p>5001</text:p>
          </table:table-cell>
          <table:table-cell office:value-type="string" table:style-name="ce23">
            <text:p><text:s text:c="4"/>淺海養殖</text:p>
          </table:table-cell>
          <table:table-cell office:value-type="float" office:value="29877.904999999999" table:style-name="ce24">
            <text:p>29,878</text:p>
          </table:table-cell>
          <table:table-cell office:value-type="float" office:value="3305154.8905000002" table:style-name="ce24">
            <text:p>3,305,155</text:p>
          </table:table-cell>
          <table:table-cell office:value-type="float" office:value="36040.637000000002" table:style-name="ce24">
            <text:p>36,041</text:p>
          </table:table-cell>
          <table:table-cell office:value-type="float" office:value="3699772.3835" table:style-name="ce24">
            <text:p>3,699,772</text:p>
          </table:table-cell>
          <table:table-cell office:value-type="float" office:value="28716.611000000001" table:style-name="ce24">
            <text:p>28,717</text:p>
          </table:table-cell>
          <table:table-cell office:value-type="float" office:value="2851184.003" table:style-name="ce24">
            <text:p>2,851,184</text:p>
          </table:table-cell>
          <table:table-cell office:value-type="float" office:value="38410.502999999997" table:style-name="ce24">
            <text:p>38,411</text:p>
          </table:table-cell>
          <table:table-cell office:value-type="float" office:value="5134574.3780899998" table:style-name="ce24">
            <text:p>5,134,574</text:p>
          </table:table-cell>
          <table:table-cell office:value-type="float" office:value="36085.440000000002" table:style-name="ce24">
            <text:p>36,085</text:p>
          </table:table-cell>
          <table:table-cell office:value-type="float" office:value="5420077.7204" table:style-name="ce24">
            <text:p>5,420,078</text:p>
          </table:table-cell>
          <table:table-cell office:value-type="float" office:value="28531.31" table:style-name="ce24">
            <text:p>28,531</text:p>
          </table:table-cell>
          <table:table-cell office:value-type="float" office:value="5199232.8499999996" table:style-name="ce24">
            <text:p>5,199,233</text:p>
          </table:table-cell>
          <table:table-cell table:number-columns-repeated="16370"/>
        </table:table-row>
        <table:table-row table:style-name="ro3">
          <table:table-cell office:value-type="float" office:value="5002" table:style-name="ce22">
            <text:p>5002</text:p>
          </table:table-cell>
          <table:table-cell office:value-type="string" table:style-name="ce23">
            <text:p><text:s text:c="4"/>箱網養殖</text:p>
          </table:table-cell>
          <table:table-cell office:value-type="float" office:value="4887.451" table:style-name="ce24">
            <text:p>4,887</text:p>
          </table:table-cell>
          <table:table-cell office:value-type="float" office:value="1239859.76" table:style-name="ce24">
            <text:p>1,239,860</text:p>
          </table:table-cell>
          <table:table-cell office:value-type="float" office:value="1668.5320999999999" table:style-name="ce24">
            <text:p>1,669</text:p>
          </table:table-cell>
          <table:table-cell office:value-type="float" office:value="549648.90700000001" table:style-name="ce24">
            <text:p>549,649</text:p>
          </table:table-cell>
          <table:table-cell office:value-type="float" office:value="3534.82" table:style-name="ce24">
            <text:p>3,535</text:p>
          </table:table-cell>
          <table:table-cell office:value-type="float" office:value="794622.65" table:style-name="ce24">
            <text:p>794,623</text:p>
          </table:table-cell>
          <table:table-cell office:value-type="float" office:value="2999.1579700000002" table:style-name="ce24">
            <text:p>2,999</text:p>
          </table:table-cell>
          <table:table-cell office:value-type="float" office:value="810455.12549999997" table:style-name="ce24">
            <text:p>810,455</text:p>
          </table:table-cell>
          <table:table-cell office:value-type="float" office:value="2012.1238000000001" table:style-name="ce24">
            <text:p>2,012</text:p>
          </table:table-cell>
          <table:table-cell office:value-type="float" office:value="659316.21400000004" table:style-name="ce24">
            <text:p>659,316</text:p>
          </table:table-cell>
          <table:table-cell office:value-type="float" office:value="1858.82116" table:style-name="ce24">
            <text:p>1,859</text:p>
          </table:table-cell>
          <table:table-cell office:value-type="float" office:value="569223.79244999995" table:style-name="ce24">
            <text:p>569,224</text:p>
          </table:table-cell>
          <table:table-cell table:number-columns-repeated="16370"/>
        </table:table-row>
        <table:table-row table:style-name="ro3">
          <table:table-cell office:value-type="float" office:value="5099" table:style-name="ce25">
            <text:p>5099</text:p>
          </table:table-cell>
          <table:table-cell office:value-type="string" table:style-name="ce26">
            <text:p><text:s text:c="4"/>其他海面養殖</text:p>
          </table:table-cell>
          <table:table-cell office:value-type="float" office:value="306.35000000000002" table:style-name="ce27">
            <text:p>306</text:p>
          </table:table-cell>
          <table:table-cell office:value-type="float" office:value="68319.25" table:style-name="ce27">
            <text:p>68,319</text:p>
          </table:table-cell>
          <table:table-cell office:value-type="float" office:value="206.8" table:style-name="ce27">
            <text:p>207</text:p>
          </table:table-cell>
          <table:table-cell office:value-type="float" office:value="72293.5" table:style-name="ce27">
            <text:p>72,294</text:p>
          </table:table-cell>
          <table:table-cell office:value-type="float" office:value="126.1" table:style-name="ce27">
            <text:p>126</text:p>
          </table:table-cell>
          <table:table-cell office:value-type="float" office:value="39370.9" table:style-name="ce27">
            <text:p>39,371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18">
            <text:p>6000</text:p>
          </table:table-cell>
          <table:table-cell office:value-type="string" table:style-name="ce19">
            <text:p>內陸養殖合計</text:p>
          </table:table-cell>
          <table:table-cell office:value-type="float" office:value="290050.39899999998" table:formula="of:=  IF(IF(VALUE([.C5])&gt;=2010;SUM([.C61];[.C62];[.C63];[.C65]);SUM([.C61:.C65]))=0;&quot;-&quot;;IF(VALUE([.C5])&gt;=2010;SUM([.C61];[.C62];[.C63];[.C65]);SUM([.C61:.C65])))" table:style-name="ce20">
            <text:p>290,050</text:p>
          </table:table-cell>
          <table:table-cell office:value-type="float" office:value="28263540.15377" table:formula="of:=  IF(SUM([.D61:.D65])=0;&quot;-&quot;;SUM([.D61:.D65]))" table:style-name="ce20">
            <text:p>28,263,540</text:p>
          </table:table-cell>
          <table:table-cell office:value-type="float" office:value="294073.44400000002" table:formula="of:=  IF(IF(VALUE([.E5])&gt;=2010;SUM([.E61];[.E62];[.E63];[.E65]);SUM([.E61:.E65]))=0;&quot;-&quot;;IF(VALUE([.E5])&gt;=2010;SUM([.E61];[.E62];[.E63];[.E65]);SUM([.E61:.E65])))" table:style-name="ce21">
            <text:p>294,073</text:p>
          </table:table-cell>
          <table:table-cell office:value-type="float" office:value="29475005.844410002" table:formula="of:=  IF(SUM([.F61:.F65])=0;&quot;-&quot;;SUM([.F61:.F65]))" table:style-name="ce21">
            <text:p>29,475,006</text:p>
          </table:table-cell>
          <table:table-cell office:value-type="float" office:value="255177.07" table:formula="of:=  IF(IF(VALUE([.G5])&gt;=2010;SUM([.G61];[.G62];[.G63];[.G65]);SUM([.G61:.G65]))=0;&quot;-&quot;;IF(VALUE([.G5])&gt;=2010;SUM([.G61];[.G62];[.G63];[.G65]);SUM([.G61:.G65])))" table:style-name="ce21">
            <text:p>255,177</text:p>
          </table:table-cell>
          <table:table-cell office:value-type="float" office:value="26961525.312489998" table:formula="of:=  IF(SUM([.H61:.H65])=0;&quot;-&quot;;SUM([.H61:.H65]))" table:style-name="ce21">
            <text:p>26,961,525</text:p>
          </table:table-cell>
          <table:table-cell office:value-type="float" office:value="274251.02699999994" table:formula="of:=  IF(IF(VALUE([.I5])&gt;=2010;SUM([.I61];[.I62];[.I63];[.I65]);SUM([.I61:.I65]))=0;&quot;-&quot;;IF(VALUE([.I5])&gt;=2010;SUM([.I61];[.I62];[.I63];[.I65]);SUM([.I61:.I65])))" table:style-name="ce21">
            <text:p>274,251</text:p>
          </table:table-cell>
          <table:table-cell office:value-type="float" office:value="30705328.652489997" table:formula="of:=  IF(SUM([.J61:.J65])=0;&quot;-&quot;;SUM([.J61:.J65]))" table:style-name="ce21">
            <text:p>30,705,329</text:p>
          </table:table-cell>
          <table:table-cell office:value-type="float" office:value="290680.8175" table:formula="of:=  IF(IF(VALUE([.K5])&gt;=2010;SUM([.K61];[.K62];[.K63];[.K65]);SUM([.K61:.K65]))=0;&quot;-&quot;;IF(VALUE([.K5])&gt;=2010;SUM([.K61];[.K62];[.K63];[.K65]);SUM([.K61:.K65])))" table:style-name="ce21">
            <text:p>290,681</text:p>
          </table:table-cell>
          <table:table-cell office:value-type="float" office:value="36384947.352260001" table:formula="of:=  IF(SUM([.L61:.L65])=0;&quot;-&quot;;SUM([.L61:.L65]))" table:style-name="ce21">
            <text:p>36,384,947</text:p>
          </table:table-cell>
          <table:table-cell office:value-type="float" office:value="317019.41288999998" table:formula="of:=  IF(IF(VALUE([.M5])&gt;=2010;SUM([.M61];[.M62];[.M63];[.M65]);SUM([.M61:.M65]))=0;&quot;-&quot;;IF(VALUE([.M5])&gt;=2010;SUM([.M61];[.M62];[.M63];[.M65]);SUM([.M61:.M65])))" table:style-name="ce21">
            <text:p>317,019</text:p>
          </table:table-cell>
          <table:table-cell office:value-type="float" office:value="33581692.835950002" table:formula="of:=  IF(SUM([.N61:.N65])=0;&quot;-&quot;;SUM([.N61:.N65]))" table:style-name="ce21">
            <text:p>33,581,693</text:p>
          </table:table-cell>
          <table:table-cell table:number-columns-repeated="16370"/>
        </table:table-row>
        <table:table-row table:style-name="ro3">
          <table:table-cell office:value-type="float" office:value="6001" table:style-name="ce22">
            <text:p>6001</text:p>
          </table:table-cell>
          <table:table-cell office:value-type="string" table:style-name="ce23">
            <text:p><text:s text:c="4"/>鹹水魚塭</text:p>
          </table:table-cell>
          <table:table-cell office:value-type="float" office:value="118831.47199999999" table:style-name="ce24">
            <text:p>118,831</text:p>
          </table:table-cell>
          <table:table-cell office:value-type="float" office:value="10498654.140760001" table:style-name="ce24">
            <text:p>10,498,654</text:p>
          </table:table-cell>
          <table:table-cell office:value-type="float" office:value="132930.769" table:style-name="ce24">
            <text:p>132,931</text:p>
          </table:table-cell>
          <table:table-cell office:value-type="float" office:value="12442819.35877" table:style-name="ce24">
            <text:p>12,442,819</text:p>
          </table:table-cell>
          <table:table-cell office:value-type="float" office:value="117860.89200000001" table:style-name="ce24">
            <text:p>117,861</text:p>
          </table:table-cell>
          <table:table-cell office:value-type="float" office:value="10483332.41835" table:style-name="ce24">
            <text:p>10,483,332</text:p>
          </table:table-cell>
          <table:table-cell office:value-type="float" office:value="125609.45299999999" table:style-name="ce24">
            <text:p>125,609</text:p>
          </table:table-cell>
          <table:table-cell office:value-type="float" office:value="11259402.36703" table:style-name="ce24">
            <text:p>11,259,402</text:p>
          </table:table-cell>
          <table:table-cell office:value-type="float" office:value="149017.79459999999" table:style-name="ce24">
            <text:p>149,018</text:p>
          </table:table-cell>
          <table:table-cell office:value-type="float" office:value="15151892.71178" table:style-name="ce24">
            <text:p>15,151,893</text:p>
          </table:table-cell>
          <table:table-cell office:value-type="float" office:value="166738.90700000001" table:style-name="ce24">
            <text:p>166,739</text:p>
          </table:table-cell>
          <table:table-cell office:value-type="float" office:value="18173399.849690001" table:style-name="ce24">
            <text:p>18,173,400</text:p>
          </table:table-cell>
          <table:table-cell table:number-columns-repeated="16370"/>
        </table:table-row>
        <table:table-row table:style-name="ro3">
          <table:table-cell office:value-type="float" office:value="6002" table:style-name="ce22">
            <text:p>6002</text:p>
          </table:table-cell>
          <table:table-cell office:value-type="string" table:style-name="ce23">
            <text:p><text:s text:c="4"/>淡水魚塭</text:p>
          </table:table-cell>
          <table:table-cell office:value-type="float" office:value="167603.41" table:style-name="ce24">
            <text:p>167,603</text:p>
          </table:table-cell>
          <table:table-cell office:value-type="float" office:value="17580044.717009999" table:style-name="ce24">
            <text:p>17,580,045</text:p>
          </table:table-cell>
          <table:table-cell office:value-type="float" office:value="158567.011" table:style-name="ce24">
            <text:p>158,567</text:p>
          </table:table-cell>
          <table:table-cell office:value-type="float" office:value="16844440.463640001" table:style-name="ce24">
            <text:p>16,844,440</text:p>
          </table:table-cell>
          <table:table-cell office:value-type="float" office:value="135910.69899999999" table:style-name="ce24">
            <text:p>135,911</text:p>
          </table:table-cell>
          <table:table-cell office:value-type="float" office:value="16401818.599439999" table:style-name="ce24">
            <text:p>16,401,819</text:p>
          </table:table-cell>
          <table:table-cell office:value-type="float" office:value="147423.56099999999" table:style-name="ce24">
            <text:p>147,424</text:p>
          </table:table-cell>
          <table:table-cell office:value-type="float" office:value="18161205.603750002" table:style-name="ce24">
            <text:p>18,161,206</text:p>
          </table:table-cell>
          <table:table-cell office:value-type="float" office:value="139733.4614" table:style-name="ce24">
            <text:p>139,733</text:p>
          </table:table-cell>
          <table:table-cell office:value-type="float" office:value="19842522.808010001" table:style-name="ce24">
            <text:p>19,842,523</text:p>
          </table:table-cell>
          <table:table-cell office:value-type="float" office:value="149611.10789000001" table:style-name="ce24">
            <text:p>149,611</text:p>
          </table:table-cell>
          <table:table-cell office:value-type="float" office:value="14157190.095829999" table:style-name="ce24">
            <text:p>14,157,190</text:p>
          </table:table-cell>
          <table:table-cell table:number-columns-repeated="16370"/>
        </table:table-row>
        <table:table-row table:style-name="ro3">
          <table:table-cell office:value-type="float" office:value="6003" table:style-name="ce22">
            <text:p>6003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07.1" table:style-name="ce24">
            <text:p>107</text:p>
          </table:table-cell>
          <table:table-cell office:value-type="float" office:value="5065.4049999999997" table:style-name="ce24">
            <text:p>5,06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2">
            <text:p>6004</text:p>
          </table:table-cell>
          <table:table-cell office:value-type="string" table:style-name="ce23">
            <text:p><text:s text:c="4"/>觀賞魚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38568.951000000001" table:style-name="ce24">
            <text:p>38,569</text:p>
          </table:table-cell>
          <table:table-cell office:value-type="float" office:value="1188020.80529" table:style-name="ce24">
            <text:p>1,188,021</text:p>
          </table:table-cell>
          <table:table-cell office:value-type="float" office:value="44130.211600000002" table:style-name="ce24">
            <text:p>44,130</text:p>
          </table:table-cell>
          <table:table-cell office:value-type="float" office:value="1284373.85412" table:style-name="ce24">
            <text:p>1,284,374</text:p>
          </table:table-cell>
          <table:table-cell office:value-type="float" office:value="51101.462" table:style-name="ce24">
            <text:p>51,101</text:p>
          </table:table-cell>
          <table:table-cell office:value-type="float" office:value="1210194.1288300001" table:style-name="ce24">
            <text:p>1,210,194</text:p>
          </table:table-cell>
          <table:table-cell table:number-columns-repeated="16370"/>
        </table:table-row>
        <table:table-row table:style-name="ro3">
          <table:table-cell office:value-type="float" office:value="6099" table:style-name="ce25">
            <text:p>6099</text:p>
          </table:table-cell>
          <table:table-cell office:value-type="string" table:style-name="ce26">
            <text:p><text:s text:c="4"/>其他內陸養殖</text:p>
          </table:table-cell>
          <table:table-cell office:value-type="float" office:value="3615.5169999999998" table:style-name="ce27">
            <text:p>3,616</text:p>
          </table:table-cell>
          <table:table-cell office:value-type="float" office:value="184841.296" table:style-name="ce27">
            <text:p>184,841</text:p>
          </table:table-cell>
          <table:table-cell office:value-type="float" office:value="2575.6640000000002" table:style-name="ce27">
            <text:p>2,576</text:p>
          </table:table-cell>
          <table:table-cell office:value-type="float" office:value="187746.022" table:style-name="ce27">
            <text:p>187,746</text:p>
          </table:table-cell>
          <table:table-cell office:value-type="float" office:value="1298.3789999999999" table:style-name="ce27">
            <text:p>1,298</text:p>
          </table:table-cell>
          <table:table-cell office:value-type="float" office:value="71308.8897" table:style-name="ce27">
            <text:p>71,309</text:p>
          </table:table-cell>
          <table:table-cell office:value-type="float" office:value="1218.0129999999999" table:style-name="ce27">
            <text:p>1,218</text:p>
          </table:table-cell>
          <table:table-cell office:value-type="float" office:value="96699.876420000001" table:style-name="ce27">
            <text:p>96,700</text:p>
          </table:table-cell>
          <table:table-cell office:value-type="float" office:value="1929.5615" table:style-name="ce27">
            <text:p>1,930</text:p>
          </table:table-cell>
          <table:table-cell office:value-type="float" office:value="106157.97835" table:style-name="ce27">
            <text:p>106,158</text:p>
          </table:table-cell>
          <table:table-cell office:value-type="float" office:value="669.39800000000002" table:style-name="ce27">
            <text:p>669</text:p>
          </table:table-cell>
          <table:table-cell office:value-type="float" office:value="40908.761599999998" table:style-name="ce27">
            <text:p>40,909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  <table:table table:name="歷年漁業生產量9(續完)" table:style-name="ta1">
        <table:table-column table:style-name="co1" table:default-cell-style-name="ce16"/>
        <table:table-column table:style-name="co2" table:default-cell-style-name="ce1"/>
        <table:table-column table:style-name="co3" table:number-columns-repeated="15" table:default-cell-style-name="ce1"/>
        <table:table-column table:style-name="co4" table:number-columns-repeated="16367" table:default-cell-style-name="ce1"/>
        <table:table-row table:style-name="ro1">
          <table:table-cell office:value-type="string" table:number-columns-spanned="8" table:number-rows-spanned="1" table:style-name="ce38">
            <text:p>6·歷年漁業生產量(續完)</text:p>
          </table:table-cell>
          <table:covered-table-cell table:number-columns-repeated="7"/>
          <table:table-cell office:value-type="string" table:number-columns-spanned="6" table:number-rows-spanned="1" table:style-name="ce38">
            <text:p>6‧FISHERIES PRODUCTION BY YEARS(End)</text:p>
          </table:table-cell>
          <table:covered-table-cell table:number-columns-repeated="5"/>
          <table:table-cell table:number-columns-repeated="16370" table:style-name="ce2"/>
        </table:table-row>
        <table:table-row table:style-name="ro2">
          <table:table-cell table:number-columns-repeated="2" table:style-name="ce28"/>
          <table:table-cell office:value-type="string" table:style-name="ce3">
            <text:p>單位：</text:p>
          </table:table-cell>
          <table:table-cell office:value-type="string" table:number-columns-spanned="2" table:number-rows-spanned="1" table:style-name="ce40">
            <text:p>產量：公噸, 千尾(觀賞魚)</text:p>
          </table:table-cell>
          <table:covered-table-cell/>
          <table:table-cell table:number-columns-repeated="4" table:style-name="ce28"/>
          <table:table-cell office:value-type="string" table:style-name="ce3">
            <text:p>Unit：</text:p>
          </table:table-cell>
          <table:table-cell office:value-type="string" table:style-name="ce31">
            <text:p><text:s/>Quantity：M.T.; 1000Pcs. by ornamental fish</text:p>
          </table:table-cell>
          <table:table-cell table:style-name="ce28"/>
          <table:table-cell table:number-columns-repeated="2" table:style-name="ce29"/>
          <table:table-cell table:number-columns-repeated="16370" table:style-name="ce28"/>
        </table:table-row>
        <table:table-row table:style-name="ro2">
          <table:table-cell table:number-columns-repeated="3" table:style-name="ce28"/>
          <table:table-cell office:value-type="string" table:number-columns-spanned="2" table:number-rows-spanned="1" table:style-name="ce40">
            <text:p>價值：新臺幣千元</text:p>
          </table:table-cell>
          <table:covered-table-cell/>
          <table:table-cell table:number-columns-repeated="5" table:style-name="ce28"/>
          <table:table-cell office:value-type="string" table:style-name="ce32">
            <text:p><text:s/>Value <text:s text:c="4"/>：Thousand NT $</text:p>
          </table:table-cell>
          <table:table-cell table:style-name="ce33"/>
          <table:table-cell table:number-columns-repeated="2" table:style-name="ce30"/>
          <table:table-cell table:number-columns-repeated="16370" table:style-name="ce28"/>
        </table:table-row>
        <table:table-row table:style-name="ro2">
          <table:table-cell table:style-name="ce10"/>
          <table:table-cell office:value-type="string" table:style-name="ce6">
            <text:p>年別</text:p>
            <draw:custom-shape svg:x="0in" svg:y="0in" svg:width="1.05208in" svg:height="0.53365in" draw:z-index="1" draw:id="id35" draw:style-name="a35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  <draw:custom-shape svg:x="0in" svg:y="0in" svg:width="1.05208in" svg:height="0.53365in" draw:z-index="2" draw:id="id36" draw:style-name="a36" draw:name="Line 1">
              <svg:title/>
              <svg:desc/>
  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</draw:enhanced-geometry>
            </draw:custom-shape>
          </table:table-cell>
          <table:table-cell office:value-type="string" table:number-columns-spanned="2" table:number-rows-spanned="1" table:style-name="ce34">
            <text:p>民國一百零二年</text:p>
          </table:table-cell>
          <table:covered-table-cell/>
          <table:table-cell office:value-type="string" table:number-columns-spanned="2" table:number-rows-spanned="1" table:style-name="ce34">
            <text:p>民國一百零三年</text:p>
          </table:table-cell>
          <table:covered-table-cell/>
          <table:table-cell office:value-type="string" table:number-columns-spanned="2" table:number-rows-spanned="1" table:style-name="ce34">
            <text:p>民國一百零四年</text:p>
          </table:table-cell>
          <table:covered-table-cell/>
          <table:table-cell office:value-type="string" table:number-columns-spanned="2" table:number-rows-spanned="1" table:style-name="ce34">
            <text:p>民國一百零五年</text:p>
          </table:table-cell>
          <table:covered-table-cell/>
          <table:table-cell table:number-columns-spanned="2" table:number-rows-spanned="1" table:style-name="ce34"/>
          <table:covered-table-cell/>
          <table:table-cell table:number-columns-spanned="2" table:number-rows-spanned="1" table:style-name="ce34"/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代碼</text:p>
          </table:table-cell>
          <table:table-cell office:value-type="string" table:style-name="ce7">
            <text:p>Year</text:p>
          </table:table-cell>
          <table:table-cell office:value-type="float" office:value="2013" table:number-columns-spanned="2" table:number-rows-spanned="1" table:style-name="ce46">
            <text:p>2013</text:p>
          </table:table-cell>
          <table:covered-table-cell/>
          <table:table-cell office:value-type="float" office:value="2014" table:number-columns-spanned="2" table:number-rows-spanned="1" table:style-name="ce46">
            <text:p>2014</text:p>
          </table:table-cell>
          <table:covered-table-cell/>
          <table:table-cell office:value-type="float" office:value="2015" table:number-columns-spanned="2" table:number-rows-spanned="1" table:style-name="ce46">
            <text:p>2015</text:p>
          </table:table-cell>
          <table:covered-table-cell/>
          <table:table-cell office:value-type="float" office:value="2016" table:number-columns-spanned="2" table:number-rows-spanned="1" table:style-name="ce46">
            <text:p>2016</text:p>
          </table:table-cell>
          <table:covered-table-cell/>
          <table:table-cell table:number-columns-spanned="2" table:number-rows-spanned="1" table:style-name="ce46"/>
          <table:covered-table-cell/>
          <table:table-cell table:number-columns-spanned="2" table:number-rows-spanned="1" table:style-name="ce47"/>
          <table:covered-table-cell/>
          <table:table-cell table:number-columns-repeated="16370"/>
        </table:table-row>
        <table:table-row table:style-name="ro2">
          <table:table-cell office:value-type="string" table:style-name="ce15">
            <text:p>Code</text:p>
          </table:table-cell>
          <table:table-cell office:value-type="string" table:style-name="ce8">
            <text:p>漁業種類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office:value-type="string" table:style-name="ce4">
            <text:p>產量</text:p>
          </table:table-cell>
          <table:table-cell office:value-type="string" table:style-name="ce4">
            <text:p>價值</text:p>
          </table:table-cell>
          <table:table-cell table:number-columns-repeated="4" table:style-name="ce4"/>
          <table:table-cell table:number-columns-repeated="16370"/>
        </table:table-row>
        <table:table-row table:style-name="ro2">
          <table:table-cell table:style-name="ce12"/>
          <table:table-cell office:value-type="string" table:style-name="ce9">
            <text:p>Type of Fishery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office:value-type="string" table:style-name="ce5">
            <text:p>Quantity</text:p>
          </table:table-cell>
          <table:table-cell office:value-type="string" table:style-name="ce5">
            <text:p>Value</text:p>
          </table:table-cell>
          <table:table-cell table:number-columns-repeated="16370"/>
        </table:table-row>
        <table:table-row table:style-name="ro3">
          <table:table-cell office:value-type="string" table:style-name="ce14">
            <text:p>0000</text:p>
          </table:table-cell>
          <table:table-cell office:value-type="string" table:style-name="ce10">
            <text:p>總計</text:p>
          </table:table-cell>
          <table:table-cell office:value-type="float" office:value="1274281.9444500001" table:formula="of:=  IF(SUM([.C9];[.C17];[.C34];[.C52];[.C56];[.C60])=0;&quot;-&quot;;SUM([.C9];[.C17];[.C34];[.C52];[.C56];[.C60]))" table:style-name="ce17">
            <text:p>1,274,282</text:p>
          </table:table-cell>
          <table:table-cell office:value-type="float" office:value="101649633.7604" table:formula="of:=  IF(SUM([.D9];[.D17];[.D34];[.D52];[.D56];[.D60])=0;&quot;-&quot;;SUM([.D9];[.D17];[.D34];[.D52];[.D56];[.D60]))" table:style-name="ce17">
            <text:p>101,649,634</text:p>
          </table:table-cell>
          <table:table-cell office:value-type="float" office:value="1407622.2661700002" table:formula="of:=  IF(SUM([.E9];[.E17];[.E34];[.E52];[.E56];[.E60])=0;&quot;-&quot;;SUM([.E9];[.E17];[.E34];[.E52];[.E56];[.E60]))" table:style-name="ce11">
            <text:p>1,407,622</text:p>
          </table:table-cell>
          <table:table-cell office:value-type="float" office:value="104279897.13596" table:formula="of:=  IF(SUM([.F9];[.F17];[.F34];[.F52];[.F56];[.F60])=0;&quot;-&quot;;SUM([.F9];[.F17];[.F34];[.F52];[.F56];[.F60]))" table:style-name="ce11">
            <text:p>104,279,897</text:p>
          </table:table-cell>
          <table:table-cell office:value-type="float" office:value="1299261.0779600001" table:formula="of:=  IF(SUM([.G9];[.G17];[.G34];[.G52];[.G56];[.G60])=0;&quot;-&quot;;SUM([.G9];[.G17];[.G34];[.G52];[.G56];[.G60]))" table:style-name="ce11">
            <text:p>1,299,261</text:p>
          </table:table-cell>
          <table:table-cell office:value-type="float" office:value="92393153.77899" table:formula="of:=  IF(SUM([.H9];[.H17];[.H34];[.H52];[.H56];[.H60])=0;&quot;-&quot;;SUM([.H9];[.H17];[.H34];[.H52];[.H56];[.H60]))" table:style-name="ce11">
            <text:p>92,393,154</text:p>
          </table:table-cell>
          <table:table-cell office:value-type="float" office:value="1003860.9702999999" table:formula="of:=  IF(SUM([.I9];[.I17];[.I34];[.I52];[.I56];[.I60])=0;&quot;-&quot;;SUM([.I9];[.I17];[.I34];[.I52];[.I56];[.I60]))" table:style-name="ce11">
            <text:p>1,003,861</text:p>
          </table:table-cell>
          <table:table-cell office:value-type="float" office:value="86405477.085899994" table:formula="of:=  IF(SUM([.J9];[.J17];[.J34];[.J52];[.J56];[.J60])=0;&quot;-&quot;;SUM([.J9];[.J17];[.J34];[.J52];[.J56];[.J60]))" table:style-name="ce11">
            <text:p>86,405,477</text:p>
          </table:table-cell>
          <table:table-cell office:value-type="string" office:string-value="-" table:formula="of:=  IF(SUM([.K9];[.K17];[.K34];[.K52];[.K56];[.K60])=0;&quot;-&quot;;SUM([.K9];[.K17];[.K34];[.K52];[.K56];[.K60]))" table:style-name="ce11">
            <text:p>-</text:p>
          </table:table-cell>
          <table:table-cell office:value-type="string" office:string-value="-" table:formula="of:=  IF(SUM([.L9];[.L17];[.L34];[.L52];[.L56];[.L60])=0;&quot;-&quot;;SUM([.L9];[.L17];[.L34];[.L52];[.L56];[.L60]))" table:style-name="ce11">
            <text:p>-</text:p>
          </table:table-cell>
          <table:table-cell office:value-type="string" office:string-value="-" table:formula="of:=  IF(SUM([.M9];[.M17];[.M34];[.M52];[.M56];[.M60])=0;&quot;-&quot;;SUM([.M9];[.M17];[.M34];[.M52];[.M56];[.M60]))" table:style-name="ce11">
            <text:p>-</text:p>
          </table:table-cell>
          <table:table-cell office:value-type="string" office:string-value="-" table:formula="of:=  IF(SUM([.N9];[.N17];[.N34];[.N52];[.N56];[.N60])=0;&quot;-&quot;;SUM([.N9];[.N17];[.N34];[.N52];[.N56];[.N60]))" table:style-name="ce11">
            <text:p>-</text:p>
          </table:table-cell>
          <table:table-cell table:number-columns-repeated="16370"/>
        </table:table-row>
        <table:table-row table:style-name="ro3">
          <table:table-cell office:value-type="float" office:value="1000" table:style-name="ce18">
            <text:p>1000</text:p>
          </table:table-cell>
          <table:table-cell office:value-type="string" table:style-name="ce19">
            <text:p>遠洋漁業合計</text:p>
          </table:table-cell>
          <table:table-cell office:value-type="float" office:value="772714.05608000001" table:formula="of:=  IF(SUM([.C10:.C16])=0;&quot;-&quot;;SUM([.C10:.C16]))" table:style-name="ce20">
            <text:p>772,714</text:p>
          </table:table-cell>
          <table:table-cell office:value-type="float" office:value="43828751.416379988" table:formula="of:=  IF(SUM([.D10:.D16])=0;&quot;-&quot;;SUM([.D10:.D16]))" table:style-name="ce20">
            <text:p>43,828,751</text:p>
          </table:table-cell>
          <table:table-cell office:value-type="float" office:value="899039.63538000011" table:formula="of:=  IF(SUM([.E10:.E16])=0;&quot;-&quot;;SUM([.E10:.E16]))" table:style-name="ce21">
            <text:p>899,040</text:p>
          </table:table-cell>
          <table:table-cell office:value-type="float" office:value="43644435.034109995" table:formula="of:=  IF(SUM([.F10:.F16])=0;&quot;-&quot;;SUM([.F10:.F16]))" table:style-name="ce21">
            <text:p>43,644,435</text:p>
          </table:table-cell>
          <table:table-cell office:value-type="float" office:value="825024.07079000003" table:formula="of:=  IF(SUM([.G10:.G16])=0;&quot;-&quot;;SUM([.G10:.G16]))" table:style-name="ce21">
            <text:p>825,024</text:p>
          </table:table-cell>
          <table:table-cell office:value-type="float" office:value="39172115.74227" table:formula="of:=  IF(SUM([.H10:.H16])=0;&quot;-&quot;;SUM([.H10:.H16]))" table:style-name="ce21">
            <text:p>39,172,116</text:p>
          </table:table-cell>
          <table:table-cell office:value-type="float" office:value="584134.93596999987" table:formula="of:=  IF(SUM([.I10:.I16])=0;&quot;-&quot;;SUM([.I10:.I16]))" table:style-name="ce21">
            <text:p>584,135</text:p>
          </table:table-cell>
          <table:table-cell office:value-type="float" office:value="37714515.069479994" table:formula="of:=  IF(SUM([.J10:.J16])=0;&quot;-&quot;;SUM([.J10:.J16]))" table:style-name="ce21">
            <text:p>37,714,515</text:p>
          </table:table-cell>
          <table:table-cell office:value-type="string" office:string-value="-" table:formula="of:=  IF(SUM([.K10:.K16])=0;&quot;-&quot;;SUM([.K10:.K16]))" table:style-name="ce21">
            <text:p>-</text:p>
          </table:table-cell>
          <table:table-cell office:value-type="string" office:string-value="-" table:formula="of:=  IF(SUM([.L10:.L16])=0;&quot;-&quot;;SUM([.L10:.L16]))" table:style-name="ce21">
            <text:p>-</text:p>
          </table:table-cell>
          <table:table-cell office:value-type="string" office:string-value="-" table:formula="of:=  IF(SUM([.M10:.M16])=0;&quot;-&quot;;SUM([.M10:.M16]))" table:style-name="ce21">
            <text:p>-</text:p>
          </table:table-cell>
          <table:table-cell office:value-type="string" office:string-value="-" table:formula="of:=  IF(SUM([.N10:.N16])=0;&quot;-&quot;;SUM([.N10:.N16]))" table:style-name="ce21">
            <text:p>-</text:p>
          </table:table-cell>
          <table:table-cell table:number-columns-repeated="16370"/>
        </table:table-row>
        <table:table-row table:style-name="ro3">
          <table:table-cell office:value-type="float" office:value="1001" table:style-name="ce22">
            <text:p>1001</text:p>
          </table:table-cell>
          <table:table-cell office:value-type="string" table:style-name="ce23">
            <text:p><text:s text:c="4"/>單船拖網</text:p>
          </table:table-cell>
          <table:table-cell office:value-type="float" office:value="35018.064079999996" table:style-name="ce24">
            <text:p>35,018</text:p>
          </table:table-cell>
          <table:table-cell office:value-type="float" office:value="4034491.09137" table:style-name="ce24">
            <text:p>4,034,491</text:p>
          </table:table-cell>
          <table:table-cell office:value-type="float" office:value="35483.98371" table:style-name="ce24">
            <text:p>35,484</text:p>
          </table:table-cell>
          <table:table-cell office:value-type="float" office:value="3735633.6200199998" table:style-name="ce24">
            <text:p>3,735,634</text:p>
          </table:table-cell>
          <table:table-cell office:value-type="float" office:value="15886.0828" table:style-name="ce24">
            <text:p>15,886</text:p>
          </table:table-cell>
          <table:table-cell office:value-type="float" office:value="1863423.3382000001" table:style-name="ce24">
            <text:p>1,863,42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02" table:style-name="ce22">
            <text:p>1002</text:p>
          </table:table-cell>
          <table:table-cell office:value-type="string" table:style-name="ce23">
            <text:p><text:s text:c="4"/>雙船拖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03" table:style-name="ce22">
            <text:p>1003</text:p>
          </table:table-cell>
          <table:table-cell office:value-type="string" table:style-name="ce23">
            <text:p><text:s text:c="4"/>鰹鮪圍網</text:p>
          </table:table-cell>
          <table:table-cell office:value-type="float" office:value="212859.73126999999" table:style-name="ce24">
            <text:p>212,860</text:p>
          </table:table-cell>
          <table:table-cell office:value-type="float" office:value="10677854.540239999" table:style-name="ce24">
            <text:p>10,677,855</text:p>
          </table:table-cell>
          <table:table-cell office:value-type="float" office:value="238275.04665" table:style-name="ce24">
            <text:p>238,275</text:p>
          </table:table-cell>
          <table:table-cell office:value-type="float" office:value="8209212.5933299996" table:style-name="ce24">
            <text:p>8,209,213</text:p>
          </table:table-cell>
          <table:table-cell office:value-type="float" office:value="194514.56052" table:style-name="ce24">
            <text:p>194,515</text:p>
          </table:table-cell>
          <table:table-cell office:value-type="float" office:value="5398236.1644900003" table:style-name="ce24">
            <text:p>5,398,236</text:p>
          </table:table-cell>
          <table:table-cell office:value-type="float" office:value="186037.60769999999" table:style-name="ce24">
            <text:p>186,038</text:p>
          </table:table-cell>
          <table:table-cell office:value-type="float" office:value="6288408.0867400002" table:style-name="ce24">
            <text:p>6,288,40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04" table:style-name="ce22">
            <text:p>1004</text:p>
          </table:table-cell>
          <table:table-cell office:value-type="string" table:style-name="ce23">
            <text:p><text:s text:c="4"/>秋刀魚棒受網</text:p>
          </table:table-cell>
          <table:table-cell office:value-type="float" office:value="182618.72101000001" table:style-name="ce24">
            <text:p>182,619</text:p>
          </table:table-cell>
          <table:table-cell office:value-type="float" office:value="4924179.3092400003" table:style-name="ce24">
            <text:p>4,924,179</text:p>
          </table:table-cell>
          <table:table-cell office:value-type="float" office:value="229936.99999000001" table:style-name="ce24">
            <text:p>229,937</text:p>
          </table:table-cell>
          <table:table-cell office:value-type="float" office:value="5074306.5822999999" table:style-name="ce24">
            <text:p>5,074,307</text:p>
          </table:table-cell>
          <table:table-cell office:value-type="float" office:value="152271.00000999999" table:style-name="ce24">
            <text:p>152,271</text:p>
          </table:table-cell>
          <table:table-cell office:value-type="float" office:value="3994977.50391" table:style-name="ce24">
            <text:p>3,994,978</text:p>
          </table:table-cell>
          <table:table-cell office:value-type="float" office:value="146024.99999000001" table:style-name="ce24">
            <text:p>146,025</text:p>
          </table:table-cell>
          <table:table-cell office:value-type="float" office:value="5672466.9467000002" table:style-name="ce24">
            <text:p>5,672,467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50" table:style-name="ce22">
            <text:p>1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213035.68135" table:style-name="ce24">
            <text:p>213,036</text:p>
          </table:table-cell>
          <table:table-cell office:value-type="float" office:value="21070305.450789999" table:style-name="ce24">
            <text:p>21,070,305</text:p>
          </table:table-cell>
          <table:table-cell office:value-type="float" office:value="183366.78753999999" table:style-name="ce24">
            <text:p>183,367</text:p>
          </table:table-cell>
          <table:table-cell office:value-type="float" office:value="21099294.39192" table:style-name="ce24">
            <text:p>21,099,294</text:p>
          </table:table-cell>
          <table:table-cell office:value-type="float" office:value="195440.00464999999" table:style-name="ce24">
            <text:p>195,440</text:p>
          </table:table-cell>
          <table:table-cell office:value-type="float" office:value="21204521.562759999" table:style-name="ce24">
            <text:p>21,204,522</text:p>
          </table:table-cell>
          <table:table-cell office:value-type="float" office:value="222656.32824" table:style-name="ce24">
            <text:p>222,656</text:p>
          </table:table-cell>
          <table:table-cell office:value-type="float" office:value="24029491.638969999" table:style-name="ce24">
            <text:p>24,029,49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1051" table:style-name="ce22">
            <text:p>1051</text:p>
          </table:table-cell>
          <table:table-cell office:value-type="string" table:style-name="ce23">
            <text:p><text:s text:c="4"/>魷釣</text:p>
          </table:table-cell>
          <table:table-cell office:value-type="float" office:value="123403.00301" table:style-name="ce24">
            <text:p>123,403</text:p>
          </table:table-cell>
          <table:table-cell office:value-type="float" office:value="2954960.3603400001" table:style-name="ce24">
            <text:p>2,954,960</text:p>
          </table:table-cell>
          <table:table-cell office:value-type="float" office:value="206086.99999000001" table:style-name="ce24">
            <text:p>206,087</text:p>
          </table:table-cell>
          <table:table-cell office:value-type="float" office:value="5332114.9939799998" table:style-name="ce24">
            <text:p>5,332,115</text:p>
          </table:table-cell>
          <table:table-cell office:value-type="float" office:value="266912.42281000002" table:style-name="ce24">
            <text:p>266,912</text:p>
          </table:table-cell>
          <table:table-cell office:value-type="float" office:value="6710957.1729100002" table:style-name="ce24">
            <text:p>6,710,957</text:p>
          </table:table-cell>
          <table:table-cell office:value-type="float" office:value="29416.000039999999" table:style-name="ce24">
            <text:p>29,416</text:p>
          </table:table-cell>
          <table:table-cell office:value-type="float" office:value="1724148.3970699999" table:style-name="ce24">
            <text:p>1,724,14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1099</text:p>
          </table:table-cell>
          <table:table-cell office:value-type="string" table:style-name="ce26">
            <text:p><text:s text:c="4"/>其他遠洋漁業</text:p>
          </table:table-cell>
          <table:table-cell office:value-type="float" office:value="5778.8553599999996" table:style-name="ce27">
            <text:p>5,779</text:p>
          </table:table-cell>
          <table:table-cell office:value-type="float" office:value="166960.66440000001" table:style-name="ce27">
            <text:p>166,961</text:p>
          </table:table-cell>
          <table:table-cell office:value-type="float" office:value="5889.8175000000001" table:style-name="ce27">
            <text:p>5,890</text:p>
          </table:table-cell>
          <table:table-cell office:value-type="float" office:value="193872.85256" table:style-name="ce27">
            <text:p>193,873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2000</text:p>
          </table:table-cell>
          <table:table-cell office:value-type="string" table:style-name="ce19">
            <text:p>近海漁業合計</text:p>
          </table:table-cell>
          <table:table-cell office:value-type="float" office:value="125021.14421000001" table:formula="of:=  IF(SUM([.C18:.C33])=0;&quot;-&quot;;SUM([.C18:.C33]))" table:style-name="ce20">
            <text:p>125,021</text:p>
          </table:table-cell>
          <table:table-cell office:value-type="float" office:value="12530669.573250001" table:formula="of:=  IF(SUM([.D18:.D33])=0;&quot;-&quot;;SUM([.D18:.D33]))" table:style-name="ce20">
            <text:p>12,530,670</text:p>
          </table:table-cell>
          <table:table-cell office:value-type="float" office:value="139927.91047999996" table:formula="of:=  IF(SUM([.E18:.E33])=0;&quot;-&quot;;SUM([.E18:.E33]))" table:style-name="ce21">
            <text:p>139,928</text:p>
          </table:table-cell>
          <table:table-cell office:value-type="float" office:value="14273949.95819" table:formula="of:=  IF(SUM([.F18:.F33])=0;&quot;-&quot;;SUM([.F18:.F33]))" table:style-name="ce21">
            <text:p>14,273,950</text:p>
          </table:table-cell>
          <table:table-cell office:value-type="float" office:value="135298.34093999997" table:formula="of:=  IF(SUM([.G18:.G33])=0;&quot;-&quot;;SUM([.G18:.G33]))" table:style-name="ce21">
            <text:p>135,298</text:p>
          </table:table-cell>
          <table:table-cell office:value-type="float" office:value="9997718.9588599987" table:formula="of:=  IF(SUM([.H18:.H33])=0;&quot;-&quot;;SUM([.H18:.H33]))" table:style-name="ce21">
            <text:p>9,997,719</text:p>
          </table:table-cell>
          <table:table-cell office:value-type="float" office:value="138120.19622000001" table:formula="of:=  IF(SUM([.I18:.I33])=0;&quot;-&quot;;SUM([.I18:.I33]))" table:style-name="ce21">
            <text:p>138,120</text:p>
          </table:table-cell>
          <table:table-cell office:value-type="float" office:value="10641076.967499999" table:formula="of:=  IF(SUM([.J18:.J33])=0;&quot;-&quot;;SUM([.J18:.J33]))" table:style-name="ce21">
            <text:p>10,641,077</text:p>
          </table:table-cell>
          <table:table-cell office:value-type="string" office:string-value="-" table:formula="of:=  IF(SUM([.K18:.K33])=0;&quot;-&quot;;SUM([.K18:.K33]))" table:style-name="ce21">
            <text:p>-</text:p>
          </table:table-cell>
          <table:table-cell office:value-type="string" office:string-value="-" table:formula="of:=  IF(SUM([.L18:.L33])=0;&quot;-&quot;;SUM([.L18:.L33]))" table:style-name="ce21">
            <text:p>-</text:p>
          </table:table-cell>
          <table:table-cell office:value-type="string" office:string-value="-" table:formula="of:=  IF(SUM([.M18:.M33])=0;&quot;-&quot;;SUM([.M18:.M33]))" table:style-name="ce21">
            <text:p>-</text:p>
          </table:table-cell>
          <table:table-cell office:value-type="string" office:string-value="-" table:formula="of:=  IF(SUM([.N18:.N33])=0;&quot;-&quot;;SUM([.N18:.N33]))" table:style-name="ce21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1</text:p>
          </table:table-cell>
          <table:table-cell office:value-type="string" table:style-name="ce23">
            <text:p><text:s text:c="4"/>巾著網</text:p>
          </table:table-cell>
          <table:table-cell office:value-type="float" office:value="96.667029999999997" table:style-name="ce24">
            <text:p>97</text:p>
          </table:table-cell>
          <table:table-cell office:value-type="float" office:value="3506.7665999999999" table:style-name="ce24">
            <text:p>3,507</text:p>
          </table:table-cell>
          <table:table-cell office:value-type="float" office:value="88.40549" table:style-name="ce24">
            <text:p>88</text:p>
          </table:table-cell>
          <table:table-cell office:value-type="float" office:value="2953.0403299999998" table:style-name="ce24">
            <text:p>2,953</text:p>
          </table:table-cell>
          <table:table-cell office:value-type="float" office:value="75.107810000000001" table:style-name="ce24">
            <text:p>75</text:p>
          </table:table-cell>
          <table:table-cell office:value-type="float" office:value="2618.8221899999999" table:style-name="ce24">
            <text:p>2,619</text:p>
          </table:table-cell>
          <table:table-cell office:value-type="float" office:value="133.13167999999999" table:style-name="ce24">
            <text:p>133</text:p>
          </table:table-cell>
          <table:table-cell office:value-type="float" office:value="8871.7293699999991" table:style-name="ce24">
            <text:p>8,87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2</text:p>
          </table:table-cell>
          <table:table-cell office:value-type="string" table:style-name="ce23">
            <text:p><text:s text:c="4"/>鯖鰺圍網</text:p>
          </table:table-cell>
          <table:table-cell office:value-type="float" office:value="48.49" table:style-name="ce24">
            <text:p>48</text:p>
          </table:table-cell>
          <table:table-cell office:value-type="float" office:value="1478.9449999999999" table:style-name="ce24">
            <text:p>1,479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3</text:p>
          </table:table-cell>
          <table:table-cell office:value-type="string" table:style-name="ce23">
            <text:p><text:s text:c="4"/>棒受網</text:p>
          </table:table-cell>
          <table:table-cell office:value-type="float" office:value="1420.6769999999999" table:style-name="ce24">
            <text:p>1,421</text:p>
          </table:table-cell>
          <table:table-cell office:value-type="float" office:value="141553.05923000001" table:style-name="ce24">
            <text:p>141,553</text:p>
          </table:table-cell>
          <table:table-cell office:value-type="float" office:value="4375.49" table:style-name="ce24">
            <text:p>4,375</text:p>
          </table:table-cell>
          <table:table-cell office:value-type="float" office:value="454719.42486000003" table:style-name="ce24">
            <text:p>454,719</text:p>
          </table:table-cell>
          <table:table-cell office:value-type="float" office:value="4728.12" table:style-name="ce24">
            <text:p>4,728</text:p>
          </table:table-cell>
          <table:table-cell office:value-type="float" office:value="407856.82500000001" table:style-name="ce24">
            <text:p>407,857</text:p>
          </table:table-cell>
          <table:table-cell office:value-type="float" office:value="5369.6270000000004" table:style-name="ce24">
            <text:p>5,370</text:p>
          </table:table-cell>
          <table:table-cell office:value-type="float" office:value="544863.79498000001" table:style-name="ce24">
            <text:p>544,86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4</text:p>
          </table:table-cell>
          <table:table-cell office:value-type="string" table:style-name="ce23">
            <text:p><text:s text:c="4"/>中小拖網</text:p>
          </table:table-cell>
          <table:table-cell office:value-type="float" office:value="31792.678810000001" table:style-name="ce24">
            <text:p>31,793</text:p>
          </table:table-cell>
          <table:table-cell office:value-type="float" office:value="4186177.40001" table:style-name="ce24">
            <text:p>4,186,177</text:p>
          </table:table-cell>
          <table:table-cell office:value-type="float" office:value="31940.903910000001" table:style-name="ce24">
            <text:p>31,941</text:p>
          </table:table-cell>
          <table:table-cell office:value-type="float" office:value="4505590.6775900004" table:style-name="ce24">
            <text:p>4,505,591</text:p>
          </table:table-cell>
          <table:table-cell office:value-type="float" office:value="22670.747749999999" table:style-name="ce24">
            <text:p>22,671</text:p>
          </table:table-cell>
          <table:table-cell office:value-type="float" office:value="2509207.0896899998" table:style-name="ce24">
            <text:p>2,509,207</text:p>
          </table:table-cell>
          <table:table-cell office:value-type="float" office:value="26715.30976" table:style-name="ce24">
            <text:p>26,715</text:p>
          </table:table-cell>
          <table:table-cell office:value-type="float" office:value="2901804.1327" table:style-name="ce24">
            <text:p>2,901,80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5</text:p>
          </table:table-cell>
          <table:table-cell office:value-type="string" table:style-name="ce23">
            <text:p><text:s text:c="4"/>刺網</text:p>
          </table:table-cell>
          <table:table-cell office:value-type="float" office:value="4425.6336700000002" table:style-name="ce24">
            <text:p>4,426</text:p>
          </table:table-cell>
          <table:table-cell office:value-type="float" office:value="818477.28393000003" table:style-name="ce24">
            <text:p>818,477</text:p>
          </table:table-cell>
          <table:table-cell office:value-type="float" office:value="4247.7676300000003" table:style-name="ce24">
            <text:p>4,248</text:p>
          </table:table-cell>
          <table:table-cell office:value-type="float" office:value="719621.71606000001" table:style-name="ce24">
            <text:p>719,622</text:p>
          </table:table-cell>
          <table:table-cell office:value-type="float" office:value="3308.9402700000001" table:style-name="ce24">
            <text:p>3,309</text:p>
          </table:table-cell>
          <table:table-cell office:value-type="float" office:value="560251.84504000004" table:style-name="ce24">
            <text:p>560,252</text:p>
          </table:table-cell>
          <table:table-cell office:value-type="float" office:value="3123.0350800000001" table:style-name="ce24">
            <text:p>3,123</text:p>
          </table:table-cell>
          <table:table-cell office:value-type="float" office:value="458668.11644999997" table:style-name="ce24">
            <text:p>458,66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06</text:p>
          </table:table-cell>
          <table:table-cell office:value-type="string" table:style-name="ce23">
            <text:p><text:s text:c="4"/>扒網</text:p>
          </table:table-cell>
          <table:table-cell office:value-type="float" office:value="66697.457500000004" table:style-name="ce24">
            <text:p>66,697</text:p>
          </table:table-cell>
          <table:table-cell office:value-type="float" office:value="4108983.0115899998" table:style-name="ce24">
            <text:p>4,108,983</text:p>
          </table:table-cell>
          <table:table-cell office:value-type="float" office:value="76786.552039999995" table:style-name="ce24">
            <text:p>76,787</text:p>
          </table:table-cell>
          <table:table-cell office:value-type="float" office:value="5070430.8813699996" table:style-name="ce24">
            <text:p>5,070,431</text:p>
          </table:table-cell>
          <table:table-cell office:value-type="float" office:value="84409.514049999998" table:style-name="ce24">
            <text:p>84,410</text:p>
          </table:table-cell>
          <table:table-cell office:value-type="float" office:value="3138035.0019800002" table:style-name="ce24">
            <text:p>3,138,035</text:p>
          </table:table-cell>
          <table:table-cell office:value-type="float" office:value="80306.648000000001" table:style-name="ce24">
            <text:p>80,307</text:p>
          </table:table-cell>
          <table:table-cell office:value-type="float" office:value="3084279.5567399999" table:style-name="ce24">
            <text:p>3,084,280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49</text:p>
          </table:table-cell>
          <table:table-cell office:value-type="string" table:style-name="ce23">
            <text:p><text:s text:c="4"/>其他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.395" table:style-name="ce24">
            <text:p>1</text:p>
          </table:table-cell>
          <table:table-cell office:value-type="float" office:value="101.9213" table:style-name="ce24">
            <text:p>102</text:p>
          </table:table-cell>
          <table:table-cell office:value-type="float" office:value="87.601699999999994" table:style-name="ce24">
            <text:p>88</text:p>
          </table:table-cell>
          <table:table-cell office:value-type="float" office:value="17630.161599999999" table:style-name="ce24">
            <text:p>17,630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0</text:p>
          </table:table-cell>
          <table:table-cell office:value-type="string" table:style-name="ce23">
            <text:p><text:s text:c="4"/>鮪延繩釣</text:p>
          </table:table-cell>
          <table:table-cell office:value-type="float" office:value="14319.03393" table:style-name="ce24">
            <text:p>14,319</text:p>
          </table:table-cell>
          <table:table-cell office:value-type="float" office:value="1678956.6634" table:style-name="ce24">
            <text:p>1,678,957</text:p>
          </table:table-cell>
          <table:table-cell office:value-type="float" office:value="15916.263800000001" table:style-name="ce24">
            <text:p>15,916</text:p>
          </table:table-cell>
          <table:table-cell office:value-type="float" office:value="1783428.89378" table:style-name="ce24">
            <text:p>1,783,429</text:p>
          </table:table-cell>
          <table:table-cell office:value-type="float" office:value="15339.1191" table:style-name="ce24">
            <text:p>15,339</text:p>
          </table:table-cell>
          <table:table-cell office:value-type="float" office:value="1697831.14668" table:style-name="ce24">
            <text:p>1,697,831</text:p>
          </table:table-cell>
          <table:table-cell office:value-type="float" office:value="15466.5059" table:style-name="ce24">
            <text:p>15,467</text:p>
          </table:table-cell>
          <table:table-cell office:value-type="float" office:value="1958414.7172300001" table:style-name="ce24">
            <text:p>1,958,41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2949.9067599999998" table:style-name="ce24">
            <text:p>2,950</text:p>
          </table:table-cell>
          <table:table-cell office:value-type="float" office:value="584451.97903000005" table:style-name="ce24">
            <text:p>584,452</text:p>
          </table:table-cell>
          <table:table-cell office:value-type="float" office:value="3414.5861500000001" table:style-name="ce24">
            <text:p>3,415</text:p>
          </table:table-cell>
          <table:table-cell office:value-type="float" office:value="695186.09524000005" table:style-name="ce24">
            <text:p>695,186</text:p>
          </table:table-cell>
          <table:table-cell office:value-type="float" office:value="2257.7719099999999" table:style-name="ce24">
            <text:p>2,258</text:p>
          </table:table-cell>
          <table:table-cell office:value-type="float" office:value="368067.00506" table:style-name="ce24">
            <text:p>368,067</text:p>
          </table:table-cell>
          <table:table-cell office:value-type="float" office:value="2382.2641199999998" table:style-name="ce24">
            <text:p>2,382</text:p>
          </table:table-cell>
          <table:table-cell office:value-type="float" office:value="417518.04083999997" table:style-name="ce24">
            <text:p>417,51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2</text:p>
          </table:table-cell>
          <table:table-cell office:value-type="string" table:style-name="ce23">
            <text:p><text:s text:c="4"/>曳繩釣</text:p>
          </table:table-cell>
          <table:table-cell office:value-type="float" office:value="104.84" table:style-name="ce24">
            <text:p>105</text:p>
          </table:table-cell>
          <table:table-cell office:value-type="float" office:value="9335.3026800000007" table:style-name="ce24">
            <text:p>9,335</text:p>
          </table:table-cell>
          <table:table-cell office:value-type="float" office:value="61.168999999999997" table:style-name="ce24">
            <text:p>61</text:p>
          </table:table-cell>
          <table:table-cell office:value-type="float" office:value="6463.4247999999998" table:style-name="ce24">
            <text:p>6,463</text:p>
          </table:table-cell>
          <table:table-cell office:value-type="float" office:value="58.973999999999997" table:style-name="ce24">
            <text:p>59</text:p>
          </table:table-cell>
          <table:table-cell office:value-type="float" office:value="5181.2994900000003" table:style-name="ce24">
            <text:p>5,181</text:p>
          </table:table-cell>
          <table:table-cell office:value-type="float" office:value="510.77699000000001" table:style-name="ce24">
            <text:p>511</text:p>
          </table:table-cell>
          <table:table-cell office:value-type="float" office:value="70654.939929999993" table:style-name="ce24">
            <text:p>70,65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53</text:p>
          </table:table-cell>
          <table:table-cell office:value-type="string" table:style-name="ce23">
            <text:p><text:s text:c="4"/>一支釣</text:p>
          </table:table-cell>
          <table:table-cell office:value-type="float" office:value="2200.5666299999998" table:style-name="ce24">
            <text:p>2,201</text:p>
          </table:table-cell>
          <table:table-cell office:value-type="float" office:value="496056.01066999999" table:style-name="ce24">
            <text:p>496,056</text:p>
          </table:table-cell>
          <table:table-cell office:value-type="float" office:value="2106.1790500000002" table:style-name="ce24">
            <text:p>2,106</text:p>
          </table:table-cell>
          <table:table-cell office:value-type="float" office:value="505821.34762000002" table:style-name="ce24">
            <text:p>505,821</text:p>
          </table:table-cell>
          <table:table-cell office:value-type="float" office:value="1797.49407" table:style-name="ce24">
            <text:p>1,797</text:p>
          </table:table-cell>
          <table:table-cell office:value-type="float" office:value="339041.52035000001" table:style-name="ce24">
            <text:p>339,042</text:p>
          </table:table-cell>
          <table:table-cell office:value-type="float" office:value="2884.01181" table:style-name="ce24">
            <text:p>2,884</text:p>
          </table:table-cell>
          <table:table-cell office:value-type="float" office:value="477222.27289000002" table:style-name="ce24">
            <text:p>477,22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79</text:p>
          </table:table-cell>
          <table:table-cell office:value-type="string" table:style-name="ce23">
            <text:p><text:s text:c="4"/>其他釣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.3" table:style-name="ce24">
            <text:p>1</text:p>
          </table:table-cell>
          <table:table-cell office:value-type="float" office:value="156.65" table:style-name="ce24">
            <text:p>157</text:p>
          </table:table-cell>
          <table:table-cell office:value-type="float" office:value="1.1000000000000001" table:style-name="ce24">
            <text:p>1</text:p>
          </table:table-cell>
          <table:table-cell office:value-type="float" office:value="143" table:style-name="ce24">
            <text:p>14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6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416.2559" table:style-name="ce24">
            <text:p>416</text:p>
          </table:table-cell>
          <table:table-cell office:value-type="float" office:value="118708.97293" table:style-name="ce24">
            <text:p>118,709</text:p>
          </table:table-cell>
          <table:table-cell office:value-type="float" office:value="354.9563" table:style-name="ce24">
            <text:p>355</text:p>
          </table:table-cell>
          <table:table-cell office:value-type="float" office:value="92741.220180000004" table:style-name="ce24">
            <text:p>92,741</text:p>
          </table:table-cell>
          <table:table-cell office:value-type="float" office:value="553.51751999999999" table:style-name="ce24">
            <text:p>554</text:p>
          </table:table-cell>
          <table:table-cell office:value-type="float" office:value="185312.78495" table:style-name="ce24">
            <text:p>185,31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7</text:p>
          </table:table-cell>
          <table:table-cell office:value-type="string" table:style-name="ce23">
            <text:p><text:s text:c="4"/>珊瑚</text:p>
          </table:table-cell>
          <table:table-cell office:value-type="float" office:value="2.823" table:style-name="ce24">
            <text:p>3</text:p>
          </table:table-cell>
          <table:table-cell office:value-type="float" office:value="306490.00461" table:style-name="ce24">
            <text:p>306,490</text:p>
          </table:table-cell>
          <table:table-cell office:value-type="float" office:value="2.5135100000000001" table:style-name="ce24">
            <text:p>3</text:p>
          </table:table-cell>
          <table:table-cell office:value-type="float" office:value="347210.52916999999" table:style-name="ce24">
            <text:p>347,211</text:p>
          </table:table-cell>
          <table:table-cell office:value-type="float" office:value="3.6366800000000001" table:style-name="ce24">
            <text:p>4</text:p>
          </table:table-cell>
          <table:table-cell office:value-type="float" office:value="830699.5" table:style-name="ce24">
            <text:p>830,700</text:p>
          </table:table-cell>
          <table:table-cell office:value-type="float" office:value="2.6066600000000002" table:style-name="ce24">
            <text:p>3</text:p>
          </table:table-cell>
          <table:table-cell office:value-type="float" office:value="487016.21561999997" table:style-name="ce24">
            <text:p>487,01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2098</text:p>
          </table:table-cell>
          <table:table-cell office:value-type="string" table:style-name="ce23">
            <text:p><text:s text:c="4"/>飛魚卵漁業</text:p>
          </table:table-cell>
          <table:table-cell office:value-type="float" office:value="260.2876" table:style-name="ce24">
            <text:p>260</text:p>
          </table:table-cell>
          <table:table-cell office:value-type="float" office:value="51670.98" table:style-name="ce24">
            <text:p>51,671</text:p>
          </table:table-cell>
          <table:table-cell office:value-type="float" office:value="258.05399999999997" table:style-name="ce24">
            <text:p>258</text:p>
          </table:table-cell>
          <table:table-cell office:value-type="float" office:value="51602.96" table:style-name="ce24">
            <text:p>51,603</text:p>
          </table:table-cell>
          <table:table-cell office:value-type="float" office:value="226.01499999999999" table:style-name="ce24">
            <text:p>226</text:p>
          </table:table-cell>
          <table:table-cell office:value-type="float" office:value="41550.195" table:style-name="ce24">
            <text:p>41,550</text:p>
          </table:table-cell>
          <table:table-cell office:value-type="float" office:value="54.06" table:style-name="ce24">
            <text:p>54</text:p>
          </table:table-cell>
          <table:table-cell office:value-type="float" office:value="9648.7999999999993" table:style-name="ce24">
            <text:p>9,649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2099</text:p>
          </table:table-cell>
          <table:table-cell office:value-type="string" table:style-name="ce26">
            <text:p><text:s text:c="4"/>其他近海漁業</text:p>
          </table:table-cell>
          <table:table-cell office:value-type="float" office:value="702.08227999999997" table:style-name="ce27">
            <text:p>702</text:p>
          </table:table-cell>
          <table:table-cell office:value-type="float" office:value="143532.16649999999" table:style-name="ce27">
            <text:p>143,532</text:p>
          </table:table-cell>
          <table:table-cell office:value-type="float" office:value="312.47000000000003" table:style-name="ce27">
            <text:p>312</text:p>
          </table:table-cell>
          <table:table-cell office:value-type="float" office:value="12055.344440000001" table:style-name="ce27">
            <text:p>12,055</text:p>
          </table:table-cell>
          <table:table-cell office:value-type="float" office:value="65.448999999999998" table:style-name="ce27">
            <text:p>65</text:p>
          </table:table-cell>
          <table:table-cell office:value-type="float" office:value="4392.5668999999998" table:style-name="ce27">
            <text:p>4,393</text:p>
          </table:table-cell>
          <table:table-cell office:value-type="float" office:value="531.1" table:style-name="ce27">
            <text:p>531</text:p>
          </table:table-cell>
          <table:table-cell office:value-type="float" office:value="19171.7042" table:style-name="ce27">
            <text:p>19,17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18">
            <text:p>3000</text:p>
          </table:table-cell>
          <table:table-cell office:value-type="string" table:style-name="ce19">
            <text:p>沿岸漁業合計</text:p>
          </table:table-cell>
          <table:table-cell office:value-type="float" office:value="27565.581380000003" table:formula="of:=  IF(SUM([.C35:.C51])=0;&quot;-&quot;;SUM([.C35:.C51]))" table:style-name="ce20">
            <text:p>27,566</text:p>
          </table:table-cell>
          <table:table-cell office:value-type="float" office:value="4045555.3755999999" table:formula="of:=  IF(SUM([.D35:.D51])=0;&quot;-&quot;;SUM([.D35:.D51]))" table:style-name="ce20">
            <text:p>4,045,555</text:p>
          </table:table-cell>
          <table:table-cell office:value-type="float" office:value="29407.356490000002" table:formula="of:=  IF(SUM([.E35:.E51])=0;&quot;-&quot;;SUM([.E35:.E51]))" table:style-name="ce21">
            <text:p>29,407</text:p>
          </table:table-cell>
          <table:table-cell office:value-type="float" office:value="4077160.3719199994" table:formula="of:=  IF(SUM([.F35:.F51])=0;&quot;-&quot;;SUM([.F35:.F51]))" table:style-name="ce21">
            <text:p>4,077,160</text:p>
          </table:table-cell>
          <table:table-cell office:value-type="float" office:value="25263.874380000001" table:formula="of:=  IF(SUM([.G35:.G51])=0;&quot;-&quot;;SUM([.G35:.G51]))" table:style-name="ce21">
            <text:p>25,264</text:p>
          </table:table-cell>
          <table:table-cell office:value-type="float" office:value="3589384.9537499999" table:formula="of:=  IF(SUM([.H35:.H51])=0;&quot;-&quot;;SUM([.H35:.H51]))" table:style-name="ce21">
            <text:p>3,589,385</text:p>
          </table:table-cell>
          <table:table-cell office:value-type="float" office:value="26214.525750000001" table:formula="of:=  IF(SUM([.I35:.I51])=0;&quot;-&quot;;SUM([.I35:.I51]))" table:style-name="ce21">
            <text:p>26,215</text:p>
          </table:table-cell>
          <table:table-cell office:value-type="float" office:value="4114795.6165100001" table:formula="of:=  IF(SUM([.J35:.J51])=0;&quot;-&quot;;SUM([.J35:.J51]))" table:style-name="ce21">
            <text:p>4,114,796</text:p>
          </table:table-cell>
          <table:table-cell office:value-type="string" office:string-value="-" table:formula="of:=  IF(SUM([.K35:.K51])=0;&quot;-&quot;;SUM([.K35:.K51]))" table:style-name="ce21">
            <text:p>-</text:p>
          </table:table-cell>
          <table:table-cell office:value-type="string" office:string-value="-" table:formula="of:=  IF(SUM([.L35:.L51])=0;&quot;-&quot;;SUM([.L35:.L51]))" table:style-name="ce21">
            <text:p>-</text:p>
          </table:table-cell>
          <table:table-cell office:value-type="string" office:string-value="-" table:formula="of:=  IF(SUM([.M35:.M51])=0;&quot;-&quot;;SUM([.M35:.M51]))" table:style-name="ce21">
            <text:p>-</text:p>
          </table:table-cell>
          <table:table-cell office:value-type="string" office:string-value="-" table:formula="of:=  IF(SUM([.N35:.N51])=0;&quot;-&quot;;SUM([.N35:.N51]))" table:style-name="ce21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1</text:p>
          </table:table-cell>
          <table:table-cell office:value-type="string" table:style-name="ce23">
            <text:p><text:s text:c="4"/>定置漁具</text:p>
          </table:table-cell>
          <table:table-cell office:value-type="float" office:value="7547.2518899999995" table:style-name="ce24">
            <text:p>7,547</text:p>
          </table:table-cell>
          <table:table-cell office:value-type="float" office:value="674849.22357999999" table:style-name="ce24">
            <text:p>674,849</text:p>
          </table:table-cell>
          <table:table-cell office:value-type="float" office:value="10909.96002" table:style-name="ce24">
            <text:p>10,910</text:p>
          </table:table-cell>
          <table:table-cell office:value-type="float" office:value="829422.58200000005" table:style-name="ce24">
            <text:p>829,423</text:p>
          </table:table-cell>
          <table:table-cell office:value-type="float" office:value="9038.9729299999999" table:style-name="ce24">
            <text:p>9,039</text:p>
          </table:table-cell>
          <table:table-cell office:value-type="float" office:value="659147.12788000004" table:style-name="ce24">
            <text:p>659,147</text:p>
          </table:table-cell>
          <table:table-cell office:value-type="float" office:value="6838.2457100000001" table:style-name="ce24">
            <text:p>6,838</text:p>
          </table:table-cell>
          <table:table-cell office:value-type="float" office:value="627402.44709000003" table:style-name="ce24">
            <text:p>627,40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2</text:p>
          </table:table-cell>
          <table:table-cell office:value-type="string" table:style-name="ce23">
            <text:p><text:s text:c="4"/>地曳網</text:p>
          </table:table-cell>
          <table:table-cell office:value-type="float" office:value="318.70249999999999" table:style-name="ce24">
            <text:p>319</text:p>
          </table:table-cell>
          <table:table-cell office:value-type="float" office:value="109281.00953" table:style-name="ce24">
            <text:p>109,281</text:p>
          </table:table-cell>
          <table:table-cell office:value-type="float" office:value="338" table:style-name="ce24">
            <text:p>338</text:p>
          </table:table-cell>
          <table:table-cell office:value-type="float" office:value="130130" table:style-name="ce24">
            <text:p>130,130</text:p>
          </table:table-cell>
          <table:table-cell office:value-type="float" office:value="339" table:style-name="ce24">
            <text:p>339</text:p>
          </table:table-cell>
          <table:table-cell office:value-type="float" office:value="129870" table:style-name="ce24">
            <text:p>129,870</text:p>
          </table:table-cell>
          <table:table-cell office:value-type="float" office:value="310.26499999999999" table:style-name="ce24">
            <text:p>310</text:p>
          </table:table-cell>
          <table:table-cell office:value-type="float" office:value="185026.63944999999" table:style-name="ce24">
            <text:p>185,027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3</text:p>
          </table:table-cell>
          <table:table-cell office:value-type="string" table:style-name="ce23">
            <text:p><text:s text:c="4"/>焚寄網</text:p>
          </table:table-cell>
          <table:table-cell office:value-type="float" office:value="3061.5929000000001" table:style-name="ce24">
            <text:p>3,062</text:p>
          </table:table-cell>
          <table:table-cell office:value-type="float" office:value="310385.67102000001" table:style-name="ce24">
            <text:p>310,386</text:p>
          </table:table-cell>
          <table:table-cell office:value-type="float" office:value="385.8057" table:style-name="ce24">
            <text:p>386</text:p>
          </table:table-cell>
          <table:table-cell office:value-type="float" office:value="33905.396430000001" table:style-name="ce24">
            <text:p>33,905</text:p>
          </table:table-cell>
          <table:table-cell office:value-type="float" office:value="113.3001" table:style-name="ce24">
            <text:p>113</text:p>
          </table:table-cell>
          <table:table-cell office:value-type="float" office:value="9294.0617399999992" table:style-name="ce24">
            <text:p>9,294</text:p>
          </table:table-cell>
          <table:table-cell office:value-type="float" office:value="149.8732" table:style-name="ce24">
            <text:p>150</text:p>
          </table:table-cell>
          <table:table-cell office:value-type="float" office:value="10469.430619999999" table:style-name="ce24">
            <text:p>10,469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4</text:p>
          </table:table-cell>
          <table:table-cell office:value-type="string" table:style-name="ce23">
            <text:p><text:s text:c="4"/>刺網</text:p>
          </table:table-cell>
          <table:table-cell office:value-type="float" office:value="6865.2385999999997" table:style-name="ce24">
            <text:p>6,865</text:p>
          </table:table-cell>
          <table:table-cell office:value-type="float" office:value="1175373.1584699999" table:style-name="ce24">
            <text:p>1,175,373</text:p>
          </table:table-cell>
          <table:table-cell office:value-type="float" office:value="7963.0977400000002" table:style-name="ce24">
            <text:p>7,963</text:p>
          </table:table-cell>
          <table:table-cell office:value-type="float" office:value="1401630.38457" table:style-name="ce24">
            <text:p>1,401,630</text:p>
          </table:table-cell>
          <table:table-cell office:value-type="float" office:value="7129.7817800000003" table:style-name="ce24">
            <text:p>7,130</text:p>
          </table:table-cell>
          <table:table-cell office:value-type="float" office:value="1404563.26804" table:style-name="ce24">
            <text:p>1,404,563</text:p>
          </table:table-cell>
          <table:table-cell office:value-type="float" office:value="6833.4480400000002" table:style-name="ce24">
            <text:p>6,833</text:p>
          </table:table-cell>
          <table:table-cell office:value-type="float" office:value="1448456.93456" table:style-name="ce24">
            <text:p>1,448,457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5</text:p>
          </table:table-cell>
          <table:table-cell office:value-type="string" table:style-name="ce23">
            <text:p><text:s text:c="4"/>追逐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4" table:style-name="ce24">
            <text:p>4</text:p>
          </table:table-cell>
          <table:table-cell office:value-type="float" office:value="340.8" table:style-name="ce24">
            <text:p>341</text:p>
          </table:table-cell>
          <table:table-cell office:value-type="float" office:value="5" table:style-name="ce24">
            <text:p>5</text:p>
          </table:table-cell>
          <table:table-cell office:value-type="float" office:value="422" table:style-name="ce24">
            <text:p>42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6</text:p>
          </table:table-cell>
          <table:table-cell office:value-type="string" table:style-name="ce23">
            <text:p><text:s text:c="4"/>流袋網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4" table:style-name="ce24">
            <text:p>4</text:p>
          </table:table-cell>
          <table:table-cell office:value-type="float" office:value="700" table:style-name="ce24">
            <text:p>700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7</text:p>
          </table:table-cell>
          <table:table-cell office:value-type="string" table:style-name="ce23">
            <text:p><text:s text:c="4"/>魩鱙漁業</text:p>
          </table:table-cell>
          <table:table-cell office:value-type="float" office:value="1256.6021800000001" table:style-name="ce24">
            <text:p>1,257</text:p>
          </table:table-cell>
          <table:table-cell office:value-type="float" office:value="196357.88034" table:style-name="ce24">
            <text:p>196,358</text:p>
          </table:table-cell>
          <table:table-cell office:value-type="float" office:value="1081.0106000000001" table:style-name="ce24">
            <text:p>1,081</text:p>
          </table:table-cell>
          <table:table-cell office:value-type="float" office:value="164610.96027000001" table:style-name="ce24">
            <text:p>164,611</text:p>
          </table:table-cell>
          <table:table-cell office:value-type="float" office:value="824.95339999999999" table:style-name="ce24">
            <text:p>825</text:p>
          </table:table-cell>
          <table:table-cell office:value-type="float" office:value="131293.14446000001" table:style-name="ce24">
            <text:p>131,293</text:p>
          </table:table-cell>
          <table:table-cell office:value-type="float" office:value="807.82799999999997" table:style-name="ce24">
            <text:p>808</text:p>
          </table:table-cell>
          <table:table-cell office:value-type="float" office:value="136461.7047" table:style-name="ce24">
            <text:p>136,46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8</text:p>
          </table:table-cell>
          <table:table-cell office:value-type="string" table:style-name="ce23">
            <text:p><text:s text:c="4"/>櫻花蝦漁業</text:p>
          </table:table-cell>
          <table:table-cell office:value-type="float" office:value="1656.0029999999999" table:style-name="ce24">
            <text:p>1,656</text:p>
          </table:table-cell>
          <table:table-cell office:value-type="float" office:value="495144.897" table:style-name="ce24">
            <text:p>495,145</text:p>
          </table:table-cell>
          <table:table-cell office:value-type="float" office:value="1675.144" table:style-name="ce24">
            <text:p>1,675</text:p>
          </table:table-cell>
          <table:table-cell office:value-type="float" office:value="482914.76074" table:style-name="ce24">
            <text:p>482,915</text:p>
          </table:table-cell>
          <table:table-cell office:value-type="float" office:value="1941.075" table:style-name="ce24">
            <text:p>1,941</text:p>
          </table:table-cell>
          <table:table-cell office:value-type="float" office:value="564452.84160000004" table:style-name="ce24">
            <text:p>564,453</text:p>
          </table:table-cell>
          <table:table-cell office:value-type="float" office:value="2046.664" table:style-name="ce24">
            <text:p>2,047</text:p>
          </table:table-cell>
          <table:table-cell office:value-type="float" office:value="645678.27399999998" table:style-name="ce24">
            <text:p>645,67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09</text:p>
          </table:table-cell>
          <table:table-cell office:value-type="string" table:style-name="ce23">
            <text:p><text:s text:c="4"/>赤尾青蝦漁業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813.49" table:style-name="ce24">
            <text:p>813</text:p>
          </table:table-cell>
          <table:table-cell office:value-type="float" office:value="38151.362399999998" table:style-name="ce24">
            <text:p>38,151</text:p>
          </table:table-cell>
          <table:table-cell office:value-type="float" office:value="1470.5730000000001" table:style-name="ce24">
            <text:p>1,471</text:p>
          </table:table-cell>
          <table:table-cell office:value-type="float" office:value="59496.900999999998" table:style-name="ce24">
            <text:p>59,497</text:p>
          </table:table-cell>
          <table:table-cell office:value-type="float" office:value="3748.4520000000002" table:style-name="ce24">
            <text:p>3,748</text:p>
          </table:table-cell>
          <table:table-cell office:value-type="float" office:value="184623.03" table:style-name="ce24">
            <text:p>184,62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49</text:p>
          </table:table-cell>
          <table:table-cell office:value-type="string" table:style-name="ce23">
            <text:p><text:s text:c="4"/>其他網</text:p>
          </table:table-cell>
          <table:table-cell office:value-type="float" office:value="879.99557000000004" table:style-name="ce24">
            <text:p>880</text:p>
          </table:table-cell>
          <table:table-cell office:value-type="float" office:value="67048.879400000005" table:style-name="ce24">
            <text:p>67,049</text:p>
          </table:table-cell>
          <table:table-cell office:value-type="float" office:value="494.11317000000003" table:style-name="ce24">
            <text:p>494</text:p>
          </table:table-cell>
          <table:table-cell office:value-type="float" office:value="67062.664359999995" table:style-name="ce24">
            <text:p>67,063</text:p>
          </table:table-cell>
          <table:table-cell office:value-type="float" office:value="367.59316000000001" table:style-name="ce24">
            <text:p>368</text:p>
          </table:table-cell>
          <table:table-cell office:value-type="float" office:value="49441.696309999999" table:style-name="ce24">
            <text:p>49,442</text:p>
          </table:table-cell>
          <table:table-cell office:value-type="float" office:value="369.00754000000001" table:style-name="ce24">
            <text:p>369</text:p>
          </table:table-cell>
          <table:table-cell office:value-type="float" office:value="118187.67742000001" table:style-name="ce24">
            <text:p>118,18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50</text:p>
          </table:table-cell>
          <table:table-cell office:value-type="string" table:style-name="ce23">
            <text:p><text:s text:c="4"/>一支釣</text:p>
          </table:table-cell>
          <table:table-cell office:value-type="float" office:value="2172.3798299999999" table:style-name="ce24">
            <text:p>2,172</text:p>
          </table:table-cell>
          <table:table-cell office:value-type="float" office:value="431431.05673000001" table:style-name="ce24">
            <text:p>431,431</text:p>
          </table:table-cell>
          <table:table-cell office:value-type="float" office:value="1652.6894" table:style-name="ce24">
            <text:p>1,653</text:p>
          </table:table-cell>
          <table:table-cell office:value-type="float" office:value="378091.99067999999" table:style-name="ce24">
            <text:p>378,092</text:p>
          </table:table-cell>
          <table:table-cell office:value-type="float" office:value="1182.2110399999999" table:style-name="ce24">
            <text:p>1,182</text:p>
          </table:table-cell>
          <table:table-cell office:value-type="float" office:value="214032.04693000001" table:style-name="ce24">
            <text:p>214,032</text:p>
          </table:table-cell>
          <table:table-cell office:value-type="float" office:value="1802.1391000000001" table:style-name="ce24">
            <text:p>1,802</text:p>
          </table:table-cell>
          <table:table-cell office:value-type="float" office:value="273457.79664000002" table:style-name="ce24">
            <text:p>273,45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 table:style-name="ce13"/>
        </table:table-row>
        <table:table-row table:style-name="ro3">
          <table:table-cell office:value-type="string" table:style-name="ce22">
            <text:p>3051</text:p>
          </table:table-cell>
          <table:table-cell office:value-type="string" table:style-name="ce23">
            <text:p><text:s text:c="4"/>雜魚延繩釣</text:p>
          </table:table-cell>
          <table:table-cell office:value-type="float" office:value="1272.4941100000001" table:style-name="ce24">
            <text:p>1,272</text:p>
          </table:table-cell>
          <table:table-cell office:value-type="float" office:value="230463.06359999999" table:style-name="ce24">
            <text:p>230,463</text:p>
          </table:table-cell>
          <table:table-cell office:value-type="float" office:value="952.76540999999997" table:style-name="ce24">
            <text:p>953</text:p>
          </table:table-cell>
          <table:table-cell office:value-type="float" office:value="181544.83090999999" table:style-name="ce24">
            <text:p>181,545</text:p>
          </table:table-cell>
          <table:table-cell office:value-type="float" office:value="434.58503999999999" table:style-name="ce24">
            <text:p>435</text:p>
          </table:table-cell>
          <table:table-cell office:value-type="float" office:value="91234.74381" table:style-name="ce24">
            <text:p>91,235</text:p>
          </table:table-cell>
          <table:table-cell office:value-type="float" office:value="916.69051000000002" table:style-name="ce24">
            <text:p>917</text:p>
          </table:table-cell>
          <table:table-cell office:value-type="float" office:value="177921.26204" table:style-name="ce24">
            <text:p>177,921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 table:style-name="ce13"/>
        </table:table-row>
        <table:table-row table:style-name="ro3">
          <table:table-cell office:value-type="string" table:style-name="ce22">
            <text:p>3079</text:p>
          </table:table-cell>
          <table:table-cell office:value-type="string" table:style-name="ce23">
            <text:p><text:s text:c="4"/>其他釣</text:p>
          </table:table-cell>
          <table:table-cell office:value-type="float" office:value="120.7914" table:style-name="ce24">
            <text:p>121</text:p>
          </table:table-cell>
          <table:table-cell office:value-type="float" office:value="13102.098" table:style-name="ce24">
            <text:p>13,102</text:p>
          </table:table-cell>
          <table:table-cell office:value-type="float" office:value="158.87110000000001" table:style-name="ce24">
            <text:p>159</text:p>
          </table:table-cell>
          <table:table-cell office:value-type="float" office:value="12355.102919999999" table:style-name="ce24">
            <text:p>12,355</text:p>
          </table:table-cell>
          <table:table-cell office:value-type="float" office:value="150.97399999999999" table:style-name="ce24">
            <text:p>151</text:p>
          </table:table-cell>
          <table:table-cell office:value-type="float" office:value="10954.266299999999" table:style-name="ce24">
            <text:p>10,954</text:p>
          </table:table-cell>
          <table:table-cell office:value-type="float" office:value="123.51421999999999" table:style-name="ce24">
            <text:p>124</text:p>
          </table:table-cell>
          <table:table-cell office:value-type="float" office:value="11691.615400000001" table:style-name="ce24">
            <text:p>11,69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 table:style-name="ce13"/>
        </table:table-row>
        <table:table-row table:style-name="ro3">
          <table:table-cell office:value-type="string" table:style-name="ce22">
            <text:p>3096</text:p>
          </table:table-cell>
          <table:table-cell office:value-type="string" table:style-name="ce23">
            <text:p><text:s text:c="4"/>鏢旗魚</text:p>
          </table:table-cell>
          <table:table-cell office:value-type="float" office:value="541.63300000000004" table:style-name="ce24">
            <text:p>542</text:p>
          </table:table-cell>
          <table:table-cell office:value-type="float" office:value="104426.03247999999" table:style-name="ce24">
            <text:p>104,426</text:p>
          </table:table-cell>
          <table:table-cell office:value-type="float" office:value="553.87" table:style-name="ce24">
            <text:p>554</text:p>
          </table:table-cell>
          <table:table-cell office:value-type="float" office:value="76952.323740000007" table:style-name="ce24">
            <text:p>76,952</text:p>
          </table:table-cell>
          <table:table-cell office:value-type="float" office:value="656.27840000000003" table:style-name="ce24">
            <text:p>656</text:p>
          </table:table-cell>
          <table:table-cell office:value-type="float" office:value="81799.876699999993" table:style-name="ce24">
            <text:p>81,800</text:p>
          </table:table-cell>
          <table:table-cell office:value-type="float" office:value="605.03420000000006" table:style-name="ce24">
            <text:p>605</text:p>
          </table:table-cell>
          <table:table-cell office:value-type="float" office:value="107758.2751" table:style-name="ce24">
            <text:p>107,75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 table:style-name="ce13"/>
        </table:table-row>
        <table:table-row table:style-name="ro3">
          <table:table-cell office:value-type="string" table:style-name="ce22">
            <text:p>3097</text:p>
          </table:table-cell>
          <table:table-cell office:value-type="string" table:style-name="ce23">
            <text:p><text:s text:c="4"/>遊漁</text:p>
          </table:table-cell>
          <table:table-cell office:value-type="float" office:value="130.25" table:style-name="ce24">
            <text:p>130</text:p>
          </table:table-cell>
          <table:table-cell office:value-type="float" office:value="39333.625" table:style-name="ce24">
            <text:p>39,334</text:p>
          </table:table-cell>
          <table:table-cell office:value-type="float" office:value="139.96" table:style-name="ce24">
            <text:p>140</text:p>
          </table:table-cell>
          <table:table-cell office:value-type="float" office:value="37811" table:style-name="ce24">
            <text:p>37,811</text:p>
          </table:table-cell>
          <table:table-cell office:value-type="float" office:value="143.4" table:style-name="ce24">
            <text:p>143</text:p>
          </table:table-cell>
          <table:table-cell office:value-type="float" office:value="29562.575000000001" table:style-name="ce24">
            <text:p>29,563</text:p>
          </table:table-cell>
          <table:table-cell office:value-type="float" office:value="246.17" table:style-name="ce24">
            <text:p>246</text:p>
          </table:table-cell>
          <table:table-cell office:value-type="float" office:value="56253.25" table:style-name="ce24">
            <text:p>56,253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2">
            <text:p>3098</text:p>
          </table:table-cell>
          <table:table-cell office:value-type="string" table:style-name="ce23">
            <text:p><text:s text:c="4"/>籠具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float" office:value="1.4699" table:style-name="ce24">
            <text:p>1</text:p>
          </table:table-cell>
          <table:table-cell office:value-type="float" office:value="548.12570000000005" table:style-name="ce24">
            <text:p>548</text:p>
          </table:table-cell>
          <table:table-cell office:value-type="float" office:value="0.50370000000000004" table:style-name="ce24">
            <text:p>1</text:p>
          </table:table-cell>
          <table:table-cell office:value-type="float" office:value="175.58982" table:style-name="ce24">
            <text:p>176</text:p>
          </table:table-cell>
          <table:table-cell office:value-type="float" office:value="2.0727199999999999" table:style-name="ce24">
            <text:p>2</text:p>
          </table:table-cell>
          <table:table-cell office:value-type="float" office:value="254.9562" table:style-name="ce24">
            <text:p>25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string" table:style-name="ce25">
            <text:p>3099</text:p>
          </table:table-cell>
          <table:table-cell office:value-type="string" table:style-name="ce26">
            <text:p><text:s text:c="4"/>其他沿岸漁業</text:p>
          </table:table-cell>
          <table:table-cell office:value-type="float" office:value="1742.6464000000001" table:style-name="ce27">
            <text:p>1,743</text:p>
          </table:table-cell>
          <table:table-cell office:value-type="float" office:value="198358.78044999999" table:style-name="ce27">
            <text:p>198,359</text:p>
          </table:table-cell>
          <table:table-cell office:value-type="float" office:value="2283.1094499999999" table:style-name="ce27">
            <text:p>2,283</text:p>
          </table:table-cell>
          <table:table-cell office:value-type="float" office:value="241688.08720000001" table:style-name="ce27">
            <text:p>241,688</text:p>
          </table:table-cell>
          <table:table-cell office:value-type="float" office:value="1465.67283" table:style-name="ce27">
            <text:p>1,466</text:p>
          </table:table-cell>
          <table:table-cell office:value-type="float" office:value="153644.81416000001" table:style-name="ce27">
            <text:p>153,645</text:p>
          </table:table-cell>
          <table:table-cell office:value-type="float" office:value="1411.1215099999999" table:style-name="ce27">
            <text:p>1,411</text:p>
          </table:table-cell>
          <table:table-cell office:value-type="float" office:value="130452.32329" table:style-name="ce27">
            <text:p>130,452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4000" table:style-name="ce18">
            <text:p>4000</text:p>
          </table:table-cell>
          <table:table-cell office:value-type="string" table:style-name="ce19">
            <text:p>內陸漁撈合計</text:p>
          </table:table-cell>
          <table:table-cell office:value-type="float" office:value="29.001999999999999" table:formula="of:=  IF(SUM([.C53:.C55])=0;&quot;-&quot;;SUM([.C53:.C55]))" table:style-name="ce20">
            <text:p>29</text:p>
          </table:table-cell>
          <table:table-cell office:value-type="float" office:value="2014.2150000000001" table:formula="of:=  IF(SUM([.D53:.D55])=0;&quot;-&quot;;SUM([.D53:.D55]))" table:style-name="ce20">
            <text:p>2,014</text:p>
          </table:table-cell>
          <table:table-cell office:value-type="float" office:value="30.101000000000003" table:formula="of:=  IF(SUM([.E53:.E55])=0;&quot;-&quot;;SUM([.E53:.E55]))" table:style-name="ce21">
            <text:p>30</text:p>
          </table:table-cell>
          <table:table-cell office:value-type="float" office:value="1342.91878" table:formula="of:=  IF(SUM([.F53:.F55])=0;&quot;-&quot;;SUM([.F53:.F55]))" table:style-name="ce21">
            <text:p>1,343</text:p>
          </table:table-cell>
          <table:table-cell office:value-type="float" office:value="102.878" table:formula="of:=  IF(SUM([.G53:.G55])=0;&quot;-&quot;;SUM([.G53:.G55]))" table:style-name="ce21">
            <text:p>103</text:p>
          </table:table-cell>
          <table:table-cell office:value-type="float" office:value="7014.5999999999995" table:formula="of:=  IF(SUM([.H53:.H55])=0;&quot;-&quot;;SUM([.H53:.H55]))" table:style-name="ce21">
            <text:p>7,015</text:p>
          </table:table-cell>
          <table:table-cell office:value-type="float" office:value="88.411999999999992" table:formula="of:=  IF(SUM([.I53:.I55])=0;&quot;-&quot;;SUM([.I53:.I55]))" table:style-name="ce21">
            <text:p>88</text:p>
          </table:table-cell>
          <table:table-cell office:value-type="float" office:value="6264.9660000000003" table:formula="of:=  IF(SUM([.J53:.J55])=0;&quot;-&quot;;SUM([.J53:.J55]))" table:style-name="ce21">
            <text:p>6,265</text:p>
          </table:table-cell>
          <table:table-cell office:value-type="string" office:string-value="-" table:formula="of:=  IF(SUM([.K53:.K55])=0;&quot;-&quot;;SUM([.K53:.K55]))" table:style-name="ce21">
            <text:p>-</text:p>
          </table:table-cell>
          <table:table-cell office:value-type="string" office:string-value="-" table:formula="of:=  IF(SUM([.L53:.L55])=0;&quot;-&quot;;SUM([.L53:.L55]))" table:style-name="ce21">
            <text:p>-</text:p>
          </table:table-cell>
          <table:table-cell office:value-type="string" office:string-value="-" table:formula="of:=  IF(SUM([.M53:.M55])=0;&quot;-&quot;;SUM([.M53:.M55]))" table:style-name="ce21">
            <text:p>-</text:p>
          </table:table-cell>
          <table:table-cell office:value-type="string" office:string-value="-" table:formula="of:=  IF(SUM([.N53:.N55])=0;&quot;-&quot;;SUM([.N53:.N55]))" table:style-name="ce21">
            <text:p>-</text:p>
          </table:table-cell>
          <table:table-cell table:number-columns-repeated="16370"/>
        </table:table-row>
        <table:table-row table:style-name="ro3">
          <table:table-cell office:value-type="float" office:value="4001" table:style-name="ce22">
            <text:p>4001</text:p>
          </table:table-cell>
          <table:table-cell office:value-type="string" table:style-name="ce23">
            <text:p><text:s text:c="4"/>河川漁撈</text:p>
          </table:table-cell>
          <table:table-cell office:value-type="float" office:value="1.45" table:style-name="ce24">
            <text:p>1</text:p>
          </table:table-cell>
          <table:table-cell office:value-type="float" office:value="72.95" table:style-name="ce24">
            <text:p>73</text:p>
          </table:table-cell>
          <table:table-cell office:value-type="float" office:value="1.62" table:style-name="ce24">
            <text:p>2</text:p>
          </table:table-cell>
          <table:table-cell office:value-type="float" office:value="92.45" table:style-name="ce24">
            <text:p>92</text:p>
          </table:table-cell>
          <table:table-cell office:value-type="float" office:value="1.68" table:style-name="ce24">
            <text:p>2</text:p>
          </table:table-cell>
          <table:table-cell office:value-type="float" office:value="118.16" table:style-name="ce24">
            <text:p>118</text:p>
          </table:table-cell>
          <table:table-cell office:value-type="float" office:value="0.97" table:style-name="ce24">
            <text:p>1</text:p>
          </table:table-cell>
          <table:table-cell office:value-type="float" office:value="67.5" table:style-name="ce24">
            <text:p>68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4002" table:style-name="ce22">
            <text:p>4002</text:p>
          </table:table-cell>
          <table:table-cell office:value-type="string" table:style-name="ce23">
            <text:p><text:s text:c="4"/>水庫漁撈</text:p>
          </table:table-cell>
          <table:table-cell office:value-type="float" office:value="27.552" table:style-name="ce24">
            <text:p>28</text:p>
          </table:table-cell>
          <table:table-cell office:value-type="float" office:value="1941.2650000000001" table:style-name="ce24">
            <text:p>1,941</text:p>
          </table:table-cell>
          <table:table-cell office:value-type="float" office:value="28.481000000000002" table:style-name="ce24">
            <text:p>28</text:p>
          </table:table-cell>
          <table:table-cell office:value-type="float" office:value="1250.4687799999999" table:style-name="ce24">
            <text:p>1,250</text:p>
          </table:table-cell>
          <table:table-cell office:value-type="float" office:value="101.19799999999999" table:style-name="ce24">
            <text:p>101</text:p>
          </table:table-cell>
          <table:table-cell office:value-type="float" office:value="6896.44" table:style-name="ce24">
            <text:p>6,896</text:p>
          </table:table-cell>
          <table:table-cell office:value-type="float" office:value="87.441999999999993" table:style-name="ce24">
            <text:p>87</text:p>
          </table:table-cell>
          <table:table-cell office:value-type="float" office:value="6197.4660000000003" table:style-name="ce24">
            <text:p>6,197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4099" table:style-name="ce25">
            <text:p>4099</text:p>
          </table:table-cell>
          <table:table-cell office:value-type="string" table:style-name="ce26">
            <text:p><text:s text:c="4"/>其他內陸漁撈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5000" table:style-name="ce18">
            <text:p>5000</text:p>
          </table:table-cell>
          <table:table-cell office:value-type="string" table:style-name="ce19">
            <text:p>海面養殖合計</text:p>
          </table:table-cell>
          <table:table-cell office:value-type="float" office:value="31705.809079999999" table:formula="of:=  IF(SUM([.C57:.C59])=0;&quot;-&quot;;SUM([.C57:.C59]))" table:style-name="ce20">
            <text:p>31,706</text:p>
          </table:table-cell>
          <table:table-cell office:value-type="float" office:value="6997706.2118800003" table:formula="of:=  IF(SUM([.D57:.D59])=0;&quot;-&quot;;SUM([.D57:.D59]))" table:style-name="ce20">
            <text:p>6,997,706</text:p>
          </table:table-cell>
          <table:table-cell office:value-type="float" office:value="29286.934229999999" table:formula="of:=  IF(SUM([.E57:.E59])=0;&quot;-&quot;;SUM([.E57:.E59]))" table:style-name="ce21">
            <text:p>29,287</text:p>
          </table:table-cell>
          <table:table-cell office:value-type="float" office:value="6168540.53945" table:formula="of:=  IF(SUM([.F57:.F59])=0;&quot;-&quot;;SUM([.F57:.F59]))" table:style-name="ce21">
            <text:p>6,168,541</text:p>
          </table:table-cell>
          <table:table-cell office:value-type="float" office:value="24736.939120000003" table:formula="of:=  IF(SUM([.G57:.G59])=0;&quot;-&quot;;SUM([.G57:.G59]))" table:style-name="ce21">
            <text:p>24,737</text:p>
          </table:table-cell>
          <table:table-cell office:value-type="float" office:value="6255334.9442800004" table:formula="of:=  IF(SUM([.H57:.H59])=0;&quot;-&quot;;SUM([.H57:.H59]))" table:style-name="ce21">
            <text:p>6,255,335</text:p>
          </table:table-cell>
          <table:table-cell office:value-type="float" office:value="25266.852129999999" table:formula="of:=  IF(SUM([.I57:.I59])=0;&quot;-&quot;;SUM([.I57:.I59]))" table:style-name="ce21">
            <text:p>25,267</text:p>
          </table:table-cell>
          <table:table-cell office:value-type="float" office:value="5601349.2162999995" table:formula="of:=  IF(SUM([.J57:.J59])=0;&quot;-&quot;;SUM([.J57:.J59]))" table:style-name="ce21">
            <text:p>5,601,349</text:p>
          </table:table-cell>
          <table:table-cell office:value-type="string" office:string-value="-" table:formula="of:=  IF(SUM([.K57:.K59])=0;&quot;-&quot;;SUM([.K57:.K59]))" table:style-name="ce21">
            <text:p>-</text:p>
          </table:table-cell>
          <table:table-cell office:value-type="string" office:string-value="-" table:formula="of:=  IF(SUM([.L57:.L59])=0;&quot;-&quot;;SUM([.L57:.L59]))" table:style-name="ce21">
            <text:p>-</text:p>
          </table:table-cell>
          <table:table-cell office:value-type="string" office:string-value="-" table:formula="of:=  IF(SUM([.M57:.M59])=0;&quot;-&quot;;SUM([.M57:.M59]))" table:style-name="ce21">
            <text:p>-</text:p>
          </table:table-cell>
          <table:table-cell office:value-type="string" office:string-value="-" table:formula="of:=  IF(SUM([.N57:.N59])=0;&quot;-&quot;;SUM([.N57:.N59]))" table:style-name="ce21">
            <text:p>-</text:p>
          </table:table-cell>
          <table:table-cell table:number-columns-repeated="16370"/>
        </table:table-row>
        <table:table-row table:style-name="ro3">
          <table:table-cell office:value-type="float" office:value="5001" table:style-name="ce22">
            <text:p>5001</text:p>
          </table:table-cell>
          <table:table-cell office:value-type="string" table:style-name="ce23">
            <text:p><text:s text:c="4"/>淺海養殖</text:p>
          </table:table-cell>
          <table:table-cell office:value-type="float" office:value="29032.041000000001" table:style-name="ce24">
            <text:p>29,032</text:p>
          </table:table-cell>
          <table:table-cell office:value-type="float" office:value="6290726.0980000002" table:style-name="ce24">
            <text:p>6,290,726</text:p>
          </table:table-cell>
          <table:table-cell office:value-type="float" office:value="26479.727999999999" table:style-name="ce24">
            <text:p>26,480</text:p>
          </table:table-cell>
          <table:table-cell office:value-type="float" office:value="5493637.6150000002" table:style-name="ce24">
            <text:p>5,493,638</text:p>
          </table:table-cell>
          <table:table-cell office:value-type="float" office:value="22409.524000000001" table:style-name="ce24">
            <text:p>22,410</text:p>
          </table:table-cell>
          <table:table-cell office:value-type="float" office:value="5576959.5410000002" table:style-name="ce24">
            <text:p>5,576,960</text:p>
          </table:table-cell>
          <table:table-cell office:value-type="float" office:value="22826.429" table:style-name="ce24">
            <text:p>22,826</text:p>
          </table:table-cell>
          <table:table-cell office:value-type="float" office:value="4828005.216" table:style-name="ce24">
            <text:p>4,828,005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5002" table:style-name="ce22">
            <text:p>5002</text:p>
          </table:table-cell>
          <table:table-cell office:value-type="string" table:style-name="ce23">
            <text:p><text:s text:c="4"/>箱網養殖</text:p>
          </table:table-cell>
          <table:table-cell office:value-type="float" office:value="2673.7680799999998" table:style-name="ce24">
            <text:p>2,674</text:p>
          </table:table-cell>
          <table:table-cell office:value-type="float" office:value="706980.11387999996" table:style-name="ce24">
            <text:p>706,980</text:p>
          </table:table-cell>
          <table:table-cell office:value-type="float" office:value="2807.2062299999998" table:style-name="ce24">
            <text:p>2,807</text:p>
          </table:table-cell>
          <table:table-cell office:value-type="float" office:value="674902.92445000005" table:style-name="ce24">
            <text:p>674,903</text:p>
          </table:table-cell>
          <table:table-cell office:value-type="float" office:value="2327.4151200000001" table:style-name="ce24">
            <text:p>2,327</text:p>
          </table:table-cell>
          <table:table-cell office:value-type="float" office:value="678375.40327999997" table:style-name="ce24">
            <text:p>678,375</text:p>
          </table:table-cell>
          <table:table-cell office:value-type="float" office:value="2440.4231300000001" table:style-name="ce24">
            <text:p>2,440</text:p>
          </table:table-cell>
          <table:table-cell office:value-type="float" office:value="773344.00029999996" table:style-name="ce24">
            <text:p>773,344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5099" table:style-name="ce25">
            <text:p>5099</text:p>
          </table:table-cell>
          <table:table-cell office:value-type="string" table:style-name="ce26">
            <text:p><text:s text:c="4"/>其他海面養殖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style-name="ro3">
          <table:table-cell office:value-type="float" office:value="6000" table:style-name="ce18">
            <text:p>6000</text:p>
          </table:table-cell>
          <table:table-cell office:value-type="string" table:style-name="ce19">
            <text:p>內陸養殖合計</text:p>
          </table:table-cell>
          <table:table-cell office:value-type="float" office:value="317246.3517" table:formula="of:=  IF(IF(VALUE([.C5])&gt;=2010;SUM([.C61];[.C62];[.C63];[.C65]);SUM([.C61:.C65]))=0;&quot;-&quot;;IF(VALUE([.C5])&gt;=2010;SUM([.C61];[.C62];[.C63];[.C65]);SUM([.C61:.C65])))" table:style-name="ce20">
            <text:p>317,246</text:p>
          </table:table-cell>
          <table:table-cell office:value-type="float" office:value="34244936.968290001" table:formula="of:=  IF(SUM([.D61:.D65])=0;&quot;-&quot;;SUM([.D61:.D65]))" table:style-name="ce20">
            <text:p>34,244,937</text:p>
          </table:table-cell>
          <table:table-cell office:value-type="float" office:value="309930.32858999993" table:formula="of:=  IF(IF(VALUE([.E5])&gt;=2010;SUM([.E61];[.E62];[.E63];[.E65]);SUM([.E61:.E65]))=0;&quot;-&quot;;IF(VALUE([.E5])&gt;=2010;SUM([.E61];[.E62];[.E63];[.E65]);SUM([.E61:.E65])))" table:style-name="ce21">
            <text:p>309,930</text:p>
          </table:table-cell>
          <table:table-cell office:value-type="float" office:value="36114468.313510001" table:formula="of:=  IF(SUM([.F61:.F65])=0;&quot;-&quot;;SUM([.F61:.F65]))" table:style-name="ce21">
            <text:p>36,114,468</text:p>
          </table:table-cell>
          <table:table-cell office:value-type="float" office:value="288834.97473000002" table:formula="of:=  IF(IF(VALUE([.G5])&gt;=2010;SUM([.G61];[.G62];[.G63];[.G65]);SUM([.G61:.G65]))=0;&quot;-&quot;;IF(VALUE([.G5])&gt;=2010;SUM([.G61];[.G62];[.G63];[.G65]);SUM([.G61:.G65])))" table:style-name="ce21">
            <text:p>288,835</text:p>
          </table:table-cell>
          <table:table-cell office:value-type="float" office:value="33371584.579830002" table:formula="of:=  IF(SUM([.H61:.H65])=0;&quot;-&quot;;SUM([.H61:.H65]))" table:style-name="ce21">
            <text:p>33,371,585</text:p>
          </table:table-cell>
          <table:table-cell office:value-type="float" office:value="230036.04823000001" table:formula="of:=  IF(IF(VALUE([.I5])&gt;=2010;SUM([.I61];[.I62];[.I63];[.I65]);SUM([.I61:.I65]))=0;&quot;-&quot;;IF(VALUE([.I5])&gt;=2010;SUM([.I61];[.I62];[.I63];[.I65]);SUM([.I61:.I65])))" table:style-name="ce21">
            <text:p>230,036</text:p>
          </table:table-cell>
          <table:table-cell office:value-type="float" office:value="28327475.25011" table:formula="of:=  IF(SUM([.J61:.J65])=0;&quot;-&quot;;SUM([.J61:.J65]))" table:style-name="ce21">
            <text:p>28,327,475</text:p>
          </table:table-cell>
          <table:table-cell office:value-type="string" office:string-value="-" table:formula="of:=  IF(IF(VALUE([.K5])&gt;=2010;SUM([.K61];[.K62];[.K63];[.K65]);SUM([.K61:.K65]))=0;&quot;-&quot;;IF(VALUE([.K5])&gt;=2010;SUM([.K61];[.K62];[.K63];[.K65]);SUM([.K61:.K65])))" table:style-name="ce21">
            <text:p>-</text:p>
          </table:table-cell>
          <table:table-cell office:value-type="string" office:string-value="-" table:formula="of:=  IF(SUM([.L61:.L65])=0;&quot;-&quot;;SUM([.L61:.L65]))" table:style-name="ce21">
            <text:p>-</text:p>
          </table:table-cell>
          <table:table-cell office:value-type="string" office:string-value="-" table:formula="of:=  IF(IF(VALUE([.M5])&gt;=2010;SUM([.M61];[.M62];[.M63];[.M65]);SUM([.M61:.M65]))=0;&quot;-&quot;;IF(VALUE([.M5])&gt;=2010;SUM([.M61];[.M62];[.M63];[.M65]);SUM([.M61:.M65])))" table:style-name="ce21">
            <text:p>-</text:p>
          </table:table-cell>
          <table:table-cell office:value-type="string" office:string-value="-" table:formula="of:=  IF(SUM([.N61:.N65])=0;&quot;-&quot;;SUM([.N61:.N65]))" table:style-name="ce21">
            <text:p>-</text:p>
          </table:table-cell>
          <table:table-cell table:number-columns-repeated="16370"/>
        </table:table-row>
        <table:table-row table:style-name="ro3">
          <table:table-cell office:value-type="float" office:value="6001" table:style-name="ce22">
            <text:p>6001</text:p>
          </table:table-cell>
          <table:table-cell office:value-type="string" table:style-name="ce23">
            <text:p><text:s text:c="4"/>鹹水魚塭</text:p>
          </table:table-cell>
          <table:table-cell office:value-type="float" office:value="164452.15551000001" table:style-name="ce24">
            <text:p>164,452</text:p>
          </table:table-cell>
          <table:table-cell office:value-type="float" office:value="18361059.582029998" table:style-name="ce24">
            <text:p>18,361,060</text:p>
          </table:table-cell>
          <table:table-cell office:value-type="float" office:value="165109.19047999999" table:style-name="ce24">
            <text:p>165,109</text:p>
          </table:table-cell>
          <table:table-cell office:value-type="float" office:value="21182356.73635" table:style-name="ce24">
            <text:p>21,182,357</text:p>
          </table:table-cell>
          <table:table-cell office:value-type="float" office:value="155623.16234000001" table:style-name="ce24">
            <text:p>155,623</text:p>
          </table:table-cell>
          <table:table-cell office:value-type="float" office:value="18325948.2357" table:style-name="ce24">
            <text:p>18,325,948</text:p>
          </table:table-cell>
          <table:table-cell office:value-type="float" office:value="111128.28603" table:style-name="ce24">
            <text:p>111,128</text:p>
          </table:table-cell>
          <table:table-cell office:value-type="float" office:value="14346585.688589999" table:style-name="ce24">
            <text:p>14,346,586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2" table:style-name="ce22">
            <text:p>6002</text:p>
          </table:table-cell>
          <table:table-cell office:value-type="string" table:style-name="ce23">
            <text:p><text:s text:c="4"/>淡水魚塭</text:p>
          </table:table-cell>
          <table:table-cell office:value-type="float" office:value="152269.74718999999" table:style-name="ce24">
            <text:p>152,270</text:p>
          </table:table-cell>
          <table:table-cell office:value-type="float" office:value="14672288.8872" table:style-name="ce24">
            <text:p>14,672,289</text:p>
          </table:table-cell>
          <table:table-cell office:value-type="float" office:value="144190.53810999999" table:style-name="ce24">
            <text:p>144,191</text:p>
          </table:table-cell>
          <table:table-cell office:value-type="float" office:value="13754954.26816" table:style-name="ce24">
            <text:p>13,754,954</text:p>
          </table:table-cell>
          <table:table-cell office:value-type="float" office:value="132570.66339" table:style-name="ce24">
            <text:p>132,571</text:p>
          </table:table-cell>
          <table:table-cell office:value-type="float" office:value="13967321.04909" table:style-name="ce24">
            <text:p>13,967,321</text:p>
          </table:table-cell>
          <table:table-cell office:value-type="float" office:value="118404.24201" table:style-name="ce24">
            <text:p>118,404</text:p>
          </table:table-cell>
          <table:table-cell office:value-type="float" office:value="12934091.96455" table:style-name="ce24">
            <text:p>12,934,09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3" table:style-name="ce22">
            <text:p>6003</text:p>
          </table:table-cell>
          <table:table-cell office:value-type="string" table:style-name="ce23">
            <text:p><text:s text:c="4"/>箱網養殖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04" table:style-name="ce22">
            <text:p>6004</text:p>
          </table:table-cell>
          <table:table-cell office:value-type="string" table:style-name="ce23">
            <text:p><text:s text:c="4"/>觀賞魚養殖</text:p>
          </table:table-cell>
          <table:table-cell office:value-type="float" office:value="59694.756999999998" table:style-name="ce24">
            <text:p>59,695</text:p>
          </table:table-cell>
          <table:table-cell office:value-type="float" office:value="1178514.34876" table:style-name="ce24">
            <text:p>1,178,514</text:p>
          </table:table-cell>
          <table:table-cell office:value-type="float" office:value="60576.311000000002" table:style-name="ce24">
            <text:p>60,576</text:p>
          </table:table-cell>
          <table:table-cell office:value-type="float" office:value="1090680" table:style-name="ce24">
            <text:p>1,090,680</text:p>
          </table:table-cell>
          <table:table-cell office:value-type="float" office:value="50470.775000000001" table:style-name="ce24">
            <text:p>50,471</text:p>
          </table:table-cell>
          <table:table-cell office:value-type="float" office:value="958105" table:style-name="ce24">
            <text:p>958,105</text:p>
          </table:table-cell>
          <table:table-cell office:value-type="float" office:value="51064" table:style-name="ce24">
            <text:p>51,064</text:p>
          </table:table-cell>
          <table:table-cell office:value-type="float" office:value="994751.89997000003" table:style-name="ce24">
            <text:p>994,752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office:value-type="string" table:style-name="ce24">
            <text:p>-</text:p>
          </table:table-cell>
          <table:table-cell table:number-columns-repeated="16370"/>
        </table:table-row>
        <table:table-row table:style-name="ro3">
          <table:table-cell office:value-type="float" office:value="6099" table:style-name="ce25">
            <text:p>6099</text:p>
          </table:table-cell>
          <table:table-cell office:value-type="string" table:style-name="ce26">
            <text:p><text:s text:c="4"/>其他內陸養殖</text:p>
          </table:table-cell>
          <table:table-cell office:value-type="float" office:value="524.44899999999996" table:style-name="ce27">
            <text:p>524</text:p>
          </table:table-cell>
          <table:table-cell office:value-type="float" office:value="33074.150300000001" table:style-name="ce27">
            <text:p>33,074</text:p>
          </table:table-cell>
          <table:table-cell office:value-type="float" office:value="630.6" table:style-name="ce27">
            <text:p>631</text:p>
          </table:table-cell>
          <table:table-cell office:value-type="float" office:value="86477.308999999994" table:style-name="ce27">
            <text:p>86,477</text:p>
          </table:table-cell>
          <table:table-cell office:value-type="float" office:value="641.149" table:style-name="ce27">
            <text:p>641</text:p>
          </table:table-cell>
          <table:table-cell office:value-type="float" office:value="120210.29504" table:style-name="ce27">
            <text:p>120,210</text:p>
          </table:table-cell>
          <table:table-cell office:value-type="float" office:value="503.52019000000001" table:style-name="ce27">
            <text:p>504</text:p>
          </table:table-cell>
          <table:table-cell office:value-type="float" office:value="52045.697" table:style-name="ce27">
            <text:p>52,046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office:value-type="string" table:style-name="ce27">
            <text:p>-</text:p>
          </table:table-cell>
          <table:table-cell table:number-columns-repeated="16370"/>
        </table:table-row>
        <table:table-row table:number-rows-repeated="104851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in" fo:margin-bottom="0in" fo:margin-left="0.748031496062992in" fo:margin-right="0.748031496062992in" style:print-orientation="landscape" style:print-page-order="ttb" style:first-page-number="continue" style:scale-to="99%" style:table-centering="none" style:print="objects charts drawings"/>
      <style:header-style>
        <style:header-footer-properties fo:min-height="0in" fo:margin-left="0.748031496062992in" fo:margin-right="0.748031496062992in" fo:margin-bottom="0in"/>
      </style:header-style>
      <style:footer-style>
        <style:header-footer-properties fo:min-height="0in" fo:margin-left="0.748031496062992in" fo:margin-right="0.748031496062992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erry</meta:initial-creator>
    <dc:creator>李境超</dc:creator>
    <meta:creation-date>2013-03-24T07:35:52Z</meta:creation-date>
    <dc:date>2018-02-22T03:04:35Z</dc:date>
    <meta:print-date>2018-02-22T03:04:07Z</meta:print-date>
  </office:meta>
</office:document-meta>
</file>